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41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75.2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6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" style:family="table-cell" style:parent-style-name="Default" style:data-style-name="N2">
      <style:table-cell-properties style:vertical-align="middl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2">
      <style:text-properties style:font-name="Liberation Sans" style:font-name-asian="Arial Unicode MS" style:font-name-complex="Arial Unicode MS"/>
    </style:style>
    <style:style style:name="ce7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a_layout_2017_11_02-13_42_52" table:style-name="ta1">
        <table:shapes>
          <draw:frame draw:z-index="0" draw:style-name="gr1" draw:text-style-name="P1" svg:width="468pt" svg:height="324pt" svg:x="1071.89pt" svg:y="56.78pt">
            <loext:p/>
            <draw:object draw:notify-on-update-of-ranges="'ga_layout_2017_11_02-13_42_52'.L2:'ga_layout_2017_11_02-13_42_52'.L51 'ga_layout_2017_11_02-13_42_52'.M1:'ga_layout_2017_11_02-13_42_52'.M1 'ga_layout_2017_11_02-13_42_52'.M2:'ga_layout_2017_11_02-13_42_52'.M51 'ga_layout_2017_11_02-13_42_52'.L2:'ga_layout_2017_11_02-13_42_52'.L51 'ga_layout_2017_11_02-13_42_52'.N1:'ga_layout_2017_11_02-13_42_52'.N1 'ga_layout_2017_11_02-13_42_52'.N2:'ga_layout_2017_11_02-13_42_52'.N51 'ga_layout_2017_11_02-13_42_52'.L2:'ga_layout_2017_11_02-13_42_52'.L51 'ga_layout_2017_11_02-13_42_52'.O1:'ga_layout_2017_11_02-13_42_52'.O1 'ga_layout_2017_11_02-13_42_52'.O2:'ga_layout_2017_11_02-13_42_52'.O5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ce1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entify</text:p>
          </table:table-cell>
          <table:table-cell office:value-type="string" calcext:value-type="string">
            <text:p>generation</text:p>
          </table:table-cell>
          <table:table-cell table:style-name="Default" office:value-type="string" calcext:value-type="string">
            <text:p>rawMin</text:p>
          </table:table-cell>
          <table:table-cell table:style-name="Default" office:value-type="string" calcext:value-type="string">
            <text:p>rawAve</text:p>
          </table:table-cell>
          <table:table-cell table:style-name="Default" office:value-type="string" calcext:value-type="string">
            <text:p>rawMax</text:p>
          </table:table-cell>
          <table:table-cell table:style-name="Default" office:value-type="string" calcext:value-type="string">
            <text:p>rawDev</text:p>
          </table:table-cell>
          <table:table-cell table:style-name="Default" office:value-type="string" calcext:value-type="string">
            <text:p>rawVar</text:p>
          </table:table-cell>
          <table:table-cell table:style-name="Default" office:value-type="string" calcext:value-type="string">
            <text:p>fitMin</text:p>
          </table:table-cell>
          <table:table-cell table:style-name="Default" office:value-type="string" calcext:value-type="string">
            <text:p>fitAve</text:p>
          </table:table-cell>
          <table:table-cell table:style-name="Default" office:value-type="string" calcext:value-type="string">
            <text:p>fitMax</text:p>
          </table:table-cell>
          <table:table-cell/>
          <table:table-cell office:value-type="string" calcext:value-type="string">
            <text:p>Generación</text:p>
          </table:table-cell>
          <table:table-cell office:value-type="string" calcext:value-type="string">
            <text:p>Mínimo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áxim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0" calcext:value-type="float">
            <text:p>0</text:p>
          </table:table-cell>
          <table:table-cell office:value-type="float" office:value="1271.47766421189" calcext:value-type="float">
            <text:p>1271.48</text:p>
          </table:table-cell>
          <table:table-cell office:value-type="float" office:value="35537.9647296051" calcext:value-type="float">
            <text:p>35537.96</text:p>
          </table:table-cell>
          <table:table-cell office:value-type="float" office:value="60683.7661840736" calcext:value-type="float">
            <text:p>60683.77</text:p>
          </table:table-cell>
          <table:table-cell office:value-type="float" office:value="12339.1245860612" calcext:value-type="float">
            <text:p>12339.12</text:p>
          </table:table-cell>
          <table:table-cell office:value-type="float" office:value="152253995.550341" calcext:value-type="float">
            <text:p>152253995.55</text:p>
          </table:table-cell>
          <table:table-cell office:value-type="float" office:value="25852.3620579828" calcext:value-type="float">
            <text:p>25852.36</text:p>
          </table:table-cell>
          <table:table-cell office:value-type="float" office:value="35537.9647296051" calcext:value-type="float">
            <text:p>35537.96</text:p>
          </table:table-cell>
          <table:table-cell office:value-type="float" office:value="42645.5576755261" calcext:value-type="float">
            <text:p>42645.5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MIN([.C2];[.C52];[.C102];[.C152];[.C202];[.C252];[.C302];[.C352];[.C402];[.C452];[.C502];[.C552];[.C602];[.C652];[.C702];[.C752];[.C802];[.C852];[.C902];[.C952])" office:value-type="float" office:value="982.842712474619" calcext:value-type="float">
            <text:p>982.84</text:p>
          </table:table-cell>
          <table:table-cell table:style-name="ce1" table:formula="of:=AVERAGE([.D2];[.D52];[.D102];[.D152];[.D202];[.D252];[.D302];[.D352];[.D402];[.D452];[.D502];[.D552];[.D602];[.D652];[.D702];[.D752];[.D802];[.D852];[.D902];[.D952])" office:value-type="float" office:value="34607.8111018126" calcext:value-type="float">
            <text:p>34607.81</text:p>
          </table:table-cell>
          <table:table-cell table:style-name="ce1" table:formula="of:=MAX([.E2];[.E52];[.E102];[.E152];[.E202];[.E252];[.E302];[.E352];[.E402];[.E452];[.E502];[.E552];[.E602];[.E652];[.E702];[.E752];[.E802];[.E852];[.E902];[.E952])" office:value-type="float" office:value="70175.4905244242" calcext:value-type="float">
            <text:p>70175.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1" calcext:value-type="float">
            <text:p>1</text:p>
          </table:table-cell>
          <table:table-cell office:value-type="float" office:value="1271.47766421189" calcext:value-type="float">
            <text:p>1271.48</text:p>
          </table:table-cell>
          <table:table-cell office:value-type="float" office:value="32010.372933036" calcext:value-type="float">
            <text:p>32010.37</text:p>
          </table:table-cell>
          <table:table-cell office:value-type="float" office:value="66246.0720828226" calcext:value-type="float">
            <text:p>66246.07</text:p>
          </table:table-cell>
          <table:table-cell office:value-type="float" office:value="14431.2160345103" calcext:value-type="float">
            <text:p>14431.22</text:p>
          </table:table-cell>
          <table:table-cell office:value-type="float" office:value="208259996.234707" calcext:value-type="float">
            <text:p>208259996.23</text:p>
          </table:table-cell>
          <table:table-cell office:value-type="float" office:value="26262.2005542591" calcext:value-type="float">
            <text:p>26262.20</text:p>
          </table:table-cell>
          <table:table-cell office:value-type="float" office:value="32010.372933036" calcext:value-type="float">
            <text:p>32010.37</text:p>
          </table:table-cell>
          <table:table-cell office:value-type="float" office:value="38412.4475196432" calcext:value-type="float">
            <text:p>38412.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MIN([.C3];[.C53];[.C103];[.C153];[.C203];[.C253];[.C303];[.C353];[.C403];[.C453];[.C503];[.C553];[.C603];[.C653];[.C703];[.C753];[.C803];[.C853];[.C903];[.C953])" office:value-type="float" office:value="982.842712474619" calcext:value-type="float">
            <text:p>982.84</text:p>
          </table:table-cell>
          <table:table-cell table:style-name="ce1" table:formula="of:=AVERAGE([.D3];[.D53];[.D103];[.D153];[.D203];[.D253];[.D303];[.D353];[.D403];[.D453];[.D503];[.D553];[.D603];[.D653];[.D703];[.D753];[.D803];[.D853];[.D903];[.D953])" office:value-type="float" office:value="32776.6971071883" calcext:value-type="float">
            <text:p>32776.70</text:p>
          </table:table-cell>
          <table:table-cell table:style-name="ce1" table:formula="of:=MAX([.E3];[.E53];[.E103];[.E153];[.E203];[.E253];[.E303];[.E353];[.E403];[.E453];[.E503];[.E553];[.E603];[.E653];[.E703];[.E753];[.E803];[.E853];[.E903];[.E953])" office:value-type="float" office:value="70977.1456563541" calcext:value-type="float">
            <text:p>70977.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2" calcext:value-type="float">
            <text:p>2</text:p>
          </table:table-cell>
          <table:table-cell office:value-type="float" office:value="1230.05630797458" calcext:value-type="float">
            <text:p>1230.06</text:p>
          </table:table-cell>
          <table:table-cell office:value-type="float" office:value="31777.7686505442" calcext:value-type="float">
            <text:p>31777.77</text:p>
          </table:table-cell>
          <table:table-cell office:value-type="float" office:value="59852.533858856" calcext:value-type="float">
            <text:p>59852.53</text:p>
          </table:table-cell>
          <table:table-cell office:value-type="float" office:value="14633.3725600849" calcext:value-type="float">
            <text:p>14633.37</text:p>
          </table:table-cell>
          <table:table-cell office:value-type="float" office:value="214135592.482246" calcext:value-type="float">
            <text:p>214135592.48</text:p>
          </table:table-cell>
          <table:table-cell office:value-type="float" office:value="24862.3901715238" calcext:value-type="float">
            <text:p>24862.39</text:p>
          </table:table-cell>
          <table:table-cell office:value-type="float" office:value="31777.7686505442" calcext:value-type="float">
            <text:p>31777.77</text:p>
          </table:table-cell>
          <table:table-cell office:value-type="float" office:value="38133.322380653" calcext:value-type="float">
            <text:p>38133.32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MIN([.C4];[.C54];[.C104];[.C154];[.C204];[.C254];[.C304];[.C354];[.C404];[.C454];[.C504];[.C554];[.C604];[.C654];[.C704];[.C754];[.C804];[.C854];[.C904];[.C954])" office:value-type="float" office:value="923.606797749979" calcext:value-type="float">
            <text:p>923.61</text:p>
          </table:table-cell>
          <table:table-cell table:style-name="ce1" table:formula="of:=AVERAGE([.D4];[.D54];[.D104];[.D154];[.D204];[.D254];[.D304];[.D354];[.D404];[.D454];[.D504];[.D554];[.D604];[.D654];[.D704];[.D754];[.D804];[.D854];[.D904];[.D954])" office:value-type="float" office:value="31650.5843384285" calcext:value-type="float">
            <text:p>31650.58</text:p>
          </table:table-cell>
          <table:table-cell table:style-name="ce1" table:formula="of:=MAX([.E4];[.E54];[.E104];[.E154];[.E204];[.E254];[.E304];[.E354];[.E404];[.E454];[.E504];[.E554];[.E604];[.E654];[.E704];[.E754];[.E804];[.E854];[.E904];[.E954])" office:value-type="float" office:value="69142.7618189629" calcext:value-type="float">
            <text:p>69142.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3" calcext:value-type="float">
            <text:p>3</text:p>
          </table:table-cell>
          <table:table-cell office:value-type="float" office:value="1230.05630797458" calcext:value-type="float">
            <text:p>1230.06</text:p>
          </table:table-cell>
          <table:table-cell office:value-type="float" office:value="31540.854620969" calcext:value-type="float">
            <text:p>31540.85</text:p>
          </table:table-cell>
          <table:table-cell office:value-type="float" office:value="59117.0869774594" calcext:value-type="float">
            <text:p>59117.09</text:p>
          </table:table-cell>
          <table:table-cell office:value-type="float" office:value="13238.8245872833" calcext:value-type="float">
            <text:p>13238.82</text:p>
          </table:table-cell>
          <table:table-cell office:value-type="float" office:value="175266476.452858" calcext:value-type="float">
            <text:p>175266476.45</text:p>
          </table:table-cell>
          <table:table-cell office:value-type="float" office:value="24607.141047072" calcext:value-type="float">
            <text:p>24607.14</text:p>
          </table:table-cell>
          <table:table-cell office:value-type="float" office:value="31540.8546209689" calcext:value-type="float">
            <text:p>31540.85</text:p>
          </table:table-cell>
          <table:table-cell office:value-type="float" office:value="37849.0255451627" calcext:value-type="float">
            <text:p>37849.03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table:formula="of:=MIN([.C5];[.C55];[.C105];[.C155];[.C205];[.C255];[.C305];[.C355];[.C405];[.C455];[.C505];[.C555];[.C605];[.C655];[.C705];[.C755];[.C805];[.C855];[.C905];[.C955])" office:value-type="float" office:value="923.606797749979" calcext:value-type="float">
            <text:p>923.61</text:p>
          </table:table-cell>
          <table:table-cell table:style-name="ce1" table:formula="of:=AVERAGE([.D5];[.D55];[.D105];[.D155];[.D205];[.D255];[.D305];[.D355];[.D405];[.D455];[.D505];[.D555];[.D605];[.D655];[.D705];[.D755];[.D805];[.D855];[.D905];[.D955])" office:value-type="float" office:value="31350.567314109" calcext:value-type="float">
            <text:p>31350.57</text:p>
          </table:table-cell>
          <table:table-cell table:style-name="ce1" table:formula="of:=MAX([.E5];[.E55];[.E105];[.E155];[.E205];[.E255];[.E305];[.E355];[.E405];[.E455];[.E505];[.E555];[.E605];[.E655];[.E705];[.E755];[.E805];[.E855];[.E905];[.E955])" office:value-type="float" office:value="65444.4169508928" calcext:value-type="float">
            <text:p>65444.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4" calcext:value-type="float">
            <text:p>4</text:p>
          </table:table-cell>
          <table:table-cell office:value-type="float" office:value="1230.05630797458" calcext:value-type="float">
            <text:p>1230.06</text:p>
          </table:table-cell>
          <table:table-cell office:value-type="float" office:value="30755.4124661666" calcext:value-type="float">
            <text:p>30755.41</text:p>
          </table:table-cell>
          <table:table-cell office:value-type="float" office:value="54532.3086269577" calcext:value-type="float">
            <text:p>54532.31</text:p>
          </table:table-cell>
          <table:table-cell office:value-type="float" office:value="12249.3347411343" calcext:value-type="float">
            <text:p>12249.33</text:p>
          </table:table-cell>
          <table:table-cell office:value-type="float" office:value="150046201.600359" calcext:value-type="float">
            <text:p>150046201.60</text:p>
          </table:table-cell>
          <table:table-cell office:value-type="float" office:value="23117.2035030211" calcext:value-type="float">
            <text:p>23117.20</text:p>
          </table:table-cell>
          <table:table-cell office:value-type="float" office:value="30755.4124661666" calcext:value-type="float">
            <text:p>30755.41</text:p>
          </table:table-cell>
          <table:table-cell office:value-type="float" office:value="36906.4949593999" calcext:value-type="float">
            <text:p>36906.49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table:formula="of:=MIN([.C6];[.C56];[.C106];[.C156];[.C206];[.C256];[.C306];[.C356];[.C406];[.C456];[.C506];[.C556];[.C606];[.C656];[.C706];[.C756];[.C806];[.C856];[.C906];[.C956])" office:value-type="float" office:value="923.606797749979" calcext:value-type="float">
            <text:p>923.61</text:p>
          </table:table-cell>
          <table:table-cell table:style-name="ce1" table:formula="of:=AVERAGE([.D6];[.D56];[.D106];[.D156];[.D206];[.D256];[.D306];[.D356];[.D406];[.D456];[.D506];[.D556];[.D606];[.D656];[.D706];[.D756];[.D806];[.D856];[.D906];[.D956])" office:value-type="float" office:value="30183.6350771477" calcext:value-type="float">
            <text:p>30183.64</text:p>
          </table:table-cell>
          <table:table-cell table:style-name="ce1" table:formula="of:=MAX([.E6];[.E56];[.E106];[.E156];[.E206];[.E256];[.E306];[.E356];[.E406];[.E456];[.E506];[.E556];[.E606];[.E656];[.E706];[.E756];[.E806];[.E856];[.E906];[.E956])" office:value-type="float" office:value="71808.3779815717" calcext:value-type="float">
            <text:p>71808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5" calcext:value-type="float">
            <text:p>5</text:p>
          </table:table-cell>
          <table:table-cell office:value-type="float" office:value="1230.05630797458" calcext:value-type="float">
            <text:p>1230.06</text:p>
          </table:table-cell>
          <table:table-cell office:value-type="float" office:value="33282.0430434694" calcext:value-type="float">
            <text:p>33282.04</text:p>
          </table:table-cell>
          <table:table-cell office:value-type="float" office:value="69113.1846256751" calcext:value-type="float">
            <text:p>69113.18</text:p>
          </table:table-cell>
          <table:table-cell office:value-type="float" office:value="12812.6804567635" calcext:value-type="float">
            <text:p>12812.68</text:p>
          </table:table-cell>
          <table:table-cell office:value-type="float" office:value="164164780.487129" calcext:value-type="float">
            <text:p>164164780.49</text:p>
          </table:table-cell>
          <table:table-cell office:value-type="float" office:value="27327.6940885971" calcext:value-type="float">
            <text:p>27327.69</text:p>
          </table:table-cell>
          <table:table-cell office:value-type="float" office:value="33282.0430434694" calcext:value-type="float">
            <text:p>33282.04</text:p>
          </table:table-cell>
          <table:table-cell office:value-type="float" office:value="39938.4516521633" calcext:value-type="float">
            <text:p>39938.45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table:formula="of:=MIN([.C7];[.C57];[.C107];[.C157];[.C207];[.C257];[.C307];[.C357];[.C407];[.C457];[.C507];[.C557];[.C607];[.C657];[.C707];[.C757];[.C807];[.C857];[.C907];[.C957])" office:value-type="float" office:value="923.606797749979" calcext:value-type="float">
            <text:p>923.61</text:p>
          </table:table-cell>
          <table:table-cell table:style-name="ce1" table:formula="of:=AVERAGE([.D7];[.D57];[.D107];[.D157];[.D207];[.D257];[.D307];[.D357];[.D407];[.D457];[.D507];[.D557];[.D607];[.D657];[.D707];[.D757];[.D807];[.D857];[.D907];[.D957])" office:value-type="float" office:value="29816.9583734231" calcext:value-type="float">
            <text:p>29816.96</text:p>
          </table:table-cell>
          <table:table-cell table:style-name="ce1" table:formula="of:=MAX([.E7];[.E57];[.E107];[.E157];[.E207];[.E257];[.E307];[.E357];[.E407];[.E457];[.E507];[.E557];[.E607];[.E657];[.E707];[.E757];[.E807];[.E857];[.E907];[.E957])" office:value-type="float" office:value="69113.1846256751" calcext:value-type="float">
            <text:p>69113.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6" calcext:value-type="float">
            <text:p>6</text:p>
          </table:table-cell>
          <table:table-cell office:value-type="float" office:value="1230.05630797458" calcext:value-type="float">
            <text:p>1230.06</text:p>
          </table:table-cell>
          <table:table-cell office:value-type="float" office:value="31725.0438080386" calcext:value-type="float">
            <text:p>31725.04</text:p>
          </table:table-cell>
          <table:table-cell office:value-type="float" office:value="62266.3416481856" calcext:value-type="float">
            <text:p>62266.34</text:p>
          </table:table-cell>
          <table:table-cell office:value-type="float" office:value="13918.7142906324" calcext:value-type="float">
            <text:p>13918.71</text:p>
          </table:table-cell>
          <table:table-cell office:value-type="float" office:value="193730607.504255" calcext:value-type="float">
            <text:p>193730607.50</text:p>
          </table:table-cell>
          <table:table-cell office:value-type="float" office:value="25389.6561016695" calcext:value-type="float">
            <text:p>25389.66</text:p>
          </table:table-cell>
          <table:table-cell office:value-type="float" office:value="31725.0438080386" calcext:value-type="float">
            <text:p>31725.04</text:p>
          </table:table-cell>
          <table:table-cell office:value-type="float" office:value="38070.0525696464" calcext:value-type="float">
            <text:p>38070.05</text:p>
          </table:table-cell>
          <table:table-cell/>
          <table:table-cell office:value-type="float" office:value="7" calcext:value-type="float">
            <text:p>7</text:p>
          </table:table-cell>
          <table:table-cell table:style-name="ce1" table:formula="of:=MIN([.C8];[.C58];[.C108];[.C158];[.C208];[.C258];[.C308];[.C358];[.C408];[.C458];[.C508];[.C558];[.C608];[.C658];[.C708];[.C758];[.C808];[.C858];[.C908];[.C958])" office:value-type="float" office:value="841.42135623731" calcext:value-type="float">
            <text:p>841.42</text:p>
          </table:table-cell>
          <table:table-cell table:style-name="ce1" table:formula="of:=AVERAGE([.D8];[.D58];[.D108];[.D158];[.D208];[.D258];[.D308];[.D358];[.D408];[.D458];[.D508];[.D558];[.D608];[.D658];[.D708];[.D758];[.D808];[.D858];[.D908];[.D958])" office:value-type="float" office:value="29155.5361648316" calcext:value-type="float">
            <text:p>29155.54</text:p>
          </table:table-cell>
          <table:table-cell table:style-name="ce1" table:formula="of:=MAX([.E8];[.E58];[.E108];[.E158];[.E208];[.E258];[.E308];[.E358];[.E408];[.E458];[.E508];[.E558];[.E608];[.E658];[.E708];[.E758];[.E808];[.E858];[.E908];[.E958])" office:value-type="float" office:value="69142.7618189629" calcext:value-type="float">
            <text:p>69142.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7" calcext:value-type="float">
            <text:p>7</text:p>
          </table:table-cell>
          <table:table-cell office:value-type="float" office:value="1230.05630797458" calcext:value-type="float">
            <text:p>1230.06</text:p>
          </table:table-cell>
          <table:table-cell office:value-type="float" office:value="27813.4765213033" calcext:value-type="float">
            <text:p>27813.48</text:p>
          </table:table-cell>
          <table:table-cell office:value-type="float" office:value="53068.5028633296" calcext:value-type="float">
            <text:p>53068.50</text:p>
          </table:table-cell>
          <table:table-cell office:value-type="float" office:value="14260.8826306111" calcext:value-type="float">
            <text:p>14260.88</text:p>
          </table:table-cell>
          <table:table-cell office:value-type="float" office:value="203372773.404066" calcext:value-type="float">
            <text:p>203372773.40</text:p>
          </table:table-cell>
          <table:table-cell office:value-type="float" office:value="21958.1879625345" calcext:value-type="float">
            <text:p>21958.19</text:p>
          </table:table-cell>
          <table:table-cell office:value-type="float" office:value="27813.4765213033" calcext:value-type="float">
            <text:p>27813.48</text:p>
          </table:table-cell>
          <table:table-cell office:value-type="float" office:value="33376.1718255639" calcext:value-type="float">
            <text:p>33376.17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table:formula="of:=MIN([.C9];[.C59];[.C109];[.C159];[.C209];[.C259];[.C309];[.C359];[.C409];[.C459];[.C509];[.C559];[.C609];[.C659];[.C709];[.C759];[.C809];[.C859];[.C909];[.C959])" office:value-type="float" office:value="841.42135623731" calcext:value-type="float">
            <text:p>841.42</text:p>
          </table:table-cell>
          <table:table-cell table:style-name="ce1" table:formula="of:=AVERAGE([.D9];[.D59];[.D109];[.D159];[.D209];[.D259];[.D309];[.D359];[.D409];[.D459];[.D509];[.D559];[.D609];[.D659];[.D709];[.D759];[.D809];[.D859];[.D909];[.D959])" office:value-type="float" office:value="28246.6930572726" calcext:value-type="float">
            <text:p>28246.69</text:p>
          </table:table-cell>
          <table:table-cell table:style-name="ce1" table:formula="of:=MAX([.E9];[.E59];[.E109];[.E159];[.E209];[.E259];[.E309];[.E359];[.E409];[.E459];[.E509];[.E559];[.E609];[.E659];[.E709];[.E759];[.E809];[.E859];[.E909];[.E959])" office:value-type="float" office:value="63907.442244164" calcext:value-type="float">
            <text:p>63907.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8" calcext:value-type="float">
            <text:p>8</text:p>
          </table:table-cell>
          <table:table-cell office:value-type="float" office:value="1230.05630797458" calcext:value-type="float">
            <text:p>1230.06</text:p>
          </table:table-cell>
          <table:table-cell office:value-type="float" office:value="26720.923488207" calcext:value-type="float">
            <text:p>26720.92</text:p>
          </table:table-cell>
          <table:table-cell office:value-type="float" office:value="54677.2077799143" calcext:value-type="float">
            <text:p>54677.21</text:p>
          </table:table-cell>
          <table:table-cell office:value-type="float" office:value="13726.1250597763" calcext:value-type="float">
            <text:p>13726.13</text:p>
          </table:table-cell>
          <table:table-cell office:value-type="float" office:value="188406509.156619" calcext:value-type="float">
            <text:p>188406509.16</text:p>
          </table:table-cell>
          <table:table-cell office:value-type="float" office:value="21848.0333396898" calcext:value-type="float">
            <text:p>21848.03</text:p>
          </table:table-cell>
          <table:table-cell office:value-type="float" office:value="26720.923488207" calcext:value-type="float">
            <text:p>26720.92</text:p>
          </table:table-cell>
          <table:table-cell office:value-type="float" office:value="32065.1081858484" calcext:value-type="float">
            <text:p>32065.11</text:p>
          </table:table-cell>
          <table:table-cell/>
          <table:table-cell office:value-type="float" office:value="9" calcext:value-type="float">
            <text:p>9</text:p>
          </table:table-cell>
          <table:table-cell table:style-name="ce1" table:formula="of:=MIN([.C10];[.C60];[.C110];[.C160];[.C210];[.C260];[.C310];[.C360];[.C410];[.C460];[.C510];[.C560];[.C610];[.C660];[.C710];[.C760];[.C810];[.C860];[.C910];[.C960])" office:value-type="float" office:value="800" calcext:value-type="float">
            <text:p>800.00</text:p>
          </table:table-cell>
          <table:table-cell table:style-name="ce1" table:formula="of:=AVERAGE([.D10];[.D60];[.D110];[.D160];[.D210];[.D260];[.D310];[.D360];[.D410];[.D460];[.D510];[.D560];[.D610];[.D660];[.D710];[.D760];[.D810];[.D860];[.D910];[.D960])" office:value-type="float" office:value="27763.7704720427" calcext:value-type="float">
            <text:p>27763.77</text:p>
          </table:table-cell>
          <table:table-cell table:style-name="ce1" table:formula="of:=MAX([.E10];[.E60];[.E110];[.E160];[.E210];[.E260];[.E310];[.E360];[.E410];[.E460];[.E510];[.E560];[.E610];[.E660];[.E710];[.E760];[.E810];[.E860];[.E910];[.E960])" office:value-type="float" office:value="68341.106687033" calcext:value-type="float">
            <text:p>68341.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9" calcext:value-type="float">
            <text:p>9</text:p>
          </table:table-cell>
          <table:table-cell office:value-type="float" office:value="1230.05630797458" calcext:value-type="float">
            <text:p>1230.06</text:p>
          </table:table-cell>
          <table:table-cell office:value-type="float" office:value="25426.6391656893" calcext:value-type="float">
            <text:p>25426.64</text:p>
          </table:table-cell>
          <table:table-cell office:value-type="float" office:value="55763.1204764133" calcext:value-type="float">
            <text:p>55763.12</text:p>
          </table:table-cell>
          <table:table-cell office:value-type="float" office:value="13992.9210412469" calcext:value-type="float">
            <text:p>13992.92</text:p>
          </table:table-cell>
          <table:table-cell office:value-type="float" office:value="195801839.266569" calcext:value-type="float">
            <text:p>195801839.27</text:p>
          </table:table-cell>
          <table:table-cell office:value-type="float" office:value="21370.5472606052" calcext:value-type="float">
            <text:p>21370.55</text:p>
          </table:table-cell>
          <table:table-cell office:value-type="float" office:value="25426.6391656893" calcext:value-type="float">
            <text:p>25426.64</text:p>
          </table:table-cell>
          <table:table-cell office:value-type="float" office:value="30511.9669988271" calcext:value-type="float">
            <text:p>30511.97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" table:formula="of:=MIN([.C11];[.C61];[.C111];[.C161];[.C211];[.C261];[.C311];[.C361];[.C411];[.C461];[.C511];[.C561];[.C611];[.C661];[.C711];[.C761];[.C811];[.C861];[.C911];[.C961])" office:value-type="float" office:value="800" calcext:value-type="float">
            <text:p>800.00</text:p>
          </table:table-cell>
          <table:table-cell table:style-name="ce1" table:formula="of:=AVERAGE([.D11];[.D61];[.D111];[.D161];[.D211];[.D261];[.D311];[.D361];[.D411];[.D461];[.D511];[.D561];[.D611];[.D661];[.D711];[.D761];[.D811];[.D861];[.D911];[.D961])" office:value-type="float" office:value="27226.5994892832" calcext:value-type="float">
            <text:p>27226.60</text:p>
          </table:table-cell>
          <table:table-cell table:style-name="ce1" table:formula="of:=MAX([.E11];[.E61];[.E111];[.E161];[.E211];[.E261];[.E311];[.E361];[.E411];[.E461];[.E511];[.E561];[.E611];[.E661];[.E711];[.E761];[.E811];[.E861];[.E911];[.E961])" office:value-type="float" office:value="68370.6838803207" calcext:value-type="float">
            <text:p>68370.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10" calcext:value-type="float">
            <text:p>10</text:p>
          </table:table-cell>
          <table:table-cell office:value-type="float" office:value="1230.05630797458" calcext:value-type="float">
            <text:p>1230.06</text:p>
          </table:table-cell>
          <table:table-cell office:value-type="float" office:value="25964.7295530609" calcext:value-type="float">
            <text:p>25964.73</text:p>
          </table:table-cell>
          <table:table-cell office:value-type="float" office:value="53518.1500214648" calcext:value-type="float">
            <text:p>53518.15</text:p>
          </table:table-cell>
          <table:table-cell office:value-type="float" office:value="13540.507129687" calcext:value-type="float">
            <text:p>13540.51</text:p>
          </table:table-cell>
          <table:table-cell office:value-type="float" office:value="183345333.329105" calcext:value-type="float">
            <text:p>183345333.33</text:p>
          </table:table-cell>
          <table:table-cell office:value-type="float" office:value="21303.0280984016" calcext:value-type="float">
            <text:p>21303.03</text:p>
          </table:table-cell>
          <table:table-cell office:value-type="float" office:value="25964.7295530609" calcext:value-type="float">
            <text:p>25964.73</text:p>
          </table:table-cell>
          <table:table-cell office:value-type="float" office:value="31157.6754636731" calcext:value-type="float">
            <text:p>31157.68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" table:formula="of:=MIN([.C12];[.C62];[.C112];[.C162];[.C212];[.C262];[.C312];[.C362];[.C412];[.C462];[.C512];[.C562];[.C612];[.C662];[.C712];[.C762];[.C812];[.C862];[.C912];[.C962])" office:value-type="float" office:value="800" calcext:value-type="float">
            <text:p>800.00</text:p>
          </table:table-cell>
          <table:table-cell table:style-name="ce1" table:formula="of:=AVERAGE([.D12];[.D62];[.D112];[.D162];[.D212];[.D262];[.D312];[.D362];[.D412];[.D462];[.D512];[.D562];[.D612];[.D662];[.D712];[.D762];[.D812];[.D862];[.D912];[.D962])" office:value-type="float" office:value="26764.7639364362" calcext:value-type="float">
            <text:p>26764.76</text:p>
          </table:table-cell>
          <table:table-cell table:style-name="ce1" table:formula="of:=MAX([.E12];[.E62];[.E112];[.E162];[.E212];[.E262];[.E312];[.E362];[.E412];[.E462];[.E512];[.E562];[.E612];[.E662];[.E712];[.E762];[.E812];[.E862];[.E912];[.E962])" office:value-type="float" office:value="66216.4948895349" calcext:value-type="float">
            <text:p>66216.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11" calcext:value-type="float">
            <text:p>11</text:p>
          </table:table-cell>
          <table:table-cell office:value-type="float" office:value="1106.4495102246" calcext:value-type="float">
            <text:p>1106.45</text:p>
          </table:table-cell>
          <table:table-cell office:value-type="float" office:value="26628.4938179568" calcext:value-type="float">
            <text:p>26628.49</text:p>
          </table:table-cell>
          <table:table-cell office:value-type="float" office:value="53518.1500214648" calcext:value-type="float">
            <text:p>53518.15</text:p>
          </table:table-cell>
          <table:table-cell office:value-type="float" office:value="14131.7641234611" calcext:value-type="float">
            <text:p>14131.76</text:p>
          </table:table-cell>
          <table:table-cell office:value-type="float" office:value="199706757.241142" calcext:value-type="float">
            <text:p>199706757.24</text:p>
          </table:table-cell>
          <table:table-cell office:value-type="float" office:value="21573.6608820012" calcext:value-type="float">
            <text:p>21573.66</text:p>
          </table:table-cell>
          <table:table-cell office:value-type="float" office:value="26628.4938179567" calcext:value-type="float">
            <text:p>26628.49</text:p>
          </table:table-cell>
          <table:table-cell office:value-type="float" office:value="31954.1925815481" calcext:value-type="float">
            <text:p>31954.19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" table:formula="of:=MIN([.C13];[.C63];[.C113];[.C163];[.C213];[.C263];[.C313];[.C363];[.C413];[.C463];[.C513];[.C563];[.C613];[.C663];[.C713];[.C763];[.C813];[.C863];[.C913];[.C963])" office:value-type="float" office:value="800" calcext:value-type="float">
            <text:p>800.00</text:p>
          </table:table-cell>
          <table:table-cell table:style-name="ce1" table:formula="of:=AVERAGE([.D13];[.D63];[.D113];[.D163];[.D213];[.D263];[.D313];[.D363];[.D413];[.D463];[.D513];[.D563];[.D613];[.D663];[.D713];[.D763];[.D813];[.D863];[.D913];[.D963])" office:value-type="float" office:value="26361.5747913338" calcext:value-type="float">
            <text:p>26361.57</text:p>
          </table:table-cell>
          <table:table-cell table:style-name="ce1" table:formula="of:=MAX([.E13];[.E63];[.E113];[.E163];[.E213];[.E263];[.E313];[.E363];[.E413];[.E463];[.E513];[.E563];[.E613];[.E663];[.E713];[.E763];[.E813];[.E863];[.E913];[.E963])" office:value-type="float" office:value="62518.1500214648" calcext:value-type="float">
            <text:p>62518.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12" calcext:value-type="float">
            <text:p>12</text:p>
          </table:table-cell>
          <table:table-cell office:value-type="float" office:value="1106.4495102246" calcext:value-type="float">
            <text:p>1106.45</text:p>
          </table:table-cell>
          <table:table-cell office:value-type="float" office:value="29637.7440577083" calcext:value-type="float">
            <text:p>29637.74</text:p>
          </table:table-cell>
          <table:table-cell office:value-type="float" office:value="56582.5901668305" calcext:value-type="float">
            <text:p>56582.59</text:p>
          </table:table-cell>
          <table:table-cell office:value-type="float" office:value="13827.8192991259" calcext:value-type="float">
            <text:p>13827.82</text:p>
          </table:table-cell>
          <table:table-cell office:value-type="float" office:value="191208586.569278" calcext:value-type="float">
            <text:p>191208586.57</text:p>
          </table:table-cell>
          <table:table-cell office:value-type="float" office:value="23361.1952735078" calcext:value-type="float">
            <text:p>23361.20</text:p>
          </table:table-cell>
          <table:table-cell office:value-type="float" office:value="29637.7440577083" calcext:value-type="float">
            <text:p>29637.74</text:p>
          </table:table-cell>
          <table:table-cell office:value-type="float" office:value="35565.29286925" calcext:value-type="float">
            <text:p>35565.29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" table:formula="of:=MIN([.C14];[.C64];[.C114];[.C164];[.C214];[.C264];[.C314];[.C364];[.C414];[.C464];[.C514];[.C564];[.C614];[.C664];[.C714];[.C764];[.C814];[.C864];[.C914];[.C964])" office:value-type="float" office:value="800" calcext:value-type="float">
            <text:p>800.00</text:p>
          </table:table-cell>
          <table:table-cell table:style-name="ce1" table:formula="of:=AVERAGE([.D14];[.D64];[.D114];[.D164];[.D214];[.D264];[.D314];[.D364];[.D414];[.D464];[.D514];[.D564];[.D614];[.D664];[.D714];[.D764];[.D814];[.D864];[.D914];[.D964])" office:value-type="float" office:value="25896.4936738357" calcext:value-type="float">
            <text:p>25896.49</text:p>
          </table:table-cell>
          <table:table-cell table:style-name="ce1" table:formula="of:=MAX([.E14];[.E64];[.E114];[.E164];[.E214];[.E264];[.E314];[.E364];[.E414];[.E464];[.E514];[.E564];[.E614];[.E664];[.E714];[.E764];[.E814];[.E864];[.E914];[.E964])" office:value-type="float" office:value="62488.572828177" calcext:value-type="float">
            <text:p>62488.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13" calcext:value-type="float">
            <text:p>13</text:p>
          </table:table-cell>
          <table:table-cell office:value-type="float" office:value="1106.4495102246" calcext:value-type="float">
            <text:p>1106.45</text:p>
          </table:table-cell>
          <table:table-cell office:value-type="float" office:value="28019.8602404311" calcext:value-type="float">
            <text:p>28019.86</text:p>
          </table:table-cell>
          <table:table-cell office:value-type="float" office:value="58278.800788284" calcext:value-type="float">
            <text:p>58278.80</text:p>
          </table:table-cell>
          <table:table-cell office:value-type="float" office:value="13357.1150990451" calcext:value-type="float">
            <text:p>13357.12</text:p>
          </table:table-cell>
          <table:table-cell office:value-type="float" office:value="178412523.769139" calcext:value-type="float">
            <text:p>178412523.77</text:p>
          </table:table-cell>
          <table:table-cell office:value-type="float" office:value="23035.4821121809" calcext:value-type="float">
            <text:p>23035.48</text:p>
          </table:table-cell>
          <table:table-cell office:value-type="float" office:value="28019.8602404311" calcext:value-type="float">
            <text:p>28019.86</text:p>
          </table:table-cell>
          <table:table-cell office:value-type="float" office:value="33623.8322885173" calcext:value-type="float">
            <text:p>33623.83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" table:formula="of:=MIN([.C15];[.C65];[.C115];[.C165];[.C215];[.C265];[.C315];[.C365];[.C415];[.C465];[.C515];[.C565];[.C615];[.C665];[.C715];[.C765];[.C815];[.C865];[.C915];[.C965])" office:value-type="float" office:value="800" calcext:value-type="float">
            <text:p>800.00</text:p>
          </table:table-cell>
          <table:table-cell table:style-name="ce1" table:formula="of:=AVERAGE([.D15];[.D65];[.D115];[.D165];[.D215];[.D265];[.D315];[.D365];[.D415];[.D465];[.D515];[.D565];[.D615];[.D665];[.D715];[.D765];[.D815];[.D865];[.D915];[.D965])" office:value-type="float" office:value="25390.6061091203" calcext:value-type="float">
            <text:p>25390.61</text:p>
          </table:table-cell>
          <table:table-cell table:style-name="ce1" table:formula="of:=MAX([.E15];[.E65];[.E115];[.E165];[.E215];[.E265];[.E315];[.E365];[.E415];[.E465];[.E515];[.E565];[.E615];[.E665];[.E715];[.E765];[.E815];[.E865];[.E915];[.E965])" office:value-type="float" office:value="65414.839757605" calcext:value-type="float">
            <text:p>65414.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14" calcext:value-type="float">
            <text:p>14</text:p>
          </table:table-cell>
          <table:table-cell office:value-type="float" office:value="1106.4495102246" calcext:value-type="float">
            <text:p>1106.45</text:p>
          </table:table-cell>
          <table:table-cell office:value-type="float" office:value="28939.0125895033" calcext:value-type="float">
            <text:p>28939.01</text:p>
          </table:table-cell>
          <table:table-cell office:value-type="float" office:value="54290.2279601069" calcext:value-type="float">
            <text:p>54290.23</text:p>
          </table:table-cell>
          <table:table-cell office:value-type="float" office:value="13510.9681282947" calcext:value-type="float">
            <text:p>13510.97</text:p>
          </table:table-cell>
          <table:table-cell office:value-type="float" office:value="182546259.763796" calcext:value-type="float">
            <text:p>182546259.76</text:p>
          </table:table-cell>
          <table:table-cell office:value-type="float" office:value="22584.7066394749" calcext:value-type="float">
            <text:p>22584.71</text:p>
          </table:table-cell>
          <table:table-cell office:value-type="float" office:value="28939.0125895034" calcext:value-type="float">
            <text:p>28939.01</text:p>
          </table:table-cell>
          <table:table-cell office:value-type="float" office:value="34726.815107404" calcext:value-type="float">
            <text:p>34726.82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" table:formula="of:=MIN([.C16];[.C66];[.C116];[.C166];[.C216];[.C266];[.C316];[.C366];[.C416];[.C466];[.C516];[.C566];[.C616];[.C666];[.C716];[.C766];[.C816];[.C866];[.C916];[.C966])" office:value-type="float" office:value="800" calcext:value-type="float">
            <text:p>800.00</text:p>
          </table:table-cell>
          <table:table-cell table:style-name="ce1" table:formula="of:=AVERAGE([.D16];[.D66];[.D116];[.D166];[.D216];[.D266];[.D316];[.D366];[.D416];[.D466];[.D516];[.D566];[.D616];[.D666];[.D716];[.D766];[.D816];[.D866];[.D916];[.D966])" office:value-type="float" office:value="25017.2004479372" calcext:value-type="float">
            <text:p>25017.20</text:p>
          </table:table-cell>
          <table:table-cell table:style-name="ce1" table:formula="of:=MAX([.E16];[.E66];[.E116];[.E166];[.E216];[.E266];[.E316];[.E366];[.E416];[.E466];[.E516];[.E566];[.E616];[.E666];[.E716];[.E766];[.E816];[.E866];[.E916];[.E966])" office:value-type="float" office:value="58790.2279601069" calcext:value-type="float">
            <text:p>58790.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15" calcext:value-type="float">
            <text:p>15</text:p>
          </table:table-cell>
          <table:table-cell office:value-type="float" office:value="1106.4495102246" calcext:value-type="float">
            <text:p>1106.45</text:p>
          </table:table-cell>
          <table:table-cell office:value-type="float" office:value="28091.5611546614" calcext:value-type="float">
            <text:p>28091.56</text:p>
          </table:table-cell>
          <table:table-cell office:value-type="float" office:value="52130.5842326874" calcext:value-type="float">
            <text:p>52130.58</text:p>
          </table:table-cell>
          <table:table-cell office:value-type="float" office:value="13304.6403727805" calcext:value-type="float">
            <text:p>13304.64</text:p>
          </table:table-cell>
          <table:table-cell office:value-type="float" office:value="177013455.449021" calcext:value-type="float">
            <text:p>177013455.45</text:p>
          </table:table-cell>
          <table:table-cell office:value-type="float" office:value="21784.6999185407" calcext:value-type="float">
            <text:p>21784.70</text:p>
          </table:table-cell>
          <table:table-cell office:value-type="float" office:value="28091.5611546614" calcext:value-type="float">
            <text:p>28091.56</text:p>
          </table:table-cell>
          <table:table-cell office:value-type="float" office:value="33709.8733855937" calcext:value-type="float">
            <text:p>33709.87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table:formula="of:=MIN([.C17];[.C67];[.C117];[.C167];[.C217];[.C267];[.C317];[.C367];[.C417];[.C467];[.C517];[.C567];[.C617];[.C667];[.C717];[.C767];[.C817];[.C867];[.C917];[.C967])" office:value-type="float" office:value="800" calcext:value-type="float">
            <text:p>800.00</text:p>
          </table:table-cell>
          <table:table-cell table:style-name="ce1" table:formula="of:=AVERAGE([.D17];[.D67];[.D117];[.D167];[.D217];[.D267];[.D317];[.D367];[.D417];[.D467];[.D517];[.D567];[.D617];[.D667];[.D717];[.D767];[.D817];[.D867];[.D917];[.D967])" office:value-type="float" office:value="24562.3613437706" calcext:value-type="float">
            <text:p>24562.36</text:p>
          </table:table-cell>
          <table:table-cell table:style-name="ce1" table:formula="of:=MAX([.E17];[.E67];[.E117];[.E167];[.E217];[.E267];[.E317];[.E367];[.E417];[.E467];[.E517];[.E567];[.E617];[.E667];[.E717];[.E767];[.E817];[.E867];[.E917];[.E967])" office:value-type="float" office:value="61746.0720828226" calcext:value-type="float">
            <text:p>61746.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16" calcext:value-type="float">
            <text:p>16</text:p>
          </table:table-cell>
          <table:table-cell office:value-type="float" office:value="1106.4495102246" calcext:value-type="float">
            <text:p>1106.45</text:p>
          </table:table-cell>
          <table:table-cell office:value-type="float" office:value="27840.0229057715" calcext:value-type="float">
            <text:p>27840.02</text:p>
          </table:table-cell>
          <table:table-cell office:value-type="float" office:value="52130.5842326874" calcext:value-type="float">
            <text:p>52130.58</text:p>
          </table:table-cell>
          <table:table-cell office:value-type="float" office:value="12776.0588646596" calcext:value-type="float">
            <text:p>12776.06</text:p>
          </table:table-cell>
          <table:table-cell office:value-type="float" office:value="163227680.113247" calcext:value-type="float">
            <text:p>163227680.11</text:p>
          </table:table-cell>
          <table:table-cell office:value-type="float" office:value="21712.0188167063" calcext:value-type="float">
            <text:p>21712.02</text:p>
          </table:table-cell>
          <table:table-cell office:value-type="float" office:value="27840.0229057715" calcext:value-type="float">
            <text:p>27840.02</text:p>
          </table:table-cell>
          <table:table-cell office:value-type="float" office:value="33408.0274869258" calcext:value-type="float">
            <text:p>33408.03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" table:formula="of:=MIN([.C18];[.C68];[.C118];[.C168];[.C218];[.C268];[.C318];[.C368];[.C418];[.C468];[.C518];[.C568];[.C618];[.C668];[.C718];[.C768];[.C818];[.C868];[.C918];[.C968])" office:value-type="float" office:value="800" calcext:value-type="float">
            <text:p>800.00</text:p>
          </table:table-cell>
          <table:table-cell table:style-name="ce1" table:formula="of:=AVERAGE([.D18];[.D68];[.D118];[.D168];[.D218];[.D268];[.D318];[.D368];[.D418];[.D468];[.D518];[.D568];[.D618];[.D668];[.D718];[.D768];[.D818];[.D868];[.D918];[.D968])" office:value-type="float" office:value="24344.5389285838" calcext:value-type="float">
            <text:p>24344.54</text:p>
          </table:table-cell>
          <table:table-cell table:style-name="ce1" table:formula="of:=MAX([.E18];[.E68];[.E118];[.E168];[.E218];[.E268];[.E318];[.E368];[.E418];[.E468];[.E518];[.E568];[.E618];[.E668];[.E718];[.E768];[.E818];[.E868];[.E918];[.E968])" office:value-type="float" office:value="66506.7228496418" calcext:value-type="float">
            <text:p>66506.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17" calcext:value-type="float">
            <text:p>17</text:p>
          </table:table-cell>
          <table:table-cell office:value-type="float" office:value="1106.4495102246" calcext:value-type="float">
            <text:p>1106.45</text:p>
          </table:table-cell>
          <table:table-cell office:value-type="float" office:value="27773.1946766653" calcext:value-type="float">
            <text:p>27773.19</text:p>
          </table:table-cell>
          <table:table-cell office:value-type="float" office:value="59882.1110521437" calcext:value-type="float">
            <text:p>59882.11</text:p>
          </table:table-cell>
          <table:table-cell office:value-type="float" office:value="13671.4515969257" calcext:value-type="float">
            <text:p>13671.45</text:p>
          </table:table-cell>
          <table:table-cell office:value-type="float" office:value="186908588.767081" calcext:value-type="float">
            <text:p>186908588.77</text:p>
          </table:table-cell>
          <table:table-cell office:value-type="float" office:value="23160.0168525379" calcext:value-type="float">
            <text:p>23160.02</text:p>
          </table:table-cell>
          <table:table-cell office:value-type="float" office:value="27773.1946766653" calcext:value-type="float">
            <text:p>27773.19</text:p>
          </table:table-cell>
          <table:table-cell office:value-type="float" office:value="33327.8336119983" calcext:value-type="float">
            <text:p>33327.83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" table:formula="of:=MIN([.C19];[.C69];[.C119];[.C169];[.C219];[.C269];[.C319];[.C369];[.C419];[.C469];[.C519];[.C569];[.C619];[.C669];[.C719];[.C769];[.C819];[.C869];[.C919];[.C969])" office:value-type="float" office:value="800" calcext:value-type="float">
            <text:p>800.00</text:p>
          </table:table-cell>
          <table:table-cell table:style-name="ce1" table:formula="of:=AVERAGE([.D19];[.D69];[.D119];[.D169];[.D219];[.D269];[.D319];[.D369];[.D419];[.D469];[.D519];[.D569];[.D619];[.D669];[.D719];[.D769];[.D819];[.D869];[.D919];[.D969])" office:value-type="float" office:value="24147.1884217618" calcext:value-type="float">
            <text:p>24147.19</text:p>
          </table:table-cell>
          <table:table-cell table:style-name="ce1" table:formula="of:=MAX([.E19];[.E69];[.E119];[.E169];[.E219];[.E269];[.E319];[.E369];[.E419];[.E469];[.E519];[.E569];[.E619];[.E669];[.E719];[.E769];[.E819];[.E869];[.E919];[.E969])" office:value-type="float" office:value="59882.1110521437" calcext:value-type="float">
            <text:p>59882.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18" calcext:value-type="float">
            <text:p>18</text:p>
          </table:table-cell>
          <table:table-cell office:value-type="float" office:value="1106.4495102246" calcext:value-type="float">
            <text:p>1106.45</text:p>
          </table:table-cell>
          <table:table-cell office:value-type="float" office:value="25126.9158863315" calcext:value-type="float">
            <text:p>25126.92</text:p>
          </table:table-cell>
          <table:table-cell office:value-type="float" office:value="49701.9117289771" calcext:value-type="float">
            <text:p>49701.91</text:p>
          </table:table-cell>
          <table:table-cell office:value-type="float" office:value="11434.9325036619" calcext:value-type="float">
            <text:p>11434.93</text:p>
          </table:table-cell>
          <table:table-cell office:value-type="float" office:value="130757681.363303" calcext:value-type="float">
            <text:p>130757681.36</text:p>
          </table:table-cell>
          <table:table-cell office:value-type="float" office:value="20214.9293936582" calcext:value-type="float">
            <text:p>20214.93</text:p>
          </table:table-cell>
          <table:table-cell office:value-type="float" office:value="25126.9158863315" calcext:value-type="float">
            <text:p>25126.92</text:p>
          </table:table-cell>
          <table:table-cell office:value-type="float" office:value="30152.2990635978" calcext:value-type="float">
            <text:p>30152.3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" table:formula="of:=MIN([.C20];[.C70];[.C120];[.C170];[.C220];[.C270];[.C320];[.C370];[.C420];[.C470];[.C520];[.C570];[.C620];[.C670];[.C720];[.C770];[.C820];[.C870];[.C920];[.C970])" office:value-type="float" office:value="800" calcext:value-type="float">
            <text:p>800.00</text:p>
          </table:table-cell>
          <table:table-cell table:style-name="ce1" table:formula="of:=AVERAGE([.D20];[.D70];[.D120];[.D170];[.D220];[.D270];[.D320];[.D370];[.D420];[.D470];[.D520];[.D570];[.D620];[.D670];[.D720];[.D770];[.D820];[.D870];[.D920];[.D970])" office:value-type="float" office:value="23884.7167191826" calcext:value-type="float">
            <text:p>23884.72</text:p>
          </table:table-cell>
          <table:table-cell table:style-name="ce1" table:formula="of:=MAX([.E20];[.E70];[.E120];[.E170];[.E220];[.E270];[.E320];[.E370];[.E420];[.E470];[.E520];[.E570];[.E620];[.E670];[.E720];[.E770];[.E820];[.E870];[.E920];[.E970])" office:value-type="float" office:value="59911.6882454314" calcext:value-type="float">
            <text:p>59911.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19" calcext:value-type="float">
            <text:p>19</text:p>
          </table:table-cell>
          <table:table-cell office:value-type="float" office:value="1106.4495102246" calcext:value-type="float">
            <text:p>1106.45</text:p>
          </table:table-cell>
          <table:table-cell office:value-type="float" office:value="23834.8184157793" calcext:value-type="float">
            <text:p>23834.82</text:p>
          </table:table-cell>
          <table:table-cell office:value-type="float" office:value="46859.1065684755" calcext:value-type="float">
            <text:p>46859.11</text:p>
          </table:table-cell>
          <table:table-cell office:value-type="float" office:value="11511.7263414742" calcext:value-type="float">
            <text:p>11511.73</text:p>
          </table:table-cell>
          <table:table-cell office:value-type="float" office:value="132519843.360992" calcext:value-type="float">
            <text:p>132519843.36</text:p>
          </table:table-cell>
          <table:table-cell office:value-type="float" office:value="19129.1220471617" calcext:value-type="float">
            <text:p>19129.12</text:p>
          </table:table-cell>
          <table:table-cell office:value-type="float" office:value="23834.8184157793" calcext:value-type="float">
            <text:p>23834.82</text:p>
          </table:table-cell>
          <table:table-cell office:value-type="float" office:value="28601.7820989352" calcext:value-type="float">
            <text:p>28601.78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table:formula="of:=MIN([.C21];[.C71];[.C121];[.C171];[.C221];[.C271];[.C321];[.C371];[.C421];[.C471];[.C521];[.C571];[.C621];[.C671];[.C721];[.C771];[.C821];[.C871];[.C921];[.C971])" office:value-type="float" office:value="800" calcext:value-type="float">
            <text:p>800.00</text:p>
          </table:table-cell>
          <table:table-cell table:style-name="ce1" table:formula="of:=AVERAGE([.D21];[.D71];[.D121];[.D171];[.D221];[.D271];[.D321];[.D371];[.D421];[.D471];[.D521];[.D571];[.D621];[.D671];[.D721];[.D771];[.D821];[.D871];[.D921];[.D971])" office:value-type="float" office:value="24237.660940345" calcext:value-type="float">
            <text:p>24237.66</text:p>
          </table:table-cell>
          <table:table-cell table:style-name="ce1" table:formula="of:=MAX([.E21];[.E71];[.E121];[.E171];[.E221];[.E271];[.E321];[.E371];[.E421];[.E471];[.E521];[.E571];[.E621];[.E671];[.E721];[.E771];[.E821];[.E871];[.E921];[.E971])" office:value-type="float" office:value="67278.800788284" calcext:value-type="float">
            <text:p>67278.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20" calcext:value-type="float">
            <text:p>20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21138.7200503337" calcext:value-type="float">
            <text:p>21138.72</text:p>
          </table:table-cell>
          <table:table-cell office:value-type="float" office:value="43903.6361232474" calcext:value-type="float">
            <text:p>43903.64</text:p>
          </table:table-cell>
          <table:table-cell office:value-type="float" office:value="11345.9145994504" calcext:value-type="float">
            <text:p>11345.91</text:p>
          </table:table-cell>
          <table:table-cell office:value-type="float" office:value="128729778.098021" calcext:value-type="float">
            <text:p>128729778.10</text:p>
          </table:table-cell>
          <table:table-cell office:value-type="float" office:value="17407.5853946109" calcext:value-type="float">
            <text:p>17407.59</text:p>
          </table:table-cell>
          <table:table-cell office:value-type="float" office:value="21138.7200503337" calcext:value-type="float">
            <text:p>21138.72</text:p>
          </table:table-cell>
          <table:table-cell office:value-type="float" office:value="25366.4640604004" calcext:value-type="float">
            <text:p>25366.46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" table:formula="of:=MIN([.C22];[.C72];[.C122];[.C172];[.C222];[.C272];[.C322];[.C372];[.C422];[.C472];[.C522];[.C572];[.C622];[.C672];[.C722];[.C772];[.C822];[.C872];[.C922];[.C972])" office:value-type="float" office:value="800" calcext:value-type="float">
            <text:p>800.00</text:p>
          </table:table-cell>
          <table:table-cell table:style-name="ce1" table:formula="of:=AVERAGE([.D22];[.D72];[.D122];[.D172];[.D222];[.D272];[.D322];[.D372];[.D422];[.D472];[.D522];[.D572];[.D622];[.D672];[.D722];[.D772];[.D822];[.D872];[.D922];[.D972])" office:value-type="float" office:value="23424.1009690798" calcext:value-type="float">
            <text:p>23424.10</text:p>
          </table:table-cell>
          <table:table-cell table:style-name="ce1" table:formula="of:=MAX([.E22];[.E72];[.E122];[.E172];[.E222];[.E272];[.E322];[.E372];[.E422];[.E472];[.E522];[.E572];[.E622];[.E672];[.E722];[.E772];[.E822];[.E872];[.E922];[.E972])" office:value-type="float" office:value="57433.941889489" calcext:value-type="float">
            <text:p>57433.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21" calcext:value-type="float">
            <text:p>21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20056.0251125044" calcext:value-type="float">
            <text:p>20056.03</text:p>
          </table:table-cell>
          <table:table-cell office:value-type="float" office:value="46326.9119345812" calcext:value-type="float">
            <text:p>46326.91</text:p>
          </table:table-cell>
          <table:table-cell office:value-type="float" office:value="11199.0196698729" calcext:value-type="float">
            <text:p>11199.02</text:p>
          </table:table-cell>
          <table:table-cell office:value-type="float" office:value="125418041.566201" calcext:value-type="float">
            <text:p>125418041.57</text:p>
          </table:table-cell>
          <table:table-cell office:value-type="float" office:value="17153.7399975564" calcext:value-type="float">
            <text:p>17153.74</text:p>
          </table:table-cell>
          <table:table-cell office:value-type="float" office:value="20056.0251125044" calcext:value-type="float">
            <text:p>20056.03</text:p>
          </table:table-cell>
          <table:table-cell office:value-type="float" office:value="24067.2301350053" calcext:value-type="float">
            <text:p>24067.23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" table:formula="of:=MIN([.C23];[.C73];[.C123];[.C173];[.C223];[.C273];[.C323];[.C373];[.C423];[.C473];[.C523];[.C573];[.C623];[.C673];[.C723];[.C773];[.C823];[.C873];[.C923];[.C973])" office:value-type="float" office:value="800" calcext:value-type="float">
            <text:p>800.00</text:p>
          </table:table-cell>
          <table:table-cell table:style-name="ce1" table:formula="of:=AVERAGE([.D23];[.D73];[.D123];[.D173];[.D223];[.D273];[.D323];[.D373];[.D423];[.D473];[.D523];[.D573];[.D623];[.D673];[.D723];[.D773];[.D823];[.D873];[.D923];[.D973])" office:value-type="float" office:value="23507.5872174275" calcext:value-type="float">
            <text:p>23507.59</text:p>
          </table:table-cell>
          <table:table-cell table:style-name="ce1" table:formula="of:=MAX([.E23];[.E73];[.E123];[.E173];[.E223];[.E273];[.E323];[.E373];[.E423];[.E473];[.E523];[.E573];[.E623];[.E673];[.E723];[.E773];[.E823];[.E873];[.E923];[.E973])" office:value-type="float" office:value="57941.1254969543" calcext:value-type="float">
            <text:p>57941.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22" calcext:value-type="float">
            <text:p>22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20312.1554675592" calcext:value-type="float">
            <text:p>20312.16</text:p>
          </table:table-cell>
          <table:table-cell office:value-type="float" office:value="44660.9811306679" calcext:value-type="float">
            <text:p>44660.98</text:p>
          </table:table-cell>
          <table:table-cell office:value-type="float" office:value="10730.6930325349" calcext:value-type="float">
            <text:p>10730.69</text:p>
          </table:table-cell>
          <table:table-cell office:value-type="float" office:value="115147772.958493" calcext:value-type="float">
            <text:p>115147772.96</text:p>
          </table:table-cell>
          <table:table-cell office:value-type="float" office:value="17098.0444529023" calcext:value-type="float">
            <text:p>17098.04</text:p>
          </table:table-cell>
          <table:table-cell office:value-type="float" office:value="20312.1554675592" calcext:value-type="float">
            <text:p>20312.16</text:p>
          </table:table-cell>
          <table:table-cell office:value-type="float" office:value="24374.586561071" calcext:value-type="float">
            <text:p>24374.59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1" table:formula="of:=MIN([.C24];[.C74];[.C124];[.C174];[.C224];[.C274];[.C324];[.C374];[.C424];[.C474];[.C524];[.C574];[.C624];[.C674];[.C724];[.C774];[.C824];[.C874];[.C924];[.C974])" office:value-type="float" office:value="800" calcext:value-type="float">
            <text:p>800.00</text:p>
          </table:table-cell>
          <table:table-cell table:style-name="ce1" table:formula="of:=AVERAGE([.D24];[.D74];[.D124];[.D174];[.D224];[.D274];[.D324];[.D374];[.D424];[.D474];[.D524];[.D574];[.D624];[.D674];[.D724];[.D774];[.D824];[.D874];[.D924];[.D974])" office:value-type="float" office:value="23351.4233020314" calcext:value-type="float">
            <text:p>23351.42</text:p>
          </table:table-cell>
          <table:table-cell table:style-name="ce1" table:formula="of:=MAX([.E24];[.E74];[.E124];[.E174];[.E224];[.E274];[.E324];[.E374];[.E424];[.E474];[.E524];[.E574];[.E624];[.E674];[.E724];[.E774];[.E824];[.E874];[.E924];[.E974])" office:value-type="float" office:value="63087.9725537468" calcext:value-type="float">
            <text:p>63087.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23" calcext:value-type="float">
            <text:p>23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22196.5497173975" calcext:value-type="float">
            <text:p>22196.55</text:p>
          </table:table-cell>
          <table:table-cell office:value-type="float" office:value="48257.9804089839" calcext:value-type="float">
            <text:p>48257.98</text:p>
          </table:table-cell>
          <table:table-cell office:value-type="float" office:value="9976.33400654501" calcext:value-type="float">
            <text:p>9976.33</text:p>
          </table:table-cell>
          <table:table-cell office:value-type="float" office:value="99527240.2101464" calcext:value-type="float">
            <text:p>99527240.21</text:p>
          </table:table-cell>
          <table:table-cell office:value-type="float" office:value="18594.079023234" calcext:value-type="float">
            <text:p>18594.08</text:p>
          </table:table-cell>
          <table:table-cell office:value-type="float" office:value="22196.5497173975" calcext:value-type="float">
            <text:p>22196.55</text:p>
          </table:table-cell>
          <table:table-cell office:value-type="float" office:value="26635.8596608771" calcext:value-type="float">
            <text:p>26635.86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" table:formula="of:=MIN([.C25];[.C75];[.C125];[.C175];[.C225];[.C275];[.C325];[.C375];[.C425];[.C475];[.C525];[.C575];[.C625];[.C675];[.C725];[.C775];[.C825];[.C875];[.C925];[.C975])" office:value-type="float" office:value="800" calcext:value-type="float">
            <text:p>800.00</text:p>
          </table:table-cell>
          <table:table-cell table:style-name="ce1" table:formula="of:=AVERAGE([.D25];[.D75];[.D125];[.D175];[.D225];[.D275];[.D325];[.D375];[.D425];[.D475];[.D525];[.D575];[.D625];[.D675];[.D725];[.D775];[.D825];[.D875];[.D925];[.D975])" office:value-type="float" office:value="22895.9211674991" calcext:value-type="float">
            <text:p>22895.92</text:p>
          </table:table-cell>
          <table:table-cell table:style-name="ce1" table:formula="of:=MAX([.E25];[.E75];[.E125];[.E175];[.E225];[.E275];[.E325];[.E375];[.E425];[.E475];[.E525];[.E575];[.E625];[.E675];[.E725];[.E775];[.E825];[.E875];[.E925];[.E975])" office:value-type="float" office:value="59117.0869774594" calcext:value-type="float">
            <text:p>59117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24" calcext:value-type="float">
            <text:p>24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0661.4522386212" calcext:value-type="float">
            <text:p>20661.45</text:p>
          </table:table-cell>
          <table:table-cell office:value-type="float" office:value="46296.6774703315" calcext:value-type="float">
            <text:p>46296.68</text:p>
          </table:table-cell>
          <table:table-cell office:value-type="float" office:value="10660.0394188648" calcext:value-type="float">
            <text:p>10660.04</text:p>
          </table:table-cell>
          <table:table-cell office:value-type="float" office:value="113636440.411752" calcext:value-type="float">
            <text:p>113636440.41</text:p>
          </table:table-cell>
          <table:table-cell office:value-type="float" office:value="17493.1484967809" calcext:value-type="float">
            <text:p>17493.15</text:p>
          </table:table-cell>
          <table:table-cell office:value-type="float" office:value="20661.4522386212" calcext:value-type="float">
            <text:p>20661.45</text:p>
          </table:table-cell>
          <table:table-cell office:value-type="float" office:value="24793.7426863454" calcext:value-type="float">
            <text:p>24793.74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table:formula="of:=MIN([.C26];[.C76];[.C126];[.C176];[.C226];[.C276];[.C326];[.C376];[.C426];[.C476];[.C526];[.C576];[.C626];[.C676];[.C726];[.C776];[.C826];[.C876];[.C926];[.C976])" office:value-type="float" office:value="800" calcext:value-type="float">
            <text:p>800.00</text:p>
          </table:table-cell>
          <table:table-cell table:style-name="ce1" table:formula="of:=AVERAGE([.D26];[.D76];[.D126];[.D176];[.D226];[.D276];[.D326];[.D376];[.D426];[.D476];[.D526];[.D576];[.D626];[.D676];[.D726];[.D776];[.D826];[.D876];[.D926];[.D976])" office:value-type="float" office:value="22430.9661360956" calcext:value-type="float">
            <text:p>22430.97</text:p>
          </table:table-cell>
          <table:table-cell table:style-name="ce1" table:formula="of:=MAX([.E26];[.E76];[.E126];[.E176];[.E226];[.E276];[.E326];[.E376];[.E426];[.E476];[.E526];[.E576];[.E626];[.E676];[.E726];[.E776];[.E826];[.E876];[.E926];[.E976])" office:value-type="float" office:value="58930.1794794697" calcext:value-type="float">
            <text:p>58930.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25" calcext:value-type="float">
            <text:p>25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0799.8374970856" calcext:value-type="float">
            <text:p>20799.84</text:p>
          </table:table-cell>
          <table:table-cell office:value-type="float" office:value="46754.6991533029" calcext:value-type="float">
            <text:p>46754.70</text:p>
          </table:table-cell>
          <table:table-cell office:value-type="float" office:value="11737.4949184532" calcext:value-type="float">
            <text:p>11737.49</text:p>
          </table:table-cell>
          <table:table-cell office:value-type="float" office:value="137768786.960715" calcext:value-type="float">
            <text:p>137768786.96</text:p>
          </table:table-cell>
          <table:table-cell office:value-type="float" office:value="17627.4125456711" calcext:value-type="float">
            <text:p>17627.41</text:p>
          </table:table-cell>
          <table:table-cell office:value-type="float" office:value="20799.8374970856" calcext:value-type="float">
            <text:p>20799.84</text:p>
          </table:table-cell>
          <table:table-cell office:value-type="float" office:value="24959.8049965028" calcext:value-type="float">
            <text:p>24959.80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" table:formula="of:=MIN([.C27];[.C77];[.C127];[.C177];[.C227];[.C277];[.C327];[.C377];[.C427];[.C477];[.C527];[.C577];[.C627];[.C677];[.C727];[.C777];[.C827];[.C877];[.C927];[.C977])" office:value-type="float" office:value="800" calcext:value-type="float">
            <text:p>800.00</text:p>
          </table:table-cell>
          <table:table-cell table:style-name="ce1" table:formula="of:=AVERAGE([.D27];[.D77];[.D127];[.D177];[.D227];[.D277];[.D327];[.D377];[.D427];[.D477];[.D527];[.D577];[.D627];[.D677];[.D727];[.D777];[.D827];[.D877];[.D927];[.D977])" office:value-type="float" office:value="22277.9941730432" calcext:value-type="float">
            <text:p>22277.99</text:p>
          </table:table-cell>
          <table:table-cell table:style-name="ce1" table:formula="of:=MAX([.E27];[.E77];[.E127];[.E177];[.E227];[.E277];[.E327];[.E377];[.E427];[.E477];[.E527];[.E577];[.E627];[.E677];[.E727];[.E777];[.E827];[.E877];[.E927];[.E977])" office:value-type="float" office:value="63319.8051533946" calcext:value-type="float">
            <text:p>63319.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26" calcext:value-type="float">
            <text:p>26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0608.2232150296" calcext:value-type="float">
            <text:p>20608.22</text:p>
          </table:table-cell>
          <table:table-cell office:value-type="float" office:value="46754.6991533029" calcext:value-type="float">
            <text:p>46754.70</text:p>
          </table:table-cell>
          <table:table-cell office:value-type="float" office:value="12173.8149634276" calcext:value-type="float">
            <text:p>12173.81</text:p>
          </table:table-cell>
          <table:table-cell office:value-type="float" office:value="148201770.763774" calcext:value-type="float">
            <text:p>148201770.76</text:p>
          </table:table-cell>
          <table:table-cell office:value-type="float" office:value="17511.8380330014" calcext:value-type="float">
            <text:p>17511.84</text:p>
          </table:table-cell>
          <table:table-cell office:value-type="float" office:value="20608.2232150296" calcext:value-type="float">
            <text:p>20608.22</text:p>
          </table:table-cell>
          <table:table-cell office:value-type="float" office:value="24729.8678580356" calcext:value-type="float">
            <text:p>24729.87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1" table:formula="of:=MIN([.C28];[.C78];[.C128];[.C178];[.C228];[.C278];[.C328];[.C378];[.C428];[.C478];[.C528];[.C578];[.C628];[.C678];[.C728];[.C778];[.C828];[.C878];[.C928];[.C978])" office:value-type="float" office:value="800" calcext:value-type="float">
            <text:p>800.00</text:p>
          </table:table-cell>
          <table:table-cell table:style-name="ce1" table:formula="of:=AVERAGE([.D28];[.D78];[.D128];[.D178];[.D228];[.D278];[.D328];[.D378];[.D428];[.D478];[.D528];[.D578];[.D628];[.D678];[.D728];[.D778];[.D828];[.D878];[.D928];[.D978])" office:value-type="float" office:value="22016.5598727306" calcext:value-type="float">
            <text:p>22016.56</text:p>
          </table:table-cell>
          <table:table-cell table:style-name="ce1" table:formula="of:=MAX([.E28];[.E78];[.E128];[.E178];[.E228];[.E278];[.E328];[.E378];[.E428];[.E478];[.E528];[.E578];[.E628];[.E678];[.E728];[.E778];[.E828];[.E878];[.E928];[.E978])" office:value-type="float" office:value="57901.2131840277" calcext:value-type="float">
            <text:p>57901.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27" calcext:value-type="float">
            <text:p>27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0557.535564904" calcext:value-type="float">
            <text:p>20557.54</text:p>
          </table:table-cell>
          <table:table-cell office:value-type="float" office:value="50864.3647361711" calcext:value-type="float">
            <text:p>50864.36</text:p>
          </table:table-cell>
          <table:table-cell office:value-type="float" office:value="11274.7803392098" calcext:value-type="float">
            <text:p>11274.78</text:p>
          </table:table-cell>
          <table:table-cell office:value-type="float" office:value="127120671.697432" calcext:value-type="float">
            <text:p>127120671.70</text:p>
          </table:table-cell>
          <table:table-cell office:value-type="float" office:value="17899.6517344422" calcext:value-type="float">
            <text:p>17899.65</text:p>
          </table:table-cell>
          <table:table-cell office:value-type="float" office:value="20557.535564904" calcext:value-type="float">
            <text:p>20557.54</text:p>
          </table:table-cell>
          <table:table-cell office:value-type="float" office:value="24669.0426778848" calcext:value-type="float">
            <text:p>24669.04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1" table:formula="of:=MIN([.C29];[.C79];[.C129];[.C179];[.C229];[.C279];[.C329];[.C379];[.C429];[.C479];[.C529];[.C579];[.C629];[.C679];[.C729];[.C779];[.C829];[.C879];[.C929];[.C979])" office:value-type="float" office:value="800" calcext:value-type="float">
            <text:p>800.00</text:p>
          </table:table-cell>
          <table:table-cell table:style-name="ce1" table:formula="of:=AVERAGE([.D29];[.D79];[.D129];[.D179];[.D229];[.D279];[.D329];[.D379];[.D429];[.D479];[.D529];[.D579];[.D629];[.D679];[.D729];[.D779];[.D829];[.D879];[.D929];[.D979])" office:value-type="float" office:value="21609.8094666556" calcext:value-type="float">
            <text:p>21609.81</text:p>
          </table:table-cell>
          <table:table-cell table:style-name="ce1" table:formula="of:=MAX([.E29];[.E79];[.E129];[.E179];[.E229];[.E279];[.E329];[.E379];[.E429];[.E479];[.E529];[.E579];[.E629];[.E679];[.E729];[.E779];[.E829];[.E879];[.E929];[.E979])" office:value-type="float" office:value="55001.718247416" calcext:value-type="float">
            <text:p>55001.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28" calcext:value-type="float">
            <text:p>28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19778.4448446834" calcext:value-type="float">
            <text:p>19778.44</text:p>
          </table:table-cell>
          <table:table-cell office:value-type="float" office:value="47412.8246310802" calcext:value-type="float">
            <text:p>47412.82</text:p>
          </table:table-cell>
          <table:table-cell office:value-type="float" office:value="11818.3335753137" calcext:value-type="float">
            <text:p>11818.33</text:p>
          </table:table-cell>
          <table:table-cell office:value-type="float" office:value="139673008.497386" calcext:value-type="float">
            <text:p>139673008.50</text:p>
          </table:table-cell>
          <table:table-cell office:value-type="float" office:value="17085.515765503" calcext:value-type="float">
            <text:p>17085.52</text:p>
          </table:table-cell>
          <table:table-cell office:value-type="float" office:value="19778.4448446834" calcext:value-type="float">
            <text:p>19778.44</text:p>
          </table:table-cell>
          <table:table-cell office:value-type="float" office:value="23734.1338136201" calcext:value-type="float">
            <text:p>23734.13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1" table:formula="of:=MIN([.C30];[.C80];[.C130];[.C180];[.C230];[.C280];[.C330];[.C380];[.C430];[.C480];[.C530];[.C580];[.C630];[.C680];[.C730];[.C780];[.C830];[.C880];[.C930];[.C980])" office:value-type="float" office:value="800" calcext:value-type="float">
            <text:p>800.00</text:p>
          </table:table-cell>
          <table:table-cell table:style-name="ce1" table:formula="of:=AVERAGE([.D30];[.D80];[.D130];[.D180];[.D230];[.D280];[.D330];[.D380];[.D430];[.D480];[.D530];[.D580];[.D630];[.D680];[.D730];[.D780];[.D830];[.D880];[.D930];[.D980])" office:value-type="float" office:value="20628.4453596434" calcext:value-type="float">
            <text:p>20628.45</text:p>
          </table:table-cell>
          <table:table-cell table:style-name="ce1" table:formula="of:=MAX([.E30];[.E80];[.E130];[.E180];[.E230];[.E280];[.E330];[.E380];[.E430];[.E480];[.E530];[.E580];[.E630];[.E680];[.E730];[.E780];[.E830];[.E880];[.E930];[.E980])" office:value-type="float" office:value="55352.533858856" calcext:value-type="float">
            <text:p>55352.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29" calcext:value-type="float">
            <text:p>29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0012.070134515" calcext:value-type="float">
            <text:p>20012.07</text:p>
          </table:table-cell>
          <table:table-cell office:value-type="float" office:value="48090.5477005401" calcext:value-type="float">
            <text:p>48090.55</text:p>
          </table:table-cell>
          <table:table-cell office:value-type="float" office:value="11321.0237164872" calcext:value-type="float">
            <text:p>11321.02</text:p>
          </table:table-cell>
          <table:table-cell office:value-type="float" office:value="128165577.989265" calcext:value-type="float">
            <text:p>128165577.99</text:p>
          </table:table-cell>
          <table:table-cell office:value-type="float" office:value="17297.1253108826" calcext:value-type="float">
            <text:p>17297.13</text:p>
          </table:table-cell>
          <table:table-cell office:value-type="float" office:value="20012.070134515" calcext:value-type="float">
            <text:p>20012.07</text:p>
          </table:table-cell>
          <table:table-cell office:value-type="float" office:value="24014.484161418" calcext:value-type="float">
            <text:p>24014.48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" table:formula="of:=MIN([.C31];[.C81];[.C131];[.C181];[.C231];[.C281];[.C331];[.C381];[.C431];[.C481];[.C531];[.C581];[.C631];[.C681];[.C731];[.C781];[.C831];[.C881];[.C931];[.C981])" office:value-type="float" office:value="800" calcext:value-type="float">
            <text:p>800.00</text:p>
          </table:table-cell>
          <table:table-cell table:style-name="ce1" table:formula="of:=AVERAGE([.D31];[.D81];[.D131];[.D181];[.D231];[.D281];[.D331];[.D381];[.D431];[.D481];[.D531];[.D581];[.D631];[.D681];[.D731];[.D781];[.D831];[.D881];[.D931];[.D981])" office:value-type="float" office:value="20833.2356190788" calcext:value-type="float">
            <text:p>20833.24</text:p>
          </table:table-cell>
          <table:table-cell table:style-name="ce1" table:formula="of:=MAX([.E31];[.E81];[.E131];[.E181];[.E231];[.E281];[.E331];[.E381];[.E431];[.E481];[.E531];[.E581];[.E631];[.E681];[.E731];[.E781];[.E831];[.E881];[.E931];[.E981])" office:value-type="float" office:value="55227.451105277" calcext:value-type="float">
            <text:p>55227.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30" calcext:value-type="float">
            <text:p>30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0836.3060554653" calcext:value-type="float">
            <text:p>20836.31</text:p>
          </table:table-cell>
          <table:table-cell office:value-type="float" office:value="48030.5842326874" calcext:value-type="float">
            <text:p>48030.58</text:p>
          </table:table-cell>
          <table:table-cell office:value-type="float" office:value="11355.2950800197" calcext:value-type="float">
            <text:p>11355.30</text:p>
          </table:table-cell>
          <table:table-cell office:value-type="float" office:value="128942726.35432" calcext:value-type="float">
            <text:p>128942726.35</text:p>
          </table:table-cell>
          <table:table-cell office:value-type="float" office:value="17791.3248261693" calcext:value-type="float">
            <text:p>17791.32</text:p>
          </table:table-cell>
          <table:table-cell office:value-type="float" office:value="20836.3060554653" calcext:value-type="float">
            <text:p>20836.31</text:p>
          </table:table-cell>
          <table:table-cell office:value-type="float" office:value="25003.5672665583" calcext:value-type="float">
            <text:p>25003.57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1" table:formula="of:=MIN([.C32];[.C82];[.C132];[.C182];[.C232];[.C282];[.C332];[.C382];[.C432];[.C482];[.C532];[.C582];[.C632];[.C682];[.C732];[.C782];[.C832];[.C882];[.C932];[.C982])" office:value-type="float" office:value="800" calcext:value-type="float">
            <text:p>800.00</text:p>
          </table:table-cell>
          <table:table-cell table:style-name="ce1" table:formula="of:=AVERAGE([.D32];[.D82];[.D132];[.D182];[.D232];[.D282];[.D332];[.D382];[.D432];[.D482];[.D532];[.D582];[.D632];[.D682];[.D732];[.D782];[.D832];[.D882];[.D932];[.D982])" office:value-type="float" office:value="20944.622234812" calcext:value-type="float">
            <text:p>20944.62</text:p>
          </table:table-cell>
          <table:table-cell table:style-name="ce1" table:formula="of:=MAX([.E32];[.E82];[.E132];[.E182];[.E232];[.E282];[.E332];[.E382];[.E432];[.E482];[.E532];[.E582];[.E632];[.E682];[.E732];[.E782];[.E832];[.E882];[.E932];[.E982])" office:value-type="float" office:value="54672.8853496264" calcext:value-type="float">
            <text:p>54672.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31" calcext:value-type="float">
            <text:p>31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1542.6793141088" calcext:value-type="float">
            <text:p>21542.68</text:p>
          </table:table-cell>
          <table:table-cell office:value-type="float" office:value="50459.2567363976" calcext:value-type="float">
            <text:p>50459.26</text:p>
          </table:table-cell>
          <table:table-cell office:value-type="float" office:value="12139.3748920965" calcext:value-type="float">
            <text:p>12139.37</text:p>
          </table:table-cell>
          <table:table-cell office:value-type="float" office:value="147364422.770863" calcext:value-type="float">
            <text:p>147364422.77</text:p>
          </table:table-cell>
          <table:table-cell office:value-type="float" office:value="18476.7315421511" calcext:value-type="float">
            <text:p>18476.73</text:p>
          </table:table-cell>
          <table:table-cell office:value-type="float" office:value="21542.6793141088" calcext:value-type="float">
            <text:p>21542.68</text:p>
          </table:table-cell>
          <table:table-cell office:value-type="float" office:value="25851.2151769305" calcext:value-type="float">
            <text:p>25851.22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" table:formula="of:=MIN([.C33];[.C83];[.C133];[.C183];[.C233];[.C283];[.C333];[.C383];[.C433];[.C483];[.C533];[.C583];[.C633];[.C683];[.C733];[.C783];[.C833];[.C883];[.C933];[.C983])" office:value-type="float" office:value="800" calcext:value-type="float">
            <text:p>800.00</text:p>
          </table:table-cell>
          <table:table-cell table:style-name="ce1" table:formula="of:=AVERAGE([.D33];[.D83];[.D133];[.D183];[.D233];[.D283];[.D333];[.D383];[.D433];[.D483];[.D533];[.D583];[.D633];[.D683];[.D733];[.D783];[.D833];[.D883];[.D933];[.D983])" office:value-type="float" office:value="20813.6519054171" calcext:value-type="float">
            <text:p>20813.65</text:p>
          </table:table-cell>
          <table:table-cell table:style-name="ce1" table:formula="of:=MAX([.E33];[.E83];[.E133];[.E183];[.E233];[.E283];[.E333];[.E383];[.E433];[.E483];[.E533];[.E583];[.E633];[.E683];[.E733];[.E783];[.E833];[.E883];[.E933];[.E983])" office:value-type="float" office:value="55850.9606523335" calcext:value-type="float">
            <text:p>55850.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32" calcext:value-type="float">
            <text:p>32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19981.094954269" calcext:value-type="float">
            <text:p>19981.09</text:p>
          </table:table-cell>
          <table:table-cell office:value-type="float" office:value="42935.7574154983" calcext:value-type="float">
            <text:p>42935.76</text:p>
          </table:table-cell>
          <table:table-cell office:value-type="float" office:value="11134.7131690161" calcext:value-type="float">
            <text:p>11134.71</text:p>
          </table:table-cell>
          <table:table-cell office:value-type="float" office:value="123981837.35626" calcext:value-type="float">
            <text:p>123981837.36</text:p>
          </table:table-cell>
          <table:table-cell office:value-type="float" office:value="16670.6676801465" calcext:value-type="float">
            <text:p>16670.67</text:p>
          </table:table-cell>
          <table:table-cell office:value-type="float" office:value="19981.094954269" calcext:value-type="float">
            <text:p>19981.09</text:p>
          </table:table-cell>
          <table:table-cell office:value-type="float" office:value="23977.3139451228" calcext:value-type="float">
            <text:p>23977.31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1" table:formula="of:=MIN([.C34];[.C84];[.C134];[.C184];[.C234];[.C284];[.C334];[.C384];[.C434];[.C484];[.C534];[.C584];[.C634];[.C684];[.C734];[.C784];[.C834];[.C884];[.C934];[.C984])" office:value-type="float" office:value="800" calcext:value-type="float">
            <text:p>800.00</text:p>
          </table:table-cell>
          <table:table-cell table:style-name="ce1" table:formula="of:=AVERAGE([.D34];[.D84];[.D134];[.D184];[.D234];[.D284];[.D334];[.D384];[.D434];[.D484];[.D534];[.D584];[.D634];[.D684];[.D734];[.D784];[.D834];[.D884];[.D934];[.D984])" office:value-type="float" office:value="20585.9448788748" calcext:value-type="float">
            <text:p>20585.94</text:p>
          </table:table-cell>
          <table:table-cell table:style-name="ce1" table:formula="of:=MAX([.E34];[.E84];[.E134];[.E184];[.E234];[.E284];[.E334];[.E384];[.E434];[.E484];[.E534];[.E584];[.E634];[.E684];[.E734];[.E784];[.E834];[.E884];[.E934];[.E984])" office:value-type="float" office:value="57198.4629404365" calcext:value-type="float">
            <text:p>57198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33" calcext:value-type="float">
            <text:p>33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1023.2904398325" calcext:value-type="float">
            <text:p>21023.29</text:p>
          </table:table-cell>
          <table:table-cell office:value-type="float" office:value="49202.2523189831" calcext:value-type="float">
            <text:p>49202.25</text:p>
          </table:table-cell>
          <table:table-cell office:value-type="float" office:value="10585.2623363159" calcext:value-type="float">
            <text:p>10585.26</text:p>
          </table:table-cell>
          <table:table-cell office:value-type="float" office:value="112047778.728629" calcext:value-type="float">
            <text:p>112047778.73</text:p>
          </table:table-cell>
          <table:table-cell office:value-type="float" office:value="18030.4416786627" calcext:value-type="float">
            <text:p>18030.44</text:p>
          </table:table-cell>
          <table:table-cell office:value-type="float" office:value="21023.2904398325" calcext:value-type="float">
            <text:p>21023.29</text:p>
          </table:table-cell>
          <table:table-cell office:value-type="float" office:value="25227.948527799" calcext:value-type="float">
            <text:p>25227.95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1" table:formula="of:=MIN([.C35];[.C85];[.C135];[.C185];[.C235];[.C285];[.C335];[.C385];[.C435];[.C485];[.C535];[.C585];[.C635];[.C685];[.C735];[.C785];[.C835];[.C885];[.C935];[.C985])" office:value-type="float" office:value="800" calcext:value-type="float">
            <text:p>800.00</text:p>
          </table:table-cell>
          <table:table-cell table:style-name="ce1" table:formula="of:=AVERAGE([.D35];[.D85];[.D135];[.D185];[.D235];[.D285];[.D335];[.D385];[.D435];[.D485];[.D535];[.D585];[.D635];[.D685];[.D735];[.D785];[.D835];[.D885];[.D935];[.D985])" office:value-type="float" office:value="20517.9582310892" calcext:value-type="float">
            <text:p>20517.96</text:p>
          </table:table-cell>
          <table:table-cell table:style-name="ce1" table:formula="of:=MAX([.E35];[.E85];[.E135];[.E185];[.E235];[.E285];[.E335];[.E385];[.E435];[.E485];[.E535];[.E585];[.E635];[.E685];[.E735];[.E785];[.E835];[.E885];[.E935];[.E985])" office:value-type="float" office:value="52951.4657157219" calcext:value-type="float">
            <text:p>52951.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34" calcext:value-type="float">
            <text:p>34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3644.7126246851" calcext:value-type="float">
            <text:p>23644.71</text:p>
          </table:table-cell>
          <table:table-cell office:value-type="float" office:value="49021.5295476649" calcext:value-type="float">
            <text:p>49021.53</text:p>
          </table:table-cell>
          <table:table-cell office:value-type="float" office:value="10804.1056818637" calcext:value-type="float">
            <text:p>10804.11</text:p>
          </table:table-cell>
          <table:table-cell office:value-type="float" office:value="116728699.584878" calcext:value-type="float">
            <text:p>116728699.58</text:p>
          </table:table-cell>
          <table:table-cell office:value-type="float" office:value="19418.5003115121" calcext:value-type="float">
            <text:p>19418.50</text:p>
          </table:table-cell>
          <table:table-cell office:value-type="float" office:value="23644.7126246851" calcext:value-type="float">
            <text:p>23644.71</text:p>
          </table:table-cell>
          <table:table-cell office:value-type="float" office:value="28373.6551496221" calcext:value-type="float">
            <text:p>28373.66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1" table:formula="of:=MIN([.C36];[.C86];[.C136];[.C186];[.C236];[.C286];[.C336];[.C386];[.C436];[.C486];[.C536];[.C586];[.C636];[.C686];[.C736];[.C786];[.C836];[.C886];[.C936];[.C986])" office:value-type="float" office:value="800" calcext:value-type="float">
            <text:p>800.00</text:p>
          </table:table-cell>
          <table:table-cell table:style-name="ce1" table:formula="of:=AVERAGE([.D36];[.D86];[.D136];[.D186];[.D236];[.D286];[.D336];[.D386];[.D436];[.D486];[.D536];[.D586];[.D636];[.D686];[.D736];[.D786];[.D836];[.D886];[.D936];[.D986])" office:value-type="float" office:value="20897.5235374841" calcext:value-type="float">
            <text:p>20897.52</text:p>
          </table:table-cell>
          <table:table-cell table:style-name="ce1" table:formula="of:=MAX([.E36];[.E86];[.E136];[.E186];[.E236];[.E286];[.E336];[.E386];[.E436];[.E486];[.E536];[.E586];[.E636];[.E686];[.E736];[.E786];[.E836];[.E886];[.E936];[.E986])" office:value-type="float" office:value="55001.718247416" calcext:value-type="float">
            <text:p>55001.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35" calcext:value-type="float">
            <text:p>3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756.2230368497" calcext:value-type="float">
            <text:p>21756.22</text:p>
          </table:table-cell>
          <table:table-cell office:value-type="float" office:value="49021.5295476649" calcext:value-type="float">
            <text:p>49021.53</text:p>
          </table:table-cell>
          <table:table-cell office:value-type="float" office:value="11510.0920414072" calcext:value-type="float">
            <text:p>11510.09</text:p>
          </table:table-cell>
          <table:table-cell office:value-type="float" office:value="132482218.801665" calcext:value-type="float">
            <text:p>132482218.80</text:p>
          </table:table-cell>
          <table:table-cell office:value-type="float" office:value="18425.0599142935" calcext:value-type="float">
            <text:p>18425.06</text:p>
          </table:table-cell>
          <table:table-cell office:value-type="float" office:value="21756.2230368497" calcext:value-type="float">
            <text:p>21756.22</text:p>
          </table:table-cell>
          <table:table-cell office:value-type="float" office:value="26107.4676442196" calcext:value-type="float">
            <text:p>26107.47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1" table:formula="of:=MIN([.C37];[.C87];[.C137];[.C187];[.C237];[.C287];[.C337];[.C387];[.C437];[.C487];[.C537];[.C587];[.C637];[.C687];[.C737];[.C787];[.C837];[.C887];[.C937];[.C987])" office:value-type="float" office:value="800" calcext:value-type="float">
            <text:p>800.00</text:p>
          </table:table-cell>
          <table:table-cell table:style-name="ce1" table:formula="of:=AVERAGE([.D37];[.D87];[.D137];[.D187];[.D237];[.D287];[.D337];[.D387];[.D437];[.D487];[.D537];[.D587];[.D637];[.D687];[.D737];[.D787];[.D837];[.D887];[.D937];[.D987])" office:value-type="float" office:value="20783.1343315762" calcext:value-type="float">
            <text:p>20783.13</text:p>
          </table:table-cell>
          <table:table-cell table:style-name="ce1" table:formula="of:=MAX([.E37];[.E87];[.E137];[.E187];[.E237];[.E287];[.E337];[.E387];[.E437];[.E487];[.E537];[.E587];[.E637];[.E687];[.E737];[.E787];[.E837];[.E887];[.E937];[.E987])" office:value-type="float" office:value="53828.859838417" calcext:value-type="float">
            <text:p>53828.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36" calcext:value-type="float">
            <text:p>3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760.3216028459" calcext:value-type="float">
            <text:p>21760.32</text:p>
          </table:table-cell>
          <table:table-cell office:value-type="float" office:value="49021.5295476649" calcext:value-type="float">
            <text:p>49021.53</text:p>
          </table:table-cell>
          <table:table-cell office:value-type="float" office:value="11877.1327193593" calcext:value-type="float">
            <text:p>11877.13</text:p>
          </table:table-cell>
          <table:table-cell office:value-type="float" office:value="141066281.633276" calcext:value-type="float">
            <text:p>141066281.63</text:p>
          </table:table-cell>
          <table:table-cell office:value-type="float" office:value="18427.3757126221" calcext:value-type="float">
            <text:p>18427.38</text:p>
          </table:table-cell>
          <table:table-cell office:value-type="float" office:value="21760.3216028459" calcext:value-type="float">
            <text:p>21760.32</text:p>
          </table:table-cell>
          <table:table-cell office:value-type="float" office:value="26112.3859234151" calcext:value-type="float">
            <text:p>26112.39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table:formula="of:=MIN([.C38];[.C88];[.C138];[.C188];[.C238];[.C288];[.C338];[.C388];[.C438];[.C488];[.C538];[.C588];[.C638];[.C688];[.C738];[.C788];[.C838];[.C888];[.C938];[.C988])" office:value-type="float" office:value="800" calcext:value-type="float">
            <text:p>800.00</text:p>
          </table:table-cell>
          <table:table-cell table:style-name="ce1" table:formula="of:=AVERAGE([.D38];[.D88];[.D138];[.D188];[.D238];[.D288];[.D338];[.D388];[.D438];[.D488];[.D538];[.D588];[.D638];[.D688];[.D738];[.D788];[.D838];[.D888];[.D938];[.D988])" office:value-type="float" office:value="20631.4537042843" calcext:value-type="float">
            <text:p>20631.45</text:p>
          </table:table-cell>
          <table:table-cell table:style-name="ce1" table:formula="of:=MAX([.E38];[.E88];[.E138];[.E188];[.E238];[.E288];[.E338];[.E388];[.E438];[.E488];[.E538];[.E588];[.E638];[.E688];[.E738];[.E788];[.E838];[.E888];[.E938];[.E988])" office:value-type="float" office:value="53823.0406306272" calcext:value-type="float">
            <text:p>53823.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37" calcext:value-type="float">
            <text:p>3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2053.9394805962" calcext:value-type="float">
            <text:p>22053.94</text:p>
          </table:table-cell>
          <table:table-cell office:value-type="float" office:value="46623.0406306272" calcext:value-type="float">
            <text:p>46623.04</text:p>
          </table:table-cell>
          <table:table-cell office:value-type="float" office:value="10503.6528410934" calcext:value-type="float">
            <text:p>10503.65</text:p>
          </table:table-cell>
          <table:table-cell office:value-type="float" office:value="110326723.006209" calcext:value-type="float">
            <text:p>110326723.01</text:p>
          </table:table-cell>
          <table:table-cell office:value-type="float" office:value="18253.1810889005" calcext:value-type="float">
            <text:p>18253.18</text:p>
          </table:table-cell>
          <table:table-cell office:value-type="float" office:value="22053.9394805962" calcext:value-type="float">
            <text:p>22053.94</text:p>
          </table:table-cell>
          <table:table-cell office:value-type="float" office:value="26464.7273767155" calcext:value-type="float">
            <text:p>26464.73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1" table:formula="of:=MIN([.C39];[.C89];[.C139];[.C189];[.C239];[.C289];[.C339];[.C389];[.C439];[.C489];[.C539];[.C589];[.C639];[.C689];[.C739];[.C789];[.C839];[.C889];[.C939];[.C989])" office:value-type="float" office:value="800" calcext:value-type="float">
            <text:p>800.00</text:p>
          </table:table-cell>
          <table:table-cell table:style-name="ce1" table:formula="of:=AVERAGE([.D39];[.D89];[.D139];[.D189];[.D239];[.D289];[.D339];[.D389];[.D439];[.D489];[.D539];[.D589];[.D639];[.D689];[.D739];[.D789];[.D839];[.D889];[.D939];[.D989])" office:value-type="float" office:value="20150.5404118253" calcext:value-type="float">
            <text:p>20150.54</text:p>
          </table:table-cell>
          <table:table-cell table:style-name="ce1" table:formula="of:=MAX([.E39];[.E89];[.E139];[.E189];[.E239];[.E289];[.E339];[.E389];[.E439];[.E489];[.E539];[.E589];[.E639];[.E689];[.E739];[.E789];[.E839];[.E889];[.E939];[.E989])" office:value-type="float" office:value="51545.3980694907" calcext:value-type="float">
            <text:p>51545.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38" calcext:value-type="float">
            <text:p>3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931.6984792543" calcext:value-type="float">
            <text:p>19931.70</text:p>
          </table:table-cell>
          <table:table-cell office:value-type="float" office:value="47382.5901668305" calcext:value-type="float">
            <text:p>47382.59</text:p>
          </table:table-cell>
          <table:table-cell office:value-type="float" office:value="11371.2321649022" calcext:value-type="float">
            <text:p>11371.23</text:p>
          </table:table-cell>
          <table:table-cell office:value-type="float" office:value="129304920.948107" calcext:value-type="float">
            <text:p>129304920.95</text:p>
          </table:table-cell>
          <table:table-cell office:value-type="float" office:value="17165.4783226239" calcext:value-type="float">
            <text:p>17165.48</text:p>
          </table:table-cell>
          <table:table-cell office:value-type="float" office:value="19931.6984792543" calcext:value-type="float">
            <text:p>19931.70</text:p>
          </table:table-cell>
          <table:table-cell office:value-type="float" office:value="23918.0381751051" calcext:value-type="float">
            <text:p>23918.04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" table:formula="of:=MIN([.C40];[.C90];[.C140];[.C190];[.C240];[.C290];[.C340];[.C390];[.C440];[.C490];[.C540];[.C590];[.C640];[.C690];[.C740];[.C790];[.C840];[.C890];[.C940];[.C990])" office:value-type="float" office:value="800" calcext:value-type="float">
            <text:p>800.00</text:p>
          </table:table-cell>
          <table:table-cell table:style-name="ce1" table:formula="of:=AVERAGE([.D40];[.D90];[.D140];[.D190];[.D240];[.D290];[.D340];[.D390];[.D440];[.D490];[.D540];[.D590];[.D640];[.D690];[.D740];[.D790];[.D840];[.D890];[.D940];[.D990])" office:value-type="float" office:value="20018.1117891364" calcext:value-type="float">
            <text:p>20018.11</text:p>
          </table:table-cell>
          <table:table-cell table:style-name="ce1" table:formula="of:=MAX([.E40];[.E90];[.E140];[.E190];[.E240];[.E290];[.E340];[.E390];[.E440];[.E490];[.E540];[.E590];[.E640];[.E690];[.E740];[.E790];[.E840];[.E890];[.E940];[.E990])" office:value-type="float" office:value="55352.533858856" calcext:value-type="float">
            <text:p>55352.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39" calcext:value-type="float">
            <text:p>3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231.5453511629" calcext:value-type="float">
            <text:p>21231.55</text:p>
          </table:table-cell>
          <table:table-cell office:value-type="float" office:value="44974.4565164974" calcext:value-type="float">
            <text:p>44974.46</text:p>
          </table:table-cell>
          <table:table-cell office:value-type="float" office:value="11150.7816179986" calcext:value-type="float">
            <text:p>11150.78</text:p>
          </table:table-cell>
          <table:table-cell office:value-type="float" office:value="124339930.692295" calcext:value-type="float">
            <text:p>124339930.69</text:p>
          </table:table-cell>
          <table:table-cell office:value-type="float" office:value="17592.2746660969" calcext:value-type="float">
            <text:p>17592.27</text:p>
          </table:table-cell>
          <table:table-cell office:value-type="float" office:value="21231.5453511629" calcext:value-type="float">
            <text:p>21231.55</text:p>
          </table:table-cell>
          <table:table-cell office:value-type="float" office:value="25477.8544213955" calcext:value-type="float">
            <text:p>25477.85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" table:formula="of:=MIN([.C41];[.C91];[.C141];[.C191];[.C241];[.C291];[.C341];[.C391];[.C441];[.C491];[.C541];[.C591];[.C641];[.C691];[.C741];[.C791];[.C841];[.C891];[.C941];[.C991])" office:value-type="float" office:value="800" calcext:value-type="float">
            <text:p>800.00</text:p>
          </table:table-cell>
          <table:table-cell table:style-name="ce1" table:formula="of:=AVERAGE([.D41];[.D91];[.D141];[.D191];[.D241];[.D291];[.D341];[.D391];[.D441];[.D491];[.D541];[.D591];[.D641];[.D691];[.D741];[.D791];[.D841];[.D891];[.D941];[.D991])" office:value-type="float" office:value="20310.5651089491" calcext:value-type="float">
            <text:p>20310.57</text:p>
          </table:table-cell>
          <table:table-cell table:style-name="ce1" table:formula="of:=MAX([.E41];[.E91];[.E141];[.E191];[.E241];[.E291];[.E341];[.E391];[.E441];[.E491];[.E541];[.E591];[.E641];[.E691];[.E741];[.E791];[.E841];[.E891];[.E941];[.E991])" office:value-type="float" office:value="60944.4169508928" calcext:value-type="float">
            <text:p>60944.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40" calcext:value-type="float">
            <text:p>4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488.7345133055" calcext:value-type="float">
            <text:p>21488.73</text:p>
          </table:table-cell>
          <table:table-cell office:value-type="float" office:value="47926.266929428" calcext:value-type="float">
            <text:p>47926.27</text:p>
          </table:table-cell>
          <table:table-cell office:value-type="float" office:value="11966.4980364206" calcext:value-type="float">
            <text:p>11966.50</text:p>
          </table:table-cell>
          <table:table-cell office:value-type="float" office:value="143197075.255658" calcext:value-type="float">
            <text:p>143197075.26</text:p>
          </table:table-cell>
          <table:table-cell office:value-type="float" office:value="18138.9927042105" calcext:value-type="float">
            <text:p>18138.99</text:p>
          </table:table-cell>
          <table:table-cell office:value-type="float" office:value="21488.7345133055" calcext:value-type="float">
            <text:p>21488.73</text:p>
          </table:table-cell>
          <table:table-cell office:value-type="float" office:value="25786.4814159666" calcext:value-type="float">
            <text:p>25786.48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1" table:formula="of:=MIN([.C42];[.C92];[.C142];[.C192];[.C242];[.C292];[.C342];[.C392];[.C442];[.C492];[.C542];[.C592];[.C642];[.C692];[.C742];[.C792];[.C842];[.C892];[.C942];[.C992])" office:value-type="float" office:value="800" calcext:value-type="float">
            <text:p>800.00</text:p>
          </table:table-cell>
          <table:table-cell table:style-name="ce1" table:formula="of:=AVERAGE([.D42];[.D92];[.D142];[.D192];[.D242];[.D292];[.D342];[.D392];[.D442];[.D492];[.D542];[.D592];[.D642];[.D692];[.D742];[.D792];[.D842];[.D892];[.D942];[.D992])" office:value-type="float" office:value="20067.4302447763" calcext:value-type="float">
            <text:p>20067.43</text:p>
          </table:table-cell>
          <table:table-cell table:style-name="ce1" table:formula="of:=MAX([.E42];[.E92];[.E142];[.E192];[.E242];[.E292];[.E342];[.E392];[.E442];[.E492];[.E542];[.E592];[.E642];[.E692];[.E742];[.E792];[.E842];[.E892];[.E942];[.E992])" office:value-type="float" office:value="57198.4629404365" calcext:value-type="float">
            <text:p>57198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41" calcext:value-type="float">
            <text:p>4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3786.7441910771" calcext:value-type="float">
            <text:p>23786.74</text:p>
          </table:table-cell>
          <table:table-cell office:value-type="float" office:value="55803.3784784746" calcext:value-type="float">
            <text:p>55803.38</text:p>
          </table:table-cell>
          <table:table-cell office:value-type="float" office:value="12713.0144333513" calcext:value-type="float">
            <text:p>12713.01</text:p>
          </table:table-cell>
          <table:table-cell office:value-type="float" office:value="161620735.982599" calcext:value-type="float">
            <text:p>161620735.98</text:p>
          </table:table-cell>
          <table:table-cell office:value-type="float" office:value="20383.4555095832" calcext:value-type="float">
            <text:p>20383.46</text:p>
          </table:table-cell>
          <table:table-cell office:value-type="float" office:value="23786.7441910771" calcext:value-type="float">
            <text:p>23786.74</text:p>
          </table:table-cell>
          <table:table-cell office:value-type="float" office:value="28544.0930292926" calcext:value-type="float">
            <text:p>28544.09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1" table:formula="of:=MIN([.C43];[.C93];[.C143];[.C193];[.C243];[.C293];[.C343];[.C393];[.C443];[.C493];[.C543];[.C593];[.C643];[.C693];[.C743];[.C793];[.C843];[.C893];[.C943];[.C993])" office:value-type="float" office:value="800" calcext:value-type="float">
            <text:p>800.00</text:p>
          </table:table-cell>
          <table:table-cell table:style-name="ce1" table:formula="of:=AVERAGE([.D43];[.D93];[.D143];[.D193];[.D243];[.D293];[.D343];[.D393];[.D443];[.D493];[.D543];[.D593];[.D643];[.D693];[.D743];[.D793];[.D843];[.D893];[.D943];[.D993])" office:value-type="float" office:value="19968.4797961682" calcext:value-type="float">
            <text:p>19968.48</text:p>
          </table:table-cell>
          <table:table-cell table:style-name="ce1" table:formula="of:=MAX([.E43];[.E93];[.E143];[.E193];[.E243];[.E293];[.E343];[.E393];[.E443];[.E493];[.E543];[.E593];[.E643];[.E693];[.E743];[.E793];[.E843];[.E893];[.E943];[.E993])" office:value-type="float" office:value="55803.3784784746" calcext:value-type="float">
            <text:p>55803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42" calcext:value-type="float">
            <text:p>4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3571.0193582119" calcext:value-type="float">
            <text:p>23571.02</text:p>
          </table:table-cell>
          <table:table-cell office:value-type="float" office:value="51803.3784784746" calcext:value-type="float">
            <text:p>51803.38</text:p>
          </table:table-cell>
          <table:table-cell office:value-type="float" office:value="12065.1393476179" calcext:value-type="float">
            <text:p>12065.14</text:p>
          </table:table-cell>
          <table:table-cell office:value-type="float" office:value="145567587.477438" calcext:value-type="float">
            <text:p>145567587.48</text:p>
          </table:table-cell>
          <table:table-cell office:value-type="float" office:value="19782.5761137691" calcext:value-type="float">
            <text:p>19782.58</text:p>
          </table:table-cell>
          <table:table-cell office:value-type="float" office:value="23571.0193582119" calcext:value-type="float">
            <text:p>23571.02</text:p>
          </table:table-cell>
          <table:table-cell office:value-type="float" office:value="28285.2232298542" calcext:value-type="float">
            <text:p>28285.22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1" table:formula="of:=MIN([.C44];[.C94];[.C144];[.C194];[.C244];[.C294];[.C344];[.C394];[.C444];[.C494];[.C544];[.C594];[.C644];[.C694];[.C744];[.C794];[.C844];[.C894];[.C944];[.C994])" office:value-type="float" office:value="800" calcext:value-type="float">
            <text:p>800.00</text:p>
          </table:table-cell>
          <table:table-cell table:style-name="ce1" table:formula="of:=AVERAGE([.D44];[.D94];[.D144];[.D194];[.D244];[.D294];[.D344];[.D394];[.D444];[.D494];[.D544];[.D594];[.D644];[.D694];[.D744];[.D794];[.D844];[.D894];[.D944];[.D994])" office:value-type="float" office:value="19523.5846644515" calcext:value-type="float">
            <text:p>19523.58</text:p>
          </table:table-cell>
          <table:table-cell table:style-name="ce1" table:formula="of:=MAX([.E44];[.E94];[.E144];[.E194];[.E244];[.E294];[.E344];[.E394];[.E444];[.E494];[.E544];[.E594];[.E644];[.E694];[.E744];[.E794];[.E844];[.E894];[.E944];[.E994])" office:value-type="float" office:value="56124.6117974981" calcext:value-type="float">
            <text:p>56124.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43" calcext:value-type="float">
            <text:p>4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3043.6709026195" calcext:value-type="float">
            <text:p>23043.67</text:p>
          </table:table-cell>
          <table:table-cell office:value-type="float" office:value="43541.1254969543" calcext:value-type="float">
            <text:p>43541.13</text:p>
          </table:table-cell>
          <table:table-cell office:value-type="float" office:value="11194.4948946947" calcext:value-type="float">
            <text:p>11194.49</text:p>
          </table:table-cell>
          <table:table-cell office:value-type="float" office:value="125316715.947345" calcext:value-type="float">
            <text:p>125316715.95</text:p>
          </table:table-cell>
          <table:table-cell office:value-type="float" office:value="18060.9367841662" calcext:value-type="float">
            <text:p>18060.94</text:p>
          </table:table-cell>
          <table:table-cell office:value-type="float" office:value="23043.6709026195" calcext:value-type="float">
            <text:p>23043.67</text:p>
          </table:table-cell>
          <table:table-cell office:value-type="float" office:value="27652.4050831433" calcext:value-type="float">
            <text:p>27652.41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1" table:formula="of:=MIN([.C45];[.C95];[.C145];[.C195];[.C245];[.C295];[.C345];[.C395];[.C445];[.C495];[.C545];[.C595];[.C645];[.C695];[.C745];[.C795];[.C845];[.C895];[.C945];[.C995])" office:value-type="float" office:value="800" calcext:value-type="float">
            <text:p>800.00</text:p>
          </table:table-cell>
          <table:table-cell table:style-name="ce1" table:formula="of:=AVERAGE([.D45];[.D95];[.D145];[.D195];[.D245];[.D295];[.D345];[.D395];[.D445];[.D495];[.D545];[.D595];[.D645];[.D695];[.D745];[.D795];[.D845];[.D895];[.D945];[.D995])" office:value-type="float" office:value="19775.336134264" calcext:value-type="float">
            <text:p>19775.34</text:p>
          </table:table-cell>
          <table:table-cell table:style-name="ce1" table:formula="of:=MAX([.E45];[.E95];[.E145];[.E195];[.E245];[.E295];[.E345];[.E395];[.E445];[.E495];[.E545];[.E595];[.E645];[.E695];[.E745];[.E795];[.E845];[.E895];[.E945];[.E995])" office:value-type="float" office:value="50896.6774703315" calcext:value-type="float">
            <text:p>50896.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44" calcext:value-type="float">
            <text:p>4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3816.191562521" calcext:value-type="float">
            <text:p>23816.19</text:p>
          </table:table-cell>
          <table:table-cell office:value-type="float" office:value="49018.1500214648" calcext:value-type="float">
            <text:p>49018.15</text:p>
          </table:table-cell>
          <table:table-cell office:value-type="float" office:value="11240.6238952782" calcext:value-type="float">
            <text:p>11240.62</text:p>
          </table:table-cell>
          <table:table-cell office:value-type="float" office:value="126351625.555098" calcext:value-type="float">
            <text:p>126351625.56</text:p>
          </table:table-cell>
          <table:table-cell office:value-type="float" office:value="19481.7266020092" calcext:value-type="float">
            <text:p>19481.73</text:p>
          </table:table-cell>
          <table:table-cell office:value-type="float" office:value="23816.191562521" calcext:value-type="float">
            <text:p>23816.19</text:p>
          </table:table-cell>
          <table:table-cell office:value-type="float" office:value="28579.4298750252" calcext:value-type="float">
            <text:p>28579.43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1" table:formula="of:=MIN([.C46];[.C96];[.C146];[.C196];[.C246];[.C296];[.C346];[.C396];[.C446];[.C496];[.C546];[.C596];[.C646];[.C696];[.C746];[.C796];[.C846];[.C896];[.C946];[.C996])" office:value-type="float" office:value="800" calcext:value-type="float">
            <text:p>800.00</text:p>
          </table:table-cell>
          <table:table-cell table:style-name="ce1" table:formula="of:=AVERAGE([.D46];[.D96];[.D146];[.D196];[.D246];[.D296];[.D346];[.D396];[.D446];[.D496];[.D546];[.D596];[.D646];[.D696];[.D746];[.D796];[.D846];[.D896];[.D946];[.D996])" office:value-type="float" office:value="20018.2211775676" calcext:value-type="float">
            <text:p>20018.22</text:p>
          </table:table-cell>
          <table:table-cell table:style-name="ce1" table:formula="of:=MAX([.E46];[.E96];[.E146];[.E196];[.E246];[.E296];[.E346];[.E396];[.E446];[.E496];[.E546];[.E596];[.E646];[.E696];[.E746];[.E796];[.E846];[.E896];[.E946];[.E996])" office:value-type="float" office:value="57247.5974712451" calcext:value-type="float">
            <text:p>57247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45" calcext:value-type="float">
            <text:p>4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3858.4684049843" calcext:value-type="float">
            <text:p>23858.47</text:p>
          </table:table-cell>
          <table:table-cell office:value-type="float" office:value="47378.2087003595" calcext:value-type="float">
            <text:p>47378.21</text:p>
          </table:table-cell>
          <table:table-cell office:value-type="float" office:value="10874.2621055965" calcext:value-type="float">
            <text:p>10874.26</text:p>
          </table:table-cell>
          <table:table-cell office:value-type="float" office:value="118249576.341213" calcext:value-type="float">
            <text:p>118249576.34</text:p>
          </table:table-cell>
          <table:table-cell office:value-type="float" office:value="19197.1648975023" calcext:value-type="float">
            <text:p>19197.16</text:p>
          </table:table-cell>
          <table:table-cell office:value-type="float" office:value="23858.4684049843" calcext:value-type="float">
            <text:p>23858.47</text:p>
          </table:table-cell>
          <table:table-cell office:value-type="float" office:value="28630.1620859812" calcext:value-type="float">
            <text:p>28630.16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1" table:formula="of:=MIN([.C47];[.C97];[.C147];[.C197];[.C247];[.C297];[.C347];[.C397];[.C447];[.C497];[.C547];[.C597];[.C647];[.C697];[.C747];[.C797];[.C847];[.C897];[.C947];[.C997])" office:value-type="float" office:value="800" calcext:value-type="float">
            <text:p>800.00</text:p>
          </table:table-cell>
          <table:table-cell table:style-name="ce1" table:formula="of:=AVERAGE([.D47];[.D97];[.D147];[.D197];[.D247];[.D297];[.D347];[.D397];[.D447];[.D497];[.D547];[.D597];[.D647];[.D697];[.D747];[.D797];[.D847];[.D897];[.D947];[.D997])" office:value-type="float" office:value="19814.3683147597" calcext:value-type="float">
            <text:p>19814.37</text:p>
          </table:table-cell>
          <table:table-cell table:style-name="ce1" table:formula="of:=MAX([.E47];[.E97];[.E147];[.E197];[.E247];[.E297];[.E347];[.E397];[.E447];[.E497];[.E547];[.E597];[.E647];[.E697];[.E747];[.E797];[.E847];[.E897];[.E947];[.E997])" office:value-type="float" office:value="57668.5028633296" calcext:value-type="float">
            <text:p>57668.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46" calcext:value-type="float">
            <text:p>4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3146.5540955255" calcext:value-type="float">
            <text:p>23146.55</text:p>
          </table:table-cell>
          <table:table-cell office:value-type="float" office:value="46296.6774703315" calcext:value-type="float">
            <text:p>46296.68</text:p>
          </table:table-cell>
          <table:table-cell office:value-type="float" office:value="11147.338505276" calcext:value-type="float">
            <text:p>11147.34</text:p>
          </table:table-cell>
          <table:table-cell office:value-type="float" office:value="124263155.751208" calcext:value-type="float">
            <text:p>124263155.75</text:p>
          </table:table-cell>
          <table:table-cell office:value-type="float" office:value="18694.4983414229" calcext:value-type="float">
            <text:p>18694.50</text:p>
          </table:table-cell>
          <table:table-cell office:value-type="float" office:value="23146.5540955255" calcext:value-type="float">
            <text:p>23146.55</text:p>
          </table:table-cell>
          <table:table-cell office:value-type="float" office:value="27775.8649146306" calcext:value-type="float">
            <text:p>27775.86</text:p>
          </table:table-cell>
          <table:table-cell/>
          <table:table-cell office:value-type="float" office:value="47" calcext:value-type="float">
            <text:p>47</text:p>
          </table:table-cell>
          <table:table-cell table:style-name="ce1" table:formula="of:=MIN([.C48];[.C98];[.C148];[.C198];[.C248];[.C298];[.C348];[.C398];[.C448];[.C498];[.C548];[.C598];[.C648];[.C698];[.C748];[.C798];[.C848];[.C898];[.C948];[.C998])" office:value-type="float" office:value="800" calcext:value-type="float">
            <text:p>800.00</text:p>
          </table:table-cell>
          <table:table-cell table:style-name="ce1" table:formula="of:=AVERAGE([.D48];[.D98];[.D148];[.D198];[.D248];[.D298];[.D348];[.D398];[.D448];[.D498];[.D548];[.D598];[.D648];[.D698];[.D748];[.D798];[.D848];[.D898];[.D948];[.D998])" office:value-type="float" office:value="19528.5680740235" calcext:value-type="float">
            <text:p>19528.57</text:p>
          </table:table-cell>
          <table:table-cell table:style-name="ce1" table:formula="of:=MAX([.E48];[.E98];[.E148];[.E198];[.E248];[.E298];[.E348];[.E398];[.E448];[.E498];[.E548];[.E598];[.E648];[.E698];[.E748];[.E798];[.E848];[.E898];[.E948];[.E998])" office:value-type="float" office:value="54707.442244164" calcext:value-type="float">
            <text:p>54707.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47" calcext:value-type="float">
            <text:p>4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4346.0543339185" calcext:value-type="float">
            <text:p>24346.05</text:p>
          </table:table-cell>
          <table:table-cell office:value-type="float" office:value="48515.9608179679" calcext:value-type="float">
            <text:p>48515.96</text:p>
          </table:table-cell>
          <table:table-cell office:value-type="float" office:value="11316.4937514012" calcext:value-type="float">
            <text:p>11316.49</text:p>
          </table:table-cell>
          <table:table-cell office:value-type="float" office:value="128063030.825502" calcext:value-type="float">
            <text:p>128063030.83</text:p>
          </table:table-cell>
          <table:table-cell office:value-type="float" office:value="19619.2125038859" calcext:value-type="float">
            <text:p>19619.21</text:p>
          </table:table-cell>
          <table:table-cell office:value-type="float" office:value="24346.0543339185" calcext:value-type="float">
            <text:p>24346.05</text:p>
          </table:table-cell>
          <table:table-cell office:value-type="float" office:value="29215.2652007022" calcext:value-type="float">
            <text:p>29215.27</text:p>
          </table:table-cell>
          <table:table-cell/>
          <table:table-cell office:value-type="float" office:value="48" calcext:value-type="float">
            <text:p>48</text:p>
          </table:table-cell>
          <table:table-cell table:style-name="ce1" table:formula="of:=MIN([.C49];[.C99];[.C149];[.C199];[.C249];[.C299];[.C349];[.C399];[.C449];[.C499];[.C549];[.C599];[.C649];[.C699];[.C749];[.C799];[.C849];[.C899];[.C949];[.C999])" office:value-type="float" office:value="800" calcext:value-type="float">
            <text:p>800.00</text:p>
          </table:table-cell>
          <table:table-cell table:style-name="ce1" table:formula="of:=AVERAGE([.D49];[.D99];[.D149];[.D199];[.D249];[.D299];[.D349];[.D399];[.D449];[.D499];[.D549];[.D599];[.D649];[.D699];[.D749];[.D799];[.D849];[.D899];[.D949];[.D999])" office:value-type="float" office:value="19160.096355968" calcext:value-type="float">
            <text:p>19160.10</text:p>
          </table:table-cell>
          <table:table-cell table:style-name="ce1" table:formula="of:=MAX([.E49];[.E99];[.E149];[.E199];[.E249];[.E299];[.E349];[.E399];[.E449];[.E499];[.E549];[.E599];[.E649];[.E699];[.E749];[.E799];[.E849];[.E899];[.E949];[.E999])" office:value-type="float" office:value="60914.839757605" calcext:value-type="float">
            <text:p>60914.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48" calcext:value-type="float">
            <text:p>4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5245.6509077427" calcext:value-type="float">
            <text:p>25245.65</text:p>
          </table:table-cell>
          <table:table-cell office:value-type="float" office:value="46832.8157299975" calcext:value-type="float">
            <text:p>46832.82</text:p>
          </table:table-cell>
          <table:table-cell office:value-type="float" office:value="11713.2160287428" calcext:value-type="float">
            <text:p>11713.22</text:p>
          </table:table-cell>
          <table:table-cell office:value-type="float" office:value="137199429.735997" calcext:value-type="float">
            <text:p>137199429.74</text:p>
          </table:table-cell>
          <table:table-cell office:value-type="float" office:value="19547.3115853324" calcext:value-type="float">
            <text:p>19547.31</text:p>
          </table:table-cell>
          <table:table-cell office:value-type="float" office:value="25245.6509077427" calcext:value-type="float">
            <text:p>25245.65</text:p>
          </table:table-cell>
          <table:table-cell office:value-type="float" office:value="30294.7810892912" calcext:value-type="float">
            <text:p>30294.78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1" table:formula="of:=MIN([.C50];[.C100];[.C150];[.C200];[.C250];[.C300];[.C350];[.C400];[.C450];[.C500];[.C550];[.C600];[.C650];[.C700];[.C750];[.C800];[.C850];[.C900];[.C950];[.C1000])" office:value-type="float" office:value="800" calcext:value-type="float">
            <text:p>800.00</text:p>
          </table:table-cell>
          <table:table-cell table:style-name="ce1" table:formula="of:=AVERAGE([.D50];[.D100];[.D150];[.D200];[.D250];[.D300];[.D350];[.D400];[.D450];[.D500];[.D550];[.D600];[.D650];[.D700];[.D750];[.D800];[.D850];[.D900];[.D950];[.D1000])" office:value-type="float" office:value="19136.5853639874" calcext:value-type="float">
            <text:p>19136.59</text:p>
          </table:table-cell>
          <table:table-cell table:style-name="ce1" table:formula="of:=MAX([.E50];[.E100];[.E150];[.E200];[.E250];[.E300];[.E350];[.E400];[.E450];[.E500];[.E550];[.E600];[.E650];[.E700];[.E750];[.E800];[.E850];[.E900];[.E950];[.E1000])" office:value-type="float" office:value="60914.839757605" calcext:value-type="float">
            <text:p>60914.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49" calcext:value-type="float">
            <text:p>4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3579.0934460851" calcext:value-type="float">
            <text:p>23579.09</text:p>
          </table:table-cell>
          <table:table-cell office:value-type="float" office:value="44944.2719099992" calcext:value-type="float">
            <text:p>44944.27</text:p>
          </table:table-cell>
          <table:table-cell office:value-type="float" office:value="11481.9179489856" calcext:value-type="float">
            <text:p>11481.92</text:p>
          </table:table-cell>
          <table:table-cell office:value-type="float" office:value="131834439.787237" calcext:value-type="float">
            <text:p>131834439.79</text:p>
          </table:table-cell>
          <table:table-cell office:value-type="float" office:value="18569.4744735363" calcext:value-type="float">
            <text:p>18569.47</text:p>
          </table:table-cell>
          <table:table-cell office:value-type="float" office:value="23579.0934460851" calcext:value-type="float">
            <text:p>23579.09</text:p>
          </table:table-cell>
          <table:table-cell office:value-type="float" office:value="28294.9121353021" calcext:value-type="float">
            <text:p>28294.9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table:formula="of:=MIN([.C51];[.C101];[.C151];[.C201];[.C251];[.C301];[.C351];[.C401];[.C451];[.C501];[.C551];[.C601];[.C651];[.C701];[.C751];[.C801];[.C851];[.C901];[.C951];[.C1001])" office:value-type="float" office:value="800" calcext:value-type="float">
            <text:p>800.00</text:p>
          </table:table-cell>
          <table:table-cell table:style-name="ce1" table:formula="of:=AVERAGE([.D51];[.D101];[.D151];[.D201];[.D251];[.D301];[.D351];[.D401];[.D451];[.D501];[.D551];[.D601];[.D651];[.D701];[.D751];[.D801];[.D851];[.D901];[.D951];[.D1001])" office:value-type="float" office:value="18664.342180997" calcext:value-type="float">
            <text:p>18664.34</text:p>
          </table:table-cell>
          <table:table-cell table:style-name="ce1" table:formula="of:=MAX([.E51];[.E101];[.E151];[.E201];[.E251];[.E301];[.E351];[.E401];[.E451];[.E501];[.E551];[.E601];[.E651];[.E701];[.E751];[.E801];[.E851];[.E901];[.E951];[.E1001])" office:value-type="float" office:value="56414.839757605" calcext:value-type="float">
            <text:p>56414.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0" calcext:value-type="float">
            <text:p>0</text:p>
          </table:table-cell>
          <table:table-cell office:value-type="float" office:value="1412.8990204492" calcext:value-type="float">
            <text:p>1412.90</text:p>
          </table:table-cell>
          <table:table-cell office:value-type="float" office:value="34473.877929728" calcext:value-type="float">
            <text:p>34473.88</text:p>
          </table:table-cell>
          <table:table-cell office:value-type="float" office:value="62268.5028633296" calcext:value-type="float">
            <text:p>62268.50</text:p>
          </table:table-cell>
          <table:table-cell office:value-type="float" office:value="13189.3480512706" calcext:value-type="float">
            <text:p>13189.35</text:p>
          </table:table-cell>
          <table:table-cell office:value-type="float" office:value="173958902.017554" calcext:value-type="float">
            <text:p>173958902.02</text:p>
          </table:table-cell>
          <table:table-cell office:value-type="float" office:value="26272.7228223754" calcext:value-type="float">
            <text:p>26272.72</text:p>
          </table:table-cell>
          <table:table-cell office:value-type="float" office:value="34473.877929728" calcext:value-type="float">
            <text:p>34473.88</text:p>
          </table:table-cell>
          <table:table-cell office:value-type="float" office:value="41368.6535156736" calcext:value-type="float">
            <text:p>41368.65</text:p>
          </table:table-cell>
          <table:table-cell/>
          <table:table-cell office:value-type="string" calcext:value-type="string">
            <text:p>Promedio:</text:p>
          </table:table-cell>
          <table:table-cell table:style-name="ce1" table:formula="of:=AVERAGE([.M2:.M51])" office:value-type="float" office:value="818.859106568475" calcext:value-type="float">
            <text:p>818.86</text:p>
          </table:table-cell>
          <table:table-cell table:style-name="ce1" table:formula="of:=AVERAGE([.N2:.N51])" office:value-type="float" office:value="23553.4503906309" calcext:value-type="float">
            <text:p>23553.45</text:p>
          </table:table-cell>
          <table:table-cell table:style-name="ce1" table:formula="of:=AVERAGE([.O2:.O51])" office:value-type="float" office:value="60391.0203080355" calcext:value-type="float">
            <text:p>60391.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n1</text:p>
          </table:table-cell>
          <table:table-cell office:value-type="float" office:value="1" calcext:value-type="float">
            <text:p>1</text:p>
          </table:table-cell>
          <table:table-cell office:value-type="float" office:value="1412.8990204492" calcext:value-type="float">
            <text:p>1412.90</text:p>
          </table:table-cell>
          <table:table-cell office:value-type="float" office:value="34168.4039532738" calcext:value-type="float">
            <text:p>34168.40</text:p>
          </table:table-cell>
          <table:table-cell office:value-type="float" office:value="70977.1456563541" calcext:value-type="float">
            <text:p>70977.15</text:p>
          </table:table-cell>
          <table:table-cell office:value-type="float" office:value="14377.8918936651" calcext:value-type="float">
            <text:p>14377.89</text:p>
          </table:table-cell>
          <table:table-cell office:value-type="float" office:value="206723775.305919" calcext:value-type="float">
            <text:p>206723775.31</text:p>
          </table:table-cell>
          <table:table-cell office:value-type="float" office:value="28087.2217533153" calcext:value-type="float">
            <text:p>28087.22</text:p>
          </table:table-cell>
          <table:table-cell office:value-type="float" office:value="34168.4039532738" calcext:value-type="float">
            <text:p>34168.40</text:p>
          </table:table-cell>
          <table:table-cell office:value-type="float" office:value="41002.0847439285" calcext:value-type="float">
            <text:p>41002.08</text:p>
          </table:table-cell>
          <table:table-cell/>
          <table:table-cell table:style-name="ce5" office:value-type="string" calcext:value-type="string">
            <text:p>Desviación estándar:</text:p>
          </table:table-cell>
          <table:table-cell table:style-name="ce8" table:formula="of:=STDEV([.M2:.M51])" office:value-type="float" office:value="48.1548605822688" calcext:value-type="float">
            <text:p>48.15</text:p>
          </table:table-cell>
          <table:table-cell table:style-name="ce8" table:formula="of:=STDEV([.N2:.N51])" office:value-type="float" office:value="4065.2918171169" calcext:value-type="float">
            <text:p>4065.29</text:p>
          </table:table-cell>
          <table:table-cell table:style-name="ce8" table:formula="of:=STDEV([.O2:.O51])" office:value-type="float" office:value="5633.80478905397" calcext:value-type="float">
            <text:p>5633.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2" calcext:value-type="float">
            <text:p>2</text:p>
          </table:table-cell>
          <table:table-cell office:value-type="float" office:value="1148.52813742386" calcext:value-type="float">
            <text:p>1148.53</text:p>
          </table:table-cell>
          <table:table-cell office:value-type="float" office:value="29538.7259661699" calcext:value-type="float">
            <text:p>29538.73</text:p>
          </table:table-cell>
          <table:table-cell office:value-type="float" office:value="58659.2567363976" calcext:value-type="float">
            <text:p>58659.26</text:p>
          </table:table-cell>
          <table:table-cell office:value-type="float" office:value="14673.9137074631" calcext:value-type="float">
            <text:p>14673.91</text:p>
          </table:table-cell>
          <table:table-cell office:value-type="float" office:value="215323743.494073" calcext:value-type="float">
            <text:p>215323743.49</text:p>
          </table:table-cell>
          <table:table-cell office:value-type="float" office:value="23779.1449996989" calcext:value-type="float">
            <text:p>23779.14</text:p>
          </table:table-cell>
          <table:table-cell office:value-type="float" office:value="29538.7259661699" calcext:value-type="float">
            <text:p>29538.73</text:p>
          </table:table-cell>
          <table:table-cell office:value-type="float" office:value="35446.4711594038" calcext:value-type="float">
            <text:p>35446.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3" calcext:value-type="float">
            <text:p>3</text:p>
          </table:table-cell>
          <table:table-cell office:value-type="float" office:value="1148.52813742386" calcext:value-type="float">
            <text:p>1148.53</text:p>
          </table:table-cell>
          <table:table-cell office:value-type="float" office:value="27963.5615679593" calcext:value-type="float">
            <text:p>27963.56</text:p>
          </table:table-cell>
          <table:table-cell office:value-type="float" office:value="56515.9608179679" calcext:value-type="float">
            <text:p>56515.96</text:p>
          </table:table-cell>
          <table:table-cell office:value-type="float" office:value="13787.7091440774" calcext:value-type="float">
            <text:p>13787.71</text:p>
          </table:table-cell>
          <table:table-cell office:value-type="float" office:value="190100923.441675" calcext:value-type="float">
            <text:p>190100923.44</text:p>
          </table:table-cell>
          <table:table-cell office:value-type="float" office:value="22711.1564603119" calcext:value-type="float">
            <text:p>22711.16</text:p>
          </table:table-cell>
          <table:table-cell office:value-type="float" office:value="27963.5615679593" calcext:value-type="float">
            <text:p>27963.56</text:p>
          </table:table-cell>
          <table:table-cell office:value-type="float" office:value="33556.2738815512" calcext:value-type="float">
            <text:p>33556.27</text:p>
          </table:table-cell>
          <table:table-cell table:number-columns-repeated="2"/>
          <table:table-cell table:style-name="ce9" office:value-type="string" calcext:value-type="string" table:number-columns-spanned="3" table:number-rows-spanned="1">
            <text:p>GA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ACO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run1</text:p>
          </table:table-cell>
          <table:table-cell office:value-type="float" office:value="4" calcext:value-type="float">
            <text:p>4</text:p>
          </table:table-cell>
          <table:table-cell office:value-type="float" office:value="1148.52813742386" calcext:value-type="float">
            <text:p>1148.53</text:p>
          </table:table-cell>
          <table:table-cell office:value-type="float" office:value="27790.3696050073" calcext:value-type="float">
            <text:p>27790.37</text:p>
          </table:table-cell>
          <table:table-cell office:value-type="float" office:value="57668.5028633296" calcext:value-type="float">
            <text:p>57668.50</text:p>
          </table:table-cell>
          <table:table-cell office:value-type="float" office:value="14129.8742523296" calcext:value-type="float">
            <text:p>14129.87</text:p>
          </table:table-cell>
          <table:table-cell office:value-type="float" office:value="199653346.386647" calcext:value-type="float">
            <text:p>199653346.39</text:p>
          </table:table-cell>
          <table:table-cell office:value-type="float" office:value="22834.3262341523" calcext:value-type="float">
            <text:p>22834.33</text:p>
          </table:table-cell>
          <table:table-cell office:value-type="float" office:value="27790.3696050073" calcext:value-type="float">
            <text:p>27790.37</text:p>
          </table:table-cell>
          <table:table-cell office:value-type="float" office:value="33348.4435260087" calcext:value-type="float">
            <text:p>33348.44</text:p>
          </table:table-cell>
          <table:table-cell/>
          <table:table-cell table:style-name="ce6" office:value-type="string" calcext:value-type="string">
            <text:p>Ejecución</text:p>
          </table:table-cell>
          <table:table-cell table:style-name="ce6" office:value-type="string" calcext:value-type="string">
            <text:p>Mínimo</text:p>
          </table:table-cell>
          <table:table-cell table:style-name="ce6" office:value-type="string" calcext:value-type="string">
            <text:p>Diferencia</text:p>
          </table:table-cell>
          <table:table-cell table:style-name="ce6" office:value-type="string" calcext:value-type="string">
            <text:p>Generaciónes requeridas</text:p>
          </table:table-cell>
          <table:table-cell table:style-name="ce6" office:value-type="string" calcext:value-type="string">
            <text:p>Mínimo</text:p>
          </table:table-cell>
          <table:table-cell table:style-name="ce6" office:value-type="string" calcext:value-type="string">
            <text:p>Diferencia</text:p>
          </table:table-cell>
          <table:table-cell table:style-name="ce6" office:value-type="string" calcext:value-type="string">
            <text:p>Iteraciones requerid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5" calcext:value-type="float">
            <text:p>5</text:p>
          </table:table-cell>
          <table:table-cell office:value-type="float" office:value="1148.52813742386" calcext:value-type="float">
            <text:p>1148.53</text:p>
          </table:table-cell>
          <table:table-cell office:value-type="float" office:value="29037.5756796598" calcext:value-type="float">
            <text:p>29037.58</text:p>
          </table:table-cell>
          <table:table-cell office:value-type="float" office:value="53154.1940899146" calcext:value-type="float">
            <text:p>53154.19</text:p>
          </table:table-cell>
          <table:table-cell office:value-type="float" office:value="13053.6503544345" calcext:value-type="float">
            <text:p>13053.65</text:p>
          </table:table-cell>
          <table:table-cell office:value-type="float" office:value="170397787.575828" calcext:value-type="float">
            <text:p>170397787.58</text:p>
          </table:table-cell>
          <table:table-cell office:value-type="float" office:value="22321.6230957191" calcext:value-type="float">
            <text:p>22321.62</text:p>
          </table:table-cell>
          <table:table-cell office:value-type="float" office:value="29037.5756796598" calcext:value-type="float">
            <text:p>29037.58</text:p>
          </table:table-cell>
          <table:table-cell office:value-type="float" office:value="34845.0908155917" calcext:value-type="float">
            <text:p>34845.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MIN([.C2:.C51])" office:value-type="float" office:value="882.842712474619" calcext:value-type="float">
            <text:p>882.84</text:p>
          </table:table-cell>
          <table:table-cell table:style-name="ce1" table:formula="of:=([.M57]-800)/800*100" office:value-type="float" office:value="10.3553390593274" calcext:value-type="float">
            <text:p>10.36</text:p>
          </table:table-cell>
          <table:table-cell table:formula="of:=MATCH([.M57];[.C2:.C51];0)" office:value-type="float" office:value="36" calcext:value-type="float">
            <text:p>36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6" calcext:value-type="float">
            <text:p>6</text:p>
          </table:table-cell>
          <table:table-cell office:value-type="float" office:value="1148.52813742386" calcext:value-type="float">
            <text:p>1148.53</text:p>
          </table:table-cell>
          <table:table-cell office:value-type="float" office:value="29136.9733150017" calcext:value-type="float">
            <text:p>29136.97</text:p>
          </table:table-cell>
          <table:table-cell office:value-type="float" office:value="53460.232727967" calcext:value-type="float">
            <text:p>53460.23</text:p>
          </table:table-cell>
          <table:table-cell office:value-type="float" office:value="13031.436324776" calcext:value-type="float">
            <text:p>13031.44</text:p>
          </table:table-cell>
          <table:table-cell office:value-type="float" office:value="169818332.686692" calcext:value-type="float">
            <text:p>169818332.69</text:p>
          </table:table-cell>
          <table:table-cell office:value-type="float" office:value="22431.4692012497" calcext:value-type="float">
            <text:p>22431.47</text:p>
          </table:table-cell>
          <table:table-cell office:value-type="float" office:value="29136.9733150017" calcext:value-type="float">
            <text:p>29136.97</text:p>
          </table:table-cell>
          <table:table-cell office:value-type="float" office:value="34964.367978002" calcext:value-type="float">
            <text:p>34964.37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MIN([.C52:.C101])" office:value-type="float" office:value="882.842712474619" calcext:value-type="float">
            <text:p>882.84</text:p>
          </table:table-cell>
          <table:table-cell table:style-name="ce1" table:formula="of:=([.M58]-800)/800*100" office:value-type="float" office:value="10.3553390593274" calcext:value-type="float">
            <text:p>10.36</text:p>
          </table:table-cell>
          <table:table-cell table:formula="of:=MATCH([.M58];[.C52:.C101];0)" office:value-type="float" office:value="23" calcext:value-type="float">
            <text:p>23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7" calcext:value-type="float">
            <text:p>7</text:p>
          </table:table-cell>
          <table:table-cell office:value-type="float" office:value="1148.52813742386" calcext:value-type="float">
            <text:p>1148.53</text:p>
          </table:table-cell>
          <table:table-cell office:value-type="float" office:value="28006.6500409119" calcext:value-type="float">
            <text:p>28006.65</text:p>
          </table:table-cell>
          <table:table-cell office:value-type="float" office:value="50872.2519877145" calcext:value-type="float">
            <text:p>50872.25</text:p>
          </table:table-cell>
          <table:table-cell office:value-type="float" office:value="12161.9113244699" calcext:value-type="float">
            <text:p>12161.91</text:p>
          </table:table-cell>
          <table:table-cell office:value-type="float" office:value="147912087.064268" calcext:value-type="float">
            <text:p>147912087.06</text:p>
          </table:table-cell>
          <table:table-cell office:value-type="float" office:value="21427.2822844263" calcext:value-type="float">
            <text:p>21427.28</text:p>
          </table:table-cell>
          <table:table-cell office:value-type="float" office:value="28006.6500409119" calcext:value-type="float">
            <text:p>28006.65</text:p>
          </table:table-cell>
          <table:table-cell office:value-type="float" office:value="33607.9800490943" calcext:value-type="float">
            <text:p>33607.98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MIN([.C102:.C151])" office:value-type="float" office:value="941.42135623731" calcext:value-type="float">
            <text:p>941.42</text:p>
          </table:table-cell>
          <table:table-cell table:style-name="ce1" table:formula="of:=([.M59]-800)/800*100" office:value-type="float" office:value="17.6776695296637" calcext:value-type="float">
            <text:p>17.68</text:p>
          </table:table-cell>
          <table:table-cell table:formula="of:=MATCH([.M59];[.C102:.C151];0)" office:value-type="float" office:value="24" calcext:value-type="float">
            <text:p>24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8" calcext:value-type="float">
            <text:p>8</text:p>
          </table:table-cell>
          <table:table-cell office:value-type="float" office:value="1106.4495102246" calcext:value-type="float">
            <text:p>1106.45</text:p>
          </table:table-cell>
          <table:table-cell office:value-type="float" office:value="29099.5340831088" calcext:value-type="float">
            <text:p>29099.53</text:p>
          </table:table-cell>
          <table:table-cell office:value-type="float" office:value="55873.9651360018" calcext:value-type="float">
            <text:p>55873.97</text:p>
          </table:table-cell>
          <table:table-cell office:value-type="float" office:value="11843.5249057346" calcext:value-type="float">
            <text:p>11843.52</text:p>
          </table:table-cell>
          <table:table-cell office:value-type="float" office:value="140269082.192756" calcext:value-type="float">
            <text:p>140269082.19</text:p>
          </table:table-cell>
          <table:table-cell office:value-type="float" office:value="23014.730884036" calcext:value-type="float">
            <text:p>23014.73</text:p>
          </table:table-cell>
          <table:table-cell office:value-type="float" office:value="29099.5340831088" calcext:value-type="float">
            <text:p>29099.53</text:p>
          </table:table-cell>
          <table:table-cell office:value-type="float" office:value="34919.4408997306" calcext:value-type="float">
            <text:p>34919.4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table:formula="of:=MIN([.C152:.C201])" office:value-type="float" office:value="882.842712474619" calcext:value-type="float">
            <text:p>882.84</text:p>
          </table:table-cell>
          <table:table-cell table:style-name="ce1" table:formula="of:=([.M60]-800)/800*100" office:value-type="float" office:value="10.3553390593274" calcext:value-type="float">
            <text:p>10.36</text:p>
          </table:table-cell>
          <table:table-cell table:formula="of:=MATCH([.M60];[.C152:.C201];0)" office:value-type="float" office:value="14" calcext:value-type="float">
            <text:p>14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9" calcext:value-type="float">
            <text:p>9</text:p>
          </table:table-cell>
          <table:table-cell office:value-type="float" office:value="1106.4495102246" calcext:value-type="float">
            <text:p>1106.45</text:p>
          </table:table-cell>
          <table:table-cell office:value-type="float" office:value="28359.3735803147" calcext:value-type="float">
            <text:p>28359.37</text:p>
          </table:table-cell>
          <table:table-cell office:value-type="float" office:value="59327.9561686653" calcext:value-type="float">
            <text:p>59327.96</text:p>
          </table:table-cell>
          <table:table-cell office:value-type="float" office:value="12474.4916169234" calcext:value-type="float">
            <text:p>12474.49</text:p>
          </table:table-cell>
          <table:table-cell office:value-type="float" office:value="155612941.100692" calcext:value-type="float">
            <text:p>155612941.10</text:p>
          </table:table-cell>
          <table:table-cell office:value-type="float" office:value="23368.0191800628" calcext:value-type="float">
            <text:p>23368.02</text:p>
          </table:table-cell>
          <table:table-cell office:value-type="float" office:value="28359.3735803147" calcext:value-type="float">
            <text:p>28359.37</text:p>
          </table:table-cell>
          <table:table-cell office:value-type="float" office:value="34031.2482963776" calcext:value-type="float">
            <text:p>34031.2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table:formula="of:=MIN([.C202:.C251])" office:value-type="float" office:value="800" calcext:value-type="float">
            <text:p>800.00</text:p>
          </table:table-cell>
          <table:table-cell table:style-name="ce1" table:formula="of:=([.M61]-800)/800*100" office:value-type="float" office:value="0" calcext:value-type="float">
            <text:p>0.00</text:p>
          </table:table-cell>
          <table:table-cell table:formula="of:=MATCH([.M61];[.C202:.C251];0)" office:value-type="float" office:value="30" calcext:value-type="float">
            <text:p>3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10" calcext:value-type="float">
            <text:p>10</text:p>
          </table:table-cell>
          <table:table-cell office:value-type="float" office:value="1106.4495102246" calcext:value-type="float">
            <text:p>1106.45</text:p>
          </table:table-cell>
          <table:table-cell office:value-type="float" office:value="29484.8256157167" calcext:value-type="float">
            <text:p>29484.83</text:p>
          </table:table-cell>
          <table:table-cell office:value-type="float" office:value="57074.9752627784" calcext:value-type="float">
            <text:p>57074.98</text:p>
          </table:table-cell>
          <table:table-cell office:value-type="float" office:value="12584.4922525688" calcext:value-type="float">
            <text:p>12584.49</text:p>
          </table:table-cell>
          <table:table-cell office:value-type="float" office:value="158369445.254964" calcext:value-type="float">
            <text:p>158369445.25</text:p>
          </table:table-cell>
          <table:table-cell office:value-type="float" office:value="23419.3893536356" calcext:value-type="float">
            <text:p>23419.39</text:p>
          </table:table-cell>
          <table:table-cell office:value-type="float" office:value="29484.8256157167" calcext:value-type="float">
            <text:p>29484.83</text:p>
          </table:table-cell>
          <table:table-cell office:value-type="float" office:value="35381.7907388601" calcext:value-type="float">
            <text:p>35381.79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table:formula="of:=MIN([.C252:.C301])" office:value-type="float" office:value="882.842712474619" calcext:value-type="float">
            <text:p>882.84</text:p>
          </table:table-cell>
          <table:table-cell table:style-name="ce1" table:formula="of:=([.M62]-800)/800*100" office:value-type="float" office:value="10.3553390593274" calcext:value-type="float">
            <text:p>10.36</text:p>
          </table:table-cell>
          <table:table-cell table:formula="of:=MATCH([.M62];[.C252:.C301];0)" office:value-type="float" office:value="33" calcext:value-type="float">
            <text:p>33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11" calcext:value-type="float">
            <text:p>11</text:p>
          </table:table-cell>
          <table:table-cell office:value-type="float" office:value="1089.29222269922" calcext:value-type="float">
            <text:p>1089.29</text:p>
          </table:table-cell>
          <table:table-cell office:value-type="float" office:value="30616.6303018285" calcext:value-type="float">
            <text:p>30616.63</text:p>
          </table:table-cell>
          <table:table-cell office:value-type="float" office:value="54175.4803261668" calcext:value-type="float">
            <text:p>54175.48</text:p>
          </table:table-cell>
          <table:table-cell office:value-type="float" office:value="11308.3997872939" calcext:value-type="float">
            <text:p>11308.40</text:p>
          </table:table-cell>
          <table:table-cell office:value-type="float" office:value="127879905.749268" calcext:value-type="float">
            <text:p>127879905.75</text:p>
          </table:table-cell>
          <table:table-cell office:value-type="float" office:value="22941.9976874872" calcext:value-type="float">
            <text:p>22942.00</text:p>
          </table:table-cell>
          <table:table-cell office:value-type="float" office:value="30616.6303018285" calcext:value-type="float">
            <text:p>30616.63</text:p>
          </table:table-cell>
          <table:table-cell office:value-type="float" office:value="36739.9563621942" calcext:value-type="float">
            <text:p>36739.96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table:formula="of:=MIN([.C302:.C351])" office:value-type="float" office:value="841.42135623731" calcext:value-type="float">
            <text:p>841.42</text:p>
          </table:table-cell>
          <table:table-cell table:style-name="ce1" table:formula="of:=([.M63]-800)/800*100" office:value-type="float" office:value="5.17766952966375" calcext:value-type="float">
            <text:p>5.18</text:p>
          </table:table-cell>
          <table:table-cell table:formula="of:=MATCH([.M63];[.C302:.C351];0)" office:value-type="float" office:value="27" calcext:value-type="float">
            <text:p>27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12" calcext:value-type="float">
            <text:p>12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30229.825527626" calcext:value-type="float">
            <text:p>30229.83</text:p>
          </table:table-cell>
          <table:table-cell office:value-type="float" office:value="49728.859838417" calcext:value-type="float">
            <text:p>49728.86</text:p>
          </table:table-cell>
          <table:table-cell office:value-type="float" office:value="12292.4950464846" calcext:value-type="float">
            <text:p>12292.50</text:p>
          </table:table-cell>
          <table:table-cell office:value-type="float" office:value="151105434.467847" calcext:value-type="float">
            <text:p>151105434.47</text:p>
          </table:table-cell>
          <table:table-cell office:value-type="float" office:value="21168.6838910337" calcext:value-type="float">
            <text:p>21168.68</text:p>
          </table:table-cell>
          <table:table-cell office:value-type="float" office:value="30229.825527626" calcext:value-type="float">
            <text:p>30229.83</text:p>
          </table:table-cell>
          <table:table-cell office:value-type="float" office:value="36275.7906331512" calcext:value-type="float">
            <text:p>36275.79</text:p>
          </table:table-cell>
          <table:table-cell/>
          <table:table-cell office:value-type="float" office:value="8" calcext:value-type="float">
            <text:p>8</text:p>
          </table:table-cell>
          <table:table-cell table:style-name="ce2" table:formula="of:=MIN([.C352:.C401])" office:value-type="float" office:value="965.028153987289" calcext:value-type="float">
            <text:p>965.03</text:p>
          </table:table-cell>
          <table:table-cell table:style-name="ce1" table:formula="of:=([.M64]-800)/800*100" office:value-type="float" office:value="20.6285192484111" calcext:value-type="float">
            <text:p>20.63</text:p>
          </table:table-cell>
          <table:table-cell table:formula="of:=MATCH([.M64];[.C352:.C401];0)" office:value-type="float" office:value="13" calcext:value-type="float">
            <text:p>13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13" calcext:value-type="float">
            <text:p>13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8007.757858327" calcext:value-type="float">
            <text:p>28007.76</text:p>
          </table:table-cell>
          <table:table-cell office:value-type="float" office:value="49728.859838417" calcext:value-type="float">
            <text:p>49728.86</text:p>
          </table:table-cell>
          <table:table-cell office:value-type="float" office:value="12982.2168236746" calcext:value-type="float">
            <text:p>12982.22</text:p>
          </table:table-cell>
          <table:table-cell office:value-type="float" office:value="168537953.6569" calcext:value-type="float">
            <text:p>168537953.66</text:p>
          </table:table-cell>
          <table:table-cell office:value-type="float" office:value="21034.0065505377" calcext:value-type="float">
            <text:p>21034.01</text:p>
          </table:table-cell>
          <table:table-cell office:value-type="float" office:value="28007.757858327" calcext:value-type="float">
            <text:p>28007.76</text:p>
          </table:table-cell>
          <table:table-cell office:value-type="float" office:value="33609.3094299924" calcext:value-type="float">
            <text:p>33609.31</text:p>
          </table:table-cell>
          <table:table-cell/>
          <table:table-cell office:value-type="float" office:value="9" calcext:value-type="float">
            <text:p>9</text:p>
          </table:table-cell>
          <table:table-cell table:style-name="ce2" table:formula="of:=MIN([.C402:.C451])" office:value-type="float" office:value="900" calcext:value-type="float">
            <text:p>900.00</text:p>
          </table:table-cell>
          <table:table-cell table:style-name="ce1" table:formula="of:=([.M65]-800)/800*100" office:value-type="float" office:value="12.5" calcext:value-type="float">
            <text:p>12.50</text:p>
          </table:table-cell>
          <table:table-cell table:formula="of:=MATCH([.M65];[.C402:.C451];0)" office:value-type="float" office:value="39" calcext:value-type="float">
            <text:p>39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14" calcext:value-type="float">
            <text:p>14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6253.2438433599" calcext:value-type="float">
            <text:p>26253.24</text:p>
          </table:table-cell>
          <table:table-cell office:value-type="float" office:value="46390.8582625416" calcext:value-type="float">
            <text:p>46390.86</text:p>
          </table:table-cell>
          <table:table-cell office:value-type="float" office:value="12849.0393398283" calcext:value-type="float">
            <text:p>12849.04</text:p>
          </table:table-cell>
          <table:table-cell office:value-type="float" office:value="165097811.956455" calcext:value-type="float">
            <text:p>165097811.96</text:p>
          </table:table-cell>
          <table:table-cell office:value-type="float" office:value="19659.8070683527" calcext:value-type="float">
            <text:p>19659.81</text:p>
          </table:table-cell>
          <table:table-cell office:value-type="float" office:value="26253.2438433599" calcext:value-type="float">
            <text:p>26253.24</text:p>
          </table:table-cell>
          <table:table-cell office:value-type="float" office:value="31503.8926120319" calcext:value-type="float">
            <text:p>31503.89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table:formula="of:=MIN([.C452:.C501])" office:value-type="float" office:value="841.42135623731" calcext:value-type="float">
            <text:p>841.42</text:p>
          </table:table-cell>
          <table:table-cell table:style-name="ce1" table:formula="of:=([.M66]-800)/800*100" office:value-type="float" office:value="5.17766952966375" calcext:value-type="float">
            <text:p>5.18</text:p>
          </table:table-cell>
          <table:table-cell table:formula="of:=MATCH([.M66];[.C452:.C501];0)" office:value-type="float" office:value="37" calcext:value-type="float">
            <text:p>37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15" calcext:value-type="float">
            <text:p>15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6010.5811314192" calcext:value-type="float">
            <text:p>26010.58</text:p>
          </table:table-cell>
          <table:table-cell office:value-type="float" office:value="47929.3505963451" calcext:value-type="float">
            <text:p>47929.35</text:p>
          </table:table-cell>
          <table:table-cell office:value-type="float" office:value="11012.1087056984" calcext:value-type="float">
            <text:p>11012.11</text:p>
          </table:table-cell>
          <table:table-cell office:value-type="float" office:value="121266538.146118" calcext:value-type="float">
            <text:p>121266538.15</text:p>
          </table:table-cell>
          <table:table-cell office:value-type="float" office:value="20066.5221572739" calcext:value-type="float">
            <text:p>20066.52</text:p>
          </table:table-cell>
          <table:table-cell office:value-type="float" office:value="26010.5811314192" calcext:value-type="float">
            <text:p>26010.58</text:p>
          </table:table-cell>
          <table:table-cell office:value-type="float" office:value="31212.697357703" calcext:value-type="float">
            <text:p>31212.70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" table:formula="of:=MIN([.C502:.C551])" office:value-type="float" office:value="800" calcext:value-type="float">
            <text:p>800.00</text:p>
          </table:table-cell>
          <table:table-cell table:style-name="ce1" table:formula="of:=([.M67]-800)/800*100" office:value-type="float" office:value="0" calcext:value-type="float">
            <text:p>0.00</text:p>
          </table:table-cell>
          <table:table-cell table:formula="of:=MATCH([.M67];[.C502:.C551];0)" office:value-type="float" office:value="9" calcext:value-type="float">
            <text:p>9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16" calcext:value-type="float">
            <text:p>16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4916.9136467296" calcext:value-type="float">
            <text:p>24916.91</text:p>
          </table:table-cell>
          <table:table-cell office:value-type="float" office:value="48024.7227310843" calcext:value-type="float">
            <text:p>48024.72</text:p>
          </table:table-cell>
          <table:table-cell office:value-type="float" office:value="12573.5061757986" calcext:value-type="float">
            <text:p>12573.51</text:p>
          </table:table-cell>
          <table:table-cell office:value-type="float" office:value="158093057.552846" calcext:value-type="float">
            <text:p>158093057.55</text:p>
          </table:table-cell>
          <table:table-cell office:value-type="float" office:value="19751.6408754631" calcext:value-type="float">
            <text:p>19751.64</text:p>
          </table:table-cell>
          <table:table-cell office:value-type="float" office:value="24916.9136467296" calcext:value-type="float">
            <text:p>24916.91</text:p>
          </table:table-cell>
          <table:table-cell office:value-type="float" office:value="29900.2963760756" calcext:value-type="float">
            <text:p>29900.3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table:formula="of:=MIN([.C552:.C601])" office:value-type="float" office:value="882.842712474619" calcext:value-type="float">
            <text:p>882.84</text:p>
          </table:table-cell>
          <table:table-cell table:style-name="ce1" table:formula="of:=([.M68]-800)/800*100" office:value-type="float" office:value="10.3553390593274" calcext:value-type="float">
            <text:p>10.36</text:p>
          </table:table-cell>
          <table:table-cell table:formula="of:=MATCH([.M68];[.C552:.C601];0)" office:value-type="float" office:value="26" calcext:value-type="float">
            <text:p>26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17" calcext:value-type="float">
            <text:p>17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4050.1158809052" calcext:value-type="float">
            <text:p>24050.12</text:p>
          </table:table-cell>
          <table:table-cell office:value-type="float" office:value="48024.7227310843" calcext:value-type="float">
            <text:p>48024.72</text:p>
          </table:table-cell>
          <table:table-cell office:value-type="float" office:value="11934.7029997961" calcext:value-type="float">
            <text:p>11934.70</text:p>
          </table:table-cell>
          <table:table-cell office:value-type="float" office:value="142437135.693342" calcext:value-type="float">
            <text:p>142437135.69</text:p>
          </table:table-cell>
          <table:table-cell office:value-type="float" office:value="19418.6887131534" calcext:value-type="float">
            <text:p>19418.69</text:p>
          </table:table-cell>
          <table:table-cell office:value-type="float" office:value="24050.1158809052" calcext:value-type="float">
            <text:p>24050.12</text:p>
          </table:table-cell>
          <table:table-cell office:value-type="float" office:value="28860.1390570863" calcext:value-type="float">
            <text:p>28860.14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" table:formula="of:=MIN([.C602:.C651])" office:value-type="float" office:value="841.42135623731" calcext:value-type="float">
            <text:p>841.42</text:p>
          </table:table-cell>
          <table:table-cell table:style-name="ce1" table:formula="of:=([.M69]-800)/800*100" office:value-type="float" office:value="5.17766952966375" calcext:value-type="float">
            <text:p>5.18</text:p>
          </table:table-cell>
          <table:table-cell table:formula="of:=MATCH([.M69];[.C602:.C651];0)" office:value-type="float" office:value="16" calcext:value-type="float">
            <text:p>16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18" calcext:value-type="float">
            <text:p>18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4400.8078604206" calcext:value-type="float">
            <text:p>24400.81</text:p>
          </table:table-cell>
          <table:table-cell office:value-type="float" office:value="45921.4073680958" calcext:value-type="float">
            <text:p>45921.41</text:p>
          </table:table-cell>
          <table:table-cell office:value-type="float" office:value="11535.6686236502" calcext:value-type="float">
            <text:p>11535.67</text:p>
          </table:table-cell>
          <table:table-cell office:value-type="float" office:value="133071650.594668" calcext:value-type="float">
            <text:p>133071650.59</text:p>
          </table:table-cell>
          <table:table-cell office:value-type="float" office:value="19086.4956868269" calcext:value-type="float">
            <text:p>19086.50</text:p>
          </table:table-cell>
          <table:table-cell office:value-type="float" office:value="24400.8078604206" calcext:value-type="float">
            <text:p>24400.81</text:p>
          </table:table-cell>
          <table:table-cell office:value-type="float" office:value="29280.9694325048" calcext:value-type="float">
            <text:p>29280.97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2" table:formula="of:=MIN([.C652:.C701])" office:value-type="float" office:value="923.606797749979" calcext:value-type="float">
            <text:p>923.61</text:p>
          </table:table-cell>
          <table:table-cell table:style-name="ce1" table:formula="of:=([.M70]-800)/800*100" office:value-type="float" office:value="15.4508497187474" calcext:value-type="float">
            <text:p>15.45</text:p>
          </table:table-cell>
          <table:table-cell table:formula="of:=MATCH([.M70];[.C652:.C701];0)" office:value-type="float" office:value="39" calcext:value-type="float">
            <text:p>39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19" calcext:value-type="float">
            <text:p>19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4499.9783953478" calcext:value-type="float">
            <text:p>24499.98</text:p>
          </table:table-cell>
          <table:table-cell office:value-type="float" office:value="44852.533858856" calcext:value-type="float">
            <text:p>44852.53</text:p>
          </table:table-cell>
          <table:table-cell office:value-type="float" office:value="12275.4903559039" calcext:value-type="float">
            <text:p>12275.49</text:p>
          </table:table-cell>
          <table:table-cell office:value-type="float" office:value="150687663.477889" calcext:value-type="float">
            <text:p>150687663.48</text:p>
          </table:table-cell>
          <table:table-cell office:value-type="float" office:value="18833.9609720481" calcext:value-type="float">
            <text:p>18833.96</text:p>
          </table:table-cell>
          <table:table-cell office:value-type="float" office:value="24499.9783953479" calcext:value-type="float">
            <text:p>24499.98</text:p>
          </table:table-cell>
          <table:table-cell office:value-type="float" office:value="29399.9740744174" calcext:value-type="float">
            <text:p>29399.97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" table:formula="of:=MIN([.C702:.C751])" office:value-type="float" office:value="841.42135623731" calcext:value-type="float">
            <text:p>841.42</text:p>
          </table:table-cell>
          <table:table-cell table:style-name="ce1" table:formula="of:=([.M71]-800)/800*100" office:value-type="float" office:value="5.17766952966375" calcext:value-type="float">
            <text:p>5.18</text:p>
          </table:table-cell>
          <table:table-cell table:formula="of:=MATCH([.M71];[.C702:.C751];0)"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20" calcext:value-type="float">
            <text:p>20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1833.2630861188" calcext:value-type="float">
            <text:p>21833.26</text:p>
          </table:table-cell>
          <table:table-cell office:value-type="float" office:value="43698.484809835" calcext:value-type="float">
            <text:p>43698.48</text:p>
          </table:table-cell>
          <table:table-cell office:value-type="float" office:value="11410.8480691875" calcext:value-type="float">
            <text:p>11410.85</text:p>
          </table:table-cell>
          <table:table-cell office:value-type="float" office:value="130207453.658079" calcext:value-type="float">
            <text:p>130207453.66</text:p>
          </table:table-cell>
          <table:table-cell office:value-type="float" office:value="17665.8476461724" calcext:value-type="float">
            <text:p>17665.85</text:p>
          </table:table-cell>
          <table:table-cell office:value-type="float" office:value="21833.2630861189" calcext:value-type="float">
            <text:p>21833.26</text:p>
          </table:table-cell>
          <table:table-cell office:value-type="float" office:value="26199.9157033426" calcext:value-type="float">
            <text:p>26199.9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" table:formula="of:=MIN([.C752:.C801])" office:value-type="float" office:value="841.42135623731" calcext:value-type="float">
            <text:p>841.42</text:p>
          </table:table-cell>
          <table:table-cell table:style-name="ce1" table:formula="of:=([.M72]-800)/800*100" office:value-type="float" office:value="5.17766952966375" calcext:value-type="float">
            <text:p>5.18</text:p>
          </table:table-cell>
          <table:table-cell table:formula="of:=MATCH([.M72];[.C752:.C801];0)" office:value-type="float" office:value="27" calcext:value-type="float">
            <text:p>27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21" calcext:value-type="float">
            <text:p>21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3389.5304377937" calcext:value-type="float">
            <text:p>23389.53</text:p>
          </table:table-cell>
          <table:table-cell office:value-type="float" office:value="46623.0406306272" calcext:value-type="float">
            <text:p>46623.04</text:p>
          </table:table-cell>
          <table:table-cell office:value-type="float" office:value="11766.042892111" calcext:value-type="float">
            <text:p>11766.04</text:p>
          </table:table-cell>
          <table:table-cell office:value-type="float" office:value="138439765.338996" calcext:value-type="float">
            <text:p>138439765.34</text:p>
          </table:table-cell>
          <table:table-cell office:value-type="float" office:value="18874.6448169195" calcext:value-type="float">
            <text:p>18874.64</text:p>
          </table:table-cell>
          <table:table-cell office:value-type="float" office:value="23389.5304377937" calcext:value-type="float">
            <text:p>23389.53</text:p>
          </table:table-cell>
          <table:table-cell office:value-type="float" office:value="28067.4365253525" calcext:value-type="float">
            <text:p>28067.44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" table:formula="of:=MIN([.C802:.C851])" office:value-type="float" office:value="841.42135623731" calcext:value-type="float">
            <text:p>841.42</text:p>
          </table:table-cell>
          <table:table-cell table:style-name="ce1" table:formula="of:=([.M73]-800)/800*100" office:value-type="float" office:value="5.17766952966375" calcext:value-type="float">
            <text:p>5.18</text:p>
          </table:table-cell>
          <table:table-cell table:formula="of:=MATCH([.M73];[.C802:.C851];0)" office:value-type="float" office:value="23" calcext:value-type="float">
            <text:p>23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22" calcext:value-type="float">
            <text:p>2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3162.5752045689" calcext:value-type="float">
            <text:p>23162.58</text:p>
          </table:table-cell>
          <table:table-cell office:value-type="float" office:value="46623.0406306272" calcext:value-type="float">
            <text:p>46623.04</text:p>
          </table:table-cell>
          <table:table-cell office:value-type="float" office:value="12657.5517445745" calcext:value-type="float">
            <text:p>12657.55</text:p>
          </table:table-cell>
          <table:table-cell office:value-type="float" office:value="160213616.166582" calcext:value-type="float">
            <text:p>160213616.17</text:p>
          </table:table-cell>
          <table:table-cell office:value-type="float" office:value="18763.2082694815" calcext:value-type="float">
            <text:p>18763.21</text:p>
          </table:table-cell>
          <table:table-cell office:value-type="float" office:value="23162.5752045689" calcext:value-type="float">
            <text:p>23162.58</text:p>
          </table:table-cell>
          <table:table-cell office:value-type="float" office:value="27795.0902454827" calcext:value-type="float">
            <text:p>27795.09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" table:formula="of:=MIN([.C852:.C901])" office:value-type="float" office:value="941.42135623731" calcext:value-type="float">
            <text:p>941.42</text:p>
          </table:table-cell>
          <table:table-cell table:style-name="ce1" table:formula="of:=([.M74]-800)/800*100" office:value-type="float" office:value="17.6776695296637" calcext:value-type="float">
            <text:p>17.68</text:p>
          </table:table-cell>
          <table:table-cell table:formula="of:=MATCH([.M74];[.C852:.C901];0)" office:value-type="float" office:value="45" calcext:value-type="float">
            <text:p>45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23" calcext:value-type="float">
            <text:p>2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675.4398263394" calcext:value-type="float">
            <text:p>20675.44</text:p>
          </table:table-cell>
          <table:table-cell office:value-type="float" office:value="47882.0270870848" calcext:value-type="float">
            <text:p>47882.03</text:p>
          </table:table-cell>
          <table:table-cell office:value-type="float" office:value="11406.5514586159" calcext:value-type="float">
            <text:p>11406.55</text:p>
          </table:table-cell>
          <table:table-cell office:value-type="float" office:value="130109416.178053" calcext:value-type="float">
            <text:p>130109416.18</text:p>
          </table:table-cell>
          <table:table-cell office:value-type="float" office:value="17667.1929873459" calcext:value-type="float">
            <text:p>17667.19</text:p>
          </table:table-cell>
          <table:table-cell office:value-type="float" office:value="20675.4398263394" calcext:value-type="float">
            <text:p>20675.44</text:p>
          </table:table-cell>
          <table:table-cell office:value-type="float" office:value="24810.5277916073" calcext:value-type="float">
            <text:p>24810.53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" table:formula="of:=MIN([.C902:.C951])" office:value-type="float" office:value="841.42135623731" calcext:value-type="float">
            <text:p>841.42</text:p>
          </table:table-cell>
          <table:table-cell table:style-name="ce1" table:formula="of:=([.M75]-800)/800*100" office:value-type="float" office:value="5.17766952966375" calcext:value-type="float">
            <text:p>5.18</text:p>
          </table:table-cell>
          <table:table-cell table:formula="of:=MATCH([.M75];[.C902:.C951];0)" office:value-type="float" office:value="17" calcext:value-type="float">
            <text:p>17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24" calcext:value-type="float">
            <text:p>2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838.0181346967" calcext:value-type="float">
            <text:p>20838.02</text:p>
          </table:table-cell>
          <table:table-cell office:value-type="float" office:value="40682.0270870848" calcext:value-type="float">
            <text:p>40682.03</text:p>
          </table:table-cell>
          <table:table-cell office:value-type="float" office:value="9728.30028255834" calcext:value-type="float">
            <text:p>9728.30</text:p>
          </table:table-cell>
          <table:table-cell office:value-type="float" office:value="94639826.3876246" calcext:value-type="float">
            <text:p>94639826.39</text:p>
          </table:table-cell>
          <table:table-cell office:value-type="float" office:value="16647.0675225798" calcext:value-type="float">
            <text:p>16647.07</text:p>
          </table:table-cell>
          <table:table-cell office:value-type="float" office:value="20838.0181346967" calcext:value-type="float">
            <text:p>20838.02</text:p>
          </table:table-cell>
          <table:table-cell office:value-type="float" office:value="25005.621761636" calcext:value-type="float">
            <text:p>25005.62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table:formula="of:=MIN([.C952:.C1001])" office:value-type="float" office:value="841.42135623731" calcext:value-type="float">
            <text:p>841.42</text:p>
          </table:table-cell>
          <table:table-cell table:style-name="ce1" table:formula="of:=([.M76]-800)/800*100" office:value-type="float" office:value="5.17766952966375" calcext:value-type="float">
            <text:p>5.18</text:p>
          </table:table-cell>
          <table:table-cell table:formula="of:=MATCH([.M76];[.C952:.C1001];0)" office:value-type="float" office:value="43" calcext:value-type="float">
            <text:p>43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25" calcext:value-type="float">
            <text:p>2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090.9143809587" calcext:value-type="float">
            <text:p>21090.91</text:p>
          </table:table-cell>
          <table:table-cell office:value-type="float" office:value="39190.8582625416" calcext:value-type="float">
            <text:p>39190.86</text:p>
          </table:table-cell>
          <table:table-cell office:value-type="float" office:value="10596.9568739509" calcext:value-type="float">
            <text:p>10596.96</text:p>
          </table:table-cell>
          <table:table-cell office:value-type="float" office:value="112295494.988374" calcext:value-type="float">
            <text:p>112295494.99</text:p>
          </table:table-cell>
          <table:table-cell office:value-type="float" office:value="16381.4333775623" calcext:value-type="float">
            <text:p>16381.43</text:p>
          </table:table-cell>
          <table:table-cell office:value-type="float" office:value="21090.9143809587" calcext:value-type="float">
            <text:p>21090.91</text:p>
          </table:table-cell>
          <table:table-cell office:value-type="float" office:value="25309.0972571504" calcext:value-type="float">
            <text:p>25309.10</text:p>
          </table:table-cell>
          <table:table-cell/>
          <table:table-cell office:value-type="string" calcext:value-type="string">
            <text:p>Promedio*:</text:p>
          </table:table-cell>
          <table:table-cell table:style-name="ce1" table:formula="of:=AVERAGE([.M57:.M76])" office:value-type="float" office:value="870.853103824173" calcext:value-type="float">
            <text:p>870.85</text:p>
          </table:table-cell>
          <table:table-cell table:style-name="ce1" table:formula="of:=AVERAGE([.N57:.N76])" office:value-type="float" office:value="8.85663797802164" calcext:value-type="float">
            <text:p>8.86</text:p>
          </table:table-cell>
          <table:table-cell table:style-name="ce7" table:formula="of:=AVERAGE([.O61];[.O67])" office:value-type="float" office:value="19.5" calcext:value-type="float">
            <text:p>20</text:p>
          </table:table-cell>
          <table:table-cell/>
          <table:table-cell table:formula="of:=AVERAGE([.Q57:.Q76])" office:value-type="float" office:value="0" calcext:value-type="float">
            <text:p>0</text:p>
          </table:table-cell>
          <table:table-cell table:style-name="ce7" table:formula="of:=AVERAGE([.R57:.R76])" office:value-type="float" office:value="4.45" calcext:value-type="float">
            <text:p>4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26" calcext:value-type="float">
            <text:p>2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129.9539806675" calcext:value-type="float">
            <text:p>21129.95</text:p>
          </table:table-cell>
          <table:table-cell office:value-type="float" office:value="44501.718247416" calcext:value-type="float">
            <text:p>44501.72</text:p>
          </table:table-cell>
          <table:table-cell office:value-type="float" office:value="10888.230203312" calcext:value-type="float">
            <text:p>10888.23</text:p>
          </table:table-cell>
          <table:table-cell office:value-type="float" office:value="118553556.960316" calcext:value-type="float">
            <text:p>118553556.96</text:p>
          </table:table-cell>
          <table:table-cell office:value-type="float" office:value="17468.9506909241" calcext:value-type="float">
            <text:p>17468.95</text:p>
          </table:table-cell>
          <table:table-cell office:value-type="float" office:value="21129.9539806675" calcext:value-type="float">
            <text:p>21129.95</text:p>
          </table:table-cell>
          <table:table-cell office:value-type="float" office:value="25355.944776801" calcext:value-type="float">
            <text:p>25355.94</text:p>
          </table:table-cell>
          <table:table-cell/>
          <table:table-cell office:value-type="string" calcext:value-type="string">
            <text:p>Desv. Est.:</text:p>
          </table:table-cell>
          <table:table-cell table:style-name="ce1" table:formula="of:=STDEV([.M57:.M76])" office:value-type="float" office:value="45.9691490934511" calcext:value-type="float">
            <text:p>45.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27" calcext:value-type="float">
            <text:p>2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246.235707178" calcext:value-type="float">
            <text:p>19246.24</text:p>
          </table:table-cell>
          <table:table-cell office:value-type="float" office:value="39367.2524846174" calcext:value-type="float">
            <text:p>39367.25</text:p>
          </table:table-cell>
          <table:table-cell office:value-type="float" office:value="10710.3702602102" calcext:value-type="float">
            <text:p>10710.37</text:p>
          </table:table-cell>
          <table:table-cell office:value-type="float" office:value="114712031.110795" calcext:value-type="float">
            <text:p>114712031.11</text:p>
          </table:table-cell>
          <table:table-cell office:value-type="float" office:value="15733.2304364317" calcext:value-type="float">
            <text:p>15733.23</text:p>
          </table:table-cell>
          <table:table-cell office:value-type="float" office:value="19246.235707178" calcext:value-type="float">
            <text:p>19246.24</text:p>
          </table:table-cell>
          <table:table-cell office:value-type="float" office:value="23095.4828486136" calcext:value-type="float">
            <text:p>23095.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28" calcext:value-type="float">
            <text:p>2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293.9288521092" calcext:value-type="float">
            <text:p>16293.93</text:p>
          </table:table-cell>
          <table:table-cell office:value-type="float" office:value="39415.8075905685" calcext:value-type="float">
            <text:p>39415.81</text:p>
          </table:table-cell>
          <table:table-cell office:value-type="float" office:value="9652.05566609046" calcext:value-type="float">
            <text:p>9652.06</text:p>
          </table:table-cell>
          <table:table-cell office:value-type="float" office:value="93162178.581309" calcext:value-type="float">
            <text:p>93162178.58</text:p>
          </table:table-cell>
          <table:table-cell office:value-type="float" office:value="14121.8982491179" calcext:value-type="float">
            <text:p>14121.90</text:p>
          </table:table-cell>
          <table:table-cell office:value-type="float" office:value="16293.9288521092" calcext:value-type="float">
            <text:p>16293.93</text:p>
          </table:table-cell>
          <table:table-cell office:value-type="float" office:value="19552.714622531" calcext:value-type="float">
            <text:p>19552.71</text:p>
          </table:table-cell>
          <table:table-cell/>
          <table:table-cell office:value-type="string" calcext:value-type="string">
            <text:p>*Se excluyen las ejecuciones que no encuentran la solución óptim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29" calcext:value-type="float">
            <text:p>2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482.7835394776" calcext:value-type="float">
            <text:p>16482.78</text:p>
          </table:table-cell>
          <table:table-cell office:value-type="float" office:value="38696.7716615477" calcext:value-type="float">
            <text:p>38696.77</text:p>
          </table:table-cell>
          <table:table-cell office:value-type="float" office:value="9521.5468934638" calcext:value-type="float">
            <text:p>9521.55</text:p>
          </table:table-cell>
          <table:table-cell office:value-type="float" office:value="90659855.2444302" calcext:value-type="float">
            <text:p>90659855.24</text:p>
          </table:table-cell>
          <table:table-cell office:value-type="float" office:value="14167.7517093788" calcext:value-type="float">
            <text:p>14167.75</text:p>
          </table:table-cell>
          <table:table-cell office:value-type="float" office:value="16482.7835394776" calcext:value-type="float">
            <text:p>16482.78</text:p>
          </table:table-cell>
          <table:table-cell office:value-type="float" office:value="19779.3402473732" calcext:value-type="float">
            <text:p>19779.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30" calcext:value-type="float">
            <text:p>3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840.459972216" calcext:value-type="float">
            <text:p>17840.46</text:p>
          </table:table-cell>
          <table:table-cell office:value-type="float" office:value="41001.718247416" calcext:value-type="float">
            <text:p>41001.72</text:p>
          </table:table-cell>
          <table:table-cell office:value-type="float" office:value="9932.17836850476" calcext:value-type="float">
            <text:p>9932.18</text:p>
          </table:table-cell>
          <table:table-cell office:value-type="float" office:value="98648167.1437939" calcext:value-type="float">
            <text:p>98648167.14</text:p>
          </table:table-cell>
          <table:table-cell office:value-type="float" office:value="15228.0657028553" calcext:value-type="float">
            <text:p>15228.07</text:p>
          </table:table-cell>
          <table:table-cell office:value-type="float" office:value="17840.459972216" calcext:value-type="float">
            <text:p>17840.46</text:p>
          </table:table-cell>
          <table:table-cell office:value-type="float" office:value="21408.5519666592" calcext:value-type="float">
            <text:p>21408.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31" calcext:value-type="float">
            <text:p>3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982.5706564396" calcext:value-type="float">
            <text:p>16982.57</text:p>
          </table:table-cell>
          <table:table-cell office:value-type="float" office:value="42603.1269805561" calcext:value-type="float">
            <text:p>42603.13</text:p>
          </table:table-cell>
          <table:table-cell office:value-type="float" office:value="9645.39642540582" calcext:value-type="float">
            <text:p>9645.40</text:p>
          </table:table-cell>
          <table:table-cell office:value-type="float" office:value="93033672.2032314" calcext:value-type="float">
            <text:p>93033672.20</text:p>
          </table:table-cell>
          <table:table-cell office:value-type="float" office:value="14848.2316210262" calcext:value-type="float">
            <text:p>14848.23</text:p>
          </table:table-cell>
          <table:table-cell office:value-type="float" office:value="16982.5706564396" calcext:value-type="float">
            <text:p>16982.57</text:p>
          </table:table-cell>
          <table:table-cell office:value-type="float" office:value="20379.0847877275" calcext:value-type="float">
            <text:p>20379.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32" calcext:value-type="float">
            <text:p>3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581.4080112166" calcext:value-type="float">
            <text:p>19581.41</text:p>
          </table:table-cell>
          <table:table-cell office:value-type="float" office:value="42603.1269805561" calcext:value-type="float">
            <text:p>42603.13</text:p>
          </table:table-cell>
          <table:table-cell office:value-type="float" office:value="11093.96609501" calcext:value-type="float">
            <text:p>11093.97</text:p>
          </table:table-cell>
          <table:table-cell office:value-type="float" office:value="123076083.717231" calcext:value-type="float">
            <text:p>123076083.72</text:p>
          </table:table-cell>
          <table:table-cell office:value-type="float" office:value="16400.5487814894" calcext:value-type="float">
            <text:p>16400.55</text:p>
          </table:table-cell>
          <table:table-cell office:value-type="float" office:value="19581.4080112166" calcext:value-type="float">
            <text:p>19581.41</text:p>
          </table:table-cell>
          <table:table-cell office:value-type="float" office:value="23497.6896134599" calcext:value-type="float">
            <text:p>23497.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33" calcext:value-type="float">
            <text:p>3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667.116685385" calcext:value-type="float">
            <text:p>18667.12</text:p>
          </table:table-cell>
          <table:table-cell office:value-type="float" office:value="41659.048552118" calcext:value-type="float">
            <text:p>41659.05</text:p>
          </table:table-cell>
          <table:table-cell office:value-type="float" office:value="11503.7653220018" calcext:value-type="float">
            <text:p>11503.77</text:p>
          </table:table-cell>
          <table:table-cell office:value-type="float" office:value="132336616.583692" calcext:value-type="float">
            <text:p>132336616.58</text:p>
          </table:table-cell>
          <table:table-cell office:value-type="float" office:value="15779.3113513972" calcext:value-type="float">
            <text:p>15779.31</text:p>
          </table:table-cell>
          <table:table-cell office:value-type="float" office:value="18667.116685385" calcext:value-type="float">
            <text:p>18667.12</text:p>
          </table:table-cell>
          <table:table-cell office:value-type="float" office:value="22400.5400224619" calcext:value-type="float">
            <text:p>22400.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34" calcext:value-type="float">
            <text:p>3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463.0169244942" calcext:value-type="float">
            <text:p>17463.02</text:p>
          </table:table-cell>
          <table:table-cell office:value-type="float" office:value="47032.1823680855" calcext:value-type="float">
            <text:p>47032.18</text:p>
          </table:table-cell>
          <table:table-cell office:value-type="float" office:value="11316.2199553869" calcext:value-type="float">
            <text:p>11316.22</text:p>
          </table:table-cell>
          <table:table-cell office:value-type="float" office:value="128056834.078697" calcext:value-type="float">
            <text:p>128056834.08</text:p>
          </table:table-cell>
          <table:table-cell office:value-type="float" office:value="15504.6264286386" calcext:value-type="float">
            <text:p>15504.63</text:p>
          </table:table-cell>
          <table:table-cell office:value-type="float" office:value="17463.0169244942" calcext:value-type="float">
            <text:p>17463.02</text:p>
          </table:table-cell>
          <table:table-cell office:value-type="float" office:value="20955.6203093931" calcext:value-type="float">
            <text:p>20955.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35" calcext:value-type="float">
            <text:p>3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529.2659704673" calcext:value-type="float">
            <text:p>16529.27</text:p>
          </table:table-cell>
          <table:table-cell office:value-type="float" office:value="40296.5512114594" calcext:value-type="float">
            <text:p>40296.55</text:p>
          </table:table-cell>
          <table:table-cell office:value-type="float" office:value="9812.8371432105" calcext:value-type="float">
            <text:p>9812.84</text:p>
          </table:table-cell>
          <table:table-cell office:value-type="float" office:value="96291772.7991716" calcext:value-type="float">
            <text:p>96291772.80</text:p>
          </table:table-cell>
          <table:table-cell office:value-type="float" office:value="14352.9644796112" calcext:value-type="float">
            <text:p>14352.96</text:p>
          </table:table-cell>
          <table:table-cell office:value-type="float" office:value="16529.2659704673" calcext:value-type="float">
            <text:p>16529.27</text:p>
          </table:table-cell>
          <table:table-cell office:value-type="float" office:value="19835.1191645607" calcext:value-type="float">
            <text:p>19835.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36" calcext:value-type="float">
            <text:p>3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921.8990522721" calcext:value-type="float">
            <text:p>18921.90</text:p>
          </table:table-cell>
          <table:table-cell office:value-type="float" office:value="40064.3647361711" calcext:value-type="float">
            <text:p>40064.36</text:p>
          </table:table-cell>
          <table:table-cell office:value-type="float" office:value="10330.1776415228" calcext:value-type="float">
            <text:p>10330.18</text:p>
          </table:table-cell>
          <table:table-cell office:value-type="float" office:value="106712570.105417" calcext:value-type="float">
            <text:p>106712570.11</text:p>
          </table:table-cell>
          <table:table-cell office:value-type="float" office:value="15693.0116730688" calcext:value-type="float">
            <text:p>15693.01</text:p>
          </table:table-cell>
          <table:table-cell office:value-type="float" office:value="18921.8990522721" calcext:value-type="float">
            <text:p>18921.90</text:p>
          </table:table-cell>
          <table:table-cell office:value-type="float" office:value="22706.2788627265" calcext:value-type="float">
            <text:p>22706.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37" calcext:value-type="float">
            <text:p>3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656.6605511804" calcext:value-type="float">
            <text:p>17656.66</text:p>
          </table:table-cell>
          <table:table-cell office:value-type="float" office:value="37027.2429209974" calcext:value-type="float">
            <text:p>37027.24</text:p>
          </table:table-cell>
          <table:table-cell office:value-type="float" office:value="9409.31144267753" calcext:value-type="float">
            <text:p>9409.31</text:p>
          </table:table-cell>
          <table:table-cell office:value-type="float" office:value="88535141.8253023" calcext:value-type="float">
            <text:p>88535141.83</text:p>
          </table:table-cell>
          <table:table-cell office:value-type="float" office:value="14598.7286617722" calcext:value-type="float">
            <text:p>14598.73</text:p>
          </table:table-cell>
          <table:table-cell office:value-type="float" office:value="17656.6605511804" calcext:value-type="float">
            <text:p>17656.66</text:p>
          </table:table-cell>
          <table:table-cell office:value-type="float" office:value="21187.9926614165" calcext:value-type="float">
            <text:p>21187.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38" calcext:value-type="float">
            <text:p>3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860.2711517044" calcext:value-type="float">
            <text:p>16860.27</text:p>
          </table:table-cell>
          <table:table-cell office:value-type="float" office:value="38125.2277944726" calcext:value-type="float">
            <text:p>38125.23</text:p>
          </table:table-cell>
          <table:table-cell office:value-type="float" office:value="9869.93650951729" calcext:value-type="float">
            <text:p>9869.94</text:p>
          </table:table-cell>
          <table:table-cell office:value-type="float" office:value="97415646.7019023" calcext:value-type="float">
            <text:p>97415646.70</text:p>
          </table:table-cell>
          <table:table-cell office:value-type="float" office:value="14326.6776878872" calcext:value-type="float">
            <text:p>14326.68</text:p>
          </table:table-cell>
          <table:table-cell office:value-type="float" office:value="16860.2711517044" calcext:value-type="float">
            <text:p>16860.27</text:p>
          </table:table-cell>
          <table:table-cell office:value-type="float" office:value="20232.3253820453" calcext:value-type="float">
            <text:p>20232.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39" calcext:value-type="float">
            <text:p>3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940.2579997805" calcext:value-type="float">
            <text:p>17940.26</text:p>
          </table:table-cell>
          <table:table-cell office:value-type="float" office:value="38573.1959116279" calcext:value-type="float">
            <text:p>38573.20</text:p>
          </table:table-cell>
          <table:table-cell office:value-type="float" office:value="9470.0981413693" calcext:value-type="float">
            <text:p>9470.10</text:p>
          </table:table-cell>
          <table:table-cell office:value-type="float" office:value="89682758.8071663" calcext:value-type="float">
            <text:p>89682758.81</text:p>
          </table:table-cell>
          <table:table-cell office:value-type="float" office:value="14973.9869590679" calcext:value-type="float">
            <text:p>14973.99</text:p>
          </table:table-cell>
          <table:table-cell office:value-type="float" office:value="17940.2579997805" calcext:value-type="float">
            <text:p>17940.26</text:p>
          </table:table-cell>
          <table:table-cell office:value-type="float" office:value="21528.3095997366" calcext:value-type="float">
            <text:p>21528.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40" calcext:value-type="float">
            <text:p>4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128.1481024967" calcext:value-type="float">
            <text:p>18128.15</text:p>
          </table:table-cell>
          <table:table-cell office:value-type="float" office:value="41421.6701119973" calcext:value-type="float">
            <text:p>41421.67</text:p>
          </table:table-cell>
          <table:table-cell office:value-type="float" office:value="9572.64743392685" calcext:value-type="float">
            <text:p>9572.65</text:p>
          </table:table-cell>
          <table:table-cell office:value-type="float" office:value="91635578.8942663" calcext:value-type="float">
            <text:p>91635578.89</text:p>
          </table:table-cell>
          <table:table-cell office:value-type="float" office:value="15443.9215604083" calcext:value-type="float">
            <text:p>15443.92</text:p>
          </table:table-cell>
          <table:table-cell office:value-type="float" office:value="18128.1481024967" calcext:value-type="float">
            <text:p>18128.15</text:p>
          </table:table-cell>
          <table:table-cell office:value-type="float" office:value="21753.777722996" calcext:value-type="float">
            <text:p>21753.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41" calcext:value-type="float">
            <text:p>4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077.9144517674" calcext:value-type="float">
            <text:p>18077.91</text:p>
          </table:table-cell>
          <table:table-cell office:value-type="float" office:value="36136.2481734264" calcext:value-type="float">
            <text:p>36136.25</text:p>
          </table:table-cell>
          <table:table-cell office:value-type="float" office:value="10247.5872700261" calcext:value-type="float">
            <text:p>10247.59</text:p>
          </table:table-cell>
          <table:table-cell office:value-type="float" office:value="105013044.856802" calcext:value-type="float">
            <text:p>105013044.86</text:p>
          </table:table-cell>
          <table:table-cell office:value-type="float" office:value="14635.1711656346" calcext:value-type="float">
            <text:p>14635.17</text:p>
          </table:table-cell>
          <table:table-cell office:value-type="float" office:value="18077.9144517674" calcext:value-type="float">
            <text:p>18077.91</text:p>
          </table:table-cell>
          <table:table-cell office:value-type="float" office:value="21693.4973421209" calcext:value-type="float">
            <text:p>21693.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42" calcext:value-type="float">
            <text:p>4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390.7620415055" calcext:value-type="float">
            <text:p>17390.76</text:p>
          </table:table-cell>
          <table:table-cell office:value-type="float" office:value="37599.8696339251" calcext:value-type="float">
            <text:p>37599.87</text:p>
          </table:table-cell>
          <table:table-cell office:value-type="float" office:value="9846.35398134554" calcext:value-type="float">
            <text:p>9846.35</text:p>
          </table:table-cell>
          <table:table-cell office:value-type="float" office:value="96950686.7259593" calcext:value-type="float">
            <text:p>96950686.73</text:p>
          </table:table-cell>
          <table:table-cell office:value-type="float" office:value="14549.6143506571" calcext:value-type="float">
            <text:p>14549.61</text:p>
          </table:table-cell>
          <table:table-cell office:value-type="float" office:value="17390.7620415055" calcext:value-type="float">
            <text:p>17390.76</text:p>
          </table:table-cell>
          <table:table-cell office:value-type="float" office:value="20868.9144498066" calcext:value-type="float">
            <text:p>20868.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43" calcext:value-type="float">
            <text:p>4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551.4349989301" calcext:value-type="float">
            <text:p>19551.43</text:p>
          </table:table-cell>
          <table:table-cell office:value-type="float" office:value="39968.0589036757" calcext:value-type="float">
            <text:p>39968.06</text:p>
          </table:table-cell>
          <table:table-cell office:value-type="float" office:value="11040.232148141" calcext:value-type="float">
            <text:p>11040.23</text:p>
          </table:table-cell>
          <table:table-cell office:value-type="float" office:value="121886725.884845" calcext:value-type="float">
            <text:p>121886725.88</text:p>
          </table:table-cell>
          <table:table-cell office:value-type="float" office:value="15975.939164623" calcext:value-type="float">
            <text:p>15975.94</text:p>
          </table:table-cell>
          <table:table-cell office:value-type="float" office:value="19551.4349989301" calcext:value-type="float">
            <text:p>19551.43</text:p>
          </table:table-cell>
          <table:table-cell office:value-type="float" office:value="23461.7219987161" calcext:value-type="float">
            <text:p>23461.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44" calcext:value-type="float">
            <text:p>4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717.7897677451" calcext:value-type="float">
            <text:p>19717.79</text:p>
          </table:table-cell>
          <table:table-cell office:value-type="float" office:value="50038.181771802" calcext:value-type="float">
            <text:p>50038.18</text:p>
          </table:table-cell>
          <table:table-cell office:value-type="float" office:value="11232.3905994813" calcext:value-type="float">
            <text:p>11232.39</text:p>
          </table:table-cell>
          <table:table-cell office:value-type="float" office:value="126166598.579315" calcext:value-type="float">
            <text:p>126166598.58</text:p>
          </table:table-cell>
          <table:table-cell office:value-type="float" office:value="17268.0620315553" calcext:value-type="float">
            <text:p>17268.06</text:p>
          </table:table-cell>
          <table:table-cell office:value-type="float" office:value="19717.7897677451" calcext:value-type="float">
            <text:p>19717.79</text:p>
          </table:table-cell>
          <table:table-cell office:value-type="float" office:value="23661.3477212941" calcext:value-type="float">
            <text:p>23661.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45" calcext:value-type="float">
            <text:p>4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269.2135839977" calcext:value-type="float">
            <text:p>19269.21</text:p>
          </table:table-cell>
          <table:table-cell office:value-type="float" office:value="48547.0129472589" calcext:value-type="float">
            <text:p>48547.01</text:p>
          </table:table-cell>
          <table:table-cell office:value-type="float" office:value="10795.7452772458" calcext:value-type="float">
            <text:p>10795.75</text:p>
          </table:table-cell>
          <table:table-cell office:value-type="float" office:value="116548116.091174" calcext:value-type="float">
            <text:p>116548116.09</text:p>
          </table:table-cell>
          <table:table-cell office:value-type="float" office:value="16849.0118266037" calcext:value-type="float">
            <text:p>16849.01</text:p>
          </table:table-cell>
          <table:table-cell office:value-type="float" office:value="19269.2135839977" calcext:value-type="float">
            <text:p>19269.21</text:p>
          </table:table-cell>
          <table:table-cell office:value-type="float" office:value="23123.0563007973" calcext:value-type="float">
            <text:p>23123.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46" calcext:value-type="float">
            <text:p>4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255.8908591977" calcext:value-type="float">
            <text:p>19255.89</text:p>
          </table:table-cell>
          <table:table-cell office:value-type="float" office:value="41347.0129472589" calcext:value-type="float">
            <text:p>41347.01</text:p>
          </table:table-cell>
          <table:table-cell office:value-type="float" office:value="9624.9563055853" calcext:value-type="float">
            <text:p>9624.96</text:p>
          </table:table-cell>
          <table:table-cell office:value-type="float" office:value="92639783.8844261" calcext:value-type="float">
            <text:p>92639783.88</text:p>
          </table:table-cell>
          <table:table-cell office:value-type="float" office:value="16052.8900477968" calcext:value-type="float">
            <text:p>16052.89</text:p>
          </table:table-cell>
          <table:table-cell office:value-type="float" office:value="19255.8908591977" calcext:value-type="float">
            <text:p>19255.89</text:p>
          </table:table-cell>
          <table:table-cell office:value-type="float" office:value="23107.0690310373" calcext:value-type="float">
            <text:p>23107.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47" calcext:value-type="float">
            <text:p>4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500.3967397024" calcext:value-type="float">
            <text:p>17500.40</text:p>
          </table:table-cell>
          <table:table-cell office:value-type="float" office:value="38725.7328578609" calcext:value-type="float">
            <text:p>38725.73</text:p>
          </table:table-cell>
          <table:table-cell office:value-type="float" office:value="9875.93789093897" calcext:value-type="float">
            <text:p>9875.94</text:p>
          </table:table-cell>
          <table:table-cell office:value-type="float" office:value="97534149.2256841" calcext:value-type="float">
            <text:p>97534149.23</text:p>
          </table:table-cell>
          <table:table-cell office:value-type="float" office:value="14760.1453090442" calcext:value-type="float">
            <text:p>14760.15</text:p>
          </table:table-cell>
          <table:table-cell office:value-type="float" office:value="17500.3967397024" calcext:value-type="float">
            <text:p>17500.40</text:p>
          </table:table-cell>
          <table:table-cell office:value-type="float" office:value="21000.4760876429" calcext:value-type="float">
            <text:p>21000.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48" calcext:value-type="float">
            <text:p>4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928.9736217409" calcext:value-type="float">
            <text:p>18928.97</text:p>
          </table:table-cell>
          <table:table-cell office:value-type="float" office:value="38131.7455472119" calcext:value-type="float">
            <text:p>38131.75</text:p>
          </table:table-cell>
          <table:table-cell office:value-type="float" office:value="9615.77713416323" calcext:value-type="float">
            <text:p>9615.78</text:p>
          </table:table-cell>
          <table:table-cell office:value-type="float" office:value="92463169.8938963" calcext:value-type="float">
            <text:p>92463169.89</text:p>
          </table:table-cell>
          <table:table-cell office:value-type="float" office:value="15371.208760691" calcext:value-type="float">
            <text:p>15371.21</text:p>
          </table:table-cell>
          <table:table-cell office:value-type="float" office:value="18928.9736217409" calcext:value-type="float">
            <text:p>18928.97</text:p>
          </table:table-cell>
          <table:table-cell office:value-type="float" office:value="22714.7683460891" calcext:value-type="float">
            <text:p>22714.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49" calcext:value-type="float">
            <text:p>4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702.2013830227" calcext:value-type="float">
            <text:p>17702.20</text:p>
          </table:table-cell>
          <table:table-cell office:value-type="float" office:value="42270.8794294331" calcext:value-type="float">
            <text:p>42270.88</text:p>
          </table:table-cell>
          <table:table-cell office:value-type="float" office:value="10499.970905108" calcext:value-type="float">
            <text:p>10499.97</text:p>
          </table:table-cell>
          <table:table-cell office:value-type="float" office:value="110249389.008114" calcext:value-type="float">
            <text:p>110249389.01</text:p>
          </table:table-cell>
          <table:table-cell office:value-type="float" office:value="15278.4676049424" calcext:value-type="float">
            <text:p>15278.47</text:p>
          </table:table-cell>
          <table:table-cell office:value-type="float" office:value="17702.2013830227" calcext:value-type="float">
            <text:p>17702.20</text:p>
          </table:table-cell>
          <table:table-cell office:value-type="float" office:value="21242.6416596273" calcext:value-type="float">
            <text:p>21242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0" calcext:value-type="float">
            <text:p>0</text:p>
          </table:table-cell>
          <table:table-cell office:value-type="float" office:value="6035.53390593274" calcext:value-type="float">
            <text:p>6035.53</text:p>
          </table:table-cell>
          <table:table-cell office:value-type="float" office:value="32744.8023166434" calcext:value-type="float">
            <text:p>32744.80</text:p>
          </table:table-cell>
          <table:table-cell office:value-type="float" office:value="66506.7228496418" calcext:value-type="float">
            <text:p>66506.72</text:p>
          </table:table-cell>
          <table:table-cell office:value-type="float" office:value="12731.99866841" calcext:value-type="float">
            <text:p>12732.00</text:p>
          </table:table-cell>
          <table:table-cell office:value-type="float" office:value="162103790.092393" calcext:value-type="float">
            <text:p>162103790.09</text:p>
          </table:table-cell>
          <table:table-cell office:value-type="float" office:value="27563.8783625332" calcext:value-type="float">
            <text:p>27563.88</text:p>
          </table:table-cell>
          <table:table-cell office:value-type="float" office:value="32744.8023166434" calcext:value-type="float">
            <text:p>32744.80</text:p>
          </table:table-cell>
          <table:table-cell office:value-type="float" office:value="39293.7627799721" calcext:value-type="float">
            <text:p>39293.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1" calcext:value-type="float">
            <text:p>1</text:p>
          </table:table-cell>
          <table:table-cell office:value-type="float" office:value="5535.53390593274" calcext:value-type="float">
            <text:p>5535.53</text:p>
          </table:table-cell>
          <table:table-cell office:value-type="float" office:value="30433.4692916747" calcext:value-type="float">
            <text:p>30433.47</text:p>
          </table:table-cell>
          <table:table-cell office:value-type="float" office:value="57216.4948895349" calcext:value-type="float">
            <text:p>57216.49</text:p>
          </table:table-cell>
          <table:table-cell office:value-type="float" office:value="12882.853877643" calcext:value-type="float">
            <text:p>12882.85</text:p>
          </table:table-cell>
          <table:table-cell office:value-type="float" office:value="165967924.032701" calcext:value-type="float">
            <text:p>165967924.03</text:p>
          </table:table-cell>
          <table:table-cell office:value-type="float" office:value="24775.1798708662" calcext:value-type="float">
            <text:p>24775.18</text:p>
          </table:table-cell>
          <table:table-cell office:value-type="float" office:value="30433.4692916747" calcext:value-type="float">
            <text:p>30433.47</text:p>
          </table:table-cell>
          <table:table-cell office:value-type="float" office:value="36520.1631500096" calcext:value-type="float">
            <text:p>36520.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2" calcext:value-type="float">
            <text:p>2</text:p>
          </table:table-cell>
          <table:table-cell office:value-type="float" office:value="5535.53390593274" calcext:value-type="float">
            <text:p>5535.53</text:p>
          </table:table-cell>
          <table:table-cell office:value-type="float" office:value="30008.7482117292" calcext:value-type="float">
            <text:p>30008.75</text:p>
          </table:table-cell>
          <table:table-cell office:value-type="float" office:value="63117.0869774594" calcext:value-type="float">
            <text:p>63117.09</text:p>
          </table:table-cell>
          <table:table-cell office:value-type="float" office:value="14475.5689712466" calcext:value-type="float">
            <text:p>14475.57</text:p>
          </table:table-cell>
          <table:table-cell office:value-type="float" office:value="209542097.041318" calcext:value-type="float">
            <text:p>209542097.04</text:p>
          </table:table-cell>
          <table:table-cell office:value-type="float" office:value="25572.3400232609" calcext:value-type="float">
            <text:p>25572.34</text:p>
          </table:table-cell>
          <table:table-cell office:value-type="float" office:value="30008.7482117292" calcext:value-type="float">
            <text:p>30008.75</text:p>
          </table:table-cell>
          <table:table-cell office:value-type="float" office:value="36010.4978540751" calcext:value-type="float">
            <text:p>36010.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3" calcext:value-type="float">
            <text:p>3</text:p>
          </table:table-cell>
          <table:table-cell office:value-type="float" office:value="5535.53390593274" calcext:value-type="float">
            <text:p>5535.53</text:p>
          </table:table-cell>
          <table:table-cell office:value-type="float" office:value="29344.82513131" calcext:value-type="float">
            <text:p>29344.83</text:p>
          </table:table-cell>
          <table:table-cell office:value-type="float" office:value="65444.4169508928" calcext:value-type="float">
            <text:p>65444.42</text:p>
          </table:table-cell>
          <table:table-cell office:value-type="float" office:value="13858.0787662945" calcext:value-type="float">
            <text:p>13858.08</text:p>
          </table:table-cell>
          <table:table-cell office:value-type="float" office:value="192046347.092823" calcext:value-type="float">
            <text:p>192046347.09</text:p>
          </table:table-cell>
          <table:table-cell office:value-type="float" office:value="25473.9808791037" calcext:value-type="float">
            <text:p>25473.98</text:p>
          </table:table-cell>
          <table:table-cell office:value-type="float" office:value="29344.82513131" calcext:value-type="float">
            <text:p>29344.83</text:p>
          </table:table-cell>
          <table:table-cell office:value-type="float" office:value="35213.790157572" calcext:value-type="float">
            <text:p>35213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4" calcext:value-type="float">
            <text:p>4</text:p>
          </table:table-cell>
          <table:table-cell office:value-type="float" office:value="5535.53390593274" calcext:value-type="float">
            <text:p>5535.53</text:p>
          </table:table-cell>
          <table:table-cell office:value-type="float" office:value="28408.070470824" calcext:value-type="float">
            <text:p>28408.07</text:p>
          </table:table-cell>
          <table:table-cell office:value-type="float" office:value="58115.7734553612" calcext:value-type="float">
            <text:p>58115.77</text:p>
          </table:table-cell>
          <table:table-cell office:value-type="float" office:value="13828.0299112807" calcext:value-type="float">
            <text:p>13828.03</text:p>
          </table:table-cell>
          <table:table-cell office:value-type="float" office:value="191214411.227272" calcext:value-type="float">
            <text:p>191214411.23</text:p>
          </table:table-cell>
          <table:table-cell office:value-type="float" office:value="24033.6856123236" calcext:value-type="float">
            <text:p>24033.69</text:p>
          </table:table-cell>
          <table:table-cell office:value-type="float" office:value="28408.070470824" calcext:value-type="float">
            <text:p>28408.07</text:p>
          </table:table-cell>
          <table:table-cell office:value-type="float" office:value="34089.6845649888" calcext:value-type="float">
            <text:p>34089.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5" calcext:value-type="float">
            <text:p>5</text:p>
          </table:table-cell>
          <table:table-cell office:value-type="float" office:value="5535.53390593274" calcext:value-type="float">
            <text:p>5535.53</text:p>
          </table:table-cell>
          <table:table-cell office:value-type="float" office:value="28051.3920803414" calcext:value-type="float">
            <text:p>28051.39</text:p>
          </table:table-cell>
          <table:table-cell office:value-type="float" office:value="51545.3980694907" calcext:value-type="float">
            <text:p>51545.40</text:p>
          </table:table-cell>
          <table:table-cell office:value-type="float" office:value="13259.3869914908" calcext:value-type="float">
            <text:p>13259.39</text:p>
          </table:table-cell>
          <table:table-cell office:value-type="float" office:value="175811343.390116" calcext:value-type="float">
            <text:p>175811343.39</text:p>
          </table:table-cell>
          <table:table-cell office:value-type="float" office:value="22674.6916064639" calcext:value-type="float">
            <text:p>22674.69</text:p>
          </table:table-cell>
          <table:table-cell office:value-type="float" office:value="28051.3920803414" calcext:value-type="float">
            <text:p>28051.39</text:p>
          </table:table-cell>
          <table:table-cell office:value-type="float" office:value="33661.6704964097" calcext:value-type="float">
            <text:p>33661.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6" calcext:value-type="float">
            <text:p>6</text:p>
          </table:table-cell>
          <table:table-cell office:value-type="float" office:value="5535.53390593274" calcext:value-type="float">
            <text:p>5535.53</text:p>
          </table:table-cell>
          <table:table-cell office:value-type="float" office:value="27607.3984692034" calcext:value-type="float">
            <text:p>27607.40</text:p>
          </table:table-cell>
          <table:table-cell office:value-type="float" office:value="50859.1065684755" calcext:value-type="float">
            <text:p>50859.11</text:p>
          </table:table-cell>
          <table:table-cell office:value-type="float" office:value="13878.5234335302" calcext:value-type="float">
            <text:p>13878.52</text:p>
          </table:table-cell>
          <table:table-cell office:value-type="float" office:value="192613412.695046" calcext:value-type="float">
            <text:p>192613412.70</text:p>
          </table:table-cell>
          <table:table-cell office:value-type="float" office:value="22366.0909716645" calcext:value-type="float">
            <text:p>22366.09</text:p>
          </table:table-cell>
          <table:table-cell office:value-type="float" office:value="27607.3984692034" calcext:value-type="float">
            <text:p>27607.40</text:p>
          </table:table-cell>
          <table:table-cell office:value-type="float" office:value="33128.8781630441" calcext:value-type="float">
            <text:p>33128.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7" calcext:value-type="float">
            <text:p>7</text:p>
          </table:table-cell>
          <table:table-cell office:value-type="float" office:value="1412.8990204492" calcext:value-type="float">
            <text:p>1412.90</text:p>
          </table:table-cell>
          <table:table-cell office:value-type="float" office:value="27930.511439514" calcext:value-type="float">
            <text:p>27930.51</text:p>
          </table:table-cell>
          <table:table-cell office:value-type="float" office:value="50859.1065684755" calcext:value-type="float">
            <text:p>50859.11</text:p>
          </table:table-cell>
          <table:table-cell office:value-type="float" office:value="13090.7558622656" calcext:value-type="float">
            <text:p>13090.76</text:p>
          </table:table-cell>
          <table:table-cell office:value-type="float" office:value="171367889.045441" calcext:value-type="float">
            <text:p>171367889.05</text:p>
          </table:table-cell>
          <table:table-cell office:value-type="float" office:value="21470.0155141988" calcext:value-type="float">
            <text:p>21470.02</text:p>
          </table:table-cell>
          <table:table-cell office:value-type="float" office:value="27930.511439514" calcext:value-type="float">
            <text:p>27930.51</text:p>
          </table:table-cell>
          <table:table-cell office:value-type="float" office:value="33516.6137274168" calcext:value-type="float">
            <text:p>33516.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8" calcext:value-type="float">
            <text:p>8</text:p>
          </table:table-cell>
          <table:table-cell office:value-type="float" office:value="1412.8990204492" calcext:value-type="float">
            <text:p>1412.90</text:p>
          </table:table-cell>
          <table:table-cell office:value-type="float" office:value="26817.6330606834" calcext:value-type="float">
            <text:p>26817.63</text:p>
          </table:table-cell>
          <table:table-cell office:value-type="float" office:value="54290.2279601069" calcext:value-type="float">
            <text:p>54290.23</text:p>
          </table:table-cell>
          <table:table-cell office:value-type="float" office:value="12780.6437454098" calcext:value-type="float">
            <text:p>12780.64</text:p>
          </table:table-cell>
          <table:table-cell office:value-type="float" office:value="163344854.547084" calcext:value-type="float">
            <text:p>163344854.55</text:p>
          </table:table-cell>
          <table:table-cell office:value-type="float" office:value="21857.8188313435" calcext:value-type="float">
            <text:p>21857.82</text:p>
          </table:table-cell>
          <table:table-cell office:value-type="float" office:value="26817.6330606834" calcext:value-type="float">
            <text:p>26817.63</text:p>
          </table:table-cell>
          <table:table-cell office:value-type="float" office:value="32181.1596728201" calcext:value-type="float">
            <text:p>32181.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9" calcext:value-type="float">
            <text:p>9</text:p>
          </table:table-cell>
          <table:table-cell office:value-type="float" office:value="1147.87086646191" calcext:value-type="float">
            <text:p>1147.87</text:p>
          </table:table-cell>
          <table:table-cell office:value-type="float" office:value="23924.3965048846" calcext:value-type="float">
            <text:p>23924.40</text:p>
          </table:table-cell>
          <table:table-cell office:value-type="float" office:value="55496.6774703315" calcext:value-type="float">
            <text:p>55496.68</text:p>
          </table:table-cell>
          <table:table-cell office:value-type="float" office:value="13587.6748686028" calcext:value-type="float">
            <text:p>13587.67</text:p>
          </table:table-cell>
          <table:table-cell office:value-type="float" office:value="184624908.334859" calcext:value-type="float">
            <text:p>184624908.33</text:p>
          </table:table-cell>
          <table:table-cell office:value-type="float" office:value="20472.5418164403" calcext:value-type="float">
            <text:p>20472.54</text:p>
          </table:table-cell>
          <table:table-cell office:value-type="float" office:value="23924.3965048846" calcext:value-type="float">
            <text:p>23924.40</text:p>
          </table:table-cell>
          <table:table-cell office:value-type="float" office:value="28709.2758058616" calcext:value-type="float">
            <text:p>28709.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10" calcext:value-type="float">
            <text:p>10</text:p>
          </table:table-cell>
          <table:table-cell office:value-type="float" office:value="1147.87086646191" calcext:value-type="float">
            <text:p>1147.87</text:p>
          </table:table-cell>
          <table:table-cell office:value-type="float" office:value="24526.4191096605" calcext:value-type="float">
            <text:p>24526.42</text:p>
          </table:table-cell>
          <table:table-cell office:value-type="float" office:value="54769.7904367262" calcext:value-type="float">
            <text:p>54769.79</text:p>
          </table:table-cell>
          <table:table-cell office:value-type="float" office:value="13169.1788491525" calcext:value-type="float">
            <text:p>13169.18</text:p>
          </table:table-cell>
          <table:table-cell office:value-type="float" office:value="173427271.560966" calcext:value-type="float">
            <text:p>173427271.56</text:p>
          </table:table-cell>
          <table:table-cell office:value-type="float" office:value="20734.566235937" calcext:value-type="float">
            <text:p>20734.57</text:p>
          </table:table-cell>
          <table:table-cell office:value-type="float" office:value="24526.4191096605" calcext:value-type="float">
            <text:p>24526.42</text:p>
          </table:table-cell>
          <table:table-cell office:value-type="float" office:value="29431.7029315926" calcext:value-type="float">
            <text:p>29431.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11" calcext:value-type="float">
            <text:p>11</text:p>
          </table:table-cell>
          <table:table-cell office:value-type="float" office:value="1082.84271247462" calcext:value-type="float">
            <text:p>1082.84</text:p>
          </table:table-cell>
          <table:table-cell office:value-type="float" office:value="25154.703022853" calcext:value-type="float">
            <text:p>25154.70</text:p>
          </table:table-cell>
          <table:table-cell office:value-type="float" office:value="54378.2087003595" calcext:value-type="float">
            <text:p>54378.21</text:p>
          </table:table-cell>
          <table:table-cell office:value-type="float" office:value="12751.9938924912" calcext:value-type="float">
            <text:p>12751.99</text:p>
          </table:table-cell>
          <table:table-cell office:value-type="float" office:value="162613348.234132" calcext:value-type="float">
            <text:p>162613348.23</text:p>
          </table:table-cell>
          <table:table-cell office:value-type="float" office:value="21010.6382826583" calcext:value-type="float">
            <text:p>21010.64</text:p>
          </table:table-cell>
          <table:table-cell office:value-type="float" office:value="25154.7030228529" calcext:value-type="float">
            <text:p>25154.70</text:p>
          </table:table-cell>
          <table:table-cell office:value-type="float" office:value="30185.6436274236" calcext:value-type="float">
            <text:p>30185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12" calcext:value-type="float">
            <text:p>12</text:p>
          </table:table-cell>
          <table:table-cell office:value-type="float" office:value="1082.84271247462" calcext:value-type="float">
            <text:p>1082.84</text:p>
          </table:table-cell>
          <table:table-cell office:value-type="float" office:value="23804.5845265386" calcext:value-type="float">
            <text:p>23804.58</text:p>
          </table:table-cell>
          <table:table-cell office:value-type="float" office:value="51400.1873347068" calcext:value-type="float">
            <text:p>51400.19</text:p>
          </table:table-cell>
          <table:table-cell office:value-type="float" office:value="12640.4955835642" calcext:value-type="float">
            <text:p>12640.50</text:p>
          </table:table-cell>
          <table:table-cell office:value-type="float" office:value="159782128.598106" calcext:value-type="float">
            <text:p>159782128.60</text:p>
          </table:table-cell>
          <table:table-cell office:value-type="float" office:value="19884.5279337326" calcext:value-type="float">
            <text:p>19884.53</text:p>
          </table:table-cell>
          <table:table-cell office:value-type="float" office:value="23804.5845265386" calcext:value-type="float">
            <text:p>23804.58</text:p>
          </table:table-cell>
          <table:table-cell office:value-type="float" office:value="28565.5014318463" calcext:value-type="float">
            <text:p>28565.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13" calcext:value-type="float">
            <text:p>13</text:p>
          </table:table-cell>
          <table:table-cell office:value-type="float" office:value="1082.84271247462" calcext:value-type="float">
            <text:p>1082.84</text:p>
          </table:table-cell>
          <table:table-cell office:value-type="float" office:value="24250.6850664483" calcext:value-type="float">
            <text:p>24250.69</text:p>
          </table:table-cell>
          <table:table-cell office:value-type="float" office:value="48755.5335607142" calcext:value-type="float">
            <text:p>48755.53</text:p>
          </table:table-cell>
          <table:table-cell office:value-type="float" office:value="12236.8071443798" calcext:value-type="float">
            <text:p>12236.81</text:p>
          </table:table-cell>
          <table:table-cell office:value-type="float" office:value="149739449.088745" calcext:value-type="float">
            <text:p>149739449.09</text:p>
          </table:table-cell>
          <table:table-cell office:value-type="float" office:value="19665.1758050725" calcext:value-type="float">
            <text:p>19665.18</text:p>
          </table:table-cell>
          <table:table-cell office:value-type="float" office:value="24250.6850664483" calcext:value-type="float">
            <text:p>24250.69</text:p>
          </table:table-cell>
          <table:table-cell office:value-type="float" office:value="29100.822079738" calcext:value-type="float">
            <text:p>29100.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14" calcext:value-type="float">
            <text:p>14</text:p>
          </table:table-cell>
          <table:table-cell office:value-type="float" office:value="1082.84271247462" calcext:value-type="float">
            <text:p>1082.84</text:p>
          </table:table-cell>
          <table:table-cell office:value-type="float" office:value="26162.5040090104" calcext:value-type="float">
            <text:p>26162.50</text:p>
          </table:table-cell>
          <table:table-cell office:value-type="float" office:value="53112.6464748051" calcext:value-type="float">
            <text:p>53112.65</text:p>
          </table:table-cell>
          <table:table-cell office:value-type="float" office:value="13826.9362474817" calcext:value-type="float">
            <text:p>13826.94</text:p>
          </table:table-cell>
          <table:table-cell office:value-type="float" office:value="191184165.991923" calcext:value-type="float">
            <text:p>191184165.99</text:p>
          </table:table-cell>
          <table:table-cell office:value-type="float" office:value="21293.1661934643" calcext:value-type="float">
            <text:p>21293.17</text:p>
          </table:table-cell>
          <table:table-cell office:value-type="float" office:value="26162.5040090104" calcext:value-type="float">
            <text:p>26162.50</text:p>
          </table:table-cell>
          <table:table-cell office:value-type="float" office:value="31395.0048108124" calcext:value-type="float">
            <text:p>31395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15" calcext:value-type="float">
            <text:p>15</text:p>
          </table:table-cell>
          <table:table-cell office:value-type="float" office:value="1082.84271247462" calcext:value-type="float">
            <text:p>1082.84</text:p>
          </table:table-cell>
          <table:table-cell office:value-type="float" office:value="25396.8627092041" calcext:value-type="float">
            <text:p>25396.86</text:p>
          </table:table-cell>
          <table:table-cell office:value-type="float" office:value="51524.7227310843" calcext:value-type="float">
            <text:p>51524.72</text:p>
          </table:table-cell>
          <table:table-cell office:value-type="float" office:value="13270.0007520735" calcext:value-type="float">
            <text:p>13270.00</text:p>
          </table:table-cell>
          <table:table-cell office:value-type="float" office:value="176092919.960032" calcext:value-type="float">
            <text:p>176092919.96</text:p>
          </table:table-cell>
          <table:table-cell office:value-type="float" office:value="20670.1087595988" calcext:value-type="float">
            <text:p>20670.11</text:p>
          </table:table-cell>
          <table:table-cell office:value-type="float" office:value="25396.8627092041" calcext:value-type="float">
            <text:p>25396.86</text:p>
          </table:table-cell>
          <table:table-cell office:value-type="float" office:value="30476.2352510449" calcext:value-type="float">
            <text:p>30476.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16" calcext:value-type="float">
            <text:p>16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4375.5884477191" calcext:value-type="float">
            <text:p>24375.59</text:p>
          </table:table-cell>
          <table:table-cell office:value-type="float" office:value="58457.7380894971" calcext:value-type="float">
            <text:p>58457.74</text:p>
          </table:table-cell>
          <table:table-cell office:value-type="float" office:value="14004.3827684948" calcext:value-type="float">
            <text:p>14004.38</text:p>
          </table:table-cell>
          <table:table-cell office:value-type="float" office:value="196122736.726515" calcext:value-type="float">
            <text:p>196122736.73</text:p>
          </table:table-cell>
          <table:table-cell office:value-type="float" office:value="21032.8620111233" calcext:value-type="float">
            <text:p>21032.86</text:p>
          </table:table-cell>
          <table:table-cell office:value-type="float" office:value="24375.5884477191" calcext:value-type="float">
            <text:p>24375.59</text:p>
          </table:table-cell>
          <table:table-cell office:value-type="float" office:value="29250.706137263" calcext:value-type="float">
            <text:p>29250.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17" calcext:value-type="float">
            <text:p>17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0458.5408571605" calcext:value-type="float">
            <text:p>20458.54</text:p>
          </table:table-cell>
          <table:table-cell office:value-type="float" office:value="48731.871806084" calcext:value-type="float">
            <text:p>48731.87</text:p>
          </table:table-cell>
          <table:table-cell office:value-type="float" office:value="12353.6111675917" calcext:value-type="float">
            <text:p>12353.61</text:p>
          </table:table-cell>
          <table:table-cell office:value-type="float" office:value="152611708.880046" calcext:value-type="float">
            <text:p>152611708.88</text:p>
          </table:table-cell>
          <table:table-cell office:value-type="float" office:value="17643.4398964889" calcext:value-type="float">
            <text:p>17643.44</text:p>
          </table:table-cell>
          <table:table-cell office:value-type="float" office:value="20458.5408571605" calcext:value-type="float">
            <text:p>20458.54</text:p>
          </table:table-cell>
          <table:table-cell office:value-type="float" office:value="24550.2490285926" calcext:value-type="float">
            <text:p>24550.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18" calcext:value-type="float">
            <text:p>18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19830.3267795069" calcext:value-type="float">
            <text:p>19830.33</text:p>
          </table:table-cell>
          <table:table-cell office:value-type="float" office:value="48731.871806084" calcext:value-type="float">
            <text:p>48731.87</text:p>
          </table:table-cell>
          <table:table-cell office:value-type="float" office:value="13133.6561115277" calcext:value-type="float">
            <text:p>13133.66</text:p>
          </table:table-cell>
          <table:table-cell office:value-type="float" office:value="172492922.855868" calcext:value-type="float">
            <text:p>172492922.86</text:p>
          </table:table-cell>
          <table:table-cell office:value-type="float" office:value="17247.1871088496" calcext:value-type="float">
            <text:p>17247.19</text:p>
          </table:table-cell>
          <table:table-cell office:value-type="float" office:value="19830.3267795069" calcext:value-type="float">
            <text:p>19830.33</text:p>
          </table:table-cell>
          <table:table-cell office:value-type="float" office:value="23796.3921354083" calcext:value-type="float">
            <text:p>23796.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19" calcext:value-type="float">
            <text:p>19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1160.1900395627" calcext:value-type="float">
            <text:p>21160.19</text:p>
          </table:table-cell>
          <table:table-cell office:value-type="float" office:value="48489.6699794899" calcext:value-type="float">
            <text:p>48489.67</text:p>
          </table:table-cell>
          <table:table-cell office:value-type="float" office:value="12613.8032552056" calcext:value-type="float">
            <text:p>12613.80</text:p>
          </table:table-cell>
          <table:table-cell office:value-type="float" office:value="159108032.561035" calcext:value-type="float">
            <text:p>159108032.56</text:p>
          </table:table-cell>
          <table:table-cell office:value-type="float" office:value="18039.3331440329" calcext:value-type="float">
            <text:p>18039.33</text:p>
          </table:table-cell>
          <table:table-cell office:value-type="float" office:value="21160.1900395627" calcext:value-type="float">
            <text:p>21160.19</text:p>
          </table:table-cell>
          <table:table-cell office:value-type="float" office:value="25392.2280474753" calcext:value-type="float">
            <text:p>25392.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20" calcext:value-type="float">
            <text:p>20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1246.1215479196" calcext:value-type="float">
            <text:p>21246.12</text:p>
          </table:table-cell>
          <table:table-cell office:value-type="float" office:value="45228.5431574611" calcext:value-type="float">
            <text:p>45228.54</text:p>
          </table:table-cell>
          <table:table-cell office:value-type="float" office:value="12380.1933885111" calcext:value-type="float">
            <text:p>12380.19</text:p>
          </table:table-cell>
          <table:table-cell office:value-type="float" office:value="153269188.336934" calcext:value-type="float">
            <text:p>153269188.34</text:p>
          </table:table-cell>
          <table:table-cell office:value-type="float" office:value="17652.7014806086" calcext:value-type="float">
            <text:p>17652.70</text:p>
          </table:table-cell>
          <table:table-cell office:value-type="float" office:value="21246.1215479196" calcext:value-type="float">
            <text:p>21246.12</text:p>
          </table:table-cell>
          <table:table-cell office:value-type="float" office:value="25495.3458575035" calcext:value-type="float">
            <text:p>25495.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21" calcext:value-type="float">
            <text:p>21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9744.3139794124" calcext:value-type="float">
            <text:p>19744.31</text:p>
          </table:table-cell>
          <table:table-cell office:value-type="float" office:value="49451.4657157219" calcext:value-type="float">
            <text:p>49451.47</text:p>
          </table:table-cell>
          <table:table-cell office:value-type="float" office:value="12791.7348138114" calcext:value-type="float">
            <text:p>12791.73</text:p>
          </table:table-cell>
          <table:table-cell office:value-type="float" office:value="163628479.546875" calcext:value-type="float">
            <text:p>163628479.55</text:p>
          </table:table-cell>
          <table:table-cell office:value-type="float" office:value="17248.0523455976" calcext:value-type="float">
            <text:p>17248.05</text:p>
          </table:table-cell>
          <table:table-cell office:value-type="float" office:value="19744.3139794124" calcext:value-type="float">
            <text:p>19744.31</text:p>
          </table:table-cell>
          <table:table-cell office:value-type="float" office:value="23693.1767752948" calcext:value-type="float">
            <text:p>23693.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22" calcext:value-type="float">
            <text:p>22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1425.9908560433" calcext:value-type="float">
            <text:p>21425.99</text:p>
          </table:table-cell>
          <table:table-cell office:value-type="float" office:value="48453.8504404313" calcext:value-type="float">
            <text:p>48453.85</text:p>
          </table:table-cell>
          <table:table-cell office:value-type="float" office:value="11691.689063976" calcext:value-type="float">
            <text:p>11691.69</text:p>
          </table:table-cell>
          <table:table-cell office:value-type="float" office:value="136695593.168695" calcext:value-type="float">
            <text:p>136695593.17</text:p>
          </table:table-cell>
          <table:table-cell office:value-type="float" office:value="18181.9574290432" calcext:value-type="float">
            <text:p>18181.96</text:p>
          </table:table-cell>
          <table:table-cell office:value-type="float" office:value="21425.9908560433" calcext:value-type="float">
            <text:p>21425.99</text:p>
          </table:table-cell>
          <table:table-cell office:value-type="float" office:value="25711.189027252" calcext:value-type="float">
            <text:p>25711.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23" calcext:value-type="float">
            <text:p>23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2033.8666161927" calcext:value-type="float">
            <text:p>22033.87</text:p>
          </table:table-cell>
          <table:table-cell office:value-type="float" office:value="54859.1065684755" calcext:value-type="float">
            <text:p>54859.11</text:p>
          </table:table-cell>
          <table:table-cell office:value-type="float" office:value="12380.9086431482" calcext:value-type="float">
            <text:p>12380.91</text:p>
          </table:table-cell>
          <table:table-cell office:value-type="float" office:value="153286898.829982" calcext:value-type="float">
            <text:p>153286898.83</text:p>
          </table:table-cell>
          <table:table-cell office:value-type="float" office:value="19202.2155687499" calcext:value-type="float">
            <text:p>19202.22</text:p>
          </table:table-cell>
          <table:table-cell office:value-type="float" office:value="22033.8666161927" calcext:value-type="float">
            <text:p>22033.87</text:p>
          </table:table-cell>
          <table:table-cell office:value-type="float" office:value="26440.6399394312" calcext:value-type="float">
            <text:p>26440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24" calcext:value-type="float">
            <text:p>24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0284.3357836356" calcext:value-type="float">
            <text:p>20284.34</text:p>
          </table:table-cell>
          <table:table-cell office:value-type="float" office:value="44852.533858856" calcext:value-type="float">
            <text:p>44852.53</text:p>
          </table:table-cell>
          <table:table-cell office:value-type="float" office:value="11524.8552637377" calcext:value-type="float">
            <text:p>11524.86</text:p>
          </table:table-cell>
          <table:table-cell office:value-type="float" office:value="132822288.850103" calcext:value-type="float">
            <text:p>132822288.85</text:p>
          </table:table-cell>
          <table:table-cell office:value-type="float" office:value="17090.3028303177" calcext:value-type="float">
            <text:p>17090.30</text:p>
          </table:table-cell>
          <table:table-cell office:value-type="float" office:value="20284.3357836356" calcext:value-type="float">
            <text:p>20284.34</text:p>
          </table:table-cell>
          <table:table-cell office:value-type="float" office:value="24341.2029403627" calcext:value-type="float">
            <text:p>24341.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25" calcext:value-type="float">
            <text:p>25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0552.5766727967" calcext:value-type="float">
            <text:p>20552.58</text:p>
          </table:table-cell>
          <table:table-cell office:value-type="float" office:value="45210.7647738325" calcext:value-type="float">
            <text:p>45210.76</text:p>
          </table:table-cell>
          <table:table-cell office:value-type="float" office:value="13549.9572476439" calcext:value-type="float">
            <text:p>13549.96</text:p>
          </table:table-cell>
          <table:table-cell office:value-type="float" office:value="183601341.412978" calcext:value-type="float">
            <text:p>183601341.41</text:p>
          </table:table-cell>
          <table:table-cell office:value-type="float" office:value="17283.4007574035" calcext:value-type="float">
            <text:p>17283.40</text:p>
          </table:table-cell>
          <table:table-cell office:value-type="float" office:value="20552.5766727967" calcext:value-type="float">
            <text:p>20552.58</text:p>
          </table:table-cell>
          <table:table-cell office:value-type="float" office:value="24663.0920073561" calcext:value-type="float">
            <text:p>24663.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26" calcext:value-type="float">
            <text:p>26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9508.1791085637" calcext:value-type="float">
            <text:p>19508.18</text:p>
          </table:table-cell>
          <table:table-cell office:value-type="float" office:value="41550.2733533671" calcext:value-type="float">
            <text:p>41550.27</text:p>
          </table:table-cell>
          <table:table-cell office:value-type="float" office:value="11842.8441025264" calcext:value-type="float">
            <text:p>11842.84</text:p>
          </table:table-cell>
          <table:table-cell office:value-type="float" office:value="140252956.436745" calcext:value-type="float">
            <text:p>140252956.44</text:p>
          </table:table-cell>
          <table:table-cell office:value-type="float" office:value="16221.7070367633" calcext:value-type="float">
            <text:p>16221.71</text:p>
          </table:table-cell>
          <table:table-cell office:value-type="float" office:value="19508.1791085637" calcext:value-type="float">
            <text:p>19508.18</text:p>
          </table:table-cell>
          <table:table-cell office:value-type="float" office:value="23409.8149302764" calcext:value-type="float">
            <text:p>23409.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27" calcext:value-type="float">
            <text:p>27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7981.8455805112" calcext:value-type="float">
            <text:p>17981.85</text:p>
          </table:table-cell>
          <table:table-cell office:value-type="float" office:value="42428.4612320536" calcext:value-type="float">
            <text:p>42428.46</text:p>
          </table:table-cell>
          <table:table-cell office:value-type="float" office:value="10588.3601460244" calcext:value-type="float">
            <text:p>10588.36</text:p>
          </table:table-cell>
          <table:table-cell office:value-type="float" office:value="112113370.581918" calcext:value-type="float">
            <text:p>112113370.58</text:p>
          </table:table-cell>
          <table:table-cell office:value-type="float" office:value="15475.0096127443" calcext:value-type="float">
            <text:p>15475.01</text:p>
          </table:table-cell>
          <table:table-cell office:value-type="float" office:value="17981.8455805112" calcext:value-type="float">
            <text:p>17981.85</text:p>
          </table:table-cell>
          <table:table-cell office:value-type="float" office:value="21578.2146966135" calcext:value-type="float">
            <text:p>21578.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28" calcext:value-type="float">
            <text:p>28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8972.6861043509" calcext:value-type="float">
            <text:p>18972.69</text:p>
          </table:table-cell>
          <table:table-cell office:value-type="float" office:value="44501.718247416" calcext:value-type="float">
            <text:p>44501.72</text:p>
          </table:table-cell>
          <table:table-cell office:value-type="float" office:value="12022.7180581467" calcext:value-type="float">
            <text:p>12022.72</text:p>
          </table:table-cell>
          <table:table-cell office:value-type="float" office:value="144545749.505686" calcext:value-type="float">
            <text:p>144545749.51</text:p>
          </table:table-cell>
          <table:table-cell office:value-type="float" office:value="16292.5882125604" calcext:value-type="float">
            <text:p>16292.59</text:p>
          </table:table-cell>
          <table:table-cell office:value-type="float" office:value="18972.6861043509" calcext:value-type="float">
            <text:p>18972.69</text:p>
          </table:table-cell>
          <table:table-cell office:value-type="float" office:value="22767.2233252211" calcext:value-type="float">
            <text:p>22767.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29" calcext:value-type="float">
            <text:p>29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9724.1924010101" calcext:value-type="float">
            <text:p>19724.19</text:p>
          </table:table-cell>
          <table:table-cell office:value-type="float" office:value="55227.451105277" calcext:value-type="float">
            <text:p>55227.45</text:p>
          </table:table-cell>
          <table:table-cell office:value-type="float" office:value="11962.6244059572" calcext:value-type="float">
            <text:p>11962.62</text:p>
          </table:table-cell>
          <table:table-cell office:value-type="float" office:value="143104382.678002" calcext:value-type="float">
            <text:p>143104382.68</text:p>
          </table:table-cell>
          <table:table-cell office:value-type="float" office:value="17637.2009335666" calcext:value-type="float">
            <text:p>17637.20</text:p>
          </table:table-cell>
          <table:table-cell office:value-type="float" office:value="19724.1924010101" calcext:value-type="float">
            <text:p>19724.19</text:p>
          </table:table-cell>
          <table:table-cell office:value-type="float" office:value="23669.0308812121" calcext:value-type="float">
            <text:p>23669.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30" calcext:value-type="float">
            <text:p>30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8570.3441234581" calcext:value-type="float">
            <text:p>18570.34</text:p>
          </table:table-cell>
          <table:table-cell office:value-type="float" office:value="48202.0598572477" calcext:value-type="float">
            <text:p>48202.06</text:p>
          </table:table-cell>
          <table:table-cell office:value-type="float" office:value="11297.6777258468" calcext:value-type="float">
            <text:p>11297.68</text:p>
          </table:table-cell>
          <table:table-cell office:value-type="float" office:value="127637521.997094" calcext:value-type="float">
            <text:p>127637522.00</text:p>
          </table:table-cell>
          <table:table-cell office:value-type="float" office:value="16360.717348861" calcext:value-type="float">
            <text:p>16360.72</text:p>
          </table:table-cell>
          <table:table-cell office:value-type="float" office:value="18570.3441234581" calcext:value-type="float">
            <text:p>18570.34</text:p>
          </table:table-cell>
          <table:table-cell office:value-type="float" office:value="22284.4129481498" calcext:value-type="float">
            <text:p>22284.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31" calcext:value-type="float">
            <text:p>31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1394.6541082371" calcext:value-type="float">
            <text:p>21394.65</text:p>
          </table:table-cell>
          <table:table-cell office:value-type="float" office:value="55850.9606523335" calcext:value-type="float">
            <text:p>55850.96</text:p>
          </table:table-cell>
          <table:table-cell office:value-type="float" office:value="13142.070927026" calcext:value-type="float">
            <text:p>13142.07</text:p>
          </table:table-cell>
          <table:table-cell office:value-type="float" office:value="172714028.250982" calcext:value-type="float">
            <text:p>172714028.25</text:p>
          </table:table-cell>
          <table:table-cell office:value-type="float" office:value="18854.684598944" calcext:value-type="float">
            <text:p>18854.68</text:p>
          </table:table-cell>
          <table:table-cell office:value-type="float" office:value="21394.6541082371" calcext:value-type="float">
            <text:p>21394.65</text:p>
          </table:table-cell>
          <table:table-cell office:value-type="float" office:value="25673.5849298845" calcext:value-type="float">
            <text:p>25673.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32" calcext:value-type="float">
            <text:p>32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1956.6399696354" calcext:value-type="float">
            <text:p>21956.64</text:p>
          </table:table-cell>
          <table:table-cell office:value-type="float" office:value="48057.5323421273" calcext:value-type="float">
            <text:p>48057.53</text:p>
          </table:table-cell>
          <table:table-cell office:value-type="float" office:value="12689.2867945686" calcext:value-type="float">
            <text:p>12689.29</text:p>
          </table:table-cell>
          <table:table-cell office:value-type="float" office:value="161017999.354814" calcext:value-type="float">
            <text:p>161017999.35</text:p>
          </table:table-cell>
          <table:table-cell office:value-type="float" office:value="18420.9479144177" calcext:value-type="float">
            <text:p>18420.95</text:p>
          </table:table-cell>
          <table:table-cell office:value-type="float" office:value="21956.6399696354" calcext:value-type="float">
            <text:p>21956.64</text:p>
          </table:table-cell>
          <table:table-cell office:value-type="float" office:value="26347.9679635625" calcext:value-type="float">
            <text:p>26347.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33" calcext:value-type="float">
            <text:p>33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1440.8100756778" calcext:value-type="float">
            <text:p>21440.81</text:p>
          </table:table-cell>
          <table:table-cell office:value-type="float" office:value="46332.3086269577" calcext:value-type="float">
            <text:p>46332.31</text:p>
          </table:table-cell>
          <table:table-cell office:value-type="float" office:value="11484.8507236726" calcext:value-type="float">
            <text:p>11484.85</text:p>
          </table:table-cell>
          <table:table-cell office:value-type="float" office:value="131901796.145044" calcext:value-type="float">
            <text:p>131901796.15</text:p>
          </table:table-cell>
          <table:table-cell office:value-type="float" office:value="17909.2950944039" calcext:value-type="float">
            <text:p>17909.30</text:p>
          </table:table-cell>
          <table:table-cell office:value-type="float" office:value="21440.8100756778" calcext:value-type="float">
            <text:p>21440.81</text:p>
          </table:table-cell>
          <table:table-cell office:value-type="float" office:value="25728.9720908133" calcext:value-type="float">
            <text:p>25728.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34" calcext:value-type="float">
            <text:p>34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1487.0533846192" calcext:value-type="float">
            <text:p>21487.05</text:p>
          </table:table-cell>
          <table:table-cell office:value-type="float" office:value="45773.1959116279" calcext:value-type="float">
            <text:p>45773.20</text:p>
          </table:table-cell>
          <table:table-cell office:value-type="float" office:value="10804.2434966116" calcext:value-type="float">
            <text:p>10804.24</text:p>
          </table:table-cell>
          <table:table-cell office:value-type="float" office:value="116731677.534075" calcext:value-type="float">
            <text:p>116731677.53</text:p>
          </table:table-cell>
          <table:table-cell office:value-type="float" office:value="17851.5226145628" calcext:value-type="float">
            <text:p>17851.52</text:p>
          </table:table-cell>
          <table:table-cell office:value-type="float" office:value="21487.0533846192" calcext:value-type="float">
            <text:p>21487.05</text:p>
          </table:table-cell>
          <table:table-cell office:value-type="float" office:value="25784.4640615431" calcext:value-type="float">
            <text:p>25784.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35" calcext:value-type="float">
            <text:p>35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0537.0514557503" calcext:value-type="float">
            <text:p>20537.05</text:p>
          </table:table-cell>
          <table:table-cell office:value-type="float" office:value="48003.6361232474" calcext:value-type="float">
            <text:p>48003.64</text:p>
          </table:table-cell>
          <table:table-cell office:value-type="float" office:value="11198.9466633169" calcext:value-type="float">
            <text:p>11198.95</text:p>
          </table:table-cell>
          <table:table-cell office:value-type="float" office:value="125416406.367817" calcext:value-type="float">
            <text:p>125416406.37</text:p>
          </table:table-cell>
          <table:table-cell office:value-type="float" office:value="17606.6801079229" calcext:value-type="float">
            <text:p>17606.68</text:p>
          </table:table-cell>
          <table:table-cell office:value-type="float" office:value="20537.0514557503" calcext:value-type="float">
            <text:p>20537.05</text:p>
          </table:table-cell>
          <table:table-cell office:value-type="float" office:value="24644.4617469003" calcext:value-type="float">
            <text:p>24644.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36" calcext:value-type="float">
            <text:p>36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2055.6066888169" calcext:value-type="float">
            <text:p>22055.61</text:p>
          </table:table-cell>
          <table:table-cell office:value-type="float" office:value="46409.8539374007" calcext:value-type="float">
            <text:p>46409.85</text:p>
          </table:table-cell>
          <table:table-cell office:value-type="float" office:value="10990.9400823696" calcext:value-type="float">
            <text:p>10990.94</text:p>
          </table:table-cell>
          <table:table-cell office:value-type="float" office:value="120800763.894238" calcext:value-type="float">
            <text:p>120800763.89</text:p>
          </table:table-cell>
          <table:table-cell office:value-type="float" office:value="18231.3360185153" calcext:value-type="float">
            <text:p>18231.34</text:p>
          </table:table-cell>
          <table:table-cell office:value-type="float" office:value="22055.6066888168" calcext:value-type="float">
            <text:p>22055.61</text:p>
          </table:table-cell>
          <table:table-cell office:value-type="float" office:value="26466.7280265802" calcext:value-type="float">
            <text:p>26466.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37" calcext:value-type="float">
            <text:p>37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2704.1434201616" calcext:value-type="float">
            <text:p>22704.14</text:p>
          </table:table-cell>
          <table:table-cell office:value-type="float" office:value="46409.8539374007" calcext:value-type="float">
            <text:p>46409.85</text:p>
          </table:table-cell>
          <table:table-cell office:value-type="float" office:value="11132.4061530536" calcext:value-type="float">
            <text:p>11132.41</text:p>
          </table:table-cell>
          <table:table-cell office:value-type="float" office:value="123930466.756546" calcext:value-type="float">
            <text:p>123930466.76</text:p>
          </table:table-cell>
          <table:table-cell office:value-type="float" office:value="18535.4941607932" calcext:value-type="float">
            <text:p>18535.49</text:p>
          </table:table-cell>
          <table:table-cell office:value-type="float" office:value="22704.1434201616" calcext:value-type="float">
            <text:p>22704.14</text:p>
          </table:table-cell>
          <table:table-cell office:value-type="float" office:value="27244.9721041939" calcext:value-type="float">
            <text:p>27244.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38" calcext:value-type="float">
            <text:p>38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2712.7293777165" calcext:value-type="float">
            <text:p>22712.73</text:p>
          </table:table-cell>
          <table:table-cell office:value-type="float" office:value="47489.9703153341" calcext:value-type="float">
            <text:p>47489.97</text:p>
          </table:table-cell>
          <table:table-cell office:value-type="float" office:value="12220.0833057378" calcext:value-type="float">
            <text:p>12220.08</text:p>
          </table:table-cell>
          <table:table-cell office:value-type="float" office:value="149330435.999172" calcext:value-type="float">
            <text:p>149330436.00</text:p>
          </table:table-cell>
          <table:table-cell office:value-type="float" office:value="18721.2774760641" calcext:value-type="float">
            <text:p>18721.28</text:p>
          </table:table-cell>
          <table:table-cell office:value-type="float" office:value="22712.7293777165" calcext:value-type="float">
            <text:p>22712.73</text:p>
          </table:table-cell>
          <table:table-cell office:value-type="float" office:value="27255.2752532598" calcext:value-type="float">
            <text:p>27255.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39" calcext:value-type="float">
            <text:p>39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2453.6633565659" calcext:value-type="float">
            <text:p>22453.66</text:p>
          </table:table-cell>
          <table:table-cell office:value-type="float" office:value="52489.6699794899" calcext:value-type="float">
            <text:p>52489.67</text:p>
          </table:table-cell>
          <table:table-cell office:value-type="float" office:value="12202.798369763" calcext:value-type="float">
            <text:p>12202.80</text:p>
          </table:table-cell>
          <table:table-cell office:value-type="float" office:value="148908288.053091" calcext:value-type="float">
            <text:p>148908288.05</text:p>
          </table:table-cell>
          <table:table-cell office:value-type="float" office:value="19237.3327305652" calcext:value-type="float">
            <text:p>19237.33</text:p>
          </table:table-cell>
          <table:table-cell office:value-type="float" office:value="22453.6633565659" calcext:value-type="float">
            <text:p>22453.66</text:p>
          </table:table-cell>
          <table:table-cell office:value-type="float" office:value="26944.3960278791" calcext:value-type="float">
            <text:p>26944.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40" calcext:value-type="float">
            <text:p>40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1759.0873365487" calcext:value-type="float">
            <text:p>21759.09</text:p>
          </table:table-cell>
          <table:table-cell office:value-type="float" office:value="46332.3086269577" calcext:value-type="float">
            <text:p>46332.31</text:p>
          </table:table-cell>
          <table:table-cell office:value-type="float" office:value="10902.2290527393" calcext:value-type="float">
            <text:p>10902.23</text:p>
          </table:table-cell>
          <table:table-cell office:value-type="float" office:value="118858598.318392" calcext:value-type="float">
            <text:p>118858598.32</text:p>
          </table:table-cell>
          <table:table-cell office:value-type="float" office:value="18072.3634279865" calcext:value-type="float">
            <text:p>18072.36</text:p>
          </table:table-cell>
          <table:table-cell office:value-type="float" office:value="21759.0873365487" calcext:value-type="float">
            <text:p>21759.09</text:p>
          </table:table-cell>
          <table:table-cell office:value-type="float" office:value="26110.9048038584" calcext:value-type="float">
            <text:p>26110.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41" calcext:value-type="float">
            <text:p>41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8884.85050765" calcext:value-type="float">
            <text:p>18884.85</text:p>
          </table:table-cell>
          <table:table-cell office:value-type="float" office:value="53433.941889489" calcext:value-type="float">
            <text:p>53433.94</text:p>
          </table:table-cell>
          <table:table-cell office:value-type="float" office:value="11826.8925870937" calcext:value-type="float">
            <text:p>11826.89</text:p>
          </table:table-cell>
          <table:table-cell office:value-type="float" office:value="139875388.266651" calcext:value-type="float">
            <text:p>139875388.27</text:p>
          </table:table-cell>
          <table:table-cell office:value-type="float" office:value="16923.2418889229" calcext:value-type="float">
            <text:p>16923.24</text:p>
          </table:table-cell>
          <table:table-cell office:value-type="float" office:value="18884.85050765" calcext:value-type="float">
            <text:p>18884.85</text:p>
          </table:table-cell>
          <table:table-cell office:value-type="float" office:value="22661.82060918" calcext:value-type="float">
            <text:p>22661.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42" calcext:value-type="float">
            <text:p>42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9108.2156372198" calcext:value-type="float">
            <text:p>19108.22</text:p>
          </table:table-cell>
          <table:table-cell office:value-type="float" office:value="42428.4612320536" calcext:value-type="float">
            <text:p>42428.46</text:p>
          </table:table-cell>
          <table:table-cell office:value-type="float" office:value="11020.3065241841" calcext:value-type="float">
            <text:p>11020.31</text:p>
          </table:table-cell>
          <table:table-cell office:value-type="float" office:value="121447155.886974" calcext:value-type="float">
            <text:p>121447155.89</text:p>
          </table:table-cell>
          <table:table-cell office:value-type="float" office:value="16131.1027149191" calcext:value-type="float">
            <text:p>16131.10</text:p>
          </table:table-cell>
          <table:table-cell office:value-type="float" office:value="19108.2156372198" calcext:value-type="float">
            <text:p>19108.22</text:p>
          </table:table-cell>
          <table:table-cell office:value-type="float" office:value="22929.8587646638" calcext:value-type="float">
            <text:p>22929.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43" calcext:value-type="float">
            <text:p>43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1367.6776342496" calcext:value-type="float">
            <text:p>21367.68</text:p>
          </table:table-cell>
          <table:table-cell office:value-type="float" office:value="48755.5335607142" calcext:value-type="float">
            <text:p>48755.53</text:p>
          </table:table-cell>
          <table:table-cell office:value-type="float" office:value="11486.05376568" calcext:value-type="float">
            <text:p>11486.05</text:p>
          </table:table-cell>
          <table:table-cell office:value-type="float" office:value="131929431.108092" calcext:value-type="float">
            <text:p>131929431.11</text:p>
          </table:table-cell>
          <table:table-cell office:value-type="float" office:value="18180.4134643561" calcext:value-type="float">
            <text:p>18180.41</text:p>
          </table:table-cell>
          <table:table-cell office:value-type="float" office:value="21367.6776342496" calcext:value-type="float">
            <text:p>21367.68</text:p>
          </table:table-cell>
          <table:table-cell office:value-type="float" office:value="25641.2131610995" calcext:value-type="float">
            <text:p>25641.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44" calcext:value-type="float">
            <text:p>44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0175.4231826778" calcext:value-type="float">
            <text:p>20175.42</text:p>
          </table:table-cell>
          <table:table-cell office:value-type="float" office:value="57247.5974712451" calcext:value-type="float">
            <text:p>57247.60</text:p>
          </table:table-cell>
          <table:table-cell office:value-type="float" office:value="12334.2066572037" calcext:value-type="float">
            <text:p>12334.21</text:p>
          </table:table-cell>
          <table:table-cell office:value-type="float" office:value="152132653.862607" calcext:value-type="float">
            <text:p>152132653.86</text:p>
          </table:table-cell>
          <table:table-cell office:value-type="float" office:value="18081.9170218346" calcext:value-type="float">
            <text:p>18081.92</text:p>
          </table:table-cell>
          <table:table-cell office:value-type="float" office:value="20175.4231826778" calcext:value-type="float">
            <text:p>20175.42</text:p>
          </table:table-cell>
          <table:table-cell office:value-type="float" office:value="24210.5078192133" calcext:value-type="float">
            <text:p>24210.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45" calcext:value-type="float">
            <text:p>45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0918.0498050698" calcext:value-type="float">
            <text:p>20918.05</text:p>
          </table:table-cell>
          <table:table-cell office:value-type="float" office:value="45155.5335607142" calcext:value-type="float">
            <text:p>45155.53</text:p>
          </table:table-cell>
          <table:table-cell office:value-type="float" office:value="11385.2683158806" calcext:value-type="float">
            <text:p>11385.27</text:p>
          </table:table-cell>
          <table:table-cell office:value-type="float" office:value="129624334.624595" calcext:value-type="float">
            <text:p>129624334.62</text:p>
          </table:table-cell>
          <table:table-cell office:value-type="float" office:value="17469.9021917043" calcext:value-type="float">
            <text:p>17469.90</text:p>
          </table:table-cell>
          <table:table-cell office:value-type="float" office:value="20918.0498050698" calcext:value-type="float">
            <text:p>20918.05</text:p>
          </table:table-cell>
          <table:table-cell office:value-type="float" office:value="25101.6597660837" calcext:value-type="float">
            <text:p>25101.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46" calcext:value-type="float">
            <text:p>46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7873.6791395769" calcext:value-type="float">
            <text:p>17873.68</text:p>
          </table:table-cell>
          <table:table-cell office:value-type="float" office:value="44305.688841715" calcext:value-type="float">
            <text:p>44305.69</text:p>
          </table:table-cell>
          <table:table-cell office:value-type="float" office:value="11063.6665244032" calcext:value-type="float">
            <text:p>11063.67</text:p>
          </table:table-cell>
          <table:table-cell office:value-type="float" office:value="122404716.963199" calcext:value-type="float">
            <text:p>122404716.96</text:p>
          </table:table-cell>
          <table:table-cell office:value-type="float" office:value="15583.7152197806" calcext:value-type="float">
            <text:p>15583.72</text:p>
          </table:table-cell>
          <table:table-cell office:value-type="float" office:value="17873.6791395769" calcext:value-type="float">
            <text:p>17873.68</text:p>
          </table:table-cell>
          <table:table-cell office:value-type="float" office:value="21448.4149674923" calcext:value-type="float">
            <text:p>21448.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47" calcext:value-type="float">
            <text:p>47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9227.0259952011" calcext:value-type="float">
            <text:p>19227.03</text:p>
          </table:table-cell>
          <table:table-cell office:value-type="float" office:value="44478.7137637478" calcext:value-type="float">
            <text:p>44478.71</text:p>
          </table:table-cell>
          <table:table-cell office:value-type="float" office:value="11912.8447853286" calcext:value-type="float">
            <text:p>11912.84</text:p>
          </table:table-cell>
          <table:table-cell office:value-type="float" office:value="141915870.87933" calcext:value-type="float">
            <text:p>141915870.88</text:p>
          </table:table-cell>
          <table:table-cell office:value-type="float" office:value="16442.4375038984" calcext:value-type="float">
            <text:p>16442.44</text:p>
          </table:table-cell>
          <table:table-cell office:value-type="float" office:value="19227.0259952011" calcext:value-type="float">
            <text:p>19227.03</text:p>
          </table:table-cell>
          <table:table-cell office:value-type="float" office:value="23072.4311942413" calcext:value-type="float">
            <text:p>23072.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48" calcext:value-type="float">
            <text:p>48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7523.3552521967" calcext:value-type="float">
            <text:p>17523.36</text:p>
          </table:table-cell>
          <table:table-cell office:value-type="float" office:value="46095.1745459753" calcext:value-type="float">
            <text:p>46095.17</text:p>
          </table:table-cell>
          <table:table-cell office:value-type="float" office:value="11910.9479265797" calcext:value-type="float">
            <text:p>11910.95</text:p>
          </table:table-cell>
          <table:table-cell office:value-type="float" office:value="141870680.509694" calcext:value-type="float">
            <text:p>141870680.51</text:p>
          </table:table-cell>
          <table:table-cell office:value-type="float" office:value="15489.3852383194" calcext:value-type="float">
            <text:p>15489.39</text:p>
          </table:table-cell>
          <table:table-cell office:value-type="float" office:value="17523.3552521967" calcext:value-type="float">
            <text:p>17523.36</text:p>
          </table:table-cell>
          <table:table-cell office:value-type="float" office:value="21028.026302636" calcext:value-type="float">
            <text:p>21028.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49" calcext:value-type="float">
            <text:p>49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5982.7111578068" calcext:value-type="float">
            <text:p>15982.71</text:p>
          </table:table-cell>
          <table:table-cell office:value-type="float" office:value="40802.0618968992" calcext:value-type="float">
            <text:p>40802.06</text:p>
          </table:table-cell>
          <table:table-cell office:value-type="float" office:value="11005.9851237583" calcext:value-type="float">
            <text:p>11005.99</text:p>
          </table:table-cell>
          <table:table-cell office:value-type="float" office:value="121131708.544389" calcext:value-type="float">
            <text:p>121131708.54</text:p>
          </table:table-cell>
          <table:table-cell office:value-type="float" office:value="14045.508264254" calcext:value-type="float">
            <text:p>14045.51</text:p>
          </table:table-cell>
          <table:table-cell office:value-type="float" office:value="15982.7111578067" calcext:value-type="float">
            <text:p>15982.71</text:p>
          </table:table-cell>
          <table:table-cell office:value-type="float" office:value="19179.2533893681" calcext:value-type="float">
            <text:p>19179.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0" calcext:value-type="float">
            <text:p>0</text:p>
          </table:table-cell>
          <table:table-cell office:value-type="float" office:value="1265.68542494924" calcext:value-type="float">
            <text:p>1265.69</text:p>
          </table:table-cell>
          <table:table-cell office:value-type="float" office:value="32037.5436132953" calcext:value-type="float">
            <text:p>32037.54</text:p>
          </table:table-cell>
          <table:table-cell office:value-type="float" office:value="59050.8787269261" calcext:value-type="float">
            <text:p>59050.88</text:p>
          </table:table-cell>
          <table:table-cell office:value-type="float" office:value="13149.0058955627" calcext:value-type="float">
            <text:p>13149.01</text:p>
          </table:table-cell>
          <table:table-cell office:value-type="float" office:value="172896356.041542" calcext:value-type="float">
            <text:p>172896356.04</text:p>
          </table:table-cell>
          <table:table-cell office:value-type="float" office:value="24738.5207816138" calcext:value-type="float">
            <text:p>24738.52</text:p>
          </table:table-cell>
          <table:table-cell office:value-type="float" office:value="32037.5436132953" calcext:value-type="float">
            <text:p>32037.54</text:p>
          </table:table-cell>
          <table:table-cell office:value-type="float" office:value="38445.0523359543" calcext:value-type="float">
            <text:p>38445.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1" calcext:value-type="float">
            <text:p>1</text:p>
          </table:table-cell>
          <table:table-cell office:value-type="float" office:value="1265.68542494924" calcext:value-type="float">
            <text:p>1265.69</text:p>
          </table:table-cell>
          <table:table-cell office:value-type="float" office:value="30169.3776001087" calcext:value-type="float">
            <text:p>30169.38</text:p>
          </table:table-cell>
          <table:table-cell office:value-type="float" office:value="61060.9811306679" calcext:value-type="float">
            <text:p>61060.98</text:p>
          </table:table-cell>
          <table:table-cell office:value-type="float" office:value="12656.7067057205" calcext:value-type="float">
            <text:p>12656.71</text:p>
          </table:table-cell>
          <table:table-cell office:value-type="float" office:value="160192224.63463" calcext:value-type="float">
            <text:p>160192224.63</text:p>
          </table:table-cell>
          <table:table-cell office:value-type="float" office:value="24523.7891319861" calcext:value-type="float">
            <text:p>24523.79</text:p>
          </table:table-cell>
          <table:table-cell office:value-type="float" office:value="30169.3776001087" calcext:value-type="float">
            <text:p>30169.38</text:p>
          </table:table-cell>
          <table:table-cell office:value-type="float" office:value="36203.2531201304" calcext:value-type="float">
            <text:p>36203.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2" calcext:value-type="float">
            <text:p>2</text:p>
          </table:table-cell>
          <table:table-cell office:value-type="float" office:value="1207.10678118655" calcext:value-type="float">
            <text:p>1207.11</text:p>
          </table:table-cell>
          <table:table-cell office:value-type="float" office:value="29276.6653208603" calcext:value-type="float">
            <text:p>29276.67</text:p>
          </table:table-cell>
          <table:table-cell office:value-type="float" office:value="61060.9811306679" calcext:value-type="float">
            <text:p>61060.98</text:p>
          </table:table-cell>
          <table:table-cell office:value-type="float" office:value="13019.428109564" calcext:value-type="float">
            <text:p>13019.43</text:p>
          </table:table-cell>
          <table:table-cell office:value-type="float" office:value="169505508.300105" calcext:value-type="float">
            <text:p>169505508.30</text:p>
          </table:table-cell>
          <table:table-cell office:value-type="float" office:value="24105.6679271285" calcext:value-type="float">
            <text:p>24105.67</text:p>
          </table:table-cell>
          <table:table-cell office:value-type="float" office:value="29276.6653208603" calcext:value-type="float">
            <text:p>29276.67</text:p>
          </table:table-cell>
          <table:table-cell office:value-type="float" office:value="35131.9983850324" calcext:value-type="float">
            <text:p>35132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3" calcext:value-type="float">
            <text:p>3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28670.244759229" calcext:value-type="float">
            <text:p>28670.24</text:p>
          </table:table-cell>
          <table:table-cell office:value-type="float" office:value="56154.1889907858" calcext:value-type="float">
            <text:p>56154.19</text:p>
          </table:table-cell>
          <table:table-cell office:value-type="float" office:value="13376.3276262959" calcext:value-type="float">
            <text:p>13376.33</text:p>
          </table:table-cell>
          <table:table-cell office:value-type="float" office:value="178926140.766007" calcext:value-type="float">
            <text:p>178926140.77</text:p>
          </table:table-cell>
          <table:table-cell office:value-type="float" office:value="22907.3148561238" calcext:value-type="float">
            <text:p>22907.31</text:p>
          </table:table-cell>
          <table:table-cell office:value-type="float" office:value="28670.244759229" calcext:value-type="float">
            <text:p>28670.24</text:p>
          </table:table-cell>
          <table:table-cell office:value-type="float" office:value="34404.2937110748" calcext:value-type="float">
            <text:p>34404.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4" calcext:value-type="float">
            <text:p>4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6529.3884956579" calcext:value-type="float">
            <text:p>26529.39</text:p>
          </table:table-cell>
          <table:table-cell office:value-type="float" office:value="56124.6117974981" calcext:value-type="float">
            <text:p>56124.61</text:p>
          </table:table-cell>
          <table:table-cell office:value-type="float" office:value="13356.4154360878" calcext:value-type="float">
            <text:p>13356.42</text:p>
          </table:table-cell>
          <table:table-cell office:value-type="float" office:value="178393833.301363" calcext:value-type="float">
            <text:p>178393833.30</text:p>
          </table:table-cell>
          <table:table-cell office:value-type="float" office:value="21938.8619334889" calcext:value-type="float">
            <text:p>21938.86</text:p>
          </table:table-cell>
          <table:table-cell office:value-type="float" office:value="26529.3884956579" calcext:value-type="float">
            <text:p>26529.39</text:p>
          </table:table-cell>
          <table:table-cell office:value-type="float" office:value="31835.2661947895" calcext:value-type="float">
            <text:p>31835.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5" calcext:value-type="float">
            <text:p>5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6341.2020609628" calcext:value-type="float">
            <text:p>26341.20</text:p>
          </table:table-cell>
          <table:table-cell office:value-type="float" office:value="52426.266929428" calcext:value-type="float">
            <text:p>52426.27</text:p>
          </table:table-cell>
          <table:table-cell office:value-type="float" office:value="12551.6589811335" calcext:value-type="float">
            <text:p>12551.66</text:p>
          </table:table-cell>
          <table:table-cell office:value-type="float" office:value="157544143.178668" calcext:value-type="float">
            <text:p>157544143.18</text:p>
          </table:table-cell>
          <table:table-cell office:value-type="float" office:value="21207.8991322495" calcext:value-type="float">
            <text:p>21207.90</text:p>
          </table:table-cell>
          <table:table-cell office:value-type="float" office:value="26341.2020609628" calcext:value-type="float">
            <text:p>26341.20</text:p>
          </table:table-cell>
          <table:table-cell office:value-type="float" office:value="31609.4424731554" calcext:value-type="float">
            <text:p>31609.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6" calcext:value-type="float">
            <text:p>6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6595.0258130941" calcext:value-type="float">
            <text:p>26595.03</text:p>
          </table:table-cell>
          <table:table-cell office:value-type="float" office:value="60980.4320111638" calcext:value-type="float">
            <text:p>60980.43</text:p>
          </table:table-cell>
          <table:table-cell office:value-type="float" office:value="13822.6588699907" calcext:value-type="float">
            <text:p>13822.66</text:p>
          </table:table-cell>
          <table:table-cell office:value-type="float" office:value="191065898.236133" calcext:value-type="float">
            <text:p>191065898.24</text:p>
          </table:table-cell>
          <table:table-cell office:value-type="float" office:value="22624.0704182327" calcext:value-type="float">
            <text:p>22624.07</text:p>
          </table:table-cell>
          <table:table-cell office:value-type="float" office:value="26595.0258130941" calcext:value-type="float">
            <text:p>26595.03</text:p>
          </table:table-cell>
          <table:table-cell office:value-type="float" office:value="31914.0309757129" calcext:value-type="float">
            <text:p>31914.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7" calcext:value-type="float">
            <text:p>7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6805.7719923981" calcext:value-type="float">
            <text:p>26805.77</text:p>
          </table:table-cell>
          <table:table-cell office:value-type="float" office:value="57246.0720828226" calcext:value-type="float">
            <text:p>57246.07</text:p>
          </table:table-cell>
          <table:table-cell office:value-type="float" office:value="14369.6572255469" calcext:value-type="float">
            <text:p>14369.66</text:p>
          </table:table-cell>
          <table:table-cell office:value-type="float" office:value="206487048.779713" calcext:value-type="float">
            <text:p>206487048.78</text:p>
          </table:table-cell>
          <table:table-cell office:value-type="float" office:value="22247.5133802236" calcext:value-type="float">
            <text:p>22247.51</text:p>
          </table:table-cell>
          <table:table-cell office:value-type="float" office:value="26805.7719923981" calcext:value-type="float">
            <text:p>26805.77</text:p>
          </table:table-cell>
          <table:table-cell office:value-type="float" office:value="32166.9263908777" calcext:value-type="float">
            <text:p>32166.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8" calcext:value-type="float">
            <text:p>8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6567.7760744976" calcext:value-type="float">
            <text:p>26567.78</text:p>
          </table:table-cell>
          <table:table-cell office:value-type="float" office:value="58172.8150674602" calcext:value-type="float">
            <text:p>58172.82</text:p>
          </table:table-cell>
          <table:table-cell office:value-type="float" office:value="13714.6925430336" calcext:value-type="float">
            <text:p>13714.69</text:p>
          </table:table-cell>
          <table:table-cell office:value-type="float" office:value="188092791.549942" calcext:value-type="float">
            <text:p>188092791.55</text:p>
          </table:table-cell>
          <table:table-cell office:value-type="float" office:value="22256.4946684845" calcext:value-type="float">
            <text:p>22256.49</text:p>
          </table:table-cell>
          <table:table-cell office:value-type="float" office:value="26567.7760744976" calcext:value-type="float">
            <text:p>26567.78</text:p>
          </table:table-cell>
          <table:table-cell office:value-type="float" office:value="31881.3312893972" calcext:value-type="float">
            <text:p>31881.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9" calcext:value-type="float">
            <text:p>9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6113.0159407186" calcext:value-type="float">
            <text:p>26113.02</text:p>
          </table:table-cell>
          <table:table-cell office:value-type="float" office:value="58172.8150674602" calcext:value-type="float">
            <text:p>58172.82</text:p>
          </table:table-cell>
          <table:table-cell office:value-type="float" office:value="13686.0796438166" calcext:value-type="float">
            <text:p>13686.08</text:p>
          </table:table-cell>
          <table:table-cell office:value-type="float" office:value="187308776.01689" calcext:value-type="float">
            <text:p>187308776.02</text:p>
          </table:table-cell>
          <table:table-cell office:value-type="float" office:value="22009.7196189904" calcext:value-type="float">
            <text:p>22009.72</text:p>
          </table:table-cell>
          <table:table-cell office:value-type="float" office:value="26113.0159407186" calcext:value-type="float">
            <text:p>26113.02</text:p>
          </table:table-cell>
          <table:table-cell office:value-type="float" office:value="31335.6191288623" calcext:value-type="float">
            <text:p>31335.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10" calcext:value-type="float">
            <text:p>10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2912.7312702986" calcext:value-type="float">
            <text:p>22912.73</text:p>
          </table:table-cell>
          <table:table-cell office:value-type="float" office:value="50107.442244164" calcext:value-type="float">
            <text:p>50107.44</text:p>
          </table:table-cell>
          <table:table-cell office:value-type="float" office:value="12589.7220853844" calcext:value-type="float">
            <text:p>12589.72</text:p>
          </table:table-cell>
          <table:table-cell office:value-type="float" office:value="158501102.187216" calcext:value-type="float">
            <text:p>158501102.19</text:p>
          </table:table-cell>
          <table:table-cell office:value-type="float" office:value="19207.4825510171" calcext:value-type="float">
            <text:p>19207.48</text:p>
          </table:table-cell>
          <table:table-cell office:value-type="float" office:value="22912.7312702986" calcext:value-type="float">
            <text:p>22912.73</text:p>
          </table:table-cell>
          <table:table-cell office:value-type="float" office:value="27495.2775243583" calcext:value-type="float">
            <text:p>27495.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11" calcext:value-type="float">
            <text:p>11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2432.5375464593" calcext:value-type="float">
            <text:p>22432.54</text:p>
          </table:table-cell>
          <table:table-cell office:value-type="float" office:value="49451.4657157219" calcext:value-type="float">
            <text:p>49451.47</text:p>
          </table:table-cell>
          <table:table-cell office:value-type="float" office:value="11983.1274181887" calcext:value-type="float">
            <text:p>11983.13</text:p>
          </table:table-cell>
          <table:table-cell office:value-type="float" office:value="143595342.720547" calcext:value-type="float">
            <text:p>143595342.72</text:p>
          </table:table-cell>
          <table:table-cell office:value-type="float" office:value="18861.0772033509" calcext:value-type="float">
            <text:p>18861.08</text:p>
          </table:table-cell>
          <table:table-cell office:value-type="float" office:value="22432.5375464593" calcext:value-type="float">
            <text:p>22432.54</text:p>
          </table:table-cell>
          <table:table-cell office:value-type="float" office:value="26919.0450557512" calcext:value-type="float">
            <text:p>26919.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12" calcext:value-type="float">
            <text:p>12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3124.2602195893" calcext:value-type="float">
            <text:p>23124.26</text:p>
          </table:table-cell>
          <table:table-cell office:value-type="float" office:value="49021.5295476649" calcext:value-type="float">
            <text:p>49021.53</text:p>
          </table:table-cell>
          <table:table-cell office:value-type="float" office:value="12240.3497827965" calcext:value-type="float">
            <text:p>12240.35</text:p>
          </table:table-cell>
          <table:table-cell office:value-type="float" office:value="149826162.805207" calcext:value-type="float">
            <text:p>149826162.81</text:p>
          </table:table-cell>
          <table:table-cell office:value-type="float" office:value="19159.6840215094" calcext:value-type="float">
            <text:p>19159.68</text:p>
          </table:table-cell>
          <table:table-cell office:value-type="float" office:value="23124.2602195893" calcext:value-type="float">
            <text:p>23124.26</text:p>
          </table:table-cell>
          <table:table-cell office:value-type="float" office:value="27749.1122635072" calcext:value-type="float">
            <text:p>27749.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13" calcext:value-type="float">
            <text:p>1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2358.6773792932" calcext:value-type="float">
            <text:p>22358.68</text:p>
          </table:table-cell>
          <table:table-cell office:value-type="float" office:value="49249.9307237097" calcext:value-type="float">
            <text:p>49249.93</text:p>
          </table:table-cell>
          <table:table-cell office:value-type="float" office:value="12733.8710699399" calcext:value-type="float">
            <text:p>12733.87</text:p>
          </table:table-cell>
          <table:table-cell office:value-type="float" office:value="162151472.425852" calcext:value-type="float">
            <text:p>162151472.43</text:p>
          </table:table-cell>
          <table:table-cell office:value-type="float" office:value="18787.4696515125" calcext:value-type="float">
            <text:p>18787.47</text:p>
          </table:table-cell>
          <table:table-cell office:value-type="float" office:value="22358.6773792932" calcext:value-type="float">
            <text:p>22358.68</text:p>
          </table:table-cell>
          <table:table-cell office:value-type="float" office:value="26830.4128551518" calcext:value-type="float">
            <text:p>26830.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14" calcext:value-type="float">
            <text:p>1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2227.4438778442" calcext:value-type="float">
            <text:p>22227.44</text:p>
          </table:table-cell>
          <table:table-cell office:value-type="float" office:value="49249.9307237097" calcext:value-type="float">
            <text:p>49249.93</text:p>
          </table:table-cell>
          <table:table-cell office:value-type="float" office:value="13336.7803595654" calcext:value-type="float">
            <text:p>13336.78</text:p>
          </table:table-cell>
          <table:table-cell office:value-type="float" office:value="177869710.359288" calcext:value-type="float">
            <text:p>177869710.36</text:p>
          </table:table-cell>
          <table:table-cell office:value-type="float" office:value="18716.028165409" calcext:value-type="float">
            <text:p>18716.03</text:p>
          </table:table-cell>
          <table:table-cell office:value-type="float" office:value="22227.4438778441" calcext:value-type="float">
            <text:p>22227.44</text:p>
          </table:table-cell>
          <table:table-cell office:value-type="float" office:value="26672.932653413" calcext:value-type="float">
            <text:p>26672.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15" calcext:value-type="float">
            <text:p>1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360.2196516251" calcext:value-type="float">
            <text:p>21360.22</text:p>
          </table:table-cell>
          <table:table-cell office:value-type="float" office:value="48489.6699794899" calcext:value-type="float">
            <text:p>48489.67</text:p>
          </table:table-cell>
          <table:table-cell office:value-type="float" office:value="13610.6779443971" calcext:value-type="float">
            <text:p>13610.68</text:p>
          </table:table-cell>
          <table:table-cell office:value-type="float" office:value="185250554.106096" calcext:value-type="float">
            <text:p>185250554.11</text:p>
          </table:table-cell>
          <table:table-cell office:value-type="float" office:value="18135.670211638" calcext:value-type="float">
            <text:p>18135.67</text:p>
          </table:table-cell>
          <table:table-cell office:value-type="float" office:value="21360.2196516251" calcext:value-type="float">
            <text:p>21360.22</text:p>
          </table:table-cell>
          <table:table-cell office:value-type="float" office:value="25632.2635819502" calcext:value-type="float">
            <text:p>25632.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16" calcext:value-type="float">
            <text:p>1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876.5725844715" calcext:value-type="float">
            <text:p>19876.57</text:p>
          </table:table-cell>
          <table:table-cell office:value-type="float" office:value="48204.4466216087" calcext:value-type="float">
            <text:p>48204.45</text:p>
          </table:table-cell>
          <table:table-cell office:value-type="float" office:value="13289.0896249516" calcext:value-type="float">
            <text:p>13289.09</text:p>
          </table:table-cell>
          <table:table-cell office:value-type="float" office:value="176599903.059996" calcext:value-type="float">
            <text:p>176599903.06</text:p>
          </table:table-cell>
          <table:table-cell office:value-type="float" office:value="17211.1395911191" calcext:value-type="float">
            <text:p>17211.14</text:p>
          </table:table-cell>
          <table:table-cell office:value-type="float" office:value="19876.5725844715" calcext:value-type="float">
            <text:p>19876.57</text:p>
          </table:table-cell>
          <table:table-cell office:value-type="float" office:value="23851.8871013658" calcext:value-type="float">
            <text:p>23851.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17" calcext:value-type="float">
            <text:p>1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656.1604017607" calcext:value-type="float">
            <text:p>19656.16</text:p>
          </table:table-cell>
          <table:table-cell office:value-type="float" office:value="47089.6536343781" calcext:value-type="float">
            <text:p>47089.65</text:p>
          </table:table-cell>
          <table:table-cell office:value-type="float" office:value="12317.8840775356" calcext:value-type="float">
            <text:p>12317.88</text:p>
          </table:table-cell>
          <table:table-cell office:value-type="float" office:value="151730268.147604" calcext:value-type="float">
            <text:p>151730268.15</text:p>
          </table:table-cell>
          <table:table-cell office:value-type="float" office:value="16965.9354227917" calcext:value-type="float">
            <text:p>16965.94</text:p>
          </table:table-cell>
          <table:table-cell office:value-type="float" office:value="19656.1604017607" calcext:value-type="float">
            <text:p>19656.16</text:p>
          </table:table-cell>
          <table:table-cell office:value-type="float" office:value="23587.3924821128" calcext:value-type="float">
            <text:p>23587.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18" calcext:value-type="float">
            <text:p>1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943.8630355273" calcext:value-type="float">
            <text:p>20943.86</text:p>
          </table:table-cell>
          <table:table-cell office:value-type="float" office:value="54172.8150674602" calcext:value-type="float">
            <text:p>54172.82</text:p>
          </table:table-cell>
          <table:table-cell office:value-type="float" office:value="12939.7028665759" calcext:value-type="float">
            <text:p>12939.70</text:p>
          </table:table-cell>
          <table:table-cell office:value-type="float" office:value="167435910.275274" calcext:value-type="float">
            <text:p>167435910.28</text:p>
          </table:table-cell>
          <table:table-cell office:value-type="float" office:value="18415.0125223051" calcext:value-type="float">
            <text:p>18415.01</text:p>
          </table:table-cell>
          <table:table-cell office:value-type="float" office:value="20943.8630355273" calcext:value-type="float">
            <text:p>20943.86</text:p>
          </table:table-cell>
          <table:table-cell office:value-type="float" office:value="25132.6356426327" calcext:value-type="float">
            <text:p>25132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19" calcext:value-type="float">
            <text:p>1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2392.7922575182" calcext:value-type="float">
            <text:p>22392.79</text:p>
          </table:table-cell>
          <table:table-cell office:value-type="float" office:value="46754.6991533029" calcext:value-type="float">
            <text:p>46754.70</text:p>
          </table:table-cell>
          <table:table-cell office:value-type="float" office:value="12901.0629145635" calcext:value-type="float">
            <text:p>12901.06</text:p>
          </table:table-cell>
          <table:table-cell office:value-type="float" office:value="166437424.325525" calcext:value-type="float">
            <text:p>166437424.33</text:p>
          </table:table-cell>
          <table:table-cell office:value-type="float" office:value="18438.5218985324" calcext:value-type="float">
            <text:p>18438.52</text:p>
          </table:table-cell>
          <table:table-cell office:value-type="float" office:value="22392.7922575182" calcext:value-type="float">
            <text:p>22392.79</text:p>
          </table:table-cell>
          <table:table-cell office:value-type="float" office:value="26871.3507090218" calcext:value-type="float">
            <text:p>26871.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20" calcext:value-type="float">
            <text:p>2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2362.9248578669" calcext:value-type="float">
            <text:p>22362.92</text:p>
          </table:table-cell>
          <table:table-cell office:value-type="float" office:value="48453.8504404313" calcext:value-type="float">
            <text:p>48453.85</text:p>
          </table:table-cell>
          <table:table-cell office:value-type="float" office:value="11705.7684778727" calcext:value-type="float">
            <text:p>11705.77</text:p>
          </table:table-cell>
          <table:table-cell office:value-type="float" office:value="137025015.657559" calcext:value-type="float">
            <text:p>137025015.66</text:p>
          </table:table-cell>
          <table:table-cell office:value-type="float" office:value="18680.7445424302" calcext:value-type="float">
            <text:p>18680.74</text:p>
          </table:table-cell>
          <table:table-cell office:value-type="float" office:value="22362.9248578669" calcext:value-type="float">
            <text:p>22362.92</text:p>
          </table:table-cell>
          <table:table-cell office:value-type="float" office:value="26835.5098294403" calcext:value-type="float">
            <text:p>26835.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21" calcext:value-type="float">
            <text:p>2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140.2866636807" calcext:value-type="float">
            <text:p>21140.29</text:p>
          </table:table-cell>
          <table:table-cell office:value-type="float" office:value="49021.5295476649" calcext:value-type="float">
            <text:p>49021.53</text:p>
          </table:table-cell>
          <table:table-cell office:value-type="float" office:value="11428.2956465812" calcext:value-type="float">
            <text:p>11428.30</text:p>
          </table:table-cell>
          <table:table-cell office:value-type="float" office:value="130605941.385668" calcext:value-type="float">
            <text:p>130605941.39</text:p>
          </table:table-cell>
          <table:table-cell office:value-type="float" office:value="18068.3420306246" calcext:value-type="float">
            <text:p>18068.34</text:p>
          </table:table-cell>
          <table:table-cell office:value-type="float" office:value="21140.2866636807" calcext:value-type="float">
            <text:p>21140.29</text:p>
          </table:table-cell>
          <table:table-cell office:value-type="float" office:value="25368.3439964168" calcext:value-type="float">
            <text:p>25368.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22" calcext:value-type="float">
            <text:p>2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369.9414873576" calcext:value-type="float">
            <text:p>20369.94</text:p>
          </table:table-cell>
          <table:table-cell office:value-type="float" office:value="52802.0598572477" calcext:value-type="float">
            <text:p>52802.06</text:p>
          </table:table-cell>
          <table:table-cell office:value-type="float" office:value="10823.0909541661" calcext:value-type="float">
            <text:p>10823.09</text:p>
          </table:table-cell>
          <table:table-cell office:value-type="float" office:value="117139297.802152" calcext:value-type="float">
            <text:p>117139297.80</text:p>
          </table:table-cell>
          <table:table-cell office:value-type="float" office:value="17922.052901879" calcext:value-type="float">
            <text:p>17922.05</text:p>
          </table:table-cell>
          <table:table-cell office:value-type="float" office:value="20369.9414873576" calcext:value-type="float">
            <text:p>20369.94</text:p>
          </table:table-cell>
          <table:table-cell office:value-type="float" office:value="24443.9297848292" calcext:value-type="float">
            <text:p>24443.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23" calcext:value-type="float">
            <text:p>2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2017.4042387584" calcext:value-type="float">
            <text:p>22017.40</text:p>
          </table:table-cell>
          <table:table-cell office:value-type="float" office:value="55526.9119345812" calcext:value-type="float">
            <text:p>55526.91</text:p>
          </table:table-cell>
          <table:table-cell office:value-type="float" office:value="11329.8379755438" calcext:value-type="float">
            <text:p>11329.84</text:p>
          </table:table-cell>
          <table:table-cell office:value-type="float" office:value="128365228.552073" calcext:value-type="float">
            <text:p>128365228.55</text:p>
          </table:table-cell>
          <table:table-cell office:value-type="float" office:value="19240.1137529832" calcext:value-type="float">
            <text:p>19240.11</text:p>
          </table:table-cell>
          <table:table-cell office:value-type="float" office:value="22017.4042387584" calcext:value-type="float">
            <text:p>22017.40</text:p>
          </table:table-cell>
          <table:table-cell office:value-type="float" office:value="26420.8850865101" calcext:value-type="float">
            <text:p>26420.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24" calcext:value-type="float">
            <text:p>2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3089.915865377" calcext:value-type="float">
            <text:p>23089.92</text:p>
          </table:table-cell>
          <table:table-cell office:value-type="float" office:value="48030.5842326873" calcext:value-type="float">
            <text:p>48030.58</text:p>
          </table:table-cell>
          <table:table-cell office:value-type="float" office:value="11043.032894281" calcext:value-type="float">
            <text:p>11043.03</text:p>
          </table:table-cell>
          <table:table-cell office:value-type="float" office:value="121948575.504173" calcext:value-type="float">
            <text:p>121948575.50</text:p>
          </table:table-cell>
          <table:table-cell office:value-type="float" office:value="18978.0817864727" calcext:value-type="float">
            <text:p>18978.08</text:p>
          </table:table-cell>
          <table:table-cell office:value-type="float" office:value="23089.915865377" calcext:value-type="float">
            <text:p>23089.92</text:p>
          </table:table-cell>
          <table:table-cell office:value-type="float" office:value="27707.8990384524" calcext:value-type="float">
            <text:p>27707.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25" calcext:value-type="float">
            <text:p>2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2634.0200074858" calcext:value-type="float">
            <text:p>22634.02</text:p>
          </table:table-cell>
          <table:table-cell office:value-type="float" office:value="52802.0598572477" calcext:value-type="float">
            <text:p>52802.06</text:p>
          </table:table-cell>
          <table:table-cell office:value-type="float" office:value="12008.2085568563" calcext:value-type="float">
            <text:p>12008.21</text:p>
          </table:table-cell>
          <table:table-cell office:value-type="float" office:value="144197072.744957" calcext:value-type="float">
            <text:p>144197072.74</text:p>
          </table:table-cell>
          <table:table-cell office:value-type="float" office:value="19370.1912368171" calcext:value-type="float">
            <text:p>19370.19</text:p>
          </table:table-cell>
          <table:table-cell office:value-type="float" office:value="22634.0200074858" calcext:value-type="float">
            <text:p>22634.02</text:p>
          </table:table-cell>
          <table:table-cell office:value-type="float" office:value="27160.8240089829" calcext:value-type="float">
            <text:p>27160.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26" calcext:value-type="float">
            <text:p>2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2620.257160709" calcext:value-type="float">
            <text:p>22620.26</text:p>
          </table:table-cell>
          <table:table-cell office:value-type="float" office:value="47378.2087003595" calcext:value-type="float">
            <text:p>47378.21</text:p>
          </table:table-cell>
          <table:table-cell office:value-type="float" office:value="10591.6071667664" calcext:value-type="float">
            <text:p>10591.61</text:p>
          </table:table-cell>
          <table:table-cell office:value-type="float" office:value="112182142.375097" calcext:value-type="float">
            <text:p>112182142.38</text:p>
          </table:table-cell>
          <table:table-cell office:value-type="float" office:value="18648.1522469362" calcext:value-type="float">
            <text:p>18648.15</text:p>
          </table:table-cell>
          <table:table-cell office:value-type="float" office:value="22620.257160709" calcext:value-type="float">
            <text:p>22620.26</text:p>
          </table:table-cell>
          <table:table-cell office:value-type="float" office:value="27144.3085928508" calcext:value-type="float">
            <text:p>27144.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27" calcext:value-type="float">
            <text:p>2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158.187243863" calcext:value-type="float">
            <text:p>21158.19</text:p>
          </table:table-cell>
          <table:table-cell office:value-type="float" office:value="45477.2077799143" calcext:value-type="float">
            <text:p>45477.21</text:p>
          </table:table-cell>
          <table:table-cell office:value-type="float" office:value="9889.23406511837" calcext:value-type="float">
            <text:p>9889.23</text:p>
          </table:table-cell>
          <table:table-cell office:value-type="float" office:value="97796950.3946976" calcext:value-type="float">
            <text:p>97796950.39</text:p>
          </table:table-cell>
          <table:table-cell office:value-type="float" office:value="17630.1706825628" calcext:value-type="float">
            <text:p>17630.17</text:p>
          </table:table-cell>
          <table:table-cell office:value-type="float" office:value="21158.1872438631" calcext:value-type="float">
            <text:p>21158.19</text:p>
          </table:table-cell>
          <table:table-cell office:value-type="float" office:value="25389.8246926357" calcext:value-type="float">
            <text:p>25389.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28" calcext:value-type="float">
            <text:p>2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2170.0114903203" calcext:value-type="float">
            <text:p>22170.01</text:p>
          </table:table-cell>
          <table:table-cell office:value-type="float" office:value="53857.7380894971" calcext:value-type="float">
            <text:p>53857.74</text:p>
          </table:table-cell>
          <table:table-cell office:value-type="float" office:value="11833.6343057931" calcext:value-type="float">
            <text:p>11833.63</text:p>
          </table:table-cell>
          <table:table-cell office:value-type="float" office:value="140034900.883242" calcext:value-type="float">
            <text:p>140034900.88</text:p>
          </table:table-cell>
          <table:table-cell office:value-type="float" office:value="19191.3391332223" calcext:value-type="float">
            <text:p>19191.34</text:p>
          </table:table-cell>
          <table:table-cell office:value-type="float" office:value="22170.0114903203" calcext:value-type="float">
            <text:p>22170.01</text:p>
          </table:table-cell>
          <table:table-cell office:value-type="float" office:value="26604.0137883843" calcext:value-type="float">
            <text:p>26604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29" calcext:value-type="float">
            <text:p>2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2674.870905114" calcext:value-type="float">
            <text:p>22674.87</text:p>
          </table:table-cell>
          <table:table-cell office:value-type="float" office:value="47882.0270870848" calcext:value-type="float">
            <text:p>47882.03</text:p>
          </table:table-cell>
          <table:table-cell office:value-type="float" office:value="11758.3536152901" calcext:value-type="float">
            <text:p>11758.35</text:p>
          </table:table-cell>
          <table:table-cell office:value-type="float" office:value="138258879.742205" calcext:value-type="float">
            <text:p>138258879.74</text:p>
          </table:table-cell>
          <table:table-cell office:value-type="float" office:value="18754.3062649653" calcext:value-type="float">
            <text:p>18754.31</text:p>
          </table:table-cell>
          <table:table-cell office:value-type="float" office:value="22674.870905114" calcext:value-type="float">
            <text:p>22674.87</text:p>
          </table:table-cell>
          <table:table-cell office:value-type="float" office:value="27209.8450861367" calcext:value-type="float">
            <text:p>27209.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30" calcext:value-type="float">
            <text:p>3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2299.9890529681" calcext:value-type="float">
            <text:p>22299.99</text:p>
          </table:table-cell>
          <table:table-cell office:value-type="float" office:value="46574.9752627784" calcext:value-type="float">
            <text:p>46574.98</text:p>
          </table:table-cell>
          <table:table-cell office:value-type="float" office:value="12165.1994478468" calcext:value-type="float">
            <text:p>12165.20</text:p>
          </table:table-cell>
          <table:table-cell office:value-type="float" office:value="147992077.605892" calcext:value-type="float">
            <text:p>147992077.61</text:p>
          </table:table-cell>
          <table:table-cell office:value-type="float" office:value="18365.0568160484" calcext:value-type="float">
            <text:p>18365.06</text:p>
          </table:table-cell>
          <table:table-cell office:value-type="float" office:value="22299.9890529681" calcext:value-type="float">
            <text:p>22299.99</text:p>
          </table:table-cell>
          <table:table-cell office:value-type="float" office:value="26759.9868635617" calcext:value-type="float">
            <text:p>26759.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31" calcext:value-type="float">
            <text:p>3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2353.3528420567" calcext:value-type="float">
            <text:p>22353.35</text:p>
          </table:table-cell>
          <table:table-cell office:value-type="float" office:value="47198.484809835" calcext:value-type="float">
            <text:p>47198.48</text:p>
          </table:table-cell>
          <table:table-cell office:value-type="float" office:value="12591.9462191715" calcext:value-type="float">
            <text:p>12591.95</text:p>
          </table:table-cell>
          <table:table-cell office:value-type="float" office:value="158557109.586506" calcext:value-type="float">
            <text:p>158557109.59</text:p>
          </table:table-cell>
          <table:table-cell office:value-type="float" office:value="18489.9168237016" calcext:value-type="float">
            <text:p>18489.92</text:p>
          </table:table-cell>
          <table:table-cell office:value-type="float" office:value="22353.3528420567" calcext:value-type="float">
            <text:p>22353.35</text:p>
          </table:table-cell>
          <table:table-cell office:value-type="float" office:value="26824.023410468" calcext:value-type="float">
            <text:p>26824.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32" calcext:value-type="float">
            <text:p>3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197.2460444462" calcext:value-type="float">
            <text:p>21197.25</text:p>
          </table:table-cell>
          <table:table-cell office:value-type="float" office:value="45125.2277944726" calcext:value-type="float">
            <text:p>45125.23</text:p>
          </table:table-cell>
          <table:table-cell office:value-type="float" office:value="11734.4379859182" calcext:value-type="float">
            <text:p>11734.44</text:p>
          </table:table-cell>
          <table:table-cell office:value-type="float" office:value="137697034.845361" calcext:value-type="float">
            <text:p>137697034.85</text:p>
          </table:table-cell>
          <table:table-cell office:value-type="float" office:value="17598.0339573386" calcext:value-type="float">
            <text:p>17598.03</text:p>
          </table:table-cell>
          <table:table-cell office:value-type="float" office:value="21197.2460444462" calcext:value-type="float">
            <text:p>21197.25</text:p>
          </table:table-cell>
          <table:table-cell office:value-type="float" office:value="25436.6952533354" calcext:value-type="float">
            <text:p>25436.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33" calcext:value-type="float">
            <text:p>3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079.2532494267" calcext:value-type="float">
            <text:p>19079.25</text:p>
          </table:table-cell>
          <table:table-cell office:value-type="float" office:value="47198.484809835" calcext:value-type="float">
            <text:p>47198.48</text:p>
          </table:table-cell>
          <table:table-cell office:value-type="float" office:value="12425.3129772775" calcext:value-type="float">
            <text:p>12425.31</text:p>
          </table:table-cell>
          <table:table-cell office:value-type="float" office:value="154388402.583301" calcext:value-type="float">
            <text:p>154388402.58</text:p>
          </table:table-cell>
          <table:table-cell office:value-type="float" office:value="16609.9544414617" calcext:value-type="float">
            <text:p>16609.95</text:p>
          </table:table-cell>
          <table:table-cell office:value-type="float" office:value="19079.2532494267" calcext:value-type="float">
            <text:p>19079.25</text:p>
          </table:table-cell>
          <table:table-cell office:value-type="float" office:value="22895.103899312" calcext:value-type="float">
            <text:p>22895.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34" calcext:value-type="float">
            <text:p>3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044.4501159854" calcext:value-type="float">
            <text:p>19044.45</text:p>
          </table:table-cell>
          <table:table-cell office:value-type="float" office:value="48030.5842326874" calcext:value-type="float">
            <text:p>48030.58</text:p>
          </table:table-cell>
          <table:table-cell office:value-type="float" office:value="11198.2332319364" calcext:value-type="float">
            <text:p>11198.23</text:p>
          </table:table-cell>
          <table:table-cell office:value-type="float" office:value="125400427.516844" calcext:value-type="float">
            <text:p>125400427.52</text:p>
          </table:table-cell>
          <table:table-cell office:value-type="float" office:value="16657.9447280663" calcext:value-type="float">
            <text:p>16657.94</text:p>
          </table:table-cell>
          <table:table-cell office:value-type="float" office:value="19044.4501159854" calcext:value-type="float">
            <text:p>19044.45</text:p>
          </table:table-cell>
          <table:table-cell office:value-type="float" office:value="22853.3401391824" calcext:value-type="float">
            <text:p>22853.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35" calcext:value-type="float">
            <text:p>3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514.0192182474" calcext:value-type="float">
            <text:p>19514.02</text:p>
          </table:table-cell>
          <table:table-cell office:value-type="float" office:value="46296.6774703315" calcext:value-type="float">
            <text:p>46296.68</text:p>
          </table:table-cell>
          <table:table-cell office:value-type="float" office:value="11306.4662538363" calcext:value-type="float">
            <text:p>11306.47</text:p>
          </table:table-cell>
          <table:table-cell office:value-type="float" office:value="127836179.149139" calcext:value-type="float">
            <text:p>127836179.15</text:p>
          </table:table-cell>
          <table:table-cell office:value-type="float" office:value="16799.0599115929" calcext:value-type="float">
            <text:p>16799.06</text:p>
          </table:table-cell>
          <table:table-cell office:value-type="float" office:value="19514.0192182474" calcext:value-type="float">
            <text:p>19514.02</text:p>
          </table:table-cell>
          <table:table-cell office:value-type="float" office:value="23416.8230618968" calcext:value-type="float">
            <text:p>23416.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36" calcext:value-type="float">
            <text:p>3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327.3268359113" calcext:value-type="float">
            <text:p>21327.33</text:p>
          </table:table-cell>
          <table:table-cell office:value-type="float" office:value="48731.871806084" calcext:value-type="float">
            <text:p>48731.87</text:p>
          </table:table-cell>
          <table:table-cell office:value-type="float" office:value="11848.3315394067" calcext:value-type="float">
            <text:p>11848.33</text:p>
          </table:table-cell>
          <table:table-cell office:value-type="float" office:value="140382960.2677" calcext:value-type="float">
            <text:p>140382960.27</text:p>
          </table:table-cell>
          <table:table-cell office:value-type="float" office:value="18145.181718255" calcext:value-type="float">
            <text:p>18145.18</text:p>
          </table:table-cell>
          <table:table-cell office:value-type="float" office:value="21327.3268359113" calcext:value-type="float">
            <text:p>21327.33</text:p>
          </table:table-cell>
          <table:table-cell office:value-type="float" office:value="25592.7922030936" calcext:value-type="float">
            <text:p>25592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37" calcext:value-type="float">
            <text:p>3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823.4961836102" calcext:value-type="float">
            <text:p>21823.50</text:p>
          </table:table-cell>
          <table:table-cell office:value-type="float" office:value="51545.3980694907" calcext:value-type="float">
            <text:p>51545.40</text:p>
          </table:table-cell>
          <table:table-cell office:value-type="float" office:value="12160.0443388676" calcext:value-type="float">
            <text:p>12160.04</text:p>
          </table:table-cell>
          <table:table-cell office:value-type="float" office:value="147866678.323226" calcext:value-type="float">
            <text:p>147866678.32</text:p>
          </table:table-cell>
          <table:table-cell office:value-type="float" office:value="18748.3344872671" calcext:value-type="float">
            <text:p>18748.33</text:p>
          </table:table-cell>
          <table:table-cell office:value-type="float" office:value="21823.4961836102" calcext:value-type="float">
            <text:p>21823.50</text:p>
          </table:table-cell>
          <table:table-cell office:value-type="float" office:value="26188.1954203322" calcext:value-type="float">
            <text:p>26188.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38" calcext:value-type="float">
            <text:p>3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193.2171165284" calcext:value-type="float">
            <text:p>21193.22</text:p>
          </table:table-cell>
          <table:table-cell office:value-type="float" office:value="52130.5842326874" calcext:value-type="float">
            <text:p>52130.58</text:p>
          </table:table-cell>
          <table:table-cell office:value-type="float" office:value="11699.4477196777" calcext:value-type="float">
            <text:p>11699.45</text:p>
          </table:table-cell>
          <table:table-cell office:value-type="float" office:value="136877076.945471" calcext:value-type="float">
            <text:p>136877076.95</text:p>
          </table:table-cell>
          <table:table-cell office:value-type="float" office:value="18410.5486829353" calcext:value-type="float">
            <text:p>18410.55</text:p>
          </table:table-cell>
          <table:table-cell office:value-type="float" office:value="21193.2171165284" calcext:value-type="float">
            <text:p>21193.22</text:p>
          </table:table-cell>
          <table:table-cell office:value-type="float" office:value="25431.8605398341" calcext:value-type="float">
            <text:p>25431.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39" calcext:value-type="float">
            <text:p>3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171.2942035085" calcext:value-type="float">
            <text:p>21171.29</text:p>
          </table:table-cell>
          <table:table-cell office:value-type="float" office:value="49790.2279601069" calcext:value-type="float">
            <text:p>49790.23</text:p>
          </table:table-cell>
          <table:table-cell office:value-type="float" office:value="11598.8060934117" calcext:value-type="float">
            <text:p>11598.81</text:p>
          </table:table-cell>
          <table:table-cell office:value-type="float" office:value="134532302.792564" calcext:value-type="float">
            <text:p>134532302.79</text:p>
          </table:table-cell>
          <table:table-cell office:value-type="float" office:value="18169.5557103597" calcext:value-type="float">
            <text:p>18169.56</text:p>
          </table:table-cell>
          <table:table-cell office:value-type="float" office:value="21171.2942035085" calcext:value-type="float">
            <text:p>21171.29</text:p>
          </table:table-cell>
          <table:table-cell office:value-type="float" office:value="25405.5530442103" calcext:value-type="float">
            <text:p>25405.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40" calcext:value-type="float">
            <text:p>4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2202.6399294004" calcext:value-type="float">
            <text:p>22202.64</text:p>
          </table:table-cell>
          <table:table-cell office:value-type="float" office:value="49790.2279601069" calcext:value-type="float">
            <text:p>49790.23</text:p>
          </table:table-cell>
          <table:table-cell office:value-type="float" office:value="11221.461692216" calcext:value-type="float">
            <text:p>11221.46</text:p>
          </table:table-cell>
          <table:table-cell office:value-type="float" office:value="125921202.509871" calcext:value-type="float">
            <text:p>125921202.51</text:p>
          </table:table-cell>
          <table:table-cell office:value-type="float" office:value="18770.9823270876" calcext:value-type="float">
            <text:p>18770.98</text:p>
          </table:table-cell>
          <table:table-cell office:value-type="float" office:value="22202.6399294004" calcext:value-type="float">
            <text:p>22202.64</text:p>
          </table:table-cell>
          <table:table-cell office:value-type="float" office:value="26643.1679152804" calcext:value-type="float">
            <text:p>26643.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41" calcext:value-type="float">
            <text:p>4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665.574055277" calcext:value-type="float">
            <text:p>20665.57</text:p>
          </table:table-cell>
          <table:table-cell office:value-type="float" office:value="44298.9898732233" calcext:value-type="float">
            <text:p>44298.99</text:p>
          </table:table-cell>
          <table:table-cell office:value-type="float" office:value="11661.9585634593" calcext:value-type="float">
            <text:p>11661.96</text:p>
          </table:table-cell>
          <table:table-cell office:value-type="float" office:value="136001277.535842" calcext:value-type="float">
            <text:p>136001277.54</text:p>
          </table:table-cell>
          <table:table-cell office:value-type="float" office:value="17205.8837360309" calcext:value-type="float">
            <text:p>17205.88</text:p>
          </table:table-cell>
          <table:table-cell office:value-type="float" office:value="20665.574055277" calcext:value-type="float">
            <text:p>20665.57</text:p>
          </table:table-cell>
          <table:table-cell office:value-type="float" office:value="24798.6888663324" calcext:value-type="float">
            <text:p>24798.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42" calcext:value-type="float">
            <text:p>4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048.9802009552" calcext:value-type="float">
            <text:p>20048.98</text:p>
          </table:table-cell>
          <table:table-cell office:value-type="float" office:value="47300.1873347068" calcext:value-type="float">
            <text:p>47300.19</text:p>
          </table:table-cell>
          <table:table-cell office:value-type="float" office:value="11864.0506511583" calcext:value-type="float">
            <text:p>11864.05</text:p>
          </table:table-cell>
          <table:table-cell office:value-type="float" office:value="140755697.85325" calcext:value-type="float">
            <text:p>140755697.85</text:p>
          </table:table-cell>
          <table:table-cell office:value-type="float" office:value="17228.8371581216" calcext:value-type="float">
            <text:p>17228.84</text:p>
          </table:table-cell>
          <table:table-cell office:value-type="float" office:value="20048.9802009552" calcext:value-type="float">
            <text:p>20048.98</text:p>
          </table:table-cell>
          <table:table-cell office:value-type="float" office:value="24058.7762411462" calcext:value-type="float">
            <text:p>24058.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43" calcext:value-type="float">
            <text:p>4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933.6149892413" calcext:value-type="float">
            <text:p>20933.61</text:p>
          </table:table-cell>
          <table:table-cell office:value-type="float" office:value="47571.6889079687" calcext:value-type="float">
            <text:p>47571.69</text:p>
          </table:table-cell>
          <table:table-cell office:value-type="float" office:value="11975.4401517094" calcext:value-type="float">
            <text:p>11975.44</text:p>
          </table:table-cell>
          <table:table-cell office:value-type="float" office:value="143411166.827175" calcext:value-type="float">
            <text:p>143411166.83</text:p>
          </table:table-cell>
          <table:table-cell office:value-type="float" office:value="17782.2223745996" calcext:value-type="float">
            <text:p>17782.22</text:p>
          </table:table-cell>
          <table:table-cell office:value-type="float" office:value="20933.6149892413" calcext:value-type="float">
            <text:p>20933.61</text:p>
          </table:table-cell>
          <table:table-cell office:value-type="float" office:value="25120.3379870896" calcext:value-type="float">
            <text:p>25120.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44" calcext:value-type="float">
            <text:p>4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974.4962980441" calcext:value-type="float">
            <text:p>21974.50</text:p>
          </table:table-cell>
          <table:table-cell office:value-type="float" office:value="50591.8830920368" calcext:value-type="float">
            <text:p>50591.88</text:p>
          </table:table-cell>
          <table:table-cell office:value-type="float" office:value="12537.2994046476" calcext:value-type="float">
            <text:p>12537.30</text:p>
          </table:table-cell>
          <table:table-cell office:value-type="float" office:value="157183876.361776" calcext:value-type="float">
            <text:p>157183876.36</text:p>
          </table:table-cell>
          <table:table-cell office:value-type="float" office:value="18735.3573300303" calcext:value-type="float">
            <text:p>18735.36</text:p>
          </table:table-cell>
          <table:table-cell office:value-type="float" office:value="21974.4962980441" calcext:value-type="float">
            <text:p>21974.50</text:p>
          </table:table-cell>
          <table:table-cell office:value-type="float" office:value="26369.3955576529" calcext:value-type="float">
            <text:p>26369.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45" calcext:value-type="float">
            <text:p>4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2818.3178170538" calcext:value-type="float">
            <text:p>22818.32</text:p>
          </table:table-cell>
          <table:table-cell office:value-type="float" office:value="50591.8830920368" calcext:value-type="float">
            <text:p>50591.88</text:p>
          </table:table-cell>
          <table:table-cell office:value-type="float" office:value="12242.2106280194" calcext:value-type="float">
            <text:p>12242.21</text:p>
          </table:table-cell>
          <table:table-cell office:value-type="float" office:value="149871721.06079" calcext:value-type="float">
            <text:p>149871721.06</text:p>
          </table:table-cell>
          <table:table-cell office:value-type="float" office:value="19213.9505890897" calcext:value-type="float">
            <text:p>19213.95</text:p>
          </table:table-cell>
          <table:table-cell office:value-type="float" office:value="22818.3178170538" calcext:value-type="float">
            <text:p>22818.32</text:p>
          </table:table-cell>
          <table:table-cell office:value-type="float" office:value="27381.9813804646" calcext:value-type="float">
            <text:p>27381.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46" calcext:value-type="float">
            <text:p>4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967.682405837" calcext:value-type="float">
            <text:p>21967.68</text:p>
          </table:table-cell>
          <table:table-cell office:value-type="float" office:value="47116.1471607487" calcext:value-type="float">
            <text:p>47116.15</text:p>
          </table:table-cell>
          <table:table-cell office:value-type="float" office:value="12067.9583099276" calcext:value-type="float">
            <text:p>12067.96</text:p>
          </table:table-cell>
          <table:table-cell office:value-type="float" office:value="145635617.770151" calcext:value-type="float">
            <text:p>145635617.77</text:p>
          </table:table-cell>
          <table:table-cell office:value-type="float" office:value="18284.0773311272" calcext:value-type="float">
            <text:p>18284.08</text:p>
          </table:table-cell>
          <table:table-cell office:value-type="float" office:value="21967.682405837" calcext:value-type="float">
            <text:p>21967.68</text:p>
          </table:table-cell>
          <table:table-cell office:value-type="float" office:value="26361.2188870044" calcext:value-type="float">
            <text:p>26361.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47" calcext:value-type="float">
            <text:p>4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2187.1217232885" calcext:value-type="float">
            <text:p>22187.12</text:p>
          </table:table-cell>
          <table:table-cell office:value-type="float" office:value="44010.5763914001" calcext:value-type="float">
            <text:p>44010.58</text:p>
          </table:table-cell>
          <table:table-cell office:value-type="float" office:value="12268.1367365377" calcext:value-type="float">
            <text:p>12268.14</text:p>
          </table:table-cell>
          <table:table-cell office:value-type="float" office:value="150507178.986386" calcext:value-type="float">
            <text:p>150507178.99</text:p>
          </table:table-cell>
          <table:table-cell office:value-type="float" office:value="17855.2628235103" calcext:value-type="float">
            <text:p>17855.26</text:p>
          </table:table-cell>
          <table:table-cell office:value-type="float" office:value="22187.1217232885" calcext:value-type="float">
            <text:p>22187.12</text:p>
          </table:table-cell>
          <table:table-cell office:value-type="float" office:value="26624.5460679462" calcext:value-type="float">
            <text:p>26624.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48" calcext:value-type="float">
            <text:p>4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3913.3889137654" calcext:value-type="float">
            <text:p>23913.39</text:p>
          </table:table-cell>
          <table:table-cell office:value-type="float" office:value="56414.839757605" calcext:value-type="float">
            <text:p>56414.84</text:p>
          </table:table-cell>
          <table:table-cell office:value-type="float" office:value="12543.7609282424" calcext:value-type="float">
            <text:p>12543.76</text:p>
          </table:table-cell>
          <table:table-cell office:value-type="float" office:value="157345938.224901" calcext:value-type="float">
            <text:p>157345938.22</text:p>
          </table:table-cell>
          <table:table-cell office:value-type="float" office:value="20524.3807685349" calcext:value-type="float">
            <text:p>20524.38</text:p>
          </table:table-cell>
          <table:table-cell office:value-type="float" office:value="23913.3889137654" calcext:value-type="float">
            <text:p>23913.39</text:p>
          </table:table-cell>
          <table:table-cell office:value-type="float" office:value="28696.0666965184" calcext:value-type="float">
            <text:p>28696.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49" calcext:value-type="float">
            <text:p>4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666.7655853716" calcext:value-type="float">
            <text:p>21666.77</text:p>
          </table:table-cell>
          <table:table-cell office:value-type="float" office:value="56414.839757605" calcext:value-type="float">
            <text:p>56414.84</text:p>
          </table:table-cell>
          <table:table-cell office:value-type="float" office:value="12819.7123783597" calcext:value-type="float">
            <text:p>12819.71</text:p>
          </table:table-cell>
          <table:table-cell office:value-type="float" office:value="164345025.463869" calcext:value-type="float">
            <text:p>164345025.46</text:p>
          </table:table-cell>
          <table:table-cell office:value-type="float" office:value="19074.8499436619" calcext:value-type="float">
            <text:p>19074.85</text:p>
          </table:table-cell>
          <table:table-cell office:value-type="float" office:value="21666.7655853716" calcext:value-type="float">
            <text:p>21666.77</text:p>
          </table:table-cell>
          <table:table-cell office:value-type="float" office:value="26000.1187024459" calcext:value-type="float">
            <text:p>26000.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0" calcext:value-type="float">
            <text:p>0</text:p>
          </table:table-cell>
          <table:table-cell office:value-type="float" office:value="1230.05630797458" calcext:value-type="float">
            <text:p>1230.06</text:p>
          </table:table-cell>
          <table:table-cell office:value-type="float" office:value="33031.9375631326" calcext:value-type="float">
            <text:p>33031.94</text:p>
          </table:table-cell>
          <table:table-cell office:value-type="float" office:value="58103.9415582204" calcext:value-type="float">
            <text:p>58103.94</text:p>
          </table:table-cell>
          <table:table-cell office:value-type="float" office:value="12422.404360437" calcext:value-type="float">
            <text:p>12422.40</text:p>
          </table:table-cell>
          <table:table-cell office:value-type="float" office:value="154316130.094203" calcext:value-type="float">
            <text:p>154316130.09</text:p>
          </table:table-cell>
          <table:table-cell office:value-type="float" office:value="24652.250353316" calcext:value-type="float">
            <text:p>24652.25</text:p>
          </table:table-cell>
          <table:table-cell office:value-type="float" office:value="33031.9375631326" calcext:value-type="float">
            <text:p>33031.94</text:p>
          </table:table-cell>
          <table:table-cell office:value-type="float" office:value="39638.3250757591" calcext:value-type="float">
            <text:p>39638.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1" calcext:value-type="float">
            <text:p>1</text:p>
          </table:table-cell>
          <table:table-cell office:value-type="float" office:value="1230.05630797458" calcext:value-type="float">
            <text:p>1230.06</text:p>
          </table:table-cell>
          <table:table-cell office:value-type="float" office:value="32157.044937213" calcext:value-type="float">
            <text:p>32157.04</text:p>
          </table:table-cell>
          <table:table-cell office:value-type="float" office:value="56654.1940899146" calcext:value-type="float">
            <text:p>56654.19</text:p>
          </table:table-cell>
          <table:table-cell office:value-type="float" office:value="12549.0586600107" calcext:value-type="float">
            <text:p>12549.06</text:p>
          </table:table-cell>
          <table:table-cell office:value-type="float" office:value="157478873.252389" calcext:value-type="float">
            <text:p>157478873.25</text:p>
          </table:table-cell>
          <table:table-cell office:value-type="float" office:value="24037.5649363051" calcext:value-type="float">
            <text:p>24037.56</text:p>
          </table:table-cell>
          <table:table-cell office:value-type="float" office:value="32157.044937213" calcext:value-type="float">
            <text:p>32157.04</text:p>
          </table:table-cell>
          <table:table-cell office:value-type="float" office:value="38588.4539246556" calcext:value-type="float">
            <text:p>38588.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2" calcext:value-type="float">
            <text:p>2</text:p>
          </table:table-cell>
          <table:table-cell office:value-type="float" office:value="1230.05630797458" calcext:value-type="float">
            <text:p>1230.06</text:p>
          </table:table-cell>
          <table:table-cell office:value-type="float" office:value="33812.089635457" calcext:value-type="float">
            <text:p>33812.09</text:p>
          </table:table-cell>
          <table:table-cell office:value-type="float" office:value="57246.0720828226" calcext:value-type="float">
            <text:p>57246.07</text:p>
          </table:table-cell>
          <table:table-cell office:value-type="float" office:value="13368.4205034901" calcext:value-type="float">
            <text:p>13368.42</text:p>
          </table:table-cell>
          <table:table-cell office:value-type="float" office:value="178714666.758134" calcext:value-type="float">
            <text:p>178714666.76</text:p>
          </table:table-cell>
          <table:table-cell office:value-type="float" office:value="24409.7899294748" calcext:value-type="float">
            <text:p>24409.79</text:p>
          </table:table-cell>
          <table:table-cell office:value-type="float" office:value="33812.089635457" calcext:value-type="float">
            <text:p>33812.09</text:p>
          </table:table-cell>
          <table:table-cell office:value-type="float" office:value="40574.5075625484" calcext:value-type="float">
            <text:p>40574.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3" calcext:value-type="float">
            <text:p>3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33166.3038383007" calcext:value-type="float">
            <text:p>33166.30</text:p>
          </table:table-cell>
          <table:table-cell office:value-type="float" office:value="56582.5901668305" calcext:value-type="float">
            <text:p>56582.59</text:p>
          </table:table-cell>
          <table:table-cell office:value-type="float" office:value="13891.7781635798" calcext:value-type="float">
            <text:p>13891.78</text:p>
          </table:table-cell>
          <table:table-cell office:value-type="float" office:value="192981500.546112" calcext:value-type="float">
            <text:p>192981500.55</text:p>
          </table:table-cell>
          <table:table-cell office:value-type="float" office:value="24056.2042684905" calcext:value-type="float">
            <text:p>24056.20</text:p>
          </table:table-cell>
          <table:table-cell office:value-type="float" office:value="33166.3038383007" calcext:value-type="float">
            <text:p>33166.30</text:p>
          </table:table-cell>
          <table:table-cell office:value-type="float" office:value="39799.5646059608" calcext:value-type="float">
            <text:p>39799.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4" calcext:value-type="float">
            <text:p>4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32423.0866351886" calcext:value-type="float">
            <text:p>32423.09</text:p>
          </table:table-cell>
          <table:table-cell office:value-type="float" office:value="56414.839757605" calcext:value-type="float">
            <text:p>56414.84</text:p>
          </table:table-cell>
          <table:table-cell office:value-type="float" office:value="13210.6661349916" calcext:value-type="float">
            <text:p>13210.67</text:p>
          </table:table-cell>
          <table:table-cell office:value-type="float" office:value="174521699.730215" calcext:value-type="float">
            <text:p>174521699.73</text:p>
          </table:table-cell>
          <table:table-cell office:value-type="float" office:value="23931.6325751912" calcext:value-type="float">
            <text:p>23931.63</text:p>
          </table:table-cell>
          <table:table-cell office:value-type="float" office:value="32423.0866351886" calcext:value-type="float">
            <text:p>32423.09</text:p>
          </table:table-cell>
          <table:table-cell office:value-type="float" office:value="38907.7039622263" calcext:value-type="float">
            <text:p>38907.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5" calcext:value-type="float">
            <text:p>5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32350.546845825" calcext:value-type="float">
            <text:p>32350.55</text:p>
          </table:table-cell>
          <table:table-cell office:value-type="float" office:value="55829.6693169526" calcext:value-type="float">
            <text:p>55829.67</text:p>
          </table:table-cell>
          <table:table-cell office:value-type="float" office:value="12423.6299188962" calcext:value-type="float">
            <text:p>12423.63</text:p>
          </table:table-cell>
          <table:table-cell office:value-type="float" office:value="154346580.361693" calcext:value-type="float">
            <text:p>154346580.36</text:p>
          </table:table-cell>
          <table:table-cell office:value-type="float" office:value="23713.0972099422" calcext:value-type="float">
            <text:p>23713.10</text:p>
          </table:table-cell>
          <table:table-cell office:value-type="float" office:value="32350.5468458249" calcext:value-type="float">
            <text:p>32350.55</text:p>
          </table:table-cell>
          <table:table-cell office:value-type="float" office:value="38820.6562149899" calcext:value-type="float">
            <text:p>38820.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6" calcext:value-type="float">
            <text:p>6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33351.6242268594" calcext:value-type="float">
            <text:p>33351.62</text:p>
          </table:table-cell>
          <table:table-cell office:value-type="float" office:value="69142.7618189629" calcext:value-type="float">
            <text:p>69142.76</text:p>
          </table:table-cell>
          <table:table-cell office:value-type="float" office:value="14743.1394042785" calcext:value-type="float">
            <text:p>14743.14</text:p>
          </table:table-cell>
          <table:table-cell office:value-type="float" office:value="217360159.493989" calcext:value-type="float">
            <text:p>217360159.49</text:p>
          </table:table-cell>
          <table:table-cell office:value-type="float" office:value="27311.3976234125" calcext:value-type="float">
            <text:p>27311.40</text:p>
          </table:table-cell>
          <table:table-cell office:value-type="float" office:value="33351.6242268594" calcext:value-type="float">
            <text:p>33351.62</text:p>
          </table:table-cell>
          <table:table-cell office:value-type="float" office:value="40021.9490722313" calcext:value-type="float">
            <text:p>40021.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7" calcext:value-type="float">
            <text:p>7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32876.8622707246" calcext:value-type="float">
            <text:p>32876.86</text:p>
          </table:table-cell>
          <table:table-cell office:value-type="float" office:value="63907.442244164" calcext:value-type="float">
            <text:p>63907.44</text:p>
          </table:table-cell>
          <table:table-cell office:value-type="float" office:value="14024.8935528361" calcext:value-type="float">
            <text:p>14024.89</text:p>
          </table:table-cell>
          <table:table-cell office:value-type="float" office:value="196697639.168383" calcext:value-type="float">
            <text:p>196697639.17</text:p>
          </table:table-cell>
          <table:table-cell office:value-type="float" office:value="26109.7500001892" calcext:value-type="float">
            <text:p>26109.75</text:p>
          </table:table-cell>
          <table:table-cell office:value-type="float" office:value="32876.8622707246" calcext:value-type="float">
            <text:p>32876.86</text:p>
          </table:table-cell>
          <table:table-cell office:value-type="float" office:value="39452.2347248695" calcext:value-type="float">
            <text:p>39452.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8" calcext:value-type="float">
            <text:p>8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8794.1259300657" calcext:value-type="float">
            <text:p>28794.13</text:p>
          </table:table-cell>
          <table:table-cell office:value-type="float" office:value="54677.2077799143" calcext:value-type="float">
            <text:p>54677.21</text:p>
          </table:table-cell>
          <table:table-cell office:value-type="float" office:value="13823.0277378758" calcext:value-type="float">
            <text:p>13823.03</text:p>
          </table:table-cell>
          <table:table-cell office:value-type="float" office:value="191076095.842083" calcext:value-type="float">
            <text:p>191076095.84</text:p>
          </table:table-cell>
          <table:table-cell office:value-type="float" office:value="22597.0719034686" calcext:value-type="float">
            <text:p>22597.07</text:p>
          </table:table-cell>
          <table:table-cell office:value-type="float" office:value="28794.1259300657" calcext:value-type="float">
            <text:p>28794.13</text:p>
          </table:table-cell>
          <table:table-cell office:value-type="float" office:value="34552.9511160788" calcext:value-type="float">
            <text:p>34552.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9" calcext:value-type="float">
            <text:p>9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9344.4761023377" calcext:value-type="float">
            <text:p>29344.48</text:p>
          </table:table-cell>
          <table:table-cell office:value-type="float" office:value="64642.7618189629" calcext:value-type="float">
            <text:p>64642.76</text:p>
          </table:table-cell>
          <table:table-cell office:value-type="float" office:value="15390.0979670863" calcext:value-type="float">
            <text:p>15390.10</text:p>
          </table:table-cell>
          <table:table-cell office:value-type="float" office:value="236855115.436515" calcext:value-type="float">
            <text:p>236855115.44</text:p>
          </table:table-cell>
          <table:table-cell office:value-type="float" office:value="24622.0214884142" calcext:value-type="float">
            <text:p>24622.02</text:p>
          </table:table-cell>
          <table:table-cell office:value-type="float" office:value="29344.4761023377" calcext:value-type="float">
            <text:p>29344.48</text:p>
          </table:table-cell>
          <table:table-cell office:value-type="float" office:value="35213.3713228053" calcext:value-type="float">
            <text:p>35213.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.00</text:p>
          </table:table-cell>
          <table:table-cell office:value-type="float" office:value="30989.4215937903" calcext:value-type="float">
            <text:p>30989.42</text:p>
          </table:table-cell>
          <table:table-cell office:value-type="float" office:value="66216.4948895349" calcext:value-type="float">
            <text:p>66216.49</text:p>
          </table:table-cell>
          <table:table-cell office:value-type="float" office:value="12754.7113492074" calcext:value-type="float">
            <text:p>12754.71</text:p>
          </table:table-cell>
          <table:table-cell office:value-type="float" office:value="162682661.6016" calcext:value-type="float">
            <text:p>162682661.60</text:p>
          </table:table-cell>
          <table:table-cell office:value-type="float" office:value="25695.4605346074" calcext:value-type="float">
            <text:p>25695.46</text:p>
          </table:table-cell>
          <table:table-cell office:value-type="float" office:value="30989.4215937903" calcext:value-type="float">
            <text:p>30989.42</text:p>
          </table:table-cell>
          <table:table-cell office:value-type="float" office:value="37187.3059125484" calcext:value-type="float">
            <text:p>37187.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11" calcext:value-type="float">
            <text:p>11</text:p>
          </table:table-cell>
          <table:table-cell office:value-type="float" office:value="900" calcext:value-type="float">
            <text:p>900.00</text:p>
          </table:table-cell>
          <table:table-cell office:value-type="float" office:value="29002.8277805406" calcext:value-type="float">
            <text:p>29002.83</text:p>
          </table:table-cell>
          <table:table-cell office:value-type="float" office:value="52355.5335607142" calcext:value-type="float">
            <text:p>52355.53</text:p>
          </table:table-cell>
          <table:table-cell office:value-type="float" office:value="12050.0138959365" calcext:value-type="float">
            <text:p>12050.01</text:p>
          </table:table-cell>
          <table:table-cell office:value-type="float" office:value="145202834.892263" calcext:value-type="float">
            <text:p>145202834.89</text:p>
          </table:table-cell>
          <table:table-cell office:value-type="float" office:value="22022.3820716995" calcext:value-type="float">
            <text:p>22022.38</text:p>
          </table:table-cell>
          <table:table-cell office:value-type="float" office:value="29002.8277805405" calcext:value-type="float">
            <text:p>29002.83</text:p>
          </table:table-cell>
          <table:table-cell office:value-type="float" office:value="34803.3933366487" calcext:value-type="float">
            <text:p>34803.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12" calcext:value-type="float">
            <text:p>12</text:p>
          </table:table-cell>
          <table:table-cell office:value-type="float" office:value="900" calcext:value-type="float">
            <text:p>900.00</text:p>
          </table:table-cell>
          <table:table-cell office:value-type="float" office:value="28720.6255792129" calcext:value-type="float">
            <text:p>28720.63</text:p>
          </table:table-cell>
          <table:table-cell office:value-type="float" office:value="54290.2279601069" calcext:value-type="float">
            <text:p>54290.23</text:p>
          </table:table-cell>
          <table:table-cell office:value-type="float" office:value="11979.3321117375" calcext:value-type="float">
            <text:p>11979.33</text:p>
          </table:table-cell>
          <table:table-cell office:value-type="float" office:value="143504397.843306" calcext:value-type="float">
            <text:p>143504397.84</text:p>
          </table:table-cell>
          <table:table-cell office:value-type="float" office:value="22470.8156780852" calcext:value-type="float">
            <text:p>22470.82</text:p>
          </table:table-cell>
          <table:table-cell office:value-type="float" office:value="28720.6255792129" calcext:value-type="float">
            <text:p>28720.63</text:p>
          </table:table-cell>
          <table:table-cell office:value-type="float" office:value="34464.7506950554" calcext:value-type="float">
            <text:p>34464.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13" calcext:value-type="float">
            <text:p>13</text:p>
          </table:table-cell>
          <table:table-cell office:value-type="float" office:value="900" calcext:value-type="float">
            <text:p>900.00</text:p>
          </table:table-cell>
          <table:table-cell office:value-type="float" office:value="28614.0846901536" calcext:value-type="float">
            <text:p>28614.08</text:p>
          </table:table-cell>
          <table:table-cell office:value-type="float" office:value="52515.9608179678" calcext:value-type="float">
            <text:p>52515.96</text:p>
          </table:table-cell>
          <table:table-cell office:value-type="float" office:value="12552.8515778104" calcext:value-type="float">
            <text:p>12552.85</text:p>
          </table:table-cell>
          <table:table-cell office:value-type="float" office:value="157574082.734538" calcext:value-type="float">
            <text:p>157574082.73</text:p>
          </table:table-cell>
          <table:table-cell office:value-type="float" office:value="21978.5121334761" calcext:value-type="float">
            <text:p>21978.51</text:p>
          </table:table-cell>
          <table:table-cell office:value-type="float" office:value="28614.0846901536" calcext:value-type="float">
            <text:p>28614.08</text:p>
          </table:table-cell>
          <table:table-cell office:value-type="float" office:value="34336.9016281843" calcext:value-type="float">
            <text:p>34336.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14" calcext:value-type="float">
            <text:p>14</text:p>
          </table:table-cell>
          <table:table-cell office:value-type="float" office:value="900" calcext:value-type="float">
            <text:p>900.00</text:p>
          </table:table-cell>
          <table:table-cell office:value-type="float" office:value="28266.6512632656" calcext:value-type="float">
            <text:p>28266.65</text:p>
          </table:table-cell>
          <table:table-cell office:value-type="float" office:value="51571.6889079687" calcext:value-type="float">
            <text:p>51571.69</text:p>
          </table:table-cell>
          <table:table-cell office:value-type="float" office:value="12557.524066856" calcext:value-type="float">
            <text:p>12557.52</text:p>
          </table:table-cell>
          <table:table-cell office:value-type="float" office:value="157691410.689668" calcext:value-type="float">
            <text:p>157691410.69</text:p>
          </table:table-cell>
          <table:table-cell office:value-type="float" office:value="21628.0557862233" calcext:value-type="float">
            <text:p>21628.06</text:p>
          </table:table-cell>
          <table:table-cell office:value-type="float" office:value="28266.6512632656" calcext:value-type="float">
            <text:p>28266.65</text:p>
          </table:table-cell>
          <table:table-cell office:value-type="float" office:value="33919.9815159187" calcext:value-type="float">
            <text:p>33919.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15" calcext:value-type="float">
            <text:p>15</text:p>
          </table:table-cell>
          <table:table-cell office:value-type="float" office:value="900" calcext:value-type="float">
            <text:p>900.00</text:p>
          </table:table-cell>
          <table:table-cell office:value-type="float" office:value="25876.5775173024" calcext:value-type="float">
            <text:p>25876.58</text:p>
          </table:table-cell>
          <table:table-cell office:value-type="float" office:value="54580.9370745522" calcext:value-type="float">
            <text:p>54580.94</text:p>
          </table:table-cell>
          <table:table-cell office:value-type="float" office:value="12598.0081261509" calcext:value-type="float">
            <text:p>12598.01</text:p>
          </table:table-cell>
          <table:table-cell office:value-type="float" office:value="158709808.746564" calcext:value-type="float">
            <text:p>158709808.75</text:p>
          </table:table-cell>
          <table:table-cell office:value-type="float" office:value="21373.3706580492" calcext:value-type="float">
            <text:p>21373.37</text:p>
          </table:table-cell>
          <table:table-cell office:value-type="float" office:value="25876.5775173024" calcext:value-type="float">
            <text:p>25876.58</text:p>
          </table:table-cell>
          <table:table-cell office:value-type="float" office:value="31051.8930207629" calcext:value-type="float">
            <text:p>31051.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16" calcext:value-type="float">
            <text:p>16</text:p>
          </table:table-cell>
          <table:table-cell office:value-type="float" office:value="900" calcext:value-type="float">
            <text:p>900.00</text:p>
          </table:table-cell>
          <table:table-cell office:value-type="float" office:value="25592.7061296134" calcext:value-type="float">
            <text:p>25592.71</text:p>
          </table:table-cell>
          <table:table-cell office:value-type="float" office:value="58018.1500214648" calcext:value-type="float">
            <text:p>58018.15</text:p>
          </table:table-cell>
          <table:table-cell office:value-type="float" office:value="13269.820854884" calcext:value-type="float">
            <text:p>13269.82</text:p>
          </table:table-cell>
          <table:table-cell office:value-type="float" office:value="176088145.520715" calcext:value-type="float">
            <text:p>176088145.52</text:p>
          </table:table-cell>
          <table:table-cell office:value-type="float" office:value="21694.8216557548" calcext:value-type="float">
            <text:p>21694.82</text:p>
          </table:table-cell>
          <table:table-cell office:value-type="float" office:value="25592.7061296134" calcext:value-type="float">
            <text:p>25592.71</text:p>
          </table:table-cell>
          <table:table-cell office:value-type="float" office:value="30711.2473555361" calcext:value-type="float">
            <text:p>30711.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17" calcext:value-type="float">
            <text:p>17</text:p>
          </table:table-cell>
          <table:table-cell office:value-type="float" office:value="900" calcext:value-type="float">
            <text:p>900.00</text:p>
          </table:table-cell>
          <table:table-cell office:value-type="float" office:value="26755.8530620516" calcext:value-type="float">
            <text:p>26755.85</text:p>
          </table:table-cell>
          <table:table-cell office:value-type="float" office:value="58018.1500214648" calcext:value-type="float">
            <text:p>58018.15</text:p>
          </table:table-cell>
          <table:table-cell office:value-type="float" office:value="13528.7692421558" calcext:value-type="float">
            <text:p>13528.77</text:p>
          </table:table-cell>
          <table:table-cell office:value-type="float" office:value="183027597.207501" calcext:value-type="float">
            <text:p>183027597.21</text:p>
          </table:table-cell>
          <table:table-cell office:value-type="float" office:value="22330.1040121953" calcext:value-type="float">
            <text:p>22330.10</text:p>
          </table:table-cell>
          <table:table-cell office:value-type="float" office:value="26755.8530620516" calcext:value-type="float">
            <text:p>26755.85</text:p>
          </table:table-cell>
          <table:table-cell office:value-type="float" office:value="32107.023674462" calcext:value-type="float">
            <text:p>32107.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18" calcext:value-type="float">
            <text:p>18</text:p>
          </table:table-cell>
          <table:table-cell office:value-type="float" office:value="900" calcext:value-type="float">
            <text:p>900.00</text:p>
          </table:table-cell>
          <table:table-cell office:value-type="float" office:value="24609.0119704998" calcext:value-type="float">
            <text:p>24609.01</text:p>
          </table:table-cell>
          <table:table-cell office:value-type="float" office:value="49474.4701993901" calcext:value-type="float">
            <text:p>49474.47</text:p>
          </table:table-cell>
          <table:table-cell office:value-type="float" office:value="12753.8708107487" calcext:value-type="float">
            <text:p>12753.87</text:p>
          </table:table-cell>
          <table:table-cell office:value-type="float" office:value="162661220.657269" calcext:value-type="float">
            <text:p>162661220.66</text:p>
          </table:table-cell>
          <table:table-cell office:value-type="float" office:value="19916.1134602857" calcext:value-type="float">
            <text:p>19916.11</text:p>
          </table:table-cell>
          <table:table-cell office:value-type="float" office:value="24609.0119704998" calcext:value-type="float">
            <text:p>24609.01</text:p>
          </table:table-cell>
          <table:table-cell office:value-type="float" office:value="29530.8143645997" calcext:value-type="float">
            <text:p>29530.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19" calcext:value-type="float">
            <text:p>19</text:p>
          </table:table-cell>
          <table:table-cell office:value-type="float" office:value="900" calcext:value-type="float">
            <text:p>900.00</text:p>
          </table:table-cell>
          <table:table-cell office:value-type="float" office:value="27762.4366057275" calcext:value-type="float">
            <text:p>27762.44</text:p>
          </table:table-cell>
          <table:table-cell office:value-type="float" office:value="54559.2567363976" calcext:value-type="float">
            <text:p>54559.26</text:p>
          </table:table-cell>
          <table:table-cell office:value-type="float" office:value="13411.3536496102" calcext:value-type="float">
            <text:p>13411.35</text:p>
          </table:table-cell>
          <table:table-cell office:value-type="float" office:value="179864406.714914" calcext:value-type="float">
            <text:p>179864406.71</text:p>
          </table:table-cell>
          <table:table-cell office:value-type="float" office:value="22196.3530950327" calcext:value-type="float">
            <text:p>22196.35</text:p>
          </table:table-cell>
          <table:table-cell office:value-type="float" office:value="27762.4366057275" calcext:value-type="float">
            <text:p>27762.44</text:p>
          </table:table-cell>
          <table:table-cell office:value-type="float" office:value="33314.9239268729" calcext:value-type="float">
            <text:p>33314.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20" calcext:value-type="float">
            <text:p>2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7028.0069802184" calcext:value-type="float">
            <text:p>27028.01</text:p>
          </table:table-cell>
          <table:table-cell office:value-type="float" office:value="48760.9811306679" calcext:value-type="float">
            <text:p>48760.98</text:p>
          </table:table-cell>
          <table:table-cell office:value-type="float" office:value="12176.8639265939" calcext:value-type="float">
            <text:p>12176.86</text:p>
          </table:table-cell>
          <table:table-cell office:value-type="float" office:value="148276015.086783" calcext:value-type="float">
            <text:p>148276015.09</text:p>
          </table:table-cell>
          <table:table-cell office:value-type="float" office:value="20514.6672584352" calcext:value-type="float">
            <text:p>20514.67</text:p>
          </table:table-cell>
          <table:table-cell office:value-type="float" office:value="27028.0069802184" calcext:value-type="float">
            <text:p>27028.01</text:p>
          </table:table-cell>
          <table:table-cell office:value-type="float" office:value="32433.6083762621" calcext:value-type="float">
            <text:p>32433.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21" calcext:value-type="float">
            <text:p>2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7960.9470627031" calcext:value-type="float">
            <text:p>27960.95</text:p>
          </table:table-cell>
          <table:table-cell office:value-type="float" office:value="52003.1269805561" calcext:value-type="float">
            <text:p>52003.13</text:p>
          </table:table-cell>
          <table:table-cell office:value-type="float" office:value="13567.0949825216" calcext:value-type="float">
            <text:p>13567.09</text:p>
          </table:table-cell>
          <table:table-cell office:value-type="float" office:value="184066066.264764" calcext:value-type="float">
            <text:p>184066066.26</text:p>
          </table:table-cell>
          <table:table-cell office:value-type="float" office:value="21652.9697891363" calcext:value-type="float">
            <text:p>21652.97</text:p>
          </table:table-cell>
          <table:table-cell office:value-type="float" office:value="27960.9470627031" calcext:value-type="float">
            <text:p>27960.95</text:p>
          </table:table-cell>
          <table:table-cell office:value-type="float" office:value="33553.1364752438" calcext:value-type="float">
            <text:p>33553.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22" calcext:value-type="float">
            <text:p>2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30449.555286214" calcext:value-type="float">
            <text:p>30449.56</text:p>
          </table:table-cell>
          <table:table-cell office:value-type="float" office:value="63087.9725537468" calcext:value-type="float">
            <text:p>63087.97</text:p>
          </table:table-cell>
          <table:table-cell office:value-type="float" office:value="13827.7072959548" calcext:value-type="float">
            <text:p>13827.71</text:p>
          </table:table-cell>
          <table:table-cell office:value-type="float" office:value="191205489.062603" calcext:value-type="float">
            <text:p>191205489.06</text:p>
          </table:table-cell>
          <table:table-cell office:value-type="float" office:value="24925.0563276246" calcext:value-type="float">
            <text:p>24925.06</text:p>
          </table:table-cell>
          <table:table-cell office:value-type="float" office:value="30449.555286214" calcext:value-type="float">
            <text:p>30449.56</text:p>
          </table:table-cell>
          <table:table-cell office:value-type="float" office:value="36539.4663434568" calcext:value-type="float">
            <text:p>36539.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23" calcext:value-type="float">
            <text:p>2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8717.9429973065" calcext:value-type="float">
            <text:p>28717.94</text:p>
          </table:table-cell>
          <table:table-cell office:value-type="float" office:value="49629.6113005952" calcext:value-type="float">
            <text:p>49629.61</text:p>
          </table:table-cell>
          <table:table-cell office:value-type="float" office:value="12337.4308512275" calcext:value-type="float">
            <text:p>12337.43</text:p>
          </table:table-cell>
          <table:table-cell office:value-type="float" office:value="152212200.008821" calcext:value-type="float">
            <text:p>152212200.01</text:p>
          </table:table-cell>
          <table:table-cell office:value-type="float" office:value="21061.3911828776" calcext:value-type="float">
            <text:p>21061.39</text:p>
          </table:table-cell>
          <table:table-cell office:value-type="float" office:value="28717.9429973065" calcext:value-type="float">
            <text:p>28717.94</text:p>
          </table:table-cell>
          <table:table-cell office:value-type="float" office:value="34461.5315967678" calcext:value-type="float">
            <text:p>34461.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24" calcext:value-type="float">
            <text:p>2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6010.5630659449" calcext:value-type="float">
            <text:p>26010.56</text:p>
          </table:table-cell>
          <table:table-cell office:value-type="float" office:value="51704.4466216087" calcext:value-type="float">
            <text:p>51704.45</text:p>
          </table:table-cell>
          <table:table-cell office:value-type="float" office:value="12616.1909076543" calcext:value-type="float">
            <text:p>12616.19</text:p>
          </table:table-cell>
          <table:table-cell office:value-type="float" office:value="159168273.018379" calcext:value-type="float">
            <text:p>159168273.02</text:p>
          </table:table-cell>
          <table:table-cell office:value-type="float" office:value="20914.6923203819" calcext:value-type="float">
            <text:p>20914.69</text:p>
          </table:table-cell>
          <table:table-cell office:value-type="float" office:value="26010.5630659449" calcext:value-type="float">
            <text:p>26010.56</text:p>
          </table:table-cell>
          <table:table-cell office:value-type="float" office:value="31212.6756791339" calcext:value-type="float">
            <text:p>31212.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25" calcext:value-type="float">
            <text:p>2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6601.2940460496" calcext:value-type="float">
            <text:p>26601.29</text:p>
          </table:table-cell>
          <table:table-cell office:value-type="float" office:value="63319.8051533946" calcext:value-type="float">
            <text:p>63319.81</text:p>
          </table:table-cell>
          <table:table-cell office:value-type="float" office:value="13748.0768541065" calcext:value-type="float">
            <text:p>13748.08</text:p>
          </table:table-cell>
          <table:table-cell office:value-type="float" office:value="189009617.186419" calcext:value-type="float">
            <text:p>189009617.19</text:p>
          </table:table-cell>
          <table:table-cell office:value-type="float" office:value="22868.8663013232" calcext:value-type="float">
            <text:p>22868.87</text:p>
          </table:table-cell>
          <table:table-cell office:value-type="float" office:value="26601.2940460496" calcext:value-type="float">
            <text:p>26601.29</text:p>
          </table:table-cell>
          <table:table-cell office:value-type="float" office:value="31921.5528552595" calcext:value-type="float">
            <text:p>31921.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26" calcext:value-type="float">
            <text:p>2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6570.0494665743" calcext:value-type="float">
            <text:p>26570.05</text:p>
          </table:table-cell>
          <table:table-cell office:value-type="float" office:value="48602.2233108044" calcext:value-type="float">
            <text:p>48602.22</text:p>
          </table:table-cell>
          <table:table-cell office:value-type="float" office:value="10601.3468636703" calcext:value-type="float">
            <text:p>10601.35</text:p>
          </table:table-cell>
          <table:table-cell office:value-type="float" office:value="112388555.323852" calcext:value-type="float">
            <text:p>112388555.32</text:p>
          </table:table-cell>
          <table:table-cell office:value-type="float" office:value="20364.4800440384" calcext:value-type="float">
            <text:p>20364.48</text:p>
          </table:table-cell>
          <table:table-cell office:value-type="float" office:value="26570.0494665743" calcext:value-type="float">
            <text:p>26570.05</text:p>
          </table:table-cell>
          <table:table-cell office:value-type="float" office:value="31884.0593598892" calcext:value-type="float">
            <text:p>31884.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27" calcext:value-type="float">
            <text:p>2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5095.7582880488" calcext:value-type="float">
            <text:p>25095.76</text:p>
          </table:table-cell>
          <table:table-cell office:value-type="float" office:value="45928.4612320536" calcext:value-type="float">
            <text:p>45928.46</text:p>
          </table:table-cell>
          <table:table-cell office:value-type="float" office:value="12205.7172641805" calcext:value-type="float">
            <text:p>12205.72</text:p>
          </table:table-cell>
          <table:table-cell office:value-type="float" office:value="148979533.933115" calcext:value-type="float">
            <text:p>148979533.93</text:p>
          </table:table-cell>
          <table:table-cell office:value-type="float" office:value="19252.2440910319" calcext:value-type="float">
            <text:p>19252.24</text:p>
          </table:table-cell>
          <table:table-cell office:value-type="float" office:value="25095.7582880488" calcext:value-type="float">
            <text:p>25095.76</text:p>
          </table:table-cell>
          <table:table-cell office:value-type="float" office:value="30114.9099456586" calcext:value-type="float">
            <text:p>30114.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28" calcext:value-type="float">
            <text:p>2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4115.9766486314" calcext:value-type="float">
            <text:p>24115.98</text:p>
          </table:table-cell>
          <table:table-cell office:value-type="float" office:value="48202.0598572477" calcext:value-type="float">
            <text:p>48202.06</text:p>
          </table:table-cell>
          <table:table-cell office:value-type="float" office:value="12116.5077020058" calcext:value-type="float">
            <text:p>12116.51</text:p>
          </table:table-cell>
          <table:table-cell office:value-type="float" office:value="146809758.892766" calcext:value-type="float">
            <text:p>146809758.89</text:p>
          </table:table-cell>
          <table:table-cell office:value-type="float" office:value="19455.2883409711" calcext:value-type="float">
            <text:p>19455.29</text:p>
          </table:table-cell>
          <table:table-cell office:value-type="float" office:value="24115.9766486314" calcext:value-type="float">
            <text:p>24115.98</text:p>
          </table:table-cell>
          <table:table-cell office:value-type="float" office:value="28939.1719783577" calcext:value-type="float">
            <text:p>28939.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29" calcext:value-type="float">
            <text:p>29</text:p>
          </table:table-cell>
          <table:table-cell office:value-type="float" office:value="800" calcext:value-type="float">
            <text:p>800.00</text:p>
          </table:table-cell>
          <table:table-cell office:value-type="float" office:value="23959.6348309108" calcext:value-type="float">
            <text:p>23959.63</text:p>
          </table:table-cell>
          <table:table-cell office:value-type="float" office:value="49248.7373415292" calcext:value-type="float">
            <text:p>49248.74</text:p>
          </table:table-cell>
          <table:table-cell office:value-type="float" office:value="12680.3573861358" calcext:value-type="float">
            <text:p>12680.36</text:p>
          </table:table-cell>
          <table:table-cell office:value-type="float" office:value="160791463.440129" calcext:value-type="float">
            <text:p>160791463.44</text:p>
          </table:table-cell>
          <table:table-cell office:value-type="float" office:value="19571.2118480637" calcext:value-type="float">
            <text:p>19571.21</text:p>
          </table:table-cell>
          <table:table-cell office:value-type="float" office:value="23959.6348309108" calcext:value-type="float">
            <text:p>23959.63</text:p>
          </table:table-cell>
          <table:table-cell office:value-type="float" office:value="28751.5617970929" calcext:value-type="float">
            <text:p>28751.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30" calcext:value-type="float">
            <text:p>30</text:p>
          </table:table-cell>
          <table:table-cell office:value-type="float" office:value="800" calcext:value-type="float">
            <text:p>800.00</text:p>
          </table:table-cell>
          <table:table-cell office:value-type="float" office:value="24957.5722145443" calcext:value-type="float">
            <text:p>24957.57</text:p>
          </table:table-cell>
          <table:table-cell office:value-type="float" office:value="44257.9804089839" calcext:value-type="float">
            <text:p>44257.98</text:p>
          </table:table-cell>
          <table:table-cell office:value-type="float" office:value="11462.5375619399" calcext:value-type="float">
            <text:p>11462.54</text:p>
          </table:table-cell>
          <table:table-cell office:value-type="float" office:value="131389767.358884" calcext:value-type="float">
            <text:p>131389767.36</text:p>
          </table:table-cell>
          <table:table-cell office:value-type="float" office:value="18709.8872226149" calcext:value-type="float">
            <text:p>18709.89</text:p>
          </table:table-cell>
          <table:table-cell office:value-type="float" office:value="24957.5722145443" calcext:value-type="float">
            <text:p>24957.57</text:p>
          </table:table-cell>
          <table:table-cell office:value-type="float" office:value="29949.0866574531" calcext:value-type="float">
            <text:p>29949.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31" calcext:value-type="float">
            <text:p>31</text:p>
          </table:table-cell>
          <table:table-cell office:value-type="float" office:value="800" calcext:value-type="float">
            <text:p>800.00</text:p>
          </table:table-cell>
          <table:table-cell office:value-type="float" office:value="23895.1858246524" calcext:value-type="float">
            <text:p>23895.19</text:p>
          </table:table-cell>
          <table:table-cell office:value-type="float" office:value="46332.3086269577" calcext:value-type="float">
            <text:p>46332.31</text:p>
          </table:table-cell>
          <table:table-cell office:value-type="float" office:value="11940.342070226" calcext:value-type="float">
            <text:p>11940.34</text:p>
          </table:table-cell>
          <table:table-cell office:value-type="float" office:value="142571768.754009" calcext:value-type="float">
            <text:p>142571768.75</text:p>
          </table:table-cell>
          <table:table-cell office:value-type="float" office:value="18975.9832887707" calcext:value-type="float">
            <text:p>18975.98</text:p>
          </table:table-cell>
          <table:table-cell office:value-type="float" office:value="23895.1858246524" calcext:value-type="float">
            <text:p>23895.19</text:p>
          </table:table-cell>
          <table:table-cell office:value-type="float" office:value="28674.2229895829" calcext:value-type="float">
            <text:p>28674.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32" calcext:value-type="float">
            <text:p>32</text:p>
          </table:table-cell>
          <table:table-cell office:value-type="float" office:value="800" calcext:value-type="float">
            <text:p>800.00</text:p>
          </table:table-cell>
          <table:table-cell office:value-type="float" office:value="22125.2465282949" calcext:value-type="float">
            <text:p>22125.25</text:p>
          </table:table-cell>
          <table:table-cell office:value-type="float" office:value="41411.304964354" calcext:value-type="float">
            <text:p>41411.30</text:p>
          </table:table-cell>
          <table:table-cell office:value-type="float" office:value="11627.3412920361" calcext:value-type="float">
            <text:p>11627.34</text:p>
          </table:table-cell>
          <table:table-cell office:value-type="float" office:value="135195065.521488" calcext:value-type="float">
            <text:p>135195065.52</text:p>
          </table:table-cell>
          <table:table-cell office:value-type="float" office:value="17232.3199795189" calcext:value-type="float">
            <text:p>17232.32</text:p>
          </table:table-cell>
          <table:table-cell office:value-type="float" office:value="22125.2465282949" calcext:value-type="float">
            <text:p>22125.25</text:p>
          </table:table-cell>
          <table:table-cell office:value-type="float" office:value="26550.2958339538" calcext:value-type="float">
            <text:p>26550.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33" calcext:value-type="float">
            <text:p>33</text:p>
          </table:table-cell>
          <table:table-cell office:value-type="float" office:value="800" calcext:value-type="float">
            <text:p>800.00</text:p>
          </table:table-cell>
          <table:table-cell office:value-type="float" office:value="23495.0327177945" calcext:value-type="float">
            <text:p>23495.03</text:p>
          </table:table-cell>
          <table:table-cell office:value-type="float" office:value="52951.4657157219" calcext:value-type="float">
            <text:p>52951.47</text:p>
          </table:table-cell>
          <table:table-cell office:value-type="float" office:value="11805.5445493076" calcext:value-type="float">
            <text:p>11805.54</text:p>
          </table:table-cell>
          <table:table-cell office:value-type="float" office:value="139370882.105687" calcext:value-type="float">
            <text:p>139370882.11</text:p>
          </table:table-cell>
          <table:table-cell office:value-type="float" office:value="19874.6314541825" calcext:value-type="float">
            <text:p>19874.63</text:p>
          </table:table-cell>
          <table:table-cell office:value-type="float" office:value="23495.0327177945" calcext:value-type="float">
            <text:p>23495.03</text:p>
          </table:table-cell>
          <table:table-cell office:value-type="float" office:value="28194.0392613534" calcext:value-type="float">
            <text:p>28194.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34" calcext:value-type="float">
            <text:p>34</text:p>
          </table:table-cell>
          <table:table-cell office:value-type="float" office:value="800" calcext:value-type="float">
            <text:p>800.00</text:p>
          </table:table-cell>
          <table:table-cell office:value-type="float" office:value="23413.1821374527" calcext:value-type="float">
            <text:p>23413.18</text:p>
          </table:table-cell>
          <table:table-cell office:value-type="float" office:value="47545.3980694907" calcext:value-type="float">
            <text:p>47545.40</text:p>
          </table:table-cell>
          <table:table-cell office:value-type="float" office:value="11878.6611397093" calcext:value-type="float">
            <text:p>11878.66</text:p>
          </table:table-cell>
          <table:table-cell office:value-type="float" office:value="141102590.472041" calcext:value-type="float">
            <text:p>141102590.47</text:p>
          </table:table-cell>
          <table:table-cell office:value-type="float" office:value="19025.3003649489" calcext:value-type="float">
            <text:p>19025.30</text:p>
          </table:table-cell>
          <table:table-cell office:value-type="float" office:value="23413.1821374527" calcext:value-type="float">
            <text:p>23413.18</text:p>
          </table:table-cell>
          <table:table-cell office:value-type="float" office:value="28095.8185649432" calcext:value-type="float">
            <text:p>28095.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35" calcext:value-type="float">
            <text:p>35</text:p>
          </table:table-cell>
          <table:table-cell office:value-type="float" office:value="800" calcext:value-type="float">
            <text:p>800.00</text:p>
          </table:table-cell>
          <table:table-cell office:value-type="float" office:value="23672.4393150315" calcext:value-type="float">
            <text:p>23672.44</text:p>
          </table:table-cell>
          <table:table-cell office:value-type="float" office:value="45290.2279601069" calcext:value-type="float">
            <text:p>45290.23</text:p>
          </table:table-cell>
          <table:table-cell office:value-type="float" office:value="12073.4845420764" calcext:value-type="float">
            <text:p>12073.48</text:p>
          </table:table-cell>
          <table:table-cell office:value-type="float" office:value="145769028.987759" calcext:value-type="float">
            <text:p>145769028.99</text:p>
          </table:table-cell>
          <table:table-cell office:value-type="float" office:value="18663.1718033412" calcext:value-type="float">
            <text:p>18663.17</text:p>
          </table:table-cell>
          <table:table-cell office:value-type="float" office:value="23672.4393150315" calcext:value-type="float">
            <text:p>23672.44</text:p>
          </table:table-cell>
          <table:table-cell office:value-type="float" office:value="28406.9271780378" calcext:value-type="float">
            <text:p>28406.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36" calcext:value-type="float">
            <text:p>36</text:p>
          </table:table-cell>
          <table:table-cell office:value-type="float" office:value="800" calcext:value-type="float">
            <text:p>800.00</text:p>
          </table:table-cell>
          <table:table-cell office:value-type="float" office:value="21970.5422475414" calcext:value-type="float">
            <text:p>21970.54</text:p>
          </table:table-cell>
          <table:table-cell office:value-type="float" office:value="41852.533858856" calcext:value-type="float">
            <text:p>41852.53</text:p>
          </table:table-cell>
          <table:table-cell office:value-type="float" office:value="11194.0816407668" calcext:value-type="float">
            <text:p>11194.08</text:p>
          </table:table-cell>
          <table:table-cell office:value-type="float" office:value="125307463.780152" calcext:value-type="float">
            <text:p>125307463.78</text:p>
          </table:table-cell>
          <table:table-cell office:value-type="float" office:value="17291.6519034949" calcext:value-type="float">
            <text:p>17291.65</text:p>
          </table:table-cell>
          <table:table-cell office:value-type="float" office:value="21970.5422475414" calcext:value-type="float">
            <text:p>21970.54</text:p>
          </table:table-cell>
          <table:table-cell office:value-type="float" office:value="26364.6506970496" calcext:value-type="float">
            <text:p>26364.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37" calcext:value-type="float">
            <text:p>37</text:p>
          </table:table-cell>
          <table:table-cell office:value-type="float" office:value="800" calcext:value-type="float">
            <text:p>800.00</text:p>
          </table:table-cell>
          <table:table-cell office:value-type="float" office:value="24084.7231775117" calcext:value-type="float">
            <text:p>24084.72</text:p>
          </table:table-cell>
          <table:table-cell office:value-type="float" office:value="48386.9706134759" calcext:value-type="float">
            <text:p>48386.97</text:p>
          </table:table-cell>
          <table:table-cell office:value-type="float" office:value="11425.7095112685" calcext:value-type="float">
            <text:p>11425.71</text:p>
          </table:table-cell>
          <table:table-cell office:value-type="float" office:value="130546837.835891" calcext:value-type="float">
            <text:p>130546837.84</text:p>
          </table:table-cell>
          <table:table-cell office:value-type="float" office:value="19469.4618649679" calcext:value-type="float">
            <text:p>19469.46</text:p>
          </table:table-cell>
          <table:table-cell office:value-type="float" office:value="24084.7231775117" calcext:value-type="float">
            <text:p>24084.72</text:p>
          </table:table-cell>
          <table:table-cell office:value-type="float" office:value="28901.667813014" calcext:value-type="float">
            <text:p>28901.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38" calcext:value-type="float">
            <text:p>38</text:p>
          </table:table-cell>
          <table:table-cell office:value-type="float" office:value="800" calcext:value-type="float">
            <text:p>800.00</text:p>
          </table:table-cell>
          <table:table-cell office:value-type="float" office:value="22718.1370363882" calcext:value-type="float">
            <text:p>22718.14</text:p>
          </table:table-cell>
          <table:table-cell office:value-type="float" office:value="48734.033021228" calcext:value-type="float">
            <text:p>48734.03</text:p>
          </table:table-cell>
          <table:table-cell office:value-type="float" office:value="12624.7815074493" calcext:value-type="float">
            <text:p>12624.78</text:p>
          </table:table-cell>
          <table:table-cell office:value-type="float" office:value="159385108.110835" calcext:value-type="float">
            <text:p>159385108.11</text:p>
          </table:table-cell>
          <table:table-cell office:value-type="float" office:value="18890.1755388087" calcext:value-type="float">
            <text:p>18890.18</text:p>
          </table:table-cell>
          <table:table-cell office:value-type="float" office:value="22718.1370363882" calcext:value-type="float">
            <text:p>22718.14</text:p>
          </table:table-cell>
          <table:table-cell office:value-type="float" office:value="27261.7644436658" calcext:value-type="float">
            <text:p>27261.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39" calcext:value-type="float">
            <text:p>39</text:p>
          </table:table-cell>
          <table:table-cell office:value-type="float" office:value="800" calcext:value-type="float">
            <text:p>800.00</text:p>
          </table:table-cell>
          <table:table-cell office:value-type="float" office:value="21718.4569275065" calcext:value-type="float">
            <text:p>21718.46</text:p>
          </table:table-cell>
          <table:table-cell office:value-type="float" office:value="50051.9707791102" calcext:value-type="float">
            <text:p>50051.97</text:p>
          </table:table-cell>
          <table:table-cell office:value-type="float" office:value="12527.3061086937" calcext:value-type="float">
            <text:p>12527.31</text:p>
          </table:table-cell>
          <table:table-cell office:value-type="float" office:value="156933398.340914" calcext:value-type="float">
            <text:p>156933398.34</text:p>
          </table:table-cell>
          <table:table-cell office:value-type="float" office:value="18511.5366129319" calcext:value-type="float">
            <text:p>18511.54</text:p>
          </table:table-cell>
          <table:table-cell office:value-type="float" office:value="21718.4569275065" calcext:value-type="float">
            <text:p>21718.46</text:p>
          </table:table-cell>
          <table:table-cell office:value-type="float" office:value="26062.1483130078" calcext:value-type="float">
            <text:p>26062.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40" calcext:value-type="float">
            <text:p>40</text:p>
          </table:table-cell>
          <table:table-cell office:value-type="float" office:value="800" calcext:value-type="float">
            <text:p>800.00</text:p>
          </table:table-cell>
          <table:table-cell office:value-type="float" office:value="21322.0639847435" calcext:value-type="float">
            <text:p>21322.06</text:p>
          </table:table-cell>
          <table:table-cell office:value-type="float" office:value="42790.8582625416" calcext:value-type="float">
            <text:p>42790.86</text:p>
          </table:table-cell>
          <table:table-cell office:value-type="float" office:value="11500.7869238284" calcext:value-type="float">
            <text:p>11500.79</text:p>
          </table:table-cell>
          <table:table-cell office:value-type="float" office:value="132268099.867302" calcext:value-type="float">
            <text:p>132268099.87</text:p>
          </table:table-cell>
          <table:table-cell office:value-type="float" office:value="17245.7031447292" calcext:value-type="float">
            <text:p>17245.70</text:p>
          </table:table-cell>
          <table:table-cell office:value-type="float" office:value="21322.0639847435" calcext:value-type="float">
            <text:p>21322.06</text:p>
          </table:table-cell>
          <table:table-cell office:value-type="float" office:value="25586.4767816922" calcext:value-type="float">
            <text:p>25586.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41" calcext:value-type="float">
            <text:p>41</text:p>
          </table:table-cell>
          <table:table-cell office:value-type="float" office:value="800" calcext:value-type="float">
            <text:p>800.00</text:p>
          </table:table-cell>
          <table:table-cell office:value-type="float" office:value="21374.1716469316" calcext:value-type="float">
            <text:p>21374.17</text:p>
          </table:table-cell>
          <table:table-cell office:value-type="float" office:value="42790.8582625416" calcext:value-type="float">
            <text:p>42790.86</text:p>
          </table:table-cell>
          <table:table-cell office:value-type="float" office:value="10397.2622369804" calcext:value-type="float">
            <text:p>10397.26</text:p>
          </table:table-cell>
          <table:table-cell office:value-type="float" office:value="108103062.024538" calcext:value-type="float">
            <text:p>108103062.02</text:p>
          </table:table-cell>
          <table:table-cell office:value-type="float" office:value="17267.5058104485" calcext:value-type="float">
            <text:p>17267.51</text:p>
          </table:table-cell>
          <table:table-cell office:value-type="float" office:value="21374.1716469316" calcext:value-type="float">
            <text:p>21374.17</text:p>
          </table:table-cell>
          <table:table-cell office:value-type="float" office:value="25649.005976318" calcext:value-type="float">
            <text:p>25649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42" calcext:value-type="float">
            <text:p>42</text:p>
          </table:table-cell>
          <table:table-cell office:value-type="float" office:value="800" calcext:value-type="float">
            <text:p>800.00</text:p>
          </table:table-cell>
          <table:table-cell office:value-type="float" office:value="20667.5580376606" calcext:value-type="float">
            <text:p>20667.56</text:p>
          </table:table-cell>
          <table:table-cell office:value-type="float" office:value="42386.9706134759" calcext:value-type="float">
            <text:p>42386.97</text:p>
          </table:table-cell>
          <table:table-cell office:value-type="float" office:value="10936.5251881189" calcext:value-type="float">
            <text:p>10936.53</text:p>
          </table:table-cell>
          <table:table-cell office:value-type="float" office:value="119607583.190359" calcext:value-type="float">
            <text:p>119607583.19</text:p>
          </table:table-cell>
          <table:table-cell office:value-type="float" office:value="16886.4805579947" calcext:value-type="float">
            <text:p>16886.48</text:p>
          </table:table-cell>
          <table:table-cell office:value-type="float" office:value="20667.5580376606" calcext:value-type="float">
            <text:p>20667.56</text:p>
          </table:table-cell>
          <table:table-cell office:value-type="float" office:value="24801.0696451927" calcext:value-type="float">
            <text:p>24801.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43" calcext:value-type="float">
            <text:p>43</text:p>
          </table:table-cell>
          <table:table-cell office:value-type="float" office:value="800" calcext:value-type="float">
            <text:p>800.00</text:p>
          </table:table-cell>
          <table:table-cell office:value-type="float" office:value="21302.9711291567" calcext:value-type="float">
            <text:p>21302.97</text:p>
          </table:table-cell>
          <table:table-cell office:value-type="float" office:value="49451.4657157219" calcext:value-type="float">
            <text:p>49451.47</text:p>
          </table:table-cell>
          <table:table-cell office:value-type="float" office:value="11814.2845728289" calcext:value-type="float">
            <text:p>11814.28</text:p>
          </table:table-cell>
          <table:table-cell office:value-type="float" office:value="139577319.967783" calcext:value-type="float">
            <text:p>139577319.97</text:p>
          </table:table-cell>
          <table:table-cell office:value-type="float" office:value="18199.6136783123" calcext:value-type="float">
            <text:p>18199.61</text:p>
          </table:table-cell>
          <table:table-cell office:value-type="float" office:value="21302.9711291567" calcext:value-type="float">
            <text:p>21302.97</text:p>
          </table:table-cell>
          <table:table-cell office:value-type="float" office:value="25563.5653549881" calcext:value-type="float">
            <text:p>25563.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44" calcext:value-type="float">
            <text:p>44</text:p>
          </table:table-cell>
          <table:table-cell office:value-type="float" office:value="800" calcext:value-type="float">
            <text:p>800.00</text:p>
          </table:table-cell>
          <table:table-cell office:value-type="float" office:value="22215.9300232381" calcext:value-type="float">
            <text:p>22215.93</text:p>
          </table:table-cell>
          <table:table-cell office:value-type="float" office:value="49451.4657157219" calcext:value-type="float">
            <text:p>49451.47</text:p>
          </table:table-cell>
          <table:table-cell office:value-type="float" office:value="12374.1699608198" calcext:value-type="float">
            <text:p>12374.17</text:p>
          </table:table-cell>
          <table:table-cell office:value-type="float" office:value="153120082.219255" calcext:value-type="float">
            <text:p>153120082.22</text:p>
          </table:table-cell>
          <table:table-cell office:value-type="float" office:value="18722.1503660227" calcext:value-type="float">
            <text:p>18722.15</text:p>
          </table:table-cell>
          <table:table-cell office:value-type="float" office:value="22215.9300232381" calcext:value-type="float">
            <text:p>22215.93</text:p>
          </table:table-cell>
          <table:table-cell office:value-type="float" office:value="26659.1160278857" calcext:value-type="float">
            <text:p>26659.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45" calcext:value-type="float">
            <text:p>45</text:p>
          </table:table-cell>
          <table:table-cell office:value-type="float" office:value="800" calcext:value-type="float">
            <text:p>800.00</text:p>
          </table:table-cell>
          <table:table-cell office:value-type="float" office:value="21506.4306202441" calcext:value-type="float">
            <text:p>21506.43</text:p>
          </table:table-cell>
          <table:table-cell office:value-type="float" office:value="45131.871806084" calcext:value-type="float">
            <text:p>45131.87</text:p>
          </table:table-cell>
          <table:table-cell office:value-type="float" office:value="12602.8457441128" calcext:value-type="float">
            <text:p>12602.85</text:p>
          </table:table-cell>
          <table:table-cell office:value-type="float" office:value="158831720.849901" calcext:value-type="float">
            <text:p>158831720.85</text:p>
          </table:table-cell>
          <table:table-cell office:value-type="float" office:value="17736.584292091" calcext:value-type="float">
            <text:p>17736.58</text:p>
          </table:table-cell>
          <table:table-cell office:value-type="float" office:value="21506.4306202441" calcext:value-type="float">
            <text:p>21506.43</text:p>
          </table:table-cell>
          <table:table-cell office:value-type="float" office:value="25807.7167442929" calcext:value-type="float">
            <text:p>25807.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46" calcext:value-type="float">
            <text:p>46</text:p>
          </table:table-cell>
          <table:table-cell office:value-type="float" office:value="800" calcext:value-type="float">
            <text:p>800.00</text:p>
          </table:table-cell>
          <table:table-cell office:value-type="float" office:value="21861.3518332873" calcext:value-type="float">
            <text:p>21861.35</text:p>
          </table:table-cell>
          <table:table-cell office:value-type="float" office:value="41786.9416052972" calcext:value-type="float">
            <text:p>41786.94</text:p>
          </table:table-cell>
          <table:table-cell office:value-type="float" office:value="10694.9893134874" calcext:value-type="float">
            <text:p>10694.99</text:p>
          </table:table-cell>
          <table:table-cell office:value-type="float" office:value="114382796.41561" calcext:value-type="float">
            <text:p>114382796.42</text:p>
          </table:table-cell>
          <table:table-cell office:value-type="float" office:value="17239.8612999539" calcext:value-type="float">
            <text:p>17239.86</text:p>
          </table:table-cell>
          <table:table-cell office:value-type="float" office:value="21861.3518332873" calcext:value-type="float">
            <text:p>21861.35</text:p>
          </table:table-cell>
          <table:table-cell office:value-type="float" office:value="26233.6221999448" calcext:value-type="float">
            <text:p>26233.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47" calcext:value-type="float">
            <text:p>47</text:p>
          </table:table-cell>
          <table:table-cell office:value-type="float" office:value="800" calcext:value-type="float">
            <text:p>800.00</text:p>
          </table:table-cell>
          <table:table-cell office:value-type="float" office:value="22308.937684887" calcext:value-type="float">
            <text:p>22308.94</text:p>
          </table:table-cell>
          <table:table-cell office:value-type="float" office:value="41872.2519877145" calcext:value-type="float">
            <text:p>41872.25</text:p>
          </table:table-cell>
          <table:table-cell office:value-type="float" office:value="10353.3360590814" calcext:value-type="float">
            <text:p>10353.34</text:p>
          </table:table-cell>
          <table:table-cell office:value-type="float" office:value="107191567.552275" calcext:value-type="float">
            <text:p>107191567.55</text:p>
          </table:table-cell>
          <table:table-cell office:value-type="float" office:value="17403.4135691608" calcext:value-type="float">
            <text:p>17403.41</text:p>
          </table:table-cell>
          <table:table-cell office:value-type="float" office:value="22308.937684887" calcext:value-type="float">
            <text:p>22308.94</text:p>
          </table:table-cell>
          <table:table-cell office:value-type="float" office:value="26770.7252218644" calcext:value-type="float">
            <text:p>26770.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48" calcext:value-type="float">
            <text:p>48</text:p>
          </table:table-cell>
          <table:table-cell office:value-type="float" office:value="800" calcext:value-type="float">
            <text:p>800.00</text:p>
          </table:table-cell>
          <table:table-cell office:value-type="float" office:value="21367.4004943417" calcext:value-type="float">
            <text:p>21367.40</text:p>
          </table:table-cell>
          <table:table-cell office:value-type="float" office:value="40705.688841715" calcext:value-type="float">
            <text:p>40705.69</text:p>
          </table:table-cell>
          <table:table-cell office:value-type="float" office:value="10586.2675301968" calcext:value-type="float">
            <text:p>10586.27</text:p>
          </table:table-cell>
          <table:table-cell office:value-type="float" office:value="112069060.220899" calcext:value-type="float">
            <text:p>112069060.22</text:p>
          </table:table-cell>
          <table:table-cell office:value-type="float" office:value="16822.3045107066" calcext:value-type="float">
            <text:p>16822.30</text:p>
          </table:table-cell>
          <table:table-cell office:value-type="float" office:value="21367.4004943417" calcext:value-type="float">
            <text:p>21367.40</text:p>
          </table:table-cell>
          <table:table-cell office:value-type="float" office:value="25640.8805932101" calcext:value-type="float">
            <text:p>25640.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49" calcext:value-type="float">
            <text:p>49</text:p>
          </table:table-cell>
          <table:table-cell office:value-type="float" office:value="800" calcext:value-type="float">
            <text:p>800.00</text:p>
          </table:table-cell>
          <table:table-cell office:value-type="float" office:value="21228.3109202774" calcext:value-type="float">
            <text:p>21228.31</text:p>
          </table:table-cell>
          <table:table-cell office:value-type="float" office:value="46091.8830920368" calcext:value-type="float">
            <text:p>46091.88</text:p>
          </table:table-cell>
          <table:table-cell office:value-type="float" office:value="11032.4898167236" calcext:value-type="float">
            <text:p>11032.49</text:p>
          </table:table-cell>
          <table:table-cell office:value-type="float" office:value="121715831.55611" calcext:value-type="float">
            <text:p>121715831.56</text:p>
          </table:table-cell>
          <table:table-cell office:value-type="float" office:value="17740.0065624321" calcext:value-type="float">
            <text:p>17740.01</text:p>
          </table:table-cell>
          <table:table-cell office:value-type="float" office:value="21228.3109202774" calcext:value-type="float">
            <text:p>21228.31</text:p>
          </table:table-cell>
          <table:table-cell office:value-type="float" office:value="25473.9731043329" calcext:value-type="float">
            <text:p>25473.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0" calcext:value-type="float">
            <text:p>0</text:p>
          </table:table-cell>
          <table:table-cell office:value-type="float" office:value="6150.28153987289" calcext:value-type="float">
            <text:p>6150.28</text:p>
          </table:table-cell>
          <table:table-cell office:value-type="float" office:value="36273.2989066768" calcext:value-type="float">
            <text:p>36273.30</text:p>
          </table:table-cell>
          <table:table-cell office:value-type="float" office:value="63841.106687033" calcext:value-type="float">
            <text:p>63841.11</text:p>
          </table:table-cell>
          <table:table-cell office:value-type="float" office:value="13832.9929741708" calcext:value-type="float">
            <text:p>13832.99</text:p>
          </table:table-cell>
          <table:table-cell office:value-type="float" office:value="191351694.62346" calcext:value-type="float">
            <text:p>191351694.62</text:p>
          </table:table-cell>
          <table:table-cell office:value-type="float" office:value="28346.2180040329" calcext:value-type="float">
            <text:p>28346.22</text:p>
          </table:table-cell>
          <table:table-cell office:value-type="float" office:value="36273.2989066768" calcext:value-type="float">
            <text:p>36273.30</text:p>
          </table:table-cell>
          <table:table-cell office:value-type="float" office:value="43527.9586880121" calcext:value-type="float">
            <text:p>43527.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1" calcext:value-type="float">
            <text:p>1</text:p>
          </table:table-cell>
          <table:table-cell office:value-type="float" office:value="6150.28153987289" calcext:value-type="float">
            <text:p>6150.28</text:p>
          </table:table-cell>
          <table:table-cell office:value-type="float" office:value="33783.3098934768" calcext:value-type="float">
            <text:p>33783.31</text:p>
          </table:table-cell>
          <table:table-cell office:value-type="float" office:value="61686.9176962472" calcext:value-type="float">
            <text:p>61686.92</text:p>
          </table:table-cell>
          <table:table-cell office:value-type="float" office:value="14259.9684006846" calcext:value-type="float">
            <text:p>14259.97</text:p>
          </table:table-cell>
          <table:table-cell office:value-type="float" office:value="203346698.788523" calcext:value-type="float">
            <text:p>203346698.79</text:p>
          </table:table-cell>
          <table:table-cell office:value-type="float" office:value="27092.1668214877" calcext:value-type="float">
            <text:p>27092.17</text:p>
          </table:table-cell>
          <table:table-cell office:value-type="float" office:value="33783.3098934768" calcext:value-type="float">
            <text:p>33783.31</text:p>
          </table:table-cell>
          <table:table-cell office:value-type="float" office:value="40539.9718721721" calcext:value-type="float">
            <text:p>40539.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2" calcext:value-type="float">
            <text:p>2</text:p>
          </table:table-cell>
          <table:table-cell office:value-type="float" office:value="1188.63495173727" calcext:value-type="float">
            <text:p>1188.63</text:p>
          </table:table-cell>
          <table:table-cell office:value-type="float" office:value="33117.1320852714" calcext:value-type="float">
            <text:p>33117.13</text:p>
          </table:table-cell>
          <table:table-cell office:value-type="float" office:value="58018.1500214648" calcext:value-type="float">
            <text:p>58018.15</text:p>
          </table:table-cell>
          <table:table-cell office:value-type="float" office:value="15062.543001699" calcext:value-type="float">
            <text:p>15062.54</text:p>
          </table:table-cell>
          <table:table-cell office:value-type="float" office:value="226880201.678032" calcext:value-type="float">
            <text:p>226880201.68</text:p>
          </table:table-cell>
          <table:table-cell office:value-type="float" office:value="24624.465162458" calcext:value-type="float">
            <text:p>24624.47</text:p>
          </table:table-cell>
          <table:table-cell office:value-type="float" office:value="33117.1320852714" calcext:value-type="float">
            <text:p>33117.13</text:p>
          </table:table-cell>
          <table:table-cell office:value-type="float" office:value="39740.5585023256" calcext:value-type="float">
            <text:p>39740.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3" calcext:value-type="float">
            <text:p>3</text:p>
          </table:table-cell>
          <table:table-cell office:value-type="float" office:value="1188.63495173727" calcext:value-type="float">
            <text:p>1188.63</text:p>
          </table:table-cell>
          <table:table-cell office:value-type="float" office:value="33360.1543773159" calcext:value-type="float">
            <text:p>33360.15</text:p>
          </table:table-cell>
          <table:table-cell office:value-type="float" office:value="61716.4948895349" calcext:value-type="float">
            <text:p>61716.49</text:p>
          </table:table-cell>
          <table:table-cell office:value-type="float" office:value="15002.9584885889" calcext:value-type="float">
            <text:p>15002.96</text:p>
          </table:table-cell>
          <table:table-cell office:value-type="float" office:value="225088763.410322" calcext:value-type="float">
            <text:p>225088763.41</text:p>
          </table:table-cell>
          <table:table-cell office:value-type="float" office:value="25790.4409714013" calcext:value-type="float">
            <text:p>25790.44</text:p>
          </table:table-cell>
          <table:table-cell office:value-type="float" office:value="33360.1543773159" calcext:value-type="float">
            <text:p>33360.15</text:p>
          </table:table-cell>
          <table:table-cell office:value-type="float" office:value="40032.185252779" calcext:value-type="float">
            <text:p>40032.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4" calcext:value-type="float">
            <text:p>4</text:p>
          </table:table-cell>
          <table:table-cell office:value-type="float" office:value="1141.42135623731" calcext:value-type="float">
            <text:p>1141.42</text:p>
          </table:table-cell>
          <table:table-cell office:value-type="float" office:value="34282.1669505167" calcext:value-type="float">
            <text:p>34282.17</text:p>
          </table:table-cell>
          <table:table-cell office:value-type="float" office:value="71808.3779815717" calcext:value-type="float">
            <text:p>71808.38</text:p>
          </table:table-cell>
          <table:table-cell office:value-type="float" office:value="15279.6381501145" calcext:value-type="float">
            <text:p>15279.64</text:p>
          </table:table-cell>
          <table:table-cell office:value-type="float" office:value="233467341.998436" calcext:value-type="float">
            <text:p>233467342.00</text:p>
          </table:table-cell>
          <table:table-cell office:value-type="float" office:value="28227.0042143296" calcext:value-type="float">
            <text:p>28227.00</text:p>
          </table:table-cell>
          <table:table-cell office:value-type="float" office:value="34282.1669505167" calcext:value-type="float">
            <text:p>34282.17</text:p>
          </table:table-cell>
          <table:table-cell office:value-type="float" office:value="41138.60034062" calcext:value-type="float">
            <text:p>41138.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5" calcext:value-type="float">
            <text:p>5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31980.6163777147" calcext:value-type="float">
            <text:p>31980.62</text:p>
          </table:table-cell>
          <table:table-cell office:value-type="float" office:value="63907.442244164" calcext:value-type="float">
            <text:p>63907.44</text:p>
          </table:table-cell>
          <table:table-cell office:value-type="float" office:value="13987.8748319558" calcext:value-type="float">
            <text:p>13987.87</text:p>
          </table:table-cell>
          <table:table-cell office:value-type="float" office:value="195660642.314461" calcext:value-type="float">
            <text:p>195660642.31</text:p>
          </table:table-cell>
          <table:table-cell office:value-type="float" office:value="25787.0813785878" calcext:value-type="float">
            <text:p>25787.08</text:p>
          </table:table-cell>
          <table:table-cell office:value-type="float" office:value="31980.6163777147" calcext:value-type="float">
            <text:p>31980.62</text:p>
          </table:table-cell>
          <table:table-cell office:value-type="float" office:value="38376.7396532577" calcext:value-type="float">
            <text:p>38376.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6" calcext:value-type="float">
            <text:p>6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32091.3469867095" calcext:value-type="float">
            <text:p>32091.35</text:p>
          </table:table-cell>
          <table:table-cell office:value-type="float" office:value="62547.7272147525" calcext:value-type="float">
            <text:p>62547.73</text:p>
          </table:table-cell>
          <table:table-cell office:value-type="float" office:value="14545.5727192219" calcext:value-type="float">
            <text:p>14545.57</text:p>
          </table:table-cell>
          <table:table-cell office:value-type="float" office:value="211573685.730172" calcext:value-type="float">
            <text:p>211573685.73</text:p>
          </table:table-cell>
          <table:table-cell office:value-type="float" office:value="25552.9707520683" calcext:value-type="float">
            <text:p>25552.97</text:p>
          </table:table-cell>
          <table:table-cell office:value-type="float" office:value="32091.3469867095" calcext:value-type="float">
            <text:p>32091.35</text:p>
          </table:table-cell>
          <table:table-cell office:value-type="float" office:value="38509.6163840515" calcext:value-type="float">
            <text:p>38509.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7" calcext:value-type="float">
            <text:p>7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30072.5976334878" calcext:value-type="float">
            <text:p>30072.60</text:p>
          </table:table-cell>
          <table:table-cell office:value-type="float" office:value="59573.8852502458" calcext:value-type="float">
            <text:p>59573.89</text:p>
          </table:table-cell>
          <table:table-cell office:value-type="float" office:value="15308.3479047628" calcext:value-type="float">
            <text:p>15308.35</text:p>
          </table:table-cell>
          <table:table-cell office:value-type="float" office:value="234345515.573255" calcext:value-type="float">
            <text:p>234345515.57</text:p>
          </table:table-cell>
          <table:table-cell office:value-type="float" office:value="24158.7339634361" calcext:value-type="float">
            <text:p>24158.73</text:p>
          </table:table-cell>
          <table:table-cell office:value-type="float" office:value="30072.5976334878" calcext:value-type="float">
            <text:p>30072.60</text:p>
          </table:table-cell>
          <table:table-cell office:value-type="float" office:value="36087.1171601854" calcext:value-type="float">
            <text:p>36087.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8" calcext:value-type="float">
            <text:p>8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27958.9086725932" calcext:value-type="float">
            <text:p>27958.91</text:p>
          </table:table-cell>
          <table:table-cell office:value-type="float" office:value="62759.2567363976" calcext:value-type="float">
            <text:p>62759.26</text:p>
          </table:table-cell>
          <table:table-cell office:value-type="float" office:value="14206.0325084349" calcext:value-type="float">
            <text:p>14206.03</text:p>
          </table:table-cell>
          <table:table-cell office:value-type="float" office:value="201811359.63071" calcext:value-type="float">
            <text:p>201811359.63</text:p>
          </table:table-cell>
          <table:table-cell office:value-type="float" office:value="23634.7953221932" calcext:value-type="float">
            <text:p>23634.80</text:p>
          </table:table-cell>
          <table:table-cell office:value-type="float" office:value="27958.9086725933" calcext:value-type="float">
            <text:p>27958.91</text:p>
          </table:table-cell>
          <table:table-cell office:value-type="float" office:value="33550.6904071119" calcext:value-type="float">
            <text:p>33550.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9" calcext:value-type="float">
            <text:p>9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27212.966540022" calcext:value-type="float">
            <text:p>27212.97</text:p>
          </table:table-cell>
          <table:table-cell office:value-type="float" office:value="61716.4948895349" calcext:value-type="float">
            <text:p>61716.49</text:p>
          </table:table-cell>
          <table:table-cell office:value-type="float" office:value="13799.2554476877" calcext:value-type="float">
            <text:p>13799.26</text:p>
          </table:table-cell>
          <table:table-cell office:value-type="float" office:value="190419450.910538" calcext:value-type="float">
            <text:p>190419450.91</text:p>
          </table:table-cell>
          <table:table-cell office:value-type="float" office:value="23085.6792326582" calcext:value-type="float">
            <text:p>23085.68</text:p>
          </table:table-cell>
          <table:table-cell office:value-type="float" office:value="27212.966540022" calcext:value-type="float">
            <text:p>27212.97</text:p>
          </table:table-cell>
          <table:table-cell office:value-type="float" office:value="32655.5598480264" calcext:value-type="float">
            <text:p>32655.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10" calcext:value-type="float">
            <text:p>10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29911.446757753" calcext:value-type="float">
            <text:p>29911.45</text:p>
          </table:table-cell>
          <table:table-cell office:value-type="float" office:value="52802.0598572477" calcext:value-type="float">
            <text:p>52802.06</text:p>
          </table:table-cell>
          <table:table-cell office:value-type="float" office:value="13030.0927194257" calcext:value-type="float">
            <text:p>13030.09</text:p>
          </table:table-cell>
          <table:table-cell office:value-type="float" office:value="169783316.276831" calcext:value-type="float">
            <text:p>169783316.28</text:p>
          </table:table-cell>
          <table:table-cell office:value-type="float" office:value="22368.1685610692" calcext:value-type="float">
            <text:p>22368.17</text:p>
          </table:table-cell>
          <table:table-cell office:value-type="float" office:value="29911.446757753" calcext:value-type="float">
            <text:p>29911.45</text:p>
          </table:table-cell>
          <table:table-cell office:value-type="float" office:value="35893.7361093036" calcext:value-type="float">
            <text:p>35893.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11" calcext:value-type="float">
            <text:p>11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28553.8674689436" calcext:value-type="float">
            <text:p>28553.87</text:p>
          </table:table-cell>
          <table:table-cell office:value-type="float" office:value="53777.7036369711" calcext:value-type="float">
            <text:p>53777.70</text:p>
          </table:table-cell>
          <table:table-cell office:value-type="float" office:value="12396.1503524262" calcext:value-type="float">
            <text:p>12396.15</text:p>
          </table:table-cell>
          <table:table-cell office:value-type="float" office:value="153664543.559957" calcext:value-type="float">
            <text:p>153664543.56</text:p>
          </table:table-cell>
          <table:table-cell office:value-type="float" office:value="22326.404077915" calcext:value-type="float">
            <text:p>22326.40</text:p>
          </table:table-cell>
          <table:table-cell office:value-type="float" office:value="28553.8674689436" calcext:value-type="float">
            <text:p>28553.87</text:p>
          </table:table-cell>
          <table:table-cell office:value-type="float" office:value="34264.6409627324" calcext:value-type="float">
            <text:p>34264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12" calcext:value-type="float">
            <text:p>12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25999.8741345535" calcext:value-type="float">
            <text:p>25999.87</text:p>
          </table:table-cell>
          <table:table-cell office:value-type="float" office:value="53143.5382100168" calcext:value-type="float">
            <text:p>53143.54</text:p>
          </table:table-cell>
          <table:table-cell office:value-type="float" office:value="13362.8904601902" calcext:value-type="float">
            <text:p>13362.89</text:p>
          </table:table-cell>
          <table:table-cell office:value-type="float" office:value="178566841.451043" calcext:value-type="float">
            <text:p>178566841.45</text:p>
          </table:table-cell>
          <table:table-cell office:value-type="float" office:value="21219.7608633921" calcext:value-type="float">
            <text:p>21219.76</text:p>
          </table:table-cell>
          <table:table-cell office:value-type="float" office:value="25999.8741345536" calcext:value-type="float">
            <text:p>25999.87</text:p>
          </table:table-cell>
          <table:table-cell office:value-type="float" office:value="31199.8489614643" calcext:value-type="float">
            <text:p>31199.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13" calcext:value-type="float">
            <text:p>13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25539.5732915903" calcext:value-type="float">
            <text:p>25539.57</text:p>
          </table:table-cell>
          <table:table-cell office:value-type="float" office:value="49728.859838417" calcext:value-type="float">
            <text:p>49728.86</text:p>
          </table:table-cell>
          <table:table-cell office:value-type="float" office:value="13696.0299011565" calcext:value-type="float">
            <text:p>13696.03</text:p>
          </table:table-cell>
          <table:table-cell office:value-type="float" office:value="187581235.053372" calcext:value-type="float">
            <text:p>187581235.05</text:p>
          </table:table-cell>
          <table:table-cell office:value-type="float" office:value="20367.7991848055" calcext:value-type="float">
            <text:p>20367.80</text:p>
          </table:table-cell>
          <table:table-cell office:value-type="float" office:value="25539.5732915903" calcext:value-type="float">
            <text:p>25539.57</text:p>
          </table:table-cell>
          <table:table-cell office:value-type="float" office:value="30647.4879499083" calcext:value-type="float">
            <text:p>30647.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14" calcext:value-type="float">
            <text:p>14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2191.4296774949" calcext:value-type="float">
            <text:p>22191.43</text:p>
          </table:table-cell>
          <table:table-cell office:value-type="float" office:value="50432.3086269577" calcext:value-type="float">
            <text:p>50432.31</text:p>
          </table:table-cell>
          <table:table-cell office:value-type="float" office:value="13569.7746678012" calcext:value-type="float">
            <text:p>13569.77</text:p>
          </table:table-cell>
          <table:table-cell office:value-type="float" office:value="184138784.534898" calcext:value-type="float">
            <text:p>184138784.53</text:p>
          </table:table-cell>
          <table:table-cell office:value-type="float" office:value="18855.5264461675" calcext:value-type="float">
            <text:p>18855.53</text:p>
          </table:table-cell>
          <table:table-cell office:value-type="float" office:value="22191.4296774949" calcext:value-type="float">
            <text:p>22191.43</text:p>
          </table:table-cell>
          <table:table-cell office:value-type="float" office:value="26629.7156129939" calcext:value-type="float">
            <text:p>26629.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15" calcext:value-type="float">
            <text:p>15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3110.0099841349" calcext:value-type="float">
            <text:p>23110.01</text:p>
          </table:table-cell>
          <table:table-cell office:value-type="float" office:value="53202.2523189831" calcext:value-type="float">
            <text:p>53202.25</text:p>
          </table:table-cell>
          <table:table-cell office:value-type="float" office:value="14311.4023329433" calcext:value-type="float">
            <text:p>14311.40</text:p>
          </table:table-cell>
          <table:table-cell office:value-type="float" office:value="204816236.735374" calcext:value-type="float">
            <text:p>204816236.74</text:p>
          </table:table-cell>
          <table:table-cell office:value-type="float" office:value="19708.6632483315" calcext:value-type="float">
            <text:p>19708.66</text:p>
          </table:table-cell>
          <table:table-cell office:value-type="float" office:value="23110.0099841349" calcext:value-type="float">
            <text:p>23110.01</text:p>
          </table:table-cell>
          <table:table-cell office:value-type="float" office:value="27732.0119809618" calcext:value-type="float">
            <text:p>27732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16" calcext:value-type="float">
            <text:p>16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3069.1720582765" calcext:value-type="float">
            <text:p>23069.17</text:p>
          </table:table-cell>
          <table:table-cell office:value-type="float" office:value="53098.4629404365" calcext:value-type="float">
            <text:p>53098.46</text:p>
          </table:table-cell>
          <table:table-cell office:value-type="float" office:value="14214.9679104832" calcext:value-type="float">
            <text:p>14214.97</text:p>
          </table:table-cell>
          <table:table-cell office:value-type="float" office:value="202065312.696068" calcext:value-type="float">
            <text:p>202065312.70</text:p>
          </table:table-cell>
          <table:table-cell office:value-type="float" office:value="19672.9926351261" calcext:value-type="float">
            <text:p>19672.99</text:p>
          </table:table-cell>
          <table:table-cell office:value-type="float" office:value="23069.1720582765" calcext:value-type="float">
            <text:p>23069.17</text:p>
          </table:table-cell>
          <table:table-cell office:value-type="float" office:value="27683.0064699318" calcext:value-type="float">
            <text:p>27683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17" calcext:value-type="float">
            <text:p>17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2094.7424704249" calcext:value-type="float">
            <text:p>22094.74</text:p>
          </table:table-cell>
          <table:table-cell office:value-type="float" office:value="53228.5431574611" calcext:value-type="float">
            <text:p>53228.54</text:p>
          </table:table-cell>
          <table:table-cell office:value-type="float" office:value="13165.2760132777" calcext:value-type="float">
            <text:p>13165.28</text:p>
          </table:table-cell>
          <table:table-cell office:value-type="float" office:value="173324492.505785" calcext:value-type="float">
            <text:p>173324492.51</text:p>
          </table:table-cell>
          <table:table-cell office:value-type="float" office:value="19095.7151368316" calcext:value-type="float">
            <text:p>19095.72</text:p>
          </table:table-cell>
          <table:table-cell office:value-type="float" office:value="22094.7424704249" calcext:value-type="float">
            <text:p>22094.74</text:p>
          </table:table-cell>
          <table:table-cell office:value-type="float" office:value="26513.6909645099" calcext:value-type="float">
            <text:p>26513.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18" calcext:value-type="float">
            <text:p>18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1174.6537566867" calcext:value-type="float">
            <text:p>21174.65</text:p>
          </table:table-cell>
          <table:table-cell office:value-type="float" office:value="48057.5323421273" calcext:value-type="float">
            <text:p>48057.53</text:p>
          </table:table-cell>
          <table:table-cell office:value-type="float" office:value="11693.5696307414" calcext:value-type="float">
            <text:p>11693.57</text:p>
          </table:table-cell>
          <table:table-cell office:value-type="float" office:value="136739570.708998" calcext:value-type="float">
            <text:p>136739570.71</text:p>
          </table:table-cell>
          <table:table-cell office:value-type="float" office:value="17990.9781444984" calcext:value-type="float">
            <text:p>17990.98</text:p>
          </table:table-cell>
          <table:table-cell office:value-type="float" office:value="21174.6537566867" calcext:value-type="float">
            <text:p>21174.65</text:p>
          </table:table-cell>
          <table:table-cell office:value-type="float" office:value="25409.5845080241" calcext:value-type="float">
            <text:p>25409.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19" calcext:value-type="float">
            <text:p>19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0507.2570156803" calcext:value-type="float">
            <text:p>20507.26</text:p>
          </table:table-cell>
          <table:table-cell office:value-type="float" office:value="45131.871806084" calcext:value-type="float">
            <text:p>45131.87</text:p>
          </table:table-cell>
          <table:table-cell office:value-type="float" office:value="11472.7262785816" calcext:value-type="float">
            <text:p>11472.73</text:p>
          </table:table-cell>
          <table:table-cell office:value-type="float" office:value="131623448.263256" calcext:value-type="float">
            <text:p>131623448.26</text:p>
          </table:table-cell>
          <table:table-cell office:value-type="float" office:value="17252.3227693005" calcext:value-type="float">
            <text:p>17252.32</text:p>
          </table:table-cell>
          <table:table-cell office:value-type="float" office:value="20507.2570156803" calcext:value-type="float">
            <text:p>20507.26</text:p>
          </table:table-cell>
          <table:table-cell office:value-type="float" office:value="24608.7084188164" calcext:value-type="float">
            <text:p>24608.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20" calcext:value-type="float">
            <text:p>20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9167.4191255054" calcext:value-type="float">
            <text:p>19167.42</text:p>
          </table:table-cell>
          <table:table-cell office:value-type="float" office:value="46741.7588588662" calcext:value-type="float">
            <text:p>46741.76</text:p>
          </table:table-cell>
          <table:table-cell office:value-type="float" office:value="11109.9339179332" calcext:value-type="float">
            <text:p>11109.93</text:p>
          </table:table-cell>
          <table:table-cell office:value-type="float" office:value="123430631.660842" calcext:value-type="float">
            <text:p>123430631.66</text:p>
          </table:table-cell>
          <table:table-cell office:value-type="float" office:value="16636.8573045433" calcext:value-type="float">
            <text:p>16636.86</text:p>
          </table:table-cell>
          <table:table-cell office:value-type="float" office:value="19167.4191255054" calcext:value-type="float">
            <text:p>19167.42</text:p>
          </table:table-cell>
          <table:table-cell office:value-type="float" office:value="23000.9029506064" calcext:value-type="float">
            <text:p>23000.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21" calcext:value-type="float">
            <text:p>21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9958.9600426273" calcext:value-type="float">
            <text:p>19958.96</text:p>
          </table:table-cell>
          <table:table-cell office:value-type="float" office:value="41941.0135435424" calcext:value-type="float">
            <text:p>41941.01</text:p>
          </table:table-cell>
          <table:table-cell office:value-type="float" office:value="11077.243467695" calcext:value-type="float">
            <text:p>11077.24</text:p>
          </table:table-cell>
          <table:table-cell office:value-type="float" office:value="122705322.842591" calcext:value-type="float">
            <text:p>122705322.84</text:p>
          </table:table-cell>
          <table:table-cell office:value-type="float" office:value="16509.790677245" calcext:value-type="float">
            <text:p>16509.79</text:p>
          </table:table-cell>
          <table:table-cell office:value-type="float" office:value="19958.9600426273" calcext:value-type="float">
            <text:p>19958.96</text:p>
          </table:table-cell>
          <table:table-cell office:value-type="float" office:value="23950.7520511527" calcext:value-type="float">
            <text:p>23950.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22" calcext:value-type="float">
            <text:p>22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8829.6650349846" calcext:value-type="float">
            <text:p>18829.67</text:p>
          </table:table-cell>
          <table:table-cell office:value-type="float" office:value="50165.9420219965" calcext:value-type="float">
            <text:p>50165.94</text:p>
          </table:table-cell>
          <table:table-cell office:value-type="float" office:value="12369.2598588315" calcext:value-type="float">
            <text:p>12369.26</text:p>
          </table:table-cell>
          <table:table-cell office:value-type="float" office:value="152998589.455301" calcext:value-type="float">
            <text:p>152998589.46</text:p>
          </table:table-cell>
          <table:table-cell office:value-type="float" office:value="16682.7276143061" calcext:value-type="float">
            <text:p>16682.73</text:p>
          </table:table-cell>
          <table:table-cell office:value-type="float" office:value="18829.6650349846" calcext:value-type="float">
            <text:p>18829.67</text:p>
          </table:table-cell>
          <table:table-cell office:value-type="float" office:value="22595.5980419815" calcext:value-type="float">
            <text:p>22595.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23" calcext:value-type="float">
            <text:p>23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9469.390930167" calcext:value-type="float">
            <text:p>19469.39</text:p>
          </table:table-cell>
          <table:table-cell office:value-type="float" office:value="47062.7055249382" calcext:value-type="float">
            <text:p>47062.71</text:p>
          </table:table-cell>
          <table:table-cell office:value-type="float" office:value="12821.3127275951" calcext:value-type="float">
            <text:p>12821.31</text:p>
          </table:table-cell>
          <table:table-cell office:value-type="float" office:value="164386060.058792" calcext:value-type="float">
            <text:p>164386060.06</text:p>
          </table:table-cell>
          <table:table-cell office:value-type="float" office:value="16858.1158579701" calcext:value-type="float">
            <text:p>16858.12</text:p>
          </table:table-cell>
          <table:table-cell office:value-type="float" office:value="19469.390930167" calcext:value-type="float">
            <text:p>19469.39</text:p>
          </table:table-cell>
          <table:table-cell office:value-type="float" office:value="23363.2691162004" calcext:value-type="float">
            <text:p>23363.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24" calcext:value-type="float">
            <text:p>24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8309.1196578696" calcext:value-type="float">
            <text:p>18309.12</text:p>
          </table:table-cell>
          <table:table-cell office:value-type="float" office:value="51501.718247416" calcext:value-type="float">
            <text:p>51501.72</text:p>
          </table:table-cell>
          <table:table-cell office:value-type="float" office:value="12438.993720607" calcext:value-type="float">
            <text:p>12438.99</text:p>
          </table:table-cell>
          <table:table-cell office:value-type="float" office:value="154728564.781301" calcext:value-type="float">
            <text:p>154728564.78</text:p>
          </table:table-cell>
          <table:table-cell office:value-type="float" office:value="16395.710884857" calcext:value-type="float">
            <text:p>16395.71</text:p>
          </table:table-cell>
          <table:table-cell office:value-type="float" office:value="18309.1196578696" calcext:value-type="float">
            <text:p>18309.12</text:p>
          </table:table-cell>
          <table:table-cell office:value-type="float" office:value="21970.9435894435" calcext:value-type="float">
            <text:p>21970.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25" calcext:value-type="float">
            <text:p>25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9862.6634925123" calcext:value-type="float">
            <text:p>19862.66</text:p>
          </table:table-cell>
          <table:table-cell office:value-type="float" office:value="57402.0598572477" calcext:value-type="float">
            <text:p>57402.06</text:p>
          </table:table-cell>
          <table:table-cell office:value-type="float" office:value="12301.7998671459" calcext:value-type="float">
            <text:p>12301.80</text:p>
          </table:table-cell>
          <table:table-cell office:value-type="float" office:value="151334279.971311" calcext:value-type="float">
            <text:p>151334279.97</text:p>
          </table:table-cell>
          <table:table-cell office:value-type="float" office:value="17862.8584456419" calcext:value-type="float">
            <text:p>17862.86</text:p>
          </table:table-cell>
          <table:table-cell office:value-type="float" office:value="19862.6634925123" calcext:value-type="float">
            <text:p>19862.66</text:p>
          </table:table-cell>
          <table:table-cell office:value-type="float" office:value="23835.1961910148" calcext:value-type="float">
            <text:p>23835.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26" calcext:value-type="float">
            <text:p>26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8605.6516445282" calcext:value-type="float">
            <text:p>18605.65</text:p>
          </table:table-cell>
          <table:table-cell office:value-type="float" office:value="47462.3649349322" calcext:value-type="float">
            <text:p>47462.36</text:p>
          </table:table-cell>
          <table:table-cell office:value-type="float" office:value="10678.8749004406" calcext:value-type="float">
            <text:p>10678.87</text:p>
          </table:table-cell>
          <table:table-cell office:value-type="float" office:value="114038369.139259" calcext:value-type="float">
            <text:p>114038369.14</text:p>
          </table:table-cell>
          <table:table-cell office:value-type="float" office:value="16330.8583085426" calcext:value-type="float">
            <text:p>16330.86</text:p>
          </table:table-cell>
          <table:table-cell office:value-type="float" office:value="18605.6516445282" calcext:value-type="float">
            <text:p>18605.65</text:p>
          </table:table-cell>
          <table:table-cell office:value-type="float" office:value="22326.7819734338" calcext:value-type="float">
            <text:p>22326.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27" calcext:value-type="float">
            <text:p>27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8719.2513199997" calcext:value-type="float">
            <text:p>18719.25</text:p>
          </table:table-cell>
          <table:table-cell office:value-type="float" office:value="43675.4803261668" calcext:value-type="float">
            <text:p>43675.48</text:p>
          </table:table-cell>
          <table:table-cell office:value-type="float" office:value="10495.1770776516" calcext:value-type="float">
            <text:p>10495.18</text:p>
          </table:table-cell>
          <table:table-cell office:value-type="float" office:value="110148741.891265" calcext:value-type="float">
            <text:p>110148741.89</text:p>
          </table:table-cell>
          <table:table-cell office:value-type="float" office:value="16055.8219585059" calcext:value-type="float">
            <text:p>16055.82</text:p>
          </table:table-cell>
          <table:table-cell office:value-type="float" office:value="18719.2513199997" calcext:value-type="float">
            <text:p>18719.25</text:p>
          </table:table-cell>
          <table:table-cell office:value-type="float" office:value="22463.1015839997" calcext:value-type="float">
            <text:p>22463.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28" calcext:value-type="float">
            <text:p>28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7642.6034539886" calcext:value-type="float">
            <text:p>17642.60</text:p>
          </table:table-cell>
          <table:table-cell office:value-type="float" office:value="39620.3545502477" calcext:value-type="float">
            <text:p>39620.35</text:p>
          </table:table-cell>
          <table:table-cell office:value-type="float" office:value="9393.58384633601" calcext:value-type="float">
            <text:p>9393.58</text:p>
          </table:table-cell>
          <table:table-cell office:value-type="float" office:value="88239417.4781448" calcext:value-type="float">
            <text:p>88239417.48</text:p>
          </table:table-cell>
          <table:table-cell office:value-type="float" office:value="14965.0242394161" calcext:value-type="float">
            <text:p>14965.02</text:p>
          </table:table-cell>
          <table:table-cell office:value-type="float" office:value="17642.6034539886" calcext:value-type="float">
            <text:p>17642.60</text:p>
          </table:table-cell>
          <table:table-cell office:value-type="float" office:value="21171.1241447863" calcext:value-type="float">
            <text:p>21171.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29" calcext:value-type="float">
            <text:p>29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8501.8759851811" calcext:value-type="float">
            <text:p>18501.88</text:p>
          </table:table-cell>
          <table:table-cell office:value-type="float" office:value="43609.8931717367" calcext:value-type="float">
            <text:p>43609.89</text:p>
          </table:table-cell>
          <table:table-cell office:value-type="float" office:value="9866.73879021787" calcext:value-type="float">
            <text:p>9866.74</text:p>
          </table:table-cell>
          <table:table-cell office:value-type="float" office:value="97352534.3543899" calcext:value-type="float">
            <text:p>97352534.35</text:p>
          </table:table-cell>
          <table:table-cell office:value-type="float" office:value="15917.3263464508" calcext:value-type="float">
            <text:p>15917.33</text:p>
          </table:table-cell>
          <table:table-cell office:value-type="float" office:value="18501.8759851811" calcext:value-type="float">
            <text:p>18501.88</text:p>
          </table:table-cell>
          <table:table-cell office:value-type="float" office:value="22202.2511822173" calcext:value-type="float">
            <text:p>22202.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30" calcext:value-type="float">
            <text:p>30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8058.1711299317" calcext:value-type="float">
            <text:p>18058.17</text:p>
          </table:table-cell>
          <table:table-cell office:value-type="float" office:value="40279.4932142789" calcext:value-type="float">
            <text:p>40279.49</text:p>
          </table:table-cell>
          <table:table-cell office:value-type="float" office:value="9268.05992604572" calcext:value-type="float">
            <text:p>9268.06</text:p>
          </table:table-cell>
          <table:table-cell office:value-type="float" office:value="85896934.7927746" calcext:value-type="float">
            <text:p>85896934.79</text:p>
          </table:table-cell>
          <table:table-cell office:value-type="float" office:value="15280.0204885221" calcext:value-type="float">
            <text:p>15280.02</text:p>
          </table:table-cell>
          <table:table-cell office:value-type="float" office:value="18058.1711299317" calcext:value-type="float">
            <text:p>18058.17</text:p>
          </table:table-cell>
          <table:table-cell office:value-type="float" office:value="21669.8053559181" calcext:value-type="float">
            <text:p>21669.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31" calcext:value-type="float">
            <text:p>31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0400.3256971178" calcext:value-type="float">
            <text:p>20400.33</text:p>
          </table:table-cell>
          <table:table-cell office:value-type="float" office:value="40774.4565164974" calcext:value-type="float">
            <text:p>40774.46</text:p>
          </table:table-cell>
          <table:table-cell office:value-type="float" office:value="10500.1242749537" calcext:value-type="float">
            <text:p>10500.12</text:p>
          </table:table-cell>
          <table:table-cell office:value-type="float" office:value="110252609.789472" calcext:value-type="float">
            <text:p>110252609.79</text:p>
          </table:table-cell>
          <table:table-cell office:value-type="float" office:value="16508.2686232217" calcext:value-type="float">
            <text:p>16508.27</text:p>
          </table:table-cell>
          <table:table-cell office:value-type="float" office:value="20400.3256971178" calcext:value-type="float">
            <text:p>20400.33</text:p>
          </table:table-cell>
          <table:table-cell office:value-type="float" office:value="24480.3908365413" calcext:value-type="float">
            <text:p>24480.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32" calcext:value-type="float">
            <text:p>3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524.865174866" calcext:value-type="float">
            <text:p>19524.87</text:p>
          </table:table-cell>
          <table:table-cell office:value-type="float" office:value="42367.2524846174" calcext:value-type="float">
            <text:p>42367.25</text:p>
          </table:table-cell>
          <table:table-cell office:value-type="float" office:value="10394.912958135" calcext:value-type="float">
            <text:p>10394.91</text:p>
          </table:table-cell>
          <table:table-cell office:value-type="float" office:value="108054215.407202" calcext:value-type="float">
            <text:p>108054215.41</text:p>
          </table:table-cell>
          <table:table-cell office:value-type="float" office:value="16337.9568169149" calcext:value-type="float">
            <text:p>16337.96</text:p>
          </table:table-cell>
          <table:table-cell office:value-type="float" office:value="19524.865174866" calcext:value-type="float">
            <text:p>19524.87</text:p>
          </table:table-cell>
          <table:table-cell office:value-type="float" office:value="23429.8382098392" calcext:value-type="float">
            <text:p>23429.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33" calcext:value-type="float">
            <text:p>3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948.5625545916" calcext:value-type="float">
            <text:p>18948.56</text:p>
          </table:table-cell>
          <table:table-cell office:value-type="float" office:value="44478.7137637478" calcext:value-type="float">
            <text:p>44478.71</text:p>
          </table:table-cell>
          <table:table-cell office:value-type="float" office:value="11067.7761696012" calcext:value-type="float">
            <text:p>11067.78</text:p>
          </table:table-cell>
          <table:table-cell office:value-type="float" office:value="122495669.340393" calcext:value-type="float">
            <text:p>122495669.34</text:p>
          </table:table-cell>
          <table:table-cell office:value-type="float" office:value="16266.8751668623" calcext:value-type="float">
            <text:p>16266.88</text:p>
          </table:table-cell>
          <table:table-cell office:value-type="float" office:value="18948.5625545916" calcext:value-type="float">
            <text:p>18948.56</text:p>
          </table:table-cell>
          <table:table-cell office:value-type="float" office:value="22738.2750655099" calcext:value-type="float">
            <text:p>22738.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34" calcext:value-type="float">
            <text:p>3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611.5076718198" calcext:value-type="float">
            <text:p>19611.51</text:p>
          </table:table-cell>
          <table:table-cell office:value-type="float" office:value="39551.9707791102" calcext:value-type="float">
            <text:p>39551.97</text:p>
          </table:table-cell>
          <table:table-cell office:value-type="float" office:value="9774.79724264037" calcext:value-type="float">
            <text:p>9774.80</text:p>
          </table:table-cell>
          <table:table-cell office:value-type="float" office:value="95546661.1347297" calcext:value-type="float">
            <text:p>95546661.13</text:p>
          </table:table-cell>
          <table:table-cell office:value-type="float" office:value="15927.5675892161" calcext:value-type="float">
            <text:p>15927.57</text:p>
          </table:table-cell>
          <table:table-cell office:value-type="float" office:value="19611.5076718198" calcext:value-type="float">
            <text:p>19611.51</text:p>
          </table:table-cell>
          <table:table-cell office:value-type="float" office:value="23533.8092061838" calcext:value-type="float">
            <text:p>23533.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35" calcext:value-type="float">
            <text:p>3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964.1385153934" calcext:value-type="float">
            <text:p>18964.14</text:p>
          </table:table-cell>
          <table:table-cell office:value-type="float" office:value="39415.8075905685" calcext:value-type="float">
            <text:p>39415.81</text:p>
          </table:table-cell>
          <table:table-cell office:value-type="float" office:value="10201.7056395334" calcext:value-type="float">
            <text:p>10201.71</text:p>
          </table:table-cell>
          <table:table-cell office:value-type="float" office:value="104074797.955688" calcext:value-type="float">
            <text:p>104074797.96</text:p>
          </table:table-cell>
          <table:table-cell office:value-type="float" office:value="15610.9041472452" calcext:value-type="float">
            <text:p>15610.90</text:p>
          </table:table-cell>
          <table:table-cell office:value-type="float" office:value="18964.1385153934" calcext:value-type="float">
            <text:p>18964.14</text:p>
          </table:table-cell>
          <table:table-cell office:value-type="float" office:value="22756.9662184721" calcext:value-type="float">
            <text:p>22756.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36" calcext:value-type="float">
            <text:p>3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859.3028883767" calcext:value-type="float">
            <text:p>18859.30</text:p>
          </table:table-cell>
          <table:table-cell office:value-type="float" office:value="36193.4853067379" calcext:value-type="float">
            <text:p>36193.49</text:p>
          </table:table-cell>
          <table:table-cell office:value-type="float" office:value="9920.28277533334" calcext:value-type="float">
            <text:p>9920.28</text:p>
          </table:table-cell>
          <table:table-cell office:value-type="float" office:value="98412010.3425753" calcext:value-type="float">
            <text:p>98412010.34</text:p>
          </table:table-cell>
          <table:table-cell office:value-type="float" office:value="14947.6848018027" calcext:value-type="float">
            <text:p>14947.68</text:p>
          </table:table-cell>
          <table:table-cell office:value-type="float" office:value="18859.3028883767" calcext:value-type="float">
            <text:p>18859.30</text:p>
          </table:table-cell>
          <table:table-cell office:value-type="float" office:value="22631.1634660521" calcext:value-type="float">
            <text:p>22631.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37" calcext:value-type="float">
            <text:p>3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263.7697864356" calcext:value-type="float">
            <text:p>17263.77</text:p>
          </table:table-cell>
          <table:table-cell office:value-type="float" office:value="40938.6318783101" calcext:value-type="float">
            <text:p>40938.63</text:p>
          </table:table-cell>
          <table:table-cell office:value-type="float" office:value="11260.4247112534" calcext:value-type="float">
            <text:p>11260.42</text:p>
          </table:table-cell>
          <table:table-cell office:value-type="float" office:value="126797164.677807" calcext:value-type="float">
            <text:p>126797164.68</text:p>
          </table:table-cell>
          <table:table-cell office:value-type="float" office:value="14874.7670307211" calcext:value-type="float">
            <text:p>14874.77</text:p>
          </table:table-cell>
          <table:table-cell office:value-type="float" office:value="17263.7697864356" calcext:value-type="float">
            <text:p>17263.77</text:p>
          </table:table-cell>
          <table:table-cell office:value-type="float" office:value="20716.5237437227" calcext:value-type="float">
            <text:p>20716.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38" calcext:value-type="float">
            <text:p>3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688.858906409" calcext:value-type="float">
            <text:p>19688.86</text:p>
          </table:table-cell>
          <table:table-cell office:value-type="float" office:value="44282.0270870848" calcext:value-type="float">
            <text:p>44282.03</text:p>
          </table:table-cell>
          <table:table-cell office:value-type="float" office:value="10731.7051536345" calcext:value-type="float">
            <text:p>10731.71</text:p>
          </table:table-cell>
          <table:table-cell office:value-type="float" office:value="115169495.504546" calcext:value-type="float">
            <text:p>115169495.50</text:p>
          </table:table-cell>
          <table:table-cell office:value-type="float" office:value="16677.7055916851" calcext:value-type="float">
            <text:p>16677.71</text:p>
          </table:table-cell>
          <table:table-cell office:value-type="float" office:value="19688.858906409" calcext:value-type="float">
            <text:p>19688.86</text:p>
          </table:table-cell>
          <table:table-cell office:value-type="float" office:value="23626.6306876908" calcext:value-type="float">
            <text:p>23626.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39" calcext:value-type="float">
            <text:p>3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226.584562501" calcext:value-type="float">
            <text:p>19226.58</text:p>
          </table:table-cell>
          <table:table-cell office:value-type="float" office:value="40682.0270870848" calcext:value-type="float">
            <text:p>40682.03</text:p>
          </table:table-cell>
          <table:table-cell office:value-type="float" office:value="9816.16635431606" calcext:value-type="float">
            <text:p>9816.17</text:p>
          </table:table-cell>
          <table:table-cell office:value-type="float" office:value="96357121.8956066" calcext:value-type="float">
            <text:p>96357121.90</text:p>
          </table:table-cell>
          <table:table-cell office:value-type="float" office:value="15938.9571601008" calcext:value-type="float">
            <text:p>15938.96</text:p>
          </table:table-cell>
          <table:table-cell office:value-type="float" office:value="19226.584562501" calcext:value-type="float">
            <text:p>19226.58</text:p>
          </table:table-cell>
          <table:table-cell office:value-type="float" office:value="23071.9014750011" calcext:value-type="float">
            <text:p>23071.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40" calcext:value-type="float">
            <text:p>4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525.801823388" calcext:value-type="float">
            <text:p>19525.80</text:p>
          </table:table-cell>
          <table:table-cell office:value-type="float" office:value="38573.1959116279" calcext:value-type="float">
            <text:p>38573.20</text:p>
          </table:table-cell>
          <table:table-cell office:value-type="float" office:value="9453.70714214112" calcext:value-type="float">
            <text:p>9453.71</text:p>
          </table:table-cell>
          <table:table-cell office:value-type="float" office:value="89372578.7293701" calcext:value-type="float">
            <text:p>89372578.73</text:p>
          </table:table-cell>
          <table:table-cell office:value-type="float" office:value="15703.5600687958" calcext:value-type="float">
            <text:p>15703.56</text:p>
          </table:table-cell>
          <table:table-cell office:value-type="float" office:value="19525.801823388" calcext:value-type="float">
            <text:p>19525.80</text:p>
          </table:table-cell>
          <table:table-cell office:value-type="float" office:value="23430.9621880656" calcext:value-type="float">
            <text:p>23430.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41" calcext:value-type="float">
            <text:p>4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250.2491820771" calcext:value-type="float">
            <text:p>20250.25</text:p>
          </table:table-cell>
          <table:table-cell office:value-type="float" office:value="41411.304964354" calcext:value-type="float">
            <text:p>41411.30</text:p>
          </table:table-cell>
          <table:table-cell office:value-type="float" office:value="10870.3018755957" calcext:value-type="float">
            <text:p>10870.30</text:p>
          </table:table-cell>
          <table:table-cell office:value-type="float" office:value="118163462.86658" calcext:value-type="float">
            <text:p>118163462.87</text:p>
          </table:table-cell>
          <table:table-cell office:value-type="float" office:value="16543.4888856603" calcext:value-type="float">
            <text:p>16543.49</text:p>
          </table:table-cell>
          <table:table-cell office:value-type="float" office:value="20250.2491820771" calcext:value-type="float">
            <text:p>20250.25</text:p>
          </table:table-cell>
          <table:table-cell office:value-type="float" office:value="24300.2990184925" calcext:value-type="float">
            <text:p>24300.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42" calcext:value-type="float">
            <text:p>4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948.2552261724" calcext:value-type="float">
            <text:p>18948.26</text:p>
          </table:table-cell>
          <table:table-cell office:value-type="float" office:value="45748.7373415292" calcext:value-type="float">
            <text:p>45748.74</text:p>
          </table:table-cell>
          <table:table-cell office:value-type="float" office:value="10566.2710681275" calcext:value-type="float">
            <text:p>10566.27</text:p>
          </table:table-cell>
          <table:table-cell office:value-type="float" office:value="111646084.285149" calcext:value-type="float">
            <text:p>111646084.29</text:p>
          </table:table-cell>
          <table:table-cell office:value-type="float" office:value="16393.7635151484" calcext:value-type="float">
            <text:p>16393.76</text:p>
          </table:table-cell>
          <table:table-cell office:value-type="float" office:value="18948.2552261724" calcext:value-type="float">
            <text:p>18948.26</text:p>
          </table:table-cell>
          <table:table-cell office:value-type="float" office:value="22737.9062714069" calcext:value-type="float">
            <text:p>22737.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43" calcext:value-type="float">
            <text:p>4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087.5595163868" calcext:value-type="float">
            <text:p>18087.56</text:p>
          </table:table-cell>
          <table:table-cell office:value-type="float" office:value="45002.0618968992" calcext:value-type="float">
            <text:p>45002.06</text:p>
          </table:table-cell>
          <table:table-cell office:value-type="float" office:value="10657.1207084691" calcext:value-type="float">
            <text:p>10657.12</text:p>
          </table:table-cell>
          <table:table-cell office:value-type="float" office:value="113574221.794882" calcext:value-type="float">
            <text:p>113574221.79</text:p>
          </table:table-cell>
          <table:table-cell office:value-type="float" office:value="15775.1159515475" calcext:value-type="float">
            <text:p>15775.12</text:p>
          </table:table-cell>
          <table:table-cell office:value-type="float" office:value="18087.5595163868" calcext:value-type="float">
            <text:p>18087.56</text:p>
          </table:table-cell>
          <table:table-cell office:value-type="float" office:value="21705.0714196641" calcext:value-type="float">
            <text:p>21705.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44" calcext:value-type="float">
            <text:p>4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056.4019756001" calcext:value-type="float">
            <text:p>18056.40</text:p>
          </table:table-cell>
          <table:table-cell office:value-type="float" office:value="45002.0618968992" calcext:value-type="float">
            <text:p>45002.06</text:p>
          </table:table-cell>
          <table:table-cell office:value-type="float" office:value="11245.1293001554" calcext:value-type="float">
            <text:p>11245.13</text:p>
          </table:table-cell>
          <table:table-cell office:value-type="float" office:value="126452932.977212" calcext:value-type="float">
            <text:p>126452932.98</text:p>
          </table:table-cell>
          <table:table-cell office:value-type="float" office:value="15754.7868708858" calcext:value-type="float">
            <text:p>15754.79</text:p>
          </table:table-cell>
          <table:table-cell office:value-type="float" office:value="18056.4019756001" calcext:value-type="float">
            <text:p>18056.40</text:p>
          </table:table-cell>
          <table:table-cell office:value-type="float" office:value="21667.6823707201" calcext:value-type="float">
            <text:p>21667.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45" calcext:value-type="float">
            <text:p>4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638.5354056801" calcext:value-type="float">
            <text:p>18638.54</text:p>
          </table:table-cell>
          <table:table-cell office:value-type="float" office:value="42225.7328578609" calcext:value-type="float">
            <text:p>42225.73</text:p>
          </table:table-cell>
          <table:table-cell office:value-type="float" office:value="11522.9549328157" calcext:value-type="float">
            <text:p>11522.95</text:p>
          </table:table-cell>
          <table:table-cell office:value-type="float" office:value="132778490.383702" calcext:value-type="float">
            <text:p>132778490.38</text:p>
          </table:table-cell>
          <table:table-cell office:value-type="float" office:value="15832.4359732603" calcext:value-type="float">
            <text:p>15832.44</text:p>
          </table:table-cell>
          <table:table-cell office:value-type="float" office:value="18638.5354056801" calcext:value-type="float">
            <text:p>18638.54</text:p>
          </table:table-cell>
          <table:table-cell office:value-type="float" office:value="22366.2424868161" calcext:value-type="float">
            <text:p>22366.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46" calcext:value-type="float">
            <text:p>4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185.7449986925" calcext:value-type="float">
            <text:p>20185.74</text:p>
          </table:table-cell>
          <table:table-cell office:value-type="float" office:value="42790.8582625416" calcext:value-type="float">
            <text:p>42790.86</text:p>
          </table:table-cell>
          <table:table-cell office:value-type="float" office:value="10925.6329502622" calcext:value-type="float">
            <text:p>10925.63</text:p>
          </table:table-cell>
          <table:table-cell office:value-type="float" office:value="119369455.363855" calcext:value-type="float">
            <text:p>119369455.36</text:p>
          </table:table-cell>
          <table:table-cell office:value-type="float" office:value="16738.3527318517" calcext:value-type="float">
            <text:p>16738.35</text:p>
          </table:table-cell>
          <table:table-cell office:value-type="float" office:value="20185.7449986925" calcext:value-type="float">
            <text:p>20185.74</text:p>
          </table:table-cell>
          <table:table-cell office:value-type="float" office:value="24222.893998431" calcext:value-type="float">
            <text:p>24222.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47" calcext:value-type="float">
            <text:p>4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346.355141711" calcext:value-type="float">
            <text:p>18346.36</text:p>
          </table:table-cell>
          <table:table-cell office:value-type="float" office:value="46332.3086269577" calcext:value-type="float">
            <text:p>46332.31</text:p>
          </table:table-cell>
          <table:table-cell office:value-type="float" office:value="10996.1129851758" calcext:value-type="float">
            <text:p>10996.11</text:p>
          </table:table-cell>
          <table:table-cell office:value-type="float" office:value="120914500.782751" calcext:value-type="float">
            <text:p>120914500.78</text:p>
          </table:table-cell>
          <table:table-cell office:value-type="float" office:value="16056.6936426496" calcext:value-type="float">
            <text:p>16056.69</text:p>
          </table:table-cell>
          <table:table-cell office:value-type="float" office:value="18346.355141711" calcext:value-type="float">
            <text:p>18346.36</text:p>
          </table:table-cell>
          <table:table-cell office:value-type="float" office:value="22015.6261700531" calcext:value-type="float">
            <text:p>22015.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48" calcext:value-type="float">
            <text:p>4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077.2940049321" calcext:value-type="float">
            <text:p>21077.29</text:p>
          </table:table-cell>
          <table:table-cell office:value-type="float" office:value="46332.3086269577" calcext:value-type="float">
            <text:p>46332.31</text:p>
          </table:table-cell>
          <table:table-cell office:value-type="float" office:value="11200.5908353139" calcext:value-type="float">
            <text:p>11200.59</text:p>
          </table:table-cell>
          <table:table-cell office:value-type="float" office:value="125453235.060119" calcext:value-type="float">
            <text:p>125453235.06</text:p>
          </table:table-cell>
          <table:table-cell office:value-type="float" office:value="17706.5227459981" calcext:value-type="float">
            <text:p>17706.52</text:p>
          </table:table-cell>
          <table:table-cell office:value-type="float" office:value="21077.2940049321" calcext:value-type="float">
            <text:p>21077.29</text:p>
          </table:table-cell>
          <table:table-cell office:value-type="float" office:value="25292.7528059185" calcext:value-type="float">
            <text:p>25292.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49" calcext:value-type="float">
            <text:p>4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460.0878824239" calcext:value-type="float">
            <text:p>21460.09</text:p>
          </table:table-cell>
          <table:table-cell office:value-type="float" office:value="43262.3649349322" calcext:value-type="float">
            <text:p>43262.36</text:p>
          </table:table-cell>
          <table:table-cell office:value-type="float" office:value="11052.4588605837" calcext:value-type="float">
            <text:p>11052.46</text:p>
          </table:table-cell>
          <table:table-cell office:value-type="float" office:value="122156846.864894" calcext:value-type="float">
            <text:p>122156846.86</text:p>
          </table:table-cell>
          <table:table-cell office:value-type="float" office:value="17409.2312800445" calcext:value-type="float">
            <text:p>17409.23</text:p>
          </table:table-cell>
          <table:table-cell office:value-type="float" office:value="21460.0878824239" calcext:value-type="float">
            <text:p>21460.09</text:p>
          </table:table-cell>
          <table:table-cell office:value-type="float" office:value="25752.1054589087" calcext:value-type="float">
            <text:p>25752.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0" calcext:value-type="float">
            <text:p>0</text:p>
          </table:table-cell>
          <table:table-cell office:value-type="float" office:value="6121.32034355964" calcext:value-type="float">
            <text:p>6121.32</text:p>
          </table:table-cell>
          <table:table-cell office:value-type="float" office:value="34535.7405240616" calcext:value-type="float">
            <text:p>34535.74</text:p>
          </table:table-cell>
          <table:table-cell office:value-type="float" office:value="63580.4559202138" calcext:value-type="float">
            <text:p>63580.46</text:p>
          </table:table-cell>
          <table:table-cell office:value-type="float" office:value="13362.7191061203" calcext:value-type="float">
            <text:p>13362.72</text:p>
          </table:table-cell>
          <table:table-cell office:value-type="float" office:value="178562261.909072" calcext:value-type="float">
            <text:p>178562261.91</text:p>
          </table:table-cell>
          <table:table-cell office:value-type="float" office:value="27778.483452605" calcext:value-type="float">
            <text:p>27778.48</text:p>
          </table:table-cell>
          <table:table-cell office:value-type="float" office:value="34535.7405240616" calcext:value-type="float">
            <text:p>34535.74</text:p>
          </table:table-cell>
          <table:table-cell office:value-type="float" office:value="41442.8886288739" calcext:value-type="float">
            <text:p>41442.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" calcext:value-type="float">
            <text:p>1</text:p>
          </table:table-cell>
          <table:table-cell office:value-type="float" office:value="6121.32034355964" calcext:value-type="float">
            <text:p>6121.32</text:p>
          </table:table-cell>
          <table:table-cell office:value-type="float" office:value="31220.5531179755" calcext:value-type="float">
            <text:p>31220.55</text:p>
          </table:table-cell>
          <table:table-cell office:value-type="float" office:value="55352.533858856" calcext:value-type="float">
            <text:p>55352.53</text:p>
          </table:table-cell>
          <table:table-cell office:value-type="float" office:value="12794.9562454873" calcext:value-type="float">
            <text:p>12794.96</text:p>
          </table:table-cell>
          <table:table-cell office:value-type="float" office:value="163710905.323935" calcext:value-type="float">
            <text:p>163710905.32</text:p>
          </table:table-cell>
          <table:table-cell office:value-type="float" office:value="24726.1676096478" calcext:value-type="float">
            <text:p>24726.17</text:p>
          </table:table-cell>
          <table:table-cell office:value-type="float" office:value="31220.5531179755" calcext:value-type="float">
            <text:p>31220.55</text:p>
          </table:table-cell>
          <table:table-cell office:value-type="float" office:value="37464.6637415706" calcext:value-type="float">
            <text:p>37464.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" calcext:value-type="float">
            <text:p>2</text:p>
          </table:table-cell>
          <table:table-cell office:value-type="float" office:value="5943.17475868634" calcext:value-type="float">
            <text:p>5943.17</text:p>
          </table:table-cell>
          <table:table-cell office:value-type="float" office:value="28911.5931312612" calcext:value-type="float">
            <text:p>28911.59</text:p>
          </table:table-cell>
          <table:table-cell office:value-type="float" office:value="56257.5323421273" calcext:value-type="float">
            <text:p>56257.53</text:p>
          </table:table-cell>
          <table:table-cell office:value-type="float" office:value="12980.8738620289" calcext:value-type="float">
            <text:p>12980.87</text:p>
          </table:table-cell>
          <table:table-cell office:value-type="float" office:value="168503086.221906" calcext:value-type="float">
            <text:p>168503086.22</text:p>
          </table:table-cell>
          <table:table-cell office:value-type="float" office:value="24054.904452654" calcext:value-type="float">
            <text:p>24054.90</text:p>
          </table:table-cell>
          <table:table-cell office:value-type="float" office:value="28911.5931312612" calcext:value-type="float">
            <text:p>28911.59</text:p>
          </table:table-cell>
          <table:table-cell office:value-type="float" office:value="34693.9117575135" calcext:value-type="float">
            <text:p>34693.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" calcext:value-type="float">
            <text:p>3</text:p>
          </table:table-cell>
          <table:table-cell office:value-type="float" office:value="1182.84271247462" calcext:value-type="float">
            <text:p>1182.84</text:p>
          </table:table-cell>
          <table:table-cell office:value-type="float" office:value="29050.5332250358" calcext:value-type="float">
            <text:p>29050.53</text:p>
          </table:table-cell>
          <table:table-cell office:value-type="float" office:value="60363.1204764133" calcext:value-type="float">
            <text:p>60363.12</text:p>
          </table:table-cell>
          <table:table-cell office:value-type="float" office:value="13721.2795062292" calcext:value-type="float">
            <text:p>13721.28</text:p>
          </table:table-cell>
          <table:table-cell office:value-type="float" office:value="188273511.288065" calcext:value-type="float">
            <text:p>188273511.29</text:p>
          </table:table-cell>
          <table:table-cell office:value-type="float" office:value="23879.6333396898" calcext:value-type="float">
            <text:p>23879.63</text:p>
          </table:table-cell>
          <table:table-cell office:value-type="float" office:value="29050.5332250358" calcext:value-type="float">
            <text:p>29050.53</text:p>
          </table:table-cell>
          <table:table-cell office:value-type="float" office:value="34860.6398700429" calcext:value-type="float">
            <text:p>34860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" calcext:value-type="float">
            <text:p>4</text:p>
          </table:table-cell>
          <table:table-cell office:value-type="float" office:value="1182.84271247462" calcext:value-type="float">
            <text:p>1182.84</text:p>
          </table:table-cell>
          <table:table-cell office:value-type="float" office:value="28982.8955130032" calcext:value-type="float">
            <text:p>28982.90</text:p>
          </table:table-cell>
          <table:table-cell office:value-type="float" office:value="56451.4657157219" calcext:value-type="float">
            <text:p>56451.47</text:p>
          </table:table-cell>
          <table:table-cell office:value-type="float" office:value="14215.2106017975" calcext:value-type="float">
            <text:p>14215.21</text:p>
          </table:table-cell>
          <table:table-cell office:value-type="float" office:value="202072212.453456" calcext:value-type="float">
            <text:p>202072212.45</text:p>
          </table:table-cell>
          <table:table-cell office:value-type="float" office:value="23116.3650046628" calcext:value-type="float">
            <text:p>23116.37</text:p>
          </table:table-cell>
          <table:table-cell office:value-type="float" office:value="28982.8955130032" calcext:value-type="float">
            <text:p>28982.90</text:p>
          </table:table-cell>
          <table:table-cell office:value-type="float" office:value="34779.4746156038" calcext:value-type="float">
            <text:p>34779.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" calcext:value-type="float">
            <text:p>5</text:p>
          </table:table-cell>
          <table:table-cell office:value-type="float" office:value="1182.84271247462" calcext:value-type="float">
            <text:p>1182.84</text:p>
          </table:table-cell>
          <table:table-cell office:value-type="float" office:value="28273.1327316676" calcext:value-type="float">
            <text:p>28273.13</text:p>
          </table:table-cell>
          <table:table-cell office:value-type="float" office:value="53384.8817201496" calcext:value-type="float">
            <text:p>53384.88</text:p>
          </table:table-cell>
          <table:table-cell office:value-type="float" office:value="13293.7201293677" calcext:value-type="float">
            <text:p>13293.72</text:p>
          </table:table-cell>
          <table:table-cell office:value-type="float" office:value="176722994.877957" calcext:value-type="float">
            <text:p>176722994.88</text:p>
          </table:table-cell>
          <table:table-cell office:value-type="float" office:value="22172.9812384098" calcext:value-type="float">
            <text:p>22172.98</text:p>
          </table:table-cell>
          <table:table-cell office:value-type="float" office:value="28273.1327316676" calcext:value-type="float">
            <text:p>28273.13</text:p>
          </table:table-cell>
          <table:table-cell office:value-type="float" office:value="33927.7592780011" calcext:value-type="float">
            <text:p>33927.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" calcext:value-type="float">
            <text:p>6</text:p>
          </table:table-cell>
          <table:table-cell office:value-type="float" office:value="1182.84271247462" calcext:value-type="float">
            <text:p>1182.84</text:p>
          </table:table-cell>
          <table:table-cell office:value-type="float" office:value="28592.9854944187" calcext:value-type="float">
            <text:p>28592.99</text:p>
          </table:table-cell>
          <table:table-cell office:value-type="float" office:value="62759.2567363976" calcext:value-type="float">
            <text:p>62759.26</text:p>
          </table:table-cell>
          <table:table-cell office:value-type="float" office:value="14737.8680280328" calcext:value-type="float">
            <text:p>14737.87</text:p>
          </table:table-cell>
          <table:table-cell office:value-type="float" office:value="217204754.011711" calcext:value-type="float">
            <text:p>217204754.01</text:p>
          </table:table-cell>
          <table:table-cell office:value-type="float" office:value="24005.1988470943" calcext:value-type="float">
            <text:p>24005.20</text:p>
          </table:table-cell>
          <table:table-cell office:value-type="float" office:value="28592.9854944187" calcext:value-type="float">
            <text:p>28592.99</text:p>
          </table:table-cell>
          <table:table-cell office:value-type="float" office:value="34311.5825933024" calcext:value-type="float">
            <text:p>34311.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" calcext:value-type="float">
            <text:p>7</text:p>
          </table:table-cell>
          <table:table-cell office:value-type="float" office:value="1182.84271247462" calcext:value-type="float">
            <text:p>1182.84</text:p>
          </table:table-cell>
          <table:table-cell office:value-type="float" office:value="26251.5263265399" calcext:value-type="float">
            <text:p>26251.53</text:p>
          </table:table-cell>
          <table:table-cell office:value-type="float" office:value="52455.8441227157" calcext:value-type="float">
            <text:p>52455.84</text:p>
          </table:table-cell>
          <table:table-cell office:value-type="float" office:value="12669.3914452918" calcext:value-type="float">
            <text:p>12669.39</text:p>
          </table:table-cell>
          <table:table-cell office:value-type="float" office:value="160513479.594032" calcext:value-type="float">
            <text:p>160513479.59</text:p>
          </table:table-cell>
          <table:table-cell office:value-type="float" office:value="21228.7570792339" calcext:value-type="float">
            <text:p>21228.76</text:p>
          </table:table-cell>
          <table:table-cell office:value-type="float" office:value="26251.5263265399" calcext:value-type="float">
            <text:p>26251.53</text:p>
          </table:table-cell>
          <table:table-cell office:value-type="float" office:value="31501.8315918479" calcext:value-type="float">
            <text:p>31501.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" calcext:value-type="float">
            <text:p>8</text:p>
          </table:table-cell>
          <table:table-cell office:value-type="float" office:value="1130.71357893653" calcext:value-type="float">
            <text:p>1130.71</text:p>
          </table:table-cell>
          <table:table-cell office:value-type="float" office:value="25321.3647832656" calcext:value-type="float">
            <text:p>25321.36</text:p>
          </table:table-cell>
          <table:table-cell office:value-type="float" office:value="60393.354940663" calcext:value-type="float">
            <text:p>60393.35</text:p>
          </table:table-cell>
          <table:table-cell office:value-type="float" office:value="11702.4919511851" calcext:value-type="float">
            <text:p>11702.49</text:p>
          </table:table-cell>
          <table:table-cell office:value-type="float" office:value="136948317.867552" calcext:value-type="float">
            <text:p>136948317.87</text:p>
          </table:table-cell>
          <table:table-cell office:value-type="float" office:value="21828.3191891002" calcext:value-type="float">
            <text:p>21828.32</text:p>
          </table:table-cell>
          <table:table-cell office:value-type="float" office:value="25321.3647832656" calcext:value-type="float">
            <text:p>25321.36</text:p>
          </table:table-cell>
          <table:table-cell office:value-type="float" office:value="30385.6377399188" calcext:value-type="float">
            <text:p>30385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" calcext:value-type="float">
            <text:p>9</text:p>
          </table:table-cell>
          <table:table-cell office:value-type="float" office:value="1130.71357893653" calcext:value-type="float">
            <text:p>1130.71</text:p>
          </table:table-cell>
          <table:table-cell office:value-type="float" office:value="26562.5160026056" calcext:value-type="float">
            <text:p>26562.52</text:p>
          </table:table-cell>
          <table:table-cell office:value-type="float" office:value="52802.0598572477" calcext:value-type="float">
            <text:p>52802.06</text:p>
          </table:table-cell>
          <table:table-cell office:value-type="float" office:value="11334.8300895872" calcext:value-type="float">
            <text:p>11334.83</text:p>
          </table:table-cell>
          <table:table-cell office:value-type="float" office:value="128478373.159812" calcext:value-type="float">
            <text:p>128478373.16</text:p>
          </table:table-cell>
          <table:table-cell office:value-type="float" office:value="21413.5495221208" calcext:value-type="float">
            <text:p>21413.55</text:p>
          </table:table-cell>
          <table:table-cell office:value-type="float" office:value="26562.5160026056" calcext:value-type="float">
            <text:p>26562.52</text:p>
          </table:table-cell>
          <table:table-cell office:value-type="float" office:value="31875.0192031267" calcext:value-type="float">
            <text:p>31875.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0" calcext:value-type="float">
            <text:p>10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4602.7280723362" calcext:value-type="float">
            <text:p>24602.73</text:p>
          </table:table-cell>
          <table:table-cell office:value-type="float" office:value="54290.2279601069" calcext:value-type="float">
            <text:p>54290.23</text:p>
          </table:table-cell>
          <table:table-cell office:value-type="float" office:value="12273.3298069231" calcext:value-type="float">
            <text:p>12273.33</text:p>
          </table:table-cell>
          <table:table-cell office:value-type="float" office:value="150634624.549506" calcext:value-type="float">
            <text:p>150634624.55</text:p>
          </table:table-cell>
          <table:table-cell office:value-type="float" office:value="20685.0136478391" calcext:value-type="float">
            <text:p>20685.01</text:p>
          </table:table-cell>
          <table:table-cell office:value-type="float" office:value="24602.7280723363" calcext:value-type="float">
            <text:p>24602.73</text:p>
          </table:table-cell>
          <table:table-cell office:value-type="float" office:value="29523.2736868035" calcext:value-type="float">
            <text:p>29523.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1" calcext:value-type="float">
            <text:p>11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2823.4340867757" calcext:value-type="float">
            <text:p>22823.43</text:p>
          </table:table-cell>
          <table:table-cell office:value-type="float" office:value="53621.529547665" calcext:value-type="float">
            <text:p>53621.53</text:p>
          </table:table-cell>
          <table:table-cell office:value-type="float" office:value="12124.1352479815" calcext:value-type="float">
            <text:p>12124.14</text:p>
          </table:table-cell>
          <table:table-cell office:value-type="float" office:value="146994655.511347" calcext:value-type="float">
            <text:p>146994655.51</text:p>
          </table:table-cell>
          <table:table-cell office:value-type="float" office:value="19583.8254135574" calcext:value-type="float">
            <text:p>19583.83</text:p>
          </table:table-cell>
          <table:table-cell office:value-type="float" office:value="22823.4340867757" calcext:value-type="float">
            <text:p>22823.43</text:p>
          </table:table-cell>
          <table:table-cell office:value-type="float" office:value="27388.1209041308" calcext:value-type="float">
            <text:p>27388.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2" calcext:value-type="float">
            <text:p>12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2827.6876783004" calcext:value-type="float">
            <text:p>22827.69</text:p>
          </table:table-cell>
          <table:table-cell office:value-type="float" office:value="54627.4169979695" calcext:value-type="float">
            <text:p>54627.42</text:p>
          </table:table-cell>
          <table:table-cell office:value-type="float" office:value="12657.9343661738" calcext:value-type="float">
            <text:p>12657.93</text:p>
          </table:table-cell>
          <table:table-cell office:value-type="float" office:value="160223302.418364" calcext:value-type="float">
            <text:p>160223302.42</text:p>
          </table:table-cell>
          <table:table-cell office:value-type="float" office:value="19688.9253671815" calcext:value-type="float">
            <text:p>19688.93</text:p>
          </table:table-cell>
          <table:table-cell office:value-type="float" office:value="22827.6876783004" calcext:value-type="float">
            <text:p>22827.69</text:p>
          </table:table-cell>
          <table:table-cell office:value-type="float" office:value="27393.2252139605" calcext:value-type="float">
            <text:p>27393.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3" calcext:value-type="float">
            <text:p>13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4540.9210879651" calcext:value-type="float">
            <text:p>24540.92</text:p>
          </table:table-cell>
          <table:table-cell office:value-type="float" office:value="64382.1110521437" calcext:value-type="float">
            <text:p>64382.11</text:p>
          </table:table-cell>
          <table:table-cell office:value-type="float" office:value="14968.1578392145" calcext:value-type="float">
            <text:p>14968.16</text:p>
          </table:table-cell>
          <table:table-cell office:value-type="float" office:value="224045749.099638" calcext:value-type="float">
            <text:p>224045749.10</text:p>
          </table:table-cell>
          <table:table-cell office:value-type="float" office:value="21636.600215238" calcext:value-type="float">
            <text:p>21636.60</text:p>
          </table:table-cell>
          <table:table-cell office:value-type="float" office:value="24540.9210879651" calcext:value-type="float">
            <text:p>24540.92</text:p>
          </table:table-cell>
          <table:table-cell office:value-type="float" office:value="29449.1053055582" calcext:value-type="float">
            <text:p>29449.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4" calcext:value-type="float">
            <text:p>14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4988.955653185" calcext:value-type="float">
            <text:p>24988.96</text:p>
          </table:table-cell>
          <table:table-cell office:value-type="float" office:value="54627.4169979695" calcext:value-type="float">
            <text:p>54627.42</text:p>
          </table:table-cell>
          <table:table-cell office:value-type="float" office:value="15063.9757523034" calcext:value-type="float">
            <text:p>15063.98</text:p>
          </table:table-cell>
          <table:table-cell office:value-type="float" office:value="226923365.465983" calcext:value-type="float">
            <text:p>226923365.47</text:p>
          </table:table-cell>
          <table:table-cell office:value-type="float" office:value="20938.0271829491" calcext:value-type="float">
            <text:p>20938.03</text:p>
          </table:table-cell>
          <table:table-cell office:value-type="float" office:value="24988.955653185" calcext:value-type="float">
            <text:p>24988.96</text:p>
          </table:table-cell>
          <table:table-cell office:value-type="float" office:value="29986.746783822" calcext:value-type="float">
            <text:p>29986.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5" calcext:value-type="float">
            <text:p>15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6995.7479884836" calcext:value-type="float">
            <text:p>26995.75</text:p>
          </table:table-cell>
          <table:table-cell office:value-type="float" office:value="61746.0720828226" calcext:value-type="float">
            <text:p>61746.07</text:p>
          </table:table-cell>
          <table:table-cell office:value-type="float" office:value="14093.2964388893" calcext:value-type="float">
            <text:p>14093.30</text:p>
          </table:table-cell>
          <table:table-cell office:value-type="float" office:value="198621004.51441" calcext:value-type="float">
            <text:p>198621004.51</text:p>
          </table:table-cell>
          <table:table-cell office:value-type="float" office:value="22951.4633528528" calcext:value-type="float">
            <text:p>22951.46</text:p>
          </table:table-cell>
          <table:table-cell office:value-type="float" office:value="26995.7479884836" calcext:value-type="float">
            <text:p>26995.75</text:p>
          </table:table-cell>
          <table:table-cell office:value-type="float" office:value="32394.8975861803" calcext:value-type="float">
            <text:p>32394.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6" calcext:value-type="float">
            <text:p>16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5430.5429965447" calcext:value-type="float">
            <text:p>25430.54</text:p>
          </table:table-cell>
          <table:table-cell office:value-type="float" office:value="66506.7228496418" calcext:value-type="float">
            <text:p>66506.72</text:p>
          </table:table-cell>
          <table:table-cell office:value-type="float" office:value="14879.9988101431" calcext:value-type="float">
            <text:p>14880.00</text:p>
          </table:table-cell>
          <table:table-cell office:value-type="float" office:value="221414364.58986" calcext:value-type="float">
            <text:p>221414364.59</text:p>
          </table:table-cell>
          <table:table-cell office:value-type="float" office:value="22401.2709726913" calcext:value-type="float">
            <text:p>22401.27</text:p>
          </table:table-cell>
          <table:table-cell office:value-type="float" office:value="25430.5429965447" calcext:value-type="float">
            <text:p>25430.54</text:p>
          </table:table-cell>
          <table:table-cell office:value-type="float" office:value="30516.6515958537" calcext:value-type="float">
            <text:p>30516.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7" calcext:value-type="float">
            <text:p>17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3912.0377891039" calcext:value-type="float">
            <text:p>23912.04</text:p>
          </table:table-cell>
          <table:table-cell office:value-type="float" office:value="58018.1500214648" calcext:value-type="float">
            <text:p>58018.15</text:p>
          </table:table-cell>
          <table:table-cell office:value-type="float" office:value="15050.1709842541" calcext:value-type="float">
            <text:p>15050.17</text:p>
          </table:table-cell>
          <table:table-cell office:value-type="float" office:value="226507646.655284" calcext:value-type="float">
            <text:p>226507646.66</text:p>
          </table:table-cell>
          <table:table-cell office:value-type="float" office:value="20694.3754662713" calcext:value-type="float">
            <text:p>20694.38</text:p>
          </table:table-cell>
          <table:table-cell office:value-type="float" office:value="23912.0377891039" calcext:value-type="float">
            <text:p>23912.04</text:p>
          </table:table-cell>
          <table:table-cell office:value-type="float" office:value="28694.4453469247" calcext:value-type="float">
            <text:p>28694.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8" calcext:value-type="float">
            <text:p>18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1587.1732664594" calcext:value-type="float">
            <text:p>21587.17</text:p>
          </table:table-cell>
          <table:table-cell office:value-type="float" office:value="52373.9651360018" calcext:value-type="float">
            <text:p>52373.97</text:p>
          </table:table-cell>
          <table:table-cell office:value-type="float" office:value="13906.8676649766" calcext:value-type="float">
            <text:p>13906.87</text:p>
          </table:table-cell>
          <table:table-cell office:value-type="float" office:value="193400968.25117" calcext:value-type="float">
            <text:p>193400968.25</text:p>
          </table:table-cell>
          <table:table-cell office:value-type="float" office:value="18695.1939945989" calcext:value-type="float">
            <text:p>18695.19</text:p>
          </table:table-cell>
          <table:table-cell office:value-type="float" office:value="21587.1732664594" calcext:value-type="float">
            <text:p>21587.17</text:p>
          </table:table-cell>
          <table:table-cell office:value-type="float" office:value="25904.6079197512" calcext:value-type="float">
            <text:p>25904.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9" calcext:value-type="float">
            <text:p>19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1998.7704555724" calcext:value-type="float">
            <text:p>21998.77</text:p>
          </table:table-cell>
          <table:table-cell office:value-type="float" office:value="48625.2277944726" calcext:value-type="float">
            <text:p>48625.23</text:p>
          </table:table-cell>
          <table:table-cell office:value-type="float" office:value="12977.227411206" calcext:value-type="float">
            <text:p>12977.23</text:p>
          </table:table-cell>
          <table:table-cell office:value-type="float" office:value="168408431.282157" calcext:value-type="float">
            <text:p>168408431.28</text:p>
          </table:table-cell>
          <table:table-cell office:value-type="float" office:value="18523.1562360403" calcext:value-type="float">
            <text:p>18523.16</text:p>
          </table:table-cell>
          <table:table-cell office:value-type="float" office:value="21998.7704555724" calcext:value-type="float">
            <text:p>21998.77</text:p>
          </table:table-cell>
          <table:table-cell office:value-type="float" office:value="26398.5245466869" calcext:value-type="float">
            <text:p>26398.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0" calcext:value-type="float">
            <text:p>20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3172.8713626194" calcext:value-type="float">
            <text:p>23172.87</text:p>
          </table:table-cell>
          <table:table-cell office:value-type="float" office:value="50859.1065684755" calcext:value-type="float">
            <text:p>50859.11</text:p>
          </table:table-cell>
          <table:table-cell office:value-type="float" office:value="12077.3188382109" calcext:value-type="float">
            <text:p>12077.32</text:p>
          </table:table-cell>
          <table:table-cell office:value-type="float" office:value="145861630.319803" calcext:value-type="float">
            <text:p>145861630.32</text:p>
          </table:table-cell>
          <table:table-cell office:value-type="float" office:value="19455.3598260129" calcext:value-type="float">
            <text:p>19455.36</text:p>
          </table:table-cell>
          <table:table-cell office:value-type="float" office:value="23172.8713626194" calcext:value-type="float">
            <text:p>23172.87</text:p>
          </table:table-cell>
          <table:table-cell office:value-type="float" office:value="27807.4456351433" calcext:value-type="float">
            <text:p>27807.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1" calcext:value-type="float">
            <text:p>21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3342.3671721722" calcext:value-type="float">
            <text:p>23342.37</text:p>
          </table:table-cell>
          <table:table-cell office:value-type="float" office:value="46863.9610306789" calcext:value-type="float">
            <text:p>46863.96</text:p>
          </table:table-cell>
          <table:table-cell office:value-type="float" office:value="12577.1077341749" calcext:value-type="float">
            <text:p>12577.11</text:p>
          </table:table-cell>
          <table:table-cell office:value-type="float" office:value="158183638.957042" calcext:value-type="float">
            <text:p>158183638.96</text:p>
          </table:table-cell>
          <table:table-cell office:value-type="float" office:value="18901.0009378875" calcext:value-type="float">
            <text:p>18901.00</text:p>
          </table:table-cell>
          <table:table-cell office:value-type="float" office:value="23342.3671721722" calcext:value-type="float">
            <text:p>23342.37</text:p>
          </table:table-cell>
          <table:table-cell office:value-type="float" office:value="28010.8406066066" calcext:value-type="float">
            <text:p>28010.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2" calcext:value-type="float">
            <text:p>22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2753.6811755625" calcext:value-type="float">
            <text:p>22753.68</text:p>
          </table:table-cell>
          <table:table-cell office:value-type="float" office:value="52426.266929428" calcext:value-type="float">
            <text:p>52426.27</text:p>
          </table:table-cell>
          <table:table-cell office:value-type="float" office:value="11651.2697018268" calcext:value-type="float">
            <text:p>11651.27</text:p>
          </table:table-cell>
          <table:table-cell office:value-type="float" office:value="135752085.664707" calcext:value-type="float">
            <text:p>135752085.66</text:p>
          </table:table-cell>
          <table:table-cell office:value-type="float" office:value="19412.0643160794" calcext:value-type="float">
            <text:p>19412.06</text:p>
          </table:table-cell>
          <table:table-cell office:value-type="float" office:value="22753.6811755625" calcext:value-type="float">
            <text:p>22753.68</text:p>
          </table:table-cell>
          <table:table-cell office:value-type="float" office:value="27304.417410675" calcext:value-type="float">
            <text:p>27304.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3" calcext:value-type="float">
            <text:p>23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3163.4540519402" calcext:value-type="float">
            <text:p>23163.45</text:p>
          </table:table-cell>
          <table:table-cell office:value-type="float" office:value="43930.5842326873" calcext:value-type="float">
            <text:p>43930.58</text:p>
          </table:table-cell>
          <table:table-cell office:value-type="float" office:value="11069.3309115685" calcext:value-type="float">
            <text:p>11069.33</text:p>
          </table:table-cell>
          <table:table-cell office:value-type="float" office:value="122530086.829806" calcext:value-type="float">
            <text:p>122530086.83</text:p>
          </table:table-cell>
          <table:table-cell office:value-type="float" office:value="18211.4725904927" calcext:value-type="float">
            <text:p>18211.47</text:p>
          </table:table-cell>
          <table:table-cell office:value-type="float" office:value="23163.4540519402" calcext:value-type="float">
            <text:p>23163.45</text:p>
          </table:table-cell>
          <table:table-cell office:value-type="float" office:value="27796.1448623283" calcext:value-type="float">
            <text:p>27796.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4" calcext:value-type="float">
            <text:p>24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4058.5911978406" calcext:value-type="float">
            <text:p>24058.59</text:p>
          </table:table-cell>
          <table:table-cell office:value-type="float" office:value="48998.4629404365" calcext:value-type="float">
            <text:p>48998.46</text:p>
          </table:table-cell>
          <table:table-cell office:value-type="float" office:value="11416.5711987408" calcext:value-type="float">
            <text:p>11416.57</text:p>
          </table:table-cell>
          <table:table-cell office:value-type="float" office:value="130338097.935918" calcext:value-type="float">
            <text:p>130338097.94</text:p>
          </table:table-cell>
          <table:table-cell office:value-type="float" office:value="19603.0863876479" calcext:value-type="float">
            <text:p>19603.09</text:p>
          </table:table-cell>
          <table:table-cell office:value-type="float" office:value="24058.5911978406" calcext:value-type="float">
            <text:p>24058.59</text:p>
          </table:table-cell>
          <table:table-cell office:value-type="float" office:value="28870.3094374087" calcext:value-type="float">
            <text:p>28870.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5" calcext:value-type="float">
            <text:p>25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2913.46813502" calcext:value-type="float">
            <text:p>22913.47</text:p>
          </table:table-cell>
          <table:table-cell office:value-type="float" office:value="53068.5028633296" calcext:value-type="float">
            <text:p>53068.50</text:p>
          </table:table-cell>
          <table:table-cell office:value-type="float" office:value="11585.8530186294" calcext:value-type="float">
            <text:p>11585.85</text:p>
          </table:table-cell>
          <table:table-cell office:value-type="float" office:value="134231990.169284" calcext:value-type="float">
            <text:p>134231990.17</text:p>
          </table:table-cell>
          <table:table-cell office:value-type="float" office:value="19577.9396924236" calcext:value-type="float">
            <text:p>19577.94</text:p>
          </table:table-cell>
          <table:table-cell office:value-type="float" office:value="22913.46813502" calcext:value-type="float">
            <text:p>22913.47</text:p>
          </table:table-cell>
          <table:table-cell office:value-type="float" office:value="27496.161762024" calcext:value-type="float">
            <text:p>27496.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6" calcext:value-type="float">
            <text:p>2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2462.4858795143" calcext:value-type="float">
            <text:p>22462.49</text:p>
          </table:table-cell>
          <table:table-cell office:value-type="float" office:value="49819.8051533946" calcext:value-type="float">
            <text:p>49819.81</text:p>
          </table:table-cell>
          <table:table-cell office:value-type="float" office:value="10863.9546552476" calcext:value-type="float">
            <text:p>10863.95</text:p>
          </table:table-cell>
          <table:table-cell office:value-type="float" office:value="118025510.751275" calcext:value-type="float">
            <text:p>118025510.75</text:p>
          </table:table-cell>
          <table:table-cell office:value-type="float" office:value="18911.9709208512" calcext:value-type="float">
            <text:p>18911.97</text:p>
          </table:table-cell>
          <table:table-cell office:value-type="float" office:value="22462.4858795143" calcext:value-type="float">
            <text:p>22462.49</text:p>
          </table:table-cell>
          <table:table-cell office:value-type="float" office:value="26954.9830554172" calcext:value-type="float">
            <text:p>26954.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7" calcext:value-type="float">
            <text:p>2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889.5103176813" calcext:value-type="float">
            <text:p>20889.51</text:p>
          </table:table-cell>
          <table:table-cell office:value-type="float" office:value="39386.9706134759" calcext:value-type="float">
            <text:p>39386.97</text:p>
          </table:table-cell>
          <table:table-cell office:value-type="float" office:value="9698.01450246875" calcext:value-type="float">
            <text:p>9698.01</text:p>
          </table:table-cell>
          <table:table-cell office:value-type="float" office:value="94051485.2900941" calcext:value-type="float">
            <text:p>94051485.29</text:p>
          </table:table-cell>
          <table:table-cell office:value-type="float" office:value="16361.3777577202" calcext:value-type="float">
            <text:p>16361.38</text:p>
          </table:table-cell>
          <table:table-cell office:value-type="float" office:value="20889.5103176813" calcext:value-type="float">
            <text:p>20889.51</text:p>
          </table:table-cell>
          <table:table-cell office:value-type="float" office:value="25067.4123812175" calcext:value-type="float">
            <text:p>25067.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8" calcext:value-type="float">
            <text:p>2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587.8724441716" calcext:value-type="float">
            <text:p>20587.87</text:p>
          </table:table-cell>
          <table:table-cell office:value-type="float" office:value="39855.8441227157" calcext:value-type="float">
            <text:p>39855.84</text:p>
          </table:table-cell>
          <table:table-cell office:value-type="float" office:value="9613.10418013906" calcext:value-type="float">
            <text:p>9613.10</text:p>
          </table:table-cell>
          <table:table-cell office:value-type="float" office:value="92411771.9782072" calcext:value-type="float">
            <text:p>92411771.98</text:p>
          </table:table-cell>
          <table:table-cell office:value-type="float" office:value="16368.0466835165" calcext:value-type="float">
            <text:p>16368.05</text:p>
          </table:table-cell>
          <table:table-cell office:value-type="float" office:value="20587.8724441716" calcext:value-type="float">
            <text:p>20587.87</text:p>
          </table:table-cell>
          <table:table-cell office:value-type="float" office:value="24705.4469330059" calcext:value-type="float">
            <text:p>24705.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9" calcext:value-type="float">
            <text:p>2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1513.0399083251" calcext:value-type="float">
            <text:p>21513.04</text:p>
          </table:table-cell>
          <table:table-cell office:value-type="float" office:value="44318.0971042361" calcext:value-type="float">
            <text:p>44318.10</text:p>
          </table:table-cell>
          <table:table-cell office:value-type="float" office:value="11017.4032010554" calcext:value-type="float">
            <text:p>11017.40</text:p>
          </table:table-cell>
          <table:table-cell office:value-type="float" office:value="121383173.294626" calcext:value-type="float">
            <text:p>121383173.29</text:p>
          </table:table-cell>
          <table:table-cell office:value-type="float" office:value="17612.9457225453" calcext:value-type="float">
            <text:p>17612.95</text:p>
          </table:table-cell>
          <table:table-cell office:value-type="float" office:value="21513.0399083252" calcext:value-type="float">
            <text:p>21513.04</text:p>
          </table:table-cell>
          <table:table-cell office:value-type="float" office:value="25815.6478899902" calcext:value-type="float">
            <text:p>25815.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0" calcext:value-type="float">
            <text:p>3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2897.8329300214" calcext:value-type="float">
            <text:p>22897.83</text:p>
          </table:table-cell>
          <table:table-cell office:value-type="float" office:value="49491.3780286484" calcext:value-type="float">
            <text:p>49491.38</text:p>
          </table:table-cell>
          <table:table-cell office:value-type="float" office:value="10857.4076807953" calcext:value-type="float">
            <text:p>10857.41</text:p>
          </table:table-cell>
          <table:table-cell office:value-type="float" office:value="117883301.546994" calcext:value-type="float">
            <text:p>117883301.55</text:p>
          </table:table-cell>
          <table:table-cell office:value-type="float" office:value="19099.5877139041" calcext:value-type="float">
            <text:p>19099.59</text:p>
          </table:table-cell>
          <table:table-cell office:value-type="float" office:value="22897.8329300214" calcext:value-type="float">
            <text:p>22897.83</text:p>
          </table:table-cell>
          <table:table-cell office:value-type="float" office:value="27477.3995160257" calcext:value-type="float">
            <text:p>27477.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1" calcext:value-type="float">
            <text:p>3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1053.0196553563" calcext:value-type="float">
            <text:p>21053.02</text:p>
          </table:table-cell>
          <table:table-cell office:value-type="float" office:value="45888.5438199983" calcext:value-type="float">
            <text:p>45888.54</text:p>
          </table:table-cell>
          <table:table-cell office:value-type="float" office:value="11215.0927673104" calcext:value-type="float">
            <text:p>11215.09</text:p>
          </table:table-cell>
          <table:table-cell office:value-type="float" office:value="125778305.779378" calcext:value-type="float">
            <text:p>125778305.78</text:p>
          </table:table-cell>
          <table:table-cell office:value-type="float" office:value="17626.3540980953" calcext:value-type="float">
            <text:p>17626.35</text:p>
          </table:table-cell>
          <table:table-cell office:value-type="float" office:value="21053.0196553563" calcext:value-type="float">
            <text:p>21053.02</text:p>
          </table:table-cell>
          <table:table-cell office:value-type="float" office:value="25263.6235864276" calcext:value-type="float">
            <text:p>25263.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2" calcext:value-type="float">
            <text:p>3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1079.7870278462" calcext:value-type="float">
            <text:p>21079.79</text:p>
          </table:table-cell>
          <table:table-cell office:value-type="float" office:value="44298.9898732233" calcext:value-type="float">
            <text:p>44298.99</text:p>
          </table:table-cell>
          <table:table-cell office:value-type="float" office:value="11892.4742128734" calcext:value-type="float">
            <text:p>11892.47</text:p>
          </table:table-cell>
          <table:table-cell office:value-type="float" office:value="141430942.903858" calcext:value-type="float">
            <text:p>141430942.90</text:p>
          </table:table-cell>
          <table:table-cell office:value-type="float" office:value="17405.066228944" calcext:value-type="float">
            <text:p>17405.07</text:p>
          </table:table-cell>
          <table:table-cell office:value-type="float" office:value="21079.7870278462" calcext:value-type="float">
            <text:p>21079.79</text:p>
          </table:table-cell>
          <table:table-cell office:value-type="float" office:value="25295.7444334155" calcext:value-type="float">
            <text:p>25295.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3" calcext:value-type="float">
            <text:p>3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2293.5486466016" calcext:value-type="float">
            <text:p>22293.55</text:p>
          </table:table-cell>
          <table:table-cell office:value-type="float" office:value="48001.718247416" calcext:value-type="float">
            <text:p>48001.72</text:p>
          </table:table-cell>
          <table:table-cell office:value-type="float" office:value="12379.2657536958" calcext:value-type="float">
            <text:p>12379.27</text:p>
          </table:table-cell>
          <table:table-cell office:value-type="float" office:value="153246220.600625" calcext:value-type="float">
            <text:p>153246220.60</text:p>
          </table:table-cell>
          <table:table-cell office:value-type="float" office:value="18572.9878229662" calcext:value-type="float">
            <text:p>18572.99</text:p>
          </table:table-cell>
          <table:table-cell office:value-type="float" office:value="22293.5486466016" calcext:value-type="float">
            <text:p>22293.55</text:p>
          </table:table-cell>
          <table:table-cell office:value-type="float" office:value="26752.2583759219" calcext:value-type="float">
            <text:p>26752.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4" calcext:value-type="float">
            <text:p>3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3372.1708962543" calcext:value-type="float">
            <text:p>23372.17</text:p>
          </table:table-cell>
          <table:table-cell office:value-type="float" office:value="49914.8346584763" calcext:value-type="float">
            <text:p>49914.83</text:p>
          </table:table-cell>
          <table:table-cell office:value-type="float" office:value="13370.1712087102" calcext:value-type="float">
            <text:p>13370.17</text:p>
          </table:table-cell>
          <table:table-cell office:value-type="float" office:value="178761478.150224" calcext:value-type="float">
            <text:p>178761478.15</text:p>
          </table:table-cell>
          <table:table-cell office:value-type="float" office:value="19404.2757868005" calcext:value-type="float">
            <text:p>19404.28</text:p>
          </table:table-cell>
          <table:table-cell office:value-type="float" office:value="23372.1708962543" calcext:value-type="float">
            <text:p>23372.17</text:p>
          </table:table-cell>
          <table:table-cell office:value-type="float" office:value="28046.6050755052" calcext:value-type="float">
            <text:p>28046.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5" calcext:value-type="float">
            <text:p>3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2814.4635648202" calcext:value-type="float">
            <text:p>22814.46</text:p>
          </table:table-cell>
          <table:table-cell office:value-type="float" office:value="48755.5335607142" calcext:value-type="float">
            <text:p>48755.53</text:p>
          </table:table-cell>
          <table:table-cell office:value-type="float" office:value="12267.5282978646" calcext:value-type="float">
            <text:p>12267.53</text:p>
          </table:table-cell>
          <table:table-cell office:value-type="float" office:value="150492250.538908" calcext:value-type="float">
            <text:p>150492250.54</text:p>
          </table:table-cell>
          <table:table-cell office:value-type="float" office:value="18949.5252954634" calcext:value-type="float">
            <text:p>18949.53</text:p>
          </table:table-cell>
          <table:table-cell office:value-type="float" office:value="22814.4635648202" calcext:value-type="float">
            <text:p>22814.46</text:p>
          </table:table-cell>
          <table:table-cell office:value-type="float" office:value="27377.3562777843" calcext:value-type="float">
            <text:p>27377.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6" calcext:value-type="float">
            <text:p>3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2516.0254793627" calcext:value-type="float">
            <text:p>22516.03</text:p>
          </table:table-cell>
          <table:table-cell office:value-type="float" office:value="45981.7165250833" calcext:value-type="float">
            <text:p>45981.72</text:p>
          </table:table-cell>
          <table:table-cell office:value-type="float" office:value="12027.842927554" calcext:value-type="float">
            <text:p>12027.84</text:p>
          </table:table-cell>
          <table:table-cell office:value-type="float" office:value="144669005.489911" calcext:value-type="float">
            <text:p>144669005.49</text:p>
          </table:table-cell>
          <table:table-cell office:value-type="float" office:value="18356.5405723082" calcext:value-type="float">
            <text:p>18356.54</text:p>
          </table:table-cell>
          <table:table-cell office:value-type="float" office:value="22516.0254793627" calcext:value-type="float">
            <text:p>22516.03</text:p>
          </table:table-cell>
          <table:table-cell office:value-type="float" office:value="27019.2305752352" calcext:value-type="float">
            <text:p>27019.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7" calcext:value-type="float">
            <text:p>3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3997.8032794646" calcext:value-type="float">
            <text:p>23997.80</text:p>
          </table:table-cell>
          <table:table-cell office:value-type="float" office:value="47378.2087003595" calcext:value-type="float">
            <text:p>47378.21</text:p>
          </table:table-cell>
          <table:table-cell office:value-type="float" office:value="12052.5727014251" calcext:value-type="float">
            <text:p>12052.57</text:p>
          </table:table-cell>
          <table:table-cell office:value-type="float" office:value="145264508.723138" calcext:value-type="float">
            <text:p>145264508.72</text:p>
          </table:table-cell>
          <table:table-cell office:value-type="float" office:value="19244.2304645028" calcext:value-type="float">
            <text:p>19244.23</text:p>
          </table:table-cell>
          <table:table-cell office:value-type="float" office:value="23997.8032794646" calcext:value-type="float">
            <text:p>23997.80</text:p>
          </table:table-cell>
          <table:table-cell office:value-type="float" office:value="28797.3639353575" calcext:value-type="float">
            <text:p>28797.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8" calcext:value-type="float">
            <text:p>3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2636.3832722116" calcext:value-type="float">
            <text:p>22636.38</text:p>
          </table:table-cell>
          <table:table-cell office:value-type="float" office:value="44634.033021228" calcext:value-type="float">
            <text:p>44634.03</text:p>
          </table:table-cell>
          <table:table-cell office:value-type="float" office:value="11071.4401246215" calcext:value-type="float">
            <text:p>11071.44</text:p>
          </table:table-cell>
          <table:table-cell office:value-type="float" office:value="122576786.433078" calcext:value-type="float">
            <text:p>122576786.43</text:p>
          </table:table-cell>
          <table:table-cell office:value-type="float" office:value="18150.821251157" calcext:value-type="float">
            <text:p>18150.82</text:p>
          </table:table-cell>
          <table:table-cell office:value-type="float" office:value="22636.3832722116" calcext:value-type="float">
            <text:p>22636.38</text:p>
          </table:table-cell>
          <table:table-cell office:value-type="float" office:value="27163.659926654" calcext:value-type="float">
            <text:p>27163.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9" calcext:value-type="float">
            <text:p>3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3527.3155751745" calcext:value-type="float">
            <text:p>23527.32</text:p>
          </table:table-cell>
          <table:table-cell office:value-type="float" office:value="52275.3622259006" calcext:value-type="float">
            <text:p>52275.36</text:p>
          </table:table-cell>
          <table:table-cell office:value-type="float" office:value="12027.8844640426" calcext:value-type="float">
            <text:p>12027.88</text:p>
          </table:table-cell>
          <table:table-cell office:value-type="float" office:value="144670004.680358" calcext:value-type="float">
            <text:p>144670004.68</text:p>
          </table:table-cell>
          <table:table-cell office:value-type="float" office:value="19814.1019514552" calcext:value-type="float">
            <text:p>19814.10</text:p>
          </table:table-cell>
          <table:table-cell office:value-type="float" office:value="23527.3155751745" calcext:value-type="float">
            <text:p>23527.32</text:p>
          </table:table-cell>
          <table:table-cell office:value-type="float" office:value="28232.7786902094" calcext:value-type="float">
            <text:p>28232.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0" calcext:value-type="float">
            <text:p>4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2825.9452989349" calcext:value-type="float">
            <text:p>22825.95</text:p>
          </table:table-cell>
          <table:table-cell office:value-type="float" office:value="51547.7272147525" calcext:value-type="float">
            <text:p>51547.73</text:p>
          </table:table-cell>
          <table:table-cell office:value-type="float" office:value="11803.7943441294" calcext:value-type="float">
            <text:p>11803.79</text:p>
          </table:table-cell>
          <table:table-cell office:value-type="float" office:value="139329560.918502" calcext:value-type="float">
            <text:p>139329560.92</text:p>
          </table:table-cell>
          <table:table-cell office:value-type="float" office:value="19331.6109821439" calcext:value-type="float">
            <text:p>19331.61</text:p>
          </table:table-cell>
          <table:table-cell office:value-type="float" office:value="22825.9452989349" calcext:value-type="float">
            <text:p>22825.95</text:p>
          </table:table-cell>
          <table:table-cell office:value-type="float" office:value="27391.1343587219" calcext:value-type="float">
            <text:p>27391.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1" calcext:value-type="float">
            <text:p>4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3725.5984467253" calcext:value-type="float">
            <text:p>23725.60</text:p>
          </table:table-cell>
          <table:table-cell office:value-type="float" office:value="54677.2077799143" calcext:value-type="float">
            <text:p>54677.21</text:p>
          </table:table-cell>
          <table:table-cell office:value-type="float" office:value="12127.2126170471" calcext:value-type="float">
            <text:p>12127.21</text:p>
          </table:table-cell>
          <table:table-cell office:value-type="float" office:value="147069285.859066" calcext:value-type="float">
            <text:p>147069285.86</text:p>
          </table:table-cell>
          <table:table-cell office:value-type="float" office:value="20217.2781484946" calcext:value-type="float">
            <text:p>20217.28</text:p>
          </table:table-cell>
          <table:table-cell office:value-type="float" office:value="23725.5984467253" calcext:value-type="float">
            <text:p>23725.60</text:p>
          </table:table-cell>
          <table:table-cell office:value-type="float" office:value="28470.7181360704" calcext:value-type="float">
            <text:p>28470.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2" calcext:value-type="float">
            <text:p>4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3038.5050644984" calcext:value-type="float">
            <text:p>23038.51</text:p>
          </table:table-cell>
          <table:table-cell office:value-type="float" office:value="48734.033021228" calcext:value-type="float">
            <text:p>48734.03</text:p>
          </table:table-cell>
          <table:table-cell office:value-type="float" office:value="11693.334659298" calcext:value-type="float">
            <text:p>11693.33</text:p>
          </table:table-cell>
          <table:table-cell office:value-type="float" office:value="136734075.45434" calcext:value-type="float">
            <text:p>136734075.45</text:p>
          </table:table-cell>
          <table:table-cell office:value-type="float" office:value="19058.1422068756" calcext:value-type="float">
            <text:p>19058.14</text:p>
          </table:table-cell>
          <table:table-cell office:value-type="float" office:value="23038.5050644983" calcext:value-type="float">
            <text:p>23038.51</text:p>
          </table:table-cell>
          <table:table-cell office:value-type="float" office:value="27646.206077398" calcext:value-type="float">
            <text:p>27646.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3" calcext:value-type="float">
            <text:p>4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1919.4370065496" calcext:value-type="float">
            <text:p>21919.44</text:p>
          </table:table-cell>
          <table:table-cell office:value-type="float" office:value="50896.6774703315" calcext:value-type="float">
            <text:p>50896.68</text:p>
          </table:table-cell>
          <table:table-cell office:value-type="float" office:value="12181.7416635757" calcext:value-type="float">
            <text:p>12181.74</text:p>
          </table:table-cell>
          <table:table-cell office:value-type="float" office:value="148394829.958095" calcext:value-type="float">
            <text:p>148394829.96</text:p>
          </table:table-cell>
          <table:table-cell office:value-type="float" office:value="18730.6017077049" calcext:value-type="float">
            <text:p>18730.60</text:p>
          </table:table-cell>
          <table:table-cell office:value-type="float" office:value="21919.4370065496" calcext:value-type="float">
            <text:p>21919.44</text:p>
          </table:table-cell>
          <table:table-cell office:value-type="float" office:value="26303.3244078595" calcext:value-type="float">
            <text:p>26303.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4" calcext:value-type="float">
            <text:p>4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2508.3190838941" calcext:value-type="float">
            <text:p>22508.32</text:p>
          </table:table-cell>
          <table:table-cell office:value-type="float" office:value="44634.033021228" calcext:value-type="float">
            <text:p>44634.03</text:p>
          </table:table-cell>
          <table:table-cell office:value-type="float" office:value="11406.1008999691" calcext:value-type="float">
            <text:p>11406.10</text:p>
          </table:table-cell>
          <table:table-cell office:value-type="float" office:value="130099137.740277" calcext:value-type="float">
            <text:p>130099137.74</text:p>
          </table:table-cell>
          <table:table-cell office:value-type="float" office:value="18100.0053093108" calcext:value-type="float">
            <text:p>18100.01</text:p>
          </table:table-cell>
          <table:table-cell office:value-type="float" office:value="22508.3190838941" calcext:value-type="float">
            <text:p>22508.32</text:p>
          </table:table-cell>
          <table:table-cell office:value-type="float" office:value="27009.9829006729" calcext:value-type="float">
            <text:p>27009.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5" calcext:value-type="float">
            <text:p>4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2301.0230771223" calcext:value-type="float">
            <text:p>22301.02</text:p>
          </table:table-cell>
          <table:table-cell office:value-type="float" office:value="42232.3086269577" calcext:value-type="float">
            <text:p>42232.31</text:p>
          </table:table-cell>
          <table:table-cell office:value-type="float" office:value="11007.7491030682" calcext:value-type="float">
            <text:p>11007.75</text:p>
          </table:table-cell>
          <table:table-cell office:value-type="float" office:value="121170540.316099" calcext:value-type="float">
            <text:p>121170540.32</text:p>
          </table:table-cell>
          <table:table-cell office:value-type="float" office:value="17498.8132848165" calcext:value-type="float">
            <text:p>17498.81</text:p>
          </table:table-cell>
          <table:table-cell office:value-type="float" office:value="22301.0230771223" calcext:value-type="float">
            <text:p>22301.02</text:p>
          </table:table-cell>
          <table:table-cell office:value-type="float" office:value="26761.2276925468" calcext:value-type="float">
            <text:p>26761.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6" calcext:value-type="float">
            <text:p>4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2359.8377171957" calcext:value-type="float">
            <text:p>22359.84</text:p>
          </table:table-cell>
          <table:table-cell office:value-type="float" office:value="44678.7666809765" calcext:value-type="float">
            <text:p>44678.77</text:p>
          </table:table-cell>
          <table:table-cell office:value-type="float" office:value="10833.8159416843" calcext:value-type="float">
            <text:p>10833.82</text:p>
          </table:table-cell>
          <table:table-cell office:value-type="float" office:value="117371567.858294" calcext:value-type="float">
            <text:p>117371567.86</text:p>
          </table:table-cell>
          <table:table-cell office:value-type="float" office:value="18048.266149018" calcext:value-type="float">
            <text:p>18048.27</text:p>
          </table:table-cell>
          <table:table-cell office:value-type="float" office:value="22359.8377171957" calcext:value-type="float">
            <text:p>22359.84</text:p>
          </table:table-cell>
          <table:table-cell office:value-type="float" office:value="26831.8052606349" calcext:value-type="float">
            <text:p>26831.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7" calcext:value-type="float">
            <text:p>4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1932.6693966887" calcext:value-type="float">
            <text:p>21932.67</text:p>
          </table:table-cell>
          <table:table-cell office:value-type="float" office:value="43640.7029815409" calcext:value-type="float">
            <text:p>43640.70</text:p>
          </table:table-cell>
          <table:table-cell office:value-type="float" office:value="10870.640331372" calcext:value-type="float">
            <text:p>10870.64</text:p>
          </table:table-cell>
          <table:table-cell office:value-type="float" office:value="118170821.214052" calcext:value-type="float">
            <text:p>118170821.21</text:p>
          </table:table-cell>
          <table:table-cell office:value-type="float" office:value="17670.7691317327" calcext:value-type="float">
            <text:p>17670.77</text:p>
          </table:table-cell>
          <table:table-cell office:value-type="float" office:value="21932.6693966887" calcext:value-type="float">
            <text:p>21932.67</text:p>
          </table:table-cell>
          <table:table-cell office:value-type="float" office:value="26319.2032760264" calcext:value-type="float">
            <text:p>26319.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8" calcext:value-type="float">
            <text:p>4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1586.4657347538" calcext:value-type="float">
            <text:p>21586.47</text:p>
          </table:table-cell>
          <table:table-cell office:value-type="float" office:value="42232.3086269577" calcext:value-type="float">
            <text:p>42232.31</text:p>
          </table:table-cell>
          <table:table-cell office:value-type="float" office:value="11154.2111529407" calcext:value-type="float">
            <text:p>11154.21</text:p>
          </table:table-cell>
          <table:table-cell office:value-type="float" office:value="124416426.444387" calcext:value-type="float">
            <text:p>124416426.44</text:p>
          </table:table-cell>
          <table:table-cell office:value-type="float" office:value="17248.4283682882" calcext:value-type="float">
            <text:p>17248.43</text:p>
          </table:table-cell>
          <table:table-cell office:value-type="float" office:value="21586.4657347538" calcext:value-type="float">
            <text:p>21586.47</text:p>
          </table:table-cell>
          <table:table-cell office:value-type="float" office:value="25903.7588817045" calcext:value-type="float">
            <text:p>25903.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9" calcext:value-type="float">
            <text:p>4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637.5024279771" calcext:value-type="float">
            <text:p>19637.50</text:p>
          </table:table-cell>
          <table:table-cell office:value-type="float" office:value="40175.4803261668" calcext:value-type="float">
            <text:p>40175.48</text:p>
          </table:table-cell>
          <table:table-cell office:value-type="float" office:value="10003.3122472529" calcext:value-type="float">
            <text:p>10003.31</text:p>
          </table:table-cell>
          <table:table-cell office:value-type="float" office:value="100066255.916039" calcext:value-type="float">
            <text:p>100066255.92</text:p>
          </table:table-cell>
          <table:table-cell office:value-type="float" office:value="16043.1068208489" calcext:value-type="float">
            <text:p>16043.11</text:p>
          </table:table-cell>
          <table:table-cell office:value-type="float" office:value="19637.5024279771" calcext:value-type="float">
            <text:p>19637.50</text:p>
          </table:table-cell>
          <table:table-cell office:value-type="float" office:value="23565.0029135725" calcext:value-type="float">
            <text:p>23565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0" calcext:value-type="float">
            <text:p>0</text:p>
          </table:table-cell>
          <table:table-cell office:value-type="float" office:value="1024.26406871193" calcext:value-type="float">
            <text:p>1024.26</text:p>
          </table:table-cell>
          <table:table-cell office:value-type="float" office:value="35609.5681602739" calcext:value-type="float">
            <text:p>35609.57</text:p>
          </table:table-cell>
          <table:table-cell office:value-type="float" office:value="65444.4169508928" calcext:value-type="float">
            <text:p>65444.42</text:p>
          </table:table-cell>
          <table:table-cell office:value-type="float" office:value="12771.2842018922" calcext:value-type="float">
            <text:p>12771.28</text:p>
          </table:table-cell>
          <table:table-cell office:value-type="float" office:value="163105700.165501" calcext:value-type="float">
            <text:p>163105700.17</text:p>
          </table:table-cell>
          <table:table-cell office:value-type="float" office:value="27353.6674715496" calcext:value-type="float">
            <text:p>27353.67</text:p>
          </table:table-cell>
          <table:table-cell office:value-type="float" office:value="35609.568160274" calcext:value-type="float">
            <text:p>35609.57</text:p>
          </table:table-cell>
          <table:table-cell office:value-type="float" office:value="42731.4817923287" calcext:value-type="float">
            <text:p>42731.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" calcext:value-type="float">
            <text:p>1</text:p>
          </table:table-cell>
          <table:table-cell office:value-type="float" office:value="1024.26406871193" calcext:value-type="float">
            <text:p>1024.26</text:p>
          </table:table-cell>
          <table:table-cell office:value-type="float" office:value="33573.3102144323" calcext:value-type="float">
            <text:p>33573.31</text:p>
          </table:table-cell>
          <table:table-cell office:value-type="float" office:value="61716.4948895349" calcext:value-type="float">
            <text:p>61716.49</text:p>
          </table:table-cell>
          <table:table-cell office:value-type="float" office:value="13532.0383190047" calcext:value-type="float">
            <text:p>13532.04</text:p>
          </table:table-cell>
          <table:table-cell office:value-type="float" office:value="183116061.067011" calcext:value-type="float">
            <text:p>183116061.07</text:p>
          </table:table-cell>
          <table:table-cell office:value-type="float" office:value="25807.4568751626" calcext:value-type="float">
            <text:p>25807.46</text:p>
          </table:table-cell>
          <table:table-cell office:value-type="float" office:value="33573.3102144323" calcext:value-type="float">
            <text:p>33573.31</text:p>
          </table:table-cell>
          <table:table-cell office:value-type="float" office:value="40287.9722573188" calcext:value-type="float">
            <text:p>40287.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" calcext:value-type="float">
            <text:p>2</text:p>
          </table:table-cell>
          <table:table-cell office:value-type="float" office:value="1024.26406871193" calcext:value-type="float">
            <text:p>1024.26</text:p>
          </table:table-cell>
          <table:table-cell office:value-type="float" office:value="31935.7306253429" calcext:value-type="float">
            <text:p>31935.73</text:p>
          </table:table-cell>
          <table:table-cell office:value-type="float" office:value="54401.2131840277" calcext:value-type="float">
            <text:p>54401.21</text:p>
          </table:table-cell>
          <table:table-cell office:value-type="float" office:value="12629.9946400612" calcext:value-type="float">
            <text:p>12629.99</text:p>
          </table:table-cell>
          <table:table-cell office:value-type="float" office:value="159516764.607973" calcext:value-type="float">
            <text:p>159516764.61</text:p>
          </table:table-cell>
          <table:table-cell office:value-type="float" office:value="23147.3125122832" calcext:value-type="float">
            <text:p>23147.31</text:p>
          </table:table-cell>
          <table:table-cell office:value-type="float" office:value="31935.7306253429" calcext:value-type="float">
            <text:p>31935.73</text:p>
          </table:table-cell>
          <table:table-cell office:value-type="float" office:value="38322.8767504114" calcext:value-type="float">
            <text:p>38322.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3" calcext:value-type="float">
            <text:p>3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30750.4736712432" calcext:value-type="float">
            <text:p>30750.47</text:p>
          </table:table-cell>
          <table:table-cell office:value-type="float" office:value="55352.533858856" calcext:value-type="float">
            <text:p>55352.53</text:p>
          </table:table-cell>
          <table:table-cell office:value-type="float" office:value="13206.7567569342" calcext:value-type="float">
            <text:p>13206.76</text:p>
          </table:table-cell>
          <table:table-cell office:value-type="float" office:value="174418424.036827" calcext:value-type="float">
            <text:p>174418424.04</text:p>
          </table:table-cell>
          <table:table-cell office:value-type="float" office:value="23304.78546638" calcext:value-type="float">
            <text:p>23304.79</text:p>
          </table:table-cell>
          <table:table-cell office:value-type="float" office:value="30750.4736712432" calcext:value-type="float">
            <text:p>30750.47</text:p>
          </table:table-cell>
          <table:table-cell office:value-type="float" office:value="36900.5684054918" calcext:value-type="float">
            <text:p>36900.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4" calcext:value-type="float">
            <text:p>4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8877.054052361" calcext:value-type="float">
            <text:p>28877.05</text:p>
          </table:table-cell>
          <table:table-cell office:value-type="float" office:value="50878.2087003595" calcext:value-type="float">
            <text:p>50878.21</text:p>
          </table:table-cell>
          <table:table-cell office:value-type="float" office:value="13062.427637514" calcext:value-type="float">
            <text:p>13062.43</text:p>
          </table:table-cell>
          <table:table-cell office:value-type="float" office:value="170627015.785288" calcext:value-type="float">
            <text:p>170627015.79</text:p>
          </table:table-cell>
          <table:table-cell office:value-type="float" office:value="21550.1831364978" calcext:value-type="float">
            <text:p>21550.18</text:p>
          </table:table-cell>
          <table:table-cell office:value-type="float" office:value="28877.054052361" calcext:value-type="float">
            <text:p>28877.05</text:p>
          </table:table-cell>
          <table:table-cell office:value-type="float" office:value="34652.4648628332" calcext:value-type="float">
            <text:p>34652.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5" calcext:value-type="float">
            <text:p>5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7105.5292553961" calcext:value-type="float">
            <text:p>27105.53</text:p>
          </table:table-cell>
          <table:table-cell office:value-type="float" office:value="50254.6991533029" calcext:value-type="float">
            <text:p>50254.70</text:p>
          </table:table-cell>
          <table:table-cell office:value-type="float" office:value="11549.4390056281" calcext:value-type="float">
            <text:p>11549.44</text:p>
          </table:table-cell>
          <table:table-cell office:value-type="float" office:value="133389541.344723" calcext:value-type="float">
            <text:p>133389541.34</text:p>
          </table:table-cell>
          <table:table-cell office:value-type="float" office:value="20984.0630879053" calcext:value-type="float">
            <text:p>20984.06</text:p>
          </table:table-cell>
          <table:table-cell office:value-type="float" office:value="27105.5292553961" calcext:value-type="float">
            <text:p>27105.53</text:p>
          </table:table-cell>
          <table:table-cell office:value-type="float" office:value="32526.6351064753" calcext:value-type="float">
            <text:p>32526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6" calcext:value-type="float">
            <text:p>6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7182.9537274517" calcext:value-type="float">
            <text:p>27182.95</text:p>
          </table:table-cell>
          <table:table-cell office:value-type="float" office:value="50254.6991533029" calcext:value-type="float">
            <text:p>50254.70</text:p>
          </table:table-cell>
          <table:table-cell office:value-type="float" office:value="13119.2347487717" calcext:value-type="float">
            <text:p>13119.23</text:p>
          </table:table-cell>
          <table:table-cell office:value-type="float" office:value="172114320.393379" calcext:value-type="float">
            <text:p>172114320.39</text:p>
          </table:table-cell>
          <table:table-cell office:value-type="float" office:value="21005.1567903496" calcext:value-type="float">
            <text:p>21005.16</text:p>
          </table:table-cell>
          <table:table-cell office:value-type="float" office:value="27182.9537274517" calcext:value-type="float">
            <text:p>27182.95</text:p>
          </table:table-cell>
          <table:table-cell office:value-type="float" office:value="32619.544472942" calcext:value-type="float">
            <text:p>32619.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7" calcext:value-type="float">
            <text:p>7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6545.5997538006" calcext:value-type="float">
            <text:p>26545.60</text:p>
          </table:table-cell>
          <table:table-cell office:value-type="float" office:value="56489.6699794899" calcext:value-type="float">
            <text:p>56489.67</text:p>
          </table:table-cell>
          <table:table-cell office:value-type="float" office:value="12498.7965752836" calcext:value-type="float">
            <text:p>12498.80</text:p>
          </table:table-cell>
          <table:table-cell office:value-type="float" office:value="156219915.830322" calcext:value-type="float">
            <text:p>156219915.83</text:p>
          </table:table-cell>
          <table:table-cell office:value-type="float" office:value="22010.2499340046" calcext:value-type="float">
            <text:p>22010.25</text:p>
          </table:table-cell>
          <table:table-cell office:value-type="float" office:value="26545.5997538006" calcext:value-type="float">
            <text:p>26545.60</text:p>
          </table:table-cell>
          <table:table-cell office:value-type="float" office:value="31854.7197045608" calcext:value-type="float">
            <text:p>31854.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8" calcext:value-type="float">
            <text:p>8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6833.1133979369" calcext:value-type="float">
            <text:p>26833.11</text:p>
          </table:table-cell>
          <table:table-cell office:value-type="float" office:value="55117.0869774594" calcext:value-type="float">
            <text:p>55117.09</text:p>
          </table:table-cell>
          <table:table-cell office:value-type="float" office:value="12811.7538242897" calcext:value-type="float">
            <text:p>12811.75</text:p>
          </table:table-cell>
          <table:table-cell office:value-type="float" office:value="164141036.054201" calcext:value-type="float">
            <text:p>164141036.05</text:p>
          </table:table-cell>
          <table:table-cell office:value-type="float" office:value="21925.0079214513" calcext:value-type="float">
            <text:p>21925.01</text:p>
          </table:table-cell>
          <table:table-cell office:value-type="float" office:value="26833.1133979369" calcext:value-type="float">
            <text:p>26833.11</text:p>
          </table:table-cell>
          <table:table-cell office:value-type="float" office:value="32199.7360775243" calcext:value-type="float">
            <text:p>32199.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" calcext:value-type="float">
            <text:p>9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8548.6098771844" calcext:value-type="float">
            <text:p>28548.61</text:p>
          </table:table-cell>
          <table:table-cell office:value-type="float" office:value="55500.1873347068" calcext:value-type="float">
            <text:p>55500.19</text:p>
          </table:table-cell>
          <table:table-cell office:value-type="float" office:value="12543.3138557911" calcext:value-type="float">
            <text:p>12543.31</text:p>
          </table:table-cell>
          <table:table-cell office:value-type="float" office:value="157334722.484881" calcext:value-type="float">
            <text:p>157334722.48</text:p>
          </table:table-cell>
          <table:table-cell office:value-type="float" office:value="22705.1363313425" calcext:value-type="float">
            <text:p>22705.14</text:p>
          </table:table-cell>
          <table:table-cell office:value-type="float" office:value="28548.6098771844" calcext:value-type="float">
            <text:p>28548.61</text:p>
          </table:table-cell>
          <table:table-cell office:value-type="float" office:value="34258.3318526213" calcext:value-type="float">
            <text:p>34258.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" calcext:value-type="float">
            <text:p>10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6232.5335162336" calcext:value-type="float">
            <text:p>26232.53</text:p>
          </table:table-cell>
          <table:table-cell office:value-type="float" office:value="49396.8576662581" calcext:value-type="float">
            <text:p>49396.86</text:p>
          </table:table-cell>
          <table:table-cell office:value-type="float" office:value="12664.3960205622" calcext:value-type="float">
            <text:p>12664.40</text:p>
          </table:table-cell>
          <table:table-cell office:value-type="float" office:value="160386926.565631" calcext:value-type="float">
            <text:p>160386926.57</text:p>
          </table:table-cell>
          <table:table-cell office:value-type="float" office:value="20509.824447655" calcext:value-type="float">
            <text:p>20509.82</text:p>
          </table:table-cell>
          <table:table-cell office:value-type="float" office:value="26232.5335162336" calcext:value-type="float">
            <text:p>26232.53</text:p>
          </table:table-cell>
          <table:table-cell office:value-type="float" office:value="31479.0402194803" calcext:value-type="float">
            <text:p>31479.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" calcext:value-type="float">
            <text:p>11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7605.0668680214" calcext:value-type="float">
            <text:p>27605.07</text:p>
          </table:table-cell>
          <table:table-cell office:value-type="float" office:value="49396.8576662581" calcext:value-type="float">
            <text:p>49396.86</text:p>
          </table:table-cell>
          <table:table-cell office:value-type="float" office:value="11420.2519823021" calcext:value-type="float">
            <text:p>11420.25</text:p>
          </table:table-cell>
          <table:table-cell office:value-type="float" office:value="130422155.339274" calcext:value-type="float">
            <text:p>130422155.34</text:p>
          </table:table-cell>
          <table:table-cell office:value-type="float" office:value="20855.9023512783" calcext:value-type="float">
            <text:p>20855.90</text:p>
          </table:table-cell>
          <table:table-cell office:value-type="float" office:value="27605.0668680214" calcext:value-type="float">
            <text:p>27605.07</text:p>
          </table:table-cell>
          <table:table-cell office:value-type="float" office:value="33126.0802416257" calcext:value-type="float">
            <text:p>33126.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" calcext:value-type="float">
            <text:p>12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5724.1752908062" calcext:value-type="float">
            <text:p>25724.18</text:p>
          </table:table-cell>
          <table:table-cell office:value-type="float" office:value="49396.8576662581" calcext:value-type="float">
            <text:p>49396.86</text:p>
          </table:table-cell>
          <table:table-cell office:value-type="float" office:value="12115.3351914742" calcext:value-type="float">
            <text:p>12115.34</text:p>
          </table:table-cell>
          <table:table-cell office:value-type="float" office:value="146781346.801773" calcext:value-type="float">
            <text:p>146781346.80</text:p>
          </table:table-cell>
          <table:table-cell office:value-type="float" office:value="20343.2165055115" calcext:value-type="float">
            <text:p>20343.22</text:p>
          </table:table-cell>
          <table:table-cell office:value-type="float" office:value="25724.1752908062" calcext:value-type="float">
            <text:p>25724.18</text:p>
          </table:table-cell>
          <table:table-cell office:value-type="float" office:value="30869.0103489675" calcext:value-type="float">
            <text:p>30869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" calcext:value-type="float">
            <text:p>13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6369.9132016755" calcext:value-type="float">
            <text:p>26369.91</text:p>
          </table:table-cell>
          <table:table-cell office:value-type="float" office:value="50840.7029815409" calcext:value-type="float">
            <text:p>50840.70</text:p>
          </table:table-cell>
          <table:table-cell office:value-type="float" office:value="11203.5670325471" calcext:value-type="float">
            <text:p>11203.57</text:p>
          </table:table-cell>
          <table:table-cell office:value-type="float" office:value="125519914.252776" calcext:value-type="float">
            <text:p>125519914.25</text:p>
          </table:table-cell>
          <table:table-cell office:value-type="float" office:value="20894.6128976592" calcext:value-type="float">
            <text:p>20894.61</text:p>
          </table:table-cell>
          <table:table-cell office:value-type="float" office:value="26369.9132016755" calcext:value-type="float">
            <text:p>26369.91</text:p>
          </table:table-cell>
          <table:table-cell office:value-type="float" office:value="31643.8958420106" calcext:value-type="float">
            <text:p>31643.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" calcext:value-type="float">
            <text:p>14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6557.2864118598" calcext:value-type="float">
            <text:p>26557.29</text:p>
          </table:table-cell>
          <table:table-cell office:value-type="float" office:value="56414.839757605" calcext:value-type="float">
            <text:p>56414.84</text:p>
          </table:table-cell>
          <table:table-cell office:value-type="float" office:value="11763.3428441618" calcext:value-type="float">
            <text:p>11763.34</text:p>
          </table:table-cell>
          <table:table-cell office:value-type="float" office:value="138376234.869292" calcext:value-type="float">
            <text:p>138376234.87</text:p>
          </table:table-cell>
          <table:table-cell office:value-type="float" office:value="22004.5963463997" calcext:value-type="float">
            <text:p>22004.60</text:p>
          </table:table-cell>
          <table:table-cell office:value-type="float" office:value="26557.2864118598" calcext:value-type="float">
            <text:p>26557.29</text:p>
          </table:table-cell>
          <table:table-cell office:value-type="float" office:value="31868.7436942318" calcext:value-type="float">
            <text:p>31868.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" calcext:value-type="float">
            <text:p>15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5425.7067715001" calcext:value-type="float">
            <text:p>25425.71</text:p>
          </table:table-cell>
          <table:table-cell office:value-type="float" office:value="49396.8576662581" calcext:value-type="float">
            <text:p>49396.86</text:p>
          </table:table-cell>
          <table:table-cell office:value-type="float" office:value="11473.4996579135" calcext:value-type="float">
            <text:p>11473.50</text:p>
          </table:table-cell>
          <table:table-cell office:value-type="float" office:value="131641194.400141" calcext:value-type="float">
            <text:p>131641194.40</text:p>
          </table:table-cell>
          <table:table-cell office:value-type="float" office:value="20236.7190195871" calcext:value-type="float">
            <text:p>20236.72</text:p>
          </table:table-cell>
          <table:table-cell office:value-type="float" office:value="25425.7067715001" calcext:value-type="float">
            <text:p>25425.71</text:p>
          </table:table-cell>
          <table:table-cell office:value-type="float" office:value="30510.8481258001" calcext:value-type="float">
            <text:p>30510.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" calcext:value-type="float">
            <text:p>16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4684.3341168313" calcext:value-type="float">
            <text:p>24684.33</text:p>
          </table:table-cell>
          <table:table-cell office:value-type="float" office:value="50254.6991533029" calcext:value-type="float">
            <text:p>50254.70</text:p>
          </table:table-cell>
          <table:table-cell office:value-type="float" office:value="11790.9992861468" calcext:value-type="float">
            <text:p>11791.00</text:p>
          </table:table-cell>
          <table:table-cell office:value-type="float" office:value="139027664.165914" calcext:value-type="float">
            <text:p>139027664.17</text:p>
          </table:table-cell>
          <table:table-cell office:value-type="float" office:value="20104.8510115171" calcext:value-type="float">
            <text:p>20104.85</text:p>
          </table:table-cell>
          <table:table-cell office:value-type="float" office:value="24684.3341168312" calcext:value-type="float">
            <text:p>24684.33</text:p>
          </table:table-cell>
          <table:table-cell office:value-type="float" office:value="29621.2009401975" calcext:value-type="float">
            <text:p>29621.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" calcext:value-type="float">
            <text:p>17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4833.5384059484" calcext:value-type="float">
            <text:p>24833.54</text:p>
          </table:table-cell>
          <table:table-cell office:value-type="float" office:value="50885.3974069534" calcext:value-type="float">
            <text:p>50885.40</text:p>
          </table:table-cell>
          <table:table-cell office:value-type="float" office:value="12744.4525671147" calcext:value-type="float">
            <text:p>12744.45</text:p>
          </table:table-cell>
          <table:table-cell office:value-type="float" office:value="162421071.235437" calcext:value-type="float">
            <text:p>162421071.24</text:p>
          </table:table-cell>
          <table:table-cell office:value-type="float" office:value="20283.0795230565" calcext:value-type="float">
            <text:p>20283.08</text:p>
          </table:table-cell>
          <table:table-cell office:value-type="float" office:value="24833.5384059484" calcext:value-type="float">
            <text:p>24833.54</text:p>
          </table:table-cell>
          <table:table-cell office:value-type="float" office:value="29800.2460871381" calcext:value-type="float">
            <text:p>29800.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" calcext:value-type="float">
            <text:p>18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7753.4200391213" calcext:value-type="float">
            <text:p>27753.42</text:p>
          </table:table-cell>
          <table:table-cell office:value-type="float" office:value="56414.839757605" calcext:value-type="float">
            <text:p>56414.84</text:p>
          </table:table-cell>
          <table:table-cell office:value-type="float" office:value="12435.6671367234" calcext:value-type="float">
            <text:p>12435.67</text:p>
          </table:table-cell>
          <table:table-cell office:value-type="float" office:value="154645817.135382" calcext:value-type="float">
            <text:p>154645817.14</text:p>
          </table:table-cell>
          <table:table-cell office:value-type="float" office:value="22565.4740164667" calcext:value-type="float">
            <text:p>22565.47</text:p>
          </table:table-cell>
          <table:table-cell office:value-type="float" office:value="27753.4200391213" calcext:value-type="float">
            <text:p>27753.42</text:p>
          </table:table-cell>
          <table:table-cell office:value-type="float" office:value="33304.1040469456" calcext:value-type="float">
            <text:p>33304.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" calcext:value-type="float">
            <text:p>19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8209.3456081765" calcext:value-type="float">
            <text:p>28209.35</text:p>
          </table:table-cell>
          <table:table-cell office:value-type="float" office:value="56414.839757605" calcext:value-type="float">
            <text:p>56414.84</text:p>
          </table:table-cell>
          <table:table-cell office:value-type="float" office:value="12536.7328730726" calcext:value-type="float">
            <text:p>12536.73</text:p>
          </table:table-cell>
          <table:table-cell office:value-type="float" office:value="157169671.130779" calcext:value-type="float">
            <text:p>157169671.13</text:p>
          </table:table-cell>
          <table:table-cell office:value-type="float" office:value="22759.7380753145" calcext:value-type="float">
            <text:p>22759.74</text:p>
          </table:table-cell>
          <table:table-cell office:value-type="float" office:value="28209.3456081765" calcext:value-type="float">
            <text:p>28209.35</text:p>
          </table:table-cell>
          <table:table-cell office:value-type="float" office:value="33851.2147298118" calcext:value-type="float">
            <text:p>33851.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" calcext:value-type="float">
            <text:p>20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6133.3492333286" calcext:value-type="float">
            <text:p>26133.35</text:p>
          </table:table-cell>
          <table:table-cell office:value-type="float" office:value="54832.8157299975" calcext:value-type="float">
            <text:p>54832.82</text:p>
          </table:table-cell>
          <table:table-cell office:value-type="float" office:value="13354.8246455898" calcext:value-type="float">
            <text:p>13354.82</text:p>
          </table:table-cell>
          <table:table-cell office:value-type="float" office:value="178351341.314454" calcext:value-type="float">
            <text:p>178351341.31</text:p>
          </table:table-cell>
          <table:table-cell office:value-type="float" office:value="21549.762117106" calcext:value-type="float">
            <text:p>21549.76</text:p>
          </table:table-cell>
          <table:table-cell office:value-type="float" office:value="26133.3492333286" calcext:value-type="float">
            <text:p>26133.35</text:p>
          </table:table-cell>
          <table:table-cell office:value-type="float" office:value="31360.0190799943" calcext:value-type="float">
            <text:p>31360.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1" calcext:value-type="float">
            <text:p>21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7095.5430024914" calcext:value-type="float">
            <text:p>27095.54</text:p>
          </table:table-cell>
          <table:table-cell office:value-type="float" office:value="57941.1254969543" calcext:value-type="float">
            <text:p>57941.13</text:p>
          </table:table-cell>
          <table:table-cell office:value-type="float" office:value="13689.9719268093" calcext:value-type="float">
            <text:p>13689.97</text:p>
          </table:table-cell>
          <table:table-cell office:value-type="float" office:value="187415331.356827" calcext:value-type="float">
            <text:p>187415331.36</text:p>
          </table:table-cell>
          <table:table-cell office:value-type="float" office:value="22504.8014343464" calcext:value-type="float">
            <text:p>22504.80</text:p>
          </table:table-cell>
          <table:table-cell office:value-type="float" office:value="27095.5430024914" calcext:value-type="float">
            <text:p>27095.54</text:p>
          </table:table-cell>
          <table:table-cell office:value-type="float" office:value="32514.6516029897" calcext:value-type="float">
            <text:p>32514.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2" calcext:value-type="float">
            <text:p>22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8213.0911073329" calcext:value-type="float">
            <text:p>28213.09</text:p>
          </table:table-cell>
          <table:table-cell office:value-type="float" office:value="57941.1254969543" calcext:value-type="float">
            <text:p>57941.13</text:p>
          </table:table-cell>
          <table:table-cell office:value-type="float" office:value="14075.8440235085" calcext:value-type="float">
            <text:p>14075.84</text:p>
          </table:table-cell>
          <table:table-cell office:value-type="float" office:value="198129384.974139" calcext:value-type="float">
            <text:p>198129384.97</text:p>
          </table:table-cell>
          <table:table-cell office:value-type="float" office:value="23041.1912600328" calcext:value-type="float">
            <text:p>23041.19</text:p>
          </table:table-cell>
          <table:table-cell office:value-type="float" office:value="28213.0911073329" calcext:value-type="float">
            <text:p>28213.09</text:p>
          </table:table-cell>
          <table:table-cell office:value-type="float" office:value="33855.7093287995" calcext:value-type="float">
            <text:p>33855.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3" calcext:value-type="float">
            <text:p>23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6203.6318065978" calcext:value-type="float">
            <text:p>26203.63</text:p>
          </table:table-cell>
          <table:table-cell office:value-type="float" office:value="59117.0869774594" calcext:value-type="float">
            <text:p>59117.09</text:p>
          </table:table-cell>
          <table:table-cell office:value-type="float" office:value="14060.3950764706" calcext:value-type="float">
            <text:p>14060.40</text:p>
          </table:table-cell>
          <table:table-cell office:value-type="float" office:value="197694709.706439" calcext:value-type="float">
            <text:p>197694709.71</text:p>
          </table:table-cell>
          <table:table-cell office:value-type="float" office:value="22184.9526737479" calcext:value-type="float">
            <text:p>22184.95</text:p>
          </table:table-cell>
          <table:table-cell office:value-type="float" office:value="26203.6318065978" calcext:value-type="float">
            <text:p>26203.63</text:p>
          </table:table-cell>
          <table:table-cell office:value-type="float" office:value="31444.3581679174" calcext:value-type="float">
            <text:p>31444.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4" calcext:value-type="float">
            <text:p>24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5548.3207314845" calcext:value-type="float">
            <text:p>25548.32</text:p>
          </table:table-cell>
          <table:table-cell office:value-type="float" office:value="57941.1254969543" calcext:value-type="float">
            <text:p>57941.13</text:p>
          </table:table-cell>
          <table:table-cell office:value-type="float" office:value="13469.2912235774" calcext:value-type="float">
            <text:p>13469.29</text:p>
          </table:table-cell>
          <table:table-cell office:value-type="float" office:value="181421806.065539" calcext:value-type="float">
            <text:p>181421806.07</text:p>
          </table:table-cell>
          <table:table-cell office:value-type="float" office:value="21670.5346122947" calcext:value-type="float">
            <text:p>21670.53</text:p>
          </table:table-cell>
          <table:table-cell office:value-type="float" office:value="25548.3207314845" calcext:value-type="float">
            <text:p>25548.32</text:p>
          </table:table-cell>
          <table:table-cell office:value-type="float" office:value="30657.9848777814" calcext:value-type="float">
            <text:p>30657.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5" calcext:value-type="float">
            <text:p>25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4249.4905683996" calcext:value-type="float">
            <text:p>24249.49</text:p>
          </table:table-cell>
          <table:table-cell office:value-type="float" office:value="57941.1254969543" calcext:value-type="float">
            <text:p>57941.13</text:p>
          </table:table-cell>
          <table:table-cell office:value-type="float" office:value="12440.4912585921" calcext:value-type="float">
            <text:p>12440.49</text:p>
          </table:table-cell>
          <table:table-cell office:value-type="float" office:value="154765822.755106" calcext:value-type="float">
            <text:p>154765822.76</text:p>
          </table:table-cell>
          <table:table-cell office:value-type="float" office:value="20897.7010045753" calcext:value-type="float">
            <text:p>20897.70</text:p>
          </table:table-cell>
          <table:table-cell office:value-type="float" office:value="24249.4905683996" calcext:value-type="float">
            <text:p>24249.49</text:p>
          </table:table-cell>
          <table:table-cell office:value-type="float" office:value="29099.3886820796" calcext:value-type="float">
            <text:p>29099.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6" calcext:value-type="float">
            <text:p>26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5275.0744299409" calcext:value-type="float">
            <text:p>25275.07</text:p>
          </table:table-cell>
          <table:table-cell office:value-type="float" office:value="57901.2131840277" calcext:value-type="float">
            <text:p>57901.21</text:p>
          </table:table-cell>
          <table:table-cell office:value-type="float" office:value="11276.7436317772" calcext:value-type="float">
            <text:p>11276.74</text:p>
          </table:table-cell>
          <table:table-cell office:value-type="float" office:value="127164946.936828" calcext:value-type="float">
            <text:p>127164946.94</text:p>
          </table:table-cell>
          <table:table-cell office:value-type="float" office:value="21508.5347627664" calcext:value-type="float">
            <text:p>21508.53</text:p>
          </table:table-cell>
          <table:table-cell office:value-type="float" office:value="25275.0744299409" calcext:value-type="float">
            <text:p>25275.07</text:p>
          </table:table-cell>
          <table:table-cell office:value-type="float" office:value="30330.0893159291" calcext:value-type="float">
            <text:p>30330.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7" calcext:value-type="float">
            <text:p>27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3066.5405047732" calcext:value-type="float">
            <text:p>23066.54</text:p>
          </table:table-cell>
          <table:table-cell office:value-type="float" office:value="49451.4657157219" calcext:value-type="float">
            <text:p>49451.47</text:p>
          </table:table-cell>
          <table:table-cell office:value-type="float" office:value="11597.2196201303" calcext:value-type="float">
            <text:p>11597.22</text:p>
          </table:table-cell>
          <table:table-cell office:value-type="float" office:value="134495502.917535" calcext:value-type="float">
            <text:p>134495502.92</text:p>
          </table:table-cell>
          <table:table-cell office:value-type="float" office:value="19202.1715457541" calcext:value-type="float">
            <text:p>19202.17</text:p>
          </table:table-cell>
          <table:table-cell office:value-type="float" office:value="23066.5405047732" calcext:value-type="float">
            <text:p>23066.54</text:p>
          </table:table-cell>
          <table:table-cell office:value-type="float" office:value="27679.8486057278" calcext:value-type="float">
            <text:p>27679.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8" calcext:value-type="float">
            <text:p>28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0772.711084745" calcext:value-type="float">
            <text:p>20772.71</text:p>
          </table:table-cell>
          <table:table-cell office:value-type="float" office:value="47382.5901668305" calcext:value-type="float">
            <text:p>47382.59</text:p>
          </table:table-cell>
          <table:table-cell office:value-type="float" office:value="10690.5281764236" calcext:value-type="float">
            <text:p>10690.53</text:p>
          </table:table-cell>
          <table:table-cell office:value-type="float" office:value="114287392.690907" calcext:value-type="float">
            <text:p>114287392.69</text:p>
          </table:table-cell>
          <table:table-cell office:value-type="float" office:value="17680.1808743701" calcext:value-type="float">
            <text:p>17680.18</text:p>
          </table:table-cell>
          <table:table-cell office:value-type="float" office:value="20772.711084745" calcext:value-type="float">
            <text:p>20772.71</text:p>
          </table:table-cell>
          <table:table-cell office:value-type="float" office:value="24927.253301694" calcext:value-type="float">
            <text:p>24927.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9" calcext:value-type="float">
            <text:p>29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2512.9579134868" calcext:value-type="float">
            <text:p>22512.96</text:p>
          </table:table-cell>
          <table:table-cell office:value-type="float" office:value="46629.6113005952" calcext:value-type="float">
            <text:p>46629.61</text:p>
          </table:table-cell>
          <table:table-cell office:value-type="float" office:value="10755.4459987164" calcext:value-type="float">
            <text:p>10755.45</text:p>
          </table:table-cell>
          <table:table-cell office:value-type="float" office:value="115679618.631305" calcext:value-type="float">
            <text:p>115679618.63</text:p>
          </table:table-cell>
          <table:table-cell office:value-type="float" office:value="18489.9483523202" calcext:value-type="float">
            <text:p>18489.95</text:p>
          </table:table-cell>
          <table:table-cell office:value-type="float" office:value="22512.9579134868" calcext:value-type="float">
            <text:p>22512.96</text:p>
          </table:table-cell>
          <table:table-cell office:value-type="float" office:value="27015.5494961841" calcext:value-type="float">
            <text:p>27015.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30" calcext:value-type="float">
            <text:p>30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0012.6433925174" calcext:value-type="float">
            <text:p>20012.64</text:p>
          </table:table-cell>
          <table:table-cell office:value-type="float" office:value="42386.9706134759" calcext:value-type="float">
            <text:p>42386.97</text:p>
          </table:table-cell>
          <table:table-cell office:value-type="float" office:value="10846.1394441863" calcext:value-type="float">
            <text:p>10846.14</text:p>
          </table:table-cell>
          <table:table-cell office:value-type="float" office:value="117638740.842733" calcext:value-type="float">
            <text:p>117638740.84</text:p>
          </table:table-cell>
          <table:table-cell office:value-type="float" office:value="16605.2280322065" calcext:value-type="float">
            <text:p>16605.23</text:p>
          </table:table-cell>
          <table:table-cell office:value-type="float" office:value="20012.6433925174" calcext:value-type="float">
            <text:p>20012.64</text:p>
          </table:table-cell>
          <table:table-cell office:value-type="float" office:value="24015.1720710209" calcext:value-type="float">
            <text:p>24015.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31" calcext:value-type="float">
            <text:p>31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9319.7102088319" calcext:value-type="float">
            <text:p>19319.71</text:p>
          </table:table-cell>
          <table:table-cell office:value-type="float" office:value="46623.0406306272" calcext:value-type="float">
            <text:p>46623.04</text:p>
          </table:table-cell>
          <table:table-cell office:value-type="float" office:value="12622.0809440327" calcext:value-type="float">
            <text:p>12622.08</text:p>
          </table:table-cell>
          <table:table-cell office:value-type="float" office:value="159316927.357713" calcext:value-type="float">
            <text:p>159316927.36</text:p>
          </table:table-cell>
          <table:table-cell office:value-type="float" office:value="16722.1725986085" calcext:value-type="float">
            <text:p>16722.17</text:p>
          </table:table-cell>
          <table:table-cell office:value-type="float" office:value="19319.7102088319" calcext:value-type="float">
            <text:p>19319.71</text:p>
          </table:table-cell>
          <table:table-cell office:value-type="float" office:value="23183.6522505983" calcext:value-type="float">
            <text:p>23183.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32" calcext:value-type="float">
            <text:p>32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9776.1761029521" calcext:value-type="float">
            <text:p>19776.18</text:p>
          </table:table-cell>
          <table:table-cell office:value-type="float" office:value="57198.4629404365" calcext:value-type="float">
            <text:p>57198.46</text:p>
          </table:table-cell>
          <table:table-cell office:value-type="float" office:value="12763.0188030052" calcext:value-type="float">
            <text:p>12763.02</text:p>
          </table:table-cell>
          <table:table-cell office:value-type="float" office:value="162894648.965864" calcext:value-type="float">
            <text:p>162894648.97</text:p>
          </table:table-cell>
          <table:table-cell office:value-type="float" office:value="17787.9888168412" calcext:value-type="float">
            <text:p>17787.99</text:p>
          </table:table-cell>
          <table:table-cell office:value-type="float" office:value="19776.1761029521" calcext:value-type="float">
            <text:p>19776.18</text:p>
          </table:table-cell>
          <table:table-cell office:value-type="float" office:value="23731.4113235425" calcext:value-type="float">
            <text:p>23731.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33" calcext:value-type="float">
            <text:p>33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2438.4673831812" calcext:value-type="float">
            <text:p>22438.47</text:p>
          </table:table-cell>
          <table:table-cell office:value-type="float" office:value="47545.3980694907" calcext:value-type="float">
            <text:p>47545.40</text:p>
          </table:table-cell>
          <table:table-cell office:value-type="float" office:value="11752.4128884819" calcext:value-type="float">
            <text:p>11752.41</text:p>
          </table:table-cell>
          <table:table-cell office:value-type="float" office:value="138119208.701355" calcext:value-type="float">
            <text:p>138119208.70</text:p>
          </table:table-cell>
          <table:table-cell office:value-type="float" office:value="18600.2358464866" calcext:value-type="float">
            <text:p>18600.24</text:p>
          </table:table-cell>
          <table:table-cell office:value-type="float" office:value="22438.4673831812" calcext:value-type="float">
            <text:p>22438.47</text:p>
          </table:table-cell>
          <table:table-cell office:value-type="float" office:value="26926.1608598174" calcext:value-type="float">
            <text:p>26926.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34" calcext:value-type="float">
            <text:p>34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3310.40862058" calcext:value-type="float">
            <text:p>23310.41</text:p>
          </table:table-cell>
          <table:table-cell office:value-type="float" office:value="45796.8576662581" calcext:value-type="float">
            <text:p>45796.86</text:p>
          </table:table-cell>
          <table:table-cell office:value-type="float" office:value="10003.824961293" calcext:value-type="float">
            <text:p>10003.82</text:p>
          </table:table-cell>
          <table:table-cell office:value-type="float" office:value="100076513.85619" calcext:value-type="float">
            <text:p>100076513.86</text:p>
          </table:table-cell>
          <table:table-cell office:value-type="float" office:value="18677.5744331944" calcext:value-type="float">
            <text:p>18677.57</text:p>
          </table:table-cell>
          <table:table-cell office:value-type="float" office:value="23310.40862058" calcext:value-type="float">
            <text:p>23310.41</text:p>
          </table:table-cell>
          <table:table-cell office:value-type="float" office:value="27972.490344696" calcext:value-type="float">
            <text:p>27972.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35" calcext:value-type="float">
            <text:p>35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3369.7594081409" calcext:value-type="float">
            <text:p>23369.76</text:p>
          </table:table-cell>
          <table:table-cell office:value-type="float" office:value="43599.9348169625" calcext:value-type="float">
            <text:p>43599.93</text:p>
          </table:table-cell>
          <table:table-cell office:value-type="float" office:value="9935.15628075512" calcext:value-type="float">
            <text:p>9935.16</text:p>
          </table:table-cell>
          <table:table-cell office:value-type="float" office:value="98707330.323028" calcext:value-type="float">
            <text:p>98707330.32</text:p>
          </table:table-cell>
          <table:table-cell office:value-type="float" office:value="18193.4011370672" calcext:value-type="float">
            <text:p>18193.40</text:p>
          </table:table-cell>
          <table:table-cell office:value-type="float" office:value="23369.7594081409" calcext:value-type="float">
            <text:p>23369.76</text:p>
          </table:table-cell>
          <table:table-cell office:value-type="float" office:value="28043.7112897691" calcext:value-type="float">
            <text:p>28043.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36" calcext:value-type="float">
            <text:p>36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2095.2233025624" calcext:value-type="float">
            <text:p>22095.22</text:p>
          </table:table-cell>
          <table:table-cell office:value-type="float" office:value="42790.8582625416" calcext:value-type="float">
            <text:p>42790.86</text:p>
          </table:table-cell>
          <table:table-cell office:value-type="float" office:value="10210.0857372744" calcext:value-type="float">
            <text:p>10210.09</text:p>
          </table:table-cell>
          <table:table-cell office:value-type="float" office:value="104245850.762494" calcext:value-type="float">
            <text:p>104245850.76</text:p>
          </table:table-cell>
          <table:table-cell office:value-type="float" office:value="17583.3889844821" calcext:value-type="float">
            <text:p>17583.39</text:p>
          </table:table-cell>
          <table:table-cell office:value-type="float" office:value="22095.2233025624" calcext:value-type="float">
            <text:p>22095.22</text:p>
          </table:table-cell>
          <table:table-cell office:value-type="float" office:value="26514.2679630749" calcext:value-type="float">
            <text:p>26514.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37" calcext:value-type="float">
            <text:p>37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9604.1485659489" calcext:value-type="float">
            <text:p>19604.15</text:p>
          </table:table-cell>
          <table:table-cell office:value-type="float" office:value="40499.9348169625" calcext:value-type="float">
            <text:p>40499.93</text:p>
          </table:table-cell>
          <table:table-cell office:value-type="float" office:value="10503.7100551293" calcext:value-type="float">
            <text:p>10503.71</text:p>
          </table:table-cell>
          <table:table-cell office:value-type="float" office:value="110327924.922224" calcext:value-type="float">
            <text:p>110327924.92</text:p>
          </table:table-cell>
          <table:table-cell office:value-type="float" office:value="16106.7536241627" calcext:value-type="float">
            <text:p>16106.75</text:p>
          </table:table-cell>
          <table:table-cell office:value-type="float" office:value="19604.1485659488" calcext:value-type="float">
            <text:p>19604.15</text:p>
          </table:table-cell>
          <table:table-cell office:value-type="float" office:value="23524.9782791386" calcext:value-type="float">
            <text:p>23524.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38" calcext:value-type="float">
            <text:p>38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1222.4903462911" calcext:value-type="float">
            <text:p>21222.49</text:p>
          </table:table-cell>
          <table:table-cell office:value-type="float" office:value="51662.3649349322" calcext:value-type="float">
            <text:p>51662.36</text:p>
          </table:table-cell>
          <table:table-cell office:value-type="float" office:value="11907.4110092965" calcext:value-type="float">
            <text:p>11907.41</text:p>
          </table:table-cell>
          <table:table-cell office:value-type="float" office:value="141786436.944315" calcext:value-type="float">
            <text:p>141786436.94</text:p>
          </table:table-cell>
          <table:table-cell office:value-type="float" office:value="18397.815135724" calcext:value-type="float">
            <text:p>18397.82</text:p>
          </table:table-cell>
          <table:table-cell office:value-type="float" office:value="21222.4903462911" calcext:value-type="float">
            <text:p>21222.49</text:p>
          </table:table-cell>
          <table:table-cell office:value-type="float" office:value="25466.9884155493" calcext:value-type="float">
            <text:p>25466.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39" calcext:value-type="float">
            <text:p>39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0877.4058387266" calcext:value-type="float">
            <text:p>20877.41</text:p>
          </table:table-cell>
          <table:table-cell office:value-type="float" office:value="49174.4565164974" calcext:value-type="float">
            <text:p>49174.46</text:p>
          </table:table-cell>
          <table:table-cell office:value-type="float" office:value="11906.2534834606" calcext:value-type="float">
            <text:p>11906.25</text:p>
          </table:table-cell>
          <table:table-cell office:value-type="float" office:value="141758872.012419" calcext:value-type="float">
            <text:p>141758872.01</text:p>
          </table:table-cell>
          <table:table-cell office:value-type="float" office:value="17939.1576454979" calcext:value-type="float">
            <text:p>17939.16</text:p>
          </table:table-cell>
          <table:table-cell office:value-type="float" office:value="20877.4058387266" calcext:value-type="float">
            <text:p>20877.41</text:p>
          </table:table-cell>
          <table:table-cell office:value-type="float" office:value="25052.8870064719" calcext:value-type="float">
            <text:p>25052.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40" calcext:value-type="float">
            <text:p>40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0297.210449199" calcext:value-type="float">
            <text:p>20297.21</text:p>
          </table:table-cell>
          <table:table-cell office:value-type="float" office:value="57198.4629404365" calcext:value-type="float">
            <text:p>57198.46</text:p>
          </table:table-cell>
          <table:table-cell office:value-type="float" office:value="12219.4092253357" calcext:value-type="float">
            <text:p>12219.41</text:p>
          </table:table-cell>
          <table:table-cell office:value-type="float" office:value="149313961.816218" calcext:value-type="float">
            <text:p>149313961.82</text:p>
          </table:table-cell>
          <table:table-cell office:value-type="float" office:value="18170.510968842" calcext:value-type="float">
            <text:p>18170.51</text:p>
          </table:table-cell>
          <table:table-cell office:value-type="float" office:value="20297.210449199" calcext:value-type="float">
            <text:p>20297.21</text:p>
          </table:table-cell>
          <table:table-cell office:value-type="float" office:value="24356.6525390388" calcext:value-type="float">
            <text:p>24356.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41" calcext:value-type="float">
            <text:p>41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1368.0581363891" calcext:value-type="float">
            <text:p>21368.06</text:p>
          </table:table-cell>
          <table:table-cell office:value-type="float" office:value="52355.5335607142" calcext:value-type="float">
            <text:p>52355.53</text:p>
          </table:table-cell>
          <table:table-cell office:value-type="float" office:value="12032.5821935222" calcext:value-type="float">
            <text:p>12032.58</text:p>
          </table:table-cell>
          <table:table-cell office:value-type="float" office:value="144783034.243866" calcext:value-type="float">
            <text:p>144783034.24</text:p>
          </table:table-cell>
          <table:table-cell office:value-type="float" office:value="18554.1914057021" calcext:value-type="float">
            <text:p>18554.19</text:p>
          </table:table-cell>
          <table:table-cell office:value-type="float" office:value="21368.0581363891" calcext:value-type="float">
            <text:p>21368.06</text:p>
          </table:table-cell>
          <table:table-cell office:value-type="float" office:value="25641.669763667" calcext:value-type="float">
            <text:p>25641.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42" calcext:value-type="float">
            <text:p>42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1677.8790525857" calcext:value-type="float">
            <text:p>21677.88</text:p>
          </table:table-cell>
          <table:table-cell office:value-type="float" office:value="52103.6361232474" calcext:value-type="float">
            <text:p>52103.64</text:p>
          </table:table-cell>
          <table:table-cell office:value-type="float" office:value="11790.6634806655" calcext:value-type="float">
            <text:p>11790.66</text:p>
          </table:table-cell>
          <table:table-cell office:value-type="float" office:value="139019745.314298" calcext:value-type="float">
            <text:p>139019745.31</text:p>
          </table:table-cell>
          <table:table-cell office:value-type="float" office:value="18726.3621810662" calcext:value-type="float">
            <text:p>18726.36</text:p>
          </table:table-cell>
          <table:table-cell office:value-type="float" office:value="21677.8790525857" calcext:value-type="float">
            <text:p>21677.88</text:p>
          </table:table-cell>
          <table:table-cell office:value-type="float" office:value="26013.4548631028" calcext:value-type="float">
            <text:p>26013.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43" calcext:value-type="float">
            <text:p>43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1294.4110400812" calcext:value-type="float">
            <text:p>21294.41</text:p>
          </table:table-cell>
          <table:table-cell office:value-type="float" office:value="49728.859838417" calcext:value-type="float">
            <text:p>49728.86</text:p>
          </table:table-cell>
          <table:table-cell office:value-type="float" office:value="11200.9738844242" calcext:value-type="float">
            <text:p>11200.97</text:p>
          </table:table-cell>
          <table:table-cell office:value-type="float" office:value="125461815.959552" calcext:value-type="float">
            <text:p>125461815.96</text:p>
          </table:table-cell>
          <table:table-cell office:value-type="float" office:value="18249.4971861998" calcext:value-type="float">
            <text:p>18249.50</text:p>
          </table:table-cell>
          <table:table-cell office:value-type="float" office:value="21294.4110400812" calcext:value-type="float">
            <text:p>21294.41</text:p>
          </table:table-cell>
          <table:table-cell office:value-type="float" office:value="25553.2932480975" calcext:value-type="float">
            <text:p>25553.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44" calcext:value-type="float">
            <text:p>44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1000.4841554476" calcext:value-type="float">
            <text:p>21000.48</text:p>
          </table:table-cell>
          <table:table-cell office:value-type="float" office:value="44678.7666809765" calcext:value-type="float">
            <text:p>44678.77</text:p>
          </table:table-cell>
          <table:table-cell office:value-type="float" office:value="10356.7180819944" calcext:value-type="float">
            <text:p>10356.72</text:p>
          </table:table-cell>
          <table:table-cell office:value-type="float" office:value="107261609.429909" calcext:value-type="float">
            <text:p>107261609.43</text:p>
          </table:table-cell>
          <table:table-cell office:value-type="float" office:value="17446.5585204088" calcext:value-type="float">
            <text:p>17446.56</text:p>
          </table:table-cell>
          <table:table-cell office:value-type="float" office:value="21000.4841554476" calcext:value-type="float">
            <text:p>21000.48</text:p>
          </table:table-cell>
          <table:table-cell office:value-type="float" office:value="25200.5809865371" calcext:value-type="float">
            <text:p>25200.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45" calcext:value-type="float">
            <text:p>45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1286.6383883442" calcext:value-type="float">
            <text:p>21286.64</text:p>
          </table:table-cell>
          <table:table-cell office:value-type="float" office:value="43959.0536512467" calcext:value-type="float">
            <text:p>43959.05</text:p>
          </table:table-cell>
          <table:table-cell office:value-type="float" office:value="10476.4881021038" calcext:value-type="float">
            <text:p>10476.49</text:p>
          </table:table-cell>
          <table:table-cell office:value-type="float" office:value="109756802.953522" calcext:value-type="float">
            <text:p>109756802.95</text:p>
          </table:table-cell>
          <table:table-cell office:value-type="float" office:value="17470.7346700012" calcext:value-type="float">
            <text:p>17470.73</text:p>
          </table:table-cell>
          <table:table-cell office:value-type="float" office:value="21286.6383883442" calcext:value-type="float">
            <text:p>21286.64</text:p>
          </table:table-cell>
          <table:table-cell office:value-type="float" office:value="25543.9660660131" calcext:value-type="float">
            <text:p>25543.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46" calcext:value-type="float">
            <text:p>46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9224.3113372445" calcext:value-type="float">
            <text:p>19224.31</text:p>
          </table:table-cell>
          <table:table-cell office:value-type="float" office:value="39947.6835038553" calcext:value-type="float">
            <text:p>39947.68</text:p>
          </table:table-cell>
          <table:table-cell office:value-type="float" office:value="9684.19784783962" calcext:value-type="float">
            <text:p>9684.20</text:p>
          </table:table-cell>
          <table:table-cell office:value-type="float" office:value="93783687.9561016" calcext:value-type="float">
            <text:p>93783687.96</text:p>
          </table:table-cell>
          <table:table-cell office:value-type="float" office:value="15836.6180420827" calcext:value-type="float">
            <text:p>15836.62</text:p>
          </table:table-cell>
          <table:table-cell office:value-type="float" office:value="19224.3113372445" calcext:value-type="float">
            <text:p>19224.31</text:p>
          </table:table-cell>
          <table:table-cell office:value-type="float" office:value="23069.1736046934" calcext:value-type="float">
            <text:p>23069.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47" calcext:value-type="float">
            <text:p>47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0749.8371333386" calcext:value-type="float">
            <text:p>20749.84</text:p>
          </table:table-cell>
          <table:table-cell office:value-type="float" office:value="41001.718247416" calcext:value-type="float">
            <text:p>41001.72</text:p>
          </table:table-cell>
          <table:table-cell office:value-type="float" office:value="8749.08023116571" calcext:value-type="float">
            <text:p>8749.08</text:p>
          </table:table-cell>
          <table:table-cell office:value-type="float" office:value="76546404.8913746" calcext:value-type="float">
            <text:p>76546404.89</text:p>
          </table:table-cell>
          <table:table-cell office:value-type="float" office:value="16695.5810203063" calcext:value-type="float">
            <text:p>16695.58</text:p>
          </table:table-cell>
          <table:table-cell office:value-type="float" office:value="20749.8371333385" calcext:value-type="float">
            <text:p>20749.84</text:p>
          </table:table-cell>
          <table:table-cell office:value-type="float" office:value="24899.8045600063" calcext:value-type="float">
            <text:p>24899.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48" calcext:value-type="float">
            <text:p>48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9743.6369115921" calcext:value-type="float">
            <text:p>19743.64</text:p>
          </table:table-cell>
          <table:table-cell office:value-type="float" office:value="51427.1354441467" calcext:value-type="float">
            <text:p>51427.14</text:p>
          </table:table-cell>
          <table:table-cell office:value-type="float" office:value="9782.92910986247" calcext:value-type="float">
            <text:p>9782.93</text:p>
          </table:table-cell>
          <table:table-cell office:value-type="float" office:value="95705701.9685946" calcext:value-type="float">
            <text:p>95705701.97</text:p>
          </table:table-cell>
          <table:table-cell office:value-type="float" office:value="17403.2512206998" calcext:value-type="float">
            <text:p>17403.25</text:p>
          </table:table-cell>
          <table:table-cell office:value-type="float" office:value="19743.6369115921" calcext:value-type="float">
            <text:p>19743.64</text:p>
          </table:table-cell>
          <table:table-cell office:value-type="float" office:value="23692.3642939105" calcext:value-type="float">
            <text:p>23692.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49" calcext:value-type="float">
            <text:p>49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0802.1985357737" calcext:value-type="float">
            <text:p>20802.20</text:p>
          </table:table-cell>
          <table:table-cell office:value-type="float" office:value="50277.7036369711" calcext:value-type="float">
            <text:p>50277.70</text:p>
          </table:table-cell>
          <table:table-cell office:value-type="float" office:value="10009.4102770938" calcext:value-type="float">
            <text:p>10009.41</text:p>
          </table:table-cell>
          <table:table-cell office:value-type="float" office:value="100188294.095192" calcext:value-type="float">
            <text:p>100188294.10</text:p>
          </table:table-cell>
          <table:table-cell office:value-type="float" office:value="18002.2006714241" calcext:value-type="float">
            <text:p>18002.20</text:p>
          </table:table-cell>
          <table:table-cell office:value-type="float" office:value="20802.1985357737" calcext:value-type="float">
            <text:p>20802.20</text:p>
          </table:table-cell>
          <table:table-cell office:value-type="float" office:value="24962.6382429285" calcext:value-type="float">
            <text:p>24962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0" calcext:value-type="float">
            <text:p>0</text:p>
          </table:table-cell>
          <table:table-cell office:value-type="float" office:value="1230.05630797458" calcext:value-type="float">
            <text:p>1230.06</text:p>
          </table:table-cell>
          <table:table-cell office:value-type="float" office:value="35587.69900315" calcext:value-type="float">
            <text:p>35587.70</text:p>
          </table:table-cell>
          <table:table-cell office:value-type="float" office:value="62778.8007882839" calcext:value-type="float">
            <text:p>62778.80</text:p>
          </table:table-cell>
          <table:table-cell office:value-type="float" office:value="13117.1544799542" calcext:value-type="float">
            <text:p>13117.15</text:p>
          </table:table-cell>
          <table:table-cell office:value-type="float" office:value="172059741.650983" calcext:value-type="float">
            <text:p>172059741.65</text:p>
          </table:table-cell>
          <table:table-cell office:value-type="float" office:value="26594.2462452911" calcext:value-type="float">
            <text:p>26594.25</text:p>
          </table:table-cell>
          <table:table-cell office:value-type="float" office:value="35587.69900315" calcext:value-type="float">
            <text:p>35587.70</text:p>
          </table:table-cell>
          <table:table-cell office:value-type="float" office:value="42705.23880378" calcext:value-type="float">
            <text:p>42705.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" calcext:value-type="float">
            <text:p>1</text:p>
          </table:table-cell>
          <table:table-cell office:value-type="float" office:value="1171.47766421189" calcext:value-type="float">
            <text:p>1171.48</text:p>
          </table:table-cell>
          <table:table-cell office:value-type="float" office:value="33609.1078966722" calcext:value-type="float">
            <text:p>33609.11</text:p>
          </table:table-cell>
          <table:table-cell office:value-type="float" office:value="60393.354940663" calcext:value-type="float">
            <text:p>60393.35</text:p>
          </table:table-cell>
          <table:table-cell office:value-type="float" office:value="13787.6436612356" calcext:value-type="float">
            <text:p>13787.64</text:p>
          </table:table-cell>
          <table:table-cell office:value-type="float" office:value="190099117.72921" calcext:value-type="float">
            <text:p>190099117.73</text:p>
          </table:table-cell>
          <table:table-cell office:value-type="float" office:value="25468.5033644294" calcext:value-type="float">
            <text:p>25468.50</text:p>
          </table:table-cell>
          <table:table-cell office:value-type="float" office:value="33609.1078966722" calcext:value-type="float">
            <text:p>33609.11</text:p>
          </table:table-cell>
          <table:table-cell office:value-type="float" office:value="40330.9294760066" calcext:value-type="float">
            <text:p>40330.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" calcext:value-type="float">
            <text:p>2</text:p>
          </table:table-cell>
          <table:table-cell office:value-type="float" office:value="1171.47766421189" calcext:value-type="float">
            <text:p>1171.48</text:p>
          </table:table-cell>
          <table:table-cell office:value-type="float" office:value="31398.4645609048" calcext:value-type="float">
            <text:p>31398.46</text:p>
          </table:table-cell>
          <table:table-cell office:value-type="float" office:value="60393.354940663" calcext:value-type="float">
            <text:p>60393.35</text:p>
          </table:table-cell>
          <table:table-cell office:value-type="float" office:value="12389.2873760428" calcext:value-type="float">
            <text:p>12389.29</text:p>
          </table:table-cell>
          <table:table-cell office:value-type="float" office:value="153494441.686174" calcext:value-type="float">
            <text:p>153494441.69</text:p>
          </table:table-cell>
          <table:table-cell office:value-type="float" office:value="24851.9250539211" calcext:value-type="float">
            <text:p>24851.93</text:p>
          </table:table-cell>
          <table:table-cell office:value-type="float" office:value="31398.4645609048" calcext:value-type="float">
            <text:p>31398.46</text:p>
          </table:table-cell>
          <table:table-cell office:value-type="float" office:value="37678.1574730857" calcext:value-type="float">
            <text:p>37678.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3" calcext:value-type="float">
            <text:p>3</text:p>
          </table:table-cell>
          <table:table-cell office:value-type="float" office:value="1171.47766421189" calcext:value-type="float">
            <text:p>1171.48</text:p>
          </table:table-cell>
          <table:table-cell office:value-type="float" office:value="31003.3543553958" calcext:value-type="float">
            <text:p>31003.35</text:p>
          </table:table-cell>
          <table:table-cell office:value-type="float" office:value="54707.442244164" calcext:value-type="float">
            <text:p>54707.44</text:p>
          </table:table-cell>
          <table:table-cell office:value-type="float" office:value="12400.7720664115" calcext:value-type="float">
            <text:p>12400.77</text:p>
          </table:table-cell>
          <table:table-cell office:value-type="float" office:value="153779147.843092" calcext:value-type="float">
            <text:p>153779147.84</text:p>
          </table:table-cell>
          <table:table-cell office:value-type="float" office:value="23199.7362749761" calcext:value-type="float">
            <text:p>23199.74</text:p>
          </table:table-cell>
          <table:table-cell office:value-type="float" office:value="31003.3543553957" calcext:value-type="float">
            <text:p>31003.35</text:p>
          </table:table-cell>
          <table:table-cell office:value-type="float" office:value="37204.0252264749" calcext:value-type="float">
            <text:p>37204.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4" calcext:value-type="float">
            <text:p>4</text:p>
          </table:table-cell>
          <table:table-cell office:value-type="float" office:value="1171.47766421189" calcext:value-type="float">
            <text:p>1171.48</text:p>
          </table:table-cell>
          <table:table-cell office:value-type="float" office:value="28795.4450498312" calcext:value-type="float">
            <text:p>28795.45</text:p>
          </table:table-cell>
          <table:table-cell office:value-type="float" office:value="54146.5242289822" calcext:value-type="float">
            <text:p>54146.52</text:p>
          </table:table-cell>
          <table:table-cell office:value-type="float" office:value="13260.2061282082" calcext:value-type="float">
            <text:p>13260.21</text:p>
          </table:table-cell>
          <table:table-cell office:value-type="float" office:value="175833066.56257" calcext:value-type="float">
            <text:p>175833066.56</text:p>
          </table:table-cell>
          <table:table-cell office:value-type="float" office:value="22520.016463224" calcext:value-type="float">
            <text:p>22520.02</text:p>
          </table:table-cell>
          <table:table-cell office:value-type="float" office:value="28795.4450498312" calcext:value-type="float">
            <text:p>28795.45</text:p>
          </table:table-cell>
          <table:table-cell office:value-type="float" office:value="34554.5340597974" calcext:value-type="float">
            <text:p>34554.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5" calcext:value-type="float">
            <text:p>5</text:p>
          </table:table-cell>
          <table:table-cell office:value-type="float" office:value="1171.47766421189" calcext:value-type="float">
            <text:p>1171.48</text:p>
          </table:table-cell>
          <table:table-cell office:value-type="float" office:value="28386.6588478802" calcext:value-type="float">
            <text:p>28386.66</text:p>
          </table:table-cell>
          <table:table-cell office:value-type="float" office:value="57246.0720828226" calcext:value-type="float">
            <text:p>57246.07</text:p>
          </table:table-cell>
          <table:table-cell office:value-type="float" office:value="13227.376264564" calcext:value-type="float">
            <text:p>13227.38</text:p>
          </table:table-cell>
          <table:table-cell office:value-type="float" office:value="174963482.844352" calcext:value-type="float">
            <text:p>174963482.84</text:p>
          </table:table-cell>
          <table:table-cell office:value-type="float" office:value="23032.7865604932" calcext:value-type="float">
            <text:p>23032.79</text:p>
          </table:table-cell>
          <table:table-cell office:value-type="float" office:value="28386.6588478802" calcext:value-type="float">
            <text:p>28386.66</text:p>
          </table:table-cell>
          <table:table-cell office:value-type="float" office:value="34063.9906174562" calcext:value-type="float">
            <text:p>34063.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6" calcext:value-type="float">
            <text:p>6</text:p>
          </table:table-cell>
          <table:table-cell office:value-type="float" office:value="1023.60679774998" calcext:value-type="float">
            <text:p>1023.61</text:p>
          </table:table-cell>
          <table:table-cell office:value-type="float" office:value="29026.4900945157" calcext:value-type="float">
            <text:p>29026.49</text:p>
          </table:table-cell>
          <table:table-cell office:value-type="float" office:value="53518.1500214648" calcext:value-type="float">
            <text:p>53518.15</text:p>
          </table:table-cell>
          <table:table-cell office:value-type="float" office:value="13062.737886367" calcext:value-type="float">
            <text:p>13062.74</text:p>
          </table:table-cell>
          <table:table-cell office:value-type="float" office:value="170635121.087929" calcext:value-type="float">
            <text:p>170635121.09</text:p>
          </table:table-cell>
          <table:table-cell office:value-type="float" office:value="22388.921084854" calcext:value-type="float">
            <text:p>22388.92</text:p>
          </table:table-cell>
          <table:table-cell office:value-type="float" office:value="29026.4900945157" calcext:value-type="float">
            <text:p>29026.49</text:p>
          </table:table-cell>
          <table:table-cell office:value-type="float" office:value="34831.7881134189" calcext:value-type="float">
            <text:p>34831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7" calcext:value-type="float">
            <text:p>7</text:p>
          </table:table-cell>
          <table:table-cell office:value-type="float" office:value="1023.60679774998" calcext:value-type="float">
            <text:p>1023.61</text:p>
          </table:table-cell>
          <table:table-cell office:value-type="float" office:value="28923.1786477346" calcext:value-type="float">
            <text:p>28923.18</text:p>
          </table:table-cell>
          <table:table-cell office:value-type="float" office:value="55850.9606523335" calcext:value-type="float">
            <text:p>55850.96</text:p>
          </table:table-cell>
          <table:table-cell office:value-type="float" office:value="12648.7661446116" calcext:value-type="float">
            <text:p>12648.77</text:p>
          </table:table-cell>
          <table:table-cell office:value-type="float" office:value="159991284.981073" calcext:value-type="float">
            <text:p>159991284.98</text:p>
          </table:table-cell>
          <table:table-cell office:value-type="float" office:value="22929.7826771746" calcext:value-type="float">
            <text:p>22929.78</text:p>
          </table:table-cell>
          <table:table-cell office:value-type="float" office:value="28923.1786477346" calcext:value-type="float">
            <text:p>28923.18</text:p>
          </table:table-cell>
          <table:table-cell office:value-type="float" office:value="34707.8143772815" calcext:value-type="float">
            <text:p>34707.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8" calcext:value-type="float">
            <text:p>8</text:p>
          </table:table-cell>
          <table:table-cell office:value-type="float" office:value="1023.60679774998" calcext:value-type="float">
            <text:p>1023.61</text:p>
          </table:table-cell>
          <table:table-cell office:value-type="float" office:value="26121.9643765932" calcext:value-type="float">
            <text:p>26121.96</text:p>
          </table:table-cell>
          <table:table-cell office:value-type="float" office:value="52379.1953153444" calcext:value-type="float">
            <text:p>52379.20</text:p>
          </table:table-cell>
          <table:table-cell office:value-type="float" office:value="12582.0315167752" calcext:value-type="float">
            <text:p>12582.03</text:p>
          </table:table-cell>
          <table:table-cell office:value-type="float" office:value="158307517.089125" calcext:value-type="float">
            <text:p>158307517.09</text:p>
          </table:table-cell>
          <table:table-cell office:value-type="float" office:value="21128.152164522" calcext:value-type="float">
            <text:p>21128.15</text:p>
          </table:table-cell>
          <table:table-cell office:value-type="float" office:value="26121.9643765932" calcext:value-type="float">
            <text:p>26121.96</text:p>
          </table:table-cell>
          <table:table-cell office:value-type="float" office:value="31346.3572519118" calcext:value-type="float">
            <text:p>31346.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9" calcext:value-type="float">
            <text:p>9</text:p>
          </table:table-cell>
          <table:table-cell office:value-type="float" office:value="1023.60679774998" calcext:value-type="float">
            <text:p>1023.61</text:p>
          </table:table-cell>
          <table:table-cell office:value-type="float" office:value="26290.8418033133" calcext:value-type="float">
            <text:p>26290.84</text:p>
          </table:table-cell>
          <table:table-cell office:value-type="float" office:value="52003.1269805561" calcext:value-type="float">
            <text:p>52003.13</text:p>
          </table:table-cell>
          <table:table-cell office:value-type="float" office:value="12102.5811392664" calcext:value-type="float">
            <text:p>12102.58</text:p>
          </table:table-cell>
          <table:table-cell office:value-type="float" office:value="146472470.232528" calcext:value-type="float">
            <text:p>146472470.23</text:p>
          </table:table-cell>
          <table:table-cell office:value-type="float" office:value="21123.6863073378" calcext:value-type="float">
            <text:p>21123.69</text:p>
          </table:table-cell>
          <table:table-cell office:value-type="float" office:value="26290.8418033133" calcext:value-type="float">
            <text:p>26290.84</text:p>
          </table:table-cell>
          <table:table-cell office:value-type="float" office:value="31549.010163976" calcext:value-type="float">
            <text:p>31549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0" calcext:value-type="float">
            <text:p>10</text:p>
          </table:table-cell>
          <table:table-cell office:value-type="float" office:value="1023.60679774998" calcext:value-type="float">
            <text:p>1023.61</text:p>
          </table:table-cell>
          <table:table-cell office:value-type="float" office:value="28203.1756053026" calcext:value-type="float">
            <text:p>28203.18</text:p>
          </table:table-cell>
          <table:table-cell office:value-type="float" office:value="56515.9608179679" calcext:value-type="float">
            <text:p>56515.96</text:p>
          </table:table-cell>
          <table:table-cell office:value-type="float" office:value="13201.8911646797" calcext:value-type="float">
            <text:p>13201.89</text:p>
          </table:table-cell>
          <table:table-cell office:value-type="float" office:value="174289930.324048" calcext:value-type="float">
            <text:p>174289930.32</text:p>
          </table:table-cell>
          <table:table-cell office:value-type="float" office:value="22788.3063425435" calcext:value-type="float">
            <text:p>22788.31</text:p>
          </table:table-cell>
          <table:table-cell office:value-type="float" office:value="28203.1756053026" calcext:value-type="float">
            <text:p>28203.18</text:p>
          </table:table-cell>
          <table:table-cell office:value-type="float" office:value="33843.8107263631" calcext:value-type="float">
            <text:p>33843.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1" calcext:value-type="float">
            <text:p>11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6838.8659975802" calcext:value-type="float">
            <text:p>26838.87</text:p>
          </table:table-cell>
          <table:table-cell office:value-type="float" office:value="51714.2094551703" calcext:value-type="float">
            <text:p>51714.21</text:p>
          </table:table-cell>
          <table:table-cell office:value-type="float" office:value="13515.6334468235" calcext:value-type="float">
            <text:p>13515.63</text:p>
          </table:table-cell>
          <table:table-cell office:value-type="float" office:value="182672347.468894" calcext:value-type="float">
            <text:p>182672347.47</text:p>
          </table:table-cell>
          <table:table-cell office:value-type="float" office:value="21255.7726223757" calcext:value-type="float">
            <text:p>21255.77</text:p>
          </table:table-cell>
          <table:table-cell office:value-type="float" office:value="26838.8659975802" calcext:value-type="float">
            <text:p>26838.87</text:p>
          </table:table-cell>
          <table:table-cell office:value-type="float" office:value="32206.6391970962" calcext:value-type="float">
            <text:p>32206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2" calcext:value-type="float">
            <text:p>12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6136.6241665069" calcext:value-type="float">
            <text:p>26136.62</text:p>
          </table:table-cell>
          <table:table-cell office:value-type="float" office:value="57216.4948895349" calcext:value-type="float">
            <text:p>57216.49</text:p>
          </table:table-cell>
          <table:table-cell office:value-type="float" office:value="12931.6973103271" calcext:value-type="float">
            <text:p>12931.70</text:p>
          </table:table-cell>
          <table:table-cell office:value-type="float" office:value="167228795.325922" calcext:value-type="float">
            <text:p>167228795.33</text:p>
          </table:table-cell>
          <table:table-cell office:value-type="float" office:value="21903.1228648505" calcext:value-type="float">
            <text:p>21903.12</text:p>
          </table:table-cell>
          <table:table-cell office:value-type="float" office:value="26136.6241665069" calcext:value-type="float">
            <text:p>26136.62</text:p>
          </table:table-cell>
          <table:table-cell office:value-type="float" office:value="31363.9489998082" calcext:value-type="float">
            <text:p>31363.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3" calcext:value-type="float">
            <text:p>13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5264.8181022109" calcext:value-type="float">
            <text:p>25264.82</text:p>
          </table:table-cell>
          <table:table-cell office:value-type="float" office:value="48827.9561686653" calcext:value-type="float">
            <text:p>48827.96</text:p>
          </table:table-cell>
          <table:table-cell office:value-type="float" office:value="11366.1581123399" calcext:value-type="float">
            <text:p>11366.16</text:p>
          </table:table-cell>
          <table:table-cell office:value-type="float" office:value="129189550.234709" calcext:value-type="float">
            <text:p>129189550.23</text:p>
          </table:table-cell>
          <table:table-cell office:value-type="float" office:value="20054.0251645207" calcext:value-type="float">
            <text:p>20054.03</text:p>
          </table:table-cell>
          <table:table-cell office:value-type="float" office:value="25264.8181022109" calcext:value-type="float">
            <text:p>25264.82</text:p>
          </table:table-cell>
          <table:table-cell office:value-type="float" office:value="30317.7817226531" calcext:value-type="float">
            <text:p>30317.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4" calcext:value-type="float">
            <text:p>14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5513.7307385942" calcext:value-type="float">
            <text:p>25513.73</text:p>
          </table:table-cell>
          <table:table-cell office:value-type="float" office:value="53518.1500214648" calcext:value-type="float">
            <text:p>53518.15</text:p>
          </table:table-cell>
          <table:table-cell office:value-type="float" office:value="12410.9988809885" calcext:value-type="float">
            <text:p>12411.00</text:p>
          </table:table-cell>
          <table:table-cell office:value-type="float" office:value="154032893.223898" calcext:value-type="float">
            <text:p>154032893.22</text:p>
          </table:table-cell>
          <table:table-cell office:value-type="float" office:value="21040.7780094923" calcext:value-type="float">
            <text:p>21040.78</text:p>
          </table:table-cell>
          <table:table-cell office:value-type="float" office:value="25513.7307385942" calcext:value-type="float">
            <text:p>25513.73</text:p>
          </table:table-cell>
          <table:table-cell office:value-type="float" office:value="30616.476886313" calcext:value-type="float">
            <text:p>30616.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5" calcext:value-type="float">
            <text:p>15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4229.2033734057" calcext:value-type="float">
            <text:p>24229.20</text:p>
          </table:table-cell>
          <table:table-cell office:value-type="float" office:value="51545.3980694907" calcext:value-type="float">
            <text:p>51545.40</text:p>
          </table:table-cell>
          <table:table-cell office:value-type="float" office:value="12276.3373552927" calcext:value-type="float">
            <text:p>12276.34</text:p>
          </table:table-cell>
          <table:table-cell office:value-type="float" office:value="150708458.860954" calcext:value-type="float">
            <text:p>150708458.86</text:p>
          </table:table-cell>
          <table:table-cell office:value-type="float" office:value="20102.2997997186" calcext:value-type="float">
            <text:p>20102.30</text:p>
          </table:table-cell>
          <table:table-cell office:value-type="float" office:value="24229.2033734057" calcext:value-type="float">
            <text:p>24229.20</text:p>
          </table:table-cell>
          <table:table-cell office:value-type="float" office:value="29075.0440480868" calcext:value-type="float">
            <text:p>29075.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6" calcext:value-type="float">
            <text:p>16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5224.5097137521" calcext:value-type="float">
            <text:p>25224.51</text:p>
          </table:table-cell>
          <table:table-cell office:value-type="float" office:value="56955.8441227157" calcext:value-type="float">
            <text:p>56955.84</text:p>
          </table:table-cell>
          <table:table-cell office:value-type="float" office:value="12669.6236243155" calcext:value-type="float">
            <text:p>12669.62</text:p>
          </table:table-cell>
          <table:table-cell office:value-type="float" office:value="160519362.781815" calcext:value-type="float">
            <text:p>160519362.78</text:p>
          </table:table-cell>
          <table:table-cell office:value-type="float" office:value="21363.7896427991" calcext:value-type="float">
            <text:p>21363.79</text:p>
          </table:table-cell>
          <table:table-cell office:value-type="float" office:value="25224.5097137521" calcext:value-type="float">
            <text:p>25224.51</text:p>
          </table:table-cell>
          <table:table-cell office:value-type="float" office:value="30269.4116565025" calcext:value-type="float">
            <text:p>30269.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7" calcext:value-type="float">
            <text:p>17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5293.047962921" calcext:value-type="float">
            <text:p>25293.05</text:p>
          </table:table-cell>
          <table:table-cell office:value-type="float" office:value="53621.529547665" calcext:value-type="float">
            <text:p>53621.53</text:p>
          </table:table-cell>
          <table:table-cell office:value-type="float" office:value="11527.7262418383" calcext:value-type="float">
            <text:p>11527.73</text:p>
          </table:table-cell>
          <table:table-cell office:value-type="float" office:value="132888472.306768" calcext:value-type="float">
            <text:p>132888472.31</text:p>
          </table:table-cell>
          <table:table-cell office:value-type="float" office:value="20944.5843299835" calcext:value-type="float">
            <text:p>20944.58</text:p>
          </table:table-cell>
          <table:table-cell office:value-type="float" office:value="25293.047962921" calcext:value-type="float">
            <text:p>25293.05</text:p>
          </table:table-cell>
          <table:table-cell office:value-type="float" office:value="30351.6575555052" calcext:value-type="float">
            <text:p>30351.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8" calcext:value-type="float">
            <text:p>18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6162.9265995191" calcext:value-type="float">
            <text:p>26162.93</text:p>
          </table:table-cell>
          <table:table-cell office:value-type="float" office:value="51803.3784784746" calcext:value-type="float">
            <text:p>51803.38</text:p>
          </table:table-cell>
          <table:table-cell office:value-type="float" office:value="12214.5991288748" calcext:value-type="float">
            <text:p>12214.60</text:p>
          </table:table-cell>
          <table:table-cell office:value-type="float" office:value="149196431.87911" calcext:value-type="float">
            <text:p>149196431.88</text:p>
          </table:table-cell>
          <table:table-cell office:value-type="float" office:value="21015.8379793614" calcext:value-type="float">
            <text:p>21015.84</text:p>
          </table:table-cell>
          <table:table-cell office:value-type="float" office:value="26162.9265995191" calcext:value-type="float">
            <text:p>26162.93</text:p>
          </table:table-cell>
          <table:table-cell office:value-type="float" office:value="31395.5119194229" calcext:value-type="float">
            <text:p>31395.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" calcext:value-type="float">
            <text:p>19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8111.1510393435" calcext:value-type="float">
            <text:p>28111.15</text:p>
          </table:table-cell>
          <table:table-cell office:value-type="float" office:value="55090.7961389814" calcext:value-type="float">
            <text:p>55090.80</text:p>
          </table:table-cell>
          <table:table-cell office:value-type="float" office:value="11681.9113012772" calcext:value-type="float">
            <text:p>11681.91</text:p>
          </table:table-cell>
          <table:table-cell office:value-type="float" office:value="136467051.650908" calcext:value-type="float">
            <text:p>136467051.65</text:p>
          </table:table-cell>
          <table:table-cell office:value-type="float" office:value="22449.3095140064" calcext:value-type="float">
            <text:p>22449.31</text:p>
          </table:table-cell>
          <table:table-cell office:value-type="float" office:value="28111.1510393435" calcext:value-type="float">
            <text:p>28111.15</text:p>
          </table:table-cell>
          <table:table-cell office:value-type="float" office:value="33733.3812472122" calcext:value-type="float">
            <text:p>33733.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" calcext:value-type="float">
            <text:p>20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5807.5780189911" calcext:value-type="float">
            <text:p>25807.58</text:p>
          </table:table-cell>
          <table:table-cell office:value-type="float" office:value="51803.3784784746" calcext:value-type="float">
            <text:p>51803.38</text:p>
          </table:table-cell>
          <table:table-cell office:value-type="float" office:value="11543.2880552566" calcext:value-type="float">
            <text:p>11543.29</text:p>
          </table:table-cell>
          <table:table-cell office:value-type="float" office:value="133247499.12663" calcext:value-type="float">
            <text:p>133247499.13</text:p>
          </table:table-cell>
          <table:table-cell office:value-type="float" office:value="20870.3553386842" calcext:value-type="float">
            <text:p>20870.36</text:p>
          </table:table-cell>
          <table:table-cell office:value-type="float" office:value="25807.5780189911" calcext:value-type="float">
            <text:p>25807.58</text:p>
          </table:table-cell>
          <table:table-cell office:value-type="float" office:value="30969.0936227893" calcext:value-type="float">
            <text:p>30969.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" calcext:value-type="float">
            <text:p>21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5815.7668026822" calcext:value-type="float">
            <text:p>25815.77</text:p>
          </table:table-cell>
          <table:table-cell office:value-type="float" office:value="55803.3784784746" calcext:value-type="float">
            <text:p>55803.38</text:p>
          </table:table-cell>
          <table:table-cell office:value-type="float" office:value="12735.5628346386" calcext:value-type="float">
            <text:p>12735.56</text:p>
          </table:table-cell>
          <table:table-cell office:value-type="float" office:value="162194560.715027" calcext:value-type="float">
            <text:p>162194560.72</text:p>
          </table:table-cell>
          <table:table-cell office:value-type="float" office:value="21532.9962482458" calcext:value-type="float">
            <text:p>21533.00</text:p>
          </table:table-cell>
          <table:table-cell office:value-type="float" office:value="25815.7668026822" calcext:value-type="float">
            <text:p>25815.77</text:p>
          </table:table-cell>
          <table:table-cell office:value-type="float" office:value="30978.9201632186" calcext:value-type="float">
            <text:p>30978.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2" calcext:value-type="float">
            <text:p>22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4431.3440827106" calcext:value-type="float">
            <text:p>24431.34</text:p>
          </table:table-cell>
          <table:table-cell office:value-type="float" office:value="52148.2322781408" calcext:value-type="float">
            <text:p>52148.23</text:p>
          </table:table-cell>
          <table:table-cell office:value-type="float" office:value="11837.6702415468" calcext:value-type="float">
            <text:p>11837.67</text:p>
          </table:table-cell>
          <table:table-cell office:value-type="float" office:value="140130436.747602" calcext:value-type="float">
            <text:p>140130436.75</text:p>
          </table:table-cell>
          <table:table-cell office:value-type="float" office:value="20290.2559449638" calcext:value-type="float">
            <text:p>20290.26</text:p>
          </table:table-cell>
          <table:table-cell office:value-type="float" office:value="24431.3440827106" calcext:value-type="float">
            <text:p>24431.34</text:p>
          </table:table-cell>
          <table:table-cell office:value-type="float" office:value="29317.6128992527" calcext:value-type="float">
            <text:p>29317.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3" calcext:value-type="float">
            <text:p>23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4763.3261376413" calcext:value-type="float">
            <text:p>24763.33</text:p>
          </table:table-cell>
          <table:table-cell office:value-type="float" office:value="49728.859838417" calcext:value-type="float">
            <text:p>49728.86</text:p>
          </table:table-cell>
          <table:table-cell office:value-type="float" office:value="11355.1543134899" calcext:value-type="float">
            <text:p>11355.15</text:p>
          </table:table-cell>
          <table:table-cell office:value-type="float" office:value="128939529.483168" calcext:value-type="float">
            <text:p>128939529.48</text:p>
          </table:table-cell>
          <table:table-cell office:value-type="float" office:value="20037.5341366202" calcext:value-type="float">
            <text:p>20037.53</text:p>
          </table:table-cell>
          <table:table-cell office:value-type="float" office:value="24763.3261376413" calcext:value-type="float">
            <text:p>24763.33</text:p>
          </table:table-cell>
          <table:table-cell office:value-type="float" office:value="29715.9913651696" calcext:value-type="float">
            <text:p>29715.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4" calcext:value-type="float">
            <text:p>24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3252.840354554" calcext:value-type="float">
            <text:p>23252.84</text:p>
          </table:table-cell>
          <table:table-cell office:value-type="float" office:value="42173.1959116279" calcext:value-type="float">
            <text:p>42173.20</text:p>
          </table:table-cell>
          <table:table-cell office:value-type="float" office:value="11061.1568472792" calcext:value-type="float">
            <text:p>11061.16</text:p>
          </table:table-cell>
          <table:table-cell office:value-type="float" office:value="122349190.800112" calcext:value-type="float">
            <text:p>122349190.80</text:p>
          </table:table-cell>
          <table:table-cell office:value-type="float" office:value="17768.7588055955" calcext:value-type="float">
            <text:p>17768.76</text:p>
          </table:table-cell>
          <table:table-cell office:value-type="float" office:value="23252.840354554" calcext:value-type="float">
            <text:p>23252.84</text:p>
          </table:table-cell>
          <table:table-cell office:value-type="float" office:value="27903.4084254648" calcext:value-type="float">
            <text:p>27903.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5" calcext:value-type="float">
            <text:p>25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2279.2829311574" calcext:value-type="float">
            <text:p>22279.28</text:p>
          </table:table-cell>
          <table:table-cell office:value-type="float" office:value="42962.7055249382" calcext:value-type="float">
            <text:p>42962.71</text:p>
          </table:table-cell>
          <table:table-cell office:value-type="float" office:value="10237.7642438716" calcext:value-type="float">
            <text:p>10237.76</text:p>
          </table:table-cell>
          <table:table-cell office:value-type="float" office:value="104811816.713095" calcext:value-type="float">
            <text:p>104811816.71</text:p>
          </table:table-cell>
          <table:table-cell office:value-type="float" office:value="17682.4397054481" calcext:value-type="float">
            <text:p>17682.44</text:p>
          </table:table-cell>
          <table:table-cell office:value-type="float" office:value="22279.2829311574" calcext:value-type="float">
            <text:p>22279.28</text:p>
          </table:table-cell>
          <table:table-cell office:value-type="float" office:value="26735.1395173888" calcext:value-type="float">
            <text:p>26735.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6" calcext:value-type="float">
            <text:p>26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2107.4817467025" calcext:value-type="float">
            <text:p>22107.48</text:p>
          </table:table-cell>
          <table:table-cell office:value-type="float" office:value="48481.4558208332" calcext:value-type="float">
            <text:p>48481.46</text:p>
          </table:table-cell>
          <table:table-cell office:value-type="float" office:value="11581.5206738626" calcext:value-type="float">
            <text:p>11581.52</text:p>
          </table:table-cell>
          <table:table-cell office:value-type="float" office:value="134131621.119108" calcext:value-type="float">
            <text:p>134131621.12</text:p>
          </table:table-cell>
          <table:table-cell office:value-type="float" office:value="18559.0723002036" calcext:value-type="float">
            <text:p>18559.07</text:p>
          </table:table-cell>
          <table:table-cell office:value-type="float" office:value="22107.4817467025" calcext:value-type="float">
            <text:p>22107.48</text:p>
          </table:table-cell>
          <table:table-cell office:value-type="float" office:value="26528.978096043" calcext:value-type="float">
            <text:p>26528.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7" calcext:value-type="float">
            <text:p>27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3954.0676104746" calcext:value-type="float">
            <text:p>23954.07</text:p>
          </table:table-cell>
          <table:table-cell office:value-type="float" office:value="45951.4657157219" calcext:value-type="float">
            <text:p>45951.47</text:p>
          </table:table-cell>
          <table:table-cell office:value-type="float" office:value="11789.0613122286" calcext:value-type="float">
            <text:p>11789.06</text:p>
          </table:table-cell>
          <table:table-cell office:value-type="float" office:value="138981966.623486" calcext:value-type="float">
            <text:p>138981966.62</text:p>
          </table:table-cell>
          <table:table-cell office:value-type="float" office:value="18942.1431852996" calcext:value-type="float">
            <text:p>18942.14</text:p>
          </table:table-cell>
          <table:table-cell office:value-type="float" office:value="23954.0676104746" calcext:value-type="float">
            <text:p>23954.07</text:p>
          </table:table-cell>
          <table:table-cell office:value-type="float" office:value="28744.8811325696" calcext:value-type="float">
            <text:p>28744.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8" calcext:value-type="float">
            <text:p>28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1450.4552340345" calcext:value-type="float">
            <text:p>21450.46</text:p>
          </table:table-cell>
          <table:table-cell office:value-type="float" office:value="44501.718247416" calcext:value-type="float">
            <text:p>44501.72</text:p>
          </table:table-cell>
          <table:table-cell office:value-type="float" office:value="11377.1784828623" calcext:value-type="float">
            <text:p>11377.18</text:p>
          </table:table-cell>
          <table:table-cell office:value-type="float" office:value="129440190.230906" calcext:value-type="float">
            <text:p>129440190.23</text:p>
          </table:table-cell>
          <table:table-cell office:value-type="float" office:value="17633.5007111209" calcext:value-type="float">
            <text:p>17633.50</text:p>
          </table:table-cell>
          <table:table-cell office:value-type="float" office:value="21450.4552340345" calcext:value-type="float">
            <text:p>21450.46</text:p>
          </table:table-cell>
          <table:table-cell office:value-type="float" office:value="25740.5462808414" calcext:value-type="float">
            <text:p>25740.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9" calcext:value-type="float">
            <text:p>29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2098.7003075567" calcext:value-type="float">
            <text:p>22098.70</text:p>
          </table:table-cell>
          <table:table-cell office:value-type="float" office:value="47055.8441227157" calcext:value-type="float">
            <text:p>47055.84</text:p>
          </table:table-cell>
          <table:table-cell office:value-type="float" office:value="10826.7674225057" calcext:value-type="float">
            <text:p>10826.77</text:p>
          </table:table-cell>
          <table:table-cell office:value-type="float" office:value="117218892.821031" calcext:value-type="float">
            <text:p>117218892.82</text:p>
          </table:table-cell>
          <table:table-cell office:value-type="float" office:value="18351.8904135127" calcext:value-type="float">
            <text:p>18351.89</text:p>
          </table:table-cell>
          <table:table-cell office:value-type="float" office:value="22098.7003075567" calcext:value-type="float">
            <text:p>22098.70</text:p>
          </table:table-cell>
          <table:table-cell office:value-type="float" office:value="26518.4403690681" calcext:value-type="float">
            <text:p>26518.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30" calcext:value-type="float">
            <text:p>30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2048.7382523335" calcext:value-type="float">
            <text:p>22048.74</text:p>
          </table:table-cell>
          <table:table-cell office:value-type="float" office:value="43247.6183208178" calcext:value-type="float">
            <text:p>43247.62</text:p>
          </table:table-cell>
          <table:table-cell office:value-type="float" office:value="10626.7642545311" calcext:value-type="float">
            <text:p>10626.76</text:p>
          </table:table-cell>
          <table:table-cell office:value-type="float" office:value="112928118.52138" calcext:value-type="float">
            <text:p>112928118.52</text:p>
          </table:table-cell>
          <table:table-cell office:value-type="float" office:value="17658.0373856121" calcext:value-type="float">
            <text:p>17658.04</text:p>
          </table:table-cell>
          <table:table-cell office:value-type="float" office:value="22048.7382523335" calcext:value-type="float">
            <text:p>22048.74</text:p>
          </table:table-cell>
          <table:table-cell office:value-type="float" office:value="26458.4859028002" calcext:value-type="float">
            <text:p>26458.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31" calcext:value-type="float">
            <text:p>31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2377.3974785076" calcext:value-type="float">
            <text:p>22377.40</text:p>
          </table:table-cell>
          <table:table-cell office:value-type="float" office:value="43247.6183208178" calcext:value-type="float">
            <text:p>43247.62</text:p>
          </table:table-cell>
          <table:table-cell office:value-type="float" office:value="9535.18196359567" calcext:value-type="float">
            <text:p>9535.18</text:p>
          </table:table-cell>
          <table:table-cell office:value-type="float" office:value="90919695.0788803" calcext:value-type="float">
            <text:p>90919695.08</text:p>
          </table:table-cell>
          <table:table-cell office:value-type="float" office:value="17780.5955409317" calcext:value-type="float">
            <text:p>17780.60</text:p>
          </table:table-cell>
          <table:table-cell office:value-type="float" office:value="22377.3974785076" calcext:value-type="float">
            <text:p>22377.40</text:p>
          </table:table-cell>
          <table:table-cell office:value-type="float" office:value="26852.8769742091" calcext:value-type="float">
            <text:p>26852.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32" calcext:value-type="float">
            <text:p>32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2199.2647923212" calcext:value-type="float">
            <text:p>22199.26</text:p>
          </table:table-cell>
          <table:table-cell office:value-type="float" office:value="48030.5842326874" calcext:value-type="float">
            <text:p>48030.58</text:p>
          </table:table-cell>
          <table:table-cell office:value-type="float" office:value="10047.2451450726" calcext:value-type="float">
            <text:p>10047.25</text:p>
          </table:table-cell>
          <table:table-cell office:value-type="float" office:value="100947135.005186" calcext:value-type="float">
            <text:p>100947135.01</text:p>
          </table:table-cell>
          <table:table-cell office:value-type="float" office:value="18545.494829538" calcext:value-type="float">
            <text:p>18545.49</text:p>
          </table:table-cell>
          <table:table-cell office:value-type="float" office:value="22199.2647923212" calcext:value-type="float">
            <text:p>22199.26</text:p>
          </table:table-cell>
          <table:table-cell office:value-type="float" office:value="26639.1177507855" calcext:value-type="float">
            <text:p>26639.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33" calcext:value-type="float">
            <text:p>33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1775.3541581688" calcext:value-type="float">
            <text:p>21775.35</text:p>
          </table:table-cell>
          <table:table-cell office:value-type="float" office:value="48755.5335607142" calcext:value-type="float">
            <text:p>48755.53</text:p>
          </table:table-cell>
          <table:table-cell office:value-type="float" office:value="11358.8994834213" calcext:value-type="float">
            <text:p>11358.90</text:p>
          </table:table-cell>
          <table:table-cell office:value-type="float" office:value="129024597.474468" calcext:value-type="float">
            <text:p>129024597.47</text:p>
          </table:table-cell>
          <table:table-cell office:value-type="float" office:value="18412.3945684579" calcext:value-type="float">
            <text:p>18412.39</text:p>
          </table:table-cell>
          <table:table-cell office:value-type="float" office:value="21775.3541581688" calcext:value-type="float">
            <text:p>21775.35</text:p>
          </table:table-cell>
          <table:table-cell office:value-type="float" office:value="26130.4249898025" calcext:value-type="float">
            <text:p>26130.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34" calcext:value-type="float">
            <text:p>34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4134.0769432006" calcext:value-type="float">
            <text:p>24134.08</text:p>
          </table:table-cell>
          <table:table-cell office:value-type="float" office:value="55001.718247416" calcext:value-type="float">
            <text:p>55001.72</text:p>
          </table:table-cell>
          <table:table-cell office:value-type="float" office:value="12535.346866336" calcext:value-type="float">
            <text:p>12535.35</text:p>
          </table:table-cell>
          <table:table-cell office:value-type="float" office:value="157134921.05936" calcext:value-type="float">
            <text:p>157134921.06</text:p>
          </table:table-cell>
          <table:table-cell office:value-type="float" office:value="20507.4095931658" calcext:value-type="float">
            <text:p>20507.41</text:p>
          </table:table-cell>
          <table:table-cell office:value-type="float" office:value="24134.0769432006" calcext:value-type="float">
            <text:p>24134.08</text:p>
          </table:table-cell>
          <table:table-cell office:value-type="float" office:value="28960.8923318407" calcext:value-type="float">
            <text:p>28960.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35" calcext:value-type="float">
            <text:p>35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3878.9342622597" calcext:value-type="float">
            <text:p>23878.93</text:p>
          </table:table-cell>
          <table:table-cell office:value-type="float" office:value="49248.7373415292" calcext:value-type="float">
            <text:p>49248.74</text:p>
          </table:table-cell>
          <table:table-cell office:value-type="float" office:value="11948.9622727035" calcext:value-type="float">
            <text:p>11948.96</text:p>
          </table:table-cell>
          <table:table-cell office:value-type="float" office:value="142777699.394492" calcext:value-type="float">
            <text:p>142777699.39</text:p>
          </table:table-cell>
          <table:table-cell office:value-type="float" office:value="19561.0185014534" calcext:value-type="float">
            <text:p>19561.02</text:p>
          </table:table-cell>
          <table:table-cell office:value-type="float" office:value="23878.9342622597" calcext:value-type="float">
            <text:p>23878.93</text:p>
          </table:table-cell>
          <table:table-cell office:value-type="float" office:value="28654.7211147116" calcext:value-type="float">
            <text:p>28654.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36" calcext:value-type="float">
            <text:p>36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3716.1358873964" calcext:value-type="float">
            <text:p>23716.14</text:p>
          </table:table-cell>
          <table:table-cell office:value-type="float" office:value="47882.0270870848" calcext:value-type="float">
            <text:p>47882.03</text:p>
          </table:table-cell>
          <table:table-cell office:value-type="float" office:value="11181.1369880273" calcext:value-type="float">
            <text:p>11181.14</text:p>
          </table:table-cell>
          <table:table-cell office:value-type="float" office:value="125017824.345033" calcext:value-type="float">
            <text:p>125017824.35</text:p>
          </table:table-cell>
          <table:table-cell office:value-type="float" office:value="19245.9657607958" calcext:value-type="float">
            <text:p>19245.97</text:p>
          </table:table-cell>
          <table:table-cell office:value-type="float" office:value="23716.1358873964" calcext:value-type="float">
            <text:p>23716.14</text:p>
          </table:table-cell>
          <table:table-cell office:value-type="float" office:value="28459.3630648756" calcext:value-type="float">
            <text:p>28459.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37" calcext:value-type="float">
            <text:p>37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1889.3479446757" calcext:value-type="float">
            <text:p>21889.35</text:p>
          </table:table-cell>
          <table:table-cell office:value-type="float" office:value="47032.1823680855" calcext:value-type="float">
            <text:p>47032.18</text:p>
          </table:table-cell>
          <table:table-cell office:value-type="float" office:value="11462.6038369279" calcext:value-type="float">
            <text:p>11462.60</text:p>
          </table:table-cell>
          <table:table-cell office:value-type="float" office:value="131391286.722355" calcext:value-type="float">
            <text:p>131391286.72</text:p>
          </table:table-cell>
          <table:table-cell office:value-type="float" office:value="18241.8955843569" calcext:value-type="float">
            <text:p>18241.90</text:p>
          </table:table-cell>
          <table:table-cell office:value-type="float" office:value="21889.3479446757" calcext:value-type="float">
            <text:p>21889.35</text:p>
          </table:table-cell>
          <table:table-cell office:value-type="float" office:value="26267.2175336108" calcext:value-type="float">
            <text:p>26267.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38" calcext:value-type="float">
            <text:p>38</text:p>
          </table:table-cell>
          <table:table-cell office:value-type="float" office:value="900" calcext:value-type="float">
            <text:p>900.00</text:p>
          </table:table-cell>
          <table:table-cell office:value-type="float" office:value="19449.6801627962" calcext:value-type="float">
            <text:p>19449.68</text:p>
          </table:table-cell>
          <table:table-cell office:value-type="float" office:value="55352.533858856" calcext:value-type="float">
            <text:p>55352.53</text:p>
          </table:table-cell>
          <table:table-cell office:value-type="float" office:value="12000.0385964863" calcext:value-type="float">
            <text:p>12000.04</text:p>
          </table:table-cell>
          <table:table-cell office:value-type="float" office:value="144000926.317162" calcext:value-type="float">
            <text:p>144000926.32</text:p>
          </table:table-cell>
          <table:table-cell office:value-type="float" office:value="17439.8937021275" calcext:value-type="float">
            <text:p>17439.89</text:p>
          </table:table-cell>
          <table:table-cell office:value-type="float" office:value="19449.6801627961" calcext:value-type="float">
            <text:p>19449.68</text:p>
          </table:table-cell>
          <table:table-cell office:value-type="float" office:value="23339.6161953554" calcext:value-type="float">
            <text:p>23339.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39" calcext:value-type="float">
            <text:p>39</text:p>
          </table:table-cell>
          <table:table-cell office:value-type="float" office:value="900" calcext:value-type="float">
            <text:p>900.00</text:p>
          </table:table-cell>
          <table:table-cell office:value-type="float" office:value="19751.0016454039" calcext:value-type="float">
            <text:p>19751.00</text:p>
          </table:table-cell>
          <table:table-cell office:value-type="float" office:value="47154.1889907858" calcext:value-type="float">
            <text:p>47154.19</text:p>
          </table:table-cell>
          <table:table-cell office:value-type="float" office:value="10626.9614704366" calcext:value-type="float">
            <text:p>10626.96</text:p>
          </table:table-cell>
          <table:table-cell office:value-type="float" office:value="112932310.094143" calcext:value-type="float">
            <text:p>112932310.09</text:p>
          </table:table-cell>
          <table:table-cell office:value-type="float" office:value="17033.6085201211" calcext:value-type="float">
            <text:p>17033.61</text:p>
          </table:table-cell>
          <table:table-cell office:value-type="float" office:value="19751.0016454039" calcext:value-type="float">
            <text:p>19751.00</text:p>
          </table:table-cell>
          <table:table-cell office:value-type="float" office:value="23701.2019744847" calcext:value-type="float">
            <text:p>23701.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.00</text:p>
          </table:table-cell>
          <table:table-cell office:value-type="float" office:value="20530.370425911" calcext:value-type="float">
            <text:p>20530.37</text:p>
          </table:table-cell>
          <table:table-cell office:value-type="float" office:value="52130.5842326874" calcext:value-type="float">
            <text:p>52130.58</text:p>
          </table:table-cell>
          <table:table-cell office:value-type="float" office:value="12171.2636979609" calcext:value-type="float">
            <text:p>12171.26</text:p>
          </table:table-cell>
          <table:table-cell office:value-type="float" office:value="148139660.0053" calcext:value-type="float">
            <text:p>148139660.01</text:p>
          </table:table-cell>
          <table:table-cell office:value-type="float" office:value="17979.6359346438" calcext:value-type="float">
            <text:p>17979.64</text:p>
          </table:table-cell>
          <table:table-cell office:value-type="float" office:value="20530.370425911" calcext:value-type="float">
            <text:p>20530.37</text:p>
          </table:table-cell>
          <table:table-cell office:value-type="float" office:value="24636.4445110932" calcext:value-type="float">
            <text:p>24636.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41" calcext:value-type="float">
            <text:p>41</text:p>
          </table:table-cell>
          <table:table-cell office:value-type="float" office:value="900" calcext:value-type="float">
            <text:p>900.00</text:p>
          </table:table-cell>
          <table:table-cell office:value-type="float" office:value="20157.8995018324" calcext:value-type="float">
            <text:p>20157.90</text:p>
          </table:table-cell>
          <table:table-cell office:value-type="float" office:value="50652.4758424985" calcext:value-type="float">
            <text:p>50652.48</text:p>
          </table:table-cell>
          <table:table-cell office:value-type="float" office:value="11803.680780759" calcext:value-type="float">
            <text:p>11803.68</text:p>
          </table:table-cell>
          <table:table-cell office:value-type="float" office:value="139326879.97406" calcext:value-type="float">
            <text:p>139326879.97</text:p>
          </table:table-cell>
          <table:table-cell office:value-type="float" office:value="17611.8808364959" calcext:value-type="float">
            <text:p>17611.88</text:p>
          </table:table-cell>
          <table:table-cell office:value-type="float" office:value="20157.8995018324" calcext:value-type="float">
            <text:p>20157.90</text:p>
          </table:table-cell>
          <table:table-cell office:value-type="float" office:value="24189.4794021989" calcext:value-type="float">
            <text:p>24189.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42" calcext:value-type="float">
            <text:p>42</text:p>
          </table:table-cell>
          <table:table-cell office:value-type="float" office:value="900" calcext:value-type="float">
            <text:p>900.00</text:p>
          </table:table-cell>
          <table:table-cell office:value-type="float" office:value="18308.7647547578" calcext:value-type="float">
            <text:p>18308.76</text:p>
          </table:table-cell>
          <table:table-cell office:value-type="float" office:value="50652.4758424985" calcext:value-type="float">
            <text:p>50652.48</text:p>
          </table:table-cell>
          <table:table-cell office:value-type="float" office:value="12081.9421237297" calcext:value-type="float">
            <text:p>12081.94</text:p>
          </table:table-cell>
          <table:table-cell office:value-type="float" office:value="145973325.481154" calcext:value-type="float">
            <text:p>145973325.48</text:p>
          </table:table-cell>
          <table:table-cell office:value-type="float" office:value="16337.8531441443" calcext:value-type="float">
            <text:p>16337.85</text:p>
          </table:table-cell>
          <table:table-cell office:value-type="float" office:value="18308.7647547578" calcext:value-type="float">
            <text:p>18308.76</text:p>
          </table:table-cell>
          <table:table-cell office:value-type="float" office:value="21970.5177057093" calcext:value-type="float">
            <text:p>21970.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43" calcext:value-type="float">
            <text:p>43</text:p>
          </table:table-cell>
          <table:table-cell office:value-type="float" office:value="900" calcext:value-type="float">
            <text:p>900.00</text:p>
          </table:table-cell>
          <table:table-cell office:value-type="float" office:value="18944.0506744326" calcext:value-type="float">
            <text:p>18944.05</text:p>
          </table:table-cell>
          <table:table-cell office:value-type="float" office:value="50193.5474023984" calcext:value-type="float">
            <text:p>50193.55</text:p>
          </table:table-cell>
          <table:table-cell office:value-type="float" office:value="12790.4305578527" calcext:value-type="float">
            <text:p>12790.43</text:p>
          </table:table-cell>
          <table:table-cell office:value-type="float" office:value="163595113.855252" calcext:value-type="float">
            <text:p>163595113.86</text:p>
          </table:table-cell>
          <table:table-cell office:value-type="float" office:value="16756.3200154453" calcext:value-type="float">
            <text:p>16756.32</text:p>
          </table:table-cell>
          <table:table-cell office:value-type="float" office:value="18944.0506744326" calcext:value-type="float">
            <text:p>18944.05</text:p>
          </table:table-cell>
          <table:table-cell office:value-type="float" office:value="22732.8608093192" calcext:value-type="float">
            <text:p>22732.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44" calcext:value-type="float">
            <text:p>44</text:p>
          </table:table-cell>
          <table:table-cell office:value-type="float" office:value="900" calcext:value-type="float">
            <text:p>900.00</text:p>
          </table:table-cell>
          <table:table-cell office:value-type="float" office:value="21130.9769582272" calcext:value-type="float">
            <text:p>21130.98</text:p>
          </table:table-cell>
          <table:table-cell office:value-type="float" office:value="53098.4629404365" calcext:value-type="float">
            <text:p>53098.46</text:p>
          </table:table-cell>
          <table:table-cell office:value-type="float" office:value="12584.6623741545" calcext:value-type="float">
            <text:p>12584.66</text:p>
          </table:table-cell>
          <table:table-cell office:value-type="float" office:value="158373727.07146" calcext:value-type="float">
            <text:p>158373727.07</text:p>
          </table:table-cell>
          <table:table-cell office:value-type="float" office:value="18456.3824769181" calcext:value-type="float">
            <text:p>18456.38</text:p>
          </table:table-cell>
          <table:table-cell office:value-type="float" office:value="21130.9769582272" calcext:value-type="float">
            <text:p>21130.98</text:p>
          </table:table-cell>
          <table:table-cell office:value-type="float" office:value="25357.1723498727" calcext:value-type="float">
            <text:p>25357.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45" calcext:value-type="float">
            <text:p>45</text:p>
          </table:table-cell>
          <table:table-cell office:value-type="float" office:value="900" calcext:value-type="float">
            <text:p>900.00</text:p>
          </table:table-cell>
          <table:table-cell office:value-type="float" office:value="18981.4698465656" calcext:value-type="float">
            <text:p>18981.47</text:p>
          </table:table-cell>
          <table:table-cell office:value-type="float" office:value="57668.5028633296" calcext:value-type="float">
            <text:p>57668.50</text:p>
          </table:table-cell>
          <table:table-cell office:value-type="float" office:value="12632.1713188177" calcext:value-type="float">
            <text:p>12632.17</text:p>
          </table:table-cell>
          <table:table-cell office:value-type="float" office:value="159571752.22796" calcext:value-type="float">
            <text:p>159571752.23</text:p>
          </table:table-cell>
          <table:table-cell office:value-type="float" office:value="17207.1653940869" calcext:value-type="float">
            <text:p>17207.17</text:p>
          </table:table-cell>
          <table:table-cell office:value-type="float" office:value="18981.4698465656" calcext:value-type="float">
            <text:p>18981.47</text:p>
          </table:table-cell>
          <table:table-cell office:value-type="float" office:value="22777.7638158787" calcext:value-type="float">
            <text:p>22777.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46" calcext:value-type="float">
            <text:p>46</text:p>
          </table:table-cell>
          <table:table-cell office:value-type="float" office:value="900" calcext:value-type="float">
            <text:p>900.00</text:p>
          </table:table-cell>
          <table:table-cell office:value-type="float" office:value="18833.3054778338" calcext:value-type="float">
            <text:p>18833.31</text:p>
          </table:table-cell>
          <table:table-cell office:value-type="float" office:value="54707.442244164" calcext:value-type="float">
            <text:p>54707.44</text:p>
          </table:table-cell>
          <table:table-cell office:value-type="float" office:value="11646.4117071509" calcext:value-type="float">
            <text:p>11646.41</text:p>
          </table:table-cell>
          <table:table-cell office:value-type="float" office:value="135638905.652461" calcext:value-type="float">
            <text:p>135638905.65</text:p>
          </table:table-cell>
          <table:table-cell office:value-type="float" office:value="16950.3700221807" calcext:value-type="float">
            <text:p>16950.37</text:p>
          </table:table-cell>
          <table:table-cell office:value-type="float" office:value="18833.3054778338" calcext:value-type="float">
            <text:p>18833.31</text:p>
          </table:table-cell>
          <table:table-cell office:value-type="float" office:value="22599.9665734006" calcext:value-type="float">
            <text:p>22599.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47" calcext:value-type="float">
            <text:p>47</text:p>
          </table:table-cell>
          <table:table-cell office:value-type="float" office:value="900" calcext:value-type="float">
            <text:p>900.00</text:p>
          </table:table-cell>
          <table:table-cell office:value-type="float" office:value="19499.3865644904" calcext:value-type="float">
            <text:p>19499.39</text:p>
          </table:table-cell>
          <table:table-cell office:value-type="float" office:value="47175.4803261668" calcext:value-type="float">
            <text:p>47175.48</text:p>
          </table:table-cell>
          <table:table-cell office:value-type="float" office:value="11717.5563947385" calcext:value-type="float">
            <text:p>11717.56</text:p>
          </table:table-cell>
          <table:table-cell office:value-type="float" office:value="137301127.863876" calcext:value-type="float">
            <text:p>137301127.86</text:p>
          </table:table-cell>
          <table:table-cell office:value-type="float" office:value="16878.5208338966" calcext:value-type="float">
            <text:p>16878.52</text:p>
          </table:table-cell>
          <table:table-cell office:value-type="float" office:value="19499.3865644904" calcext:value-type="float">
            <text:p>19499.39</text:p>
          </table:table-cell>
          <table:table-cell office:value-type="float" office:value="23399.2638773885" calcext:value-type="float">
            <text:p>23399.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48" calcext:value-type="float">
            <text:p>48</text:p>
          </table:table-cell>
          <table:table-cell office:value-type="float" office:value="900" calcext:value-type="float">
            <text:p>900.00</text:p>
          </table:table-cell>
          <table:table-cell office:value-type="float" office:value="19624.7363441401" calcext:value-type="float">
            <text:p>19624.74</text:p>
          </table:table-cell>
          <table:table-cell office:value-type="float" office:value="46332.3086269577" calcext:value-type="float">
            <text:p>46332.31</text:p>
          </table:table-cell>
          <table:table-cell office:value-type="float" office:value="11692.4159524617" calcext:value-type="float">
            <text:p>11692.42</text:p>
          </table:table-cell>
          <table:table-cell office:value-type="float" office:value="136712590.80538" calcext:value-type="float">
            <text:p>136712590.81</text:p>
          </table:table-cell>
          <table:table-cell office:value-type="float" office:value="16872.9473760076" calcext:value-type="float">
            <text:p>16872.95</text:p>
          </table:table-cell>
          <table:table-cell office:value-type="float" office:value="19624.7363441401" calcext:value-type="float">
            <text:p>19624.74</text:p>
          </table:table-cell>
          <table:table-cell office:value-type="float" office:value="23549.6836129681" calcext:value-type="float">
            <text:p>23549.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49" calcext:value-type="float">
            <text:p>49</text:p>
          </table:table-cell>
          <table:table-cell office:value-type="float" office:value="900" calcext:value-type="float">
            <text:p>900.00</text:p>
          </table:table-cell>
          <table:table-cell office:value-type="float" office:value="18864.6022075448" calcext:value-type="float">
            <text:p>18864.60</text:p>
          </table:table-cell>
          <table:table-cell office:value-type="float" office:value="41852.533858856" calcext:value-type="float">
            <text:p>41852.53</text:p>
          </table:table-cell>
          <table:table-cell office:value-type="float" office:value="11180.6113357412" calcext:value-type="float">
            <text:p>11180.61</text:p>
          </table:table-cell>
          <table:table-cell office:value-type="float" office:value="125006069.840904" calcext:value-type="float">
            <text:p>125006069.84</text:p>
          </table:table-cell>
          <table:table-cell office:value-type="float" office:value="15916.1414273181" calcext:value-type="float">
            <text:p>15916.14</text:p>
          </table:table-cell>
          <table:table-cell office:value-type="float" office:value="18864.6022075448" calcext:value-type="float">
            <text:p>18864.60</text:p>
          </table:table-cell>
          <table:table-cell office:value-type="float" office:value="22637.5226490537" calcext:value-type="float">
            <text:p>22637.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0" calcext:value-type="float">
            <text:p>0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35141.0047199622" calcext:value-type="float">
            <text:p>35141.00</text:p>
          </table:table-cell>
          <table:table-cell office:value-type="float" office:value="65414.839757605" calcext:value-type="float">
            <text:p>65414.84</text:p>
          </table:table-cell>
          <table:table-cell office:value-type="float" office:value="11853.8498950979" calcext:value-type="float">
            <text:p>11853.85</text:p>
          </table:table-cell>
          <table:table-cell office:value-type="float" office:value="140513757.335513" calcext:value-type="float">
            <text:p>140513757.34</text:p>
          </table:table-cell>
          <table:table-cell office:value-type="float" office:value="27211.0405721241" calcext:value-type="float">
            <text:p>27211.04</text:p>
          </table:table-cell>
          <table:table-cell office:value-type="float" office:value="35141.0047199622" calcext:value-type="float">
            <text:p>35141.00</text:p>
          </table:table-cell>
          <table:table-cell office:value-type="float" office:value="42169.2056639546" calcext:value-type="float">
            <text:p>42169.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1" calcext:value-type="float">
            <text:p>1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34421.558570872" calcext:value-type="float">
            <text:p>34421.56</text:p>
          </table:table-cell>
          <table:table-cell office:value-type="float" office:value="61212.8246310802" calcext:value-type="float">
            <text:p>61212.82</text:p>
          </table:table-cell>
          <table:table-cell office:value-type="float" office:value="12281.3006608368" calcext:value-type="float">
            <text:p>12281.30</text:p>
          </table:table-cell>
          <table:table-cell office:value-type="float" office:value="150830345.92187" calcext:value-type="float">
            <text:p>150830345.92</text:p>
          </table:table-cell>
          <table:table-cell office:value-type="float" office:value="25829.1112123344" calcext:value-type="float">
            <text:p>25829.11</text:p>
          </table:table-cell>
          <table:table-cell office:value-type="float" office:value="34421.558570872" calcext:value-type="float">
            <text:p>34421.56</text:p>
          </table:table-cell>
          <table:table-cell office:value-type="float" office:value="41305.8702850464" calcext:value-type="float">
            <text:p>41305.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" calcext:value-type="float">
            <text:p>2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34071.4403825039" calcext:value-type="float">
            <text:p>34071.44</text:p>
          </table:table-cell>
          <table:table-cell office:value-type="float" office:value="61212.8246310802" calcext:value-type="float">
            <text:p>61212.82</text:p>
          </table:table-cell>
          <table:table-cell office:value-type="float" office:value="11950.7480324287" calcext:value-type="float">
            <text:p>11950.75</text:p>
          </table:table-cell>
          <table:table-cell office:value-type="float" office:value="142820378.534598" calcext:value-type="float">
            <text:p>142820378.53</text:p>
          </table:table-cell>
          <table:table-cell office:value-type="float" office:value="25764.0071835933" calcext:value-type="float">
            <text:p>25764.01</text:p>
          </table:table-cell>
          <table:table-cell office:value-type="float" office:value="34071.4403825039" calcext:value-type="float">
            <text:p>34071.44</text:p>
          </table:table-cell>
          <table:table-cell office:value-type="float" office:value="40885.7284590046" calcext:value-type="float">
            <text:p>40885.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3" calcext:value-type="float">
            <text:p>3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32272.4653396448" calcext:value-type="float">
            <text:p>32272.47</text:p>
          </table:table-cell>
          <table:table-cell office:value-type="float" office:value="50901.2131840277" calcext:value-type="float">
            <text:p>50901.21</text:p>
          </table:table-cell>
          <table:table-cell office:value-type="float" office:value="11583.1996915032" calcext:value-type="float">
            <text:p>11583.20</text:p>
          </table:table-cell>
          <table:table-cell office:value-type="float" office:value="134170515.09324" calcext:value-type="float">
            <text:p>134170515.09</text:p>
          </table:table-cell>
          <table:table-cell office:value-type="float" office:value="21431.2293085242" calcext:value-type="float">
            <text:p>21431.23</text:p>
          </table:table-cell>
          <table:table-cell office:value-type="float" office:value="32272.4653396448" calcext:value-type="float">
            <text:p>32272.47</text:p>
          </table:table-cell>
          <table:table-cell office:value-type="float" office:value="38726.9584075738" calcext:value-type="float">
            <text:p>38726.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4" calcext:value-type="float">
            <text:p>4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32027.9345232327" calcext:value-type="float">
            <text:p>32027.93</text:p>
          </table:table-cell>
          <table:table-cell office:value-type="float" office:value="53591.2950834153" calcext:value-type="float">
            <text:p>53591.30</text:p>
          </table:table-cell>
          <table:table-cell office:value-type="float" office:value="11946.4226987171" calcext:value-type="float">
            <text:p>11946.42</text:p>
          </table:table-cell>
          <table:table-cell office:value-type="float" office:value="142717015.296422" calcext:value-type="float">
            <text:p>142717015.30</text:p>
          </table:table-cell>
          <table:table-cell office:value-type="float" office:value="22805.7155188468" calcext:value-type="float">
            <text:p>22805.72</text:p>
          </table:table-cell>
          <table:table-cell office:value-type="float" office:value="32027.9345232327" calcext:value-type="float">
            <text:p>32027.93</text:p>
          </table:table-cell>
          <table:table-cell office:value-type="float" office:value="38433.5214278792" calcext:value-type="float">
            <text:p>38433.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5" calcext:value-type="float">
            <text:p>5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30173.1098257746" calcext:value-type="float">
            <text:p>30173.11</text:p>
          </table:table-cell>
          <table:table-cell office:value-type="float" office:value="57216.4948895349" calcext:value-type="float">
            <text:p>57216.49</text:p>
          </table:table-cell>
          <table:table-cell office:value-type="float" office:value="12709.3230660392" calcext:value-type="float">
            <text:p>12709.32</text:p>
          </table:table-cell>
          <table:table-cell office:value-type="float" office:value="161526892.796955" calcext:value-type="float">
            <text:p>161526892.80</text:p>
          </table:table-cell>
          <table:table-cell office:value-type="float" office:value="23659.4198170962" calcext:value-type="float">
            <text:p>23659.42</text:p>
          </table:table-cell>
          <table:table-cell office:value-type="float" office:value="30173.1098257746" calcext:value-type="float">
            <text:p>30173.11</text:p>
          </table:table-cell>
          <table:table-cell office:value-type="float" office:value="36207.7317909296" calcext:value-type="float">
            <text:p>36207.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6" calcext:value-type="float">
            <text:p>6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8510.6390348314" calcext:value-type="float">
            <text:p>28510.64</text:p>
          </table:table-cell>
          <table:table-cell office:value-type="float" office:value="56154.1889907858" calcext:value-type="float">
            <text:p>56154.19</text:p>
          </table:table-cell>
          <table:table-cell office:value-type="float" office:value="12469.837908422" calcext:value-type="float">
            <text:p>12469.84</text:p>
          </table:table-cell>
          <table:table-cell office:value-type="float" office:value="155496857.462318" calcext:value-type="float">
            <text:p>155496857.46</text:p>
          </table:table-cell>
          <table:table-cell office:value-type="float" office:value="22832.388118277" calcext:value-type="float">
            <text:p>22832.39</text:p>
          </table:table-cell>
          <table:table-cell office:value-type="float" office:value="28510.6390348314" calcext:value-type="float">
            <text:p>28510.64</text:p>
          </table:table-cell>
          <table:table-cell office:value-type="float" office:value="34212.7668417977" calcext:value-type="float">
            <text:p>34212.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7" calcext:value-type="float">
            <text:p>7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6927.1451708506" calcext:value-type="float">
            <text:p>26927.15</text:p>
          </table:table-cell>
          <table:table-cell office:value-type="float" office:value="54290.2279601069" calcext:value-type="float">
            <text:p>54290.23</text:p>
          </table:table-cell>
          <table:table-cell office:value-type="float" office:value="12325.9002993351" calcext:value-type="float">
            <text:p>12325.90</text:p>
          </table:table-cell>
          <table:table-cell office:value-type="float" office:value="151927818.189149" calcext:value-type="float">
            <text:p>151927818.19</text:p>
          </table:table-cell>
          <table:table-cell office:value-type="float" office:value="21820.9515154526" calcext:value-type="float">
            <text:p>21820.95</text:p>
          </table:table-cell>
          <table:table-cell office:value-type="float" office:value="26927.1451708506" calcext:value-type="float">
            <text:p>26927.15</text:p>
          </table:table-cell>
          <table:table-cell office:value-type="float" office:value="32312.5742050207" calcext:value-type="float">
            <text:p>32312.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8" calcext:value-type="float">
            <text:p>8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6440.4081157768" calcext:value-type="float">
            <text:p>26440.41</text:p>
          </table:table-cell>
          <table:table-cell office:value-type="float" office:value="53518.1500214648" calcext:value-type="float">
            <text:p>53518.15</text:p>
          </table:table-cell>
          <table:table-cell office:value-type="float" office:value="12447.1258382848" calcext:value-type="float">
            <text:p>12447.13</text:p>
          </table:table-cell>
          <table:table-cell office:value-type="float" office:value="154930941.634097" calcext:value-type="float">
            <text:p>154930941.63</text:p>
          </table:table-cell>
          <table:table-cell office:value-type="float" office:value="21468.7349146522" calcext:value-type="float">
            <text:p>21468.73</text:p>
          </table:table-cell>
          <table:table-cell office:value-type="float" office:value="26440.4081157768" calcext:value-type="float">
            <text:p>26440.41</text:p>
          </table:table-cell>
          <table:table-cell office:value-type="float" office:value="31728.4897389321" calcext:value-type="float">
            <text:p>31728.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9" calcext:value-type="float">
            <text:p>9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6445.8419559627" calcext:value-type="float">
            <text:p>26445.84</text:p>
          </table:table-cell>
          <table:table-cell office:value-type="float" office:value="54677.2077799143" calcext:value-type="float">
            <text:p>54677.21</text:p>
          </table:table-cell>
          <table:table-cell office:value-type="float" office:value="11478.3672989017" calcext:value-type="float">
            <text:p>11478.37</text:p>
          </table:table-cell>
          <table:table-cell office:value-type="float" office:value="131752915.848496" calcext:value-type="float">
            <text:p>131752915.85</text:p>
          </table:table-cell>
          <table:table-cell office:value-type="float" office:value="21675.3292013387" calcext:value-type="float">
            <text:p>21675.33</text:p>
          </table:table-cell>
          <table:table-cell office:value-type="float" office:value="26445.8419559627" calcext:value-type="float">
            <text:p>26445.84</text:p>
          </table:table-cell>
          <table:table-cell office:value-type="float" office:value="31735.0103471552" calcext:value-type="float">
            <text:p>31735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10" calcext:value-type="float">
            <text:p>10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4409.1775998218" calcext:value-type="float">
            <text:p>24409.18</text:p>
          </table:table-cell>
          <table:table-cell office:value-type="float" office:value="50074.9752627784" calcext:value-type="float">
            <text:p>50074.98</text:p>
          </table:table-cell>
          <table:table-cell office:value-type="float" office:value="11817.4619150155" calcext:value-type="float">
            <text:p>11817.46</text:p>
          </table:table-cell>
          <table:table-cell office:value-type="float" office:value="139652406.112841" calcext:value-type="float">
            <text:p>139652406.11</text:p>
          </table:table-cell>
          <table:table-cell office:value-type="float" office:value="19953.3054209223" calcext:value-type="float">
            <text:p>19953.31</text:p>
          </table:table-cell>
          <table:table-cell office:value-type="float" office:value="24409.1775998218" calcext:value-type="float">
            <text:p>24409.18</text:p>
          </table:table-cell>
          <table:table-cell office:value-type="float" office:value="29291.0131197861" calcext:value-type="float">
            <text:p>29291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11" calcext:value-type="float">
            <text:p>11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3268.9843130915" calcext:value-type="float">
            <text:p>23268.98</text:p>
          </table:table-cell>
          <table:table-cell office:value-type="float" office:value="53591.3780286484" calcext:value-type="float">
            <text:p>53591.38</text:p>
          </table:table-cell>
          <table:table-cell office:value-type="float" office:value="12096.0874252168" calcext:value-type="float">
            <text:p>12096.09</text:p>
          </table:table-cell>
          <table:table-cell office:value-type="float" office:value="146315330.998489" calcext:value-type="float">
            <text:p>146315331.00</text:p>
          </table:table-cell>
          <table:table-cell office:value-type="float" office:value="19848.5691297214" calcext:value-type="float">
            <text:p>19848.57</text:p>
          </table:table-cell>
          <table:table-cell office:value-type="float" office:value="23268.9843130915" calcext:value-type="float">
            <text:p>23268.98</text:p>
          </table:table-cell>
          <table:table-cell office:value-type="float" office:value="27922.7811757098" calcext:value-type="float">
            <text:p>27922.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12" calcext:value-type="float">
            <text:p>12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4861.4862919752" calcext:value-type="float">
            <text:p>24861.49</text:p>
          </table:table-cell>
          <table:table-cell office:value-type="float" office:value="43930.5842326873" calcext:value-type="float">
            <text:p>43930.58</text:p>
          </table:table-cell>
          <table:table-cell office:value-type="float" office:value="11676.457258328" calcext:value-type="float">
            <text:p>11676.46</text:p>
          </table:table-cell>
          <table:table-cell office:value-type="float" office:value="136339654.10556" calcext:value-type="float">
            <text:p>136339654.11</text:p>
          </table:table-cell>
          <table:table-cell office:value-type="float" office:value="18635.0924492411" calcext:value-type="float">
            <text:p>18635.09</text:p>
          </table:table-cell>
          <table:table-cell office:value-type="float" office:value="24861.4862919752" calcext:value-type="float">
            <text:p>24861.49</text:p>
          </table:table-cell>
          <table:table-cell office:value-type="float" office:value="29833.7835503703" calcext:value-type="float">
            <text:p>29833.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13" calcext:value-type="float">
            <text:p>13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3103.197393311" calcext:value-type="float">
            <text:p>23103.20</text:p>
          </table:table-cell>
          <table:table-cell office:value-type="float" office:value="47412.8246310802" calcext:value-type="float">
            <text:p>47412.82</text:p>
          </table:table-cell>
          <table:table-cell office:value-type="float" office:value="10984.8596038057" calcext:value-type="float">
            <text:p>10984.86</text:p>
          </table:table-cell>
          <table:table-cell office:value-type="float" office:value="120667140.515323" calcext:value-type="float">
            <text:p>120667140.52</text:p>
          </table:table-cell>
          <table:table-cell office:value-type="float" office:value="18898.6827324905" calcext:value-type="float">
            <text:p>18898.68</text:p>
          </table:table-cell>
          <table:table-cell office:value-type="float" office:value="23103.197393311" calcext:value-type="float">
            <text:p>23103.20</text:p>
          </table:table-cell>
          <table:table-cell office:value-type="float" office:value="27723.8368719732" calcext:value-type="float">
            <text:p>27723.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14" calcext:value-type="float">
            <text:p>14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4050.819937297" calcext:value-type="float">
            <text:p>24050.82</text:p>
          </table:table-cell>
          <table:table-cell office:value-type="float" office:value="58790.2279601069" calcext:value-type="float">
            <text:p>58790.23</text:p>
          </table:table-cell>
          <table:table-cell office:value-type="float" office:value="10626.244308922" calcext:value-type="float">
            <text:p>10626.24</text:p>
          </table:table-cell>
          <table:table-cell office:value-type="float" office:value="112917068.112898" calcext:value-type="float">
            <text:p>112917068.11</text:p>
          </table:table-cell>
          <table:table-cell office:value-type="float" office:value="20856.7311595747" calcext:value-type="float">
            <text:p>20856.73</text:p>
          </table:table-cell>
          <table:table-cell office:value-type="float" office:value="24050.8199372971" calcext:value-type="float">
            <text:p>24050.82</text:p>
          </table:table-cell>
          <table:table-cell office:value-type="float" office:value="28860.9839247565" calcext:value-type="float">
            <text:p>28860.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15" calcext:value-type="float">
            <text:p>15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4135.4039178028" calcext:value-type="float">
            <text:p>24135.40</text:p>
          </table:table-cell>
          <table:table-cell office:value-type="float" office:value="56154.1889907858" calcext:value-type="float">
            <text:p>56154.19</text:p>
          </table:table-cell>
          <table:table-cell office:value-type="float" office:value="12177.5642045844" calcext:value-type="float">
            <text:p>12177.56</text:p>
          </table:table-cell>
          <table:table-cell office:value-type="float" office:value="148293069.956775" calcext:value-type="float">
            <text:p>148293069.96</text:p>
          </table:table-cell>
          <table:table-cell office:value-type="float" office:value="20644.9753137909" calcext:value-type="float">
            <text:p>20644.98</text:p>
          </table:table-cell>
          <table:table-cell office:value-type="float" office:value="24135.4039178028" calcext:value-type="float">
            <text:p>24135.40</text:p>
          </table:table-cell>
          <table:table-cell office:value-type="float" office:value="28962.4847013634" calcext:value-type="float">
            <text:p>28962.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16" calcext:value-type="float">
            <text:p>16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1959.5623050238" calcext:value-type="float">
            <text:p>21959.56</text:p>
          </table:table-cell>
          <table:table-cell office:value-type="float" office:value="54550.8787269261" calcext:value-type="float">
            <text:p>54550.88</text:p>
          </table:table-cell>
          <table:table-cell office:value-type="float" office:value="12078.431854917" calcext:value-type="float">
            <text:p>12078.43</text:p>
          </table:table-cell>
          <table:table-cell office:value-type="float" office:value="145888516.073874" calcext:value-type="float">
            <text:p>145888516.07</text:p>
          </table:table-cell>
          <table:table-cell office:value-type="float" office:value="19132.7996490788" calcext:value-type="float">
            <text:p>19132.80</text:p>
          </table:table-cell>
          <table:table-cell office:value-type="float" office:value="21959.5623050238" calcext:value-type="float">
            <text:p>21959.56</text:p>
          </table:table-cell>
          <table:table-cell office:value-type="float" office:value="26351.4747660286" calcext:value-type="float">
            <text:p>26351.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17" calcext:value-type="float">
            <text:p>17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1530.3379422549" calcext:value-type="float">
            <text:p>21530.34</text:p>
          </table:table-cell>
          <table:table-cell office:value-type="float" office:value="48030.5842326874" calcext:value-type="float">
            <text:p>48030.58</text:p>
          </table:table-cell>
          <table:table-cell office:value-type="float" office:value="12370.9827426985" calcext:value-type="float">
            <text:p>12370.98</text:p>
          </table:table-cell>
          <table:table-cell office:value-type="float" office:value="153041214.020144" calcext:value-type="float">
            <text:p>153041214.02</text:p>
          </table:table-cell>
          <table:table-cell office:value-type="float" office:value="18191.5424358617" calcext:value-type="float">
            <text:p>18191.54</text:p>
          </table:table-cell>
          <table:table-cell office:value-type="float" office:value="21530.3379422549" calcext:value-type="float">
            <text:p>21530.34</text:p>
          </table:table-cell>
          <table:table-cell office:value-type="float" office:value="25836.4055307059" calcext:value-type="float">
            <text:p>25836.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18" calcext:value-type="float">
            <text:p>18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4211.5024410319" calcext:value-type="float">
            <text:p>24211.50</text:p>
          </table:table-cell>
          <table:table-cell office:value-type="float" office:value="46777.7036369711" calcext:value-type="float">
            <text:p>46777.70</text:p>
          </table:table-cell>
          <table:table-cell office:value-type="float" office:value="12297.6595616604" calcext:value-type="float">
            <text:p>12297.66</text:p>
          </table:table-cell>
          <table:table-cell office:value-type="float" office:value="151232430.694497" calcext:value-type="float">
            <text:p>151232430.69</text:p>
          </table:table-cell>
          <table:table-cell office:value-type="float" office:value="19227.0502788216" calcext:value-type="float">
            <text:p>19227.05</text:p>
          </table:table-cell>
          <table:table-cell office:value-type="float" office:value="24211.5024410319" calcext:value-type="float">
            <text:p>24211.50</text:p>
          </table:table-cell>
          <table:table-cell office:value-type="float" office:value="29053.8029292383" calcext:value-type="float">
            <text:p>29053.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19" calcext:value-type="float">
            <text:p>19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4757.9943563053" calcext:value-type="float">
            <text:p>24757.99</text:p>
          </table:table-cell>
          <table:table-cell office:value-type="float" office:value="46326.2379212493" calcext:value-type="float">
            <text:p>46326.24</text:p>
          </table:table-cell>
          <table:table-cell office:value-type="float" office:value="11367.084292687" calcext:value-type="float">
            <text:p>11367.08</text:p>
          </table:table-cell>
          <table:table-cell office:value-type="float" office:value="129210605.317052" calcext:value-type="float">
            <text:p>129210605.32</text:p>
          </table:table-cell>
          <table:table-cell office:value-type="float" office:value="19299.7374663007" calcext:value-type="float">
            <text:p>19299.74</text:p>
          </table:table-cell>
          <table:table-cell office:value-type="float" office:value="24757.9943563053" calcext:value-type="float">
            <text:p>24757.99</text:p>
          </table:table-cell>
          <table:table-cell office:value-type="float" office:value="29709.5932275663" calcext:value-type="float">
            <text:p>29709.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0" calcext:value-type="float">
            <text:p>20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2408.8434278841" calcext:value-type="float">
            <text:p>22408.84</text:p>
          </table:table-cell>
          <table:table-cell office:value-type="float" office:value="47183.7661840736" calcext:value-type="float">
            <text:p>47183.77</text:p>
          </table:table-cell>
          <table:table-cell office:value-type="float" office:value="11180.5095810626" calcext:value-type="float">
            <text:p>11180.51</text:p>
          </table:table-cell>
          <table:table-cell office:value-type="float" office:value="125003794.492232" calcext:value-type="float">
            <text:p>125003794.49</text:p>
          </table:table-cell>
          <table:table-cell office:value-type="float" office:value="18532.8927333667" calcext:value-type="float">
            <text:p>18532.89</text:p>
          </table:table-cell>
          <table:table-cell office:value-type="float" office:value="22408.8434278841" calcext:value-type="float">
            <text:p>22408.84</text:p>
          </table:table-cell>
          <table:table-cell office:value-type="float" office:value="26890.6121134609" calcext:value-type="float">
            <text:p>26890.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" calcext:value-type="float">
            <text:p>21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1610.440925756" calcext:value-type="float">
            <text:p>21610.44</text:p>
          </table:table-cell>
          <table:table-cell office:value-type="float" office:value="56183.7661840736" calcext:value-type="float">
            <text:p>56183.77</text:p>
          </table:table-cell>
          <table:table-cell office:value-type="float" office:value="11663.0860455383" calcext:value-type="float">
            <text:p>11663.09</text:p>
          </table:table-cell>
          <table:table-cell office:value-type="float" office:value="136027576.105631" calcext:value-type="float">
            <text:p>136027576.11</text:p>
          </table:table-cell>
          <table:table-cell office:value-type="float" office:value="19031.7390548904" calcext:value-type="float">
            <text:p>19031.74</text:p>
          </table:table-cell>
          <table:table-cell office:value-type="float" office:value="21610.440925756" calcext:value-type="float">
            <text:p>21610.44</text:p>
          </table:table-cell>
          <table:table-cell office:value-type="float" office:value="25932.5291109072" calcext:value-type="float">
            <text:p>25932.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" calcext:value-type="float">
            <text:p>22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1726.5404271597" calcext:value-type="float">
            <text:p>21726.54</text:p>
          </table:table-cell>
          <table:table-cell office:value-type="float" office:value="56183.7661840736" calcext:value-type="float">
            <text:p>56183.77</text:p>
          </table:table-cell>
          <table:table-cell office:value-type="float" office:value="12750.1918517112" calcext:value-type="float">
            <text:p>12750.19</text:p>
          </table:table-cell>
          <table:table-cell office:value-type="float" office:value="162567392.255443" calcext:value-type="float">
            <text:p>162567392.26</text:p>
          </table:table-cell>
          <table:table-cell office:value-type="float" office:value="19110.6084877379" calcext:value-type="float">
            <text:p>19110.61</text:p>
          </table:table-cell>
          <table:table-cell office:value-type="float" office:value="21726.5404271597" calcext:value-type="float">
            <text:p>21726.54</text:p>
          </table:table-cell>
          <table:table-cell office:value-type="float" office:value="26071.8485125916" calcext:value-type="float">
            <text:p>26071.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3" calcext:value-type="float">
            <text:p>23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3247.44862764" calcext:value-type="float">
            <text:p>23247.45</text:p>
          </table:table-cell>
          <table:table-cell office:value-type="float" office:value="47175.4803261668" calcext:value-type="float">
            <text:p>47175.48</text:p>
          </table:table-cell>
          <table:table-cell office:value-type="float" office:value="12003.5092107508" calcext:value-type="float">
            <text:p>12003.51</text:p>
          </table:table-cell>
          <table:table-cell office:value-type="float" office:value="144084233.372578" calcext:value-type="float">
            <text:p>144084233.37</text:p>
          </table:table-cell>
          <table:table-cell office:value-type="float" office:value="18921.1815217725" calcext:value-type="float">
            <text:p>18921.18</text:p>
          </table:table-cell>
          <table:table-cell office:value-type="float" office:value="23247.44862764" calcext:value-type="float">
            <text:p>23247.45</text:p>
          </table:table-cell>
          <table:table-cell office:value-type="float" office:value="27896.938353168" calcext:value-type="float">
            <text:p>27896.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4" calcext:value-type="float">
            <text:p>24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2327.5045950995" calcext:value-type="float">
            <text:p>22327.50</text:p>
          </table:table-cell>
          <table:table-cell office:value-type="float" office:value="55062.3058987491" calcext:value-type="float">
            <text:p>55062.31</text:p>
          </table:table-cell>
          <table:table-cell office:value-type="float" office:value="11690.5056914276" calcext:value-type="float">
            <text:p>11690.51</text:p>
          </table:table-cell>
          <table:table-cell office:value-type="float" office:value="136667923.321301" calcext:value-type="float">
            <text:p>136667923.32</text:p>
          </table:table-cell>
          <table:table-cell office:value-type="float" office:value="19415.7836297303" calcext:value-type="float">
            <text:p>19415.78</text:p>
          </table:table-cell>
          <table:table-cell office:value-type="float" office:value="22327.5045950995" calcext:value-type="float">
            <text:p>22327.50</text:p>
          </table:table-cell>
          <table:table-cell office:value-type="float" office:value="26793.0055141194" calcext:value-type="float">
            <text:p>26793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5" calcext:value-type="float">
            <text:p>25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1720.9472589566" calcext:value-type="float">
            <text:p>21720.95</text:p>
          </table:table-cell>
          <table:table-cell office:value-type="float" office:value="51162.7055249382" calcext:value-type="float">
            <text:p>51162.71</text:p>
          </table:table-cell>
          <table:table-cell office:value-type="float" office:value="11464.4226050479" calcext:value-type="float">
            <text:p>11464.42</text:p>
          </table:table-cell>
          <table:table-cell office:value-type="float" office:value="131432985.667133" calcext:value-type="float">
            <text:p>131432985.67</text:p>
          </table:table-cell>
          <table:table-cell office:value-type="float" office:value="18652.2586894537" calcext:value-type="float">
            <text:p>18652.26</text:p>
          </table:table-cell>
          <table:table-cell office:value-type="float" office:value="21720.9472589566" calcext:value-type="float">
            <text:p>21720.95</text:p>
          </table:table-cell>
          <table:table-cell office:value-type="float" office:value="26065.1367107479" calcext:value-type="float">
            <text:p>26065.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6" calcext:value-type="float">
            <text:p>26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8720.4943637865" calcext:value-type="float">
            <text:p>18720.49</text:p>
          </table:table-cell>
          <table:table-cell office:value-type="float" office:value="43620.310216783" calcext:value-type="float">
            <text:p>43620.31</text:p>
          </table:table-cell>
          <table:table-cell office:value-type="float" office:value="11617.5029673327" calcext:value-type="float">
            <text:p>11617.50</text:p>
          </table:table-cell>
          <table:table-cell office:value-type="float" office:value="134966375.195983" calcext:value-type="float">
            <text:p>134966375.20</text:p>
          </table:table-cell>
          <table:table-cell office:value-type="float" office:value="16044.4381604806" calcext:value-type="float">
            <text:p>16044.44</text:p>
          </table:table-cell>
          <table:table-cell office:value-type="float" office:value="18720.4943637865" calcext:value-type="float">
            <text:p>18720.49</text:p>
          </table:table-cell>
          <table:table-cell office:value-type="float" office:value="22464.5932365438" calcext:value-type="float">
            <text:p>22464.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7" calcext:value-type="float">
            <text:p>27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9254.3392153208" calcext:value-type="float">
            <text:p>19254.34</text:p>
          </table:table-cell>
          <table:table-cell office:value-type="float" office:value="49999.8696339251" calcext:value-type="float">
            <text:p>49999.87</text:p>
          </table:table-cell>
          <table:table-cell office:value-type="float" office:value="11534.7936618004" calcext:value-type="float">
            <text:p>11534.79</text:p>
          </table:table-cell>
          <table:table-cell office:value-type="float" office:value="133051464.82031" calcext:value-type="float">
            <text:p>133051464.82</text:p>
          </table:table-cell>
          <table:table-cell office:value-type="float" office:value="16958.4208478197" calcext:value-type="float">
            <text:p>16958.42</text:p>
          </table:table-cell>
          <table:table-cell office:value-type="float" office:value="19254.3392153209" calcext:value-type="float">
            <text:p>19254.34</text:p>
          </table:table-cell>
          <table:table-cell office:value-type="float" office:value="23105.207058385" calcext:value-type="float">
            <text:p>23105.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8" calcext:value-type="float">
            <text:p>28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8464.3439311073" calcext:value-type="float">
            <text:p>18464.34</text:p>
          </table:table-cell>
          <table:table-cell office:value-type="float" office:value="45327.9561686653" calcext:value-type="float">
            <text:p>45327.96</text:p>
          </table:table-cell>
          <table:table-cell office:value-type="float" office:value="10161.6538807831" calcext:value-type="float">
            <text:p>10161.65</text:p>
          </table:table-cell>
          <table:table-cell office:value-type="float" office:value="103259209.592835" calcext:value-type="float">
            <text:p>103259209.59</text:p>
          </table:table-cell>
          <table:table-cell office:value-type="float" office:value="16053.0658023779" calcext:value-type="float">
            <text:p>16053.07</text:p>
          </table:table-cell>
          <table:table-cell office:value-type="float" office:value="18464.3439311073" calcext:value-type="float">
            <text:p>18464.34</text:p>
          </table:table-cell>
          <table:table-cell office:value-type="float" office:value="22157.2127173288" calcext:value-type="float">
            <text:p>22157.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9" calcext:value-type="float">
            <text:p>29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6987.7226437633" calcext:value-type="float">
            <text:p>16987.72</text:p>
          </table:table-cell>
          <table:table-cell office:value-type="float" office:value="43693.1024229188" calcext:value-type="float">
            <text:p>43693.10</text:p>
          </table:table-cell>
          <table:table-cell office:value-type="float" office:value="10623.2521113774" calcext:value-type="float">
            <text:p>10623.25</text:p>
          </table:table-cell>
          <table:table-cell office:value-type="float" office:value="112853485.421884" calcext:value-type="float">
            <text:p>112853485.42</text:p>
          </table:table-cell>
          <table:table-cell office:value-type="float" office:value="14943.9940260384" calcext:value-type="float">
            <text:p>14943.99</text:p>
          </table:table-cell>
          <table:table-cell office:value-type="float" office:value="16987.7226437633" calcext:value-type="float">
            <text:p>16987.72</text:p>
          </table:table-cell>
          <table:table-cell office:value-type="float" office:value="20385.267172516" calcext:value-type="float">
            <text:p>20385.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30" calcext:value-type="float">
            <text:p>30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8676.5642709922" calcext:value-type="float">
            <text:p>18676.56</text:p>
          </table:table-cell>
          <table:table-cell office:value-type="float" office:value="43693.1024229188" calcext:value-type="float">
            <text:p>43693.10</text:p>
          </table:table-cell>
          <table:table-cell office:value-type="float" office:value="10395.6543711445" calcext:value-type="float">
            <text:p>10395.65</text:p>
          </table:table-cell>
          <table:table-cell office:value-type="float" office:value="108069629.804296" calcext:value-type="float">
            <text:p>108069629.80</text:p>
          </table:table-cell>
          <table:table-cell office:value-type="float" office:value="16025.8038081688" calcext:value-type="float">
            <text:p>16025.80</text:p>
          </table:table-cell>
          <table:table-cell office:value-type="float" office:value="18676.5642709922" calcext:value-type="float">
            <text:p>18676.56</text:p>
          </table:table-cell>
          <table:table-cell office:value-type="float" office:value="22411.8771251906" calcext:value-type="float">
            <text:p>22411.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31" calcext:value-type="float">
            <text:p>31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7631.7166820911" calcext:value-type="float">
            <text:p>17631.72</text:p>
          </table:table-cell>
          <table:table-cell office:value-type="float" office:value="35382.3376490863" calcext:value-type="float">
            <text:p>35382.34</text:p>
          </table:table-cell>
          <table:table-cell office:value-type="float" office:value="9665.10397661043" calcext:value-type="float">
            <text:p>9665.10</text:p>
          </table:table-cell>
          <table:table-cell office:value-type="float" office:value="93414234.8786908" calcext:value-type="float">
            <text:p>93414234.88</text:p>
          </table:table-cell>
          <table:table-cell office:value-type="float" office:value="14312.4788895462" calcext:value-type="float">
            <text:p>14312.48</text:p>
          </table:table-cell>
          <table:table-cell office:value-type="float" office:value="17631.7166820911" calcext:value-type="float">
            <text:p>17631.72</text:p>
          </table:table-cell>
          <table:table-cell office:value-type="float" office:value="21158.0600185093" calcext:value-type="float">
            <text:p>21158.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32" calcext:value-type="float">
            <text:p>32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6806.3090823103" calcext:value-type="float">
            <text:p>16806.31</text:p>
          </table:table-cell>
          <table:table-cell office:value-type="float" office:value="37747.0129472589" calcext:value-type="float">
            <text:p>37747.01</text:p>
          </table:table-cell>
          <table:table-cell office:value-type="float" office:value="9592.24177146184" calcext:value-type="float">
            <text:p>9592.24</text:p>
          </table:table-cell>
          <table:table-cell office:value-type="float" office:value="92011102.2021773" calcext:value-type="float">
            <text:p>92011102.20</text:p>
          </table:table-cell>
          <table:table-cell office:value-type="float" office:value="14256.9238717832" calcext:value-type="float">
            <text:p>14256.92</text:p>
          </table:table-cell>
          <table:table-cell office:value-type="float" office:value="16806.3090823103" calcext:value-type="float">
            <text:p>16806.31</text:p>
          </table:table-cell>
          <table:table-cell office:value-type="float" office:value="20167.5708987724" calcext:value-type="float">
            <text:p>20167.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33" calcext:value-type="float">
            <text:p>33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6763.3958923857" calcext:value-type="float">
            <text:p>16763.40</text:p>
          </table:table-cell>
          <table:table-cell office:value-type="float" office:value="39832.1823680855" calcext:value-type="float">
            <text:p>39832.18</text:p>
          </table:table-cell>
          <table:table-cell office:value-type="float" office:value="8949.53076859782" calcext:value-type="float">
            <text:p>8949.53</text:p>
          </table:table-cell>
          <table:table-cell office:value-type="float" office:value="80094100.978079" calcext:value-type="float">
            <text:p>80094100.98</text:p>
          </table:table-cell>
          <table:table-cell office:value-type="float" office:value="14461.3358709366" calcext:value-type="float">
            <text:p>14461.34</text:p>
          </table:table-cell>
          <table:table-cell office:value-type="float" office:value="16763.3958923857" calcext:value-type="float">
            <text:p>16763.40</text:p>
          </table:table-cell>
          <table:table-cell office:value-type="float" office:value="20116.0750708628" calcext:value-type="float">
            <text:p>20116.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34" calcext:value-type="float">
            <text:p>34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8859.2559811014" calcext:value-type="float">
            <text:p>18859.26</text:p>
          </table:table-cell>
          <table:table-cell office:value-type="float" office:value="43074.9752627784" calcext:value-type="float">
            <text:p>43074.98</text:p>
          </table:table-cell>
          <table:table-cell office:value-type="float" office:value="9897.30195412813" calcext:value-type="float">
            <text:p>9897.30</text:p>
          </table:table-cell>
          <table:table-cell office:value-type="float" office:value="97956585.9711885" calcext:value-type="float">
            <text:p>97956585.97</text:p>
          </table:table-cell>
          <table:table-cell office:value-type="float" office:value="16065.5912941144" calcext:value-type="float">
            <text:p>16065.59</text:p>
          </table:table-cell>
          <table:table-cell office:value-type="float" office:value="18859.2559811013" calcext:value-type="float">
            <text:p>18859.26</text:p>
          </table:table-cell>
          <table:table-cell office:value-type="float" office:value="22631.1071773216" calcext:value-type="float">
            <text:p>22631.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35" calcext:value-type="float">
            <text:p>35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7481.7518688255" calcext:value-type="float">
            <text:p>17481.75</text:p>
          </table:table-cell>
          <table:table-cell office:value-type="float" office:value="44282.0270870848" calcext:value-type="float">
            <text:p>44282.03</text:p>
          </table:table-cell>
          <table:table-cell office:value-type="float" office:value="9796.27097679146" calcext:value-type="float">
            <text:p>9796.27</text:p>
          </table:table-cell>
          <table:table-cell office:value-type="float" office:value="95966925.0507267" calcext:value-type="float">
            <text:p>95966925.05</text:p>
          </table:table-cell>
          <table:table-cell office:value-type="float" office:value="15321.584622906" calcext:value-type="float">
            <text:p>15321.58</text:p>
          </table:table-cell>
          <table:table-cell office:value-type="float" office:value="17481.7518688256" calcext:value-type="float">
            <text:p>17481.75</text:p>
          </table:table-cell>
          <table:table-cell office:value-type="float" office:value="20978.1022425907" calcext:value-type="float">
            <text:p>20978.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36" calcext:value-type="float">
            <text:p>3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684.3362904129" calcext:value-type="float">
            <text:p>17684.34</text:p>
          </table:table-cell>
          <table:table-cell office:value-type="float" office:value="53823.0406306272" calcext:value-type="float">
            <text:p>53823.04</text:p>
          </table:table-cell>
          <table:table-cell office:value-type="float" office:value="10676.6540420152" calcext:value-type="float">
            <text:p>10676.65</text:p>
          </table:table-cell>
          <table:table-cell office:value-type="float" office:value="113990941.532879" calcext:value-type="float">
            <text:p>113990941.53</text:p>
          </table:table-cell>
          <table:table-cell office:value-type="float" office:value="16035.9331323875" calcext:value-type="float">
            <text:p>16035.93</text:p>
          </table:table-cell>
          <table:table-cell office:value-type="float" office:value="17684.3362904129" calcext:value-type="float">
            <text:p>17684.34</text:p>
          </table:table-cell>
          <table:table-cell office:value-type="float" office:value="21221.2035484955" calcext:value-type="float">
            <text:p>21221.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37" calcext:value-type="float">
            <text:p>3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578.6861253054" calcext:value-type="float">
            <text:p>17578.69</text:p>
          </table:table-cell>
          <table:table-cell office:value-type="float" office:value="41964.6752981726" calcext:value-type="float">
            <text:p>41964.68</text:p>
          </table:table-cell>
          <table:table-cell office:value-type="float" office:value="10917.8976691054" calcext:value-type="float">
            <text:p>10917.90</text:p>
          </table:table-cell>
          <table:table-cell office:value-type="float" office:value="119200489.513057" calcext:value-type="float">
            <text:p>119200489.51</text:p>
          </table:table-cell>
          <table:table-cell office:value-type="float" office:value="15165.6683724809" calcext:value-type="float">
            <text:p>15165.67</text:p>
          </table:table-cell>
          <table:table-cell office:value-type="float" office:value="17578.6861253054" calcext:value-type="float">
            <text:p>17578.69</text:p>
          </table:table-cell>
          <table:table-cell office:value-type="float" office:value="21094.4233503665" calcext:value-type="float">
            <text:p>21094.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38" calcext:value-type="float">
            <text:p>3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721.452610847" calcext:value-type="float">
            <text:p>18721.45</text:p>
          </table:table-cell>
          <table:table-cell office:value-type="float" office:value="40558.787847868" calcext:value-type="float">
            <text:p>40558.79</text:p>
          </table:table-cell>
          <table:table-cell office:value-type="float" office:value="10114.3175066954" calcext:value-type="float">
            <text:p>10114.32</text:p>
          </table:table-cell>
          <table:table-cell office:value-type="float" office:value="102299418.626246" calcext:value-type="float">
            <text:p>102299418.63</text:p>
          </table:table-cell>
          <table:table-cell office:value-type="float" office:value="15655.6924878248" calcext:value-type="float">
            <text:p>15655.69</text:p>
          </table:table-cell>
          <table:table-cell office:value-type="float" office:value="18721.452610847" calcext:value-type="float">
            <text:p>18721.45</text:p>
          </table:table-cell>
          <table:table-cell office:value-type="float" office:value="22465.7431330164" calcext:value-type="float">
            <text:p>22465.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39" calcext:value-type="float">
            <text:p>3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351.553218172" calcext:value-type="float">
            <text:p>18351.55</text:p>
          </table:table-cell>
          <table:table-cell office:value-type="float" office:value="41493.6074863071" calcext:value-type="float">
            <text:p>41493.61</text:p>
          </table:table-cell>
          <table:table-cell office:value-type="float" office:value="10531.8599318582" calcext:value-type="float">
            <text:p>10531.86</text:p>
          </table:table-cell>
          <table:table-cell office:value-type="float" office:value="110920073.62428" calcext:value-type="float">
            <text:p>110920073.62</text:p>
          </table:table-cell>
          <table:table-cell office:value-type="float" office:value="15574.4608045226" calcext:value-type="float">
            <text:p>15574.46</text:p>
          </table:table-cell>
          <table:table-cell office:value-type="float" office:value="18351.553218172" calcext:value-type="float">
            <text:p>18351.55</text:p>
          </table:table-cell>
          <table:table-cell office:value-type="float" office:value="22021.8638618064" calcext:value-type="float">
            <text:p>22021.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40" calcext:value-type="float">
            <text:p>4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455.3694007176" calcext:value-type="float">
            <text:p>18455.37</text:p>
          </table:table-cell>
          <table:table-cell office:value-type="float" office:value="39921.4073680958" calcext:value-type="float">
            <text:p>39921.41</text:p>
          </table:table-cell>
          <table:table-cell office:value-type="float" office:value="9609.08263533553" calcext:value-type="float">
            <text:p>9609.08</text:p>
          </table:table-cell>
          <table:table-cell office:value-type="float" office:value="92334469.0927068" calcext:value-type="float">
            <text:p>92334469.09</text:p>
          </table:table-cell>
          <table:table-cell office:value-type="float" office:value="15426.6603463505" calcext:value-type="float">
            <text:p>15426.66</text:p>
          </table:table-cell>
          <table:table-cell office:value-type="float" office:value="18455.3694007176" calcext:value-type="float">
            <text:p>18455.37</text:p>
          </table:table-cell>
          <table:table-cell office:value-type="float" office:value="22146.4432808612" calcext:value-type="float">
            <text:p>22146.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41" calcext:value-type="float">
            <text:p>4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770.9409768868" calcext:value-type="float">
            <text:p>19770.94</text:p>
          </table:table-cell>
          <table:table-cell office:value-type="float" office:value="40609.8931717367" calcext:value-type="float">
            <text:p>40609.89</text:p>
          </table:table-cell>
          <table:table-cell office:value-type="float" office:value="9103.62349016166" calcext:value-type="float">
            <text:p>9103.62</text:p>
          </table:table-cell>
          <table:table-cell office:value-type="float" office:value="82875960.6506231" calcext:value-type="float">
            <text:p>82875960.65</text:p>
          </table:table-cell>
          <table:table-cell office:value-type="float" office:value="16179.0673390829" calcext:value-type="float">
            <text:p>16179.07</text:p>
          </table:table-cell>
          <table:table-cell office:value-type="float" office:value="19770.9409768868" calcext:value-type="float">
            <text:p>19770.94</text:p>
          </table:table-cell>
          <table:table-cell office:value-type="float" office:value="23725.1291722641" calcext:value-type="float">
            <text:p>23725.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42" calcext:value-type="float">
            <text:p>4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429.5998580152" calcext:value-type="float">
            <text:p>19429.60</text:p>
          </table:table-cell>
          <table:table-cell office:value-type="float" office:value="40127.2429209974" calcext:value-type="float">
            <text:p>40127.24</text:p>
          </table:table-cell>
          <table:table-cell office:value-type="float" office:value="8578.25457207152" calcext:value-type="float">
            <text:p>8578.25</text:p>
          </table:table-cell>
          <table:table-cell office:value-type="float" office:value="73586451.503266" calcext:value-type="float">
            <text:p>73586451.50</text:p>
          </table:table-cell>
          <table:table-cell office:value-type="float" office:value="15939.7254865237" calcext:value-type="float">
            <text:p>15939.73</text:p>
          </table:table-cell>
          <table:table-cell office:value-type="float" office:value="19429.5998580152" calcext:value-type="float">
            <text:p>19429.60</text:p>
          </table:table-cell>
          <table:table-cell office:value-type="float" office:value="23315.5198296182" calcext:value-type="float">
            <text:p>23315.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43" calcext:value-type="float">
            <text:p>4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042.437066323" calcext:value-type="float">
            <text:p>19042.44</text:p>
          </table:table-cell>
          <table:table-cell office:value-type="float" office:value="40147.6183208178" calcext:value-type="float">
            <text:p>40147.62</text:p>
          </table:table-cell>
          <table:table-cell office:value-type="float" office:value="8589.57952469036" calcext:value-type="float">
            <text:p>8589.58</text:p>
          </table:table-cell>
          <table:table-cell office:value-type="float" office:value="73780876.4109799" calcext:value-type="float">
            <text:p>73780876.41</text:p>
          </table:table-cell>
          <table:table-cell office:value-type="float" office:value="15758.0142317297" calcext:value-type="float">
            <text:p>15758.01</text:p>
          </table:table-cell>
          <table:table-cell office:value-type="float" office:value="19042.437066323" calcext:value-type="float">
            <text:p>19042.44</text:p>
          </table:table-cell>
          <table:table-cell office:value-type="float" office:value="22850.9244795876" calcext:value-type="float">
            <text:p>22850.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44" calcext:value-type="float">
            <text:p>4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053.3254529176" calcext:value-type="float">
            <text:p>19053.33</text:p>
          </table:table-cell>
          <table:table-cell office:value-type="float" office:value="37082.0270870848" calcext:value-type="float">
            <text:p>37082.03</text:p>
          </table:table-cell>
          <table:table-cell office:value-type="float" office:value="8193.69328166245" calcext:value-type="float">
            <text:p>8193.69</text:p>
          </table:table-cell>
          <table:table-cell office:value-type="float" office:value="67136609.5939603" calcext:value-type="float">
            <text:p>67136609.59</text:p>
          </table:table-cell>
          <table:table-cell office:value-type="float" office:value="15203.9374835282" calcext:value-type="float">
            <text:p>15203.94</text:p>
          </table:table-cell>
          <table:table-cell office:value-type="float" office:value="19053.3254529176" calcext:value-type="float">
            <text:p>19053.33</text:p>
          </table:table-cell>
          <table:table-cell office:value-type="float" office:value="22863.9905435011" calcext:value-type="float">
            <text:p>22863.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45" calcext:value-type="float">
            <text:p>4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732.1361525299" calcext:value-type="float">
            <text:p>17732.14</text:p>
          </table:table-cell>
          <table:table-cell office:value-type="float" office:value="38725.7328578609" calcext:value-type="float">
            <text:p>38725.73</text:p>
          </table:table-cell>
          <table:table-cell office:value-type="float" office:value="9058.82944208899" calcext:value-type="float">
            <text:p>9058.83</text:p>
          </table:table-cell>
          <table:table-cell office:value-type="float" office:value="82062390.8608583" calcext:value-type="float">
            <text:p>82062390.86</text:p>
          </table:table-cell>
          <table:table-cell office:value-type="float" office:value="14878.8046468775" calcext:value-type="float">
            <text:p>14878.80</text:p>
          </table:table-cell>
          <table:table-cell office:value-type="float" office:value="17732.1361525299" calcext:value-type="float">
            <text:p>17732.14</text:p>
          </table:table-cell>
          <table:table-cell office:value-type="float" office:value="21278.5633830359" calcext:value-type="float">
            <text:p>21278.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46" calcext:value-type="float">
            <text:p>4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942.6866111526" calcext:value-type="float">
            <text:p>18942.69</text:p>
          </table:table-cell>
          <table:table-cell office:value-type="float" office:value="37399.9348169625" calcext:value-type="float">
            <text:p>37399.93</text:p>
          </table:table-cell>
          <table:table-cell office:value-type="float" office:value="8554.59493901451" calcext:value-type="float">
            <text:p>8554.59</text:p>
          </table:table-cell>
          <table:table-cell office:value-type="float" office:value="73181094.5706127" calcext:value-type="float">
            <text:p>73181094.57</text:p>
          </table:table-cell>
          <table:table-cell office:value-type="float" office:value="15227.2183987105" calcext:value-type="float">
            <text:p>15227.22</text:p>
          </table:table-cell>
          <table:table-cell office:value-type="float" office:value="18942.6866111526" calcext:value-type="float">
            <text:p>18942.69</text:p>
          </table:table-cell>
          <table:table-cell office:value-type="float" office:value="22731.2239333831" calcext:value-type="float">
            <text:p>22731.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47" calcext:value-type="float">
            <text:p>4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208.1018994835" calcext:value-type="float">
            <text:p>17208.10</text:p>
          </table:table-cell>
          <table:table-cell office:value-type="float" office:value="34877.1115490466" calcext:value-type="float">
            <text:p>34877.11</text:p>
          </table:table-cell>
          <table:table-cell office:value-type="float" office:value="8908.20100070923" calcext:value-type="float">
            <text:p>8908.20</text:p>
          </table:table-cell>
          <table:table-cell office:value-type="float" office:value="79356045.0690368" calcext:value-type="float">
            <text:p>79356045.07</text:p>
          </table:table-cell>
          <table:table-cell office:value-type="float" office:value="14020.1529184104" calcext:value-type="float">
            <text:p>14020.15</text:p>
          </table:table-cell>
          <table:table-cell office:value-type="float" office:value="17208.1018994835" calcext:value-type="float">
            <text:p>17208.10</text:p>
          </table:table-cell>
          <table:table-cell office:value-type="float" office:value="20649.7222793801" calcext:value-type="float">
            <text:p>20649.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48" calcext:value-type="float">
            <text:p>4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577.4216067542" calcext:value-type="float">
            <text:p>17577.42</text:p>
          </table:table-cell>
          <table:table-cell office:value-type="float" office:value="36847.6835038553" calcext:value-type="float">
            <text:p>36847.68</text:p>
          </table:table-cell>
          <table:table-cell office:value-type="float" office:value="8029.96219286068" calcext:value-type="float">
            <text:p>8029.96</text:p>
          </table:table-cell>
          <table:table-cell office:value-type="float" office:value="64480292.8187719" calcext:value-type="float">
            <text:p>64480292.82</text:p>
          </table:table-cell>
          <table:table-cell office:value-type="float" office:value="14524.2640110255" calcext:value-type="float">
            <text:p>14524.26</text:p>
          </table:table-cell>
          <table:table-cell office:value-type="float" office:value="17577.4216067542" calcext:value-type="float">
            <text:p>17577.42</text:p>
          </table:table-cell>
          <table:table-cell office:value-type="float" office:value="21092.905928105" calcext:value-type="float">
            <text:p>21092.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49" calcext:value-type="float">
            <text:p>4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572.9794474212" calcext:value-type="float">
            <text:p>17572.98</text:p>
          </table:table-cell>
          <table:table-cell office:value-type="float" office:value="37723.3511926287" calcext:value-type="float">
            <text:p>37723.35</text:p>
          </table:table-cell>
          <table:table-cell office:value-type="float" office:value="8616.92519216147" calcext:value-type="float">
            <text:p>8616.93</text:p>
          </table:table-cell>
          <table:table-cell office:value-type="float" office:value="74251399.767307" calcext:value-type="float">
            <text:p>74251399.77</text:p>
          </table:table-cell>
          <table:table-cell office:value-type="float" office:value="14654.6876146203" calcext:value-type="float">
            <text:p>14654.69</text:p>
          </table:table-cell>
          <table:table-cell office:value-type="float" office:value="17572.9794474212" calcext:value-type="float">
            <text:p>17572.98</text:p>
          </table:table-cell>
          <table:table-cell office:value-type="float" office:value="21087.5753369055" calcext:value-type="float">
            <text:p>21087.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0" calcext:value-type="float">
            <text:p>0</text:p>
          </table:table-cell>
          <table:table-cell office:value-type="float" office:value="9414.2135623731" calcext:value-type="float">
            <text:p>9414.21</text:p>
          </table:table-cell>
          <table:table-cell office:value-type="float" office:value="38504.3292371023" calcext:value-type="float">
            <text:p>38504.33</text:p>
          </table:table-cell>
          <table:table-cell office:value-type="float" office:value="69593.354940663" calcext:value-type="float">
            <text:p>69593.35</text:p>
          </table:table-cell>
          <table:table-cell office:value-type="float" office:value="12396.188985604" calcext:value-type="float">
            <text:p>12396.19</text:p>
          </table:table-cell>
          <table:table-cell office:value-type="float" office:value="153665501.366809" calcext:value-type="float">
            <text:p>153665501.37</text:p>
          </table:table-cell>
          <table:table-cell office:value-type="float" office:value="31298.6007452192" calcext:value-type="float">
            <text:p>31298.60</text:p>
          </table:table-cell>
          <table:table-cell office:value-type="float" office:value="38504.3292371023" calcext:value-type="float">
            <text:p>38504.33</text:p>
          </table:table-cell>
          <table:table-cell office:value-type="float" office:value="46205.1950845227" calcext:value-type="float">
            <text:p>46205.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" calcext:value-type="float">
            <text:p>1</text:p>
          </table:table-cell>
          <table:table-cell office:value-type="float" office:value="7064.49510224598" calcext:value-type="float">
            <text:p>7064.50</text:p>
          </table:table-cell>
          <table:table-cell office:value-type="float" office:value="36753.8223687827" calcext:value-type="float">
            <text:p>36753.82</text:p>
          </table:table-cell>
          <table:table-cell office:value-type="float" office:value="70205.0677177119" calcext:value-type="float">
            <text:p>70205.07</text:p>
          </table:table-cell>
          <table:table-cell office:value-type="float" office:value="12837.6263032533" calcext:value-type="float">
            <text:p>12837.63</text:p>
          </table:table-cell>
          <table:table-cell office:value-type="float" office:value="164804649.101982" calcext:value-type="float">
            <text:p>164804649.10</text:p>
          </table:table-cell>
          <table:table-cell office:value-type="float" office:value="30229.722896726" calcext:value-type="float">
            <text:p>30229.72</text:p>
          </table:table-cell>
          <table:table-cell office:value-type="float" office:value="36753.8223687827" calcext:value-type="float">
            <text:p>36753.82</text:p>
          </table:table-cell>
          <table:table-cell office:value-type="float" office:value="44104.5868425392" calcext:value-type="float">
            <text:p>44104.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" calcext:value-type="float">
            <text:p>2</text:p>
          </table:table-cell>
          <table:table-cell office:value-type="float" office:value="5032.24755112299" calcext:value-type="float">
            <text:p>5032.25</text:p>
          </table:table-cell>
          <table:table-cell office:value-type="float" office:value="37263.5688140784" calcext:value-type="float">
            <text:p>37263.57</text:p>
          </table:table-cell>
          <table:table-cell office:value-type="float" office:value="67278.800788284" calcext:value-type="float">
            <text:p>67278.80</text:p>
          </table:table-cell>
          <table:table-cell office:value-type="float" office:value="12414.5844487014" calcext:value-type="float">
            <text:p>12414.58</text:p>
          </table:table-cell>
          <table:table-cell office:value-type="float" office:value="154121907.033938" calcext:value-type="float">
            <text:p>154121907.03</text:p>
          </table:table-cell>
          <table:table-cell office:value-type="float" office:value="29260.6051262884" calcext:value-type="float">
            <text:p>29260.61</text:p>
          </table:table-cell>
          <table:table-cell office:value-type="float" office:value="37263.5688140784" calcext:value-type="float">
            <text:p>37263.57</text:p>
          </table:table-cell>
          <table:table-cell office:value-type="float" office:value="44716.2825768941" calcext:value-type="float">
            <text:p>44716.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3" calcext:value-type="float">
            <text:p>3</text:p>
          </table:table-cell>
          <table:table-cell office:value-type="float" office:value="5032.24755112299" calcext:value-type="float">
            <text:p>5032.25</text:p>
          </table:table-cell>
          <table:table-cell office:value-type="float" office:value="35198.7338068569" calcext:value-type="float">
            <text:p>35198.73</text:p>
          </table:table-cell>
          <table:table-cell office:value-type="float" office:value="64382.1110521437" calcext:value-type="float">
            <text:p>64382.11</text:p>
          </table:table-cell>
          <table:table-cell office:value-type="float" office:value="12485.4631141041" calcext:value-type="float">
            <text:p>12485.46</text:p>
          </table:table-cell>
          <table:table-cell office:value-type="float" office:value="155886789.173655" calcext:value-type="float">
            <text:p>155886789.17</text:p>
          </table:table-cell>
          <table:table-cell office:value-type="float" office:value="27921.8370263427" calcext:value-type="float">
            <text:p>27921.84</text:p>
          </table:table-cell>
          <table:table-cell office:value-type="float" office:value="35198.7338068569" calcext:value-type="float">
            <text:p>35198.73</text:p>
          </table:table-cell>
          <table:table-cell office:value-type="float" office:value="42238.4805682282" calcext:value-type="float">
            <text:p>42238.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4" calcext:value-type="float">
            <text:p>4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32348.5648149599" calcext:value-type="float">
            <text:p>32348.56</text:p>
          </table:table-cell>
          <table:table-cell office:value-type="float" office:value="61182.5901668305" calcext:value-type="float">
            <text:p>61182.59</text:p>
          </table:table-cell>
          <table:table-cell office:value-type="float" office:value="13669.4819807063" calcext:value-type="float">
            <text:p>13669.48</text:p>
          </table:table-cell>
          <table:table-cell office:value-type="float" office:value="186854737.620853" calcext:value-type="float">
            <text:p>186854737.62</text:p>
          </table:table-cell>
          <table:table-cell office:value-type="float" office:value="25297.5042792088" calcext:value-type="float">
            <text:p>25297.50</text:p>
          </table:table-cell>
          <table:table-cell office:value-type="float" office:value="32348.5648149599" calcext:value-type="float">
            <text:p>32348.56</text:p>
          </table:table-cell>
          <table:table-cell office:value-type="float" office:value="38818.2777779519" calcext:value-type="float">
            <text:p>38818.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5" calcext:value-type="float">
            <text:p>5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30427.7444423855" calcext:value-type="float">
            <text:p>30427.74</text:p>
          </table:table-cell>
          <table:table-cell office:value-type="float" office:value="64993.354940663" calcext:value-type="float">
            <text:p>64993.35</text:p>
          </table:table-cell>
          <table:table-cell office:value-type="float" office:value="13689.2554350262" calcext:value-type="float">
            <text:p>13689.26</text:p>
          </table:table-cell>
          <table:table-cell office:value-type="float" office:value="187395714.365394" calcext:value-type="float">
            <text:p>187395714.37</text:p>
          </table:table-cell>
          <table:table-cell office:value-type="float" office:value="25233.3078488894" calcext:value-type="float">
            <text:p>25233.31</text:p>
          </table:table-cell>
          <table:table-cell office:value-type="float" office:value="30427.7444423855" calcext:value-type="float">
            <text:p>30427.74</text:p>
          </table:table-cell>
          <table:table-cell office:value-type="float" office:value="36513.2933308626" calcext:value-type="float">
            <text:p>36513.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6" calcext:value-type="float">
            <text:p>6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31919.6929408657" calcext:value-type="float">
            <text:p>31919.69</text:p>
          </table:table-cell>
          <table:table-cell office:value-type="float" office:value="59852.533858856" calcext:value-type="float">
            <text:p>59852.53</text:p>
          </table:table-cell>
          <table:table-cell office:value-type="float" office:value="14288.7703408849" calcext:value-type="float">
            <text:p>14288.77</text:p>
          </table:table-cell>
          <table:table-cell office:value-type="float" office:value="204168957.854551" calcext:value-type="float">
            <text:p>204168957.85</text:p>
          </table:table-cell>
          <table:table-cell office:value-type="float" office:value="24835.6619612624" calcext:value-type="float">
            <text:p>24835.66</text:p>
          </table:table-cell>
          <table:table-cell office:value-type="float" office:value="31919.6929408657" calcext:value-type="float">
            <text:p>31919.69</text:p>
          </table:table-cell>
          <table:table-cell office:value-type="float" office:value="38303.6315290389" calcext:value-type="float">
            <text:p>38303.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7" calcext:value-type="float">
            <text:p>7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9449.3432232426" calcext:value-type="float">
            <text:p>29449.34</text:p>
          </table:table-cell>
          <table:table-cell office:value-type="float" office:value="59803.3784784746" calcext:value-type="float">
            <text:p>59803.38</text:p>
          </table:table-cell>
          <table:table-cell office:value-type="float" office:value="13477.213690629" calcext:value-type="float">
            <text:p>13477.21</text:p>
          </table:table-cell>
          <table:table-cell office:value-type="float" office:value="181635288.862877" calcext:value-type="float">
            <text:p>181635288.86</text:p>
          </table:table-cell>
          <table:table-cell office:value-type="float" office:value="23914.2359755478" calcext:value-type="float">
            <text:p>23914.24</text:p>
          </table:table-cell>
          <table:table-cell office:value-type="float" office:value="29449.3432232426" calcext:value-type="float">
            <text:p>29449.34</text:p>
          </table:table-cell>
          <table:table-cell office:value-type="float" office:value="35339.2118678911" calcext:value-type="float">
            <text:p>35339.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.00</text:p>
          </table:table-cell>
          <table:table-cell office:value-type="float" office:value="31785.301960981" calcext:value-type="float">
            <text:p>31785.30</text:p>
          </table:table-cell>
          <table:table-cell office:value-type="float" office:value="64747.6503884738" calcext:value-type="float">
            <text:p>64747.65</text:p>
          </table:table-cell>
          <table:table-cell office:value-type="float" office:value="14698.6265097329" calcext:value-type="float">
            <text:p>14698.63</text:p>
          </table:table-cell>
          <table:table-cell office:value-type="float" office:value="216049621.272624" calcext:value-type="float">
            <text:p>216049621.27</text:p>
          </table:table-cell>
          <table:table-cell office:value-type="float" office:value="25809.531264009" calcext:value-type="float">
            <text:p>25809.53</text:p>
          </table:table-cell>
          <table:table-cell office:value-type="float" office:value="31785.301960981" calcext:value-type="float">
            <text:p>31785.30</text:p>
          </table:table-cell>
          <table:table-cell office:value-type="float" office:value="38142.3623531772" calcext:value-type="float">
            <text:p>38142.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9" calcext:value-type="float">
            <text:p>9</text:p>
          </table:table-cell>
          <table:table-cell office:value-type="float" office:value="800" calcext:value-type="float">
            <text:p>800.00</text:p>
          </table:table-cell>
          <table:table-cell office:value-type="float" office:value="29138.8273681008" calcext:value-type="float">
            <text:p>29138.83</text:p>
          </table:table-cell>
          <table:table-cell office:value-type="float" office:value="55352.533858856" calcext:value-type="float">
            <text:p>55352.53</text:p>
          </table:table-cell>
          <table:table-cell office:value-type="float" office:value="15105.5973625555" calcext:value-type="float">
            <text:p>15105.60</text:p>
          </table:table-cell>
          <table:table-cell office:value-type="float" office:value="228179071.679643" calcext:value-type="float">
            <text:p>228179071.68</text:p>
          </table:table-cell>
          <table:table-cell office:value-type="float" office:value="22838.6103515967" calcext:value-type="float">
            <text:p>22838.61</text:p>
          </table:table-cell>
          <table:table-cell office:value-type="float" office:value="29138.8273681008" calcext:value-type="float">
            <text:p>29138.83</text:p>
          </table:table-cell>
          <table:table-cell office:value-type="float" office:value="34966.5928417209" calcext:value-type="float">
            <text:p>34966.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.00</text:p>
          </table:table-cell>
          <table:table-cell office:value-type="float" office:value="28861.0435448581" calcext:value-type="float">
            <text:p>28861.04</text:p>
          </table:table-cell>
          <table:table-cell office:value-type="float" office:value="53823.0406306272" calcext:value-type="float">
            <text:p>53823.04</text:p>
          </table:table-cell>
          <table:table-cell office:value-type="float" office:value="13120.7543002988" calcext:value-type="float">
            <text:p>13120.75</text:p>
          </table:table-cell>
          <table:table-cell office:value-type="float" office:value="172154193.408811" calcext:value-type="float">
            <text:p>172154193.41</text:p>
          </table:table-cell>
          <table:table-cell office:value-type="float" office:value="22372.2117668589" calcext:value-type="float">
            <text:p>22372.21</text:p>
          </table:table-cell>
          <table:table-cell office:value-type="float" office:value="28861.0435448581" calcext:value-type="float">
            <text:p>28861.04</text:p>
          </table:table-cell>
          <table:table-cell office:value-type="float" office:value="34633.2522538297" calcext:value-type="float">
            <text:p>34633.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1" calcext:value-type="float">
            <text:p>11</text:p>
          </table:table-cell>
          <table:table-cell office:value-type="float" office:value="800" calcext:value-type="float">
            <text:p>800.00</text:p>
          </table:table-cell>
          <table:table-cell office:value-type="float" office:value="26678.5613087513" calcext:value-type="float">
            <text:p>26678.56</text:p>
          </table:table-cell>
          <table:table-cell office:value-type="float" office:value="49202.2523189831" calcext:value-type="float">
            <text:p>49202.25</text:p>
          </table:table-cell>
          <table:table-cell office:value-type="float" office:value="12921.4037762625" calcext:value-type="float">
            <text:p>12921.40</text:p>
          </table:table-cell>
          <table:table-cell office:value-type="float" office:value="166962675.549212" calcext:value-type="float">
            <text:p>166962675.55</text:p>
          </table:table-cell>
          <table:table-cell office:value-type="float" office:value="20548.1026361992" calcext:value-type="float">
            <text:p>20548.10</text:p>
          </table:table-cell>
          <table:table-cell office:value-type="float" office:value="26678.5613087513" calcext:value-type="float">
            <text:p>26678.56</text:p>
          </table:table-cell>
          <table:table-cell office:value-type="float" office:value="32014.2735705015" calcext:value-type="float">
            <text:p>32014.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2" calcext:value-type="float">
            <text:p>12</text:p>
          </table:table-cell>
          <table:table-cell office:value-type="float" office:value="800" calcext:value-type="float">
            <text:p>800.00</text:p>
          </table:table-cell>
          <table:table-cell office:value-type="float" office:value="26388.9584568299" calcext:value-type="float">
            <text:p>26388.96</text:p>
          </table:table-cell>
          <table:table-cell office:value-type="float" office:value="50107.442244164" calcext:value-type="float">
            <text:p>50107.44</text:p>
          </table:table-cell>
          <table:table-cell office:value-type="float" office:value="13896.1587662593" calcext:value-type="float">
            <text:p>13896.16</text:p>
          </table:table-cell>
          <table:table-cell office:value-type="float" office:value="193103228.457086" calcext:value-type="float">
            <text:p>193103228.46</text:p>
          </table:table-cell>
          <table:table-cell office:value-type="float" office:value="20694.9523160881" calcext:value-type="float">
            <text:p>20694.95</text:p>
          </table:table-cell>
          <table:table-cell office:value-type="float" office:value="26388.9584568299" calcext:value-type="float">
            <text:p>26388.96</text:p>
          </table:table-cell>
          <table:table-cell office:value-type="float" office:value="31666.7501481959" calcext:value-type="float">
            <text:p>31666.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3" calcext:value-type="float">
            <text:p>13</text:p>
          </table:table-cell>
          <table:table-cell office:value-type="float" office:value="800" calcext:value-type="float">
            <text:p>800.00</text:p>
          </table:table-cell>
          <table:table-cell office:value-type="float" office:value="25445.8455049174" calcext:value-type="float">
            <text:p>25445.85</text:p>
          </table:table-cell>
          <table:table-cell office:value-type="float" office:value="54580.4559202138" calcext:value-type="float">
            <text:p>54580.46</text:p>
          </table:table-cell>
          <table:table-cell office:value-type="float" office:value="15656.6881274924" calcext:value-type="float">
            <text:p>15656.69</text:p>
          </table:table-cell>
          <table:table-cell office:value-type="float" office:value="245131883.121562" calcext:value-type="float">
            <text:p>245131883.12</text:p>
          </table:table-cell>
          <table:table-cell office:value-type="float" office:value="21140.7638984242" calcext:value-type="float">
            <text:p>21140.76</text:p>
          </table:table-cell>
          <table:table-cell office:value-type="float" office:value="25445.8455049174" calcext:value-type="float">
            <text:p>25445.85</text:p>
          </table:table-cell>
          <table:table-cell office:value-type="float" office:value="30535.0146059008" calcext:value-type="float">
            <text:p>30535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4" calcext:value-type="float">
            <text:p>14</text:p>
          </table:table-cell>
          <table:table-cell office:value-type="float" office:value="800" calcext:value-type="float">
            <text:p>800.00</text:p>
          </table:table-cell>
          <table:table-cell office:value-type="float" office:value="24448.993963962" calcext:value-type="float">
            <text:p>24448.99</text:p>
          </table:table-cell>
          <table:table-cell office:value-type="float" office:value="49464.4299192085" calcext:value-type="float">
            <text:p>49464.43</text:p>
          </table:table-cell>
          <table:table-cell office:value-type="float" office:value="14443.1294388417" calcext:value-type="float">
            <text:p>14443.13</text:p>
          </table:table-cell>
          <table:table-cell office:value-type="float" office:value="208603987.987136" calcext:value-type="float">
            <text:p>208603987.99</text:p>
          </table:table-cell>
          <table:table-cell office:value-type="float" office:value="19826.2953093146" calcext:value-type="float">
            <text:p>19826.30</text:p>
          </table:table-cell>
          <table:table-cell office:value-type="float" office:value="24448.9939639619" calcext:value-type="float">
            <text:p>24448.99</text:p>
          </table:table-cell>
          <table:table-cell office:value-type="float" office:value="29338.7927567543" calcext:value-type="float">
            <text:p>29338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.00</text:p>
          </table:table-cell>
          <table:table-cell office:value-type="float" office:value="23099.7936467376" calcext:value-type="float">
            <text:p>23099.79</text:p>
          </table:table-cell>
          <table:table-cell office:value-type="float" office:value="56414.839757605" calcext:value-type="float">
            <text:p>56414.84</text:p>
          </table:table-cell>
          <table:table-cell office:value-type="float" office:value="14334.5764337782" calcext:value-type="float">
            <text:p>14334.58</text:p>
          </table:table-cell>
          <table:table-cell office:value-type="float" office:value="205480081.535829" calcext:value-type="float">
            <text:p>205480081.54</text:p>
          </table:table-cell>
          <table:table-cell office:value-type="float" office:value="20007.3733037477" calcext:value-type="float">
            <text:p>20007.37</text:p>
          </table:table-cell>
          <table:table-cell office:value-type="float" office:value="23099.7936467376" calcext:value-type="float">
            <text:p>23099.79</text:p>
          </table:table-cell>
          <table:table-cell office:value-type="float" office:value="27719.7523760851" calcext:value-type="float">
            <text:p>27719.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6" calcext:value-type="float">
            <text:p>16</text:p>
          </table:table-cell>
          <table:table-cell office:value-type="float" office:value="800" calcext:value-type="float">
            <text:p>800.00</text:p>
          </table:table-cell>
          <table:table-cell office:value-type="float" office:value="24534.0040000676" calcext:value-type="float">
            <text:p>24534.00</text:p>
          </table:table-cell>
          <table:table-cell office:value-type="float" office:value="52327.9561686653" calcext:value-type="float">
            <text:p>52327.96</text:p>
          </table:table-cell>
          <table:table-cell office:value-type="float" office:value="13245.4646256511" calcext:value-type="float">
            <text:p>13245.46</text:p>
          </table:table-cell>
          <table:table-cell office:value-type="float" office:value="175442333.149376" calcext:value-type="float">
            <text:p>175442333.15</text:p>
          </table:table-cell>
          <table:table-cell office:value-type="float" office:value="20343.9547005429" calcext:value-type="float">
            <text:p>20343.95</text:p>
          </table:table-cell>
          <table:table-cell office:value-type="float" office:value="24534.0040000676" calcext:value-type="float">
            <text:p>24534.00</text:p>
          </table:table-cell>
          <table:table-cell office:value-type="float" office:value="29440.8048000811" calcext:value-type="float">
            <text:p>29440.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7" calcext:value-type="float">
            <text:p>17</text:p>
          </table:table-cell>
          <table:table-cell office:value-type="float" office:value="800" calcext:value-type="float">
            <text:p>800.00</text:p>
          </table:table-cell>
          <table:table-cell office:value-type="float" office:value="23046.1269637167" calcext:value-type="float">
            <text:p>23046.13</text:p>
          </table:table-cell>
          <table:table-cell office:value-type="float" office:value="55382.1110521437" calcext:value-type="float">
            <text:p>55382.11</text:p>
          </table:table-cell>
          <table:table-cell office:value-type="float" office:value="13919.7814365948" calcext:value-type="float">
            <text:p>13919.78</text:p>
          </table:table-cell>
          <table:table-cell office:value-type="float" office:value="193760315.24257" calcext:value-type="float">
            <text:p>193760315.24</text:p>
          </table:table-cell>
          <table:table-cell office:value-type="float" office:value="19875.1267241398" calcext:value-type="float">
            <text:p>19875.13</text:p>
          </table:table-cell>
          <table:table-cell office:value-type="float" office:value="23046.1269637167" calcext:value-type="float">
            <text:p>23046.13</text:p>
          </table:table-cell>
          <table:table-cell office:value-type="float" office:value="27655.35235646" calcext:value-type="float">
            <text:p>27655.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.00</text:p>
          </table:table-cell>
          <table:table-cell office:value-type="float" office:value="23524.4987679787" calcext:value-type="float">
            <text:p>23524.50</text:p>
          </table:table-cell>
          <table:table-cell office:value-type="float" office:value="55793.354940663" calcext:value-type="float">
            <text:p>55793.35</text:p>
          </table:table-cell>
          <table:table-cell office:value-type="float" office:value="14029.0041953032" calcext:value-type="float">
            <text:p>14029.00</text:p>
          </table:table-cell>
          <table:table-cell office:value-type="float" office:value="196812958.711834" calcext:value-type="float">
            <text:p>196812958.71</text:p>
          </table:table-cell>
          <table:table-cell office:value-type="float" office:value="20211.1960564759" calcext:value-type="float">
            <text:p>20211.20</text:p>
          </table:table-cell>
          <table:table-cell office:value-type="float" office:value="23524.4987679787" calcext:value-type="float">
            <text:p>23524.50</text:p>
          </table:table-cell>
          <table:table-cell office:value-type="float" office:value="28229.3985215744" calcext:value-type="float">
            <text:p>28229.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" calcext:value-type="float">
            <text:p>19</text:p>
          </table:table-cell>
          <table:table-cell office:value-type="float" office:value="800" calcext:value-type="float">
            <text:p>800.00</text:p>
          </table:table-cell>
          <table:table-cell office:value-type="float" office:value="23607.6552461692" calcext:value-type="float">
            <text:p>23607.66</text:p>
          </table:table-cell>
          <table:table-cell office:value-type="float" office:value="51400.1873347068" calcext:value-type="float">
            <text:p>51400.19</text:p>
          </table:table-cell>
          <table:table-cell office:value-type="float" office:value="12857.4250138809" calcext:value-type="float">
            <text:p>12857.43</text:p>
          </table:table-cell>
          <table:table-cell office:value-type="float" office:value="165313377.98757" calcext:value-type="float">
            <text:p>165313377.99</text:p>
          </table:table-cell>
          <table:table-cell office:value-type="float" office:value="19732.9794137566" calcext:value-type="float">
            <text:p>19732.98</text:p>
          </table:table-cell>
          <table:table-cell office:value-type="float" office:value="23607.6552461692" calcext:value-type="float">
            <text:p>23607.66</text:p>
          </table:table-cell>
          <table:table-cell office:value-type="float" office:value="28329.1862954031" calcext:value-type="float">
            <text:p>28329.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.00</text:p>
          </table:table-cell>
          <table:table-cell office:value-type="float" office:value="25902.5681964454" calcext:value-type="float">
            <text:p>25902.57</text:p>
          </table:table-cell>
          <table:table-cell office:value-type="float" office:value="57433.941889489" calcext:value-type="float">
            <text:p>57433.94</text:p>
          </table:table-cell>
          <table:table-cell office:value-type="float" office:value="13221.2830936279" calcext:value-type="float">
            <text:p>13221.28</text:p>
          </table:table-cell>
          <table:table-cell office:value-type="float" office:value="174802326.641851" calcext:value-type="float">
            <text:p>174802326.64</text:p>
          </table:table-cell>
          <table:table-cell office:value-type="float" office:value="21778.288734699" calcext:value-type="float">
            <text:p>21778.29</text:p>
          </table:table-cell>
          <table:table-cell office:value-type="float" office:value="25902.5681964454" calcext:value-type="float">
            <text:p>25902.57</text:p>
          </table:table-cell>
          <table:table-cell office:value-type="float" office:value="31083.0818357345" calcext:value-type="float">
            <text:p>31083.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1" calcext:value-type="float">
            <text:p>21</text:p>
          </table:table-cell>
          <table:table-cell office:value-type="float" office:value="800" calcext:value-type="float">
            <text:p>800.00</text:p>
          </table:table-cell>
          <table:table-cell office:value-type="float" office:value="26515.6610333551" calcext:value-type="float">
            <text:p>26515.66</text:p>
          </table:table-cell>
          <table:table-cell office:value-type="float" office:value="54707.442244164" calcext:value-type="float">
            <text:p>54707.44</text:p>
          </table:table-cell>
          <table:table-cell office:value-type="float" office:value="12285.9594983017" calcext:value-type="float">
            <text:p>12285.96</text:p>
          </table:table-cell>
          <table:table-cell office:value-type="float" office:value="150944800.793909" calcext:value-type="float">
            <text:p>150944800.79</text:p>
          </table:table-cell>
          <table:table-cell office:value-type="float" office:value="21678.3097066665" calcext:value-type="float">
            <text:p>21678.31</text:p>
          </table:table-cell>
          <table:table-cell office:value-type="float" office:value="26515.6610333551" calcext:value-type="float">
            <text:p>26515.66</text:p>
          </table:table-cell>
          <table:table-cell office:value-type="float" office:value="31818.7932400262" calcext:value-type="float">
            <text:p>31818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2" calcext:value-type="float">
            <text:p>22</text:p>
          </table:table-cell>
          <table:table-cell office:value-type="float" office:value="800" calcext:value-type="float">
            <text:p>800.00</text:p>
          </table:table-cell>
          <table:table-cell office:value-type="float" office:value="23483.1164961697" calcext:value-type="float">
            <text:p>23483.12</text:p>
          </table:table-cell>
          <table:table-cell office:value-type="float" office:value="48030.5842326874" calcext:value-type="float">
            <text:p>48030.58</text:p>
          </table:table-cell>
          <table:table-cell office:value-type="float" office:value="12492.8084991228" calcext:value-type="float">
            <text:p>12492.81</text:p>
          </table:table-cell>
          <table:table-cell office:value-type="float" office:value="156070264.195756" calcext:value-type="float">
            <text:p>156070264.20</text:p>
          </table:table-cell>
          <table:table-cell office:value-type="float" office:value="19143.1962005759" calcext:value-type="float">
            <text:p>19143.20</text:p>
          </table:table-cell>
          <table:table-cell office:value-type="float" office:value="23483.1164961697" calcext:value-type="float">
            <text:p>23483.12</text:p>
          </table:table-cell>
          <table:table-cell office:value-type="float" office:value="28179.7397954037" calcext:value-type="float">
            <text:p>28179.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3" calcext:value-type="float">
            <text:p>23</text:p>
          </table:table-cell>
          <table:table-cell office:value-type="float" office:value="800" calcext:value-type="float">
            <text:p>800.00</text:p>
          </table:table-cell>
          <table:table-cell office:value-type="float" office:value="22210.3975190216" calcext:value-type="float">
            <text:p>22210.40</text:p>
          </table:table-cell>
          <table:table-cell office:value-type="float" office:value="47300.1873347068" calcext:value-type="float">
            <text:p>47300.19</text:p>
          </table:table-cell>
          <table:table-cell office:value-type="float" office:value="12203.5342319525" calcext:value-type="float">
            <text:p>12203.53</text:p>
          </table:table-cell>
          <table:table-cell office:value-type="float" office:value="148926247.750436" calcext:value-type="float">
            <text:p>148926247.75</text:p>
          </table:table-cell>
          <table:table-cell office:value-type="float" office:value="18419.744481024" calcext:value-type="float">
            <text:p>18419.74</text:p>
          </table:table-cell>
          <table:table-cell office:value-type="float" office:value="22210.3975190216" calcext:value-type="float">
            <text:p>22210.40</text:p>
          </table:table-cell>
          <table:table-cell office:value-type="float" office:value="26652.4770228259" calcext:value-type="float">
            <text:p>26652.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4" calcext:value-type="float">
            <text:p>24</text:p>
          </table:table-cell>
          <table:table-cell office:value-type="float" office:value="800" calcext:value-type="float">
            <text:p>800.00</text:p>
          </table:table-cell>
          <table:table-cell office:value-type="float" office:value="23280.4675429387" calcext:value-type="float">
            <text:p>23280.47</text:p>
          </table:table-cell>
          <table:table-cell office:value-type="float" office:value="55352.533858856" calcext:value-type="float">
            <text:p>55352.53</text:p>
          </table:table-cell>
          <table:table-cell office:value-type="float" office:value="13316.395893429" calcext:value-type="float">
            <text:p>13316.40</text:p>
          </table:table-cell>
          <table:table-cell office:value-type="float" office:value="177326399.590534" calcext:value-type="float">
            <text:p>177326399.59</text:p>
          </table:table-cell>
          <table:table-cell office:value-type="float" office:value="20016.8437412897" calcext:value-type="float">
            <text:p>20016.84</text:p>
          </table:table-cell>
          <table:table-cell office:value-type="float" office:value="23280.4675429387" calcext:value-type="float">
            <text:p>23280.47</text:p>
          </table:table-cell>
          <table:table-cell office:value-type="float" office:value="27936.5610515264" calcext:value-type="float">
            <text:p>27936.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5" calcext:value-type="float">
            <text:p>25</text:p>
          </table:table-cell>
          <table:table-cell office:value-type="float" office:value="800" calcext:value-type="float">
            <text:p>800.00</text:p>
          </table:table-cell>
          <table:table-cell office:value-type="float" office:value="21658.210966199" calcext:value-type="float">
            <text:p>21658.21</text:p>
          </table:table-cell>
          <table:table-cell office:value-type="float" office:value="48755.5335607142" calcext:value-type="float">
            <text:p>48755.53</text:p>
          </table:table-cell>
          <table:table-cell office:value-type="float" office:value="12090.2320789625" calcext:value-type="float">
            <text:p>12090.23</text:p>
          </table:table-cell>
          <table:table-cell office:value-type="float" office:value="146173711.723173" calcext:value-type="float">
            <text:p>146173711.72</text:p>
          </table:table-cell>
          <table:table-cell office:value-type="float" office:value="18323.9218909022" calcext:value-type="float">
            <text:p>18323.92</text:p>
          </table:table-cell>
          <table:table-cell office:value-type="float" office:value="21658.210966199" calcext:value-type="float">
            <text:p>21658.21</text:p>
          </table:table-cell>
          <table:table-cell office:value-type="float" office:value="25989.8531594387" calcext:value-type="float">
            <text:p>25989.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6" calcext:value-type="float">
            <text:p>26</text:p>
          </table:table-cell>
          <table:table-cell office:value-type="float" office:value="800" calcext:value-type="float">
            <text:p>800.00</text:p>
          </table:table-cell>
          <table:table-cell office:value-type="float" office:value="21461.7330730948" calcext:value-type="float">
            <text:p>21461.73</text:p>
          </table:table-cell>
          <table:table-cell office:value-type="float" office:value="50852.533858856" calcext:value-type="float">
            <text:p>50852.53</text:p>
          </table:table-cell>
          <table:table-cell office:value-type="float" office:value="11385.1527441105" calcext:value-type="float">
            <text:p>11385.15</text:p>
          </table:table-cell>
          <table:table-cell office:value-type="float" office:value="129621703.006726" calcext:value-type="float">
            <text:p>129621703.01</text:p>
          </table:table-cell>
          <table:table-cell office:value-type="float" office:value="18444.2133853895" calcext:value-type="float">
            <text:p>18444.21</text:p>
          </table:table-cell>
          <table:table-cell office:value-type="float" office:value="21461.7330730948" calcext:value-type="float">
            <text:p>21461.73</text:p>
          </table:table-cell>
          <table:table-cell office:value-type="float" office:value="25754.0796877138" calcext:value-type="float">
            <text:p>25754.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7" calcext:value-type="float">
            <text:p>27</text:p>
          </table:table-cell>
          <table:table-cell office:value-type="float" office:value="800" calcext:value-type="float">
            <text:p>800.00</text:p>
          </table:table-cell>
          <table:table-cell office:value-type="float" office:value="23768.0336803822" calcext:value-type="float">
            <text:p>23768.03</text:p>
          </table:table-cell>
          <table:table-cell office:value-type="float" office:value="47154.1889907858" calcext:value-type="float">
            <text:p>47154.19</text:p>
          </table:table-cell>
          <table:table-cell office:value-type="float" office:value="10490.3401646404" calcext:value-type="float">
            <text:p>10490.34</text:p>
          </table:table-cell>
          <table:table-cell office:value-type="float" office:value="110047236.769867" calcext:value-type="float">
            <text:p>110047236.77</text:p>
          </table:table-cell>
          <table:table-cell office:value-type="float" office:value="19099.4167928118" calcext:value-type="float">
            <text:p>19099.42</text:p>
          </table:table-cell>
          <table:table-cell office:value-type="float" office:value="23768.0336803822" calcext:value-type="float">
            <text:p>23768.03</text:p>
          </table:table-cell>
          <table:table-cell office:value-type="float" office:value="28521.6404164586" calcext:value-type="float">
            <text:p>28521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8" calcext:value-type="float">
            <text:p>28</text:p>
          </table:table-cell>
          <table:table-cell office:value-type="float" office:value="800" calcext:value-type="float">
            <text:p>800.00</text:p>
          </table:table-cell>
          <table:table-cell office:value-type="float" office:value="23259.2500095553" calcext:value-type="float">
            <text:p>23259.25</text:p>
          </table:table-cell>
          <table:table-cell office:value-type="float" office:value="44923.3511926287" calcext:value-type="float">
            <text:p>44923.35</text:p>
          </table:table-cell>
          <table:table-cell office:value-type="float" office:value="10741.0583196109" calcext:value-type="float">
            <text:p>10741.06</text:p>
          </table:table-cell>
          <table:table-cell office:value-type="float" office:value="115370333.825282" calcext:value-type="float">
            <text:p>115370333.83</text:p>
          </table:table-cell>
          <table:table-cell office:value-type="float" office:value="18436.6607261605" calcext:value-type="float">
            <text:p>18436.66</text:p>
          </table:table-cell>
          <table:table-cell office:value-type="float" office:value="23259.2500095553" calcext:value-type="float">
            <text:p>23259.25</text:p>
          </table:table-cell>
          <table:table-cell office:value-type="float" office:value="27911.1000114664" calcext:value-type="float">
            <text:p>27911.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9" calcext:value-type="float">
            <text:p>29</text:p>
          </table:table-cell>
          <table:table-cell office:value-type="float" office:value="800" calcext:value-type="float">
            <text:p>800.00</text:p>
          </table:table-cell>
          <table:table-cell office:value-type="float" office:value="23723.9498119178" calcext:value-type="float">
            <text:p>23723.95</text:p>
          </table:table-cell>
          <table:table-cell office:value-type="float" office:value="44218.125092589" calcext:value-type="float">
            <text:p>44218.13</text:p>
          </table:table-cell>
          <table:table-cell office:value-type="float" office:value="10457.5098542374" calcext:value-type="float">
            <text:p>10457.51</text:p>
          </table:table-cell>
          <table:table-cell office:value-type="float" office:value="109359512.351472" calcext:value-type="float">
            <text:p>109359512.35</text:p>
          </table:table-cell>
          <table:table-cell office:value-type="float" office:value="18416.6209989181" calcext:value-type="float">
            <text:p>18416.62</text:p>
          </table:table-cell>
          <table:table-cell office:value-type="float" office:value="23723.9498119178" calcext:value-type="float">
            <text:p>23723.95</text:p>
          </table:table-cell>
          <table:table-cell office:value-type="float" office:value="28468.7397743013" calcext:value-type="float">
            <text:p>28468.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30" calcext:value-type="float">
            <text:p>30</text:p>
          </table:table-cell>
          <table:table-cell office:value-type="float" office:value="800" calcext:value-type="float">
            <text:p>800.00</text:p>
          </table:table-cell>
          <table:table-cell office:value-type="float" office:value="23879.384440205" calcext:value-type="float">
            <text:p>23879.38</text:p>
          </table:table-cell>
          <table:table-cell office:value-type="float" office:value="43455.8441227157" calcext:value-type="float">
            <text:p>43455.84</text:p>
          </table:table-cell>
          <table:table-cell office:value-type="float" office:value="10406.0944798048" calcext:value-type="float">
            <text:p>10406.09</text:p>
          </table:table-cell>
          <table:table-cell office:value-type="float" office:value="108286802.322625" calcext:value-type="float">
            <text:p>108286802.32</text:p>
          </table:table-cell>
          <table:table-cell office:value-type="float" office:value="18248.9333512034" calcext:value-type="float">
            <text:p>18248.93</text:p>
          </table:table-cell>
          <table:table-cell office:value-type="float" office:value="23879.384440205" calcext:value-type="float">
            <text:p>23879.38</text:p>
          </table:table-cell>
          <table:table-cell office:value-type="float" office:value="28655.261328246" calcext:value-type="float">
            <text:p>28655.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31" calcext:value-type="float">
            <text:p>31</text:p>
          </table:table-cell>
          <table:table-cell office:value-type="float" office:value="800" calcext:value-type="float">
            <text:p>800.00</text:p>
          </table:table-cell>
          <table:table-cell office:value-type="float" office:value="22614.454740312" calcext:value-type="float">
            <text:p>22614.45</text:p>
          </table:table-cell>
          <table:table-cell office:value-type="float" office:value="45914.8346584763" calcext:value-type="float">
            <text:p>45914.83</text:p>
          </table:table-cell>
          <table:table-cell office:value-type="float" office:value="11946.6983379911" calcext:value-type="float">
            <text:p>11946.70</text:p>
          </table:table-cell>
          <table:table-cell office:value-type="float" office:value="142723601.178959" calcext:value-type="float">
            <text:p>142723601.18</text:p>
          </table:table-cell>
          <table:table-cell office:value-type="float" office:value="18380.0001851329" calcext:value-type="float">
            <text:p>18380.00</text:p>
          </table:table-cell>
          <table:table-cell office:value-type="float" office:value="22614.454740312" calcext:value-type="float">
            <text:p>22614.45</text:p>
          </table:table-cell>
          <table:table-cell office:value-type="float" office:value="27137.3456883744" calcext:value-type="float">
            <text:p>27137.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32" calcext:value-type="float">
            <text:p>32</text:p>
          </table:table-cell>
          <table:table-cell office:value-type="float" office:value="800" calcext:value-type="float">
            <text:p>800.00</text:p>
          </table:table-cell>
          <table:table-cell office:value-type="float" office:value="20111.5423869024" calcext:value-type="float">
            <text:p>20111.54</text:p>
          </table:table-cell>
          <table:table-cell office:value-type="float" office:value="39367.2524846174" calcext:value-type="float">
            <text:p>39367.25</text:p>
          </table:table-cell>
          <table:table-cell office:value-type="float" office:value="11036.0701949731" calcext:value-type="float">
            <text:p>11036.07</text:p>
          </table:table-cell>
          <table:table-cell office:value-type="float" office:value="121794845.348373" calcext:value-type="float">
            <text:p>121794845.35</text:p>
          </table:table-cell>
          <table:table-cell office:value-type="float" office:value="16077.5711513598" calcext:value-type="float">
            <text:p>16077.57</text:p>
          </table:table-cell>
          <table:table-cell office:value-type="float" office:value="20111.5423869024" calcext:value-type="float">
            <text:p>20111.54</text:p>
          </table:table-cell>
          <table:table-cell office:value-type="float" office:value="24133.8508642829" calcext:value-type="float">
            <text:p>24133.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33" calcext:value-type="float">
            <text:p>33</text:p>
          </table:table-cell>
          <table:table-cell office:value-type="float" office:value="800" calcext:value-type="float">
            <text:p>800.00</text:p>
          </table:table-cell>
          <table:table-cell office:value-type="float" office:value="19325.3890922243" calcext:value-type="float">
            <text:p>19325.39</text:p>
          </table:table-cell>
          <table:table-cell office:value-type="float" office:value="43051.9707791102" calcext:value-type="float">
            <text:p>43051.97</text:p>
          </table:table-cell>
          <table:table-cell office:value-type="float" office:value="9977.73688684955" calcext:value-type="float">
            <text:p>9977.74</text:p>
          </table:table-cell>
          <table:table-cell office:value-type="float" office:value="99555233.3831981" calcext:value-type="float">
            <text:p>99555233.38</text:p>
          </table:table-cell>
          <table:table-cell office:value-type="float" office:value="16307.5894191263" calcext:value-type="float">
            <text:p>16307.59</text:p>
          </table:table-cell>
          <table:table-cell office:value-type="float" office:value="19325.3890922243" calcext:value-type="float">
            <text:p>19325.39</text:p>
          </table:table-cell>
          <table:table-cell office:value-type="float" office:value="23190.4669106692" calcext:value-type="float">
            <text:p>23190.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34" calcext:value-type="float">
            <text:p>34</text:p>
          </table:table-cell>
          <table:table-cell office:value-type="float" office:value="800" calcext:value-type="float">
            <text:p>800.00</text:p>
          </table:table-cell>
          <table:table-cell office:value-type="float" office:value="21740.1084447339" calcext:value-type="float">
            <text:p>21740.11</text:p>
          </table:table-cell>
          <table:table-cell office:value-type="float" office:value="43783.6603496161" calcext:value-type="float">
            <text:p>43783.66</text:p>
          </table:table-cell>
          <table:table-cell office:value-type="float" office:value="10305.7242672473" calcext:value-type="float">
            <text:p>10305.72</text:p>
          </table:table-cell>
          <table:table-cell office:value-type="float" office:value="106207952.67253" calcext:value-type="float">
            <text:p>106207952.67</text:p>
          </table:table-cell>
          <table:table-cell office:value-type="float" office:value="17609.7375281288" calcext:value-type="float">
            <text:p>17609.74</text:p>
          </table:table-cell>
          <table:table-cell office:value-type="float" office:value="21740.1084447339" calcext:value-type="float">
            <text:p>21740.11</text:p>
          </table:table-cell>
          <table:table-cell office:value-type="float" office:value="26088.1301336807" calcext:value-type="float">
            <text:p>26088.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35" calcext:value-type="float">
            <text:p>35</text:p>
          </table:table-cell>
          <table:table-cell office:value-type="float" office:value="800" calcext:value-type="float">
            <text:p>800.00</text:p>
          </table:table-cell>
          <table:table-cell office:value-type="float" office:value="21912.260865194" calcext:value-type="float">
            <text:p>21912.26</text:p>
          </table:table-cell>
          <table:table-cell office:value-type="float" office:value="42560.7377913553" calcext:value-type="float">
            <text:p>42560.74</text:p>
          </table:table-cell>
          <table:table-cell office:value-type="float" office:value="10353.1175331679" calcext:value-type="float">
            <text:p>10353.12</text:p>
          </table:table-cell>
          <table:table-cell office:value-type="float" office:value="107187042.655589" calcext:value-type="float">
            <text:p>107187042.66</text:p>
          </table:table-cell>
          <table:table-cell office:value-type="float" office:value="17431.3747525139" calcext:value-type="float">
            <text:p>17431.37</text:p>
          </table:table-cell>
          <table:table-cell office:value-type="float" office:value="21912.260865194" calcext:value-type="float">
            <text:p>21912.26</text:p>
          </table:table-cell>
          <table:table-cell office:value-type="float" office:value="26294.7130382328" calcext:value-type="float">
            <text:p>26294.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36" calcext:value-type="float">
            <text:p>36</text:p>
          </table:table-cell>
          <table:table-cell office:value-type="float" office:value="800" calcext:value-type="float">
            <text:p>800.00</text:p>
          </table:table-cell>
          <table:table-cell office:value-type="float" office:value="20724.4435325195" calcext:value-type="float">
            <text:p>20724.44</text:p>
          </table:table-cell>
          <table:table-cell office:value-type="float" office:value="42560.7377913553" calcext:value-type="float">
            <text:p>42560.74</text:p>
          </table:table-cell>
          <table:table-cell office:value-type="float" office:value="10064.1772909257" calcext:value-type="float">
            <text:p>10064.18</text:p>
          </table:table-cell>
          <table:table-cell office:value-type="float" office:value="101287664.543184" calcext:value-type="float">
            <text:p>101287664.54</text:p>
          </table:table-cell>
          <table:table-cell office:value-type="float" office:value="16942.45561816" calcext:value-type="float">
            <text:p>16942.46</text:p>
          </table:table-cell>
          <table:table-cell office:value-type="float" office:value="20724.4435325195" calcext:value-type="float">
            <text:p>20724.44</text:p>
          </table:table-cell>
          <table:table-cell office:value-type="float" office:value="24869.3322390234" calcext:value-type="float">
            <text:p>24869.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37" calcext:value-type="float">
            <text:p>37</text:p>
          </table:table-cell>
          <table:table-cell office:value-type="float" office:value="800" calcext:value-type="float">
            <text:p>800.00</text:p>
          </table:table-cell>
          <table:table-cell office:value-type="float" office:value="20121.3899089219" calcext:value-type="float">
            <text:p>20121.39</text:p>
          </table:table-cell>
          <table:table-cell office:value-type="float" office:value="42514.1534784643" calcext:value-type="float">
            <text:p>42514.15</text:p>
          </table:table-cell>
          <table:table-cell office:value-type="float" office:value="10130.140698474" calcext:value-type="float">
            <text:p>10130.14</text:p>
          </table:table-cell>
          <table:table-cell office:value-type="float" office:value="102619750.57088" calcext:value-type="float">
            <text:p>102619750.57</text:p>
          </table:table-cell>
          <table:table-cell office:value-type="float" office:value="16649.0786979152" calcext:value-type="float">
            <text:p>16649.08</text:p>
          </table:table-cell>
          <table:table-cell office:value-type="float" office:value="20121.3899089219" calcext:value-type="float">
            <text:p>20121.39</text:p>
          </table:table-cell>
          <table:table-cell office:value-type="float" office:value="24145.6678907063" calcext:value-type="float">
            <text:p>24145.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38" calcext:value-type="float">
            <text:p>38</text:p>
          </table:table-cell>
          <table:table-cell office:value-type="float" office:value="800" calcext:value-type="float">
            <text:p>800.00</text:p>
          </table:table-cell>
          <table:table-cell office:value-type="float" office:value="21798.8757030445" calcext:value-type="float">
            <text:p>21798.88</text:p>
          </table:table-cell>
          <table:table-cell office:value-type="float" office:value="54885.3974069534" calcext:value-type="float">
            <text:p>54885.40</text:p>
          </table:table-cell>
          <table:table-cell office:value-type="float" office:value="11308.123787178" calcext:value-type="float">
            <text:p>11308.12</text:p>
          </table:table-cell>
          <table:table-cell office:value-type="float" office:value="127873663.586142" calcext:value-type="float">
            <text:p>127873663.59</text:p>
          </table:table-cell>
          <table:table-cell office:value-type="float" office:value="19031.8765881132" calcext:value-type="float">
            <text:p>19031.88</text:p>
          </table:table-cell>
          <table:table-cell office:value-type="float" office:value="21798.8757030445" calcext:value-type="float">
            <text:p>21798.88</text:p>
          </table:table-cell>
          <table:table-cell office:value-type="float" office:value="26158.6508436534" calcext:value-type="float">
            <text:p>26158.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39" calcext:value-type="float">
            <text:p>39</text:p>
          </table:table-cell>
          <table:table-cell office:value-type="float" office:value="800" calcext:value-type="float">
            <text:p>800.00</text:p>
          </table:table-cell>
          <table:table-cell office:value-type="float" office:value="22714.9737888856" calcext:value-type="float">
            <text:p>22714.97</text:p>
          </table:table-cell>
          <table:table-cell office:value-type="float" office:value="46551.9707791102" calcext:value-type="float">
            <text:p>46551.97</text:p>
          </table:table-cell>
          <table:table-cell office:value-type="float" office:value="10261.1706067049" calcext:value-type="float">
            <text:p>10261.17</text:p>
          </table:table-cell>
          <table:table-cell office:value-type="float" office:value="105291622.219904" calcext:value-type="float">
            <text:p>105291622.22</text:p>
          </table:table-cell>
          <table:table-cell office:value-type="float" office:value="18538.2894909198" calcext:value-type="float">
            <text:p>18538.29</text:p>
          </table:table-cell>
          <table:table-cell office:value-type="float" office:value="22714.9737888856" calcext:value-type="float">
            <text:p>22714.97</text:p>
          </table:table-cell>
          <table:table-cell office:value-type="float" office:value="27257.9685466627" calcext:value-type="float">
            <text:p>27257.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40" calcext:value-type="float">
            <text:p>40</text:p>
          </table:table-cell>
          <table:table-cell office:value-type="float" office:value="800" calcext:value-type="float">
            <text:p>800.00</text:p>
          </table:table-cell>
          <table:table-cell office:value-type="float" office:value="19952.92808754" calcext:value-type="float">
            <text:p>19952.93</text:p>
          </table:table-cell>
          <table:table-cell office:value-type="float" office:value="51501.718247416" calcext:value-type="float">
            <text:p>51501.72</text:p>
          </table:table-cell>
          <table:table-cell office:value-type="float" office:value="10376.3415696402" calcext:value-type="float">
            <text:p>10376.34</text:p>
          </table:table-cell>
          <table:table-cell office:value-type="float" office:value="107668464.369843" calcext:value-type="float">
            <text:p>107668464.37</text:p>
          </table:table-cell>
          <table:table-cell office:value-type="float" office:value="17530.2868714433" calcext:value-type="float">
            <text:p>17530.29</text:p>
          </table:table-cell>
          <table:table-cell office:value-type="float" office:value="19952.92808754" calcext:value-type="float">
            <text:p>19952.93</text:p>
          </table:table-cell>
          <table:table-cell office:value-type="float" office:value="23943.513705048" calcext:value-type="float">
            <text:p>23943.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41" calcext:value-type="float">
            <text:p>41</text:p>
          </table:table-cell>
          <table:table-cell office:value-type="float" office:value="800" calcext:value-type="float">
            <text:p>800.00</text:p>
          </table:table-cell>
          <table:table-cell office:value-type="float" office:value="17757.1602309224" calcext:value-type="float">
            <text:p>17757.16</text:p>
          </table:table-cell>
          <table:table-cell office:value-type="float" office:value="40629.6113005952" calcext:value-type="float">
            <text:p>40629.61</text:p>
          </table:table-cell>
          <table:table-cell office:value-type="float" office:value="9091.05573069042" calcext:value-type="float">
            <text:p>9091.06</text:p>
          </table:table-cell>
          <table:table-cell office:value-type="float" office:value="82647294.2985191" calcext:value-type="float">
            <text:p>82647294.30</text:p>
          </table:table-cell>
          <table:table-cell office:value-type="float" office:value="15124.2022644615" calcext:value-type="float">
            <text:p>15124.20</text:p>
          </table:table-cell>
          <table:table-cell office:value-type="float" office:value="17757.1602309224" calcext:value-type="float">
            <text:p>17757.16</text:p>
          </table:table-cell>
          <table:table-cell office:value-type="float" office:value="21308.5922771069" calcext:value-type="float">
            <text:p>21308.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42" calcext:value-type="float">
            <text:p>42</text:p>
          </table:table-cell>
          <table:table-cell office:value-type="float" office:value="800" calcext:value-type="float">
            <text:p>800.00</text:p>
          </table:table-cell>
          <table:table-cell office:value-type="float" office:value="18240.3567297858" calcext:value-type="float">
            <text:p>18240.36</text:p>
          </table:table-cell>
          <table:table-cell office:value-type="float" office:value="40682.0270870848" calcext:value-type="float">
            <text:p>40682.03</text:p>
          </table:table-cell>
          <table:table-cell office:value-type="float" office:value="9498.69384486498" calcext:value-type="float">
            <text:p>9498.69</text:p>
          </table:table-cell>
          <table:table-cell office:value-type="float" office:value="90225184.7584758" calcext:value-type="float">
            <text:p>90225184.76</text:p>
          </table:table-cell>
          <table:table-cell office:value-type="float" office:value="15405.2885447427" calcext:value-type="float">
            <text:p>15405.29</text:p>
          </table:table-cell>
          <table:table-cell office:value-type="float" office:value="18240.3567297858" calcext:value-type="float">
            <text:p>18240.36</text:p>
          </table:table-cell>
          <table:table-cell office:value-type="float" office:value="21888.428075743" calcext:value-type="float">
            <text:p>21888.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43" calcext:value-type="float">
            <text:p>43</text:p>
          </table:table-cell>
          <table:table-cell office:value-type="float" office:value="800" calcext:value-type="float">
            <text:p>800.00</text:p>
          </table:table-cell>
          <table:table-cell office:value-type="float" office:value="18333.0841943417" calcext:value-type="float">
            <text:p>18333.08</text:p>
          </table:table-cell>
          <table:table-cell office:value-type="float" office:value="39395.432190748" calcext:value-type="float">
            <text:p>39395.43</text:p>
          </table:table-cell>
          <table:table-cell office:value-type="float" office:value="8664.5460899481" calcext:value-type="float">
            <text:p>8664.55</text:p>
          </table:table-cell>
          <table:table-cell office:value-type="float" office:value="75074358.9448348" calcext:value-type="float">
            <text:p>75074358.94</text:p>
          </table:table-cell>
          <table:table-cell office:value-type="float" office:value="15280.8555560513" calcext:value-type="float">
            <text:p>15280.86</text:p>
          </table:table-cell>
          <table:table-cell office:value-type="float" office:value="18333.0841943417" calcext:value-type="float">
            <text:p>18333.08</text:p>
          </table:table-cell>
          <table:table-cell office:value-type="float" office:value="21999.70103321" calcext:value-type="float">
            <text:p>21999.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44" calcext:value-type="float">
            <text:p>44</text:p>
          </table:table-cell>
          <table:table-cell office:value-type="float" office:value="800" calcext:value-type="float">
            <text:p>800.00</text:p>
          </table:table-cell>
          <table:table-cell office:value-type="float" office:value="18116.8824202037" calcext:value-type="float">
            <text:p>18116.88</text:p>
          </table:table-cell>
          <table:table-cell office:value-type="float" office:value="38242.7027827797" calcext:value-type="float">
            <text:p>38242.70</text:p>
          </table:table-cell>
          <table:table-cell office:value-type="float" office:value="9215.7251285674" calcext:value-type="float">
            <text:p>9215.73</text:p>
          </table:table-cell>
          <table:table-cell office:value-type="float" office:value="84929589.6453086" calcext:value-type="float">
            <text:p>84929589.65</text:p>
          </table:table-cell>
          <table:table-cell office:value-type="float" office:value="14999.2164862008" calcext:value-type="float">
            <text:p>14999.22</text:p>
          </table:table-cell>
          <table:table-cell office:value-type="float" office:value="18116.8824202037" calcext:value-type="float">
            <text:p>18116.88</text:p>
          </table:table-cell>
          <table:table-cell office:value-type="float" office:value="21740.2589042444" calcext:value-type="float">
            <text:p>21740.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45" calcext:value-type="float">
            <text:p>45</text:p>
          </table:table-cell>
          <table:table-cell office:value-type="float" office:value="800" calcext:value-type="float">
            <text:p>800.00</text:p>
          </table:table-cell>
          <table:table-cell office:value-type="float" office:value="17720.4727589767" calcext:value-type="float">
            <text:p>17720.47</text:p>
          </table:table-cell>
          <table:table-cell office:value-type="float" office:value="41264.4299192085" calcext:value-type="float">
            <text:p>41264.43</text:p>
          </table:table-cell>
          <table:table-cell office:value-type="float" office:value="9126.62752783409" calcext:value-type="float">
            <text:p>9126.63</text:p>
          </table:table-cell>
          <table:table-cell office:value-type="float" office:value="83295330.0318189" calcext:value-type="float">
            <text:p>83295330.03</text:p>
          </table:table-cell>
          <table:table-cell office:value-type="float" office:value="15173.4176946657" calcext:value-type="float">
            <text:p>15173.42</text:p>
          </table:table-cell>
          <table:table-cell office:value-type="float" office:value="17720.4727589767" calcext:value-type="float">
            <text:p>17720.47</text:p>
          </table:table-cell>
          <table:table-cell office:value-type="float" office:value="21264.567310772" calcext:value-type="float">
            <text:p>21264.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46" calcext:value-type="float">
            <text:p>46</text:p>
          </table:table-cell>
          <table:table-cell office:value-type="float" office:value="800" calcext:value-type="float">
            <text:p>800.00</text:p>
          </table:table-cell>
          <table:table-cell office:value-type="float" office:value="18117.6480173565" calcext:value-type="float">
            <text:p>18117.65</text:p>
          </table:table-cell>
          <table:table-cell office:value-type="float" office:value="41264.4299192085" calcext:value-type="float">
            <text:p>41264.43</text:p>
          </table:table-cell>
          <table:table-cell office:value-type="float" office:value="10856.304490487" calcext:value-type="float">
            <text:p>10856.30</text:p>
          </table:table-cell>
          <table:table-cell office:value-type="float" office:value="117859347.190168" calcext:value-type="float">
            <text:p>117859347.19</text:p>
          </table:table-cell>
          <table:table-cell office:value-type="float" office:value="15406.6443659865" calcext:value-type="float">
            <text:p>15406.64</text:p>
          </table:table-cell>
          <table:table-cell office:value-type="float" office:value="18117.6480173565" calcext:value-type="float">
            <text:p>18117.65</text:p>
          </table:table-cell>
          <table:table-cell office:value-type="float" office:value="21741.1776208279" calcext:value-type="float">
            <text:p>21741.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47" calcext:value-type="float">
            <text:p>47</text:p>
          </table:table-cell>
          <table:table-cell office:value-type="float" office:value="800" calcext:value-type="float">
            <text:p>800.00</text:p>
          </table:table-cell>
          <table:table-cell office:value-type="float" office:value="17632.3434172219" calcext:value-type="float">
            <text:p>17632.34</text:p>
          </table:table-cell>
          <table:table-cell office:value-type="float" office:value="43878.2087003595" calcext:value-type="float">
            <text:p>43878.21</text:p>
          </table:table-cell>
          <table:table-cell office:value-type="float" office:value="11320.1376279341" calcext:value-type="float">
            <text:p>11320.14</text:p>
          </table:table-cell>
          <table:table-cell office:value-type="float" office:value="128145515.91537" calcext:value-type="float">
            <text:p>128145515.92</text:p>
          </table:table-cell>
          <table:table-cell office:value-type="float" office:value="15370.702153371" calcext:value-type="float">
            <text:p>15370.70</text:p>
          </table:table-cell>
          <table:table-cell office:value-type="float" office:value="17632.3434172219" calcext:value-type="float">
            <text:p>17632.34</text:p>
          </table:table-cell>
          <table:table-cell office:value-type="float" office:value="21158.8121006663" calcext:value-type="float">
            <text:p>21158.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48" calcext:value-type="float">
            <text:p>48</text:p>
          </table:table-cell>
          <table:table-cell office:value-type="float" office:value="800" calcext:value-type="float">
            <text:p>800.00</text:p>
          </table:table-cell>
          <table:table-cell office:value-type="float" office:value="18176.3548363212" calcext:value-type="float">
            <text:p>18176.35</text:p>
          </table:table-cell>
          <table:table-cell office:value-type="float" office:value="40296.5512114594" calcext:value-type="float">
            <text:p>40296.55</text:p>
          </table:table-cell>
          <table:table-cell office:value-type="float" office:value="10768.9412446653" calcext:value-type="float">
            <text:p>10768.94</text:p>
          </table:table-cell>
          <table:table-cell office:value-type="float" office:value="115970095.531053" calcext:value-type="float">
            <text:p>115970095.53</text:p>
          </table:table-cell>
          <table:table-cell office:value-type="float" office:value="15320.6949144067" calcext:value-type="float">
            <text:p>15320.69</text:p>
          </table:table-cell>
          <table:table-cell office:value-type="float" office:value="18176.3548363212" calcext:value-type="float">
            <text:p>18176.35</text:p>
          </table:table-cell>
          <table:table-cell office:value-type="float" office:value="21811.6258035855" calcext:value-type="float">
            <text:p>21811.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49" calcext:value-type="float">
            <text:p>49</text:p>
          </table:table-cell>
          <table:table-cell office:value-type="float" office:value="800" calcext:value-type="float">
            <text:p>800.00</text:p>
          </table:table-cell>
          <table:table-cell office:value-type="float" office:value="19517.7315580818" calcext:value-type="float">
            <text:p>19517.73</text:p>
          </table:table-cell>
          <table:table-cell office:value-type="float" office:value="38862.7055249382" calcext:value-type="float">
            <text:p>38862.71</text:p>
          </table:table-cell>
          <table:table-cell office:value-type="float" office:value="10811.8693377893" calcext:value-type="float">
            <text:p>10811.87</text:p>
          </table:table-cell>
          <table:table-cell office:value-type="float" office:value="116896518.577429" calcext:value-type="float">
            <text:p>116896518.58</text:p>
          </table:table-cell>
          <table:table-cell office:value-type="float" office:value="15740.7540283855" calcext:value-type="float">
            <text:p>15740.75</text:p>
          </table:table-cell>
          <table:table-cell office:value-type="float" office:value="19517.7315580818" calcext:value-type="float">
            <text:p>19517.73</text:p>
          </table:table-cell>
          <table:table-cell office:value-type="float" office:value="23421.2778696981" calcext:value-type="float">
            <text:p>23421.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0" calcext:value-type="float">
            <text:p>0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31295.614536333" calcext:value-type="float">
            <text:p>31295.61</text:p>
          </table:table-cell>
          <table:table-cell office:value-type="float" office:value="63841.106687033" calcext:value-type="float">
            <text:p>63841.11</text:p>
          </table:table-cell>
          <table:table-cell office:value-type="float" office:value="12871.468062809" calcext:value-type="float">
            <text:p>12871.47</text:p>
          </table:table-cell>
          <table:table-cell office:value-type="float" office:value="165674690.091912" calcext:value-type="float">
            <text:p>165674690.09</text:p>
          </table:table-cell>
          <table:table-cell office:value-type="float" office:value="25481.6924469179" calcext:value-type="float">
            <text:p>25481.69</text:p>
          </table:table-cell>
          <table:table-cell office:value-type="float" office:value="31295.614536333" calcext:value-type="float">
            <text:p>31295.61</text:p>
          </table:table-cell>
          <table:table-cell office:value-type="float" office:value="37554.7374435997" calcext:value-type="float">
            <text:p>37554.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1" calcext:value-type="float">
            <text:p>1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33756.5079730035" calcext:value-type="float">
            <text:p>33756.51</text:p>
          </table:table-cell>
          <table:table-cell office:value-type="float" office:value="60142.7618189629" calcext:value-type="float">
            <text:p>60142.76</text:p>
          </table:table-cell>
          <table:table-cell office:value-type="float" office:value="13548.1817209924" calcext:value-type="float">
            <text:p>13548.18</text:p>
          </table:table-cell>
          <table:table-cell office:value-type="float" office:value="183553227.945032" calcext:value-type="float">
            <text:p>183553227.95</text:p>
          </table:table-cell>
          <table:table-cell office:value-type="float" office:value="25391.9238558163" calcext:value-type="float">
            <text:p>25391.92</text:p>
          </table:table-cell>
          <table:table-cell office:value-type="float" office:value="33756.5079730035" calcext:value-type="float">
            <text:p>33756.51</text:p>
          </table:table-cell>
          <table:table-cell office:value-type="float" office:value="40507.8095676042" calcext:value-type="float">
            <text:p>40507.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2" calcext:value-type="float">
            <text:p>2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31603.5784184426" calcext:value-type="float">
            <text:p>31603.58</text:p>
          </table:table-cell>
          <table:table-cell office:value-type="float" office:value="64382.1110521437" calcext:value-type="float">
            <text:p>64382.11</text:p>
          </table:table-cell>
          <table:table-cell office:value-type="float" office:value="14394.9351195261" calcext:value-type="float">
            <text:p>14394.94</text:p>
          </table:table-cell>
          <table:table-cell office:value-type="float" office:value="207214157.095366" calcext:value-type="float">
            <text:p>207214157.10</text:p>
          </table:table-cell>
          <table:table-cell office:value-type="float" office:value="25714.8006695816" calcext:value-type="float">
            <text:p>25714.80</text:p>
          </table:table-cell>
          <table:table-cell office:value-type="float" office:value="31603.5784184426" calcext:value-type="float">
            <text:p>31603.58</text:p>
          </table:table-cell>
          <table:table-cell office:value-type="float" office:value="37924.2941021312" calcext:value-type="float">
            <text:p>37924.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3" calcext:value-type="float">
            <text:p>3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32670.7958470324" calcext:value-type="float">
            <text:p>32670.80</text:p>
          </table:table-cell>
          <table:table-cell office:value-type="float" office:value="58487.9725537468" calcext:value-type="float">
            <text:p>58487.97</text:p>
          </table:table-cell>
          <table:table-cell office:value-type="float" office:value="12519.7137387391" calcext:value-type="float">
            <text:p>12519.71</text:p>
          </table:table-cell>
          <table:table-cell office:value-type="float" office:value="156743232.099972" calcext:value-type="float">
            <text:p>156743232.10</text:p>
          </table:table-cell>
          <table:table-cell office:value-type="float" office:value="24671.582024247" calcext:value-type="float">
            <text:p>24671.58</text:p>
          </table:table-cell>
          <table:table-cell office:value-type="float" office:value="32670.7958470324" calcext:value-type="float">
            <text:p>32670.80</text:p>
          </table:table-cell>
          <table:table-cell office:value-type="float" office:value="39204.9550164388" calcext:value-type="float">
            <text:p>39204.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4" calcext:value-type="float">
            <text:p>4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30576.8879836526" calcext:value-type="float">
            <text:p>30576.89</text:p>
          </table:table-cell>
          <table:table-cell office:value-type="float" office:value="56612.8246310802" calcext:value-type="float">
            <text:p>56612.82</text:p>
          </table:table-cell>
          <table:table-cell office:value-type="float" office:value="12095.5926896168" calcext:value-type="float">
            <text:p>12095.59</text:p>
          </table:table-cell>
          <table:table-cell office:value-type="float" office:value="146303362.51311" calcext:value-type="float">
            <text:p>146303362.51</text:p>
          </table:table-cell>
          <table:table-cell office:value-type="float" office:value="23645.0779672068" calcext:value-type="float">
            <text:p>23645.08</text:p>
          </table:table-cell>
          <table:table-cell office:value-type="float" office:value="30576.8879836526" calcext:value-type="float">
            <text:p>30576.89</text:p>
          </table:table-cell>
          <table:table-cell office:value-type="float" office:value="36692.2655803831" calcext:value-type="float">
            <text:p>36692.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5" calcext:value-type="float">
            <text:p>5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29837.8520717014" calcext:value-type="float">
            <text:p>29837.85</text:p>
          </table:table-cell>
          <table:table-cell office:value-type="float" office:value="56849.0331729124" calcext:value-type="float">
            <text:p>56849.03</text:p>
          </table:table-cell>
          <table:table-cell office:value-type="float" office:value="12725.1236634426" calcext:value-type="float">
            <text:p>12725.12</text:p>
          </table:table-cell>
          <table:table-cell office:value-type="float" office:value="161928772.249908" calcext:value-type="float">
            <text:p>161928772.25</text:p>
          </table:table-cell>
          <table:table-cell office:value-type="float" office:value="23481.082550776" calcext:value-type="float">
            <text:p>23481.08</text:p>
          </table:table-cell>
          <table:table-cell office:value-type="float" office:value="29837.8520717014" calcext:value-type="float">
            <text:p>29837.85</text:p>
          </table:table-cell>
          <table:table-cell office:value-type="float" office:value="35805.4224860417" calcext:value-type="float">
            <text:p>35805.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6" calcext:value-type="float">
            <text:p>6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29481.3264263281" calcext:value-type="float">
            <text:p>29481.33</text:p>
          </table:table-cell>
          <table:table-cell office:value-type="float" office:value="55763.1204764133" calcext:value-type="float">
            <text:p>55763.12</text:p>
          </table:table-cell>
          <table:table-cell office:value-type="float" office:value="13247.0399559559" calcext:value-type="float">
            <text:p>13247.04</text:p>
          </table:table-cell>
          <table:table-cell office:value-type="float" office:value="175484067.594692" calcext:value-type="float">
            <text:p>175484067.59</text:p>
          </table:table-cell>
          <table:table-cell office:value-type="float" office:value="23106.1896027286" calcext:value-type="float">
            <text:p>23106.19</text:p>
          </table:table-cell>
          <table:table-cell office:value-type="float" office:value="29481.3264263281" calcext:value-type="float">
            <text:p>29481.33</text:p>
          </table:table-cell>
          <table:table-cell office:value-type="float" office:value="35377.5917115938" calcext:value-type="float">
            <text:p>35377.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7" calcext:value-type="float">
            <text:p>7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8294.7795027683" calcext:value-type="float">
            <text:p>28294.78</text:p>
          </table:table-cell>
          <table:table-cell office:value-type="float" office:value="50901.2131840277" calcext:value-type="float">
            <text:p>50901.21</text:p>
          </table:table-cell>
          <table:table-cell office:value-type="float" office:value="12638.7560907226" calcext:value-type="float">
            <text:p>12638.76</text:p>
          </table:table-cell>
          <table:table-cell office:value-type="float" office:value="159738155.520776" calcext:value-type="float">
            <text:p>159738155.52</text:p>
          </table:table-cell>
          <table:table-cell office:value-type="float" office:value="21447.5496537015" calcext:value-type="float">
            <text:p>21447.55</text:p>
          </table:table-cell>
          <table:table-cell office:value-type="float" office:value="28294.7795027683" calcext:value-type="float">
            <text:p>28294.78</text:p>
          </table:table-cell>
          <table:table-cell office:value-type="float" office:value="33953.735403322" calcext:value-type="float">
            <text:p>33953.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8" calcext:value-type="float">
            <text:p>8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9871.9622800215" calcext:value-type="float">
            <text:p>29871.96</text:p>
          </table:table-cell>
          <table:table-cell office:value-type="float" office:value="56955.8441227157" calcext:value-type="float">
            <text:p>56955.84</text:p>
          </table:table-cell>
          <table:table-cell office:value-type="float" office:value="12600.4860413055" calcext:value-type="float">
            <text:p>12600.49</text:p>
          </table:table-cell>
          <table:table-cell office:value-type="float" office:value="158772248.477135" calcext:value-type="float">
            <text:p>158772248.48</text:p>
          </table:table-cell>
          <table:table-cell office:value-type="float" office:value="23490.2180955259" calcext:value-type="float">
            <text:p>23490.22</text:p>
          </table:table-cell>
          <table:table-cell office:value-type="float" office:value="29871.9622800215" calcext:value-type="float">
            <text:p>29871.96</text:p>
          </table:table-cell>
          <table:table-cell office:value-type="float" office:value="35846.3547360258" calcext:value-type="float">
            <text:p>35846.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9" calcext:value-type="float">
            <text:p>9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30333.9299187445" calcext:value-type="float">
            <text:p>30333.93</text:p>
          </table:table-cell>
          <table:table-cell office:value-type="float" office:value="51162.7055249382" calcext:value-type="float">
            <text:p>51162.71</text:p>
          </table:table-cell>
          <table:table-cell office:value-type="float" office:value="11194.5020448344" calcext:value-type="float">
            <text:p>11194.50</text:p>
          </table:table-cell>
          <table:table-cell office:value-type="float" office:value="125316876.031801" calcext:value-type="float">
            <text:p>125316876.03</text:p>
          </table:table-cell>
          <table:table-cell office:value-type="float" office:value="21772.7901597078" calcext:value-type="float">
            <text:p>21772.79</text:p>
          </table:table-cell>
          <table:table-cell office:value-type="float" office:value="30333.9299187445" calcext:value-type="float">
            <text:p>30333.93</text:p>
          </table:table-cell>
          <table:table-cell office:value-type="float" office:value="36400.7159024934" calcext:value-type="float">
            <text:p>36400.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10" calcext:value-type="float">
            <text:p>10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7987.0830737371" calcext:value-type="float">
            <text:p>27987.08</text:p>
          </table:table-cell>
          <table:table-cell office:value-type="float" office:value="55571.6889079687" calcext:value-type="float">
            <text:p>55571.69</text:p>
          </table:table-cell>
          <table:table-cell office:value-type="float" office:value="12071.7919809663" calcext:value-type="float">
            <text:p>12071.79</text:p>
          </table:table-cell>
          <table:table-cell office:value-type="float" office:value="145728161.631721" calcext:value-type="float">
            <text:p>145728161.63</text:p>
          </table:table-cell>
          <table:table-cell office:value-type="float" office:value="22499.0279909812" calcext:value-type="float">
            <text:p>22499.03</text:p>
          </table:table-cell>
          <table:table-cell office:value-type="float" office:value="27987.0830737371" calcext:value-type="float">
            <text:p>27987.08</text:p>
          </table:table-cell>
          <table:table-cell office:value-type="float" office:value="33584.4996884845" calcext:value-type="float">
            <text:p>33584.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11" calcext:value-type="float">
            <text:p>11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9289.4608784903" calcext:value-type="float">
            <text:p>29289.46</text:p>
          </table:table-cell>
          <table:table-cell office:value-type="float" office:value="52327.9561686653" calcext:value-type="float">
            <text:p>52327.96</text:p>
          </table:table-cell>
          <table:table-cell office:value-type="float" office:value="11505.0725540477" calcext:value-type="float">
            <text:p>11505.07</text:p>
          </table:table-cell>
          <table:table-cell office:value-type="float" office:value="132366694.473901" calcext:value-type="float">
            <text:p>132366694.47</text:p>
          </table:table-cell>
          <table:table-cell office:value-type="float" office:value="22081.5353250969" calcext:value-type="float">
            <text:p>22081.54</text:p>
          </table:table-cell>
          <table:table-cell office:value-type="float" office:value="29289.4608784903" calcext:value-type="float">
            <text:p>29289.46</text:p>
          </table:table-cell>
          <table:table-cell office:value-type="float" office:value="35147.3530541883" calcext:value-type="float">
            <text:p>35147.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12" calcext:value-type="float">
            <text:p>12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8895.268369942" calcext:value-type="float">
            <text:p>28895.27</text:p>
          </table:table-cell>
          <table:table-cell office:value-type="float" office:value="52802.0598572477" calcext:value-type="float">
            <text:p>52802.06</text:p>
          </table:table-cell>
          <table:table-cell office:value-type="float" office:value="12825.8964978333" calcext:value-type="float">
            <text:p>12825.90</text:p>
          </table:table-cell>
          <table:table-cell office:value-type="float" office:value="164503620.973131" calcext:value-type="float">
            <text:p>164503620.97</text:p>
          </table:table-cell>
          <table:table-cell office:value-type="float" office:value="22133.60260387" calcext:value-type="float">
            <text:p>22133.60</text:p>
          </table:table-cell>
          <table:table-cell office:value-type="float" office:value="28895.268369942" calcext:value-type="float">
            <text:p>28895.27</text:p>
          </table:table-cell>
          <table:table-cell office:value-type="float" office:value="34674.3220439304" calcext:value-type="float">
            <text:p>34674.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13" calcext:value-type="float">
            <text:p>13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6672.3480543244" calcext:value-type="float">
            <text:p>26672.35</text:p>
          </table:table-cell>
          <table:table-cell office:value-type="float" office:value="58754.4155598286" calcext:value-type="float">
            <text:p>58754.42</text:p>
          </table:table-cell>
          <table:table-cell office:value-type="float" office:value="14219.8642132728" calcext:value-type="float">
            <text:p>14219.86</text:p>
          </table:table-cell>
          <table:table-cell office:value-type="float" office:value="202204538.243918" calcext:value-type="float">
            <text:p>202204538.24</text:p>
          </table:table-cell>
          <table:table-cell office:value-type="float" office:value="22390.9569710454" calcext:value-type="float">
            <text:p>22390.96</text:p>
          </table:table-cell>
          <table:table-cell office:value-type="float" office:value="26672.3480543244" calcext:value-type="float">
            <text:p>26672.35</text:p>
          </table:table-cell>
          <table:table-cell office:value-type="float" office:value="32006.8176651893" calcext:value-type="float">
            <text:p>32006.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14" calcext:value-type="float">
            <text:p>14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6418.7695944093" calcext:value-type="float">
            <text:p>26418.77</text:p>
          </table:table-cell>
          <table:table-cell office:value-type="float" office:value="49790.2279601069" calcext:value-type="float">
            <text:p>49790.23</text:p>
          </table:table-cell>
          <table:table-cell office:value-type="float" office:value="13257.0202793897" calcext:value-type="float">
            <text:p>13257.02</text:p>
          </table:table-cell>
          <table:table-cell office:value-type="float" office:value="175748586.688149" calcext:value-type="float">
            <text:p>175748586.69</text:p>
          </table:table-cell>
          <table:table-cell office:value-type="float" office:value="20654.8945194549" calcext:value-type="float">
            <text:p>20654.89</text:p>
          </table:table-cell>
          <table:table-cell office:value-type="float" office:value="26418.7695944093" calcext:value-type="float">
            <text:p>26418.77</text:p>
          </table:table-cell>
          <table:table-cell office:value-type="float" office:value="31702.5235132912" calcext:value-type="float">
            <text:p>31702.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15" calcext:value-type="float">
            <text:p>15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5444.5848109527" calcext:value-type="float">
            <text:p>25444.58</text:p>
          </table:table-cell>
          <table:table-cell office:value-type="float" office:value="49790.2279601069" calcext:value-type="float">
            <text:p>49790.23</text:p>
          </table:table-cell>
          <table:table-cell office:value-type="float" office:value="14082.7660719512" calcext:value-type="float">
            <text:p>14082.77</text:p>
          </table:table-cell>
          <table:table-cell office:value-type="float" office:value="198324300.237299" calcext:value-type="float">
            <text:p>198324300.24</text:p>
          </table:table-cell>
          <table:table-cell office:value-type="float" office:value="20319.0179825724" calcext:value-type="float">
            <text:p>20319.02</text:p>
          </table:table-cell>
          <table:table-cell office:value-type="float" office:value="25444.5848109527" calcext:value-type="float">
            <text:p>25444.58</text:p>
          </table:table-cell>
          <table:table-cell office:value-type="float" office:value="30533.5017731433" calcext:value-type="float">
            <text:p>30533.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16" calcext:value-type="float">
            <text:p>16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5993.8021333083" calcext:value-type="float">
            <text:p>25993.80</text:p>
          </table:table-cell>
          <table:table-cell office:value-type="float" office:value="50859.1065684755" calcext:value-type="float">
            <text:p>50859.11</text:p>
          </table:table-cell>
          <table:table-cell office:value-type="float" office:value="13960.7417966793" calcext:value-type="float">
            <text:p>13960.74</text:p>
          </table:table-cell>
          <table:table-cell office:value-type="float" office:value="194902311.513549" calcext:value-type="float">
            <text:p>194902311.51</text:p>
          </table:table-cell>
          <table:table-cell office:value-type="float" office:value="20752.2037551744" calcext:value-type="float">
            <text:p>20752.20</text:p>
          </table:table-cell>
          <table:table-cell office:value-type="float" office:value="25993.8021333083" calcext:value-type="float">
            <text:p>25993.80</text:p>
          </table:table-cell>
          <table:table-cell office:value-type="float" office:value="31192.5625599699" calcext:value-type="float">
            <text:p>31192.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17" calcext:value-type="float">
            <text:p>17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5597.138819088" calcext:value-type="float">
            <text:p>25597.14</text:p>
          </table:table-cell>
          <table:table-cell office:value-type="float" office:value="47472.8853496264" calcext:value-type="float">
            <text:p>47472.89</text:p>
          </table:table-cell>
          <table:table-cell office:value-type="float" office:value="12579.419761826" calcext:value-type="float">
            <text:p>12579.42</text:p>
          </table:table-cell>
          <table:table-cell office:value-type="float" office:value="158241801.544219" calcext:value-type="float">
            <text:p>158241801.54</text:p>
          </table:table-cell>
          <table:table-cell office:value-type="float" office:value="19822.9649098618" calcext:value-type="float">
            <text:p>19822.96</text:p>
          </table:table-cell>
          <table:table-cell office:value-type="float" office:value="25597.138819088" calcext:value-type="float">
            <text:p>25597.14</text:p>
          </table:table-cell>
          <table:table-cell office:value-type="float" office:value="30716.5665829056" calcext:value-type="float">
            <text:p>30716.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18" calcext:value-type="float">
            <text:p>18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3159.7698266707" calcext:value-type="float">
            <text:p>23159.77</text:p>
          </table:table-cell>
          <table:table-cell office:value-type="float" office:value="49654.1940899146" calcext:value-type="float">
            <text:p>49654.19</text:p>
          </table:table-cell>
          <table:table-cell office:value-type="float" office:value="11758.5435588517" calcext:value-type="float">
            <text:p>11758.54</text:p>
          </table:table-cell>
          <table:table-cell office:value-type="float" office:value="138263346.625412" calcext:value-type="float">
            <text:p>138263346.63</text:p>
          </table:table-cell>
          <table:table-cell office:value-type="float" office:value="19272.2770284779" calcext:value-type="float">
            <text:p>19272.28</text:p>
          </table:table-cell>
          <table:table-cell office:value-type="float" office:value="23159.7698266707" calcext:value-type="float">
            <text:p>23159.77</text:p>
          </table:table-cell>
          <table:table-cell office:value-type="float" office:value="27791.7237920048" calcext:value-type="float">
            <text:p>27791.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19" calcext:value-type="float">
            <text:p>19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4600.2707409841" calcext:value-type="float">
            <text:p>24600.27</text:p>
          </table:table-cell>
          <table:table-cell office:value-type="float" office:value="49701.9117289771" calcext:value-type="float">
            <text:p>49701.91</text:p>
          </table:table-cell>
          <table:table-cell office:value-type="float" office:value="12652.3493531188" calcext:value-type="float">
            <text:p>12652.35</text:p>
          </table:table-cell>
          <table:table-cell office:value-type="float" office:value="160081944.153365" calcext:value-type="float">
            <text:p>160081944.15</text:p>
          </table:table-cell>
          <table:table-cell office:value-type="float" office:value="19959.5196161835" calcext:value-type="float">
            <text:p>19959.52</text:p>
          </table:table-cell>
          <table:table-cell office:value-type="float" office:value="24600.2707409841" calcext:value-type="float">
            <text:p>24600.27</text:p>
          </table:table-cell>
          <table:table-cell office:value-type="float" office:value="29520.324889181" calcext:value-type="float">
            <text:p>29520.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20" calcext:value-type="float">
            <text:p>20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2359.6180064916" calcext:value-type="float">
            <text:p>22359.62</text:p>
          </table:table-cell>
          <table:table-cell office:value-type="float" office:value="43930.5842326873" calcext:value-type="float">
            <text:p>43930.58</text:p>
          </table:table-cell>
          <table:table-cell office:value-type="float" office:value="11778.1003527392" calcext:value-type="float">
            <text:p>11778.10</text:p>
          </table:table-cell>
          <table:table-cell office:value-type="float" office:value="138723647.919195" calcext:value-type="float">
            <text:p>138723647.92</text:p>
          </table:table-cell>
          <table:table-cell office:value-type="float" office:value="17915.6722213624" calcext:value-type="float">
            <text:p>17915.67</text:p>
          </table:table-cell>
          <table:table-cell office:value-type="float" office:value="22359.6180064916" calcext:value-type="float">
            <text:p>22359.62</text:p>
          </table:table-cell>
          <table:table-cell office:value-type="float" office:value="26831.5416077899" calcext:value-type="float">
            <text:p>26831.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21" calcext:value-type="float">
            <text:p>21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2945.2937737867" calcext:value-type="float">
            <text:p>22945.29</text:p>
          </table:table-cell>
          <table:table-cell office:value-type="float" office:value="48001.718247416" calcext:value-type="float">
            <text:p>48001.72</text:p>
          </table:table-cell>
          <table:table-cell office:value-type="float" office:value="11597.4657847742" calcext:value-type="float">
            <text:p>11597.47</text:p>
          </table:table-cell>
          <table:table-cell office:value-type="float" office:value="134501212.629008" calcext:value-type="float">
            <text:p>134501212.63</text:p>
          </table:table-cell>
          <table:table-cell office:value-type="float" office:value="18912.0441168667" calcext:value-type="float">
            <text:p>18912.04</text:p>
          </table:table-cell>
          <table:table-cell office:value-type="float" office:value="22945.2937737867" calcext:value-type="float">
            <text:p>22945.29</text:p>
          </table:table-cell>
          <table:table-cell office:value-type="float" office:value="27534.3525285441" calcext:value-type="float">
            <text:p>27534.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22" calcext:value-type="float">
            <text:p>22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3989.0270362848" calcext:value-type="float">
            <text:p>23989.03</text:p>
          </table:table-cell>
          <table:table-cell office:value-type="float" office:value="54290.2279601069" calcext:value-type="float">
            <text:p>54290.23</text:p>
          </table:table-cell>
          <table:table-cell office:value-type="float" office:value="12740.5676125552" calcext:value-type="float">
            <text:p>12740.57</text:p>
          </table:table-cell>
          <table:table-cell office:value-type="float" office:value="162322063.09009" calcext:value-type="float">
            <text:p>162322063.09</text:p>
          </table:table-cell>
          <table:table-cell office:value-type="float" office:value="20336.9144279658" calcext:value-type="float">
            <text:p>20336.91</text:p>
          </table:table-cell>
          <table:table-cell office:value-type="float" office:value="23989.0270362848" calcext:value-type="float">
            <text:p>23989.03</text:p>
          </table:table-cell>
          <table:table-cell office:value-type="float" office:value="28786.8324435417" calcext:value-type="float">
            <text:p>28786.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23" calcext:value-type="float">
            <text:p>23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3903.4752941189" calcext:value-type="float">
            <text:p>23903.48</text:p>
          </table:table-cell>
          <table:table-cell office:value-type="float" office:value="53857.7380894971" calcext:value-type="float">
            <text:p>53857.74</text:p>
          </table:table-cell>
          <table:table-cell office:value-type="float" office:value="13915.3853514221" calcext:value-type="float">
            <text:p>13915.39</text:p>
          </table:table-cell>
          <table:table-cell office:value-type="float" office:value="193637949.478573" calcext:value-type="float">
            <text:p>193637949.48</text:p>
          </table:table-cell>
          <table:table-cell office:value-type="float" office:value="20235.8923352767" calcext:value-type="float">
            <text:p>20235.89</text:p>
          </table:table-cell>
          <table:table-cell office:value-type="float" office:value="23903.4752941189" calcext:value-type="float">
            <text:p>23903.48</text:p>
          </table:table-cell>
          <table:table-cell office:value-type="float" office:value="28684.1703529427" calcext:value-type="float">
            <text:p>28684.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24" calcext:value-type="float">
            <text:p>24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2766.271414048" calcext:value-type="float">
            <text:p>22766.27</text:p>
          </table:table-cell>
          <table:table-cell office:value-type="float" office:value="51654.1889907858" calcext:value-type="float">
            <text:p>51654.19</text:p>
          </table:table-cell>
          <table:table-cell office:value-type="float" office:value="13247.0036806653" calcext:value-type="float">
            <text:p>13247.00</text:p>
          </table:table-cell>
          <table:table-cell office:value-type="float" office:value="175483106.515561" calcext:value-type="float">
            <text:p>175483106.52</text:p>
          </table:table-cell>
          <table:table-cell office:value-type="float" office:value="19323.4754441433" calcext:value-type="float">
            <text:p>19323.48</text:p>
          </table:table-cell>
          <table:table-cell office:value-type="float" office:value="22766.271414048" calcext:value-type="float">
            <text:p>22766.27</text:p>
          </table:table-cell>
          <table:table-cell office:value-type="float" office:value="27319.5256968576" calcext:value-type="float">
            <text:p>27319.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25" calcext:value-type="float">
            <text:p>2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2347.4663843311" calcext:value-type="float">
            <text:p>22347.47</text:p>
          </table:table-cell>
          <table:table-cell office:value-type="float" office:value="58018.1500214648" calcext:value-type="float">
            <text:p>58018.15</text:p>
          </table:table-cell>
          <table:table-cell office:value-type="float" office:value="13742.4223632564" calcext:value-type="float">
            <text:p>13742.42</text:p>
          </table:table-cell>
          <table:table-cell office:value-type="float" office:value="188854172.410129" calcext:value-type="float">
            <text:p>188854172.41</text:p>
          </table:table-cell>
          <table:table-cell office:value-type="float" office:value="19657.9751436318" calcext:value-type="float">
            <text:p>19657.98</text:p>
          </table:table-cell>
          <table:table-cell office:value-type="float" office:value="22347.466384331" calcext:value-type="float">
            <text:p>22347.47</text:p>
          </table:table-cell>
          <table:table-cell office:value-type="float" office:value="26816.9596611973" calcext:value-type="float">
            <text:p>26816.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26" calcext:value-type="float">
            <text:p>2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3003.4745199094" calcext:value-type="float">
            <text:p>23003.47</text:p>
          </table:table-cell>
          <table:table-cell office:value-type="float" office:value="47300.1873347068" calcext:value-type="float">
            <text:p>47300.19</text:p>
          </table:table-cell>
          <table:table-cell office:value-type="float" office:value="11335.6518777063" calcext:value-type="float">
            <text:p>11335.65</text:p>
          </table:table-cell>
          <table:table-cell office:value-type="float" office:value="128497003.492546" calcext:value-type="float">
            <text:p>128497003.49</text:p>
          </table:table-cell>
          <table:table-cell office:value-type="float" office:value="18814.830615482" calcext:value-type="float">
            <text:p>18814.83</text:p>
          </table:table-cell>
          <table:table-cell office:value-type="float" office:value="23003.4745199094" calcext:value-type="float">
            <text:p>23003.47</text:p>
          </table:table-cell>
          <table:table-cell office:value-type="float" office:value="27604.1694238913" calcext:value-type="float">
            <text:p>27604.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27" calcext:value-type="float">
            <text:p>2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2324.5040633951" calcext:value-type="float">
            <text:p>22324.50</text:p>
          </table:table-cell>
          <table:table-cell office:value-type="float" office:value="44391.2950834153" calcext:value-type="float">
            <text:p>44391.30</text:p>
          </table:table-cell>
          <table:table-cell office:value-type="float" office:value="11689.0675408587" calcext:value-type="float">
            <text:p>11689.07</text:p>
          </table:table-cell>
          <table:table-cell office:value-type="float" office:value="136634299.974757" calcext:value-type="float">
            <text:p>136634299.97</text:p>
          </table:table-cell>
          <table:table-cell office:value-type="float" office:value="17986.0893340374" calcext:value-type="float">
            <text:p>17986.09</text:p>
          </table:table-cell>
          <table:table-cell office:value-type="float" office:value="22324.5040633951" calcext:value-type="float">
            <text:p>22324.50</text:p>
          </table:table-cell>
          <table:table-cell office:value-type="float" office:value="26789.4048760741" calcext:value-type="float">
            <text:p>26789.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28" calcext:value-type="float">
            <text:p>2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710.1502183488" calcext:value-type="float">
            <text:p>20710.15</text:p>
          </table:table-cell>
          <table:table-cell office:value-type="float" office:value="43075.4564171168" calcext:value-type="float">
            <text:p>43075.46</text:p>
          </table:table-cell>
          <table:table-cell office:value-type="float" office:value="11605.4031837146" calcext:value-type="float">
            <text:p>11605.40</text:p>
          </table:table-cell>
          <table:table-cell office:value-type="float" office:value="134685383.056572" calcext:value-type="float">
            <text:p>134685383.06</text:p>
          </table:table-cell>
          <table:table-cell office:value-type="float" office:value="17038.1547337114" calcext:value-type="float">
            <text:p>17038.15</text:p>
          </table:table-cell>
          <table:table-cell office:value-type="float" office:value="20710.1502183488" calcext:value-type="float">
            <text:p>20710.15</text:p>
          </table:table-cell>
          <table:table-cell office:value-type="float" office:value="24852.1802620186" calcext:value-type="float">
            <text:p>24852.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29" calcext:value-type="float">
            <text:p>2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2456.7359937512" calcext:value-type="float">
            <text:p>22456.74</text:p>
          </table:table-cell>
          <table:table-cell office:value-type="float" office:value="49451.4657157219" calcext:value-type="float">
            <text:p>49451.47</text:p>
          </table:table-cell>
          <table:table-cell office:value-type="float" office:value="12676.6352457838" calcext:value-type="float">
            <text:p>12676.64</text:p>
          </table:table-cell>
          <table:table-cell office:value-type="float" office:value="160697081.154647" calcext:value-type="float">
            <text:p>160697081.15</text:p>
          </table:table-cell>
          <table:table-cell office:value-type="float" office:value="18867.3003463872" calcext:value-type="float">
            <text:p>18867.30</text:p>
          </table:table-cell>
          <table:table-cell office:value-type="float" office:value="22456.7359937512" calcext:value-type="float">
            <text:p>22456.74</text:p>
          </table:table-cell>
          <table:table-cell office:value-type="float" office:value="26948.0831925015" calcext:value-type="float">
            <text:p>26948.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30" calcext:value-type="float">
            <text:p>3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2108.9185837422" calcext:value-type="float">
            <text:p>22108.92</text:p>
          </table:table-cell>
          <table:table-cell office:value-type="float" office:value="47382.5901668305" calcext:value-type="float">
            <text:p>47382.59</text:p>
          </table:table-cell>
          <table:table-cell office:value-type="float" office:value="11609.4101923075" calcext:value-type="float">
            <text:p>11609.41</text:p>
          </table:table-cell>
          <table:table-cell office:value-type="float" office:value="134778405.013253" calcext:value-type="float">
            <text:p>134778405.01</text:p>
          </table:table-cell>
          <table:table-cell office:value-type="float" office:value="18395.2865398392" calcext:value-type="float">
            <text:p>18395.29</text:p>
          </table:table-cell>
          <table:table-cell office:value-type="float" office:value="22108.9185837422" calcext:value-type="float">
            <text:p>22108.92</text:p>
          </table:table-cell>
          <table:table-cell office:value-type="float" office:value="26530.7023004907" calcext:value-type="float">
            <text:p>26530.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31" calcext:value-type="float">
            <text:p>3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3256.8270884752" calcext:value-type="float">
            <text:p>23256.83</text:p>
          </table:table-cell>
          <table:table-cell office:value-type="float" office:value="44947.0129472589" calcext:value-type="float">
            <text:p>44947.01</text:p>
          </table:table-cell>
          <table:table-cell office:value-type="float" office:value="11337.7386527473" calcext:value-type="float">
            <text:p>11337.74</text:p>
          </table:table-cell>
          <table:table-cell office:value-type="float" office:value="128544317.757999" calcext:value-type="float">
            <text:p>128544317.76</text:p>
          </table:table-cell>
          <table:table-cell office:value-type="float" office:value="18458.8240718051" calcext:value-type="float">
            <text:p>18458.82</text:p>
          </table:table-cell>
          <table:table-cell office:value-type="float" office:value="23256.8270884752" calcext:value-type="float">
            <text:p>23256.83</text:p>
          </table:table-cell>
          <table:table-cell office:value-type="float" office:value="27908.1925061702" calcext:value-type="float">
            <text:p>27908.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32" calcext:value-type="float">
            <text:p>3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3453.9049332408" calcext:value-type="float">
            <text:p>23453.90</text:p>
          </table:table-cell>
          <table:table-cell office:value-type="float" office:value="46296.6774703315" calcext:value-type="float">
            <text:p>46296.68</text:p>
          </table:table-cell>
          <table:table-cell office:value-type="float" office:value="12243.3981529966" calcext:value-type="float">
            <text:p>12243.40</text:p>
          </table:table-cell>
          <table:table-cell office:value-type="float" office:value="149900798.332801" calcext:value-type="float">
            <text:p>149900798.33</text:p>
          </table:table-cell>
          <table:table-cell office:value-type="float" office:value="18818.9198699475" calcext:value-type="float">
            <text:p>18818.92</text:p>
          </table:table-cell>
          <table:table-cell office:value-type="float" office:value="23453.9049332408" calcext:value-type="float">
            <text:p>23453.90</text:p>
          </table:table-cell>
          <table:table-cell office:value-type="float" office:value="28144.6859198889" calcext:value-type="float">
            <text:p>28144.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33" calcext:value-type="float">
            <text:p>3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3603.0367491818" calcext:value-type="float">
            <text:p>23603.04</text:p>
          </table:table-cell>
          <table:table-cell office:value-type="float" office:value="48727.9220613579" calcext:value-type="float">
            <text:p>48727.92</text:p>
          </table:table-cell>
          <table:table-cell office:value-type="float" office:value="11564.7857441166" calcext:value-type="float">
            <text:p>11564.79</text:p>
          </table:table-cell>
          <table:table-cell office:value-type="float" office:value="133744269.307322" calcext:value-type="float">
            <text:p>133744269.31</text:p>
          </table:table-cell>
          <table:table-cell office:value-type="float" office:value="19334.2365685334" calcext:value-type="float">
            <text:p>19334.24</text:p>
          </table:table-cell>
          <table:table-cell office:value-type="float" office:value="23603.0367491818" calcext:value-type="float">
            <text:p>23603.04</text:p>
          </table:table-cell>
          <table:table-cell office:value-type="float" office:value="28323.6440990181" calcext:value-type="float">
            <text:p>28323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34" calcext:value-type="float">
            <text:p>3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2594.2757409057" calcext:value-type="float">
            <text:p>22594.28</text:p>
          </table:table-cell>
          <table:table-cell office:value-type="float" office:value="43930.5842326873" calcext:value-type="float">
            <text:p>43930.58</text:p>
          </table:table-cell>
          <table:table-cell office:value-type="float" office:value="11066.8643476539" calcext:value-type="float">
            <text:p>11066.86</text:p>
          </table:table-cell>
          <table:table-cell office:value-type="float" office:value="122475486.489374" calcext:value-type="float">
            <text:p>122475486.49</text:p>
          </table:table-cell>
          <table:table-cell office:value-type="float" office:value="17995.9722924574" calcext:value-type="float">
            <text:p>17995.97</text:p>
          </table:table-cell>
          <table:table-cell office:value-type="float" office:value="22594.2757409057" calcext:value-type="float">
            <text:p>22594.28</text:p>
          </table:table-cell>
          <table:table-cell office:value-type="float" office:value="27113.1308890869" calcext:value-type="float">
            <text:p>27113.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35" calcext:value-type="float">
            <text:p>3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903.3146482702" calcext:value-type="float">
            <text:p>21903.31</text:p>
          </table:table-cell>
          <table:table-cell office:value-type="float" office:value="44391.2950834153" calcext:value-type="float">
            <text:p>44391.30</text:p>
          </table:table-cell>
          <table:table-cell office:value-type="float" office:value="10992.948250196" calcext:value-type="float">
            <text:p>10992.95</text:p>
          </table:table-cell>
          <table:table-cell office:value-type="float" office:value="120844911.231488" calcext:value-type="float">
            <text:p>120844911.23</text:p>
          </table:table-cell>
          <table:table-cell office:value-type="float" office:value="17808.5226575647" calcext:value-type="float">
            <text:p>17808.52</text:p>
          </table:table-cell>
          <table:table-cell office:value-type="float" office:value="21903.3146482702" calcext:value-type="float">
            <text:p>21903.31</text:p>
          </table:table-cell>
          <table:table-cell office:value-type="float" office:value="26283.9775779242" calcext:value-type="float">
            <text:p>26283.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36" calcext:value-type="float">
            <text:p>3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2346.0625680649" calcext:value-type="float">
            <text:p>22346.06</text:p>
          </table:table-cell>
          <table:table-cell office:value-type="float" office:value="41964.6752981726" calcext:value-type="float">
            <text:p>41964.68</text:p>
          </table:table-cell>
          <table:table-cell office:value-type="float" office:value="10246.1677136176" calcext:value-type="float">
            <text:p>10246.17</text:p>
          </table:table-cell>
          <table:table-cell office:value-type="float" office:value="104983952.81558" calcext:value-type="float">
            <text:p>104983952.82</text:p>
          </table:table-cell>
          <table:table-cell office:value-type="float" office:value="17456.6398509417" calcext:value-type="float">
            <text:p>17456.64</text:p>
          </table:table-cell>
          <table:table-cell office:value-type="float" office:value="22346.0625680649" calcext:value-type="float">
            <text:p>22346.06</text:p>
          </table:table-cell>
          <table:table-cell office:value-type="float" office:value="26815.2750816779" calcext:value-type="float">
            <text:p>26815.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37" calcext:value-type="float">
            <text:p>3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761.7931121766" calcext:value-type="float">
            <text:p>20761.79</text:p>
          </table:table-cell>
          <table:table-cell office:value-type="float" office:value="41411.304964354" calcext:value-type="float">
            <text:p>41411.30</text:p>
          </table:table-cell>
          <table:table-cell office:value-type="float" office:value="9782.60179443594" calcext:value-type="float">
            <text:p>9782.60</text:p>
          </table:table-cell>
          <table:table-cell office:value-type="float" office:value="95699297.8685012" calcext:value-type="float">
            <text:p>95699297.87</text:p>
          </table:table-cell>
          <table:table-cell office:value-type="float" office:value="16764.3847623776" calcext:value-type="float">
            <text:p>16764.38</text:p>
          </table:table-cell>
          <table:table-cell office:value-type="float" office:value="20761.7931121766" calcext:value-type="float">
            <text:p>20761.79</text:p>
          </table:table-cell>
          <table:table-cell office:value-type="float" office:value="24914.1517346119" calcext:value-type="float">
            <text:p>24914.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38" calcext:value-type="float">
            <text:p>3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476.5887122947" calcext:value-type="float">
            <text:p>20476.59</text:p>
          </table:table-cell>
          <table:table-cell office:value-type="float" office:value="41531.871806084" calcext:value-type="float">
            <text:p>41531.87</text:p>
          </table:table-cell>
          <table:table-cell office:value-type="float" office:value="9169.61794815578" calcext:value-type="float">
            <text:p>9169.62</text:p>
          </table:table-cell>
          <table:table-cell office:value-type="float" office:value="84081893.3151406" calcext:value-type="float">
            <text:p>84081893.32</text:p>
          </table:table-cell>
          <table:table-cell office:value-type="float" office:value="16665.5444590846" calcext:value-type="float">
            <text:p>16665.54</text:p>
          </table:table-cell>
          <table:table-cell office:value-type="float" office:value="20476.5887122947" calcext:value-type="float">
            <text:p>20476.59</text:p>
          </table:table-cell>
          <table:table-cell office:value-type="float" office:value="24571.9064547536" calcext:value-type="float">
            <text:p>24571.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39" calcext:value-type="float">
            <text:p>3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355.1879648281" calcext:value-type="float">
            <text:p>20355.19</text:p>
          </table:table-cell>
          <table:table-cell office:value-type="float" office:value="43957.5323421273" calcext:value-type="float">
            <text:p>43957.53</text:p>
          </table:table-cell>
          <table:table-cell office:value-type="float" office:value="9796.0084974115" calcext:value-type="float">
            <text:p>9796.01</text:p>
          </table:table-cell>
          <table:table-cell office:value-type="float" office:value="95961782.4813583" calcext:value-type="float">
            <text:p>95961782.48</text:p>
          </table:table-cell>
          <table:table-cell office:value-type="float" office:value="16996.5110351846" calcext:value-type="float">
            <text:p>16996.51</text:p>
          </table:table-cell>
          <table:table-cell office:value-type="float" office:value="20355.1879648281" calcext:value-type="float">
            <text:p>20355.19</text:p>
          </table:table-cell>
          <table:table-cell office:value-type="float" office:value="24426.2255577938" calcext:value-type="float">
            <text:p>24426.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40" calcext:value-type="float">
            <text:p>4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233.5008339555" calcext:value-type="float">
            <text:p>20233.50</text:p>
          </table:table-cell>
          <table:table-cell office:value-type="float" office:value="41231.7455472119" calcext:value-type="float">
            <text:p>41231.75</text:p>
          </table:table-cell>
          <table:table-cell office:value-type="float" office:value="9641.61684725102" calcext:value-type="float">
            <text:p>9641.62</text:p>
          </table:table-cell>
          <table:table-cell office:value-type="float" office:value="92960775.4291948" calcext:value-type="float">
            <text:p>92960775.43</text:p>
          </table:table-cell>
          <table:table-cell office:value-type="float" office:value="16504.3171561275" calcext:value-type="float">
            <text:p>16504.32</text:p>
          </table:table-cell>
          <table:table-cell office:value-type="float" office:value="20233.5008339555" calcext:value-type="float">
            <text:p>20233.50</text:p>
          </table:table-cell>
          <table:table-cell office:value-type="float" office:value="24280.2010007466" calcext:value-type="float">
            <text:p>24280.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41" calcext:value-type="float">
            <text:p>4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111.2551533685" calcext:value-type="float">
            <text:p>21111.26</text:p>
          </table:table-cell>
          <table:table-cell office:value-type="float" office:value="37275.9853895551" calcext:value-type="float">
            <text:p>37275.99</text:p>
          </table:table-cell>
          <table:table-cell office:value-type="float" office:value="8855.83232071149" calcext:value-type="float">
            <text:p>8855.83</text:p>
          </table:table-cell>
          <table:table-cell office:value-type="float" office:value="78425766.0925582" calcext:value-type="float">
            <text:p>78425766.09</text:p>
          </table:table-cell>
          <table:table-cell office:value-type="float" office:value="15827.56442488" calcext:value-type="float">
            <text:p>15827.56</text:p>
          </table:table-cell>
          <table:table-cell office:value-type="float" office:value="21111.2551533685" calcext:value-type="float">
            <text:p>21111.26</text:p>
          </table:table-cell>
          <table:table-cell office:value-type="float" office:value="25333.5061840422" calcext:value-type="float">
            <text:p>25333.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42" calcext:value-type="float">
            <text:p>4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934.3183923867" calcext:value-type="float">
            <text:p>18934.32</text:p>
          </table:table-cell>
          <table:table-cell office:value-type="float" office:value="41323.3511926287" calcext:value-type="float">
            <text:p>41323.35</text:p>
          </table:table-cell>
          <table:table-cell office:value-type="float" office:value="9662.23949102968" calcext:value-type="float">
            <text:p>9662.24</text:p>
          </table:table-cell>
          <table:table-cell office:value-type="float" office:value="93358871.9820136" calcext:value-type="float">
            <text:p>93358871.98</text:p>
          </table:table-cell>
          <table:table-cell office:value-type="float" office:value="15881.1057679254" calcext:value-type="float">
            <text:p>15881.11</text:p>
          </table:table-cell>
          <table:table-cell office:value-type="float" office:value="18934.3183923867" calcext:value-type="float">
            <text:p>18934.32</text:p>
          </table:table-cell>
          <table:table-cell office:value-type="float" office:value="22721.182070864" calcext:value-type="float">
            <text:p>22721.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43" calcext:value-type="float">
            <text:p>4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322.5857298908" calcext:value-type="float">
            <text:p>20322.59</text:p>
          </table:table-cell>
          <table:table-cell office:value-type="float" office:value="42790.8582625416" calcext:value-type="float">
            <text:p>42790.86</text:p>
          </table:table-cell>
          <table:table-cell office:value-type="float" office:value="9896.88482049124" calcext:value-type="float">
            <text:p>9896.88</text:p>
          </table:table-cell>
          <table:table-cell office:value-type="float" office:value="97948329.1500699" calcext:value-type="float">
            <text:p>97948329.15</text:p>
          </table:table-cell>
          <table:table-cell office:value-type="float" office:value="16805.9304688833" calcext:value-type="float">
            <text:p>16805.93</text:p>
          </table:table-cell>
          <table:table-cell office:value-type="float" office:value="20322.5857298908" calcext:value-type="float">
            <text:p>20322.59</text:p>
          </table:table-cell>
          <table:table-cell office:value-type="float" office:value="24387.1028758689" calcext:value-type="float">
            <text:p>24387.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44" calcext:value-type="float">
            <text:p>4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832.146345024" calcext:value-type="float">
            <text:p>19832.15</text:p>
          </table:table-cell>
          <table:table-cell office:value-type="float" office:value="40147.6183208178" calcext:value-type="float">
            <text:p>40147.62</text:p>
          </table:table-cell>
          <table:table-cell office:value-type="float" office:value="9427.09797932235" calcext:value-type="float">
            <text:p>9427.10</text:p>
          </table:table-cell>
          <table:table-cell office:value-type="float" office:value="88870176.3117436" calcext:value-type="float">
            <text:p>88870176.31</text:p>
          </table:table-cell>
          <table:table-cell office:value-type="float" office:value="16132.4502392698" calcext:value-type="float">
            <text:p>16132.45</text:p>
          </table:table-cell>
          <table:table-cell office:value-type="float" office:value="19832.146345024" calcext:value-type="float">
            <text:p>19832.15</text:p>
          </table:table-cell>
          <table:table-cell office:value-type="float" office:value="23798.5756140288" calcext:value-type="float">
            <text:p>23798.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45" calcext:value-type="float">
            <text:p>4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902.3887358644" calcext:value-type="float">
            <text:p>20902.39</text:p>
          </table:table-cell>
          <table:table-cell office:value-type="float" office:value="45601.9117289771" calcext:value-type="float">
            <text:p>45601.91</text:p>
          </table:table-cell>
          <table:table-cell office:value-type="float" office:value="9531.77513848544" calcext:value-type="float">
            <text:p>9531.78</text:p>
          </table:table-cell>
          <table:table-cell office:value-type="float" office:value="90854737.2906492" calcext:value-type="float">
            <text:p>90854737.29</text:p>
          </table:table-cell>
          <table:table-cell office:value-type="float" office:value="17514.0129084194" calcext:value-type="float">
            <text:p>17514.01</text:p>
          </table:table-cell>
          <table:table-cell office:value-type="float" office:value="20902.3887358644" calcext:value-type="float">
            <text:p>20902.39</text:p>
          </table:table-cell>
          <table:table-cell office:value-type="float" office:value="25082.8664830373" calcext:value-type="float">
            <text:p>25082.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46" calcext:value-type="float">
            <text:p>4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442.2985504838" calcext:value-type="float">
            <text:p>21442.30</text:p>
          </table:table-cell>
          <table:table-cell office:value-type="float" office:value="41152.9447310281" calcext:value-type="float">
            <text:p>41152.94</text:p>
          </table:table-cell>
          <table:table-cell office:value-type="float" office:value="9652.79447478162" calcext:value-type="float">
            <text:p>9652.79</text:p>
          </table:table-cell>
          <table:table-cell office:value-type="float" office:value="93176441.1723746" calcext:value-type="float">
            <text:p>93176441.17</text:p>
          </table:table-cell>
          <table:table-cell office:value-type="float" office:value="16969.1627022109" calcext:value-type="float">
            <text:p>16969.16</text:p>
          </table:table-cell>
          <table:table-cell office:value-type="float" office:value="21442.2985504838" calcext:value-type="float">
            <text:p>21442.30</text:p>
          </table:table-cell>
          <table:table-cell office:value-type="float" office:value="25730.7582605805" calcext:value-type="float">
            <text:p>25730.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47" calcext:value-type="float">
            <text:p>4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807.8067825166" calcext:value-type="float">
            <text:p>19807.81</text:p>
          </table:table-cell>
          <table:table-cell office:value-type="float" office:value="39190.8582625416" calcext:value-type="float">
            <text:p>39190.86</text:p>
          </table:table-cell>
          <table:table-cell office:value-type="float" office:value="9730.77489994472" calcext:value-type="float">
            <text:p>9730.77</text:p>
          </table:table-cell>
          <table:table-cell office:value-type="float" office:value="94687980.1533941" calcext:value-type="float">
            <text:p>94687980.15</text:p>
          </table:table-cell>
          <table:table-cell office:value-type="float" office:value="15939.870590408" calcext:value-type="float">
            <text:p>15939.87</text:p>
          </table:table-cell>
          <table:table-cell office:value-type="float" office:value="19807.8067825165" calcext:value-type="float">
            <text:p>19807.81</text:p>
          </table:table-cell>
          <table:table-cell office:value-type="float" office:value="23769.3681390199" calcext:value-type="float">
            <text:p>23769.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48" calcext:value-type="float">
            <text:p>4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192.3400045381" calcext:value-type="float">
            <text:p>17192.34</text:p>
          </table:table-cell>
          <table:table-cell office:value-type="float" office:value="34499.8696339251" calcext:value-type="float">
            <text:p>34499.87</text:p>
          </table:table-cell>
          <table:table-cell office:value-type="float" office:value="9610.27094225875" calcext:value-type="float">
            <text:p>9610.27</text:p>
          </table:table-cell>
          <table:table-cell office:value-type="float" office:value="92357307.5836229" calcext:value-type="float">
            <text:p>92357307.58</text:p>
          </table:table-cell>
          <table:table-cell office:value-type="float" office:value="13952.1499976159" calcext:value-type="float">
            <text:p>13952.15</text:p>
          </table:table-cell>
          <table:table-cell office:value-type="float" office:value="17192.3400045381" calcext:value-type="float">
            <text:p>17192.34</text:p>
          </table:table-cell>
          <table:table-cell office:value-type="float" office:value="20630.8080054458" calcext:value-type="float">
            <text:p>20630.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49" calcext:value-type="float">
            <text:p>4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865.2414895332" calcext:value-type="float">
            <text:p>16865.24</text:p>
          </table:table-cell>
          <table:table-cell office:value-type="float" office:value="42962.7055249382" calcext:value-type="float">
            <text:p>42962.71</text:p>
          </table:table-cell>
          <table:table-cell office:value-type="float" office:value="9237.08175850684" calcext:value-type="float">
            <text:p>9237.08</text:p>
          </table:table-cell>
          <table:table-cell office:value-type="float" office:value="85323679.4133399" calcext:value-type="float">
            <text:p>85323679.41</text:p>
          </table:table-cell>
          <table:table-cell office:value-type="float" office:value="14799.5464121002" calcext:value-type="float">
            <text:p>14799.55</text:p>
          </table:table-cell>
          <table:table-cell office:value-type="float" office:value="16865.2414895332" calcext:value-type="float">
            <text:p>16865.24</text:p>
          </table:table-cell>
          <table:table-cell office:value-type="float" office:value="20238.2897874399" calcext:value-type="float">
            <text:p>20238.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0" calcext:value-type="float">
            <text:p>0</text:p>
          </table:table-cell>
          <table:table-cell office:value-type="float" office:value="5032.24755112299" calcext:value-type="float">
            <text:p>5032.25</text:p>
          </table:table-cell>
          <table:table-cell office:value-type="float" office:value="33979.8209905985" calcext:value-type="float">
            <text:p>33979.82</text:p>
          </table:table-cell>
          <table:table-cell office:value-type="float" office:value="68080.4559202138" calcext:value-type="float">
            <text:p>68080.46</text:p>
          </table:table-cell>
          <table:table-cell office:value-type="float" office:value="13018.7652902488" calcext:value-type="float">
            <text:p>13018.77</text:p>
          </table:table-cell>
          <table:table-cell office:value-type="float" office:value="169488249.682588" calcext:value-type="float">
            <text:p>169488249.68</text:p>
          </table:table-cell>
          <table:table-cell office:value-type="float" office:value="28210.8177704777" calcext:value-type="float">
            <text:p>28210.82</text:p>
          </table:table-cell>
          <table:table-cell office:value-type="float" office:value="33979.8209905985" calcext:value-type="float">
            <text:p>33979.82</text:p>
          </table:table-cell>
          <table:table-cell office:value-type="float" office:value="40775.7851887183" calcext:value-type="float">
            <text:p>40775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1" calcext:value-type="float">
            <text:p>1</text:p>
          </table:table-cell>
          <table:table-cell office:value-type="float" office:value="5032.24755112299" calcext:value-type="float">
            <text:p>5032.25</text:p>
          </table:table-cell>
          <table:table-cell office:value-type="float" office:value="32261.6995725118" calcext:value-type="float">
            <text:p>32261.70</text:p>
          </table:table-cell>
          <table:table-cell office:value-type="float" office:value="62518.1500214648" calcext:value-type="float">
            <text:p>62518.15</text:p>
          </table:table-cell>
          <table:table-cell office:value-type="float" office:value="12971.9864252301" calcext:value-type="float">
            <text:p>12971.99</text:p>
          </table:table-cell>
          <table:table-cell office:value-type="float" office:value="168272431.816354" calcext:value-type="float">
            <text:p>168272431.82</text:p>
          </table:table-cell>
          <table:table-cell office:value-type="float" office:value="26454.8822651064" calcext:value-type="float">
            <text:p>26454.88</text:p>
          </table:table-cell>
          <table:table-cell office:value-type="float" office:value="32261.6995725118" calcext:value-type="float">
            <text:p>32261.70</text:p>
          </table:table-cell>
          <table:table-cell office:value-type="float" office:value="38714.0394870142" calcext:value-type="float">
            <text:p>38714.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2" calcext:value-type="float">
            <text:p>2</text:p>
          </table:table-cell>
          <table:table-cell office:value-type="float" office:value="5032.24755112299" calcext:value-type="float">
            <text:p>5032.25</text:p>
          </table:table-cell>
          <table:table-cell office:value-type="float" office:value="33403.6993226651" calcext:value-type="float">
            <text:p>33403.70</text:p>
          </table:table-cell>
          <table:table-cell office:value-type="float" office:value="69142.7618189629" calcext:value-type="float">
            <text:p>69142.76</text:p>
          </table:table-cell>
          <table:table-cell office:value-type="float" office:value="13636.0175307115" calcext:value-type="float">
            <text:p>13636.02</text:p>
          </table:table-cell>
          <table:table-cell office:value-type="float" office:value="185940974.097871" calcext:value-type="float">
            <text:p>185940974.10</text:p>
          </table:table-cell>
          <table:table-cell office:value-type="float" office:value="28100.1945403432" calcext:value-type="float">
            <text:p>28100.19</text:p>
          </table:table-cell>
          <table:table-cell office:value-type="float" office:value="33403.6993226651" calcext:value-type="float">
            <text:p>33403.70</text:p>
          </table:table-cell>
          <table:table-cell office:value-type="float" office:value="40084.4391871981" calcext:value-type="float">
            <text:p>40084.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3" calcext:value-type="float">
            <text:p>3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31425.3433076852" calcext:value-type="float">
            <text:p>31425.34</text:p>
          </table:table-cell>
          <table:table-cell office:value-type="float" office:value="59090.7961389814" calcext:value-type="float">
            <text:p>59090.80</text:p>
          </table:table-cell>
          <table:table-cell office:value-type="float" office:value="13998.1495293313" calcext:value-type="float">
            <text:p>13998.15</text:p>
          </table:table-cell>
          <table:table-cell office:value-type="float" office:value="195948190.245517" calcext:value-type="float">
            <text:p>195948190.25</text:p>
          </table:table-cell>
          <table:table-cell office:value-type="float" office:value="24524.1549837024" calcext:value-type="float">
            <text:p>24524.15</text:p>
          </table:table-cell>
          <table:table-cell office:value-type="float" office:value="31425.3433076853" calcext:value-type="float">
            <text:p>31425.34</text:p>
          </table:table-cell>
          <table:table-cell office:value-type="float" office:value="37710.4119692223" calcext:value-type="float">
            <text:p>37710.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4" calcext:value-type="float">
            <text:p>4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29554.2484484272" calcext:value-type="float">
            <text:p>29554.25</text:p>
          </table:table-cell>
          <table:table-cell office:value-type="float" office:value="57277.7036369711" calcext:value-type="float">
            <text:p>57277.70</text:p>
          </table:table-cell>
          <table:table-cell office:value-type="float" office:value="13829.8913016739" calcext:value-type="float">
            <text:p>13829.89</text:p>
          </table:table-cell>
          <table:table-cell office:value-type="float" office:value="191265893.416114" calcext:value-type="float">
            <text:p>191265893.42</text:p>
          </table:table-cell>
          <table:table-cell office:value-type="float" office:value="23476.4738009856" calcext:value-type="float">
            <text:p>23476.47</text:p>
          </table:table-cell>
          <table:table-cell office:value-type="float" office:value="29554.2484484272" calcext:value-type="float">
            <text:p>29554.25</text:p>
          </table:table-cell>
          <table:table-cell office:value-type="float" office:value="35465.0981381126" calcext:value-type="float">
            <text:p>35465.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5" calcext:value-type="float">
            <text:p>5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9317.2524817885" calcext:value-type="float">
            <text:p>29317.25</text:p>
          </table:table-cell>
          <table:table-cell office:value-type="float" office:value="57277.7036369711" calcext:value-type="float">
            <text:p>57277.70</text:p>
          </table:table-cell>
          <table:table-cell office:value-type="float" office:value="13721.3846456847" calcext:value-type="float">
            <text:p>13721.38</text:p>
          </table:table-cell>
          <table:table-cell office:value-type="float" office:value="188276396.594832" calcext:value-type="float">
            <text:p>188276396.59</text:p>
          </table:table-cell>
          <table:table-cell office:value-type="float" office:value="23375.3809395945" calcext:value-type="float">
            <text:p>23375.38</text:p>
          </table:table-cell>
          <table:table-cell office:value-type="float" office:value="29317.2524817885" calcext:value-type="float">
            <text:p>29317.25</text:p>
          </table:table-cell>
          <table:table-cell office:value-type="float" office:value="35180.7029781462" calcext:value-type="float">
            <text:p>35180.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6" calcext:value-type="float">
            <text:p>6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8146.3925709738" calcext:value-type="float">
            <text:p>28146.39</text:p>
          </table:table-cell>
          <table:table-cell office:value-type="float" office:value="57277.7036369711" calcext:value-type="float">
            <text:p>57277.70</text:p>
          </table:table-cell>
          <table:table-cell office:value-type="float" office:value="13182.4647579874" calcext:value-type="float">
            <text:p>13182.46</text:p>
          </table:table-cell>
          <table:table-cell office:value-type="float" office:value="173777377.095581" calcext:value-type="float">
            <text:p>173777377.10</text:p>
          </table:table-cell>
          <table:table-cell office:value-type="float" office:value="22897.360447384" calcext:value-type="float">
            <text:p>22897.36</text:p>
          </table:table-cell>
          <table:table-cell office:value-type="float" office:value="28146.3925709738" calcext:value-type="float">
            <text:p>28146.39</text:p>
          </table:table-cell>
          <table:table-cell office:value-type="float" office:value="33775.6710851685" calcext:value-type="float">
            <text:p>33775.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7" calcext:value-type="float">
            <text:p>7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6648.4585887097" calcext:value-type="float">
            <text:p>26648.46</text:p>
          </table:table-cell>
          <table:table-cell office:value-type="float" office:value="52306.2539611122" calcext:value-type="float">
            <text:p>52306.25</text:p>
          </table:table-cell>
          <table:table-cell office:value-type="float" office:value="12049.7633947923" calcext:value-type="float">
            <text:p>12049.76</text:p>
          </table:table-cell>
          <table:table-cell office:value-type="float" office:value="145196797.870477" calcext:value-type="float">
            <text:p>145196797.87</text:p>
          </table:table-cell>
          <table:table-cell office:value-type="float" office:value="21317.1423793113" calcext:value-type="float">
            <text:p>21317.14</text:p>
          </table:table-cell>
          <table:table-cell office:value-type="float" office:value="26648.4585887097" calcext:value-type="float">
            <text:p>26648.46</text:p>
          </table:table-cell>
          <table:table-cell office:value-type="float" office:value="31978.1503064517" calcext:value-type="float">
            <text:p>31978.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8" calcext:value-type="float">
            <text:p>8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5423.0709662659" calcext:value-type="float">
            <text:p>25423.07</text:p>
          </table:table-cell>
          <table:table-cell office:value-type="float" office:value="52306.2539611122" calcext:value-type="float">
            <text:p>52306.25</text:p>
          </table:table-cell>
          <table:table-cell office:value-type="float" office:value="11617.5305327851" calcext:value-type="float">
            <text:p>11617.53</text:p>
          </table:table-cell>
          <table:table-cell office:value-type="float" office:value="134967015.680194" calcext:value-type="float">
            <text:p>134967015.68</text:p>
          </table:table-cell>
          <table:table-cell office:value-type="float" office:value="20800.510777266" calcext:value-type="float">
            <text:p>20800.51</text:p>
          </table:table-cell>
          <table:table-cell office:value-type="float" office:value="25423.0709662659" calcext:value-type="float">
            <text:p>25423.07</text:p>
          </table:table-cell>
          <table:table-cell office:value-type="float" office:value="30507.6851595191" calcext:value-type="float">
            <text:p>30507.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9" calcext:value-type="float">
            <text:p>9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4697.7182178251" calcext:value-type="float">
            <text:p>24697.72</text:p>
          </table:table-cell>
          <table:table-cell office:value-type="float" office:value="48755.5335607142" calcext:value-type="float">
            <text:p>48755.53</text:p>
          </table:table-cell>
          <table:table-cell office:value-type="float" office:value="11286.5477507625" calcext:value-type="float">
            <text:p>11286.55</text:p>
          </table:table-cell>
          <table:table-cell office:value-type="float" office:value="127386160.130241" calcext:value-type="float">
            <text:p>127386160.13</text:p>
          </table:table-cell>
          <table:table-cell office:value-type="float" office:value="19828.5868818822" calcext:value-type="float">
            <text:p>19828.59</text:p>
          </table:table-cell>
          <table:table-cell office:value-type="float" office:value="24697.7182178251" calcext:value-type="float">
            <text:p>24697.72</text:p>
          </table:table-cell>
          <table:table-cell office:value-type="float" office:value="29637.2618613902" calcext:value-type="float">
            <text:p>29637.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10" calcext:value-type="float">
            <text:p>10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3658.1739729746" calcext:value-type="float">
            <text:p>23658.17</text:p>
          </table:table-cell>
          <table:table-cell office:value-type="float" office:value="45981.7165250833" calcext:value-type="float">
            <text:p>45981.72</text:p>
          </table:table-cell>
          <table:table-cell office:value-type="float" office:value="11696.8206563414" calcext:value-type="float">
            <text:p>11696.82</text:p>
          </table:table-cell>
          <table:table-cell office:value-type="float" office:value="136815613.466615" calcext:value-type="float">
            <text:p>136815613.47</text:p>
          </table:table-cell>
          <table:table-cell office:value-type="float" office:value="18851.9750410308" calcext:value-type="float">
            <text:p>18851.98</text:p>
          </table:table-cell>
          <table:table-cell office:value-type="float" office:value="23658.1739729746" calcext:value-type="float">
            <text:p>23658.17</text:p>
          </table:table-cell>
          <table:table-cell office:value-type="float" office:value="28389.8087675696" calcext:value-type="float">
            <text:p>28389.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11" calcext:value-type="float">
            <text:p>11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1748.1578859445" calcext:value-type="float">
            <text:p>21748.16</text:p>
          </table:table-cell>
          <table:table-cell office:value-type="float" office:value="44253.8504404313" calcext:value-type="float">
            <text:p>44253.85</text:p>
          </table:table-cell>
          <table:table-cell office:value-type="float" office:value="10786.5777312246" calcext:value-type="float">
            <text:p>10786.58</text:p>
          </table:table-cell>
          <table:table-cell office:value-type="float" office:value="116350259.151749" calcext:value-type="float">
            <text:p>116350259.15</text:p>
          </table:table-cell>
          <table:table-cell office:value-type="float" office:value="17734.8856718087" calcext:value-type="float">
            <text:p>17734.89</text:p>
          </table:table-cell>
          <table:table-cell office:value-type="float" office:value="21748.1578859445" calcext:value-type="float">
            <text:p>21748.16</text:p>
          </table:table-cell>
          <table:table-cell office:value-type="float" office:value="26097.7894631334" calcext:value-type="float">
            <text:p>26097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12" calcext:value-type="float">
            <text:p>12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0800.3565552994" calcext:value-type="float">
            <text:p>20800.36</text:p>
          </table:table-cell>
          <table:table-cell office:value-type="float" office:value="43023.0406306272" calcext:value-type="float">
            <text:p>43023.04</text:p>
          </table:table-cell>
          <table:table-cell office:value-type="float" office:value="10161.654231347" calcext:value-type="float">
            <text:p>10161.65</text:p>
          </table:table-cell>
          <table:table-cell office:value-type="float" office:value="103259216.717452" calcext:value-type="float">
            <text:p>103259216.72</text:p>
          </table:table-cell>
          <table:table-cell office:value-type="float" office:value="17090.531472307" calcext:value-type="float">
            <text:p>17090.53</text:p>
          </table:table-cell>
          <table:table-cell office:value-type="float" office:value="20800.3565552994" calcext:value-type="float">
            <text:p>20800.36</text:p>
          </table:table-cell>
          <table:table-cell office:value-type="float" office:value="24960.4278663593" calcext:value-type="float">
            <text:p>24960.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13" calcext:value-type="float">
            <text:p>13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1962.9594766345" calcext:value-type="float">
            <text:p>21962.96</text:p>
          </table:table-cell>
          <table:table-cell office:value-type="float" office:value="43878.2087003595" calcext:value-type="float">
            <text:p>43878.21</text:p>
          </table:table-cell>
          <table:table-cell office:value-type="float" office:value="10024.438509019" calcext:value-type="float">
            <text:p>10024.44</text:p>
          </table:table-cell>
          <table:table-cell office:value-type="float" office:value="100489367.421102" calcext:value-type="float">
            <text:p>100489367.42</text:p>
          </table:table-cell>
          <table:table-cell office:value-type="float" office:value="17757.8012363397" calcext:value-type="float">
            <text:p>17757.80</text:p>
          </table:table-cell>
          <table:table-cell office:value-type="float" office:value="21962.9594766345" calcext:value-type="float">
            <text:p>21962.96</text:p>
          </table:table-cell>
          <table:table-cell office:value-type="float" office:value="26355.5513719614" calcext:value-type="float">
            <text:p>26355.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14" calcext:value-type="float">
            <text:p>14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0255.7662168055" calcext:value-type="float">
            <text:p>20255.77</text:p>
          </table:table-cell>
          <table:table-cell office:value-type="float" office:value="46832.8157299975" calcext:value-type="float">
            <text:p>46832.82</text:p>
          </table:table-cell>
          <table:table-cell office:value-type="float" office:value="10766.1266144534" calcext:value-type="float">
            <text:p>10766.13</text:p>
          </table:table-cell>
          <table:table-cell office:value-type="float" office:value="115909482.278443" calcext:value-type="float">
            <text:p>115909482.28</text:p>
          </table:table-cell>
          <table:table-cell office:value-type="float" office:value="17308.955274048" calcext:value-type="float">
            <text:p>17308.96</text:p>
          </table:table-cell>
          <table:table-cell office:value-type="float" office:value="20255.7662168055" calcext:value-type="float">
            <text:p>20255.77</text:p>
          </table:table-cell>
          <table:table-cell office:value-type="float" office:value="24306.9194601665" calcext:value-type="float">
            <text:p>24306.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15" calcext:value-type="float">
            <text:p>1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607.6467125798" calcext:value-type="float">
            <text:p>20607.65</text:p>
          </table:table-cell>
          <table:table-cell office:value-type="float" office:value="47378.2087003595" calcext:value-type="float">
            <text:p>47378.21</text:p>
          </table:table-cell>
          <table:table-cell office:value-type="float" office:value="11466.776800177" calcext:value-type="float">
            <text:p>11466.78</text:p>
          </table:table-cell>
          <table:table-cell office:value-type="float" office:value="131486970.185078" calcext:value-type="float">
            <text:p>131486970.19</text:p>
          </table:table-cell>
          <table:table-cell office:value-type="float" office:value="17564.4876696678" calcext:value-type="float">
            <text:p>17564.49</text:p>
          </table:table-cell>
          <table:table-cell office:value-type="float" office:value="20607.6467125798" calcext:value-type="float">
            <text:p>20607.65</text:p>
          </table:table-cell>
          <table:table-cell office:value-type="float" office:value="24729.1760550958" calcext:value-type="float">
            <text:p>24729.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16" calcext:value-type="float">
            <text:p>1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290.9315478459" calcext:value-type="float">
            <text:p>20290.93</text:p>
          </table:table-cell>
          <table:table-cell office:value-type="float" office:value="52686.9176962472" calcext:value-type="float">
            <text:p>52686.92</text:p>
          </table:table-cell>
          <table:table-cell office:value-type="float" office:value="11639.8613902963" calcext:value-type="float">
            <text:p>11639.86</text:p>
          </table:table-cell>
          <table:table-cell office:value-type="float" office:value="135486373.18531" calcext:value-type="float">
            <text:p>135486373.19</text:p>
          </table:table-cell>
          <table:table-cell office:value-type="float" office:value="17854.526752948" calcext:value-type="float">
            <text:p>17854.53</text:p>
          </table:table-cell>
          <table:table-cell office:value-type="float" office:value="20290.9315478459" calcext:value-type="float">
            <text:p>20290.93</text:p>
          </table:table-cell>
          <table:table-cell office:value-type="float" office:value="24349.1178574151" calcext:value-type="float">
            <text:p>24349.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17" calcext:value-type="float">
            <text:p>1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859.7487788169" calcext:value-type="float">
            <text:p>20859.75</text:p>
          </table:table-cell>
          <table:table-cell office:value-type="float" office:value="46741.7588588662" calcext:value-type="float">
            <text:p>46741.76</text:p>
          </table:table-cell>
          <table:table-cell office:value-type="float" office:value="11107.4591027116" calcext:value-type="float">
            <text:p>11107.46</text:p>
          </table:table-cell>
          <table:table-cell office:value-type="float" office:value="123375647.718412" calcext:value-type="float">
            <text:p>123375647.72</text:p>
          </table:table-cell>
          <table:table-cell office:value-type="float" office:value="17632.972498956" calcext:value-type="float">
            <text:p>17632.97</text:p>
          </table:table-cell>
          <table:table-cell office:value-type="float" office:value="20859.7487788169" calcext:value-type="float">
            <text:p>20859.75</text:p>
          </table:table-cell>
          <table:table-cell office:value-type="float" office:value="25031.6985345802" calcext:value-type="float">
            <text:p>25031.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18" calcext:value-type="float">
            <text:p>1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1070.6880301298" calcext:value-type="float">
            <text:p>21070.69</text:p>
          </table:table-cell>
          <table:table-cell office:value-type="float" office:value="41964.6752981726" calcext:value-type="float">
            <text:p>41964.68</text:p>
          </table:table-cell>
          <table:table-cell office:value-type="float" office:value="10854.2461793495" calcext:value-type="float">
            <text:p>10854.25</text:p>
          </table:table-cell>
          <table:table-cell office:value-type="float" office:value="117814660.121923" calcext:value-type="float">
            <text:p>117814660.12</text:p>
          </table:table-cell>
          <table:table-cell office:value-type="float" office:value="16990.6188533305" calcext:value-type="float">
            <text:p>16990.62</text:p>
          </table:table-cell>
          <table:table-cell office:value-type="float" office:value="21070.6880301298" calcext:value-type="float">
            <text:p>21070.69</text:p>
          </table:table-cell>
          <table:table-cell office:value-type="float" office:value="25284.8256361557" calcext:value-type="float">
            <text:p>25284.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19" calcext:value-type="float">
            <text:p>1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1039.176474341" calcext:value-type="float">
            <text:p>21039.18</text:p>
          </table:table-cell>
          <table:table-cell office:value-type="float" office:value="43640.7029815409" calcext:value-type="float">
            <text:p>43640.70</text:p>
          </table:table-cell>
          <table:table-cell office:value-type="float" office:value="10746.6970637877" calcext:value-type="float">
            <text:p>10746.70</text:p>
          </table:table-cell>
          <table:table-cell office:value-type="float" office:value="115491497.780823" calcext:value-type="float">
            <text:p>115491497.78</text:p>
          </table:table-cell>
          <table:table-cell office:value-type="float" office:value="17278.8629027781" calcext:value-type="float">
            <text:p>17278.86</text:p>
          </table:table-cell>
          <table:table-cell office:value-type="float" office:value="21039.176474341" calcext:value-type="float">
            <text:p>21039.18</text:p>
          </table:table-cell>
          <table:table-cell office:value-type="float" office:value="25247.0117692092" calcext:value-type="float">
            <text:p>25247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20" calcext:value-type="float">
            <text:p>2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1991.4405328546" calcext:value-type="float">
            <text:p>21991.44</text:p>
          </table:table-cell>
          <table:table-cell office:value-type="float" office:value="45773.1959116279" calcext:value-type="float">
            <text:p>45773.20</text:p>
          </table:table-cell>
          <table:table-cell office:value-type="float" office:value="10505.0502803173" calcext:value-type="float">
            <text:p>10505.05</text:p>
          </table:table-cell>
          <table:table-cell office:value-type="float" office:value="110356081.391995" calcext:value-type="float">
            <text:p>110356081.39</text:p>
          </table:table-cell>
          <table:table-cell office:value-type="float" office:value="18079.8757086158" calcext:value-type="float">
            <text:p>18079.88</text:p>
          </table:table-cell>
          <table:table-cell office:value-type="float" office:value="21991.4405328547" calcext:value-type="float">
            <text:p>21991.44</text:p>
          </table:table-cell>
          <table:table-cell office:value-type="float" office:value="26389.7286394256" calcext:value-type="float">
            <text:p>26389.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21" calcext:value-type="float">
            <text:p>2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429.5654412386" calcext:value-type="float">
            <text:p>20429.57</text:p>
          </table:table-cell>
          <table:table-cell office:value-type="float" office:value="43554.6578793154" calcext:value-type="float">
            <text:p>43554.66</text:p>
          </table:table-cell>
          <table:table-cell office:value-type="float" office:value="10851.4577257135" calcext:value-type="float">
            <text:p>10851.46</text:p>
          </table:table-cell>
          <table:table-cell office:value-type="float" office:value="117754134.772947" calcext:value-type="float">
            <text:p>117754134.77</text:p>
          </table:table-cell>
          <table:table-cell office:value-type="float" office:value="16968.5866578801" calcext:value-type="float">
            <text:p>16968.59</text:p>
          </table:table-cell>
          <table:table-cell office:value-type="float" office:value="20429.5654412386" calcext:value-type="float">
            <text:p>20429.57</text:p>
          </table:table-cell>
          <table:table-cell office:value-type="float" office:value="24515.4785294863" calcext:value-type="float">
            <text:p>24515.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22" calcext:value-type="float">
            <text:p>2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1352.5719524797" calcext:value-type="float">
            <text:p>21352.57</text:p>
          </table:table-cell>
          <table:table-cell office:value-type="float" office:value="40534.033021228" calcext:value-type="float">
            <text:p>40534.03</text:p>
          </table:table-cell>
          <table:table-cell office:value-type="float" office:value="9756.44457372816" calcext:value-type="float">
            <text:p>9756.44</text:p>
          </table:table-cell>
          <table:table-cell office:value-type="float" office:value="95188210.7202296" calcext:value-type="float">
            <text:p>95188210.72</text:p>
          </table:table-cell>
          <table:table-cell office:value-type="float" office:value="16786.0186814364" calcext:value-type="float">
            <text:p>16786.02</text:p>
          </table:table-cell>
          <table:table-cell office:value-type="float" office:value="21352.5719524797" calcext:value-type="float">
            <text:p>21352.57</text:p>
          </table:table-cell>
          <table:table-cell office:value-type="float" office:value="25623.0863429756" calcext:value-type="float">
            <text:p>25623.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23" calcext:value-type="float">
            <text:p>2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363.6481935835" calcext:value-type="float">
            <text:p>20363.65</text:p>
          </table:table-cell>
          <table:table-cell office:value-type="float" office:value="40534.033021228" calcext:value-type="float">
            <text:p>40534.03</text:p>
          </table:table-cell>
          <table:table-cell office:value-type="float" office:value="9392.4727567346" calcext:value-type="float">
            <text:p>9392.47</text:p>
          </table:table-cell>
          <table:table-cell office:value-type="float" office:value="88218544.4860017" calcext:value-type="float">
            <text:p>88218544.49</text:p>
          </table:table-cell>
          <table:table-cell office:value-type="float" office:value="16421.7922233771" calcext:value-type="float">
            <text:p>16421.79</text:p>
          </table:table-cell>
          <table:table-cell office:value-type="float" office:value="20363.6481935835" calcext:value-type="float">
            <text:p>20363.65</text:p>
          </table:table-cell>
          <table:table-cell office:value-type="float" office:value="24436.3778323002" calcext:value-type="float">
            <text:p>24436.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24" calcext:value-type="float">
            <text:p>2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950.4253359084" calcext:value-type="float">
            <text:p>20950.43</text:p>
          </table:table-cell>
          <table:table-cell office:value-type="float" office:value="40534.033021228" calcext:value-type="float">
            <text:p>40534.03</text:p>
          </table:table-cell>
          <table:table-cell office:value-type="float" office:value="9914.88466855534" calcext:value-type="float">
            <text:p>9914.88</text:p>
          </table:table-cell>
          <table:table-cell office:value-type="float" office:value="98304937.9907537" calcext:value-type="float">
            <text:p>98304937.99</text:p>
          </table:table-cell>
          <table:table-cell office:value-type="float" office:value="16647.9271116267" calcext:value-type="float">
            <text:p>16647.93</text:p>
          </table:table-cell>
          <table:table-cell office:value-type="float" office:value="20950.4253359084" calcext:value-type="float">
            <text:p>20950.43</text:p>
          </table:table-cell>
          <table:table-cell office:value-type="float" office:value="25140.5104030901" calcext:value-type="float">
            <text:p>25140.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25" calcext:value-type="float">
            <text:p>2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1731.7230933692" calcext:value-type="float">
            <text:p>21731.72</text:p>
          </table:table-cell>
          <table:table-cell office:value-type="float" office:value="43666.1543134788" calcext:value-type="float">
            <text:p>43666.15</text:p>
          </table:table-cell>
          <table:table-cell office:value-type="float" office:value="9701.6613929759" calcext:value-type="float">
            <text:p>9701.66</text:p>
          </table:table-cell>
          <table:table-cell office:value-type="float" office:value="94122233.7839591" calcext:value-type="float">
            <text:p>94122233.78</text:p>
          </table:table-cell>
          <table:table-cell office:value-type="float" office:value="17592.2744964795" calcext:value-type="float">
            <text:p>17592.27</text:p>
          </table:table-cell>
          <table:table-cell office:value-type="float" office:value="21731.7230933692" calcext:value-type="float">
            <text:p>21731.72</text:p>
          </table:table-cell>
          <table:table-cell office:value-type="float" office:value="26078.067712043" calcext:value-type="float">
            <text:p>26078.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26" calcext:value-type="float">
            <text:p>2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996.7396551657" calcext:value-type="float">
            <text:p>20996.74</text:p>
          </table:table-cell>
          <table:table-cell office:value-type="float" office:value="38872.2519877144" calcext:value-type="float">
            <text:p>38872.25</text:p>
          </table:table-cell>
          <table:table-cell office:value-type="float" office:value="8687.99427682334" calcext:value-type="float">
            <text:p>8687.99</text:p>
          </table:table-cell>
          <table:table-cell office:value-type="float" office:value="75481244.5541151" calcext:value-type="float">
            <text:p>75481244.55</text:p>
          </table:table-cell>
          <table:table-cell office:value-type="float" office:value="16261.8155521064" calcext:value-type="float">
            <text:p>16261.82</text:p>
          </table:table-cell>
          <table:table-cell office:value-type="float" office:value="20996.7396551657" calcext:value-type="float">
            <text:p>20996.74</text:p>
          </table:table-cell>
          <table:table-cell office:value-type="float" office:value="25196.0875861988" calcext:value-type="float">
            <text:p>25196.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27" calcext:value-type="float">
            <text:p>2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588.8182172028" calcext:value-type="float">
            <text:p>20588.82</text:p>
          </table:table-cell>
          <table:table-cell office:value-type="float" office:value="44305.688841715" calcext:value-type="float">
            <text:p>44305.69</text:p>
          </table:table-cell>
          <table:table-cell office:value-type="float" office:value="10033.1938967471" calcext:value-type="float">
            <text:p>10033.19</text:p>
          </table:table-cell>
          <table:table-cell office:value-type="float" office:value="100664979.769723" calcext:value-type="float">
            <text:p>100664979.77</text:p>
          </table:table-cell>
          <table:table-cell office:value-type="float" office:value="17160.2413980236" calcext:value-type="float">
            <text:p>17160.24</text:p>
          </table:table-cell>
          <table:table-cell office:value-type="float" office:value="20588.8182172028" calcext:value-type="float">
            <text:p>20588.82</text:p>
          </table:table-cell>
          <table:table-cell office:value-type="float" office:value="24706.5818606434" calcext:value-type="float">
            <text:p>24706.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28" calcext:value-type="float">
            <text:p>2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462.4711264607" calcext:value-type="float">
            <text:p>20462.47</text:p>
          </table:table-cell>
          <table:table-cell office:value-type="float" office:value="41531.871806084" calcext:value-type="float">
            <text:p>41531.87</text:p>
          </table:table-cell>
          <table:table-cell office:value-type="float" office:value="10035.5828425384" calcext:value-type="float">
            <text:p>10035.58</text:p>
          </table:table-cell>
          <table:table-cell office:value-type="float" office:value="100712922.98945" calcext:value-type="float">
            <text:p>100712922.99</text:p>
          </table:table-cell>
          <table:table-cell office:value-type="float" office:value="16651.3027833351" calcext:value-type="float">
            <text:p>16651.30</text:p>
          </table:table-cell>
          <table:table-cell office:value-type="float" office:value="20462.4711264607" calcext:value-type="float">
            <text:p>20462.47</text:p>
          </table:table-cell>
          <table:table-cell office:value-type="float" office:value="24554.9653517529" calcext:value-type="float">
            <text:p>24554.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29" calcext:value-type="float">
            <text:p>2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492.7365974014" calcext:value-type="float">
            <text:p>19492.74</text:p>
          </table:table-cell>
          <table:table-cell office:value-type="float" office:value="41531.871806084" calcext:value-type="float">
            <text:p>41531.87</text:p>
          </table:table-cell>
          <table:table-cell office:value-type="float" office:value="9449.91853133596" calcext:value-type="float">
            <text:p>9449.92</text:p>
          </table:table-cell>
          <table:table-cell office:value-type="float" office:value="89300960.2488868" calcext:value-type="float">
            <text:p>89300960.25</text:p>
          </table:table-cell>
          <table:table-cell office:value-type="float" office:value="16193.4676220209" calcext:value-type="float">
            <text:p>16193.47</text:p>
          </table:table-cell>
          <table:table-cell office:value-type="float" office:value="19492.7365974014" calcext:value-type="float">
            <text:p>19492.74</text:p>
          </table:table-cell>
          <table:table-cell office:value-type="float" office:value="23391.2839168817" calcext:value-type="float">
            <text:p>23391.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30" calcext:value-type="float">
            <text:p>3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758.3845724578" calcext:value-type="float">
            <text:p>18758.38</text:p>
          </table:table-cell>
          <table:table-cell office:value-type="float" office:value="42603.1269805561" calcext:value-type="float">
            <text:p>42603.13</text:p>
          </table:table-cell>
          <table:table-cell office:value-type="float" office:value="8977.00316171948" calcext:value-type="float">
            <text:p>8977.00</text:p>
          </table:table-cell>
          <table:table-cell office:value-type="float" office:value="80586585.7655215" calcext:value-type="float">
            <text:p>80586585.77</text:p>
          </table:table-cell>
          <table:table-cell office:value-type="float" office:value="15939.3707988697" calcext:value-type="float">
            <text:p>15939.37</text:p>
          </table:table-cell>
          <table:table-cell office:value-type="float" office:value="18758.3845724578" calcext:value-type="float">
            <text:p>18758.38</text:p>
          </table:table-cell>
          <table:table-cell office:value-type="float" office:value="22510.0614869494" calcext:value-type="float">
            <text:p>22510.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31" calcext:value-type="float">
            <text:p>3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281.9572199809" calcext:value-type="float">
            <text:p>18281.96</text:p>
          </table:table-cell>
          <table:table-cell office:value-type="float" office:value="36430.1846064982" calcext:value-type="float">
            <text:p>36430.18</text:p>
          </table:table-cell>
          <table:table-cell office:value-type="float" office:value="9069.51556774986" calcext:value-type="float">
            <text:p>9069.52</text:p>
          </table:table-cell>
          <table:table-cell office:value-type="float" office:value="82256112.6336572" calcext:value-type="float">
            <text:p>82256112.63</text:p>
          </table:table-cell>
          <table:table-cell office:value-type="float" office:value="14768.1470415677" calcext:value-type="float">
            <text:p>14768.15</text:p>
          </table:table-cell>
          <table:table-cell office:value-type="float" office:value="18281.9572199809" calcext:value-type="float">
            <text:p>18281.96</text:p>
          </table:table-cell>
          <table:table-cell office:value-type="float" office:value="21938.348663977" calcext:value-type="float">
            <text:p>21938.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32" calcext:value-type="float">
            <text:p>3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573.3474123678" calcext:value-type="float">
            <text:p>18573.35</text:p>
          </table:table-cell>
          <table:table-cell office:value-type="float" office:value="38112.0833950594" calcext:value-type="float">
            <text:p>38112.08</text:p>
          </table:table-cell>
          <table:table-cell office:value-type="float" office:value="8385.37342419786" calcext:value-type="float">
            <text:p>8385.37</text:p>
          </table:table-cell>
          <table:table-cell office:value-type="float" office:value="70314487.4632437" calcext:value-type="float">
            <text:p>70314487.46</text:p>
          </table:table-cell>
          <table:table-cell office:value-type="float" office:value="15202.1853963328" calcext:value-type="float">
            <text:p>15202.19</text:p>
          </table:table-cell>
          <table:table-cell office:value-type="float" office:value="18573.3474123678" calcext:value-type="float">
            <text:p>18573.35</text:p>
          </table:table-cell>
          <table:table-cell office:value-type="float" office:value="22288.0168948413" calcext:value-type="float">
            <text:p>22288.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33" calcext:value-type="float">
            <text:p>3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376.5218208988" calcext:value-type="float">
            <text:p>18376.52</text:p>
          </table:table-cell>
          <table:table-cell office:value-type="float" office:value="42426.4068711929" calcext:value-type="float">
            <text:p>42426.41</text:p>
          </table:table-cell>
          <table:table-cell office:value-type="float" office:value="9787.68844066205" calcext:value-type="float">
            <text:p>9787.69</text:p>
          </table:table-cell>
          <table:table-cell office:value-type="float" office:value="95798845.0114695" calcext:value-type="float">
            <text:p>95798845.01</text:p>
          </table:table-cell>
          <table:table-cell office:value-type="float" office:value="15696.8070892347" calcext:value-type="float">
            <text:p>15696.81</text:p>
          </table:table-cell>
          <table:table-cell office:value-type="float" office:value="18376.5218208988" calcext:value-type="float">
            <text:p>18376.52</text:p>
          </table:table-cell>
          <table:table-cell office:value-type="float" office:value="22051.8261850785" calcext:value-type="float">
            <text:p>22051.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34" calcext:value-type="float">
            <text:p>3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106.64218092" calcext:value-type="float">
            <text:p>19106.64</text:p>
          </table:table-cell>
          <table:table-cell office:value-type="float" office:value="43545.3980694907" calcext:value-type="float">
            <text:p>43545.40</text:p>
          </table:table-cell>
          <table:table-cell office:value-type="float" office:value="9784.68754219933" calcext:value-type="float">
            <text:p>9784.69</text:p>
          </table:table-cell>
          <table:table-cell office:value-type="float" office:value="95740110.2984707" calcext:value-type="float">
            <text:p>95740110.30</text:p>
          </table:table-cell>
          <table:table-cell office:value-type="float" office:value="16250.629049614" calcext:value-type="float">
            <text:p>16250.63</text:p>
          </table:table-cell>
          <table:table-cell office:value-type="float" office:value="19106.6421809199" calcext:value-type="float">
            <text:p>19106.64</text:p>
          </table:table-cell>
          <table:table-cell office:value-type="float" office:value="22927.9706171039" calcext:value-type="float">
            <text:p>22927.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35" calcext:value-type="float">
            <text:p>3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1120.1741672995" calcext:value-type="float">
            <text:p>21120.17</text:p>
          </table:table-cell>
          <table:table-cell office:value-type="float" office:value="43545.3980694907" calcext:value-type="float">
            <text:p>43545.40</text:p>
          </table:table-cell>
          <table:table-cell office:value-type="float" office:value="10837.8103215082" calcext:value-type="float">
            <text:p>10837.81</text:p>
          </table:table-cell>
          <table:table-cell office:value-type="float" office:value="117458132.56499" calcext:value-type="float">
            <text:p>117458132.56</text:p>
          </table:table-cell>
          <table:table-cell office:value-type="float" office:value="17300.4505102849" calcext:value-type="float">
            <text:p>17300.45</text:p>
          </table:table-cell>
          <table:table-cell office:value-type="float" office:value="21120.1741672995" calcext:value-type="float">
            <text:p>21120.17</text:p>
          </table:table-cell>
          <table:table-cell office:value-type="float" office:value="25344.2090007594" calcext:value-type="float">
            <text:p>25344.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36" calcext:value-type="float">
            <text:p>3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1039.5234285332" calcext:value-type="float">
            <text:p>21039.52</text:p>
          </table:table-cell>
          <table:table-cell office:value-type="float" office:value="44144.3299263566" calcext:value-type="float">
            <text:p>44144.33</text:p>
          </table:table-cell>
          <table:table-cell office:value-type="float" office:value="11210.7572717405" calcext:value-type="float">
            <text:p>11210.76</text:p>
          </table:table-cell>
          <table:table-cell office:value-type="float" office:value="125681078.605883" calcext:value-type="float">
            <text:p>125681078.61</text:p>
          </table:table-cell>
          <table:table-cell office:value-type="float" office:value="17360.9949647522" calcext:value-type="float">
            <text:p>17360.99</text:p>
          </table:table-cell>
          <table:table-cell office:value-type="float" office:value="21039.5234285332" calcext:value-type="float">
            <text:p>21039.52</text:p>
          </table:table-cell>
          <table:table-cell office:value-type="float" office:value="25247.4281142398" calcext:value-type="float">
            <text:p>25247.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37" calcext:value-type="float">
            <text:p>3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544.898093378" calcext:value-type="float">
            <text:p>20544.90</text:p>
          </table:table-cell>
          <table:table-cell office:value-type="float" office:value="49021.5295476649" calcext:value-type="float">
            <text:p>49021.53</text:p>
          </table:table-cell>
          <table:table-cell office:value-type="float" office:value="11718.0788567349" calcext:value-type="float">
            <text:p>11718.08</text:p>
          </table:table-cell>
          <table:table-cell office:value-type="float" office:value="137313372.092656" calcext:value-type="float">
            <text:p>137313372.09</text:p>
          </table:table-cell>
          <table:table-cell office:value-type="float" office:value="17701.8236075518" calcext:value-type="float">
            <text:p>17701.82</text:p>
          </table:table-cell>
          <table:table-cell office:value-type="float" office:value="20544.898093378" calcext:value-type="float">
            <text:p>20544.90</text:p>
          </table:table-cell>
          <table:table-cell office:value-type="float" office:value="24653.8777120536" calcext:value-type="float">
            <text:p>24653.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38" calcext:value-type="float">
            <text:p>3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1780.8698671659" calcext:value-type="float">
            <text:p>21780.87</text:p>
          </table:table-cell>
          <table:table-cell office:value-type="float" office:value="52306.2539611122" calcext:value-type="float">
            <text:p>52306.25</text:p>
          </table:table-cell>
          <table:table-cell office:value-type="float" office:value="12303.2671246954" calcext:value-type="float">
            <text:p>12303.27</text:p>
          </table:table-cell>
          <table:table-cell office:value-type="float" office:value="151370381.941611" calcext:value-type="float">
            <text:p>151370381.94</text:p>
          </table:table-cell>
          <table:table-cell office:value-type="float" office:value="18792.6722300577" calcext:value-type="float">
            <text:p>18792.67</text:p>
          </table:table-cell>
          <table:table-cell office:value-type="float" office:value="21780.8698671659" calcext:value-type="float">
            <text:p>21780.87</text:p>
          </table:table-cell>
          <table:table-cell office:value-type="float" office:value="26137.0438405991" calcext:value-type="float">
            <text:p>26137.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39" calcext:value-type="float">
            <text:p>3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538.8690827582" calcext:value-type="float">
            <text:p>20538.87</text:p>
          </table:table-cell>
          <table:table-cell office:value-type="float" office:value="48030.5842326874" calcext:value-type="float">
            <text:p>48030.58</text:p>
          </table:table-cell>
          <table:table-cell office:value-type="float" office:value="11082.377771155" calcext:value-type="float">
            <text:p>11082.38</text:p>
          </table:table-cell>
          <table:table-cell office:value-type="float" office:value="122819097.062591" calcext:value-type="float">
            <text:p>122819097.06</text:p>
          </table:table-cell>
          <table:table-cell office:value-type="float" office:value="17595.7038570663" calcext:value-type="float">
            <text:p>17595.70</text:p>
          </table:table-cell>
          <table:table-cell office:value-type="float" office:value="20538.8690827582" calcext:value-type="float">
            <text:p>20538.87</text:p>
          </table:table-cell>
          <table:table-cell office:value-type="float" office:value="24646.6428993098" calcext:value-type="float">
            <text:p>24646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40" calcext:value-type="float">
            <text:p>4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3345.9189239783" calcext:value-type="float">
            <text:p>23345.92</text:p>
          </table:table-cell>
          <table:table-cell office:value-type="float" office:value="47334.0187157677" calcext:value-type="float">
            <text:p>47334.02</text:p>
          </table:table-cell>
          <table:table-cell office:value-type="float" office:value="11098.1312960249" calcext:value-type="float">
            <text:p>11098.13</text:p>
          </table:table-cell>
          <table:table-cell office:value-type="float" office:value="123168518.263807" calcext:value-type="float">
            <text:p>123168518.26</text:p>
          </table:table-cell>
          <table:table-cell office:value-type="float" office:value="18965.5121372667" calcext:value-type="float">
            <text:p>18965.51</text:p>
          </table:table-cell>
          <table:table-cell office:value-type="float" office:value="23345.9189239783" calcext:value-type="float">
            <text:p>23345.92</text:p>
          </table:table-cell>
          <table:table-cell office:value-type="float" office:value="28015.102708774" calcext:value-type="float">
            <text:p>28015.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41" calcext:value-type="float">
            <text:p>4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2564.4385215627" calcext:value-type="float">
            <text:p>22564.44</text:p>
          </table:table-cell>
          <table:table-cell office:value-type="float" office:value="46832.8157299975" calcext:value-type="float">
            <text:p>46832.82</text:p>
          </table:table-cell>
          <table:table-cell office:value-type="float" office:value="10517.3341170561" calcext:value-type="float">
            <text:p>10517.33</text:p>
          </table:table-cell>
          <table:table-cell office:value-type="float" office:value="110614316.929793" calcext:value-type="float">
            <text:p>110614316.93</text:p>
          </table:table-cell>
          <table:table-cell office:value-type="float" office:value="18524.8797070617" calcext:value-type="float">
            <text:p>18524.88</text:p>
          </table:table-cell>
          <table:table-cell office:value-type="float" office:value="22564.4385215626" calcext:value-type="float">
            <text:p>22564.44</text:p>
          </table:table-cell>
          <table:table-cell office:value-type="float" office:value="27077.3262258752" calcext:value-type="float">
            <text:p>27077.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42" calcext:value-type="float">
            <text:p>4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1867.2804581083" calcext:value-type="float">
            <text:p>21867.28</text:p>
          </table:table-cell>
          <table:table-cell office:value-type="float" office:value="41411.304964354" calcext:value-type="float">
            <text:p>41411.30</text:p>
          </table:table-cell>
          <table:table-cell office:value-type="float" office:value="10105.1723522456" calcext:value-type="float">
            <text:p>10105.17</text:p>
          </table:table-cell>
          <table:table-cell office:value-type="float" office:value="102114508.26859" calcext:value-type="float">
            <text:p>102114508.27</text:p>
          </table:table-cell>
          <table:table-cell office:value-type="float" office:value="17162.2274358267" calcext:value-type="float">
            <text:p>17162.23</text:p>
          </table:table-cell>
          <table:table-cell office:value-type="float" office:value="21867.2804581083" calcext:value-type="float">
            <text:p>21867.28</text:p>
          </table:table-cell>
          <table:table-cell office:value-type="float" office:value="26240.73654973" calcext:value-type="float">
            <text:p>26240.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43" calcext:value-type="float">
            <text:p>4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083.5845950698" calcext:value-type="float">
            <text:p>20083.58</text:p>
          </table:table-cell>
          <table:table-cell office:value-type="float" office:value="43432.1823680855" calcext:value-type="float">
            <text:p>43432.18</text:p>
          </table:table-cell>
          <table:table-cell office:value-type="float" office:value="8860.3740398369" calcext:value-type="float">
            <text:p>8860.37</text:p>
          </table:table-cell>
          <table:table-cell office:value-type="float" office:value="78506228.1258156" calcext:value-type="float">
            <text:p>78506228.13</text:p>
          </table:table-cell>
          <table:table-cell office:value-type="float" office:value="16773.3077471311" calcext:value-type="float">
            <text:p>16773.31</text:p>
          </table:table-cell>
          <table:table-cell office:value-type="float" office:value="20083.5845950698" calcext:value-type="float">
            <text:p>20083.58</text:p>
          </table:table-cell>
          <table:table-cell office:value-type="float" office:value="24100.3015140838" calcext:value-type="float">
            <text:p>24100.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44" calcext:value-type="float">
            <text:p>4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945.9174415341" calcext:value-type="float">
            <text:p>19945.92</text:p>
          </table:table-cell>
          <table:table-cell office:value-type="float" office:value="42232.3086269577" calcext:value-type="float">
            <text:p>42232.31</text:p>
          </table:table-cell>
          <table:table-cell office:value-type="float" office:value="9945.25261963031" calcext:value-type="float">
            <text:p>9945.25</text:p>
          </table:table-cell>
          <table:table-cell office:value-type="float" office:value="98908049.6682635" calcext:value-type="float">
            <text:p>98908049.67</text:p>
          </table:table-cell>
          <table:table-cell office:value-type="float" office:value="16526.2816780851" calcext:value-type="float">
            <text:p>16526.28</text:p>
          </table:table-cell>
          <table:table-cell office:value-type="float" office:value="19945.9174415341" calcext:value-type="float">
            <text:p>19945.92</text:p>
          </table:table-cell>
          <table:table-cell office:value-type="float" office:value="23935.1009298409" calcext:value-type="float">
            <text:p>23935.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45" calcext:value-type="float">
            <text:p>4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006.6213594019" calcext:value-type="float">
            <text:p>20006.62</text:p>
          </table:table-cell>
          <table:table-cell office:value-type="float" office:value="42232.3086269577" calcext:value-type="float">
            <text:p>42232.31</text:p>
          </table:table-cell>
          <table:table-cell office:value-type="float" office:value="10510.6016771403" calcext:value-type="float">
            <text:p>10510.60</text:p>
          </table:table-cell>
          <table:table-cell office:value-type="float" office:value="110472747.615504" calcext:value-type="float">
            <text:p>110472747.62</text:p>
          </table:table-cell>
          <table:table-cell office:value-type="float" office:value="16556.2812630555" calcext:value-type="float">
            <text:p>16556.28</text:p>
          </table:table-cell>
          <table:table-cell office:value-type="float" office:value="20006.6213594019" calcext:value-type="float">
            <text:p>20006.62</text:p>
          </table:table-cell>
          <table:table-cell office:value-type="float" office:value="24007.9456312823" calcext:value-type="float">
            <text:p>24007.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46" calcext:value-type="float">
            <text:p>4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663.2870976541" calcext:value-type="float">
            <text:p>18663.29</text:p>
          </table:table-cell>
          <table:table-cell office:value-type="float" office:value="42232.3086269577" calcext:value-type="float">
            <text:p>42232.31</text:p>
          </table:table-cell>
          <table:table-cell office:value-type="float" office:value="9576.45067995271" calcext:value-type="float">
            <text:p>9576.45</text:p>
          </table:table-cell>
          <table:table-cell office:value-type="float" office:value="91708407.6255666" calcext:value-type="float">
            <text:p>91708407.63</text:p>
          </table:table-cell>
          <table:table-cell office:value-type="float" office:value="15840.8144164325" calcext:value-type="float">
            <text:p>15840.81</text:p>
          </table:table-cell>
          <table:table-cell office:value-type="float" office:value="18663.2870976541" calcext:value-type="float">
            <text:p>18663.29</text:p>
          </table:table-cell>
          <table:table-cell office:value-type="float" office:value="22395.9445171849" calcext:value-type="float">
            <text:p>22395.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47" calcext:value-type="float">
            <text:p>4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744.0474399289" calcext:value-type="float">
            <text:p>17744.05</text:p>
          </table:table-cell>
          <table:table-cell office:value-type="float" office:value="36579.4932142789" calcext:value-type="float">
            <text:p>36579.49</text:p>
          </table:table-cell>
          <table:table-cell office:value-type="float" office:value="9413.05798698929" calcext:value-type="float">
            <text:p>9413.06</text:p>
          </table:table-cell>
          <table:table-cell office:value-type="float" office:value="88605660.6664229" calcext:value-type="float">
            <text:p>88605660.67</text:p>
          </table:table-cell>
          <table:table-cell office:value-type="float" office:value="14559.4028853855" calcext:value-type="float">
            <text:p>14559.40</text:p>
          </table:table-cell>
          <table:table-cell office:value-type="float" office:value="17744.0474399289" calcext:value-type="float">
            <text:p>17744.05</text:p>
          </table:table-cell>
          <table:table-cell office:value-type="float" office:value="21292.8569279146" calcext:value-type="float">
            <text:p>21292.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48" calcext:value-type="float">
            <text:p>4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150.7662595726" calcext:value-type="float">
            <text:p>18150.77</text:p>
          </table:table-cell>
          <table:table-cell office:value-type="float" office:value="38549.5341569977" calcext:value-type="float">
            <text:p>38549.53</text:p>
          </table:table-cell>
          <table:table-cell office:value-type="float" office:value="9274.57055587597" calcext:value-type="float">
            <text:p>9274.57</text:p>
          </table:table-cell>
          <table:table-cell office:value-type="float" office:value="86017658.9959214" calcext:value-type="float">
            <text:p>86017659.00</text:p>
          </table:table-cell>
          <table:table-cell office:value-type="float" office:value="15070.4049845524" calcext:value-type="float">
            <text:p>15070.40</text:p>
          </table:table-cell>
          <table:table-cell office:value-type="float" office:value="18150.7662595726" calcext:value-type="float">
            <text:p>18150.77</text:p>
          </table:table-cell>
          <table:table-cell office:value-type="float" office:value="21780.9195114871" calcext:value-type="float">
            <text:p>21780.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49" calcext:value-type="float">
            <text:p>4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207.1740888035" calcext:value-type="float">
            <text:p>16207.17</text:p>
          </table:table-cell>
          <table:table-cell office:value-type="float" office:value="46646.7023852573" calcext:value-type="float">
            <text:p>46646.70</text:p>
          </table:table-cell>
          <table:table-cell office:value-type="float" office:value="9320.7030924744" calcext:value-type="float">
            <text:p>9320.70</text:p>
          </table:table-cell>
          <table:table-cell office:value-type="float" office:value="86875506.1380618" calcext:value-type="float">
            <text:p>86875506.14</text:p>
          </table:table-cell>
          <table:table-cell office:value-type="float" office:value="14570.9106939386" calcext:value-type="float">
            <text:p>14570.91</text:p>
          </table:table-cell>
          <table:table-cell office:value-type="float" office:value="16207.1740888035" calcext:value-type="float">
            <text:p>16207.17</text:p>
          </table:table-cell>
          <table:table-cell office:value-type="float" office:value="19448.6089065642" calcext:value-type="float">
            <text:p>19448.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0" calcext:value-type="float">
            <text:p>0</text:p>
          </table:table-cell>
          <table:table-cell office:value-type="float" office:value="1106.4495102246" calcext:value-type="float">
            <text:p>1106.45</text:p>
          </table:table-cell>
          <table:table-cell office:value-type="float" office:value="37054.5284025027" calcext:value-type="float">
            <text:p>37054.53</text:p>
          </table:table-cell>
          <table:table-cell office:value-type="float" office:value="66216.4948895349" calcext:value-type="float">
            <text:p>66216.49</text:p>
          </table:table-cell>
          <table:table-cell office:value-type="float" office:value="13311.3842366221" calcext:value-type="float">
            <text:p>13311.38</text:p>
          </table:table-cell>
          <table:table-cell office:value-type="float" office:value="177192950.294992" calcext:value-type="float">
            <text:p>177192950.29</text:p>
          </table:table-cell>
          <table:table-cell office:value-type="float" office:value="27919.0737621467" calcext:value-type="float">
            <text:p>27919.07</text:p>
          </table:table-cell>
          <table:table-cell office:value-type="float" office:value="37054.5284025026" calcext:value-type="float">
            <text:p>37054.53</text:p>
          </table:table-cell>
          <table:table-cell office:value-type="float" office:value="44465.4340830032" calcext:value-type="float">
            <text:p>44465.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1" calcext:value-type="float">
            <text:p>1</text:p>
          </table:table-cell>
          <table:table-cell office:value-type="float" office:value="1106.4495102246" calcext:value-type="float">
            <text:p>1106.45</text:p>
          </table:table-cell>
          <table:table-cell office:value-type="float" office:value="34027.380559305" calcext:value-type="float">
            <text:p>34027.38</text:p>
          </table:table-cell>
          <table:table-cell office:value-type="float" office:value="57216.4948895349" calcext:value-type="float">
            <text:p>57216.49</text:p>
          </table:table-cell>
          <table:table-cell office:value-type="float" office:value="14654.5592046288" calcext:value-type="float">
            <text:p>14654.56</text:p>
          </table:table-cell>
          <table:table-cell office:value-type="float" office:value="214756105.48197" calcext:value-type="float">
            <text:p>214756105.48</text:p>
          </table:table-cell>
          <table:table-cell office:value-type="float" office:value="24365.8382233533" calcext:value-type="float">
            <text:p>24365.84</text:p>
          </table:table-cell>
          <table:table-cell office:value-type="float" office:value="34027.380559305" calcext:value-type="float">
            <text:p>34027.38</text:p>
          </table:table-cell>
          <table:table-cell office:value-type="float" office:value="40832.856671166" calcext:value-type="float">
            <text:p>40832.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2" calcext:value-type="float">
            <text:p>2</text:p>
          </table:table-cell>
          <table:table-cell office:value-type="float" office:value="1041.42135623731" calcext:value-type="float">
            <text:p>1041.42</text:p>
          </table:table-cell>
          <table:table-cell office:value-type="float" office:value="30310.3823691639" calcext:value-type="float">
            <text:p>30310.38</text:p>
          </table:table-cell>
          <table:table-cell office:value-type="float" office:value="56474.4701993901" calcext:value-type="float">
            <text:p>56474.47</text:p>
          </table:table-cell>
          <table:table-cell office:value-type="float" office:value="13581.0194127362" calcext:value-type="float">
            <text:p>13581.02</text:p>
          </table:table-cell>
          <table:table-cell office:value-type="float" office:value="184444088.289117" calcext:value-type="float">
            <text:p>184444088.29</text:p>
          </table:table-cell>
          <table:table-cell office:value-type="float" office:value="23528.9237102072" calcext:value-type="float">
            <text:p>23528.92</text:p>
          </table:table-cell>
          <table:table-cell office:value-type="float" office:value="30310.3823691639" calcext:value-type="float">
            <text:p>30310.38</text:p>
          </table:table-cell>
          <table:table-cell office:value-type="float" office:value="36372.4588429967" calcext:value-type="float">
            <text:p>36372.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3" calcext:value-type="float">
            <text:p>3</text:p>
          </table:table-cell>
          <table:table-cell office:value-type="float" office:value="1041.42135623731" calcext:value-type="float">
            <text:p>1041.42</text:p>
          </table:table-cell>
          <table:table-cell office:value-type="float" office:value="29831.6156164935" calcext:value-type="float">
            <text:p>29831.62</text:p>
          </table:table-cell>
          <table:table-cell office:value-type="float" office:value="54707.442244164" calcext:value-type="float">
            <text:p>54707.44</text:p>
          </table:table-cell>
          <table:table-cell office:value-type="float" office:value="12221.7956035593" calcext:value-type="float">
            <text:p>12221.80</text:p>
          </table:table-cell>
          <table:table-cell office:value-type="float" office:value="149372287.775182" calcext:value-type="float">
            <text:p>149372287.78</text:p>
          </table:table-cell>
          <table:table-cell office:value-type="float" office:value="22926.4540590416" calcext:value-type="float">
            <text:p>22926.45</text:p>
          </table:table-cell>
          <table:table-cell office:value-type="float" office:value="29831.6156164935" calcext:value-type="float">
            <text:p>29831.62</text:p>
          </table:table-cell>
          <table:table-cell office:value-type="float" office:value="35797.9387397922" calcext:value-type="float">
            <text:p>35797.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4" calcext:value-type="float">
            <text:p>4</text:p>
          </table:table-cell>
          <table:table-cell office:value-type="float" office:value="1041.42135623731" calcext:value-type="float">
            <text:p>1041.42</text:p>
          </table:table-cell>
          <table:table-cell office:value-type="float" office:value="28430.82254269" calcext:value-type="float">
            <text:p>28430.82</text:p>
          </table:table-cell>
          <table:table-cell office:value-type="float" office:value="59882.1110521437" calcext:value-type="float">
            <text:p>59882.11</text:p>
          </table:table-cell>
          <table:table-cell office:value-type="float" office:value="13823.845879057" calcext:value-type="float">
            <text:p>13823.85</text:p>
          </table:table-cell>
          <table:table-cell office:value-type="float" office:value="191098714.887922" calcext:value-type="float">
            <text:p>191098714.89</text:p>
          </table:table-cell>
          <table:table-cell office:value-type="float" office:value="23479.0177576586" calcext:value-type="float">
            <text:p>23479.02</text:p>
          </table:table-cell>
          <table:table-cell office:value-type="float" office:value="28430.82254269" calcext:value-type="float">
            <text:p>28430.82</text:p>
          </table:table-cell>
          <table:table-cell office:value-type="float" office:value="34116.987051228" calcext:value-type="float">
            <text:p>34116.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5" calcext:value-type="float">
            <text:p>5</text:p>
          </table:table-cell>
          <table:table-cell office:value-type="float" office:value="1024.26406871193" calcext:value-type="float">
            <text:p>1024.26</text:p>
          </table:table-cell>
          <table:table-cell office:value-type="float" office:value="31009.2019324035" calcext:value-type="float">
            <text:p>31009.20</text:p>
          </table:table-cell>
          <table:table-cell office:value-type="float" office:value="56515.9608179679" calcext:value-type="float">
            <text:p>56515.96</text:p>
          </table:table-cell>
          <table:table-cell office:value-type="float" office:value="11915.3177399397" calcext:value-type="float">
            <text:p>11915.32</text:p>
          </table:table-cell>
          <table:table-cell office:value-type="float" office:value="141974796.843721" calcext:value-type="float">
            <text:p>141974796.84</text:p>
          </table:table-cell>
          <table:table-cell office:value-type="float" office:value="23718.514806553" calcext:value-type="float">
            <text:p>23718.51</text:p>
          </table:table-cell>
          <table:table-cell office:value-type="float" office:value="31009.2019324035" calcext:value-type="float">
            <text:p>31009.20</text:p>
          </table:table-cell>
          <table:table-cell office:value-type="float" office:value="37211.0423188842" calcext:value-type="float">
            <text:p>37211.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6" calcext:value-type="float">
            <text:p>6</text:p>
          </table:table-cell>
          <table:table-cell office:value-type="float" office:value="1024.26406871193" calcext:value-type="float">
            <text:p>1024.26</text:p>
          </table:table-cell>
          <table:table-cell office:value-type="float" office:value="28507.1278209982" calcext:value-type="float">
            <text:p>28507.13</text:p>
          </table:table-cell>
          <table:table-cell office:value-type="float" office:value="52716.4948895349" calcext:value-type="float">
            <text:p>52716.49</text:p>
          </table:table-cell>
          <table:table-cell office:value-type="float" office:value="12313.7679206739" calcext:value-type="float">
            <text:p>12313.77</text:p>
          </table:table-cell>
          <table:table-cell office:value-type="float" office:value="151628880.404218" calcext:value-type="float">
            <text:p>151628880.40</text:p>
          </table:table-cell>
          <table:table-cell office:value-type="float" office:value="22034.7776132828" calcext:value-type="float">
            <text:p>22034.78</text:p>
          </table:table-cell>
          <table:table-cell office:value-type="float" office:value="28507.1278209982" calcext:value-type="float">
            <text:p>28507.13</text:p>
          </table:table-cell>
          <table:table-cell office:value-type="float" office:value="34208.5533851978" calcext:value-type="float">
            <text:p>34208.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7" calcext:value-type="float">
            <text:p>7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7940.9706116443" calcext:value-type="float">
            <text:p>27940.97</text:p>
          </table:table-cell>
          <table:table-cell office:value-type="float" office:value="52716.4948895349" calcext:value-type="float">
            <text:p>52716.49</text:p>
          </table:table-cell>
          <table:table-cell office:value-type="float" office:value="12775.1518708869" calcext:value-type="float">
            <text:p>12775.15</text:p>
          </table:table-cell>
          <table:table-cell office:value-type="float" office:value="163204505.324225" calcext:value-type="float">
            <text:p>163204505.32</text:p>
          </table:table-cell>
          <table:table-cell office:value-type="float" office:value="21856.4655414253" calcext:value-type="float">
            <text:p>21856.47</text:p>
          </table:table-cell>
          <table:table-cell office:value-type="float" office:value="27940.9706116443" calcext:value-type="float">
            <text:p>27940.97</text:p>
          </table:table-cell>
          <table:table-cell office:value-type="float" office:value="33529.1647339732" calcext:value-type="float">
            <text:p>33529.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8" calcext:value-type="float">
            <text:p>8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9683.5807659981" calcext:value-type="float">
            <text:p>29683.58</text:p>
          </table:table-cell>
          <table:table-cell office:value-type="float" office:value="57432.2943214974" calcext:value-type="float">
            <text:p>57432.29</text:p>
          </table:table-cell>
          <table:table-cell office:value-type="float" office:value="13225.9227681472" calcext:value-type="float">
            <text:p>13225.92</text:p>
          </table:table-cell>
          <table:table-cell office:value-type="float" office:value="174925033.068995" calcext:value-type="float">
            <text:p>174925033.07</text:p>
          </table:table-cell>
          <table:table-cell office:value-type="float" office:value="23539.3717796162" calcext:value-type="float">
            <text:p>23539.37</text:p>
          </table:table-cell>
          <table:table-cell office:value-type="float" office:value="29683.5807659981" calcext:value-type="float">
            <text:p>29683.58</text:p>
          </table:table-cell>
          <table:table-cell office:value-type="float" office:value="35620.2969191977" calcext:value-type="float">
            <text:p>35620.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9" calcext:value-type="float">
            <text:p>9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8526.4317499976" calcext:value-type="float">
            <text:p>28526.43</text:p>
          </table:table-cell>
          <table:table-cell office:value-type="float" office:value="59882.1110521437" calcext:value-type="float">
            <text:p>59882.11</text:p>
          </table:table-cell>
          <table:table-cell office:value-type="float" office:value="14181.1508126694" calcext:value-type="float">
            <text:p>14181.15</text:p>
          </table:table-cell>
          <table:table-cell office:value-type="float" office:value="201105038.371674" calcext:value-type="float">
            <text:p>201105038.37</text:p>
          </table:table-cell>
          <table:table-cell office:value-type="float" office:value="23511.5284462639" calcext:value-type="float">
            <text:p>23511.53</text:p>
          </table:table-cell>
          <table:table-cell office:value-type="float" office:value="28526.4317499976" calcext:value-type="float">
            <text:p>28526.43</text:p>
          </table:table-cell>
          <table:table-cell office:value-type="float" office:value="34231.7180999971" calcext:value-type="float">
            <text:p>34231.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10" calcext:value-type="float">
            <text:p>10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6834.5884100617" calcext:value-type="float">
            <text:p>26834.59</text:p>
          </table:table-cell>
          <table:table-cell office:value-type="float" office:value="55352.533858856" calcext:value-type="float">
            <text:p>55352.53</text:p>
          </table:table-cell>
          <table:table-cell office:value-type="float" office:value="14392.5244650613" calcext:value-type="float">
            <text:p>14392.52</text:p>
          </table:table-cell>
          <table:table-cell office:value-type="float" office:value="207144760.477389" calcext:value-type="float">
            <text:p>207144760.48</text:p>
          </table:table-cell>
          <table:table-cell office:value-type="float" office:value="21966.0819949167" calcext:value-type="float">
            <text:p>21966.08</text:p>
          </table:table-cell>
          <table:table-cell office:value-type="float" office:value="26834.5884100617" calcext:value-type="float">
            <text:p>26834.59</text:p>
          </table:table-cell>
          <table:table-cell office:value-type="float" office:value="32201.506092074" calcext:value-type="float">
            <text:p>32201.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11" calcext:value-type="float">
            <text:p>11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5990.3059824035" calcext:value-type="float">
            <text:p>25990.31</text:p>
          </table:table-cell>
          <table:table-cell office:value-type="float" office:value="60393.354940663" calcext:value-type="float">
            <text:p>60393.35</text:p>
          </table:table-cell>
          <table:table-cell office:value-type="float" office:value="14174.4852125965" calcext:value-type="float">
            <text:p>14174.49</text:p>
          </table:table-cell>
          <table:table-cell office:value-type="float" office:value="200916031.042117" calcext:value-type="float">
            <text:p>200916031.04</text:p>
          </table:table-cell>
          <table:table-cell office:value-type="float" office:value="22209.1607191198" calcext:value-type="float">
            <text:p>22209.16</text:p>
          </table:table-cell>
          <table:table-cell office:value-type="float" office:value="25990.3059824035" calcext:value-type="float">
            <text:p>25990.31</text:p>
          </table:table-cell>
          <table:table-cell office:value-type="float" office:value="31188.3671788842" calcext:value-type="float">
            <text:p>31188.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12" calcext:value-type="float">
            <text:p>12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6516.9080663411" calcext:value-type="float">
            <text:p>26516.91</text:p>
          </table:table-cell>
          <table:table-cell office:value-type="float" office:value="60393.354940663" calcext:value-type="float">
            <text:p>60393.35</text:p>
          </table:table-cell>
          <table:table-cell office:value-type="float" office:value="14468.3176443282" calcext:value-type="float">
            <text:p>14468.32</text:p>
          </table:table-cell>
          <table:table-cell office:value-type="float" office:value="209332215.457178" calcext:value-type="float">
            <text:p>209332215.46</text:p>
          </table:table-cell>
          <table:table-cell office:value-type="float" office:value="22516.7432729568" calcext:value-type="float">
            <text:p>22516.74</text:p>
          </table:table-cell>
          <table:table-cell office:value-type="float" office:value="26516.9080663411" calcext:value-type="float">
            <text:p>26516.91</text:p>
          </table:table-cell>
          <table:table-cell office:value-type="float" office:value="31820.2896796093" calcext:value-type="float">
            <text:p>31820.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13" calcext:value-type="float">
            <text:p>13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9290.7188093241" calcext:value-type="float">
            <text:p>29290.72</text:p>
          </table:table-cell>
          <table:table-cell office:value-type="float" office:value="65414.839757605" calcext:value-type="float">
            <text:p>65414.84</text:p>
          </table:table-cell>
          <table:table-cell office:value-type="float" office:value="14059.6480665038" calcext:value-type="float">
            <text:p>14059.65</text:p>
          </table:table-cell>
          <table:table-cell office:value-type="float" office:value="197673703.753943" calcext:value-type="float">
            <text:p>197673703.75</text:p>
          </table:table-cell>
          <table:table-cell office:value-type="float" office:value="24690.613242109" calcext:value-type="float">
            <text:p>24690.61</text:p>
          </table:table-cell>
          <table:table-cell office:value-type="float" office:value="29290.7188093241" calcext:value-type="float">
            <text:p>29290.72</text:p>
          </table:table-cell>
          <table:table-cell office:value-type="float" office:value="35148.8625711889" calcext:value-type="float">
            <text:p>35148.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14" calcext:value-type="float">
            <text:p>14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7069.8150880962" calcext:value-type="float">
            <text:p>27069.82</text:p>
          </table:table-cell>
          <table:table-cell office:value-type="float" office:value="56183.7661840736" calcext:value-type="float">
            <text:p>56183.77</text:p>
          </table:table-cell>
          <table:table-cell office:value-type="float" office:value="13105.3621522828" calcext:value-type="float">
            <text:p>13105.36</text:p>
          </table:table-cell>
          <table:table-cell office:value-type="float" office:value="171750517.142486" calcext:value-type="float">
            <text:p>171750517.14</text:p>
          </table:table-cell>
          <table:table-cell office:value-type="float" office:value="22207.8488840731" calcext:value-type="float">
            <text:p>22207.85</text:p>
          </table:table-cell>
          <table:table-cell office:value-type="float" office:value="27069.8150880962" calcext:value-type="float">
            <text:p>27069.82</text:p>
          </table:table-cell>
          <table:table-cell office:value-type="float" office:value="32483.7781057155" calcext:value-type="float">
            <text:p>32483.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15" calcext:value-type="float">
            <text:p>15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5945.7040860071" calcext:value-type="float">
            <text:p>25945.70</text:p>
          </table:table-cell>
          <table:table-cell office:value-type="float" office:value="56183.7661840736" calcext:value-type="float">
            <text:p>56183.77</text:p>
          </table:table-cell>
          <table:table-cell office:value-type="float" office:value="13667.4506459097" calcext:value-type="float">
            <text:p>13667.45</text:p>
          </table:table-cell>
          <table:table-cell office:value-type="float" office:value="186799207.158377" calcext:value-type="float">
            <text:p>186799207.16</text:p>
          </table:table-cell>
          <table:table-cell office:value-type="float" office:value="21651.7855379926" calcext:value-type="float">
            <text:p>21651.79</text:p>
          </table:table-cell>
          <table:table-cell office:value-type="float" office:value="25945.7040860071" calcext:value-type="float">
            <text:p>25945.70</text:p>
          </table:table-cell>
          <table:table-cell office:value-type="float" office:value="31134.8449032085" calcext:value-type="float">
            <text:p>31134.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16" calcext:value-type="float">
            <text:p>16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6980.4447651169" calcext:value-type="float">
            <text:p>26980.44</text:p>
          </table:table-cell>
          <table:table-cell office:value-type="float" office:value="52860.9811306679" calcext:value-type="float">
            <text:p>52860.98</text:p>
          </table:table-cell>
          <table:table-cell office:value-type="float" office:value="12643.2801093126" calcext:value-type="float">
            <text:p>12643.28</text:p>
          </table:table-cell>
          <table:table-cell office:value-type="float" office:value="159852531.922539" calcext:value-type="float">
            <text:p>159852531.92</text:p>
          </table:table-cell>
          <table:table-cell office:value-type="float" office:value="21547.7339886508" calcext:value-type="float">
            <text:p>21547.73</text:p>
          </table:table-cell>
          <table:table-cell office:value-type="float" office:value="26980.4447651169" calcext:value-type="float">
            <text:p>26980.44</text:p>
          </table:table-cell>
          <table:table-cell office:value-type="float" office:value="32376.5337181403" calcext:value-type="float">
            <text:p>32376.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17" calcext:value-type="float">
            <text:p>17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6871.7871525239" calcext:value-type="float">
            <text:p>26871.79</text:p>
          </table:table-cell>
          <table:table-cell office:value-type="float" office:value="52860.9811306679" calcext:value-type="float">
            <text:p>52860.98</text:p>
          </table:table-cell>
          <table:table-cell office:value-type="float" office:value="12206.5611781339" calcext:value-type="float">
            <text:p>12206.56</text:p>
          </table:table-cell>
          <table:table-cell office:value-type="float" office:value="149000135.795527" calcext:value-type="float">
            <text:p>149000135.80</text:p>
          </table:table-cell>
          <table:table-cell office:value-type="float" office:value="21506.0469296469" calcext:value-type="float">
            <text:p>21506.05</text:p>
          </table:table-cell>
          <table:table-cell office:value-type="float" office:value="26871.7871525239" calcext:value-type="float">
            <text:p>26871.79</text:p>
          </table:table-cell>
          <table:table-cell office:value-type="float" office:value="32246.1445830287" calcext:value-type="float">
            <text:p>32246.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18" calcext:value-type="float">
            <text:p>18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6627.1322064679" calcext:value-type="float">
            <text:p>26627.13</text:p>
          </table:table-cell>
          <table:table-cell office:value-type="float" office:value="59911.6882454314" calcext:value-type="float">
            <text:p>59911.69</text:p>
          </table:table-cell>
          <table:table-cell office:value-type="float" office:value="14233.5361969896" calcext:value-type="float">
            <text:p>14233.54</text:p>
          </table:table-cell>
          <table:table-cell office:value-type="float" office:value="202593552.671013" calcext:value-type="float">
            <text:p>202593552.67</text:p>
          </table:table-cell>
          <table:table-cell office:value-type="float" office:value="22514.7524758308" calcext:value-type="float">
            <text:p>22514.75</text:p>
          </table:table-cell>
          <table:table-cell office:value-type="float" office:value="26627.1322064679" calcext:value-type="float">
            <text:p>26627.13</text:p>
          </table:table-cell>
          <table:table-cell office:value-type="float" office:value="31952.5586477614" calcext:value-type="float">
            <text:p>31952.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19" calcext:value-type="float">
            <text:p>19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5603.6089964618" calcext:value-type="float">
            <text:p>25603.61</text:p>
          </table:table-cell>
          <table:table-cell office:value-type="float" office:value="51571.6889079687" calcext:value-type="float">
            <text:p>51571.69</text:p>
          </table:table-cell>
          <table:table-cell office:value-type="float" office:value="13293.2709168296" calcext:value-type="float">
            <text:p>13293.27</text:p>
          </table:table-cell>
          <table:table-cell office:value-type="float" office:value="176711051.668227" calcext:value-type="float">
            <text:p>176711051.67</text:p>
          </table:table-cell>
          <table:table-cell office:value-type="float" office:value="20737.0166263503" calcext:value-type="float">
            <text:p>20737.02</text:p>
          </table:table-cell>
          <table:table-cell office:value-type="float" office:value="25603.6089964618" calcext:value-type="float">
            <text:p>25603.61</text:p>
          </table:table-cell>
          <table:table-cell office:value-type="float" office:value="30724.3307957542" calcext:value-type="float">
            <text:p>30724.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20" calcext:value-type="float">
            <text:p>20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4638.6105621416" calcext:value-type="float">
            <text:p>24638.61</text:p>
          </table:table-cell>
          <table:table-cell office:value-type="float" office:value="48001.718247416" calcext:value-type="float">
            <text:p>48001.72</text:p>
          </table:table-cell>
          <table:table-cell office:value-type="float" office:value="12816.5891440598" calcext:value-type="float">
            <text:p>12816.59</text:p>
          </table:table-cell>
          <table:table-cell office:value-type="float" office:value="164264957.28763" calcext:value-type="float">
            <text:p>164264957.29</text:p>
          </table:table-cell>
          <table:table-cell office:value-type="float" office:value="19636.8055295382" calcext:value-type="float">
            <text:p>19636.81</text:p>
          </table:table-cell>
          <table:table-cell office:value-type="float" office:value="24638.6105621417" calcext:value-type="float">
            <text:p>24638.61</text:p>
          </table:table-cell>
          <table:table-cell office:value-type="float" office:value="29566.33267457" calcext:value-type="float">
            <text:p>29566.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21" calcext:value-type="float">
            <text:p>21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5106.2042391205" calcext:value-type="float">
            <text:p>25106.20</text:p>
          </table:table-cell>
          <table:table-cell office:value-type="float" office:value="48001.718247416" calcext:value-type="float">
            <text:p>48001.72</text:p>
          </table:table-cell>
          <table:table-cell office:value-type="float" office:value="11964.9536639966" calcext:value-type="float">
            <text:p>11964.95</text:p>
          </table:table-cell>
          <table:table-cell office:value-type="float" office:value="143160116.181585" calcext:value-type="float">
            <text:p>143160116.18</text:p>
          </table:table-cell>
          <table:table-cell office:value-type="float" office:value="19802.8358273303" calcext:value-type="float">
            <text:p>19802.84</text:p>
          </table:table-cell>
          <table:table-cell office:value-type="float" office:value="25106.2042391205" calcext:value-type="float">
            <text:p>25106.20</text:p>
          </table:table-cell>
          <table:table-cell office:value-type="float" office:value="30127.4450869446" calcext:value-type="float">
            <text:p>30127.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22" calcext:value-type="float">
            <text:p>22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6040.7611152258" calcext:value-type="float">
            <text:p>26040.76</text:p>
          </table:table-cell>
          <table:table-cell office:value-type="float" office:value="48443.5382100167" calcext:value-type="float">
            <text:p>48443.54</text:p>
          </table:table-cell>
          <table:table-cell office:value-type="float" office:value="10773.8743563785" calcext:value-type="float">
            <text:p>10773.87</text:p>
          </table:table-cell>
          <table:table-cell office:value-type="float" office:value="116076368.647031" calcext:value-type="float">
            <text:p>116076368.65</text:p>
          </table:table-cell>
          <table:table-cell office:value-type="float" office:value="20201.7287767607" calcext:value-type="float">
            <text:p>20201.73</text:p>
          </table:table-cell>
          <table:table-cell office:value-type="float" office:value="26040.7611152258" calcext:value-type="float">
            <text:p>26040.76</text:p>
          </table:table-cell>
          <table:table-cell office:value-type="float" office:value="31248.913338271" calcext:value-type="float">
            <text:p>31248.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23" calcext:value-type="float">
            <text:p>23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4804.7296720498" calcext:value-type="float">
            <text:p>24804.73</text:p>
          </table:table-cell>
          <table:table-cell office:value-type="float" office:value="50107.442244164" calcext:value-type="float">
            <text:p>50107.44</text:p>
          </table:table-cell>
          <table:table-cell office:value-type="float" office:value="11904.50696101" calcext:value-type="float">
            <text:p>11904.51</text:p>
          </table:table-cell>
          <table:table-cell office:value-type="float" office:value="141717285.984737" calcext:value-type="float">
            <text:p>141717285.98</text:p>
          </table:table-cell>
          <table:table-cell office:value-type="float" office:value="20122.6348804716" calcext:value-type="float">
            <text:p>20122.63</text:p>
          </table:table-cell>
          <table:table-cell office:value-type="float" office:value="24804.7296720499" calcext:value-type="float">
            <text:p>24804.73</text:p>
          </table:table-cell>
          <table:table-cell office:value-type="float" office:value="29765.6756064598" calcext:value-type="float">
            <text:p>29765.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24" calcext:value-type="float">
            <text:p>24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4708.9947155218" calcext:value-type="float">
            <text:p>24708.99</text:p>
          </table:table-cell>
          <table:table-cell office:value-type="float" office:value="50051.9707791102" calcext:value-type="float">
            <text:p>50051.97</text:p>
          </table:table-cell>
          <table:table-cell office:value-type="float" office:value="12174.0628607413" calcext:value-type="float">
            <text:p>12174.06</text:p>
          </table:table-cell>
          <table:table-cell office:value-type="float" office:value="148207806.53728" calcext:value-type="float">
            <text:p>148207806.54</text:p>
          </table:table-cell>
          <table:table-cell office:value-type="float" office:value="20071.0486243639" calcext:value-type="float">
            <text:p>20071.05</text:p>
          </table:table-cell>
          <table:table-cell office:value-type="float" office:value="24708.9947155218" calcext:value-type="float">
            <text:p>24708.99</text:p>
          </table:table-cell>
          <table:table-cell office:value-type="float" office:value="29650.7936586262" calcext:value-type="float">
            <text:p>29650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25" calcext:value-type="float">
            <text:p>25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4966.5675644779" calcext:value-type="float">
            <text:p>24966.57</text:p>
          </table:table-cell>
          <table:table-cell office:value-type="float" office:value="48755.5335607142" calcext:value-type="float">
            <text:p>48755.53</text:p>
          </table:table-cell>
          <table:table-cell office:value-type="float" office:value="11842.4066793216" calcext:value-type="float">
            <text:p>11842.41</text:p>
          </table:table-cell>
          <table:table-cell office:value-type="float" office:value="140242595.95844" calcext:value-type="float">
            <text:p>140242595.96</text:p>
          </table:table-cell>
          <table:table-cell office:value-type="float" office:value="19920.0784087265" calcext:value-type="float">
            <text:p>19920.08</text:p>
          </table:table-cell>
          <table:table-cell office:value-type="float" office:value="24966.5675644779" calcext:value-type="float">
            <text:p>24966.57</text:p>
          </table:table-cell>
          <table:table-cell office:value-type="float" office:value="29959.8810773735" calcext:value-type="float">
            <text:p>29959.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26" calcext:value-type="float">
            <text:p>26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2233.6386455781" calcext:value-type="float">
            <text:p>22233.64</text:p>
          </table:table-cell>
          <table:table-cell office:value-type="float" office:value="46332.3086269577" calcext:value-type="float">
            <text:p>46332.31</text:p>
          </table:table-cell>
          <table:table-cell office:value-type="float" office:value="11242.4471145472" calcext:value-type="float">
            <text:p>11242.45</text:p>
          </table:table-cell>
          <table:table-cell office:value-type="float" office:value="126392617.12339" calcext:value-type="float">
            <text:p>126392617.12</text:p>
          </table:table-cell>
          <table:table-cell office:value-type="float" office:value="18301.5964667243" calcext:value-type="float">
            <text:p>18301.60</text:p>
          </table:table-cell>
          <table:table-cell office:value-type="float" office:value="22233.6386455781" calcext:value-type="float">
            <text:p>22233.64</text:p>
          </table:table-cell>
          <table:table-cell office:value-type="float" office:value="26680.3663746938" calcext:value-type="float">
            <text:p>26680.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27" calcext:value-type="float">
            <text:p>27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2894.7034919517" calcext:value-type="float">
            <text:p>22894.70</text:p>
          </table:table-cell>
          <table:table-cell office:value-type="float" office:value="47872.2519877145" calcext:value-type="float">
            <text:p>47872.25</text:p>
          </table:table-cell>
          <table:table-cell office:value-type="float" office:value="11118.401448332" calcext:value-type="float">
            <text:p>11118.40</text:p>
          </table:table-cell>
          <table:table-cell office:value-type="float" office:value="123618850.766272" calcext:value-type="float">
            <text:p>123618850.77</text:p>
          </table:table-cell>
          <table:table-cell office:value-type="float" office:value="18867.0328318924" calcext:value-type="float">
            <text:p>18867.03</text:p>
          </table:table-cell>
          <table:table-cell office:value-type="float" office:value="22894.7034919517" calcext:value-type="float">
            <text:p>22894.70</text:p>
          </table:table-cell>
          <table:table-cell office:value-type="float" office:value="27473.644190342" calcext:value-type="float">
            <text:p>27473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28" calcext:value-type="float">
            <text:p>28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2467.342385545" calcext:value-type="float">
            <text:p>22467.34</text:p>
          </table:table-cell>
          <table:table-cell office:value-type="float" office:value="48734.033021228" calcext:value-type="float">
            <text:p>48734.03</text:p>
          </table:table-cell>
          <table:table-cell office:value-type="float" office:value="11133.7761540392" calcext:value-type="float">
            <text:p>11133.78</text:p>
          </table:table-cell>
          <table:table-cell office:value-type="float" office:value="123960971.448251" calcext:value-type="float">
            <text:p>123960971.45</text:p>
          </table:table-cell>
          <table:table-cell office:value-type="float" office:value="18781.946891334" calcext:value-type="float">
            <text:p>18781.95</text:p>
          </table:table-cell>
          <table:table-cell office:value-type="float" office:value="22467.342385545" calcext:value-type="float">
            <text:p>22467.34</text:p>
          </table:table-cell>
          <table:table-cell office:value-type="float" office:value="26960.810862654" calcext:value-type="float">
            <text:p>26960.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29" calcext:value-type="float">
            <text:p>29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1896.0909311059" calcext:value-type="float">
            <text:p>21896.09</text:p>
          </table:table-cell>
          <table:table-cell office:value-type="float" office:value="53228.5431574611" calcext:value-type="float">
            <text:p>53228.54</text:p>
          </table:table-cell>
          <table:table-cell office:value-type="float" office:value="11623.6249633568" calcext:value-type="float">
            <text:p>11623.62</text:p>
          </table:table-cell>
          <table:table-cell office:value-type="float" office:value="135108657.288771" calcext:value-type="float">
            <text:p>135108657.29</text:p>
          </table:table-cell>
          <table:table-cell office:value-type="float" office:value="18964.9381145119" calcext:value-type="float">
            <text:p>18964.94</text:p>
          </table:table-cell>
          <table:table-cell office:value-type="float" office:value="21896.0909311059" calcext:value-type="float">
            <text:p>21896.09</text:p>
          </table:table-cell>
          <table:table-cell office:value-type="float" office:value="26275.3091173271" calcext:value-type="float">
            <text:p>26275.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30" calcext:value-type="float">
            <text:p>30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3020.2698341973" calcext:value-type="float">
            <text:p>23020.27</text:p>
          </table:table-cell>
          <table:table-cell office:value-type="float" office:value="53228.5431574611" calcext:value-type="float">
            <text:p>53228.54</text:p>
          </table:table-cell>
          <table:table-cell office:value-type="float" office:value="11715.9301834278" calcext:value-type="float">
            <text:p>11715.93</text:p>
          </table:table-cell>
          <table:table-cell office:value-type="float" office:value="137263020.062955" calcext:value-type="float">
            <text:p>137263020.06</text:p>
          </table:table-cell>
          <table:table-cell office:value-type="float" office:value="19652.6095277889" calcext:value-type="float">
            <text:p>19652.61</text:p>
          </table:table-cell>
          <table:table-cell office:value-type="float" office:value="23020.2698341973" calcext:value-type="float">
            <text:p>23020.27</text:p>
          </table:table-cell>
          <table:table-cell office:value-type="float" office:value="27624.3238010368" calcext:value-type="float">
            <text:p>27624.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31" calcext:value-type="float">
            <text:p>31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2354.9537129807" calcext:value-type="float">
            <text:p>22354.95</text:p>
          </table:table-cell>
          <table:table-cell office:value-type="float" office:value="46359.2567363976" calcext:value-type="float">
            <text:p>46359.26</text:p>
          </table:table-cell>
          <table:table-cell office:value-type="float" office:value="11524.0091498494" calcext:value-type="float">
            <text:p>11524.01</text:p>
          </table:table-cell>
          <table:table-cell office:value-type="float" office:value="132802786.885813" calcext:value-type="float">
            <text:p>132802786.89</text:p>
          </table:table-cell>
          <table:table-cell office:value-type="float" office:value="18363.3187584684" calcext:value-type="float">
            <text:p>18363.32</text:p>
          </table:table-cell>
          <table:table-cell office:value-type="float" office:value="22354.9537129807" calcext:value-type="float">
            <text:p>22354.95</text:p>
          </table:table-cell>
          <table:table-cell office:value-type="float" office:value="26825.9444555769" calcext:value-type="float">
            <text:p>26825.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32" calcext:value-type="float">
            <text:p>32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4428.375246282" calcext:value-type="float">
            <text:p>24428.38</text:p>
          </table:table-cell>
          <table:table-cell office:value-type="float" office:value="52284.2712474619" calcext:value-type="float">
            <text:p>52284.27</text:p>
          </table:table-cell>
          <table:table-cell office:value-type="float" office:value="12268.3889580537" calcext:value-type="float">
            <text:p>12268.39</text:p>
          </table:table-cell>
          <table:table-cell office:value-type="float" office:value="150513367.626093" calcext:value-type="float">
            <text:p>150513367.63</text:p>
          </table:table-cell>
          <table:table-cell office:value-type="float" office:value="20305.9643380011" calcext:value-type="float">
            <text:p>20305.96</text:p>
          </table:table-cell>
          <table:table-cell office:value-type="float" office:value="24428.375246282" calcext:value-type="float">
            <text:p>24428.38</text:p>
          </table:table-cell>
          <table:table-cell office:value-type="float" office:value="29314.0502955384" calcext:value-type="float">
            <text:p>29314.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33" calcext:value-type="float">
            <text:p>33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4647.5897287303" calcext:value-type="float">
            <text:p>24647.59</text:p>
          </table:table-cell>
          <table:table-cell office:value-type="float" office:value="50885.3974069534" calcext:value-type="float">
            <text:p>50885.40</text:p>
          </table:table-cell>
          <table:table-cell office:value-type="float" office:value="12368.9582730732" calcext:value-type="float">
            <text:p>12368.96</text:p>
          </table:table-cell>
          <table:table-cell office:value-type="float" office:value="152991128.761027" calcext:value-type="float">
            <text:p>152991128.76</text:p>
          </table:table-cell>
          <table:table-cell office:value-type="float" office:value="20190.4887007774" calcext:value-type="float">
            <text:p>20190.49</text:p>
          </table:table-cell>
          <table:table-cell office:value-type="float" office:value="24647.5897287303" calcext:value-type="float">
            <text:p>24647.59</text:p>
          </table:table-cell>
          <table:table-cell office:value-type="float" office:value="29577.1076744763" calcext:value-type="float">
            <text:p>29577.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34" calcext:value-type="float">
            <text:p>34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3940.6424438215" calcext:value-type="float">
            <text:p>23940.64</text:p>
          </table:table-cell>
          <table:table-cell office:value-type="float" office:value="51427.1354441467" calcext:value-type="float">
            <text:p>51427.14</text:p>
          </table:table-cell>
          <table:table-cell office:value-type="float" office:value="12399.9261470826" calcext:value-type="float">
            <text:p>12399.93</text:p>
          </table:table-cell>
          <table:table-cell office:value-type="float" office:value="153758168.453102" calcext:value-type="float">
            <text:p>153758168.45</text:p>
          </table:table-cell>
          <table:table-cell office:value-type="float" office:value="19931.2048991796" calcext:value-type="float">
            <text:p>19931.20</text:p>
          </table:table-cell>
          <table:table-cell office:value-type="float" office:value="23940.6424438216" calcext:value-type="float">
            <text:p>23940.64</text:p>
          </table:table-cell>
          <table:table-cell office:value-type="float" office:value="28728.7709325859" calcext:value-type="float">
            <text:p>28728.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35" calcext:value-type="float">
            <text:p>35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3898.6822211523" calcext:value-type="float">
            <text:p>23898.68</text:p>
          </table:table-cell>
          <table:table-cell office:value-type="float" office:value="53828.859838417" calcext:value-type="float">
            <text:p>53828.86</text:p>
          </table:table-cell>
          <table:table-cell office:value-type="float" office:value="12172.5744027526" calcext:value-type="float">
            <text:p>12172.57</text:p>
          </table:table-cell>
          <table:table-cell office:value-type="float" office:value="148171567.590547" calcext:value-type="float">
            <text:p>148171567.59</text:p>
          </table:table-cell>
          <table:table-cell office:value-type="float" office:value="20229.7543206087" calcext:value-type="float">
            <text:p>20229.75</text:p>
          </table:table-cell>
          <table:table-cell office:value-type="float" office:value="23898.6822211524" calcext:value-type="float">
            <text:p>23898.68</text:p>
          </table:table-cell>
          <table:table-cell office:value-type="float" office:value="28678.4186653828" calcext:value-type="float">
            <text:p>28678.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36" calcext:value-type="float">
            <text:p>36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3534.7417372875" calcext:value-type="float">
            <text:p>23534.74</text:p>
          </table:table-cell>
          <table:table-cell office:value-type="float" office:value="53551.9707791102" calcext:value-type="float">
            <text:p>53551.97</text:p>
          </table:table-cell>
          <table:table-cell office:value-type="float" office:value="11403.0695472654" calcext:value-type="float">
            <text:p>11403.07</text:p>
          </table:table-cell>
          <table:table-cell office:value-type="float" office:value="130029995.099772" calcext:value-type="float">
            <text:p>130029995.10</text:p>
          </table:table-cell>
          <table:table-cell office:value-type="float" office:value="19989.2329113714" calcext:value-type="float">
            <text:p>19989.23</text:p>
          </table:table-cell>
          <table:table-cell office:value-type="float" office:value="23534.7417372875" calcext:value-type="float">
            <text:p>23534.74</text:p>
          </table:table-cell>
          <table:table-cell office:value-type="float" office:value="28241.690084745" calcext:value-type="float">
            <text:p>28241.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37" calcext:value-type="float">
            <text:p>37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1829.5792325415" calcext:value-type="float">
            <text:p>21829.58</text:p>
          </table:table-cell>
          <table:table-cell office:value-type="float" office:value="47378.2087003595" calcext:value-type="float">
            <text:p>47378.21</text:p>
          </table:table-cell>
          <table:table-cell office:value-type="float" office:value="11504.6043198864" calcext:value-type="float">
            <text:p>11504.60</text:p>
          </table:table-cell>
          <table:table-cell office:value-type="float" office:value="132355920.557148" calcext:value-type="float">
            <text:p>132355920.56</text:p>
          </table:table-cell>
          <table:table-cell office:value-type="float" office:value="18257.1431116536" calcext:value-type="float">
            <text:p>18257.14</text:p>
          </table:table-cell>
          <table:table-cell office:value-type="float" office:value="21829.5792325415" calcext:value-type="float">
            <text:p>21829.58</text:p>
          </table:table-cell>
          <table:table-cell office:value-type="float" office:value="26195.4950790498" calcext:value-type="float">
            <text:p>26195.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38" calcext:value-type="float">
            <text:p>38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2422.9377284912" calcext:value-type="float">
            <text:p>22422.94</text:p>
          </table:table-cell>
          <table:table-cell office:value-type="float" office:value="49941.1254969543" calcext:value-type="float">
            <text:p>49941.13</text:p>
          </table:table-cell>
          <table:table-cell office:value-type="float" office:value="10970.5316312773" calcext:value-type="float">
            <text:p>10970.53</text:p>
          </table:table-cell>
          <table:table-cell office:value-type="float" office:value="120352564.272856" calcext:value-type="float">
            <text:p>120352564.27</text:p>
          </table:table-cell>
          <table:table-cell office:value-type="float" office:value="18919.2320141438" calcext:value-type="float">
            <text:p>18919.23</text:p>
          </table:table-cell>
          <table:table-cell office:value-type="float" office:value="22422.9377284912" calcext:value-type="float">
            <text:p>22422.94</text:p>
          </table:table-cell>
          <table:table-cell office:value-type="float" office:value="26907.5252741894" calcext:value-type="float">
            <text:p>26907.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39" calcext:value-type="float">
            <text:p>39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3557.4541054636" calcext:value-type="float">
            <text:p>23557.45</text:p>
          </table:table-cell>
          <table:table-cell office:value-type="float" office:value="60944.4169508928" calcext:value-type="float">
            <text:p>60944.42</text:p>
          </table:table-cell>
          <table:table-cell office:value-type="float" office:value="12683.7539692907" calcext:value-type="float">
            <text:p>12683.75</text:p>
          </table:table-cell>
          <table:table-cell office:value-type="float" office:value="160877614.753496" calcext:value-type="float">
            <text:p>160877614.75</text:p>
          </table:table-cell>
          <table:table-cell office:value-type="float" office:value="20705.1452865528" calcext:value-type="float">
            <text:p>20705.15</text:p>
          </table:table-cell>
          <table:table-cell office:value-type="float" office:value="23557.4541054636" calcext:value-type="float">
            <text:p>23557.45</text:p>
          </table:table-cell>
          <table:table-cell office:value-type="float" office:value="28268.9449265563" calcext:value-type="float">
            <text:p>28268.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40" calcext:value-type="float">
            <text:p>40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3374.9089974759" calcext:value-type="float">
            <text:p>23374.91</text:p>
          </table:table-cell>
          <table:table-cell office:value-type="float" office:value="52832.2943214974" calcext:value-type="float">
            <text:p>52832.29</text:p>
          </table:table-cell>
          <table:table-cell office:value-type="float" office:value="12666.8412877974" calcext:value-type="float">
            <text:p>12666.84</text:p>
          </table:table-cell>
          <table:table-cell office:value-type="float" office:value="160448868.210249" calcext:value-type="float">
            <text:p>160448868.21</text:p>
          </table:table-cell>
          <table:table-cell office:value-type="float" office:value="19811.8151246095" calcext:value-type="float">
            <text:p>19811.82</text:p>
          </table:table-cell>
          <table:table-cell office:value-type="float" office:value="23374.9089974759" calcext:value-type="float">
            <text:p>23374.91</text:p>
          </table:table-cell>
          <table:table-cell office:value-type="float" office:value="28049.8907969711" calcext:value-type="float">
            <text:p>28049.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41" calcext:value-type="float">
            <text:p>41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2099.5317360658" calcext:value-type="float">
            <text:p>22099.53</text:p>
          </table:table-cell>
          <table:table-cell office:value-type="float" office:value="52368.0660424559" calcext:value-type="float">
            <text:p>52368.07</text:p>
          </table:table-cell>
          <table:table-cell office:value-type="float" office:value="12765.4979507115" calcext:value-type="float">
            <text:p>12765.50</text:p>
          </table:table-cell>
          <table:table-cell office:value-type="float" office:value="162957937.929619" calcext:value-type="float">
            <text:p>162957937.93</text:p>
          </table:table-cell>
          <table:table-cell office:value-type="float" office:value="19007.3567369212" calcext:value-type="float">
            <text:p>19007.36</text:p>
          </table:table-cell>
          <table:table-cell office:value-type="float" office:value="22099.5317360658" calcext:value-type="float">
            <text:p>22099.53</text:p>
          </table:table-cell>
          <table:table-cell office:value-type="float" office:value="26519.438083279" calcext:value-type="float">
            <text:p>26519.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42" calcext:value-type="float">
            <text:p>42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2034.543884609" calcext:value-type="float">
            <text:p>22034.54</text:p>
          </table:table-cell>
          <table:table-cell office:value-type="float" office:value="56124.6117974981" calcext:value-type="float">
            <text:p>56124.61</text:p>
          </table:table-cell>
          <table:table-cell office:value-type="float" office:value="13430.5532238803" calcext:value-type="float">
            <text:p>13430.55</text:p>
          </table:table-cell>
          <table:table-cell office:value-type="float" office:value="180379759.899481" calcext:value-type="float">
            <text:p>180379759.90</text:p>
          </table:table-cell>
          <table:table-cell office:value-type="float" office:value="19305.4799773486" calcext:value-type="float">
            <text:p>19305.48</text:p>
          </table:table-cell>
          <table:table-cell office:value-type="float" office:value="22034.543884609" calcext:value-type="float">
            <text:p>22034.54</text:p>
          </table:table-cell>
          <table:table-cell office:value-type="float" office:value="26441.4526615308" calcext:value-type="float">
            <text:p>26441.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43" calcext:value-type="float">
            <text:p>43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1693.3407271983" calcext:value-type="float">
            <text:p>21693.34</text:p>
          </table:table-cell>
          <table:table-cell office:value-type="float" office:value="48030.5842326874" calcext:value-type="float">
            <text:p>48030.58</text:p>
          </table:table-cell>
          <table:table-cell office:value-type="float" office:value="11809.4080450573" calcext:value-type="float">
            <text:p>11809.41</text:p>
          </table:table-cell>
          <table:table-cell office:value-type="float" office:value="139462118.374665" calcext:value-type="float">
            <text:p>139462118.37</text:p>
          </table:table-cell>
          <table:table-cell office:value-type="float" office:value="18271.8367657008" calcext:value-type="float">
            <text:p>18271.84</text:p>
          </table:table-cell>
          <table:table-cell office:value-type="float" office:value="21693.3407271983" calcext:value-type="float">
            <text:p>21693.34</text:p>
          </table:table-cell>
          <table:table-cell office:value-type="float" office:value="26032.008872638" calcext:value-type="float">
            <text:p>26032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44" calcext:value-type="float">
            <text:p>44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1304.4292233585" calcext:value-type="float">
            <text:p>21304.43</text:p>
          </table:table-cell>
          <table:table-cell office:value-type="float" office:value="40656.3232374026" calcext:value-type="float">
            <text:p>40656.32</text:p>
          </table:table-cell>
          <table:table-cell office:value-type="float" office:value="10729.736698343" calcext:value-type="float">
            <text:p>10729.74</text:p>
          </table:table-cell>
          <table:table-cell office:value-type="float" office:value="115127249.61577" calcext:value-type="float">
            <text:p>115127249.62</text:p>
          </table:table-cell>
          <table:table-cell office:value-type="float" office:value="16816.9946749354" calcext:value-type="float">
            <text:p>16816.99</text:p>
          </table:table-cell>
          <table:table-cell office:value-type="float" office:value="21304.4292233585" calcext:value-type="float">
            <text:p>21304.43</text:p>
          </table:table-cell>
          <table:table-cell office:value-type="float" office:value="25565.3150680302" calcext:value-type="float">
            <text:p>25565.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45" calcext:value-type="float">
            <text:p>45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0953.8844156509" calcext:value-type="float">
            <text:p>20953.88</text:p>
          </table:table-cell>
          <table:table-cell office:value-type="float" office:value="41001.718247416" calcext:value-type="float">
            <text:p>41001.72</text:p>
          </table:table-cell>
          <table:table-cell office:value-type="float" office:value="10454.3231482898" calcext:value-type="float">
            <text:p>10454.32</text:p>
          </table:table-cell>
          <table:table-cell office:value-type="float" office:value="109292872.488868" calcext:value-type="float">
            <text:p>109292872.49</text:p>
          </table:table-cell>
          <table:table-cell office:value-type="float" office:value="16766.7774639375" calcext:value-type="float">
            <text:p>16766.78</text:p>
          </table:table-cell>
          <table:table-cell office:value-type="float" office:value="20953.8844156509" calcext:value-type="float">
            <text:p>20953.88</text:p>
          </table:table-cell>
          <table:table-cell office:value-type="float" office:value="25144.661298781" calcext:value-type="float">
            <text:p>25144.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46" calcext:value-type="float">
            <text:p>46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1753.5260157371" calcext:value-type="float">
            <text:p>21753.53</text:p>
          </table:table-cell>
          <table:table-cell office:value-type="float" office:value="47313.7084989848" calcext:value-type="float">
            <text:p>47313.71</text:p>
          </table:table-cell>
          <table:table-cell office:value-type="float" office:value="11455.8259607354" calcext:value-type="float">
            <text:p>11455.83</text:p>
          </table:table-cell>
          <table:table-cell office:value-type="float" office:value="131235948.442658" calcext:value-type="float">
            <text:p>131235948.44</text:p>
          </table:table-cell>
          <table:table-cell office:value-type="float" office:value="18207.9786401566" calcext:value-type="float">
            <text:p>18207.98</text:p>
          </table:table-cell>
          <table:table-cell office:value-type="float" office:value="21753.5260157371" calcext:value-type="float">
            <text:p>21753.53</text:p>
          </table:table-cell>
          <table:table-cell office:value-type="float" office:value="26104.2312188846" calcext:value-type="float">
            <text:p>26104.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47" calcext:value-type="float">
            <text:p>47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2735.2558355146" calcext:value-type="float">
            <text:p>22735.26</text:p>
          </table:table-cell>
          <table:table-cell office:value-type="float" office:value="60914.839757605" calcext:value-type="float">
            <text:p>60914.84</text:p>
          </table:table-cell>
          <table:table-cell office:value-type="float" office:value="12466.0900482448" calcext:value-type="float">
            <text:p>12466.09</text:p>
          </table:table-cell>
          <table:table-cell office:value-type="float" office:value="155403401.090948" calcext:value-type="float">
            <text:p>155403401.09</text:p>
          </table:table-cell>
          <table:table-cell office:value-type="float" office:value="20137.5668608" calcext:value-type="float">
            <text:p>20137.57</text:p>
          </table:table-cell>
          <table:table-cell office:value-type="float" office:value="22735.2558355147" calcext:value-type="float">
            <text:p>22735.26</text:p>
          </table:table-cell>
          <table:table-cell office:value-type="float" office:value="27282.3070026176" calcext:value-type="float">
            <text:p>27282.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48" calcext:value-type="float">
            <text:p>48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4242.3308990304" calcext:value-type="float">
            <text:p>24242.33</text:p>
          </table:table-cell>
          <table:table-cell office:value-type="float" office:value="60914.839757605" calcext:value-type="float">
            <text:p>60914.84</text:p>
          </table:table-cell>
          <table:table-cell office:value-type="float" office:value="12273.1241574197" calcext:value-type="float">
            <text:p>12273.12</text:p>
          </table:table-cell>
          <table:table-cell office:value-type="float" office:value="150629576.583439" calcext:value-type="float">
            <text:p>150629576.58</text:p>
          </table:table-cell>
          <table:table-cell office:value-type="float" office:value="21159.3663383755" calcext:value-type="float">
            <text:p>21159.37</text:p>
          </table:table-cell>
          <table:table-cell office:value-type="float" office:value="24242.3308990304" calcext:value-type="float">
            <text:p>24242.33</text:p>
          </table:table-cell>
          <table:table-cell office:value-type="float" office:value="29090.7970788365" calcext:value-type="float">
            <text:p>29090.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49" calcext:value-type="float">
            <text:p>49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5408.3713933537" calcext:value-type="float">
            <text:p>25408.37</text:p>
          </table:table-cell>
          <table:table-cell office:value-type="float" office:value="48232.2943214974" calcext:value-type="float">
            <text:p>48232.29</text:p>
          </table:table-cell>
          <table:table-cell office:value-type="float" office:value="11398.971353223" calcext:value-type="float">
            <text:p>11398.97</text:p>
          </table:table-cell>
          <table:table-cell office:value-type="float" office:value="129936547.911598" calcext:value-type="float">
            <text:p>129936547.91</text:p>
          </table:table-cell>
          <table:table-cell office:value-type="float" office:value="19956.9159684248" calcext:value-type="float">
            <text:p>19956.92</text:p>
          </table:table-cell>
          <table:table-cell office:value-type="float" office:value="25408.3713933537" calcext:value-type="float">
            <text:p>25408.37</text:p>
          </table:table-cell>
          <table:table-cell office:value-type="float" office:value="30490.0456720244" calcext:value-type="float">
            <text:p>30490.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0" calcext:value-type="float">
            <text:p>0</text:p>
          </table:table-cell>
          <table:table-cell office:value-type="float" office:value="1188.63495173727" calcext:value-type="float">
            <text:p>1188.63</text:p>
          </table:table-cell>
          <table:table-cell office:value-type="float" office:value="34325.2715727806" calcext:value-type="float">
            <text:p>34325.27</text:p>
          </table:table-cell>
          <table:table-cell office:value-type="float" office:value="65414.839757605" calcext:value-type="float">
            <text:p>65414.84</text:p>
          </table:table-cell>
          <table:table-cell office:value-type="float" office:value="13796.59908928" calcext:value-type="float">
            <text:p>13796.60</text:p>
          </table:table-cell>
          <table:table-cell office:value-type="float" office:value="190346146.430321" calcext:value-type="float">
            <text:p>190346146.43</text:p>
          </table:table-cell>
          <table:table-cell office:value-type="float" office:value="27008.1930963992" calcext:value-type="float">
            <text:p>27008.19</text:p>
          </table:table-cell>
          <table:table-cell office:value-type="float" office:value="34325.2715727806" calcext:value-type="float">
            <text:p>34325.27</text:p>
          </table:table-cell>
          <table:table-cell office:value-type="float" office:value="41190.3258873367" calcext:value-type="float">
            <text:p>41190.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1" calcext:value-type="float">
            <text:p>1</text:p>
          </table:table-cell>
          <table:table-cell office:value-type="float" office:value="1188.63495173727" calcext:value-type="float">
            <text:p>1188.63</text:p>
          </table:table-cell>
          <table:table-cell office:value-type="float" office:value="32044.1976658984" calcext:value-type="float">
            <text:p>32044.20</text:p>
          </table:table-cell>
          <table:table-cell office:value-type="float" office:value="55850.9606523335" calcext:value-type="float">
            <text:p>55850.96</text:p>
          </table:table-cell>
          <table:table-cell office:value-type="float" office:value="13594.7969440457" calcext:value-type="float">
            <text:p>13594.80</text:p>
          </table:table-cell>
          <table:table-cell office:value-type="float" office:value="184818503.949833" calcext:value-type="float">
            <text:p>184818503.95</text:p>
          </table:table-cell>
          <table:table-cell office:value-type="float" office:value="23737.8037956483" calcext:value-type="float">
            <text:p>23737.80</text:p>
          </table:table-cell>
          <table:table-cell office:value-type="float" office:value="32044.1976658984" calcext:value-type="float">
            <text:p>32044.20</text:p>
          </table:table-cell>
          <table:table-cell office:value-type="float" office:value="38453.037199078" calcext:value-type="float">
            <text:p>38453.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2" calcext:value-type="float">
            <text:p>2</text:p>
          </table:table-cell>
          <table:table-cell office:value-type="float" office:value="1188.63495173727" calcext:value-type="float">
            <text:p>1188.63</text:p>
          </table:table-cell>
          <table:table-cell office:value-type="float" office:value="29824.6184368624" calcext:value-type="float">
            <text:p>29824.62</text:p>
          </table:table-cell>
          <table:table-cell office:value-type="float" office:value="52951.4657157219" calcext:value-type="float">
            <text:p>52951.47</text:p>
          </table:table-cell>
          <table:table-cell office:value-type="float" office:value="13273.3052782875" calcext:value-type="float">
            <text:p>13273.31</text:p>
          </table:table-cell>
          <table:table-cell office:value-type="float" office:value="176180633.010615" calcext:value-type="float">
            <text:p>176180633.01</text:p>
          </table:table-cell>
          <table:table-cell office:value-type="float" office:value="22438.7670866107" calcext:value-type="float">
            <text:p>22438.77</text:p>
          </table:table-cell>
          <table:table-cell office:value-type="float" office:value="29824.6184368624" calcext:value-type="float">
            <text:p>29824.62</text:p>
          </table:table-cell>
          <table:table-cell office:value-type="float" office:value="35789.5421242349" calcext:value-type="float">
            <text:p>35789.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3" calcext:value-type="float">
            <text:p>3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9158.5279268327" calcext:value-type="float">
            <text:p>29158.53</text:p>
          </table:table-cell>
          <table:table-cell office:value-type="float" office:value="58018.1500214648" calcext:value-type="float">
            <text:p>58018.15</text:p>
          </table:table-cell>
          <table:table-cell office:value-type="float" office:value="13861.5711496697" calcext:value-type="float">
            <text:p>13861.57</text:p>
          </table:table-cell>
          <table:table-cell office:value-type="float" office:value="192143154.737356" calcext:value-type="float">
            <text:p>192143154.74</text:p>
          </table:table-cell>
          <table:table-cell office:value-type="float" office:value="23469.7967160263" calcext:value-type="float">
            <text:p>23469.80</text:p>
          </table:table-cell>
          <table:table-cell office:value-type="float" office:value="29158.5279268327" calcext:value-type="float">
            <text:p>29158.53</text:p>
          </table:table-cell>
          <table:table-cell office:value-type="float" office:value="34990.2335121992" calcext:value-type="float">
            <text:p>34990.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4" calcext:value-type="float">
            <text:p>4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7021.6421401724" calcext:value-type="float">
            <text:p>27021.64</text:p>
          </table:table-cell>
          <table:table-cell office:value-type="float" office:value="58018.1500214648" calcext:value-type="float">
            <text:p>58018.15</text:p>
          </table:table-cell>
          <table:table-cell office:value-type="float" office:value="12942.640987866" calcext:value-type="float">
            <text:p>12942.64</text:p>
          </table:table-cell>
          <table:table-cell office:value-type="float" office:value="167511955.74079" calcext:value-type="float">
            <text:p>167511955.74</text:p>
          </table:table-cell>
          <table:table-cell office:value-type="float" office:value="22485.8200524309" calcext:value-type="float">
            <text:p>22485.82</text:p>
          </table:table-cell>
          <table:table-cell office:value-type="float" office:value="27021.6421401724" calcext:value-type="float">
            <text:p>27021.64</text:p>
          </table:table-cell>
          <table:table-cell office:value-type="float" office:value="32425.9705682069" calcext:value-type="float">
            <text:p>32425.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5" calcext:value-type="float">
            <text:p>5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7126.5050447053" calcext:value-type="float">
            <text:p>27126.51</text:p>
          </table:table-cell>
          <table:table-cell office:value-type="float" office:value="55352.533858856" calcext:value-type="float">
            <text:p>55352.53</text:p>
          </table:table-cell>
          <table:table-cell office:value-type="float" office:value="13410.7119291908" calcext:value-type="float">
            <text:p>13410.71</text:p>
          </table:table-cell>
          <table:table-cell office:value-type="float" office:value="179847194.44774" calcext:value-type="float">
            <text:p>179847194.45</text:p>
          </table:table-cell>
          <table:table-cell office:value-type="float" office:value="22105.9913699736" calcext:value-type="float">
            <text:p>22105.99</text:p>
          </table:table-cell>
          <table:table-cell office:value-type="float" office:value="27126.5050447053" calcext:value-type="float">
            <text:p>27126.51</text:p>
          </table:table-cell>
          <table:table-cell office:value-type="float" office:value="32551.8060536464" calcext:value-type="float">
            <text:p>32551.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6" calcext:value-type="float">
            <text:p>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3050.791809932" calcext:value-type="float">
            <text:p>23050.79</text:p>
          </table:table-cell>
          <table:table-cell office:value-type="float" office:value="59852.533858856" calcext:value-type="float">
            <text:p>59852.53</text:p>
          </table:table-cell>
          <table:table-cell office:value-type="float" office:value="13156.0729072342" calcext:value-type="float">
            <text:p>13156.07</text:p>
          </table:table-cell>
          <table:table-cell office:value-type="float" office:value="173082254.340461" calcext:value-type="float">
            <text:p>173082254.34</text:p>
          </table:table-cell>
          <table:table-cell office:value-type="float" office:value="20268.6214774667" calcext:value-type="float">
            <text:p>20268.62</text:p>
          </table:table-cell>
          <table:table-cell office:value-type="float" office:value="23050.791809932" calcext:value-type="float">
            <text:p>23050.79</text:p>
          </table:table-cell>
          <table:table-cell office:value-type="float" office:value="27660.9501719183" calcext:value-type="float">
            <text:p>27660.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7" calcext:value-type="float">
            <text:p>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3663.9474464978" calcext:value-type="float">
            <text:p>23663.95</text:p>
          </table:table-cell>
          <table:table-cell office:value-type="float" office:value="47545.3980694907" calcext:value-type="float">
            <text:p>47545.40</text:p>
          </table:table-cell>
          <table:table-cell office:value-type="float" office:value="12383.2171477757" calcext:value-type="float">
            <text:p>12383.22</text:p>
          </table:table-cell>
          <table:table-cell office:value-type="float" office:value="153344066.928966" calcext:value-type="float">
            <text:p>153344066.93</text:p>
          </table:table-cell>
          <table:table-cell office:value-type="float" office:value="19141.0140073015" calcext:value-type="float">
            <text:p>19141.01</text:p>
          </table:table-cell>
          <table:table-cell office:value-type="float" office:value="23663.9474464978" calcext:value-type="float">
            <text:p>23663.95</text:p>
          </table:table-cell>
          <table:table-cell office:value-type="float" office:value="28396.7369357974" calcext:value-type="float">
            <text:p>28396.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8" calcext:value-type="float">
            <text:p>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2430.4534493816" calcext:value-type="float">
            <text:p>22430.45</text:p>
          </table:table-cell>
          <table:table-cell office:value-type="float" office:value="47545.3980694907" calcext:value-type="float">
            <text:p>47545.40</text:p>
          </table:table-cell>
          <table:table-cell office:value-type="float" office:value="11663.5055322936" calcext:value-type="float">
            <text:p>11663.51</text:p>
          </table:table-cell>
          <table:table-cell office:value-type="float" office:value="136037361.301843" calcext:value-type="float">
            <text:p>136037361.30</text:p>
          </table:table-cell>
          <table:table-cell office:value-type="float" office:value="18574.1695777083" calcext:value-type="float">
            <text:p>18574.17</text:p>
          </table:table-cell>
          <table:table-cell office:value-type="float" office:value="22430.4534493816" calcext:value-type="float">
            <text:p>22430.45</text:p>
          </table:table-cell>
          <table:table-cell office:value-type="float" office:value="26916.544139258" calcext:value-type="float">
            <text:p>26916.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9" calcext:value-type="float">
            <text:p>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3310.4062835017" calcext:value-type="float">
            <text:p>23310.41</text:p>
          </table:table-cell>
          <table:table-cell office:value-type="float" office:value="48030.5842326874" calcext:value-type="float">
            <text:p>48030.58</text:p>
          </table:table-cell>
          <table:table-cell office:value-type="float" office:value="12149.8614509948" calcext:value-type="float">
            <text:p>12149.86</text:p>
          </table:table-cell>
          <table:table-cell office:value-type="float" office:value="147619133.278369" calcext:value-type="float">
            <text:p>147619133.28</text:p>
          </table:table-cell>
          <table:table-cell office:value-type="float" office:value="19072.886889353" calcext:value-type="float">
            <text:p>19072.89</text:p>
          </table:table-cell>
          <table:table-cell office:value-type="float" office:value="23310.4062835017" calcext:value-type="float">
            <text:p>23310.41</text:p>
          </table:table-cell>
          <table:table-cell office:value-type="float" office:value="27972.4875402021" calcext:value-type="float">
            <text:p>27972.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10" calcext:value-type="float">
            <text:p>1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149.324353501" calcext:value-type="float">
            <text:p>20149.32</text:p>
          </table:table-cell>
          <table:table-cell office:value-type="float" office:value="44501.718247416" calcext:value-type="float">
            <text:p>44501.72</text:p>
          </table:table-cell>
          <table:table-cell office:value-type="float" office:value="11378.7727457317" calcext:value-type="float">
            <text:p>11378.77</text:p>
          </table:table-cell>
          <table:table-cell office:value-type="float" office:value="129476469.199007" calcext:value-type="float">
            <text:p>129476469.20</text:p>
          </table:table-cell>
          <table:table-cell office:value-type="float" office:value="16954.2282017834" calcext:value-type="float">
            <text:p>16954.23</text:p>
          </table:table-cell>
          <table:table-cell office:value-type="float" office:value="20149.324353501" calcext:value-type="float">
            <text:p>20149.32</text:p>
          </table:table-cell>
          <table:table-cell office:value-type="float" office:value="24179.1892242012" calcext:value-type="float">
            <text:p>24179.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11" calcext:value-type="float">
            <text:p>1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2455.6878071842" calcext:value-type="float">
            <text:p>22455.69</text:p>
          </table:table-cell>
          <table:table-cell office:value-type="float" office:value="45327.9561686653" calcext:value-type="float">
            <text:p>45327.96</text:p>
          </table:table-cell>
          <table:table-cell office:value-type="float" office:value="12424.3875649812" calcext:value-type="float">
            <text:p>12424.39</text:p>
          </table:table-cell>
          <table:table-cell office:value-type="float" office:value="154365406.36486" calcext:value-type="float">
            <text:p>154365406.36</text:p>
          </table:table-cell>
          <table:table-cell office:value-type="float" office:value="18211.5681428561" calcext:value-type="float">
            <text:p>18211.57</text:p>
          </table:table-cell>
          <table:table-cell office:value-type="float" office:value="22455.6878071842" calcext:value-type="float">
            <text:p>22455.69</text:p>
          </table:table-cell>
          <table:table-cell office:value-type="float" office:value="26946.825368621" calcext:value-type="float">
            <text:p>26946.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12" calcext:value-type="float">
            <text:p>1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552.0967414994" calcext:value-type="float">
            <text:p>20552.10</text:p>
          </table:table-cell>
          <table:table-cell office:value-type="float" office:value="43652.4758424985" calcext:value-type="float">
            <text:p>43652.48</text:p>
          </table:table-cell>
          <table:table-cell office:value-type="float" office:value="11696.8038959364" calcext:value-type="float">
            <text:p>11696.80</text:p>
          </table:table-cell>
          <table:table-cell office:value-type="float" office:value="136815221.379993" calcext:value-type="float">
            <text:p>136815221.38</text:p>
          </table:table-cell>
          <table:table-cell office:value-type="float" office:value="17044.8321586366" calcext:value-type="float">
            <text:p>17044.83</text:p>
          </table:table-cell>
          <table:table-cell office:value-type="float" office:value="20552.0967414994" calcext:value-type="float">
            <text:p>20552.10</text:p>
          </table:table-cell>
          <table:table-cell office:value-type="float" office:value="24662.5160897993" calcext:value-type="float">
            <text:p>24662.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13" calcext:value-type="float">
            <text:p>1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568.9316945941" calcext:value-type="float">
            <text:p>20568.93</text:p>
          </table:table-cell>
          <table:table-cell office:value-type="float" office:value="52887.9292401078" calcext:value-type="float">
            <text:p>52887.93</text:p>
          </table:table-cell>
          <table:table-cell office:value-type="float" office:value="12372.7743813996" calcext:value-type="float">
            <text:p>12372.77</text:p>
          </table:table-cell>
          <table:table-cell office:value-type="float" office:value="153085545.893017" calcext:value-type="float">
            <text:p>153085545.89</text:p>
          </table:table-cell>
          <table:table-cell office:value-type="float" office:value="18057.8772469268" calcext:value-type="float">
            <text:p>18057.88</text:p>
          </table:table-cell>
          <table:table-cell office:value-type="float" office:value="20568.9316945941" calcext:value-type="float">
            <text:p>20568.93</text:p>
          </table:table-cell>
          <table:table-cell office:value-type="float" office:value="24682.7180335129" calcext:value-type="float">
            <text:p>24682.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14" calcext:value-type="float">
            <text:p>1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1163.0295314254" calcext:value-type="float">
            <text:p>21163.03</text:p>
          </table:table-cell>
          <table:table-cell office:value-type="float" office:value="54146.5242289822" calcext:value-type="float">
            <text:p>54146.52</text:p>
          </table:table-cell>
          <table:table-cell office:value-type="float" office:value="13340.9951688019" calcext:value-type="float">
            <text:p>13341.00</text:p>
          </table:table-cell>
          <table:table-cell office:value-type="float" office:value="177982152.093994" calcext:value-type="float">
            <text:p>177982152.09</text:p>
          </table:table-cell>
          <table:table-cell office:value-type="float" office:value="18555.2598097445" calcext:value-type="float">
            <text:p>18555.26</text:p>
          </table:table-cell>
          <table:table-cell office:value-type="float" office:value="21163.0295314254" calcext:value-type="float">
            <text:p>21163.03</text:p>
          </table:table-cell>
          <table:table-cell office:value-type="float" office:value="25395.6354377105" calcext:value-type="float">
            <text:p>25395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15" calcext:value-type="float">
            <text:p>1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3224.03466706" calcext:value-type="float">
            <text:p>23224.03</text:p>
          </table:table-cell>
          <table:table-cell office:value-type="float" office:value="52515.9608179678" calcext:value-type="float">
            <text:p>52515.96</text:p>
          </table:table-cell>
          <table:table-cell office:value-type="float" office:value="13791.5362855116" calcext:value-type="float">
            <text:p>13791.54</text:p>
          </table:table-cell>
          <table:table-cell office:value-type="float" office:value="190206473.114583" calcext:value-type="float">
            <text:p>190206473.11</text:p>
          </table:table-cell>
          <table:table-cell office:value-type="float" office:value="19674.8342164516" calcext:value-type="float">
            <text:p>19674.83</text:p>
          </table:table-cell>
          <table:table-cell office:value-type="float" office:value="23224.03466706" calcext:value-type="float">
            <text:p>23224.03</text:p>
          </table:table-cell>
          <table:table-cell office:value-type="float" office:value="27868.841600472" calcext:value-type="float">
            <text:p>27868.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16" calcext:value-type="float">
            <text:p>1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3948.5138289785" calcext:value-type="float">
            <text:p>23948.51</text:p>
          </table:table-cell>
          <table:table-cell office:value-type="float" office:value="52489.6699794899" calcext:value-type="float">
            <text:p>52489.67</text:p>
          </table:table-cell>
          <table:table-cell office:value-type="float" office:value="13433.7257355491" calcext:value-type="float">
            <text:p>13433.73</text:p>
          </table:table-cell>
          <table:table-cell office:value-type="float" office:value="180464987.137954" calcext:value-type="float">
            <text:p>180464987.14</text:p>
          </table:table-cell>
          <table:table-cell office:value-type="float" office:value="20070.7415291271" calcext:value-type="float">
            <text:p>20070.74</text:p>
          </table:table-cell>
          <table:table-cell office:value-type="float" office:value="23948.5138289785" calcext:value-type="float">
            <text:p>23948.51</text:p>
          </table:table-cell>
          <table:table-cell office:value-type="float" office:value="28738.2165947742" calcext:value-type="float">
            <text:p>28738.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17" calcext:value-type="float">
            <text:p>1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5611.0478073906" calcext:value-type="float">
            <text:p>25611.05</text:p>
          </table:table-cell>
          <table:table-cell office:value-type="float" office:value="59090.7961389814" calcext:value-type="float">
            <text:p>59090.80</text:p>
          </table:table-cell>
          <table:table-cell office:value-type="float" office:value="13826.0936673269" calcext:value-type="float">
            <text:p>13826.09</text:p>
          </table:table-cell>
          <table:table-cell office:value-type="float" office:value="191160866.097698" calcext:value-type="float">
            <text:p>191160866.10</text:p>
          </table:table-cell>
          <table:table-cell office:value-type="float" office:value="21821.4369600886" calcext:value-type="float">
            <text:p>21821.44</text:p>
          </table:table-cell>
          <table:table-cell office:value-type="float" office:value="25611.0478073906" calcext:value-type="float">
            <text:p>25611.05</text:p>
          </table:table-cell>
          <table:table-cell office:value-type="float" office:value="30733.2573688688" calcext:value-type="float">
            <text:p>30733.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18" calcext:value-type="float">
            <text:p>1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4403.3457682375" calcext:value-type="float">
            <text:p>24403.35</text:p>
          </table:table-cell>
          <table:table-cell office:value-type="float" office:value="53518.1500214648" calcext:value-type="float">
            <text:p>53518.15</text:p>
          </table:table-cell>
          <table:table-cell office:value-type="float" office:value="13629.2643176431" calcext:value-type="float">
            <text:p>13629.26</text:p>
          </table:table-cell>
          <table:table-cell office:value-type="float" office:value="185756845.840181" calcext:value-type="float">
            <text:p>185756845.84</text:p>
          </table:table-cell>
          <table:table-cell office:value-type="float" office:value="20453.5353323498" calcext:value-type="float">
            <text:p>20453.54</text:p>
          </table:table-cell>
          <table:table-cell office:value-type="float" office:value="24403.3457682375" calcext:value-type="float">
            <text:p>24403.35</text:p>
          </table:table-cell>
          <table:table-cell office:value-type="float" office:value="29284.0149218849" calcext:value-type="float">
            <text:p>29284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19" calcext:value-type="float">
            <text:p>1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1649.6803421376" calcext:value-type="float">
            <text:p>21649.68</text:p>
          </table:table-cell>
          <table:table-cell office:value-type="float" office:value="48030.5842326874" calcext:value-type="float">
            <text:p>48030.58</text:p>
          </table:table-cell>
          <table:table-cell office:value-type="float" office:value="11554.6843834107" calcext:value-type="float">
            <text:p>11554.68</text:p>
          </table:table-cell>
          <table:table-cell office:value-type="float" office:value="133510731.200234" calcext:value-type="float">
            <text:p>133510731.20</text:p>
          </table:table-cell>
          <table:table-cell office:value-type="float" office:value="18234.3905750381" calcext:value-type="float">
            <text:p>18234.39</text:p>
          </table:table-cell>
          <table:table-cell office:value-type="float" office:value="21649.6803421376" calcext:value-type="float">
            <text:p>21649.68</text:p>
          </table:table-cell>
          <table:table-cell office:value-type="float" office:value="25979.6164105651" calcext:value-type="float">
            <text:p>25979.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20" calcext:value-type="float">
            <text:p>2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3288.043287324" calcext:value-type="float">
            <text:p>23288.04</text:p>
          </table:table-cell>
          <table:table-cell office:value-type="float" office:value="55091.8830920368" calcext:value-type="float">
            <text:p>55091.88</text:p>
          </table:table-cell>
          <table:table-cell office:value-type="float" office:value="13285.2022477577" calcext:value-type="float">
            <text:p>13285.20</text:p>
          </table:table-cell>
          <table:table-cell office:value-type="float" office:value="176496598.763826" calcext:value-type="float">
            <text:p>176496598.76</text:p>
          </table:table-cell>
          <table:table-cell office:value-type="float" office:value="20000.7804511687" calcext:value-type="float">
            <text:p>20000.78</text:p>
          </table:table-cell>
          <table:table-cell office:value-type="float" office:value="23288.043287324" calcext:value-type="float">
            <text:p>23288.04</text:p>
          </table:table-cell>
          <table:table-cell office:value-type="float" office:value="27945.6519447888" calcext:value-type="float">
            <text:p>27945.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21" calcext:value-type="float">
            <text:p>2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5384.2697214585" calcext:value-type="float">
            <text:p>25384.27</text:p>
          </table:table-cell>
          <table:table-cell office:value-type="float" office:value="50859.1065684755" calcext:value-type="float">
            <text:p>50859.11</text:p>
          </table:table-cell>
          <table:table-cell office:value-type="float" office:value="11874.1252852327" calcext:value-type="float">
            <text:p>11874.13</text:p>
          </table:table-cell>
          <table:table-cell office:value-type="float" office:value="140994851.289403" calcext:value-type="float">
            <text:p>140994851.29</text:p>
          </table:table-cell>
          <table:table-cell office:value-type="float" office:value="20493.1507998582" calcext:value-type="float">
            <text:p>20493.15</text:p>
          </table:table-cell>
          <table:table-cell office:value-type="float" office:value="25384.2697214585" calcext:value-type="float">
            <text:p>25384.27</text:p>
          </table:table-cell>
          <table:table-cell office:value-type="float" office:value="30461.1236657502" calcext:value-type="float">
            <text:p>30461.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22" calcext:value-type="float">
            <text:p>2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4933.4531527952" calcext:value-type="float">
            <text:p>24933.45</text:p>
          </table:table-cell>
          <table:table-cell office:value-type="float" office:value="50859.1065684755" calcext:value-type="float">
            <text:p>50859.11</text:p>
          </table:table-cell>
          <table:table-cell office:value-type="float" office:value="11608.7647658435" calcext:value-type="float">
            <text:p>11608.76</text:p>
          </table:table-cell>
          <table:table-cell office:value-type="float" office:value="134763419.388689" calcext:value-type="float">
            <text:p>134763419.39</text:p>
          </table:table-cell>
          <table:table-cell office:value-type="float" office:value="20299.4519453902" calcext:value-type="float">
            <text:p>20299.45</text:p>
          </table:table-cell>
          <table:table-cell office:value-type="float" office:value="24933.4531527952" calcext:value-type="float">
            <text:p>24933.45</text:p>
          </table:table-cell>
          <table:table-cell office:value-type="float" office:value="29920.1437833542" calcext:value-type="float">
            <text:p>29920.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23" calcext:value-type="float">
            <text:p>2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2865.5503646973" calcext:value-type="float">
            <text:p>22865.55</text:p>
          </table:table-cell>
          <table:table-cell office:value-type="float" office:value="57216.4948895349" calcext:value-type="float">
            <text:p>57216.49</text:p>
          </table:table-cell>
          <table:table-cell office:value-type="float" office:value="13701.2933630125" calcext:value-type="float">
            <text:p>13701.29</text:p>
          </table:table-cell>
          <table:table-cell office:value-type="float" office:value="187725439.819331" calcext:value-type="float">
            <text:p>187725439.82</text:p>
          </table:table-cell>
          <table:table-cell office:value-type="float" office:value="19933.4980555248" calcext:value-type="float">
            <text:p>19933.50</text:p>
          </table:table-cell>
          <table:table-cell office:value-type="float" office:value="22865.5503646973" calcext:value-type="float">
            <text:p>22865.55</text:p>
          </table:table-cell>
          <table:table-cell office:value-type="float" office:value="27438.6604376368" calcext:value-type="float">
            <text:p>27438.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24" calcext:value-type="float">
            <text:p>2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3738.448447207" calcext:value-type="float">
            <text:p>23738.45</text:p>
          </table:table-cell>
          <table:table-cell office:value-type="float" office:value="53777.7036369711" calcext:value-type="float">
            <text:p>53777.70</text:p>
          </table:table-cell>
          <table:table-cell office:value-type="float" office:value="13779.3811181005" calcext:value-type="float">
            <text:p>13779.38</text:p>
          </table:table-cell>
          <table:table-cell office:value-type="float" office:value="189871343.997864" calcext:value-type="float">
            <text:p>189871344.00</text:p>
          </table:table-cell>
          <table:table-cell office:value-type="float" office:value="20119.5844390308" calcext:value-type="float">
            <text:p>20119.58</text:p>
          </table:table-cell>
          <table:table-cell office:value-type="float" office:value="23738.4484472069" calcext:value-type="float">
            <text:p>23738.45</text:p>
          </table:table-cell>
          <table:table-cell office:value-type="float" office:value="28486.1381366483" calcext:value-type="float">
            <text:p>28486.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25" calcext:value-type="float">
            <text:p>2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3242.5284398145" calcext:value-type="float">
            <text:p>23242.53</text:p>
          </table:table-cell>
          <table:table-cell office:value-type="float" office:value="52350.9606523335" calcext:value-type="float">
            <text:p>52350.96</text:p>
          </table:table-cell>
          <table:table-cell office:value-type="float" office:value="12629.665449696" calcext:value-type="float">
            <text:p>12629.67</text:p>
          </table:table-cell>
          <table:table-cell office:value-type="float" office:value="159508449.371245" calcext:value-type="float">
            <text:p>159508449.37</text:p>
          </table:table-cell>
          <table:table-cell office:value-type="float" office:value="19665.1570123733" calcext:value-type="float">
            <text:p>19665.16</text:p>
          </table:table-cell>
          <table:table-cell office:value-type="float" office:value="23242.5284398145" calcext:value-type="float">
            <text:p>23242.53</text:p>
          </table:table-cell>
          <table:table-cell office:value-type="float" office:value="27891.0341277774" calcext:value-type="float">
            <text:p>27891.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26" calcext:value-type="float">
            <text:p>2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1643.1602414451" calcext:value-type="float">
            <text:p>21643.16</text:p>
          </table:table-cell>
          <table:table-cell office:value-type="float" office:value="49464.4299192085" calcext:value-type="float">
            <text:p>49464.43</text:p>
          </table:table-cell>
          <table:table-cell office:value-type="float" office:value="12606.7524115865" calcext:value-type="float">
            <text:p>12606.75</text:p>
          </table:table-cell>
          <table:table-cell office:value-type="float" office:value="158930206.367043" calcext:value-type="float">
            <text:p>158930206.37</text:p>
          </table:table-cell>
          <table:table-cell office:value-type="float" office:value="18406.6769809195" calcext:value-type="float">
            <text:p>18406.68</text:p>
          </table:table-cell>
          <table:table-cell office:value-type="float" office:value="21643.1602414451" calcext:value-type="float">
            <text:p>21643.16</text:p>
          </table:table-cell>
          <table:table-cell office:value-type="float" office:value="25971.7922897342" calcext:value-type="float">
            <text:p>25971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27" calcext:value-type="float">
            <text:p>2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1023.500933685" calcext:value-type="float">
            <text:p>21023.50</text:p>
          </table:table-cell>
          <table:table-cell office:value-type="float" office:value="45327.9561686653" calcext:value-type="float">
            <text:p>45327.96</text:p>
          </table:table-cell>
          <table:table-cell office:value-type="float" office:value="11727.1652774405" calcext:value-type="float">
            <text:p>11727.17</text:p>
          </table:table-cell>
          <table:table-cell office:value-type="float" office:value="137526405.444406" calcext:value-type="float">
            <text:p>137526405.44</text:p>
          </table:table-cell>
          <table:table-cell office:value-type="float" office:value="17531.976727625" calcext:value-type="float">
            <text:p>17531.98</text:p>
          </table:table-cell>
          <table:table-cell office:value-type="float" office:value="21023.500933685" calcext:value-type="float">
            <text:p>21023.50</text:p>
          </table:table-cell>
          <table:table-cell office:value-type="float" office:value="25228.201120422" calcext:value-type="float">
            <text:p>25228.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28" calcext:value-type="float">
            <text:p>2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430.6568977111" calcext:value-type="float">
            <text:p>19430.66</text:p>
          </table:table-cell>
          <table:table-cell office:value-type="float" office:value="41323.3511926287" calcext:value-type="float">
            <text:p>41323.35</text:p>
          </table:table-cell>
          <table:table-cell office:value-type="float" office:value="11006.7480650867" calcext:value-type="float">
            <text:p>11006.75</text:p>
          </table:table-cell>
          <table:table-cell office:value-type="float" office:value="121148502.96829" calcext:value-type="float">
            <text:p>121148502.97</text:p>
          </table:table-cell>
          <table:table-cell office:value-type="float" office:value="16130.9163273514" calcext:value-type="float">
            <text:p>16130.92</text:p>
          </table:table-cell>
          <table:table-cell office:value-type="float" office:value="19430.6568977111" calcext:value-type="float">
            <text:p>19430.66</text:p>
          </table:table-cell>
          <table:table-cell office:value-type="float" office:value="23316.7882772533" calcext:value-type="float">
            <text:p>23316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29" calcext:value-type="float">
            <text:p>2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383.3786801992" calcext:value-type="float">
            <text:p>19383.38</text:p>
          </table:table-cell>
          <table:table-cell office:value-type="float" office:value="38164.0480552151" calcext:value-type="float">
            <text:p>38164.05</text:p>
          </table:table-cell>
          <table:table-cell office:value-type="float" office:value="10507.7891649671" calcext:value-type="float">
            <text:p>10507.79</text:p>
          </table:table-cell>
          <table:table-cell office:value-type="float" office:value="110413633.135401" calcext:value-type="float">
            <text:p>110413633.14</text:p>
          </table:table-cell>
          <table:table-cell office:value-type="float" office:value="15555.9775039603" calcext:value-type="float">
            <text:p>15555.98</text:p>
          </table:table-cell>
          <table:table-cell office:value-type="float" office:value="19383.3786801992" calcext:value-type="float">
            <text:p>19383.38</text:p>
          </table:table-cell>
          <table:table-cell office:value-type="float" office:value="23260.0544162391" calcext:value-type="float">
            <text:p>23260.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30" calcext:value-type="float">
            <text:p>3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235.1851645767" calcext:value-type="float">
            <text:p>20235.19</text:p>
          </table:table-cell>
          <table:table-cell office:value-type="float" office:value="42149.5341569977" calcext:value-type="float">
            <text:p>42149.53</text:p>
          </table:table-cell>
          <table:table-cell office:value-type="float" office:value="11680.0989824655" calcext:value-type="float">
            <text:p>11680.10</text:p>
          </table:table-cell>
          <table:table-cell office:value-type="float" office:value="136424712.240193" calcext:value-type="float">
            <text:p>136424712.24</text:p>
          </table:table-cell>
          <table:table-cell office:value-type="float" office:value="16653.6377333887" calcext:value-type="float">
            <text:p>16653.64</text:p>
          </table:table-cell>
          <table:table-cell office:value-type="float" office:value="20235.1851645767" calcext:value-type="float">
            <text:p>20235.19</text:p>
          </table:table-cell>
          <table:table-cell office:value-type="float" office:value="24282.2221974921" calcext:value-type="float">
            <text:p>24282.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31" calcext:value-type="float">
            <text:p>3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783.3725448776" calcext:value-type="float">
            <text:p>19783.37</text:p>
          </table:table-cell>
          <table:table-cell office:value-type="float" office:value="46326.9119345812" calcext:value-type="float">
            <text:p>46326.91</text:p>
          </table:table-cell>
          <table:table-cell office:value-type="float" office:value="10965.442056186" calcext:value-type="float">
            <text:p>10965.44</text:p>
          </table:table-cell>
          <table:table-cell office:value-type="float" office:value="120240919.487574" calcext:value-type="float">
            <text:p>120240919.49</text:p>
          </table:table-cell>
          <table:table-cell office:value-type="float" office:value="16959.8178441272" calcext:value-type="float">
            <text:p>16959.82</text:p>
          </table:table-cell>
          <table:table-cell office:value-type="float" office:value="19783.3725448776" calcext:value-type="float">
            <text:p>19783.37</text:p>
          </table:table-cell>
          <table:table-cell office:value-type="float" office:value="23740.0470538531" calcext:value-type="float">
            <text:p>23740.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32" calcext:value-type="float">
            <text:p>3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528.1662574778" calcext:value-type="float">
            <text:p>18528.17</text:p>
          </table:table-cell>
          <table:table-cell office:value-type="float" office:value="46326.9119345812" calcext:value-type="float">
            <text:p>46326.91</text:p>
          </table:table-cell>
          <table:table-cell office:value-type="float" office:value="10234.8766996525" calcext:value-type="float">
            <text:p>10234.88</text:p>
          </table:table-cell>
          <table:table-cell office:value-type="float" office:value="104752701.057091" calcext:value-type="float">
            <text:p>104752701.06</text:p>
          </table:table-cell>
          <table:table-cell office:value-type="float" office:value="16170.4846995383" calcext:value-type="float">
            <text:p>16170.48</text:p>
          </table:table-cell>
          <table:table-cell office:value-type="float" office:value="18528.1662574778" calcext:value-type="float">
            <text:p>18528.17</text:p>
          </table:table-cell>
          <table:table-cell office:value-type="float" office:value="22233.7995089733" calcext:value-type="float">
            <text:p>22233.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33" calcext:value-type="float">
            <text:p>3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778.1251314416" calcext:value-type="float">
            <text:p>18778.13</text:p>
          </table:table-cell>
          <table:table-cell office:value-type="float" office:value="38573.1959116279" calcext:value-type="float">
            <text:p>38573.20</text:p>
          </table:table-cell>
          <table:table-cell office:value-type="float" office:value="10004.1120543554" calcext:value-type="float">
            <text:p>10004.11</text:p>
          </table:table-cell>
          <table:table-cell office:value-type="float" office:value="100082257.9961" calcext:value-type="float">
            <text:p>100082258.00</text:p>
          </table:table-cell>
          <table:table-cell office:value-type="float" office:value="15375.079275465" calcext:value-type="float">
            <text:p>15375.08</text:p>
          </table:table-cell>
          <table:table-cell office:value-type="float" office:value="18778.1251314416" calcext:value-type="float">
            <text:p>18778.13</text:p>
          </table:table-cell>
          <table:table-cell office:value-type="float" office:value="22533.7501577299" calcext:value-type="float">
            <text:p>22533.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34" calcext:value-type="float">
            <text:p>3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031.8006973037" calcext:value-type="float">
            <text:p>17031.80</text:p>
          </table:table-cell>
          <table:table-cell office:value-type="float" office:value="41941.0135435424" calcext:value-type="float">
            <text:p>41941.01</text:p>
          </table:table-cell>
          <table:table-cell office:value-type="float" office:value="9640.35057182707" calcext:value-type="float">
            <text:p>9640.35</text:p>
          </table:table-cell>
          <table:table-cell office:value-type="float" office:value="92936359.1477266" calcext:value-type="float">
            <text:p>92936359.15</text:p>
          </table:table-cell>
          <table:table-cell office:value-type="float" office:value="14817.7498892516" calcext:value-type="float">
            <text:p>14817.75</text:p>
          </table:table-cell>
          <table:table-cell office:value-type="float" office:value="17031.8006973037" calcext:value-type="float">
            <text:p>17031.80</text:p>
          </table:table-cell>
          <table:table-cell office:value-type="float" office:value="20438.1608367644" calcext:value-type="float">
            <text:p>20438.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35" calcext:value-type="float">
            <text:p>3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842.3488494429" calcext:value-type="float">
            <text:p>16842.35</text:p>
          </table:table-cell>
          <table:table-cell office:value-type="float" office:value="36901.6892392373" calcext:value-type="float">
            <text:p>36901.69</text:p>
          </table:table-cell>
          <table:table-cell office:value-type="float" office:value="9637.46390510629" calcext:value-type="float">
            <text:p>9637.46</text:p>
          </table:table-cell>
          <table:table-cell office:value-type="float" office:value="92880710.5222266" calcext:value-type="float">
            <text:p>92880710.52</text:p>
          </table:table-cell>
          <table:table-cell office:value-type="float" office:value="14155.3890838833" calcext:value-type="float">
            <text:p>14155.39</text:p>
          </table:table-cell>
          <table:table-cell office:value-type="float" office:value="16842.3488494429" calcext:value-type="float">
            <text:p>16842.35</text:p>
          </table:table-cell>
          <table:table-cell office:value-type="float" office:value="20210.8186193314" calcext:value-type="float">
            <text:p>20210.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36" calcext:value-type="float">
            <text:p>3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020.2380858863" calcext:value-type="float">
            <text:p>16020.24</text:p>
          </table:table-cell>
          <table:table-cell office:value-type="float" office:value="42367.2524846174" calcext:value-type="float">
            <text:p>42367.25</text:p>
          </table:table-cell>
          <table:table-cell office:value-type="float" office:value="9304.55355444906" calcext:value-type="float">
            <text:p>9304.55</text:p>
          </table:table-cell>
          <table:table-cell office:value-type="float" office:value="86574716.8476106" calcext:value-type="float">
            <text:p>86574716.85</text:p>
          </table:table-cell>
          <table:table-cell office:value-type="float" office:value="14174.3495598397" calcext:value-type="float">
            <text:p>14174.35</text:p>
          </table:table-cell>
          <table:table-cell office:value-type="float" office:value="16020.2380858863" calcext:value-type="float">
            <text:p>16020.24</text:p>
          </table:table-cell>
          <table:table-cell office:value-type="float" office:value="19224.2857030635" calcext:value-type="float">
            <text:p>19224.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37" calcext:value-type="float">
            <text:p>3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775.7502490188" calcext:value-type="float">
            <text:p>14775.75</text:p>
          </table:table-cell>
          <table:table-cell office:value-type="float" office:value="42790.8582625416" calcext:value-type="float">
            <text:p>42790.86</text:p>
          </table:table-cell>
          <table:table-cell office:value-type="float" office:value="8369.78805909287" calcext:value-type="float">
            <text:p>8369.79</text:p>
          </table:table-cell>
          <table:table-cell office:value-type="float" office:value="70053352.1541336" calcext:value-type="float">
            <text:p>70053352.15</text:p>
          </table:table-cell>
          <table:table-cell office:value-type="float" office:value="13305.8993135304" calcext:value-type="float">
            <text:p>13305.90</text:p>
          </table:table-cell>
          <table:table-cell office:value-type="float" office:value="14775.7502490188" calcext:value-type="float">
            <text:p>14775.75</text:p>
          </table:table-cell>
          <table:table-cell office:value-type="float" office:value="17730.9002988226" calcext:value-type="float">
            <text:p>17730.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38" calcext:value-type="float">
            <text:p>3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833.3919003754" calcext:value-type="float">
            <text:p>14833.39</text:p>
          </table:table-cell>
          <table:table-cell office:value-type="float" office:value="42790.8582625416" calcext:value-type="float">
            <text:p>42790.86</text:p>
          </table:table-cell>
          <table:table-cell office:value-type="float" office:value="8554.053819175" calcext:value-type="float">
            <text:p>8554.05</text:p>
          </table:table-cell>
          <table:table-cell office:value-type="float" office:value="73171836.7413424" calcext:value-type="float">
            <text:p>73171836.74</text:p>
          </table:table-cell>
          <table:table-cell office:value-type="float" office:value="13348.6480408919" calcext:value-type="float">
            <text:p>13348.65</text:p>
          </table:table-cell>
          <table:table-cell office:value-type="float" office:value="14833.3919003754" calcext:value-type="float">
            <text:p>14833.39</text:p>
          </table:table-cell>
          <table:table-cell office:value-type="float" office:value="17800.0702804504" calcext:value-type="float">
            <text:p>17800.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39" calcext:value-type="float">
            <text:p>3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867.9499283047" calcext:value-type="float">
            <text:p>16867.95</text:p>
          </table:table-cell>
          <table:table-cell office:value-type="float" office:value="32879.4932142789" calcext:value-type="float">
            <text:p>32879.49</text:p>
          </table:table-cell>
          <table:table-cell office:value-type="float" office:value="8677.2354445449" calcext:value-type="float">
            <text:p>8677.24</text:p>
          </table:table-cell>
          <table:table-cell office:value-type="float" office:value="75294414.9600664" calcext:value-type="float">
            <text:p>75294414.96</text:p>
          </table:table-cell>
          <table:table-cell office:value-type="float" office:value="13491.2025823448" calcext:value-type="float">
            <text:p>13491.20</text:p>
          </table:table-cell>
          <table:table-cell office:value-type="float" office:value="16867.9499283047" calcext:value-type="float">
            <text:p>16867.95</text:p>
          </table:table-cell>
          <table:table-cell office:value-type="float" office:value="20241.5399139656" calcext:value-type="float">
            <text:p>20241.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40" calcext:value-type="float">
            <text:p>4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646.6760141184" calcext:value-type="float">
            <text:p>15646.68</text:p>
          </table:table-cell>
          <table:table-cell office:value-type="float" office:value="31518.2854866684" calcext:value-type="float">
            <text:p>31518.29</text:p>
          </table:table-cell>
          <table:table-cell office:value-type="float" office:value="8750.59648578234" calcext:value-type="float">
            <text:p>8750.60</text:p>
          </table:table-cell>
          <table:table-cell office:value-type="float" office:value="76572938.8569862" calcext:value-type="float">
            <text:p>76572938.86</text:p>
          </table:table-cell>
          <table:table-cell office:value-type="float" office:value="12727.5892845838" calcext:value-type="float">
            <text:p>12727.59</text:p>
          </table:table-cell>
          <table:table-cell office:value-type="float" office:value="15646.6760141184" calcext:value-type="float">
            <text:p>15646.68</text:p>
          </table:table-cell>
          <table:table-cell office:value-type="float" office:value="18776.0112169421" calcext:value-type="float">
            <text:p>18776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41" calcext:value-type="float">
            <text:p>4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912.0533267987" calcext:value-type="float">
            <text:p>16912.05</text:p>
          </table:table-cell>
          <table:table-cell office:value-type="float" office:value="35583.9968603191" calcext:value-type="float">
            <text:p>35584.00</text:p>
          </table:table-cell>
          <table:table-cell office:value-type="float" office:value="9132.23749599277" calcext:value-type="float">
            <text:p>9132.24</text:p>
          </table:table-cell>
          <table:table-cell office:value-type="float" office:value="83397761.6832162" calcext:value-type="float">
            <text:p>83397761.68</text:p>
          </table:table-cell>
          <table:table-cell office:value-type="float" office:value="14000.8685924022" calcext:value-type="float">
            <text:p>14000.87</text:p>
          </table:table-cell>
          <table:table-cell office:value-type="float" office:value="16912.0533267987" calcext:value-type="float">
            <text:p>16912.05</text:p>
          </table:table-cell>
          <table:table-cell office:value-type="float" office:value="20294.4639921585" calcext:value-type="float">
            <text:p>20294.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42" calcext:value-type="float">
            <text:p>4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131.1151899314" calcext:value-type="float">
            <text:p>18131.12</text:p>
          </table:table-cell>
          <table:table-cell office:value-type="float" office:value="38573.1959116279" calcext:value-type="float">
            <text:p>38573.20</text:p>
          </table:table-cell>
          <table:table-cell office:value-type="float" office:value="9198.57311233449" calcext:value-type="float">
            <text:p>9198.57</text:p>
          </table:table-cell>
          <table:table-cell office:value-type="float" office:value="84613747.3029631" calcext:value-type="float">
            <text:p>84613747.30</text:p>
          </table:table-cell>
          <table:table-cell office:value-type="float" office:value="15064.0944226703" calcext:value-type="float">
            <text:p>15064.09</text:p>
          </table:table-cell>
          <table:table-cell office:value-type="float" office:value="18131.1151899314" calcext:value-type="float">
            <text:p>18131.12</text:p>
          </table:table-cell>
          <table:table-cell office:value-type="float" office:value="21757.3382279177" calcext:value-type="float">
            <text:p>21757.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43" calcext:value-type="float">
            <text:p>4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051.607293304" calcext:value-type="float">
            <text:p>18051.61</text:p>
          </table:table-cell>
          <table:table-cell office:value-type="float" office:value="35590.8582625416" calcext:value-type="float">
            <text:p>35590.86</text:p>
          </table:table-cell>
          <table:table-cell office:value-type="float" office:value="9381.17851986354" calcext:value-type="float">
            <text:p>9381.18</text:p>
          </table:table-cell>
          <table:table-cell office:value-type="float" office:value="88006510.4215492" calcext:value-type="float">
            <text:p>88006510.42</text:p>
          </table:table-cell>
          <table:table-cell office:value-type="float" office:value="14509.0213695885" calcext:value-type="float">
            <text:p>14509.02</text:p>
          </table:table-cell>
          <table:table-cell office:value-type="float" office:value="18051.607293304" calcext:value-type="float">
            <text:p>18051.61</text:p>
          </table:table-cell>
          <table:table-cell office:value-type="float" office:value="21661.9287519648" calcext:value-type="float">
            <text:p>21661.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44" calcext:value-type="float">
            <text:p>4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323.922591015" calcext:value-type="float">
            <text:p>18323.92</text:p>
          </table:table-cell>
          <table:table-cell office:value-type="float" office:value="37164.4299192085" calcext:value-type="float">
            <text:p>37164.43</text:p>
          </table:table-cell>
          <table:table-cell office:value-type="float" office:value="9568.94377780499" calcext:value-type="float">
            <text:p>9568.94</text:p>
          </table:table-cell>
          <table:table-cell office:value-type="float" office:value="91564685.0227929" calcext:value-type="float">
            <text:p>91564685.02</text:p>
          </table:table-cell>
          <table:table-cell office:value-type="float" office:value="14923.2923028485" calcext:value-type="float">
            <text:p>14923.29</text:p>
          </table:table-cell>
          <table:table-cell office:value-type="float" office:value="18323.922591015" calcext:value-type="float">
            <text:p>18323.92</text:p>
          </table:table-cell>
          <table:table-cell office:value-type="float" office:value="21988.7071092179" calcext:value-type="float">
            <text:p>21988.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45" calcext:value-type="float">
            <text:p>4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333.075148862" calcext:value-type="float">
            <text:p>17333.08</text:p>
          </table:table-cell>
          <table:table-cell office:value-type="float" office:value="35563.6214604987" calcext:value-type="float">
            <text:p>35563.62</text:p>
          </table:table-cell>
          <table:table-cell office:value-type="float" office:value="9230.92331483087" calcext:value-type="float">
            <text:p>9230.92</text:p>
          </table:table-cell>
          <table:table-cell office:value-type="float" office:value="85209945.2442881" calcext:value-type="float">
            <text:p>85209945.24</text:p>
          </table:table-cell>
          <table:table-cell office:value-type="float" office:value="14197.1178425895" calcext:value-type="float">
            <text:p>14197.12</text:p>
          </table:table-cell>
          <table:table-cell office:value-type="float" office:value="17333.075148862" calcext:value-type="float">
            <text:p>17333.08</text:p>
          </table:table-cell>
          <table:table-cell office:value-type="float" office:value="20799.6901786344" calcext:value-type="float">
            <text:p>20799.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46" calcext:value-type="float">
            <text:p>4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192.9518104095" calcext:value-type="float">
            <text:p>16192.95</text:p>
          </table:table-cell>
          <table:table-cell office:value-type="float" office:value="35563.6214604987" calcext:value-type="float">
            <text:p>35563.62</text:p>
          </table:table-cell>
          <table:table-cell office:value-type="float" office:value="7722.88066682909" calcext:value-type="float">
            <text:p>7722.88</text:p>
          </table:table-cell>
          <table:table-cell office:value-type="float" office:value="59642885.7940826" calcext:value-type="float">
            <text:p>59642885.79</text:p>
          </table:table-cell>
          <table:table-cell office:value-type="float" office:value="13626.3230118093" calcext:value-type="float">
            <text:p>13626.32</text:p>
          </table:table-cell>
          <table:table-cell office:value-type="float" office:value="16192.9518104095" calcext:value-type="float">
            <text:p>16192.95</text:p>
          </table:table-cell>
          <table:table-cell office:value-type="float" office:value="19431.5421724914" calcext:value-type="float">
            <text:p>19431.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47" calcext:value-type="float">
            <text:p>4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434.8437193365" calcext:value-type="float">
            <text:p>15434.84</text:p>
          </table:table-cell>
          <table:table-cell office:value-type="float" office:value="32132.0622281679" calcext:value-type="float">
            <text:p>32132.06</text:p>
          </table:table-cell>
          <table:table-cell office:value-type="float" office:value="7538.24425947917" calcext:value-type="float">
            <text:p>7538.24</text:p>
          </table:table-cell>
          <table:table-cell office:value-type="float" office:value="56825126.5155706" calcext:value-type="float">
            <text:p>56825126.52</text:p>
          </table:table-cell>
          <table:table-cell office:value-type="float" office:value="12736.8231671641" calcext:value-type="float">
            <text:p>12736.82</text:p>
          </table:table-cell>
          <table:table-cell office:value-type="float" office:value="15434.8437193365" calcext:value-type="float">
            <text:p>15434.84</text:p>
          </table:table-cell>
          <table:table-cell office:value-type="float" office:value="18521.8124632038" calcext:value-type="float">
            <text:p>18521.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48" calcext:value-type="float">
            <text:p>4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3901.9911551619" calcext:value-type="float">
            <text:p>13901.99</text:p>
          </table:table-cell>
          <table:table-cell office:value-type="float" office:value="41318.0971042361" calcext:value-type="float">
            <text:p>41318.10</text:p>
          </table:table-cell>
          <table:table-cell office:value-type="float" office:value="8287.48374729683" calcext:value-type="float">
            <text:p>8287.48</text:p>
          </table:table-cell>
          <table:table-cell office:value-type="float" office:value="68682386.8617091" calcext:value-type="float">
            <text:p>68682386.86</text:p>
          </table:table-cell>
          <table:table-cell office:value-type="float" office:value="12577.456400567" calcext:value-type="float">
            <text:p>12577.46</text:p>
          </table:table-cell>
          <table:table-cell office:value-type="float" office:value="13901.9911551619" calcext:value-type="float">
            <text:p>13901.99</text:p>
          </table:table-cell>
          <table:table-cell office:value-type="float" office:value="16682.3893861943" calcext:value-type="float">
            <text:p>16682.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49" calcext:value-type="float">
            <text:p>4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620.5895411435" calcext:value-type="float">
            <text:p>14620.59</text:p>
          </table:table-cell>
          <table:table-cell office:value-type="float" office:value="31371.2220590906" calcext:value-type="float">
            <text:p>31371.22</text:p>
          </table:table-cell>
          <table:table-cell office:value-type="float" office:value="8046.43837222028" calcext:value-type="float">
            <text:p>8046.44</text:p>
          </table:table-cell>
          <table:table-cell office:value-type="float" office:value="64745170.4779389" calcext:value-type="float">
            <text:p>64745170.48</text:p>
          </table:table-cell>
          <table:table-cell office:value-type="float" office:value="12215.1930639174" calcext:value-type="float">
            <text:p>12215.19</text:p>
          </table:table-cell>
          <table:table-cell office:value-type="float" office:value="14620.5895411435" calcext:value-type="float">
            <text:p>14620.59</text:p>
          </table:table-cell>
          <table:table-cell office:value-type="float" office:value="17544.7074493722" calcext:value-type="float">
            <text:p>17544.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0" calcext:value-type="float">
            <text:p>0</text:p>
          </table:table-cell>
          <table:table-cell office:value-type="float" office:value="5914.2135623731" calcext:value-type="float">
            <text:p>5914.21</text:p>
          </table:table-cell>
          <table:table-cell office:value-type="float" office:value="35074.2643507727" calcext:value-type="float">
            <text:p>35074.26</text:p>
          </table:table-cell>
          <table:table-cell office:value-type="float" office:value="64091.8830920368" calcext:value-type="float">
            <text:p>64091.88</text:p>
          </table:table-cell>
          <table:table-cell office:value-type="float" office:value="13159.549762268" calcext:value-type="float">
            <text:p>13159.55</text:p>
          </table:table-cell>
          <table:table-cell office:value-type="float" office:value="173173749.945608" calcext:value-type="float">
            <text:p>173173749.95</text:p>
          </table:table-cell>
          <table:table-cell office:value-type="float" office:value="28024.9793012047" calcext:value-type="float">
            <text:p>28024.98</text:p>
          </table:table-cell>
          <table:table-cell office:value-type="float" office:value="35074.2643507727" calcext:value-type="float">
            <text:p>35074.26</text:p>
          </table:table-cell>
          <table:table-cell office:value-type="float" office:value="42089.1172209272" calcext:value-type="float">
            <text:p>42089.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1" calcext:value-type="float">
            <text:p>1</text:p>
          </table:table-cell>
          <table:table-cell office:value-type="float" office:value="5914.2135623731" calcext:value-type="float">
            <text:p>5914.21</text:p>
          </table:table-cell>
          <table:table-cell office:value-type="float" office:value="33685.0635100437" calcext:value-type="float">
            <text:p>33685.06</text:p>
          </table:table-cell>
          <table:table-cell office:value-type="float" office:value="58146.5242289822" calcext:value-type="float">
            <text:p>58146.52</text:p>
          </table:table-cell>
          <table:table-cell office:value-type="float" office:value="13622.7247614863" calcext:value-type="float">
            <text:p>13622.72</text:p>
          </table:table-cell>
          <table:table-cell office:value-type="float" office:value="185578629.927212" calcext:value-type="float">
            <text:p>185578629.93</text:p>
          </table:table-cell>
          <table:table-cell office:value-type="float" office:value="26036.6008531025" calcext:value-type="float">
            <text:p>26036.60</text:p>
          </table:table-cell>
          <table:table-cell office:value-type="float" office:value="33685.0635100437" calcext:value-type="float">
            <text:p>33685.06</text:p>
          </table:table-cell>
          <table:table-cell office:value-type="float" office:value="40422.0762120524" calcext:value-type="float">
            <text:p>40422.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2" calcext:value-type="float">
            <text:p>2</text:p>
          </table:table-cell>
          <table:table-cell office:value-type="float" office:value="1230.05630797458" calcext:value-type="float">
            <text:p>1230.06</text:p>
          </table:table-cell>
          <table:table-cell office:value-type="float" office:value="32145.5515134767" calcext:value-type="float">
            <text:p>32145.55</text:p>
          </table:table-cell>
          <table:table-cell office:value-type="float" office:value="61460.232727967" calcext:value-type="float">
            <text:p>61460.23</text:p>
          </table:table-cell>
          <table:table-cell office:value-type="float" office:value="14573.6969721187" calcext:value-type="float">
            <text:p>14573.70</text:p>
          </table:table-cell>
          <table:table-cell office:value-type="float" office:value="212392643.43514" calcext:value-type="float">
            <text:p>212392643.44</text:p>
          </table:table-cell>
          <table:table-cell office:value-type="float" office:value="25365.360820481" calcext:value-type="float">
            <text:p>25365.36</text:p>
          </table:table-cell>
          <table:table-cell office:value-type="float" office:value="32145.5515134767" calcext:value-type="float">
            <text:p>32145.55</text:p>
          </table:table-cell>
          <table:table-cell office:value-type="float" office:value="38574.6618161721" calcext:value-type="float">
            <text:p>38574.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3" calcext:value-type="float">
            <text:p>3</text:p>
          </table:table-cell>
          <table:table-cell office:value-type="float" office:value="1230.05630797458" calcext:value-type="float">
            <text:p>1230.06</text:p>
          </table:table-cell>
          <table:table-cell office:value-type="float" office:value="32027.6022521224" calcext:value-type="float">
            <text:p>32027.60</text:p>
          </table:table-cell>
          <table:table-cell office:value-type="float" office:value="61460.232727967" calcext:value-type="float">
            <text:p>61460.23</text:p>
          </table:table-cell>
          <table:table-cell office:value-type="float" office:value="13667.6068862459" calcext:value-type="float">
            <text:p>13667.61</text:p>
          </table:table-cell>
          <table:table-cell office:value-type="float" office:value="186803477.996955" calcext:value-type="float">
            <text:p>186803478.00</text:p>
          </table:table-cell>
          <table:table-cell office:value-type="float" office:value="25325.0307463228" calcext:value-type="float">
            <text:p>25325.03</text:p>
          </table:table-cell>
          <table:table-cell office:value-type="float" office:value="32027.6022521224" calcext:value-type="float">
            <text:p>32027.60</text:p>
          </table:table-cell>
          <table:table-cell office:value-type="float" office:value="38433.1227025469" calcext:value-type="float">
            <text:p>38433.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4" calcext:value-type="float">
            <text:p>4</text:p>
          </table:table-cell>
          <table:table-cell office:value-type="float" office:value="1230.05630797458" calcext:value-type="float">
            <text:p>1230.06</text:p>
          </table:table-cell>
          <table:table-cell office:value-type="float" office:value="30424.0899810606" calcext:value-type="float">
            <text:p>30424.09</text:p>
          </table:table-cell>
          <table:table-cell office:value-type="float" office:value="56414.839757605" calcext:value-type="float">
            <text:p>56414.84</text:p>
          </table:table-cell>
          <table:table-cell office:value-type="float" office:value="13325.6190813731" calcext:value-type="float">
            <text:p>13325.62</text:p>
          </table:table-cell>
          <table:table-cell office:value-type="float" office:value="177572123.901854" calcext:value-type="float">
            <text:p>177572123.90</text:p>
          </table:table-cell>
          <table:table-cell office:value-type="float" office:value="23589.3359626779" calcext:value-type="float">
            <text:p>23589.34</text:p>
          </table:table-cell>
          <table:table-cell office:value-type="float" office:value="30424.0899810606" calcext:value-type="float">
            <text:p>30424.09</text:p>
          </table:table-cell>
          <table:table-cell office:value-type="float" office:value="36508.9079772727" calcext:value-type="float">
            <text:p>36508.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5" calcext:value-type="float">
            <text:p>5</text:p>
          </table:table-cell>
          <table:table-cell office:value-type="float" office:value="1188.63495173727" calcext:value-type="float">
            <text:p>1188.63</text:p>
          </table:table-cell>
          <table:table-cell office:value-type="float" office:value="30205.091468848" calcext:value-type="float">
            <text:p>30205.09</text:p>
          </table:table-cell>
          <table:table-cell office:value-type="float" office:value="60568.0660424559" calcext:value-type="float">
            <text:p>60568.07</text:p>
          </table:table-cell>
          <table:table-cell office:value-type="float" office:value="12806.3125391867" calcext:value-type="float">
            <text:p>12806.31</text:p>
          </table:table-cell>
          <table:table-cell office:value-type="float" office:value="164001640.851332" calcext:value-type="float">
            <text:p>164001640.85</text:p>
          </table:table-cell>
          <table:table-cell office:value-type="float" office:value="24431.9764462968" calcext:value-type="float">
            <text:p>24431.98</text:p>
          </table:table-cell>
          <table:table-cell office:value-type="float" office:value="30205.091468848" calcext:value-type="float">
            <text:p>30205.09</text:p>
          </table:table-cell>
          <table:table-cell office:value-type="float" office:value="36246.1097626176" calcext:value-type="float">
            <text:p>36246.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6" calcext:value-type="float">
            <text:p>6</text:p>
          </table:table-cell>
          <table:table-cell office:value-type="float" office:value="1188.63495173727" calcext:value-type="float">
            <text:p>1188.63</text:p>
          </table:table-cell>
          <table:table-cell office:value-type="float" office:value="27535.0097371447" calcext:value-type="float">
            <text:p>27535.01</text:p>
          </table:table-cell>
          <table:table-cell office:value-type="float" office:value="53918.2070179965" calcext:value-type="float">
            <text:p>53918.21</text:p>
          </table:table-cell>
          <table:table-cell office:value-type="float" office:value="12825.1844735402" calcext:value-type="float">
            <text:p>12825.18</text:p>
          </table:table-cell>
          <table:table-cell office:value-type="float" office:value="164485356.780336" calcext:value-type="float">
            <text:p>164485356.78</text:p>
          </table:table-cell>
          <table:table-cell office:value-type="float" office:value="22035.6938010798" calcext:value-type="float">
            <text:p>22035.69</text:p>
          </table:table-cell>
          <table:table-cell office:value-type="float" office:value="27535.0097371447" calcext:value-type="float">
            <text:p>27535.01</text:p>
          </table:table-cell>
          <table:table-cell office:value-type="float" office:value="33042.0116845736" calcext:value-type="float">
            <text:p>33042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7" calcext:value-type="float">
            <text:p>7</text:p>
          </table:table-cell>
          <table:table-cell office:value-type="float" office:value="1171.47766421189" calcext:value-type="float">
            <text:p>1171.48</text:p>
          </table:table-cell>
          <table:table-cell office:value-type="float" office:value="28193.716081901" calcext:value-type="float">
            <text:p>28193.72</text:p>
          </table:table-cell>
          <table:table-cell office:value-type="float" office:value="60944.4169508928" calcext:value-type="float">
            <text:p>60944.42</text:p>
          </table:table-cell>
          <table:table-cell office:value-type="float" office:value="14206.3401963009" calcext:value-type="float">
            <text:p>14206.34</text:p>
          </table:table-cell>
          <table:table-cell office:value-type="float" office:value="201820101.773035" calcext:value-type="float">
            <text:p>201820101.77</text:p>
          </table:table-cell>
          <table:table-cell office:value-type="float" office:value="23541.2518742291" calcext:value-type="float">
            <text:p>23541.25</text:p>
          </table:table-cell>
          <table:table-cell office:value-type="float" office:value="28193.716081901" calcext:value-type="float">
            <text:p>28193.72</text:p>
          </table:table-cell>
          <table:table-cell office:value-type="float" office:value="33832.4592982812" calcext:value-type="float">
            <text:p>33832.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8" calcext:value-type="float">
            <text:p>8</text:p>
          </table:table-cell>
          <table:table-cell office:value-type="float" office:value="1171.47766421189" calcext:value-type="float">
            <text:p>1171.48</text:p>
          </table:table-cell>
          <table:table-cell office:value-type="float" office:value="27915.7662879598" calcext:value-type="float">
            <text:p>27915.77</text:p>
          </table:table-cell>
          <table:table-cell office:value-type="float" office:value="53828.859838417" calcext:value-type="float">
            <text:p>53828.86</text:p>
          </table:table-cell>
          <table:table-cell office:value-type="float" office:value="13242.4890724633" calcext:value-type="float">
            <text:p>13242.49</text:p>
          </table:table-cell>
          <table:table-cell office:value-type="float" office:value="175363516.834309" calcext:value-type="float">
            <text:p>175363516.83</text:p>
          </table:table-cell>
          <table:table-cell office:value-type="float" office:value="22153.5263662418" calcext:value-type="float">
            <text:p>22153.53</text:p>
          </table:table-cell>
          <table:table-cell office:value-type="float" office:value="27915.7662879597" calcext:value-type="float">
            <text:p>27915.77</text:p>
          </table:table-cell>
          <table:table-cell office:value-type="float" office:value="33498.9195455517" calcext:value-type="float">
            <text:p>33498.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9" calcext:value-type="float">
            <text:p>9</text:p>
          </table:table-cell>
          <table:table-cell office:value-type="float" office:value="1171.47766421189" calcext:value-type="float">
            <text:p>1171.48</text:p>
          </table:table-cell>
          <table:table-cell office:value-type="float" office:value="26267.9458700617" calcext:value-type="float">
            <text:p>26267.95</text:p>
          </table:table-cell>
          <table:table-cell office:value-type="float" office:value="55571.6889079687" calcext:value-type="float">
            <text:p>55571.69</text:p>
          </table:table-cell>
          <table:table-cell office:value-type="float" office:value="14549.8274265786" calcext:value-type="float">
            <text:p>14549.83</text:p>
          </table:table-cell>
          <table:table-cell office:value-type="float" office:value="211697478.14322" calcext:value-type="float">
            <text:p>211697478.14</text:p>
          </table:table-cell>
          <table:table-cell office:value-type="float" office:value="21768.6389555272" calcext:value-type="float">
            <text:p>21768.64</text:p>
          </table:table-cell>
          <table:table-cell office:value-type="float" office:value="26267.9458700617" calcext:value-type="float">
            <text:p>26267.95</text:p>
          </table:table-cell>
          <table:table-cell office:value-type="float" office:value="31521.5350440741" calcext:value-type="float">
            <text:p>31521.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10" calcext:value-type="float">
            <text:p>10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25297.0594148682" calcext:value-type="float">
            <text:p>25297.06</text:p>
          </table:table-cell>
          <table:table-cell office:value-type="float" office:value="57988.572828177" calcext:value-type="float">
            <text:p>57988.57</text:p>
          </table:table-cell>
          <table:table-cell office:value-type="float" office:value="14521.7188417265" calcext:value-type="float">
            <text:p>14521.72</text:p>
          </table:table-cell>
          <table:table-cell office:value-type="float" office:value="210880318.118154" calcext:value-type="float">
            <text:p>210880318.12</text:p>
          </table:table-cell>
          <table:table-cell office:value-type="float" office:value="21544.2006486439" calcext:value-type="float">
            <text:p>21544.20</text:p>
          </table:table-cell>
          <table:table-cell office:value-type="float" office:value="25297.0594148682" calcext:value-type="float">
            <text:p>25297.06</text:p>
          </table:table-cell>
          <table:table-cell office:value-type="float" office:value="30356.4712978418" calcext:value-type="float">
            <text:p>30356.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11" calcext:value-type="float">
            <text:p>11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25374.0176268034" calcext:value-type="float">
            <text:p>25374.02</text:p>
          </table:table-cell>
          <table:table-cell office:value-type="float" office:value="52540.3924195394" calcext:value-type="float">
            <text:p>52540.39</text:p>
          </table:table-cell>
          <table:table-cell office:value-type="float" office:value="13379.7489550592" calcext:value-type="float">
            <text:p>13379.75</text:p>
          </table:table-cell>
          <table:table-cell office:value-type="float" office:value="179017682.100408" calcext:value-type="float">
            <text:p>179017682.10</text:p>
          </table:table-cell>
          <table:table-cell office:value-type="float" office:value="20829.7817366753" calcext:value-type="float">
            <text:p>20829.78</text:p>
          </table:table-cell>
          <table:table-cell office:value-type="float" office:value="25374.0176268034" calcext:value-type="float">
            <text:p>25374.02</text:p>
          </table:table-cell>
          <table:table-cell office:value-type="float" office:value="30448.8211521641" calcext:value-type="float">
            <text:p>30448.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12" calcext:value-type="float">
            <text:p>12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24538.2421227077" calcext:value-type="float">
            <text:p>24538.24</text:p>
          </table:table-cell>
          <table:table-cell office:value-type="float" office:value="49914.8346584763" calcext:value-type="float">
            <text:p>49914.83</text:p>
          </table:table-cell>
          <table:table-cell office:value-type="float" office:value="12937.4027380246" calcext:value-type="float">
            <text:p>12937.40</text:p>
          </table:table-cell>
          <table:table-cell office:value-type="float" office:value="167376389.605847" calcext:value-type="float">
            <text:p>167376389.61</text:p>
          </table:table-cell>
          <table:table-cell office:value-type="float" office:value="19995.3751745499" calcext:value-type="float">
            <text:p>19995.38</text:p>
          </table:table-cell>
          <table:table-cell office:value-type="float" office:value="24538.2421227077" calcext:value-type="float">
            <text:p>24538.24</text:p>
          </table:table-cell>
          <table:table-cell office:value-type="float" office:value="29445.8905472492" calcext:value-type="float">
            <text:p>29445.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13" calcext:value-type="float">
            <text:p>13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2602.2085939954" calcext:value-type="float">
            <text:p>22602.21</text:p>
          </table:table-cell>
          <table:table-cell office:value-type="float" office:value="49914.8346584763" calcext:value-type="float">
            <text:p>49914.83</text:p>
          </table:table-cell>
          <table:table-cell office:value-type="float" office:value="12879.9674057252" calcext:value-type="float">
            <text:p>12879.97</text:p>
          </table:table-cell>
          <table:table-cell office:value-type="float" office:value="165893560.372543" calcext:value-type="float">
            <text:p>165893560.37</text:p>
          </table:table-cell>
          <table:table-cell office:value-type="float" office:value="19027.9506635811" calcext:value-type="float">
            <text:p>19027.95</text:p>
          </table:table-cell>
          <table:table-cell office:value-type="float" office:value="22602.2085939954" calcext:value-type="float">
            <text:p>22602.21</text:p>
          </table:table-cell>
          <table:table-cell office:value-type="float" office:value="27122.6503127945" calcext:value-type="float">
            <text:p>27122.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14" calcext:value-type="float">
            <text:p>14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2012.7700510323" calcext:value-type="float">
            <text:p>22012.77</text:p>
          </table:table-cell>
          <table:table-cell office:value-type="float" office:value="41941.0135435424" calcext:value-type="float">
            <text:p>41941.01</text:p>
          </table:table-cell>
          <table:table-cell office:value-type="float" office:value="10914.5775839402" calcext:value-type="float">
            <text:p>10914.58</text:p>
          </table:table-cell>
          <table:table-cell office:value-type="float" office:value="119128003.83585" calcext:value-type="float">
            <text:p>119128003.84</text:p>
          </table:table-cell>
          <table:table-cell office:value-type="float" office:value="17372.04690996" calcext:value-type="float">
            <text:p>17372.05</text:p>
          </table:table-cell>
          <table:table-cell office:value-type="float" office:value="22012.7700510323" calcext:value-type="float">
            <text:p>22012.77</text:p>
          </table:table-cell>
          <table:table-cell office:value-type="float" office:value="26415.3240612388" calcext:value-type="float">
            <text:p>26415.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15" calcext:value-type="float">
            <text:p>15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1724.3851376135" calcext:value-type="float">
            <text:p>21724.39</text:p>
          </table:table-cell>
          <table:table-cell office:value-type="float" office:value="43878.2087003595" calcext:value-type="float">
            <text:p>43878.21</text:p>
          </table:table-cell>
          <table:table-cell office:value-type="float" office:value="11270.960409623" calcext:value-type="float">
            <text:p>11270.96</text:p>
          </table:table-cell>
          <table:table-cell office:value-type="float" office:value="127034548.555289" calcext:value-type="float">
            <text:p>127034548.56</text:p>
          </table:table-cell>
          <table:table-cell office:value-type="float" office:value="17661.1189339181" calcext:value-type="float">
            <text:p>17661.12</text:p>
          </table:table-cell>
          <table:table-cell office:value-type="float" office:value="21724.3851376135" calcext:value-type="float">
            <text:p>21724.39</text:p>
          </table:table-cell>
          <table:table-cell office:value-type="float" office:value="26069.2621651363" calcext:value-type="float">
            <text:p>26069.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16" calcext:value-type="float">
            <text:p>16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0794.2323452066" calcext:value-type="float">
            <text:p>20794.23</text:p>
          </table:table-cell>
          <table:table-cell office:value-type="float" office:value="45560.7377913553" calcext:value-type="float">
            <text:p>45560.74</text:p>
          </table:table-cell>
          <table:table-cell office:value-type="float" office:value="11758.1421885188" calcext:value-type="float">
            <text:p>11758.14</text:p>
          </table:table-cell>
          <table:table-cell office:value-type="float" office:value="138253907.725425" calcext:value-type="float">
            <text:p>138253907.73</text:p>
          </table:table-cell>
          <table:table-cell office:value-type="float" office:value="17471.424008263" calcext:value-type="float">
            <text:p>17471.42</text:p>
          </table:table-cell>
          <table:table-cell office:value-type="float" office:value="20794.2323452066" calcext:value-type="float">
            <text:p>20794.23</text:p>
          </table:table-cell>
          <table:table-cell office:value-type="float" office:value="24953.0788142479" calcext:value-type="float">
            <text:p>24953.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17" calcext:value-type="float">
            <text:p>17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0186.9257555714" calcext:value-type="float">
            <text:p>20186.93</text:p>
          </table:table-cell>
          <table:table-cell office:value-type="float" office:value="42582.3376490863" calcext:value-type="float">
            <text:p>42582.34</text:p>
          </table:table-cell>
          <table:table-cell office:value-type="float" office:value="11083.1268684179" calcext:value-type="float">
            <text:p>11083.13</text:p>
          </table:table-cell>
          <table:table-cell office:value-type="float" office:value="122835701.181447" calcext:value-type="float">
            <text:p>122835701.18</text:p>
          </table:table-cell>
          <table:table-cell office:value-type="float" office:value="16724.8648616873" calcext:value-type="float">
            <text:p>16724.86</text:p>
          </table:table-cell>
          <table:table-cell office:value-type="float" office:value="20186.9257555714" calcext:value-type="float">
            <text:p>20186.93</text:p>
          </table:table-cell>
          <table:table-cell office:value-type="float" office:value="24224.3109066857" calcext:value-type="float">
            <text:p>24224.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18" calcext:value-type="float">
            <text:p>18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19671.1883191895" calcext:value-type="float">
            <text:p>19671.19</text:p>
          </table:table-cell>
          <table:table-cell office:value-type="float" office:value="43074.9752627784" calcext:value-type="float">
            <text:p>43074.98</text:p>
          </table:table-cell>
          <table:table-cell office:value-type="float" office:value="10690.5859740962" calcext:value-type="float">
            <text:p>10690.59</text:p>
          </table:table-cell>
          <table:table-cell office:value-type="float" office:value="114288628.469543" calcext:value-type="float">
            <text:p>114288628.47</text:p>
          </table:table-cell>
          <table:table-cell office:value-type="float" office:value="16529.6286503216" calcext:value-type="float">
            <text:p>16529.63</text:p>
          </table:table-cell>
          <table:table-cell office:value-type="float" office:value="19671.1883191895" calcext:value-type="float">
            <text:p>19671.19</text:p>
          </table:table-cell>
          <table:table-cell office:value-type="float" office:value="23605.4259830275" calcext:value-type="float">
            <text:p>23605.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19" calcext:value-type="float">
            <text:p>19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19504.2519273435" calcext:value-type="float">
            <text:p>19504.25</text:p>
          </table:table-cell>
          <table:table-cell office:value-type="float" office:value="41602.2233108044" calcext:value-type="float">
            <text:p>41602.22</text:p>
          </table:table-cell>
          <table:table-cell office:value-type="float" office:value="11115.5429937727" calcext:value-type="float">
            <text:p>11115.54</text:p>
          </table:table-cell>
          <table:table-cell office:value-type="float" office:value="123555296.04641" calcext:value-type="float">
            <text:p>123555296.05</text:p>
          </table:table-cell>
          <table:table-cell office:value-type="float" office:value="16234.7551476835" calcext:value-type="float">
            <text:p>16234.76</text:p>
          </table:table-cell>
          <table:table-cell office:value-type="float" office:value="19504.2519273435" calcext:value-type="float">
            <text:p>19504.25</text:p>
          </table:table-cell>
          <table:table-cell office:value-type="float" office:value="23405.1023128122" calcext:value-type="float">
            <text:p>23405.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20" calcext:value-type="float">
            <text:p>20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17629.4633047297" calcext:value-type="float">
            <text:p>17629.46</text:p>
          </table:table-cell>
          <table:table-cell office:value-type="float" office:value="37436.1259938572" calcext:value-type="float">
            <text:p>37436.13</text:p>
          </table:table-cell>
          <table:table-cell office:value-type="float" office:value="10179.3598376782" calcext:value-type="float">
            <text:p>10179.36</text:p>
          </table:table-cell>
          <table:table-cell office:value-type="float" office:value="103619366.704935" calcext:value-type="float">
            <text:p>103619366.70</text:p>
          </table:table-cell>
          <table:table-cell office:value-type="float" office:value="14666.1070696582" calcext:value-type="float">
            <text:p>14666.11</text:p>
          </table:table-cell>
          <table:table-cell office:value-type="float" office:value="17629.4633047297" calcext:value-type="float">
            <text:p>17629.46</text:p>
          </table:table-cell>
          <table:table-cell office:value-type="float" office:value="21155.3559656757" calcext:value-type="float">
            <text:p>21155.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21" calcext:value-type="float">
            <text:p>21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17314.5613868772" calcext:value-type="float">
            <text:p>17314.56</text:p>
          </table:table-cell>
          <table:table-cell office:value-type="float" office:value="37164.4299192085" calcext:value-type="float">
            <text:p>37164.43</text:p>
          </table:table-cell>
          <table:table-cell office:value-type="float" office:value="10349.9002446846" calcext:value-type="float">
            <text:p>10349.90</text:p>
          </table:table-cell>
          <table:table-cell office:value-type="float" office:value="107120435.074922" calcext:value-type="float">
            <text:p>107120435.07</text:p>
          </table:table-cell>
          <table:table-cell office:value-type="float" office:value="14465.4085566651" calcext:value-type="float">
            <text:p>14465.41</text:p>
          </table:table-cell>
          <table:table-cell office:value-type="float" office:value="17314.5613868773" calcext:value-type="float">
            <text:p>17314.56</text:p>
          </table:table-cell>
          <table:table-cell office:value-type="float" office:value="20777.4736642527" calcext:value-type="float">
            <text:p>20777.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22" calcext:value-type="float">
            <text:p>22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17006.2067344947" calcext:value-type="float">
            <text:p>17006.21</text:p>
          </table:table-cell>
          <table:table-cell office:value-type="float" office:value="37436.1259938572" calcext:value-type="float">
            <text:p>37436.13</text:p>
          </table:table-cell>
          <table:table-cell office:value-type="float" office:value="9455.27545379666" calcext:value-type="float">
            <text:p>9455.28</text:p>
          </table:table-cell>
          <table:table-cell office:value-type="float" office:value="89402233.9071697" calcext:value-type="float">
            <text:p>89402233.91</text:p>
          </table:table-cell>
          <table:table-cell office:value-type="float" office:value="14338.5834543326" calcext:value-type="float">
            <text:p>14338.58</text:p>
          </table:table-cell>
          <table:table-cell office:value-type="float" office:value="17006.2067344946" calcext:value-type="float">
            <text:p>17006.21</text:p>
          </table:table-cell>
          <table:table-cell office:value-type="float" office:value="20407.4480813936" calcext:value-type="float">
            <text:p>20407.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23" calcext:value-type="float">
            <text:p>23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17340.3530912999" calcext:value-type="float">
            <text:p>17340.35</text:p>
          </table:table-cell>
          <table:table-cell office:value-type="float" office:value="39190.8582625416" calcext:value-type="float">
            <text:p>39190.86</text:p>
          </table:table-cell>
          <table:table-cell office:value-type="float" office:value="9425.06007362973" calcext:value-type="float">
            <text:p>9425.06</text:p>
          </table:table-cell>
          <table:table-cell office:value-type="float" office:value="88831757.3915292" calcext:value-type="float">
            <text:p>88831757.39</text:p>
          </table:table-cell>
          <table:table-cell office:value-type="float" office:value="14744.1201580975" calcext:value-type="float">
            <text:p>14744.12</text:p>
          </table:table-cell>
          <table:table-cell office:value-type="float" office:value="17340.3530912999" calcext:value-type="float">
            <text:p>17340.35</text:p>
          </table:table-cell>
          <table:table-cell office:value-type="float" office:value="20808.4237095599" calcext:value-type="float">
            <text:p>20808.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24" calcext:value-type="float">
            <text:p>24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19474.7010619277" calcext:value-type="float">
            <text:p>19474.70</text:p>
          </table:table-cell>
          <table:table-cell office:value-type="float" office:value="44352.1209470323" calcext:value-type="float">
            <text:p>44352.12</text:p>
          </table:table-cell>
          <table:table-cell office:value-type="float" office:value="9991.3307782996" calcext:value-type="float">
            <text:p>9991.33</text:p>
          </table:table-cell>
          <table:table-cell office:value-type="float" office:value="99826690.7213969" calcext:value-type="float">
            <text:p>99826690.72</text:p>
          </table:table-cell>
          <table:table-cell office:value-type="float" office:value="16579.5180799438" calcext:value-type="float">
            <text:p>16579.52</text:p>
          </table:table-cell>
          <table:table-cell office:value-type="float" office:value="19474.7010619277" calcext:value-type="float">
            <text:p>19474.70</text:p>
          </table:table-cell>
          <table:table-cell office:value-type="float" office:value="23369.6412743132" calcext:value-type="float">
            <text:p>23369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25" calcext:value-type="float">
            <text:p>25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18572.7497943699" calcext:value-type="float">
            <text:p>18572.75</text:p>
          </table:table-cell>
          <table:table-cell office:value-type="float" office:value="45386.9706134759" calcext:value-type="float">
            <text:p>45386.97</text:p>
          </table:table-cell>
          <table:table-cell office:value-type="float" office:value="10186.3278140933" calcext:value-type="float">
            <text:p>10186.33</text:p>
          </table:table-cell>
          <table:table-cell office:value-type="float" office:value="103761274.33617" calcext:value-type="float">
            <text:p>103761274.34</text:p>
          </table:table-cell>
          <table:table-cell office:value-type="float" office:value="16136.0357437011" calcext:value-type="float">
            <text:p>16136.04</text:p>
          </table:table-cell>
          <table:table-cell office:value-type="float" office:value="18572.7497943699" calcext:value-type="float">
            <text:p>18572.75</text:p>
          </table:table-cell>
          <table:table-cell office:value-type="float" office:value="22287.2997532439" calcext:value-type="float">
            <text:p>22287.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26" calcext:value-type="float">
            <text:p>2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976.6760889208" calcext:value-type="float">
            <text:p>17976.68</text:p>
          </table:table-cell>
          <table:table-cell office:value-type="float" office:value="40708.3179255628" calcext:value-type="float">
            <text:p>40708.32</text:p>
          </table:table-cell>
          <table:table-cell office:value-type="float" office:value="10515.8004170517" calcext:value-type="float">
            <text:p>10515.80</text:p>
          </table:table-cell>
          <table:table-cell office:value-type="float" office:value="110582058.411265" calcext:value-type="float">
            <text:p>110582058.41</text:p>
          </table:table-cell>
          <table:table-cell office:value-type="float" office:value="15266.4897658716" calcext:value-type="float">
            <text:p>15266.49</text:p>
          </table:table-cell>
          <table:table-cell office:value-type="float" office:value="17976.6760889208" calcext:value-type="float">
            <text:p>17976.68</text:p>
          </table:table-cell>
          <table:table-cell office:value-type="float" office:value="21572.0113067049" calcext:value-type="float">
            <text:p>21572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27" calcext:value-type="float">
            <text:p>2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608.1003221649" calcext:value-type="float">
            <text:p>17608.10</text:p>
          </table:table-cell>
          <table:table-cell office:value-type="float" office:value="42225.7328578609" calcext:value-type="float">
            <text:p>42225.73</text:p>
          </table:table-cell>
          <table:table-cell office:value-type="float" office:value="10601.7542076124" calcext:value-type="float">
            <text:p>10601.75</text:p>
          </table:table-cell>
          <table:table-cell office:value-type="float" office:value="112397192.278627" calcext:value-type="float">
            <text:p>112397192.28</text:p>
          </table:table-cell>
          <table:table-cell office:value-type="float" office:value="15209.5807661231" calcext:value-type="float">
            <text:p>15209.58</text:p>
          </table:table-cell>
          <table:table-cell office:value-type="float" office:value="17608.1003221649" calcext:value-type="float">
            <text:p>17608.10</text:p>
          </table:table-cell>
          <table:table-cell office:value-type="float" office:value="21129.7203865978" calcext:value-type="float">
            <text:p>21129.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28" calcext:value-type="float">
            <text:p>2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180.4785569189" calcext:value-type="float">
            <text:p>16180.48</text:p>
          </table:table-cell>
          <table:table-cell office:value-type="float" office:value="39968.0589036757" calcext:value-type="float">
            <text:p>39968.06</text:p>
          </table:table-cell>
          <table:table-cell office:value-type="float" office:value="10132.8086139052" calcext:value-type="float">
            <text:p>10132.81</text:p>
          </table:table-cell>
          <table:table-cell office:value-type="float" office:value="102673810.40603" calcext:value-type="float">
            <text:p>102673810.41</text:p>
          </table:table-cell>
          <table:table-cell office:value-type="float" office:value="14093.7317545875" calcext:value-type="float">
            <text:p>14093.73</text:p>
          </table:table-cell>
          <table:table-cell office:value-type="float" office:value="16180.4785569189" calcext:value-type="float">
            <text:p>16180.48</text:p>
          </table:table-cell>
          <table:table-cell office:value-type="float" office:value="19416.5742683026" calcext:value-type="float">
            <text:p>19416.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29" calcext:value-type="float">
            <text:p>2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034.2427691039" calcext:value-type="float">
            <text:p>15034.24</text:p>
          </table:table-cell>
          <table:table-cell office:value-type="float" office:value="38144.3299263566" calcext:value-type="float">
            <text:p>38144.33</text:p>
          </table:table-cell>
          <table:table-cell office:value-type="float" office:value="9562.95962502491" calcext:value-type="float">
            <text:p>9562.96</text:p>
          </table:table-cell>
          <table:table-cell office:value-type="float" office:value="91450196.7898566" calcext:value-type="float">
            <text:p>91450196.79</text:p>
          </table:table-cell>
          <table:table-cell office:value-type="float" office:value="13187.6177758909" calcext:value-type="float">
            <text:p>13187.62</text:p>
          </table:table-cell>
          <table:table-cell office:value-type="float" office:value="15034.2427691039" calcext:value-type="float">
            <text:p>15034.24</text:p>
          </table:table-cell>
          <table:table-cell office:value-type="float" office:value="18041.0913229247" calcext:value-type="float">
            <text:p>18041.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30" calcext:value-type="float">
            <text:p>3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360.8649510623" calcext:value-type="float">
            <text:p>16360.86</text:p>
          </table:table-cell>
          <table:table-cell office:value-type="float" office:value="39901.6892392373" calcext:value-type="float">
            <text:p>39901.69</text:p>
          </table:table-cell>
          <table:table-cell office:value-type="float" office:value="9734.22772910752" calcext:value-type="float">
            <text:p>9734.23</text:p>
          </table:table-cell>
          <table:table-cell office:value-type="float" office:value="94755189.4821257" calcext:value-type="float">
            <text:p>94755189.48</text:p>
          </table:table-cell>
          <table:table-cell office:value-type="float" office:value="14203.6633368597" calcext:value-type="float">
            <text:p>14203.66</text:p>
          </table:table-cell>
          <table:table-cell office:value-type="float" office:value="16360.8649510623" calcext:value-type="float">
            <text:p>16360.86</text:p>
          </table:table-cell>
          <table:table-cell office:value-type="float" office:value="19633.0379412748" calcext:value-type="float">
            <text:p>19633.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31" calcext:value-type="float">
            <text:p>3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585.2213997365" calcext:value-type="float">
            <text:p>16585.22</text:p>
          </table:table-cell>
          <table:table-cell office:value-type="float" office:value="34732.3055674804" calcext:value-type="float">
            <text:p>34732.31</text:p>
          </table:table-cell>
          <table:table-cell office:value-type="float" office:value="8925.45071969094" calcext:value-type="float">
            <text:p>8925.45</text:p>
          </table:table-cell>
          <table:table-cell office:value-type="float" office:value="79663670.5496315" calcext:value-type="float">
            <text:p>79663670.55</text:p>
          </table:table-cell>
          <table:table-cell office:value-type="float" office:value="13707.4653152771" calcext:value-type="float">
            <text:p>13707.47</text:p>
          </table:table-cell>
          <table:table-cell office:value-type="float" office:value="16585.2213997365" calcext:value-type="float">
            <text:p>16585.22</text:p>
          </table:table-cell>
          <table:table-cell office:value-type="float" office:value="19902.2656796838" calcext:value-type="float">
            <text:p>19902.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32" calcext:value-type="float">
            <text:p>3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494.218014512" calcext:value-type="float">
            <text:p>16494.22</text:p>
          </table:table-cell>
          <table:table-cell office:value-type="float" office:value="35583.9968603191" calcext:value-type="float">
            <text:p>35584.00</text:p>
          </table:table-cell>
          <table:table-cell office:value-type="float" office:value="9575.34121541014" calcext:value-type="float">
            <text:p>9575.34</text:p>
          </table:table-cell>
          <table:table-cell office:value-type="float" office:value="91687159.3915321" calcext:value-type="float">
            <text:p>91687159.39</text:p>
          </table:table-cell>
          <table:table-cell office:value-type="float" office:value="13789.3083065076" calcext:value-type="float">
            <text:p>13789.31</text:p>
          </table:table-cell>
          <table:table-cell office:value-type="float" office:value="16494.218014512" calcext:value-type="float">
            <text:p>16494.22</text:p>
          </table:table-cell>
          <table:table-cell office:value-type="float" office:value="19793.0616174144" calcext:value-type="float">
            <text:p>19793.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33" calcext:value-type="float">
            <text:p>3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653.71317846" calcext:value-type="float">
            <text:p>15653.71</text:p>
          </table:table-cell>
          <table:table-cell office:value-type="float" office:value="38982.3376490863" calcext:value-type="float">
            <text:p>38982.34</text:p>
          </table:table-cell>
          <table:table-cell office:value-type="float" office:value="8860.18890683179" calcext:value-type="float">
            <text:p>8860.19</text:p>
          </table:table-cell>
          <table:table-cell office:value-type="float" office:value="78502947.4647451" calcext:value-type="float">
            <text:p>78502947.46</text:p>
          </table:table-cell>
          <table:table-cell office:value-type="float" office:value="13665.8774362141" calcext:value-type="float">
            <text:p>13665.88</text:p>
          </table:table-cell>
          <table:table-cell office:value-type="float" office:value="15653.71317846" calcext:value-type="float">
            <text:p>15653.71</text:p>
          </table:table-cell>
          <table:table-cell office:value-type="float" office:value="18784.455814152" calcext:value-type="float">
            <text:p>18784.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34" calcext:value-type="float">
            <text:p>3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158.3193238216" calcext:value-type="float">
            <text:p>17158.32</text:p>
          </table:table-cell>
          <table:table-cell office:value-type="float" office:value="37599.8696339251" calcext:value-type="float">
            <text:p>37599.87</text:p>
          </table:table-cell>
          <table:table-cell office:value-type="float" office:value="8413.07908186241" calcext:value-type="float">
            <text:p>8413.08</text:p>
          </table:table-cell>
          <table:table-cell office:value-type="float" office:value="70779899.6376709" calcext:value-type="float">
            <text:p>70779899.64</text:p>
          </table:table-cell>
          <table:table-cell office:value-type="float" office:value="14419.0892609858" calcext:value-type="float">
            <text:p>14419.09</text:p>
          </table:table-cell>
          <table:table-cell office:value-type="float" office:value="17158.3193238216" calcext:value-type="float">
            <text:p>17158.32</text:p>
          </table:table-cell>
          <table:table-cell office:value-type="float" office:value="20589.9831885859" calcext:value-type="float">
            <text:p>20589.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35" calcext:value-type="float">
            <text:p>3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305.6066797346" calcext:value-type="float">
            <text:p>18305.61</text:p>
          </table:table-cell>
          <table:table-cell office:value-type="float" office:value="36847.6835038553" calcext:value-type="float">
            <text:p>36847.68</text:p>
          </table:table-cell>
          <table:table-cell office:value-type="float" office:value="8940.20334186672" calcext:value-type="float">
            <text:p>8940.20</text:p>
          </table:table-cell>
          <table:table-cell office:value-type="float" office:value="79927235.7939249" calcext:value-type="float">
            <text:p>79927235.79</text:p>
          </table:table-cell>
          <table:table-cell office:value-type="float" office:value="14857.3143385222" calcext:value-type="float">
            <text:p>14857.31</text:p>
          </table:table-cell>
          <table:table-cell office:value-type="float" office:value="18305.6066797346" calcext:value-type="float">
            <text:p>18305.61</text:p>
          </table:table-cell>
          <table:table-cell office:value-type="float" office:value="21966.7280156815" calcext:value-type="float">
            <text:p>21966.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36" calcext:value-type="float">
            <text:p>3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817.0658345585" calcext:value-type="float">
            <text:p>16817.07</text:p>
          </table:table-cell>
          <table:table-cell office:value-type="float" office:value="32961.8018551865" calcext:value-type="float">
            <text:p>32961.80</text:p>
          </table:table-cell>
          <table:table-cell office:value-type="float" office:value="8404.74993730598" calcext:value-type="float">
            <text:p>8404.75</text:p>
          </table:table-cell>
          <table:table-cell office:value-type="float" office:value="70639821.5086449" calcext:value-type="float">
            <text:p>70639821.51</text:p>
          </table:table-cell>
          <table:table-cell office:value-type="float" office:value="13488.8793024509" calcext:value-type="float">
            <text:p>13488.88</text:p>
          </table:table-cell>
          <table:table-cell office:value-type="float" office:value="16817.0658345584" calcext:value-type="float">
            <text:p>16817.07</text:p>
          </table:table-cell>
          <table:table-cell office:value-type="float" office:value="20180.4790014701" calcext:value-type="float">
            <text:p>20180.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37" calcext:value-type="float">
            <text:p>3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839.3513893491" calcext:value-type="float">
            <text:p>16839.35</text:p>
          </table:table-cell>
          <table:table-cell office:value-type="float" office:value="40473.5064736294" calcext:value-type="float">
            <text:p>40473.51</text:p>
          </table:table-cell>
          <table:table-cell office:value-type="float" office:value="9517.71950761973" calcext:value-type="float">
            <text:p>9517.72</text:p>
          </table:table-cell>
          <table:table-cell office:value-type="float" office:value="90586984.6257251" calcext:value-type="float">
            <text:p>90586984.63</text:p>
          </table:table-cell>
          <table:table-cell office:value-type="float" office:value="14559.6442082029" calcext:value-type="float">
            <text:p>14559.64</text:p>
          </table:table-cell>
          <table:table-cell office:value-type="float" office:value="16839.3513893491" calcext:value-type="float">
            <text:p>16839.35</text:p>
          </table:table-cell>
          <table:table-cell office:value-type="float" office:value="20207.221667219" calcext:value-type="float">
            <text:p>20207.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38" calcext:value-type="float">
            <text:p>3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930.4269789016" calcext:value-type="float">
            <text:p>15930.43</text:p>
          </table:table-cell>
          <table:table-cell office:value-type="float" office:value="43051.9707791102" calcext:value-type="float">
            <text:p>43051.97</text:p>
          </table:table-cell>
          <table:table-cell office:value-type="float" office:value="9229.55637059682" calcext:value-type="float">
            <text:p>9229.56</text:p>
          </table:table-cell>
          <table:table-cell office:value-type="float" office:value="85184710.7980243" calcext:value-type="float">
            <text:p>85184710.80</text:p>
          </table:table-cell>
          <table:table-cell office:value-type="float" office:value="14157.8560365776" calcext:value-type="float">
            <text:p>14157.86</text:p>
          </table:table-cell>
          <table:table-cell office:value-type="float" office:value="15930.4269789016" calcext:value-type="float">
            <text:p>15930.43</text:p>
          </table:table-cell>
          <table:table-cell office:value-type="float" office:value="19116.5123746819" calcext:value-type="float">
            <text:p>19116.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39" calcext:value-type="float">
            <text:p>3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808.4832970744" calcext:value-type="float">
            <text:p>16808.48</text:p>
          </table:table-cell>
          <table:table-cell office:value-type="float" office:value="33195.432190748" calcext:value-type="float">
            <text:p>33195.43</text:p>
          </table:table-cell>
          <table:table-cell office:value-type="float" office:value="8697.53226259822" calcext:value-type="float">
            <text:p>8697.53</text:p>
          </table:table-cell>
          <table:table-cell office:value-type="float" office:value="75647067.4589368" calcext:value-type="float">
            <text:p>75647067.46</text:p>
          </table:table-cell>
          <table:table-cell office:value-type="float" office:value="13532.9242448396" calcext:value-type="float">
            <text:p>13532.92</text:p>
          </table:table-cell>
          <table:table-cell office:value-type="float" office:value="16808.4832970744" calcext:value-type="float">
            <text:p>16808.48</text:p>
          </table:table-cell>
          <table:table-cell office:value-type="float" office:value="20170.1799564893" calcext:value-type="float">
            <text:p>20170.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40" calcext:value-type="float">
            <text:p>4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081.154105799" calcext:value-type="float">
            <text:p>17081.15</text:p>
          </table:table-cell>
          <table:table-cell office:value-type="float" office:value="32427.5534829989" calcext:value-type="float">
            <text:p>32427.55</text:p>
          </table:table-cell>
          <table:table-cell office:value-type="float" office:value="8966.79496723175" calcext:value-type="float">
            <text:p>8966.79</text:p>
          </table:table-cell>
          <table:table-cell office:value-type="float" office:value="80403411.9843726" calcext:value-type="float">
            <text:p>80403411.98</text:p>
          </table:table-cell>
          <table:table-cell office:value-type="float" office:value="13466.060155561" calcext:value-type="float">
            <text:p>13466.06</text:p>
          </table:table-cell>
          <table:table-cell office:value-type="float" office:value="17081.154105799" calcext:value-type="float">
            <text:p>17081.15</text:p>
          </table:table-cell>
          <table:table-cell office:value-type="float" office:value="20497.3849269588" calcext:value-type="float">
            <text:p>20497.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41" calcext:value-type="float">
            <text:p>4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150.969189486" calcext:value-type="float">
            <text:p>16150.97</text:p>
          </table:table-cell>
          <table:table-cell office:value-type="float" office:value="39921.4073680958" calcext:value-type="float">
            <text:p>39921.41</text:p>
          </table:table-cell>
          <table:table-cell office:value-type="float" office:value="9244.92595370368" calcext:value-type="float">
            <text:p>9244.93</text:p>
          </table:table-cell>
          <table:table-cell office:value-type="float" office:value="85468655.8894639" calcext:value-type="float">
            <text:p>85468655.89</text:p>
          </table:table-cell>
          <table:table-cell office:value-type="float" office:value="14070.5360607247" calcext:value-type="float">
            <text:p>14070.54</text:p>
          </table:table-cell>
          <table:table-cell office:value-type="float" office:value="16150.969189486" calcext:value-type="float">
            <text:p>16150.97</text:p>
          </table:table-cell>
          <table:table-cell office:value-type="float" office:value="19381.1630273832" calcext:value-type="float">
            <text:p>19381.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42" calcext:value-type="float">
            <text:p>4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298.6022265252" calcext:value-type="float">
            <text:p>17298.60</text:p>
          </table:table-cell>
          <table:table-cell office:value-type="float" office:value="38573.1959116279" calcext:value-type="float">
            <text:p>38573.20</text:p>
          </table:table-cell>
          <table:table-cell office:value-type="float" office:value="8619.06902968438" calcext:value-type="float">
            <text:p>8619.07</text:p>
          </table:table-cell>
          <table:table-cell office:value-type="float" office:value="74288350.9384644" calcext:value-type="float">
            <text:p>74288350.94</text:p>
          </table:table-cell>
          <table:table-cell office:value-type="float" office:value="14622.2998739737" calcext:value-type="float">
            <text:p>14622.30</text:p>
          </table:table-cell>
          <table:table-cell office:value-type="float" office:value="17298.6022265252" calcext:value-type="float">
            <text:p>17298.60</text:p>
          </table:table-cell>
          <table:table-cell office:value-type="float" office:value="20758.3226718302" calcext:value-type="float">
            <text:p>20758.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43" calcext:value-type="float">
            <text:p>4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840.4479766466" calcext:value-type="float">
            <text:p>18840.45</text:p>
          </table:table-cell>
          <table:table-cell office:value-type="float" office:value="38311.304964354" calcext:value-type="float">
            <text:p>38311.30</text:p>
          </table:table-cell>
          <table:table-cell office:value-type="float" office:value="8759.34994347615" calcext:value-type="float">
            <text:p>8759.35</text:p>
          </table:table-cell>
          <table:table-cell office:value-type="float" office:value="76726211.4322757" calcext:value-type="float">
            <text:p>76726211.43</text:p>
          </table:table-cell>
          <table:table-cell office:value-type="float" office:value="15357.1937481739" calcext:value-type="float">
            <text:p>15357.19</text:p>
          </table:table-cell>
          <table:table-cell office:value-type="float" office:value="18840.4479766466" calcext:value-type="float">
            <text:p>18840.45</text:p>
          </table:table-cell>
          <table:table-cell office:value-type="float" office:value="22608.5375719759" calcext:value-type="float">
            <text:p>22608.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44" calcext:value-type="float">
            <text:p>4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528.4893069269" calcext:value-type="float">
            <text:p>19528.49</text:p>
          </table:table-cell>
          <table:table-cell office:value-type="float" office:value="37349.1512731786" calcext:value-type="float">
            <text:p>37349.15</text:p>
          </table:table-cell>
          <table:table-cell office:value-type="float" office:value="9041.07900505934" calcext:value-type="float">
            <text:p>9041.08</text:p>
          </table:table-cell>
          <table:table-cell office:value-type="float" office:value="81741109.5757248" calcext:value-type="float">
            <text:p>81741109.58</text:p>
          </table:table-cell>
          <table:table-cell office:value-type="float" office:value="15432.9039987722" calcext:value-type="float">
            <text:p>15432.90</text:p>
          </table:table-cell>
          <table:table-cell office:value-type="float" office:value="19528.4893069269" calcext:value-type="float">
            <text:p>19528.49</text:p>
          </table:table-cell>
          <table:table-cell office:value-type="float" office:value="23434.1871683123" calcext:value-type="float">
            <text:p>23434.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45" calcext:value-type="float">
            <text:p>4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361.1120350396" calcext:value-type="float">
            <text:p>19361.11</text:p>
          </table:table-cell>
          <table:table-cell office:value-type="float" office:value="41963.5562774612" calcext:value-type="float">
            <text:p>41963.56</text:p>
          </table:table-cell>
          <table:table-cell office:value-type="float" office:value="8359.88093965968" calcext:value-type="float">
            <text:p>8359.88</text:p>
          </table:table-cell>
          <table:table-cell office:value-type="float" office:value="69887609.3252852" calcext:value-type="float">
            <text:p>69887609.33</text:p>
          </table:table-cell>
          <table:table-cell office:value-type="float" office:value="16188.3418492948" calcext:value-type="float">
            <text:p>16188.34</text:p>
          </table:table-cell>
          <table:table-cell office:value-type="float" office:value="19361.1120350396" calcext:value-type="float">
            <text:p>19361.11</text:p>
          </table:table-cell>
          <table:table-cell office:value-type="float" office:value="23233.3344420475" calcext:value-type="float">
            <text:p>23233.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46" calcext:value-type="float">
            <text:p>4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411.3758405709" calcext:value-type="float">
            <text:p>18411.38</text:p>
          </table:table-cell>
          <table:table-cell office:value-type="float" office:value="36272.1960110085" calcext:value-type="float">
            <text:p>36272.20</text:p>
          </table:table-cell>
          <table:table-cell office:value-type="float" office:value="8106.11434329574" calcext:value-type="float">
            <text:p>8106.11</text:p>
          </table:table-cell>
          <table:table-cell office:value-type="float" office:value="65709089.746585" calcext:value-type="float">
            <text:p>65709089.75</text:p>
          </table:table-cell>
          <table:table-cell office:value-type="float" office:value="14789.0669832407" calcext:value-type="float">
            <text:p>14789.07</text:p>
          </table:table-cell>
          <table:table-cell office:value-type="float" office:value="18411.3758405709" calcext:value-type="float">
            <text:p>18411.38</text:p>
          </table:table-cell>
          <table:table-cell office:value-type="float" office:value="22093.6510086851" calcext:value-type="float">
            <text:p>22093.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47" calcext:value-type="float">
            <text:p>4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143.1269132834" calcext:value-type="float">
            <text:p>18143.13</text:p>
          </table:table-cell>
          <table:table-cell office:value-type="float" office:value="32206.3843271871" calcext:value-type="float">
            <text:p>32206.38</text:p>
          </table:table-cell>
          <table:table-cell office:value-type="float" office:value="7940.41052471495" calcext:value-type="float">
            <text:p>7940.41</text:p>
          </table:table-cell>
          <table:table-cell office:value-type="float" office:value="63050119.301004" calcext:value-type="float">
            <text:p>63050119.30</text:p>
          </table:table-cell>
          <table:table-cell office:value-type="float" office:value="13678.9116820753" calcext:value-type="float">
            <text:p>13678.91</text:p>
          </table:table-cell>
          <table:table-cell office:value-type="float" office:value="18143.1269132834" calcext:value-type="float">
            <text:p>18143.13</text:p>
          </table:table-cell>
          <table:table-cell office:value-type="float" office:value="21771.75229594" calcext:value-type="float">
            <text:p>21771.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48" calcext:value-type="float">
            <text:p>4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323.6134164533" calcext:value-type="float">
            <text:p>18323.61</text:p>
          </table:table-cell>
          <table:table-cell office:value-type="float" office:value="40775.9853895551" calcext:value-type="float">
            <text:p>40775.99</text:p>
          </table:table-cell>
          <table:table-cell office:value-type="float" office:value="9090.3499531452" calcext:value-type="float">
            <text:p>9090.35</text:p>
          </table:table-cell>
          <table:table-cell office:value-type="float" office:value="82634462.270647" calcext:value-type="float">
            <text:p>82634462.27</text:p>
          </table:table-cell>
          <table:table-cell office:value-type="float" office:value="15470.1337986441" calcext:value-type="float">
            <text:p>15470.13</text:p>
          </table:table-cell>
          <table:table-cell office:value-type="float" office:value="18323.6134164533" calcext:value-type="float">
            <text:p>18323.61</text:p>
          </table:table-cell>
          <table:table-cell office:value-type="float" office:value="21988.336099744" calcext:value-type="float">
            <text:p>21988.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49" calcext:value-type="float">
            <text:p>4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571.8589995883" calcext:value-type="float">
            <text:p>17571.86</text:p>
          </table:table-cell>
          <table:table-cell office:value-type="float" office:value="36868.0589036757" calcext:value-type="float">
            <text:p>36868.06</text:p>
          </table:table-cell>
          <table:table-cell office:value-type="float" office:value="8758.27230831292" calcext:value-type="float">
            <text:p>8758.27</text:p>
          </table:table-cell>
          <table:table-cell office:value-type="float" office:value="76707333.8265609" calcext:value-type="float">
            <text:p>76707333.83</text:p>
          </table:table-cell>
          <table:table-cell office:value-type="float" office:value="14524.7834849105" calcext:value-type="float">
            <text:p>14524.78</text:p>
          </table:table-cell>
          <table:table-cell office:value-type="float" office:value="17571.8589995883" calcext:value-type="float">
            <text:p>17571.86</text:p>
          </table:table-cell>
          <table:table-cell office:value-type="float" office:value="21086.230799506" calcext:value-type="float">
            <text:p>21086.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0" calcext:value-type="float">
            <text:p>0</text:p>
          </table:table-cell>
          <table:table-cell office:value-type="float" office:value="5325.14076993644" calcext:value-type="float">
            <text:p>5325.14</text:p>
          </table:table-cell>
          <table:table-cell office:value-type="float" office:value="34377.7539334984" calcext:value-type="float">
            <text:p>34377.75</text:p>
          </table:table-cell>
          <table:table-cell office:value-type="float" office:value="70175.4905244242" calcext:value-type="float">
            <text:p>70175.49</text:p>
          </table:table-cell>
          <table:table-cell office:value-type="float" office:value="13836.8950659884" calcext:value-type="float">
            <text:p>13836.90</text:p>
          </table:table-cell>
          <table:table-cell office:value-type="float" office:value="191459665.067175" calcext:value-type="float">
            <text:p>191459665.07</text:p>
          </table:table-cell>
          <table:table-cell office:value-type="float" office:value="28797.7163022074" calcext:value-type="float">
            <text:p>28797.72</text:p>
          </table:table-cell>
          <table:table-cell office:value-type="float" office:value="34377.7539334984" calcext:value-type="float">
            <text:p>34377.75</text:p>
          </table:table-cell>
          <table:table-cell office:value-type="float" office:value="41253.3047201981" calcext:value-type="float">
            <text:p>41253.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1" calcext:value-type="float">
            <text:p>1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31869.8042055563" calcext:value-type="float">
            <text:p>31869.80</text:p>
          </table:table-cell>
          <table:table-cell office:value-type="float" office:value="62778.800788284" calcext:value-type="float">
            <text:p>62778.80</text:p>
          </table:table-cell>
          <table:table-cell office:value-type="float" office:value="13154.4319887548" calcext:value-type="float">
            <text:p>13154.43</text:p>
          </table:table-cell>
          <table:table-cell office:value-type="float" office:value="173039080.946775" calcext:value-type="float">
            <text:p>173039080.95</text:p>
          </table:table-cell>
          <table:table-cell office:value-type="float" office:value="25513.7972861821" calcext:value-type="float">
            <text:p>25513.80</text:p>
          </table:table-cell>
          <table:table-cell office:value-type="float" office:value="31869.8042055563" calcext:value-type="float">
            <text:p>31869.80</text:p>
          </table:table-cell>
          <table:table-cell office:value-type="float" office:value="38243.7650466676" calcext:value-type="float">
            <text:p>38243.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2" calcext:value-type="float">
            <text:p>2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31410.4819895321" calcext:value-type="float">
            <text:p>31410.48</text:p>
          </table:table-cell>
          <table:table-cell office:value-type="float" office:value="54378.2087003595" calcext:value-type="float">
            <text:p>54378.21</text:p>
          </table:table-cell>
          <table:table-cell office:value-type="float" office:value="12454.424993323" calcext:value-type="float">
            <text:p>12454.42</text:p>
          </table:table-cell>
          <table:table-cell office:value-type="float" office:value="155112701.91431" calcext:value-type="float">
            <text:p>155112701.91</text:p>
          </table:table-cell>
          <table:table-cell office:value-type="float" office:value="23094.4189622737" calcext:value-type="float">
            <text:p>23094.42</text:p>
          </table:table-cell>
          <table:table-cell office:value-type="float" office:value="31410.4819895321" calcext:value-type="float">
            <text:p>31410.48</text:p>
          </table:table-cell>
          <table:table-cell office:value-type="float" office:value="37692.5783874385" calcext:value-type="float">
            <text:p>37692.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3" calcext:value-type="float">
            <text:p>3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32323.6265438201" calcext:value-type="float">
            <text:p>32323.63</text:p>
          </table:table-cell>
          <table:table-cell office:value-type="float" office:value="57812.6464748051" calcext:value-type="float">
            <text:p>57812.65</text:p>
          </table:table-cell>
          <table:table-cell office:value-type="float" office:value="12804.354943311" calcext:value-type="float">
            <text:p>12804.35</text:p>
          </table:table-cell>
          <table:table-cell office:value-type="float" office:value="163951505.514294" calcext:value-type="float">
            <text:p>163951505.51</text:p>
          </table:table-cell>
          <table:table-cell office:value-type="float" office:value="24380.7182830746" calcext:value-type="float">
            <text:p>24380.72</text:p>
          </table:table-cell>
          <table:table-cell office:value-type="float" office:value="32323.6265438201" calcext:value-type="float">
            <text:p>32323.63</text:p>
          </table:table-cell>
          <table:table-cell office:value-type="float" office:value="38788.3518525842" calcext:value-type="float">
            <text:p>38788.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4" calcext:value-type="float">
            <text:p>4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31815.3086552116" calcext:value-type="float">
            <text:p>31815.31</text:p>
          </table:table-cell>
          <table:table-cell office:value-type="float" office:value="50246.7023852574" calcext:value-type="float">
            <text:p>50246.70</text:p>
          </table:table-cell>
          <table:table-cell office:value-type="float" office:value="11834.6946152827" calcext:value-type="float">
            <text:p>11834.69</text:p>
          </table:table-cell>
          <table:table-cell office:value-type="float" office:value="140059996.637001" calcext:value-type="float">
            <text:p>140059996.64</text:p>
          </table:table-cell>
          <table:table-cell office:value-type="float" office:value="21179.1801304886" calcext:value-type="float">
            <text:p>21179.18</text:p>
          </table:table-cell>
          <table:table-cell office:value-type="float" office:value="31815.3086552116" calcext:value-type="float">
            <text:p>31815.31</text:p>
          </table:table-cell>
          <table:table-cell office:value-type="float" office:value="38178.3703862539" calcext:value-type="float">
            <text:p>38178.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5" calcext:value-type="float">
            <text:p>5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30049.3417544356" calcext:value-type="float">
            <text:p>30049.34</text:p>
          </table:table-cell>
          <table:table-cell office:value-type="float" office:value="58278.800788284" calcext:value-type="float">
            <text:p>58278.80</text:p>
          </table:table-cell>
          <table:table-cell office:value-type="float" office:value="12644.1630203978" calcext:value-type="float">
            <text:p>12644.16</text:p>
          </table:table-cell>
          <table:table-cell office:value-type="float" office:value="159874858.486395" calcext:value-type="float">
            <text:p>159874858.49</text:p>
          </table:table-cell>
          <table:table-cell office:value-type="float" office:value="23866.2987599729" calcext:value-type="float">
            <text:p>23866.30</text:p>
          </table:table-cell>
          <table:table-cell office:value-type="float" office:value="30049.3417544356" calcext:value-type="float">
            <text:p>30049.34</text:p>
          </table:table-cell>
          <table:table-cell office:value-type="float" office:value="36059.2101053228" calcext:value-type="float">
            <text:p>36059.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6" calcext:value-type="float">
            <text:p>6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9083.8271071977" calcext:value-type="float">
            <text:p>29083.83</text:p>
          </table:table-cell>
          <table:table-cell office:value-type="float" office:value="52327.9561686653" calcext:value-type="float">
            <text:p>52327.96</text:p>
          </table:table-cell>
          <table:table-cell office:value-type="float" office:value="12607.4296541613" calcext:value-type="float">
            <text:p>12607.43</text:p>
          </table:table-cell>
          <table:table-cell office:value-type="float" office:value="158947282.484626" calcext:value-type="float">
            <text:p>158947282.48</text:p>
          </table:table-cell>
          <table:table-cell office:value-type="float" office:value="22041.2843552013" calcext:value-type="float">
            <text:p>22041.28</text:p>
          </table:table-cell>
          <table:table-cell office:value-type="float" office:value="29083.8271071977" calcext:value-type="float">
            <text:p>29083.83</text:p>
          </table:table-cell>
          <table:table-cell office:value-type="float" office:value="34900.5925286372" calcext:value-type="float">
            <text:p>34900.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7" calcext:value-type="float">
            <text:p>7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7458.1385216646" calcext:value-type="float">
            <text:p>27458.14</text:p>
          </table:table-cell>
          <table:table-cell office:value-type="float" office:value="48602.2233108044" calcext:value-type="float">
            <text:p>48602.22</text:p>
          </table:table-cell>
          <table:table-cell office:value-type="float" office:value="12788.1517313675" calcext:value-type="float">
            <text:p>12788.15</text:p>
          </table:table-cell>
          <table:table-cell office:value-type="float" office:value="163536824.704476" calcext:value-type="float">
            <text:p>163536824.70</text:p>
          </table:table-cell>
          <table:table-cell office:value-type="float" office:value="20571.1088835497" calcext:value-type="float">
            <text:p>20571.11</text:p>
          </table:table-cell>
          <table:table-cell office:value-type="float" office:value="27458.1385216646" calcext:value-type="float">
            <text:p>27458.14</text:p>
          </table:table-cell>
          <table:table-cell office:value-type="float" office:value="32949.7662259975" calcext:value-type="float">
            <text:p>32949.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8" calcext:value-type="float">
            <text:p>8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7267.2055178542" calcext:value-type="float">
            <text:p>27267.21</text:p>
          </table:table-cell>
          <table:table-cell office:value-type="float" office:value="60914.839757605" calcext:value-type="float">
            <text:p>60914.84</text:p>
          </table:table-cell>
          <table:table-cell office:value-type="float" office:value="12571.8862077553" calcext:value-type="float">
            <text:p>12571.89</text:p>
          </table:table-cell>
          <table:table-cell office:value-type="float" office:value="158052322.820747" calcext:value-type="float">
            <text:p>158052322.82</text:p>
          </table:table-cell>
          <table:table-cell office:value-type="float" office:value="23000.4534363337" calcext:value-type="float">
            <text:p>23000.45</text:p>
          </table:table-cell>
          <table:table-cell office:value-type="float" office:value="27267.2055178541" calcext:value-type="float">
            <text:p>27267.21</text:p>
          </table:table-cell>
          <table:table-cell office:value-type="float" office:value="32720.646621425" calcext:value-type="float">
            <text:p>32720.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9" calcext:value-type="float">
            <text:p>9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7560.4438149806" calcext:value-type="float">
            <text:p>27560.44</text:p>
          </table:table-cell>
          <table:table-cell office:value-type="float" office:value="48001.718247416" calcext:value-type="float">
            <text:p>48001.72</text:p>
          </table:table-cell>
          <table:table-cell office:value-type="float" office:value="12102.3981737325" calcext:value-type="float">
            <text:p>12102.40</text:p>
          </table:table-cell>
          <table:table-cell office:value-type="float" office:value="146468041.555564" calcext:value-type="float">
            <text:p>146468041.56</text:p>
          </table:table-cell>
          <table:table-cell office:value-type="float" office:value="20382.4953430419" calcext:value-type="float">
            <text:p>20382.50</text:p>
          </table:table-cell>
          <table:table-cell office:value-type="float" office:value="27560.4438149806" calcext:value-type="float">
            <text:p>27560.44</text:p>
          </table:table-cell>
          <table:table-cell office:value-type="float" office:value="33072.5325779767" calcext:value-type="float">
            <text:p>33072.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10" calcext:value-type="float">
            <text:p>10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7675.1913730268" calcext:value-type="float">
            <text:p>27675.19</text:p>
          </table:table-cell>
          <table:table-cell office:value-type="float" office:value="52716.4948895349" calcext:value-type="float">
            <text:p>52716.49</text:p>
          </table:table-cell>
          <table:table-cell office:value-type="float" office:value="13328.6260006024" calcext:value-type="float">
            <text:p>13328.63</text:p>
          </table:table-cell>
          <table:table-cell office:value-type="float" office:value="177652271.063935" calcext:value-type="float">
            <text:p>177652271.06</text:p>
          </table:table-cell>
          <table:table-cell office:value-type="float" office:value="21766.0564843466" calcext:value-type="float">
            <text:p>21766.06</text:p>
          </table:table-cell>
          <table:table-cell office:value-type="float" office:value="27675.1913730268" calcext:value-type="float">
            <text:p>27675.19</text:p>
          </table:table-cell>
          <table:table-cell office:value-type="float" office:value="33210.2296476321" calcext:value-type="float">
            <text:p>33210.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11" calcext:value-type="float">
            <text:p>1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9136.5871817613" calcext:value-type="float">
            <text:p>29136.59</text:p>
          </table:table-cell>
          <table:table-cell office:value-type="float" office:value="55204.4466216087" calcext:value-type="float">
            <text:p>55204.45</text:p>
          </table:table-cell>
          <table:table-cell office:value-type="float" office:value="13432.4780855089" calcext:value-type="float">
            <text:p>13432.48</text:p>
          </table:table-cell>
          <table:table-cell office:value-type="float" office:value="180431467.517676" calcext:value-type="float">
            <text:p>180431467.52</text:p>
          </table:table-cell>
          <table:table-cell office:value-type="float" office:value="22820.6279382324" calcext:value-type="float">
            <text:p>22820.63</text:p>
          </table:table-cell>
          <table:table-cell office:value-type="float" office:value="29136.5871817613" calcext:value-type="float">
            <text:p>29136.59</text:p>
          </table:table-cell>
          <table:table-cell office:value-type="float" office:value="34963.9046181136" calcext:value-type="float">
            <text:p>34963.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12" calcext:value-type="float">
            <text:p>1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7704.7272771723" calcext:value-type="float">
            <text:p>27704.73</text:p>
          </table:table-cell>
          <table:table-cell office:value-type="float" office:value="52327.9561686653" calcext:value-type="float">
            <text:p>52327.96</text:p>
          </table:table-cell>
          <table:table-cell office:value-type="float" office:value="13354.0228917464" calcext:value-type="float">
            <text:p>13354.02</text:p>
          </table:table-cell>
          <table:table-cell office:value-type="float" office:value="178329927.393287" calcext:value-type="float">
            <text:p>178329927.39</text:p>
          </table:table-cell>
          <table:table-cell office:value-type="float" office:value="21669.0200983995" calcext:value-type="float">
            <text:p>21669.02</text:p>
          </table:table-cell>
          <table:table-cell office:value-type="float" office:value="27704.7272771723" calcext:value-type="float">
            <text:p>27704.73</text:p>
          </table:table-cell>
          <table:table-cell office:value-type="float" office:value="33245.6727326067" calcext:value-type="float">
            <text:p>33245.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13" calcext:value-type="float">
            <text:p>1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6923.733753846" calcext:value-type="float">
            <text:p>26923.73</text:p>
          </table:table-cell>
          <table:table-cell office:value-type="float" office:value="53202.2523189831" calcext:value-type="float">
            <text:p>53202.25</text:p>
          </table:table-cell>
          <table:table-cell office:value-type="float" office:value="13195.9530829301" calcext:value-type="float">
            <text:p>13195.95</text:p>
          </table:table-cell>
          <table:table-cell office:value-type="float" office:value="174133177.766893" calcext:value-type="float">
            <text:p>174133177.77</text:p>
          </table:table-cell>
          <table:table-cell office:value-type="float" office:value="21587.6793992375" calcext:value-type="float">
            <text:p>21587.68</text:p>
          </table:table-cell>
          <table:table-cell office:value-type="float" office:value="26923.733753846" calcext:value-type="float">
            <text:p>26923.73</text:p>
          </table:table-cell>
          <table:table-cell office:value-type="float" office:value="32308.4805046152" calcext:value-type="float">
            <text:p>32308.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14" calcext:value-type="float">
            <text:p>1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7031.0901858172" calcext:value-type="float">
            <text:p>27031.09</text:p>
          </table:table-cell>
          <table:table-cell office:value-type="float" office:value="51654.1889907858" calcext:value-type="float">
            <text:p>51654.19</text:p>
          </table:table-cell>
          <table:table-cell office:value-type="float" office:value="14114.0853372133" calcext:value-type="float">
            <text:p>14114.09</text:p>
          </table:table-cell>
          <table:table-cell office:value-type="float" office:value="199207404.90614" calcext:value-type="float">
            <text:p>199207404.91</text:p>
          </table:table-cell>
          <table:table-cell office:value-type="float" office:value="21290.0123365064" calcext:value-type="float">
            <text:p>21290.01</text:p>
          </table:table-cell>
          <table:table-cell office:value-type="float" office:value="27031.0901858172" calcext:value-type="float">
            <text:p>27031.09</text:p>
          </table:table-cell>
          <table:table-cell office:value-type="float" office:value="32437.3082229807" calcext:value-type="float">
            <text:p>32437.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15" calcext:value-type="float">
            <text:p>1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4563.7562450249" calcext:value-type="float">
            <text:p>24563.76</text:p>
          </table:table-cell>
          <table:table-cell office:value-type="float" office:value="47382.5901668305" calcext:value-type="float">
            <text:p>47382.59</text:p>
          </table:table-cell>
          <table:table-cell office:value-type="float" office:value="14482.7828082481" calcext:value-type="float">
            <text:p>14482.78</text:p>
          </table:table-cell>
          <table:table-cell office:value-type="float" office:value="209750997.870888" calcext:value-type="float">
            <text:p>209750997.87</text:p>
          </table:table-cell>
          <table:table-cell office:value-type="float" office:value="19465.4046844992" calcext:value-type="float">
            <text:p>19465.40</text:p>
          </table:table-cell>
          <table:table-cell office:value-type="float" office:value="24563.756245025" calcext:value-type="float">
            <text:p>24563.76</text:p>
          </table:table-cell>
          <table:table-cell office:value-type="float" office:value="29476.5074940299" calcext:value-type="float">
            <text:p>29476.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16" calcext:value-type="float">
            <text:p>1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2656.9704546523" calcext:value-type="float">
            <text:p>22656.97</text:p>
          </table:table-cell>
          <table:table-cell office:value-type="float" office:value="47068.9926014319" calcext:value-type="float">
            <text:p>47068.99</text:p>
          </table:table-cell>
          <table:table-cell office:value-type="float" office:value="13425.0472500886" calcext:value-type="float">
            <text:p>13425.05</text:p>
          </table:table-cell>
          <table:table-cell office:value-type="float" office:value="180231893.667112" calcext:value-type="float">
            <text:p>180231893.67</text:p>
          </table:table-cell>
          <table:table-cell office:value-type="float" office:value="18615.2260554041" calcext:value-type="float">
            <text:p>18615.23</text:p>
          </table:table-cell>
          <table:table-cell office:value-type="float" office:value="22656.9704546523" calcext:value-type="float">
            <text:p>22656.97</text:p>
          </table:table-cell>
          <table:table-cell office:value-type="float" office:value="27188.3645455828" calcext:value-type="float">
            <text:p>27188.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17" calcext:value-type="float">
            <text:p>1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4641.5493301639" calcext:value-type="float">
            <text:p>24641.55</text:p>
          </table:table-cell>
          <table:table-cell office:value-type="float" office:value="51189.6536343781" calcext:value-type="float">
            <text:p>51189.65</text:p>
          </table:table-cell>
          <table:table-cell office:value-type="float" office:value="11885.0704526353" calcext:value-type="float">
            <text:p>11885.07</text:p>
          </table:table-cell>
          <table:table-cell office:value-type="float" office:value="141254899.664105" calcext:value-type="float">
            <text:p>141254899.66</text:p>
          </table:table-cell>
          <table:table-cell office:value-type="float" office:value="20231.0548222924" calcext:value-type="float">
            <text:p>20231.05</text:p>
          </table:table-cell>
          <table:table-cell office:value-type="float" office:value="24641.5493301639" calcext:value-type="float">
            <text:p>24641.55</text:p>
          </table:table-cell>
          <table:table-cell office:value-type="float" office:value="29569.8591961966" calcext:value-type="float">
            <text:p>29569.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18" calcext:value-type="float">
            <text:p>1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5281.6035155026" calcext:value-type="float">
            <text:p>25281.60</text:p>
          </table:table-cell>
          <table:table-cell office:value-type="float" office:value="49790.2279601069" calcext:value-type="float">
            <text:p>49790.23</text:p>
          </table:table-cell>
          <table:table-cell office:value-type="float" office:value="12269.3648948512" calcext:value-type="float">
            <text:p>12269.36</text:p>
          </table:table-cell>
          <table:table-cell office:value-type="float" office:value="150537314.923006" calcext:value-type="float">
            <text:p>150537314.92</text:p>
          </table:table-cell>
          <table:table-cell office:value-type="float" office:value="20247.9485399983" calcext:value-type="float">
            <text:p>20247.95</text:p>
          </table:table-cell>
          <table:table-cell office:value-type="float" office:value="25281.6035155026" calcext:value-type="float">
            <text:p>25281.60</text:p>
          </table:table-cell>
          <table:table-cell office:value-type="float" office:value="30337.9242186031" calcext:value-type="float">
            <text:p>30337.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19" calcext:value-type="float">
            <text:p>1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6741.5789790467" calcext:value-type="float">
            <text:p>26741.58</text:p>
          </table:table-cell>
          <table:table-cell office:value-type="float" office:value="49202.2523189831" calcext:value-type="float">
            <text:p>49202.25</text:p>
          </table:table-cell>
          <table:table-cell office:value-type="float" office:value="12390.0814159724" calcext:value-type="float">
            <text:p>12390.08</text:p>
          </table:table-cell>
          <table:table-cell office:value-type="float" office:value="153514117.494424" calcext:value-type="float">
            <text:p>153514117.49</text:p>
          </table:table-cell>
          <table:table-cell office:value-type="float" office:value="20584.1194255849" calcext:value-type="float">
            <text:p>20584.12</text:p>
          </table:table-cell>
          <table:table-cell office:value-type="float" office:value="26741.5789790467" calcext:value-type="float">
            <text:p>26741.58</text:p>
          </table:table-cell>
          <table:table-cell office:value-type="float" office:value="32089.894774856" calcext:value-type="float">
            <text:p>32089.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20" calcext:value-type="float">
            <text:p>2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4875.0197502762" calcext:value-type="float">
            <text:p>24875.02</text:p>
          </table:table-cell>
          <table:table-cell office:value-type="float" office:value="49701.9117289771" calcext:value-type="float">
            <text:p>49701.91</text:p>
          </table:table-cell>
          <table:table-cell office:value-type="float" office:value="12521.5919666763" calcext:value-type="float">
            <text:p>12521.59</text:p>
          </table:table-cell>
          <table:table-cell office:value-type="float" office:value="156790265.379933" calcext:value-type="float">
            <text:p>156790265.38</text:p>
          </table:table-cell>
          <table:table-cell office:value-type="float" office:value="20067.2824130417" calcext:value-type="float">
            <text:p>20067.28</text:p>
          </table:table-cell>
          <table:table-cell office:value-type="float" office:value="24875.0197502762" calcext:value-type="float">
            <text:p>24875.02</text:p>
          </table:table-cell>
          <table:table-cell office:value-type="float" office:value="29850.0237003315" calcext:value-type="float">
            <text:p>29850.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21" calcext:value-type="float">
            <text:p>2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3911.6609747221" calcext:value-type="float">
            <text:p>23911.66</text:p>
          </table:table-cell>
          <table:table-cell office:value-type="float" office:value="54401.2131840277" calcext:value-type="float">
            <text:p>54401.21</text:p>
          </table:table-cell>
          <table:table-cell office:value-type="float" office:value="12738.8336934269" calcext:value-type="float">
            <text:p>12738.83</text:p>
          </table:table-cell>
          <table:table-cell office:value-type="float" office:value="162277883.86879" calcext:value-type="float">
            <text:p>162277883.87</text:p>
          </table:table-cell>
          <table:table-cell office:value-type="float" office:value="20299.556138579" calcext:value-type="float">
            <text:p>20299.56</text:p>
          </table:table-cell>
          <table:table-cell office:value-type="float" office:value="23911.6609747221" calcext:value-type="float">
            <text:p>23911.66</text:p>
          </table:table-cell>
          <table:table-cell office:value-type="float" office:value="28693.9931696665" calcext:value-type="float">
            <text:p>28693.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22" calcext:value-type="float">
            <text:p>2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4404.1673288772" calcext:value-type="float">
            <text:p>24404.17</text:p>
          </table:table-cell>
          <table:table-cell office:value-type="float" office:value="53914.8346584763" calcext:value-type="float">
            <text:p>53914.83</text:p>
          </table:table-cell>
          <table:table-cell office:value-type="float" office:value="11960.5453426903" calcext:value-type="float">
            <text:p>11960.55</text:p>
          </table:table-cell>
          <table:table-cell office:value-type="float" office:value="143054644.894551" calcext:value-type="float">
            <text:p>143054644.89</text:p>
          </table:table-cell>
          <table:table-cell office:value-type="float" office:value="20507.0735151607" calcext:value-type="float">
            <text:p>20507.07</text:p>
          </table:table-cell>
          <table:table-cell office:value-type="float" office:value="24404.1673288772" calcext:value-type="float">
            <text:p>24404.17</text:p>
          </table:table-cell>
          <table:table-cell office:value-type="float" office:value="29285.0007946526" calcext:value-type="float">
            <text:p>29285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23" calcext:value-type="float">
            <text:p>2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2643.2112933802" calcext:value-type="float">
            <text:p>22643.21</text:p>
          </table:table-cell>
          <table:table-cell office:value-type="float" office:value="46551.9707791102" calcext:value-type="float">
            <text:p>46551.97</text:p>
          </table:table-cell>
          <table:table-cell office:value-type="float" office:value="10717.9345859377" calcext:value-type="float">
            <text:p>10717.93</text:p>
          </table:table-cell>
          <table:table-cell office:value-type="float" office:value="114874121.78844" calcext:value-type="float">
            <text:p>114874121.79</text:p>
          </table:table-cell>
          <table:table-cell office:value-type="float" office:value="18513.6575504078" calcext:value-type="float">
            <text:p>18513.66</text:p>
          </table:table-cell>
          <table:table-cell office:value-type="float" office:value="22643.2112933802" calcext:value-type="float">
            <text:p>22643.21</text:p>
          </table:table-cell>
          <table:table-cell office:value-type="float" office:value="27171.8535520562" calcext:value-type="float">
            <text:p>27171.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24" calcext:value-type="float">
            <text:p>2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2102.2951040697" calcext:value-type="float">
            <text:p>22102.30</text:p>
          </table:table-cell>
          <table:table-cell office:value-type="float" office:value="42790.8582625416" calcext:value-type="float">
            <text:p>42790.86</text:p>
          </table:table-cell>
          <table:table-cell office:value-type="float" office:value="10246.8108254602" calcext:value-type="float">
            <text:p>10246.81</text:p>
          </table:table-cell>
          <table:table-cell office:value-type="float" office:value="104997132.092769" calcext:value-type="float">
            <text:p>104997132.09</text:p>
          </table:table-cell>
          <table:table-cell office:value-type="float" office:value="17559.5523128427" calcext:value-type="float">
            <text:p>17559.55</text:p>
          </table:table-cell>
          <table:table-cell office:value-type="float" office:value="22102.2951040697" calcext:value-type="float">
            <text:p>22102.30</text:p>
          </table:table-cell>
          <table:table-cell office:value-type="float" office:value="26522.7541248836" calcext:value-type="float">
            <text:p>26522.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25" calcext:value-type="float">
            <text:p>2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545.0987933054" calcext:value-type="float">
            <text:p>20545.10</text:p>
          </table:table-cell>
          <table:table-cell office:value-type="float" office:value="40705.688841715" calcext:value-type="float">
            <text:p>40705.69</text:p>
          </table:table-cell>
          <table:table-cell office:value-type="float" office:value="10219.7739925424" calcext:value-type="float">
            <text:p>10219.77</text:p>
          </table:table-cell>
          <table:table-cell office:value-type="float" office:value="104443780.458646" calcext:value-type="float">
            <text:p>104443780.46</text:p>
          </table:table-cell>
          <table:table-cell office:value-type="float" office:value="16529.2044314445" calcext:value-type="float">
            <text:p>16529.20</text:p>
          </table:table-cell>
          <table:table-cell office:value-type="float" office:value="20545.0987933054" calcext:value-type="float">
            <text:p>20545.10</text:p>
          </table:table-cell>
          <table:table-cell office:value-type="float" office:value="24654.1185519665" calcext:value-type="float">
            <text:p>24654.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26" calcext:value-type="float">
            <text:p>2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1894.5036118363" calcext:value-type="float">
            <text:p>21894.50</text:p>
          </table:table-cell>
          <table:table-cell office:value-type="float" office:value="41177.2637566203" calcext:value-type="float">
            <text:p>41177.26</text:p>
          </table:table-cell>
          <table:table-cell office:value-type="float" office:value="10345.596763557" calcext:value-type="float">
            <text:p>10345.60</text:p>
          </table:table-cell>
          <table:table-cell office:value-type="float" office:value="107031372.394121" calcext:value-type="float">
            <text:p>107031372.39</text:p>
          </table:table-cell>
          <table:table-cell office:value-type="float" office:value="17113.5823949099" calcext:value-type="float">
            <text:p>17113.58</text:p>
          </table:table-cell>
          <table:table-cell office:value-type="float" office:value="21894.5036118363" calcext:value-type="float">
            <text:p>21894.50</text:p>
          </table:table-cell>
          <table:table-cell office:value-type="float" office:value="26273.4043342036" calcext:value-type="float">
            <text:p>26273.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27" calcext:value-type="float">
            <text:p>2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943.7626324464" calcext:value-type="float">
            <text:p>20943.76</text:p>
          </table:table-cell>
          <table:table-cell office:value-type="float" office:value="41164.0480552151" calcext:value-type="float">
            <text:p>41164.05</text:p>
          </table:table-cell>
          <table:table-cell office:value-type="float" office:value="9629.06120487525" calcext:value-type="float">
            <text:p>9629.06</text:p>
          </table:table-cell>
          <table:table-cell office:value-type="float" office:value="92718819.6872336" calcext:value-type="float">
            <text:p>92718819.69</text:p>
          </table:table-cell>
          <table:table-cell office:value-type="float" office:value="16779.4429382123" calcext:value-type="float">
            <text:p>16779.44</text:p>
          </table:table-cell>
          <table:table-cell office:value-type="float" office:value="20943.7626324464" calcext:value-type="float">
            <text:p>20943.76</text:p>
          </table:table-cell>
          <table:table-cell office:value-type="float" office:value="25132.5151589357" calcext:value-type="float">
            <text:p>25132.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28" calcext:value-type="float">
            <text:p>2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963.8051298376" calcext:value-type="float">
            <text:p>18963.81</text:p>
          </table:table-cell>
          <table:table-cell office:value-type="float" office:value="45148.2322781408" calcext:value-type="float">
            <text:p>45148.23</text:p>
          </table:table-cell>
          <table:table-cell office:value-type="float" office:value="10832.9867138037" calcext:value-type="float">
            <text:p>10832.99</text:p>
          </table:table-cell>
          <table:table-cell office:value-type="float" office:value="117353601.141448" calcext:value-type="float">
            <text:p>117353601.14</text:p>
          </table:table-cell>
          <table:table-cell office:value-type="float" office:value="16338.8146923977" calcext:value-type="float">
            <text:p>16338.81</text:p>
          </table:table-cell>
          <table:table-cell office:value-type="float" office:value="18963.8051298376" calcext:value-type="float">
            <text:p>18963.81</text:p>
          </table:table-cell>
          <table:table-cell office:value-type="float" office:value="22756.5661558051" calcext:value-type="float">
            <text:p>22756.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29" calcext:value-type="float">
            <text:p>2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081.278696084" calcext:value-type="float">
            <text:p>19081.28</text:p>
          </table:table-cell>
          <table:table-cell office:value-type="float" office:value="45067.2575837461" calcext:value-type="float">
            <text:p>45067.26</text:p>
          </table:table-cell>
          <table:table-cell office:value-type="float" office:value="11291.5883422379" calcext:value-type="float">
            <text:p>11291.59</text:p>
          </table:table-cell>
          <table:table-cell office:value-type="float" office:value="127499967.290564" calcext:value-type="float">
            <text:p>127499967.29</text:p>
          </table:table-cell>
          <table:table-cell office:value-type="float" office:value="16402.604917559" calcext:value-type="float">
            <text:p>16402.60</text:p>
          </table:table-cell>
          <table:table-cell office:value-type="float" office:value="19081.278696084" calcext:value-type="float">
            <text:p>19081.28</text:p>
          </table:table-cell>
          <table:table-cell office:value-type="float" office:value="22897.5344353008" calcext:value-type="float">
            <text:p>22897.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30" calcext:value-type="float">
            <text:p>3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104.3443413151" calcext:value-type="float">
            <text:p>19104.34</text:p>
          </table:table-cell>
          <table:table-cell office:value-type="float" office:value="54672.8853496264" calcext:value-type="float">
            <text:p>54672.89</text:p>
          </table:table-cell>
          <table:table-cell office:value-type="float" office:value="11721.936101887" calcext:value-type="float">
            <text:p>11721.94</text:p>
          </table:table-cell>
          <table:table-cell office:value-type="float" office:value="137403785.976722" calcext:value-type="float">
            <text:p>137403785.98</text:p>
          </table:table-cell>
          <table:table-cell office:value-type="float" office:value="17142.4917631938" calcext:value-type="float">
            <text:p>17142.49</text:p>
          </table:table-cell>
          <table:table-cell office:value-type="float" office:value="19104.3443413151" calcext:value-type="float">
            <text:p>19104.34</text:p>
          </table:table-cell>
          <table:table-cell office:value-type="float" office:value="22925.2132095781" calcext:value-type="float">
            <text:p>22925.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31" calcext:value-type="float">
            <text:p>3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190.055306101" calcext:value-type="float">
            <text:p>18190.06</text:p>
          </table:table-cell>
          <table:table-cell office:value-type="float" office:value="41963.5562774612" calcext:value-type="float">
            <text:p>41963.56</text:p>
          </table:table-cell>
          <table:table-cell office:value-type="float" office:value="10644.6265791652" calcext:value-type="float">
            <text:p>10644.63</text:p>
          </table:table-cell>
          <table:table-cell office:value-type="float" office:value="113308075.00987" calcext:value-type="float">
            <text:p>113308075.01</text:p>
          </table:table-cell>
          <table:table-cell office:value-type="float" office:value="15535.2287291194" calcext:value-type="float">
            <text:p>15535.23</text:p>
          </table:table-cell>
          <table:table-cell office:value-type="float" office:value="18190.055306101" calcext:value-type="float">
            <text:p>18190.06</text:p>
          </table:table-cell>
          <table:table-cell office:value-type="float" office:value="21828.0663673212" calcext:value-type="float">
            <text:p>21828.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32" calcext:value-type="float">
            <text:p>3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017.2823266247" calcext:value-type="float">
            <text:p>19017.28</text:p>
          </table:table-cell>
          <table:table-cell office:value-type="float" office:value="52803.3784784746" calcext:value-type="float">
            <text:p>52803.38</text:p>
          </table:table-cell>
          <table:table-cell office:value-type="float" office:value="11941.4355200508" calcext:value-type="float">
            <text:p>11941.44</text:p>
          </table:table-cell>
          <table:table-cell office:value-type="float" office:value="142597882.279531" calcext:value-type="float">
            <text:p>142597882.28</text:p>
          </table:table-cell>
          <table:table-cell office:value-type="float" office:value="16971.1419376919" calcext:value-type="float">
            <text:p>16971.14</text:p>
          </table:table-cell>
          <table:table-cell office:value-type="float" office:value="19017.2823266247" calcext:value-type="float">
            <text:p>19017.28</text:p>
          </table:table-cell>
          <table:table-cell office:value-type="float" office:value="22820.7387919496" calcext:value-type="float">
            <text:p>22820.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33" calcext:value-type="float">
            <text:p>3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939.8370480589" calcext:value-type="float">
            <text:p>16939.84</text:p>
          </table:table-cell>
          <table:table-cell office:value-type="float" office:value="43698.484809835" calcext:value-type="float">
            <text:p>43698.48</text:p>
          </table:table-cell>
          <table:table-cell office:value-type="float" office:value="11321.9618572474" calcext:value-type="float">
            <text:p>11321.96</text:p>
          </table:table-cell>
          <table:table-cell office:value-type="float" office:value="128186820.296965" calcext:value-type="float">
            <text:p>128186820.30</text:p>
          </table:table-cell>
          <table:table-cell office:value-type="float" office:value="14901.5835385455" calcext:value-type="float">
            <text:p>14901.58</text:p>
          </table:table-cell>
          <table:table-cell office:value-type="float" office:value="16939.8370480589" calcext:value-type="float">
            <text:p>16939.84</text:p>
          </table:table-cell>
          <table:table-cell office:value-type="float" office:value="20327.8044576707" calcext:value-type="float">
            <text:p>20327.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34" calcext:value-type="float">
            <text:p>3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637.127414393" calcext:value-type="float">
            <text:p>15637.13</text:p>
          </table:table-cell>
          <table:table-cell office:value-type="float" office:value="40560.9811306679" calcext:value-type="float">
            <text:p>40560.98</text:p>
          </table:table-cell>
          <table:table-cell office:value-type="float" office:value="11053.075250003" calcext:value-type="float">
            <text:p>11053.08</text:p>
          </table:table-cell>
          <table:table-cell office:value-type="float" office:value="122170472.482229" calcext:value-type="float">
            <text:p>122170472.48</text:p>
          </table:table-cell>
          <table:table-cell office:value-type="float" office:value="13780.573901834" calcext:value-type="float">
            <text:p>13780.57</text:p>
          </table:table-cell>
          <table:table-cell office:value-type="float" office:value="15637.127414393" calcext:value-type="float">
            <text:p>15637.13</text:p>
          </table:table-cell>
          <table:table-cell office:value-type="float" office:value="18764.5528972716" calcext:value-type="float">
            <text:p>18764.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35" calcext:value-type="float">
            <text:p>3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145.1957173789" calcext:value-type="float">
            <text:p>16145.20</text:p>
          </table:table-cell>
          <table:table-cell office:value-type="float" office:value="35763.5562774612" calcext:value-type="float">
            <text:p>35763.56</text:p>
          </table:table-cell>
          <table:table-cell office:value-type="float" office:value="10637.2165910122" calcext:value-type="float">
            <text:p>10637.22</text:p>
          </table:table-cell>
          <table:table-cell office:value-type="float" office:value="113150376.804105" calcext:value-type="float">
            <text:p>113150376.80</text:p>
          </table:table-cell>
          <table:table-cell office:value-type="float" office:value="13626.3060118041" calcext:value-type="float">
            <text:p>13626.31</text:p>
          </table:table-cell>
          <table:table-cell office:value-type="float" office:value="16145.1957173789" calcext:value-type="float">
            <text:p>16145.20</text:p>
          </table:table-cell>
          <table:table-cell office:value-type="float" office:value="19374.2348608547" calcext:value-type="float">
            <text:p>19374.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36" calcext:value-type="float">
            <text:p>3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844.9055660452" calcext:value-type="float">
            <text:p>15844.91</text:p>
          </table:table-cell>
          <table:table-cell office:value-type="float" office:value="44253.8504404313" calcext:value-type="float">
            <text:p>44253.85</text:p>
          </table:table-cell>
          <table:table-cell office:value-type="float" office:value="10056.1462371238" calcext:value-type="float">
            <text:p>10056.15</text:p>
          </table:table-cell>
          <table:table-cell office:value-type="float" office:value="101126077.142418" calcext:value-type="float">
            <text:p>101126077.14</text:p>
          </table:table-cell>
          <table:table-cell office:value-type="float" office:value="14171.2862780554" calcext:value-type="float">
            <text:p>14171.29</text:p>
          </table:table-cell>
          <table:table-cell office:value-type="float" office:value="15844.9055660452" calcext:value-type="float">
            <text:p>15844.91</text:p>
          </table:table-cell>
          <table:table-cell office:value-type="float" office:value="19013.8866792543" calcext:value-type="float">
            <text:p>19013.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37" calcext:value-type="float">
            <text:p>3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645.0570737719" calcext:value-type="float">
            <text:p>15645.06</text:p>
          </table:table-cell>
          <table:table-cell office:value-type="float" office:value="36331.1824674661" calcext:value-type="float">
            <text:p>36331.18</text:p>
          </table:table-cell>
          <table:table-cell office:value-type="float" office:value="8593.59093060206" calcext:value-type="float">
            <text:p>8593.59</text:p>
          </table:table-cell>
          <table:table-cell office:value-type="float" office:value="73849805.0825261" calcext:value-type="float">
            <text:p>73849805.08</text:p>
          </table:table-cell>
          <table:table-cell office:value-type="float" office:value="13405.8390347015" calcext:value-type="float">
            <text:p>13405.84</text:p>
          </table:table-cell>
          <table:table-cell office:value-type="float" office:value="15645.0570737719" calcext:value-type="float">
            <text:p>15645.06</text:p>
          </table:table-cell>
          <table:table-cell office:value-type="float" office:value="18774.0684885263" calcext:value-type="float">
            <text:p>18774.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38" calcext:value-type="float">
            <text:p>3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282.7442312667" calcext:value-type="float">
            <text:p>16282.74</text:p>
          </table:table-cell>
          <table:table-cell office:value-type="float" office:value="42695.3670077106" calcext:value-type="float">
            <text:p>42695.37</text:p>
          </table:table-cell>
          <table:table-cell office:value-type="float" office:value="9126.98356359831" calcext:value-type="float">
            <text:p>9126.98</text:p>
          </table:table-cell>
          <table:table-cell office:value-type="float" office:value="83301828.9701936" calcext:value-type="float">
            <text:p>83301828.97</text:p>
          </table:table-cell>
          <table:table-cell office:value-type="float" office:value="14378.9036843086" calcext:value-type="float">
            <text:p>14378.90</text:p>
          </table:table-cell>
          <table:table-cell office:value-type="float" office:value="16282.7442312667" calcext:value-type="float">
            <text:p>16282.74</text:p>
          </table:table-cell>
          <table:table-cell office:value-type="float" office:value="19539.29307752" calcext:value-type="float">
            <text:p>19539.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39" calcext:value-type="float">
            <text:p>3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543.4244279601" calcext:value-type="float">
            <text:p>16543.42</text:p>
          </table:table-cell>
          <table:table-cell office:value-type="float" office:value="43979.4290510672" calcext:value-type="float">
            <text:p>43979.43</text:p>
          </table:table-cell>
          <table:table-cell office:value-type="float" office:value="9874.01257420559" calcext:value-type="float">
            <text:p>9874.01</text:p>
          </table:table-cell>
          <table:table-cell office:value-type="float" office:value="97496124.31557" calcext:value-type="float">
            <text:p>97496124.32</text:p>
          </table:table-cell>
          <table:table-cell office:value-type="float" office:value="14649.8185275888" calcext:value-type="float">
            <text:p>14649.82</text:p>
          </table:table-cell>
          <table:table-cell office:value-type="float" office:value="16543.4244279601" calcext:value-type="float">
            <text:p>16543.42</text:p>
          </table:table-cell>
          <table:table-cell office:value-type="float" office:value="19852.1093135521" calcext:value-type="float">
            <text:p>19852.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40" calcext:value-type="float">
            <text:p>4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689.9598409152" calcext:value-type="float">
            <text:p>17689.96</text:p>
          </table:table-cell>
          <table:table-cell office:value-type="float" office:value="43979.4290510672" calcext:value-type="float">
            <text:p>43979.43</text:p>
          </table:table-cell>
          <table:table-cell office:value-type="float" office:value="9849.64946808536" calcext:value-type="float">
            <text:p>9849.65</text:p>
          </table:table-cell>
          <table:table-cell office:value-type="float" office:value="97015594.6441541" calcext:value-type="float">
            <text:p>97015594.64</text:p>
          </table:table-cell>
          <table:table-cell office:value-type="float" office:value="15422.5122421104" calcext:value-type="float">
            <text:p>15422.51</text:p>
          </table:table-cell>
          <table:table-cell office:value-type="float" office:value="17689.9598409152" calcext:value-type="float">
            <text:p>17689.96</text:p>
          </table:table-cell>
          <table:table-cell office:value-type="float" office:value="21227.9518090983" calcext:value-type="float">
            <text:p>21227.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41" calcext:value-type="float">
            <text:p>4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410.0790975472" calcext:value-type="float">
            <text:p>18410.08</text:p>
          </table:table-cell>
          <table:table-cell office:value-type="float" office:value="46714.1534784644" calcext:value-type="float">
            <text:p>46714.15</text:p>
          </table:table-cell>
          <table:table-cell office:value-type="float" office:value="10499.6480496119" calcext:value-type="float">
            <text:p>10499.65</text:p>
          </table:table-cell>
          <table:table-cell office:value-type="float" office:value="110242609.16572" calcext:value-type="float">
            <text:p>110242609.17</text:p>
          </table:table-cell>
          <table:table-cell office:value-type="float" office:value="16124.6104098779" calcext:value-type="float">
            <text:p>16124.61</text:p>
          </table:table-cell>
          <table:table-cell office:value-type="float" office:value="18410.0790975472" calcext:value-type="float">
            <text:p>18410.08</text:p>
          </table:table-cell>
          <table:table-cell office:value-type="float" office:value="22092.0949170566" calcext:value-type="float">
            <text:p>22092.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42" calcext:value-type="float">
            <text:p>4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717.7775319237" calcext:value-type="float">
            <text:p>16717.78</text:p>
          </table:table-cell>
          <table:table-cell office:value-type="float" office:value="40138.2520539682" calcext:value-type="float">
            <text:p>40138.25</text:p>
          </table:table-cell>
          <table:table-cell office:value-type="float" office:value="9601.3214145099" calcext:value-type="float">
            <text:p>9601.32</text:p>
          </table:table-cell>
          <table:table-cell office:value-type="float" office:value="92185372.9047263" calcext:value-type="float">
            <text:p>92185372.90</text:p>
          </table:table-cell>
          <table:table-cell office:value-type="float" office:value="14451.2360038015" calcext:value-type="float">
            <text:p>14451.24</text:p>
          </table:table-cell>
          <table:table-cell office:value-type="float" office:value="16717.7775319237" calcext:value-type="float">
            <text:p>16717.78</text:p>
          </table:table-cell>
          <table:table-cell office:value-type="float" office:value="20061.3330383085" calcext:value-type="float">
            <text:p>20061.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43" calcext:value-type="float">
            <text:p>4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345.5867663983" calcext:value-type="float">
            <text:p>16345.59</text:p>
          </table:table-cell>
          <table:table-cell office:value-type="float" office:value="39901.6892392373" calcext:value-type="float">
            <text:p>39901.69</text:p>
          </table:table-cell>
          <table:table-cell office:value-type="float" office:value="10093.4124110655" calcext:value-type="float">
            <text:p>10093.41</text:p>
          </table:table-cell>
          <table:table-cell office:value-type="float" office:value="101876974.099851" calcext:value-type="float">
            <text:p>101876974.10</text:p>
          </table:table-cell>
          <table:table-cell office:value-type="float" office:value="14193.917735033" calcext:value-type="float">
            <text:p>14193.92</text:p>
          </table:table-cell>
          <table:table-cell office:value-type="float" office:value="16345.5867663983" calcext:value-type="float">
            <text:p>16345.59</text:p>
          </table:table-cell>
          <table:table-cell office:value-type="float" office:value="19614.704119678" calcext:value-type="float">
            <text:p>19614.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44" calcext:value-type="float">
            <text:p>4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391.0258951926" calcext:value-type="float">
            <text:p>17391.03</text:p>
          </table:table-cell>
          <table:table-cell office:value-type="float" office:value="46832.8157299975" calcext:value-type="float">
            <text:p>46832.82</text:p>
          </table:table-cell>
          <table:table-cell office:value-type="float" office:value="10640.6789653845" calcext:value-type="float">
            <text:p>10640.68</text:p>
          </table:table-cell>
          <table:table-cell office:value-type="float" office:value="113224048.844376" calcext:value-type="float">
            <text:p>113224048.84</text:p>
          </table:table-cell>
          <table:table-cell office:value-type="float" office:value="15435.882524446" calcext:value-type="float">
            <text:p>15435.88</text:p>
          </table:table-cell>
          <table:table-cell office:value-type="float" office:value="17391.0258951926" calcext:value-type="float">
            <text:p>17391.03</text:p>
          </table:table-cell>
          <table:table-cell office:value-type="float" office:value="20869.2310742312" calcext:value-type="float">
            <text:p>20869.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45" calcext:value-type="float">
            <text:p>4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477.0890662376" calcext:value-type="float">
            <text:p>18477.09</text:p>
          </table:table-cell>
          <table:table-cell office:value-type="float" office:value="39566.1543134788" calcext:value-type="float">
            <text:p>39566.15</text:p>
          </table:table-cell>
          <table:table-cell office:value-type="float" office:value="10411.9310721664" calcext:value-type="float">
            <text:p>10411.93</text:p>
          </table:table-cell>
          <table:table-cell office:value-type="float" office:value="108408308.651543" calcext:value-type="float">
            <text:p>108408308.65</text:p>
          </table:table-cell>
          <table:table-cell office:value-type="float" office:value="15386.8069773919" calcext:value-type="float">
            <text:p>15386.81</text:p>
          </table:table-cell>
          <table:table-cell office:value-type="float" office:value="18477.0890662376" calcext:value-type="float">
            <text:p>18477.09</text:p>
          </table:table-cell>
          <table:table-cell office:value-type="float" office:value="22172.5068794851" calcext:value-type="float">
            <text:p>22172.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46" calcext:value-type="float">
            <text:p>4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833.6999271067" calcext:value-type="float">
            <text:p>20833.70</text:p>
          </table:table-cell>
          <table:table-cell office:value-type="float" office:value="50074.9752627784" calcext:value-type="float">
            <text:p>50074.98</text:p>
          </table:table-cell>
          <table:table-cell office:value-type="float" office:value="10397.4265468051" calcext:value-type="float">
            <text:p>10397.43</text:p>
          </table:table-cell>
          <table:table-cell office:value-type="float" office:value="108106478.796207" calcext:value-type="float">
            <text:p>108106478.80</text:p>
          </table:table-cell>
          <table:table-cell office:value-type="float" office:value="17984.8971452629" calcext:value-type="float">
            <text:p>17984.90</text:p>
          </table:table-cell>
          <table:table-cell office:value-type="float" office:value="20833.6999271067" calcext:value-type="float">
            <text:p>20833.70</text:p>
          </table:table-cell>
          <table:table-cell office:value-type="float" office:value="25000.4399125281" calcext:value-type="float">
            <text:p>25000.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47" calcext:value-type="float">
            <text:p>4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975.1048175834" calcext:value-type="float">
            <text:p>20975.10</text:p>
          </table:table-cell>
          <table:table-cell office:value-type="float" office:value="50074.9752627784" calcext:value-type="float">
            <text:p>50074.98</text:p>
          </table:table-cell>
          <table:table-cell office:value-type="float" office:value="10873.20339857" calcext:value-type="float">
            <text:p>10873.20</text:p>
          </table:table-cell>
          <table:table-cell office:value-type="float" office:value="118226552.146673" calcext:value-type="float">
            <text:p>118226552.15</text:p>
          </table:table-cell>
          <table:table-cell office:value-type="float" office:value="18072.6443288941" calcext:value-type="float">
            <text:p>18072.64</text:p>
          </table:table-cell>
          <table:table-cell office:value-type="float" office:value="20975.1048175834" calcext:value-type="float">
            <text:p>20975.10</text:p>
          </table:table-cell>
          <table:table-cell office:value-type="float" office:value="25170.1257811001" calcext:value-type="float">
            <text:p>25170.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48" calcext:value-type="float">
            <text:p>4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165.115607781" calcext:value-type="float">
            <text:p>20165.12</text:p>
          </table:table-cell>
          <table:table-cell office:value-type="float" office:value="40774.4565164974" calcext:value-type="float">
            <text:p>40774.46</text:p>
          </table:table-cell>
          <table:table-cell office:value-type="float" office:value="8366.62135012142" calcext:value-type="float">
            <text:p>8366.62</text:p>
          </table:table-cell>
          <table:table-cell office:value-type="float" office:value="70000352.8163076" calcext:value-type="float">
            <text:p>70000352.82</text:p>
          </table:table-cell>
          <table:table-cell office:value-type="float" office:value="16383.6795077358" calcext:value-type="float">
            <text:p>16383.68</text:p>
          </table:table-cell>
          <table:table-cell office:value-type="float" office:value="20165.1156077809" calcext:value-type="float">
            <text:p>20165.12</text:p>
          </table:table-cell>
          <table:table-cell office:value-type="float" office:value="24198.1387293371" calcext:value-type="float">
            <text:p>24198.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49" calcext:value-type="float">
            <text:p>4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752.6508031581" calcext:value-type="float">
            <text:p>18752.65</text:p>
          </table:table-cell>
          <table:table-cell office:value-type="float" office:value="41323.3511926287" calcext:value-type="float">
            <text:p>41323.35</text:p>
          </table:table-cell>
          <table:table-cell office:value-type="float" office:value="8680.02646081857" calcext:value-type="float">
            <text:p>8680.03</text:p>
          </table:table-cell>
          <table:table-cell office:value-type="float" office:value="75342859.3605105" calcext:value-type="float">
            <text:p>75342859.36</text:p>
          </table:table-cell>
          <table:table-cell office:value-type="float" office:value="15776.3760267667" calcext:value-type="float">
            <text:p>15776.38</text:p>
          </table:table-cell>
          <table:table-cell office:value-type="float" office:value="18752.6508031581" calcext:value-type="float">
            <text:p>18752.65</text:p>
          </table:table-cell>
          <table:table-cell office:value-type="float" office:value="22503.1809637897" calcext:value-type="float">
            <text:p>22503.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0" calcext:value-type="float">
            <text:p>0</text:p>
          </table:table-cell>
          <table:table-cell office:value-type="float" office:value="6150.28153987289" calcext:value-type="float">
            <text:p>6150.28</text:p>
          </table:table-cell>
          <table:table-cell office:value-type="float" office:value="35042.8516672312" calcext:value-type="float">
            <text:p>35042.85</text:p>
          </table:table-cell>
          <table:table-cell office:value-type="float" office:value="62172.8150674602" calcext:value-type="float">
            <text:p>62172.82</text:p>
          </table:table-cell>
          <table:table-cell office:value-type="float" office:value="13534.8467848525" calcext:value-type="float">
            <text:p>13534.85</text:p>
          </table:table-cell>
          <table:table-cell office:value-type="float" office:value="183192077.489431" calcext:value-type="float">
            <text:p>183192077.49</text:p>
          </table:table-cell>
          <table:table-cell office:value-type="float" office:value="27578.9414929215" calcext:value-type="float">
            <text:p>27578.94</text:p>
          </table:table-cell>
          <table:table-cell office:value-type="float" office:value="35042.8516672312" calcext:value-type="float">
            <text:p>35042.85</text:p>
          </table:table-cell>
          <table:table-cell office:value-type="float" office:value="42051.4220006774" calcext:value-type="float">
            <text:p>42051.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1" calcext:value-type="float">
            <text:p>1</text:p>
          </table:table-cell>
          <table:table-cell office:value-type="float" office:value="5618.0339887499" calcext:value-type="float">
            <text:p>5618.03</text:p>
          </table:table-cell>
          <table:table-cell office:value-type="float" office:value="32342.946875741" calcext:value-type="float">
            <text:p>32342.95</text:p>
          </table:table-cell>
          <table:table-cell office:value-type="float" office:value="58018.1500214648" calcext:value-type="float">
            <text:p>58018.15</text:p>
          </table:table-cell>
          <table:table-cell office:value-type="float" office:value="13007.4224932979" calcext:value-type="float">
            <text:p>13007.42</text:p>
          </table:table-cell>
          <table:table-cell office:value-type="float" office:value="169193039.919153" calcext:value-type="float">
            <text:p>169193039.92</text:p>
          </table:table-cell>
          <table:table-cell office:value-type="float" office:value="25609.8944994312" calcext:value-type="float">
            <text:p>25609.89</text:p>
          </table:table-cell>
          <table:table-cell office:value-type="float" office:value="32342.946875741" calcext:value-type="float">
            <text:p>32342.95</text:p>
          </table:table-cell>
          <table:table-cell office:value-type="float" office:value="38811.5362508892" calcext:value-type="float">
            <text:p>38811.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2" calcext:value-type="float">
            <text:p>2</text:p>
          </table:table-cell>
          <table:table-cell office:value-type="float" office:value="5618.0339887499" calcext:value-type="float">
            <text:p>5618.03</text:p>
          </table:table-cell>
          <table:table-cell office:value-type="float" office:value="30178.3325194407" calcext:value-type="float">
            <text:p>30178.33</text:p>
          </table:table-cell>
          <table:table-cell office:value-type="float" office:value="54319.8051533946" calcext:value-type="float">
            <text:p>54319.81</text:p>
          </table:table-cell>
          <table:table-cell office:value-type="float" office:value="12752.8722250364" calcext:value-type="float">
            <text:p>12752.87</text:p>
          </table:table-cell>
          <table:table-cell office:value-type="float" office:value="162635749.988106" calcext:value-type="float">
            <text:p>162635749.99</text:p>
          </table:table-cell>
          <table:table-cell office:value-type="float" office:value="24037.9543654298" calcext:value-type="float">
            <text:p>24037.95</text:p>
          </table:table-cell>
          <table:table-cell office:value-type="float" office:value="30178.3325194406" calcext:value-type="float">
            <text:p>30178.33</text:p>
          </table:table-cell>
          <table:table-cell office:value-type="float" office:value="36213.9990233288" calcext:value-type="float">
            <text:p>36214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3" calcext:value-type="float">
            <text:p>3</text:p>
          </table:table-cell>
          <table:table-cell office:value-type="float" office:value="5207.10678118655" calcext:value-type="float">
            <text:p>5207.11</text:p>
          </table:table-cell>
          <table:table-cell office:value-type="float" office:value="31624.7788931715" calcext:value-type="float">
            <text:p>31624.78</text:p>
          </table:table-cell>
          <table:table-cell office:value-type="float" office:value="57402.0598572477" calcext:value-type="float">
            <text:p>57402.06</text:p>
          </table:table-cell>
          <table:table-cell office:value-type="float" office:value="12051.0011277175" calcext:value-type="float">
            <text:p>12051.00</text:p>
          </table:table-cell>
          <table:table-cell office:value-type="float" office:value="145226628.180248" calcext:value-type="float">
            <text:p>145226628.18</text:p>
          </table:table-cell>
          <table:table-cell office:value-type="float" office:value="25142.6907274093" calcext:value-type="float">
            <text:p>25142.69</text:p>
          </table:table-cell>
          <table:table-cell office:value-type="float" office:value="31624.7788931715" calcext:value-type="float">
            <text:p>31624.78</text:p>
          </table:table-cell>
          <table:table-cell office:value-type="float" office:value="37949.7346718058" calcext:value-type="float">
            <text:p>37949.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4" calcext:value-type="float">
            <text:p>4</text:p>
          </table:table-cell>
          <table:table-cell office:value-type="float" office:value="1265.02815398729" calcext:value-type="float">
            <text:p>1265.03</text:p>
          </table:table-cell>
          <table:table-cell office:value-type="float" office:value="30455.0086337555" calcext:value-type="float">
            <text:p>30455.01</text:p>
          </table:table-cell>
          <table:table-cell office:value-type="float" office:value="59307.442244164" calcext:value-type="float">
            <text:p>59307.44</text:p>
          </table:table-cell>
          <table:table-cell office:value-type="float" office:value="13121.0455456965" calcext:value-type="float">
            <text:p>13121.05</text:p>
          </table:table-cell>
          <table:table-cell office:value-type="float" office:value="172161836.212243" calcext:value-type="float">
            <text:p>172161836.21</text:p>
          </table:table-cell>
          <table:table-cell office:value-type="float" office:value="24292.7478031142" calcext:value-type="float">
            <text:p>24292.75</text:p>
          </table:table-cell>
          <table:table-cell office:value-type="float" office:value="30455.0086337555" calcext:value-type="float">
            <text:p>30455.01</text:p>
          </table:table-cell>
          <table:table-cell office:value-type="float" office:value="36546.0103605066" calcext:value-type="float">
            <text:p>36546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5" calcext:value-type="float">
            <text:p>5</text:p>
          </table:table-cell>
          <table:table-cell office:value-type="float" office:value="1265.02815398729" calcext:value-type="float">
            <text:p>1265.03</text:p>
          </table:table-cell>
          <table:table-cell office:value-type="float" office:value="30627.9731980113" calcext:value-type="float">
            <text:p>30627.97</text:p>
          </table:table-cell>
          <table:table-cell office:value-type="float" office:value="53918.2070179965" calcext:value-type="float">
            <text:p>53918.21</text:p>
          </table:table-cell>
          <table:table-cell office:value-type="float" office:value="12974.3345567593" calcext:value-type="float">
            <text:p>12974.33</text:p>
          </table:table-cell>
          <table:table-cell office:value-type="float" office:value="168333357.190718" calcext:value-type="float">
            <text:p>168333357.19</text:p>
          </table:table-cell>
          <table:table-cell office:value-type="float" office:value="22905.1868938966" calcext:value-type="float">
            <text:p>22905.19</text:p>
          </table:table-cell>
          <table:table-cell office:value-type="float" office:value="30627.9731980113" calcext:value-type="float">
            <text:p>30627.97</text:p>
          </table:table-cell>
          <table:table-cell office:value-type="float" office:value="36753.5678376135" calcext:value-type="float">
            <text:p>36753.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6" calcext:value-type="float">
            <text:p>6</text:p>
          </table:table-cell>
          <table:table-cell office:value-type="float" office:value="1265.02815398729" calcext:value-type="float">
            <text:p>1265.03</text:p>
          </table:table-cell>
          <table:table-cell office:value-type="float" office:value="28725.9353045048" calcext:value-type="float">
            <text:p>28725.94</text:p>
          </table:table-cell>
          <table:table-cell office:value-type="float" office:value="60654.1889907858" calcext:value-type="float">
            <text:p>60654.19</text:p>
          </table:table-cell>
          <table:table-cell office:value-type="float" office:value="13494.3295282952" calcext:value-type="float">
            <text:p>13494.33</text:p>
          </table:table-cell>
          <table:table-cell office:value-type="float" office:value="182096929.41822" calcext:value-type="float">
            <text:p>182096929.42</text:p>
          </table:table-cell>
          <table:table-cell office:value-type="float" office:value="23784.6049708153" calcext:value-type="float">
            <text:p>23784.60</text:p>
          </table:table-cell>
          <table:table-cell office:value-type="float" office:value="28725.9353045048" calcext:value-type="float">
            <text:p>28725.94</text:p>
          </table:table-cell>
          <table:table-cell office:value-type="float" office:value="34471.1223654058" calcext:value-type="float">
            <text:p>34471.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7" calcext:value-type="float">
            <text:p>7</text:p>
          </table:table-cell>
          <table:table-cell office:value-type="float" office:value="1265.02815398729" calcext:value-type="float">
            <text:p>1265.03</text:p>
          </table:table-cell>
          <table:table-cell office:value-type="float" office:value="27364.3294039014" calcext:value-type="float">
            <text:p>27364.33</text:p>
          </table:table-cell>
          <table:table-cell office:value-type="float" office:value="54146.5242289822" calcext:value-type="float">
            <text:p>54146.52</text:p>
          </table:table-cell>
          <table:table-cell office:value-type="float" office:value="12788.7253224561" calcext:value-type="float">
            <text:p>12788.73</text:p>
          </table:table-cell>
          <table:table-cell office:value-type="float" office:value="163551495.373229" calcext:value-type="float">
            <text:p>163551495.37</text:p>
          </table:table-cell>
          <table:table-cell office:value-type="float" office:value="22031.0108967454" calcext:value-type="float">
            <text:p>22031.01</text:p>
          </table:table-cell>
          <table:table-cell office:value-type="float" office:value="27364.3294039014" calcext:value-type="float">
            <text:p>27364.33</text:p>
          </table:table-cell>
          <table:table-cell office:value-type="float" office:value="32837.1952846816" calcext:value-type="float">
            <text:p>32837.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8" calcext:value-type="float">
            <text:p>8</text:p>
          </table:table-cell>
          <table:table-cell office:value-type="float" office:value="1230.05630797458" calcext:value-type="float">
            <text:p>1230.06</text:p>
          </table:table-cell>
          <table:table-cell office:value-type="float" office:value="27902.477026989" calcext:value-type="float">
            <text:p>27902.48</text:p>
          </table:table-cell>
          <table:table-cell office:value-type="float" office:value="68341.106687033" calcext:value-type="float">
            <text:p>68341.11</text:p>
          </table:table-cell>
          <table:table-cell office:value-type="float" office:value="14695.8008109768" calcext:value-type="float">
            <text:p>14695.80</text:p>
          </table:table-cell>
          <table:table-cell office:value-type="float" office:value="215966561.475907" calcext:value-type="float">
            <text:p>215966561.48</text:p>
          </table:table-cell>
          <table:table-cell office:value-type="float" office:value="24221.7063746549" calcext:value-type="float">
            <text:p>24221.71</text:p>
          </table:table-cell>
          <table:table-cell office:value-type="float" office:value="27902.477026989" calcext:value-type="float">
            <text:p>27902.48</text:p>
          </table:table-cell>
          <table:table-cell office:value-type="float" office:value="33482.9724323868" calcext:value-type="float">
            <text:p>33482.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9" calcext:value-type="float">
            <text:p>9</text:p>
          </table:table-cell>
          <table:table-cell office:value-type="float" office:value="1106.4495102246" calcext:value-type="float">
            <text:p>1106.45</text:p>
          </table:table-cell>
          <table:table-cell office:value-type="float" office:value="29855.4149647218" calcext:value-type="float">
            <text:p>29855.41</text:p>
          </table:table-cell>
          <table:table-cell office:value-type="float" office:value="68370.6838803207" calcext:value-type="float">
            <text:p>68370.68</text:p>
          </table:table-cell>
          <table:table-cell office:value-type="float" office:value="16046.2506345916" calcext:value-type="float">
            <text:p>16046.25</text:p>
          </table:table-cell>
          <table:table-cell office:value-type="float" office:value="257482159.428133" calcext:value-type="float">
            <text:p>257482159.43</text:p>
          </table:table-cell>
          <table:table-cell office:value-type="float" office:value="25398.4174278159" calcext:value-type="float">
            <text:p>25398.42</text:p>
          </table:table-cell>
          <table:table-cell office:value-type="float" office:value="29855.4149647219" calcext:value-type="float">
            <text:p>29855.41</text:p>
          </table:table-cell>
          <table:table-cell office:value-type="float" office:value="35826.4979576662" calcext:value-type="float">
            <text:p>35826.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10" calcext:value-type="float">
            <text:p>10</text:p>
          </table:table-cell>
          <table:table-cell office:value-type="float" office:value="1106.4495102246" calcext:value-type="float">
            <text:p>1106.45</text:p>
          </table:table-cell>
          <table:table-cell office:value-type="float" office:value="31411.0440321213" calcext:value-type="float">
            <text:p>31411.04</text:p>
          </table:table-cell>
          <table:table-cell office:value-type="float" office:value="60914.839757605" calcext:value-type="float">
            <text:p>60914.84</text:p>
          </table:table-cell>
          <table:table-cell office:value-type="float" office:value="15432.0551324828" calcext:value-type="float">
            <text:p>15432.06</text:p>
          </table:table-cell>
          <table:table-cell office:value-type="float" office:value="238148325.611988" calcext:value-type="float">
            <text:p>238148325.61</text:p>
          </table:table-cell>
          <table:table-cell office:value-type="float" office:value="24958.3220721419" calcext:value-type="float">
            <text:p>24958.32</text:p>
          </table:table-cell>
          <table:table-cell office:value-type="float" office:value="31411.0440321213" calcext:value-type="float">
            <text:p>31411.04</text:p>
          </table:table-cell>
          <table:table-cell office:value-type="float" office:value="37693.2528385456" calcext:value-type="float">
            <text:p>37693.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11" calcext:value-type="float">
            <text:p>11</text:p>
          </table:table-cell>
          <table:table-cell office:value-type="float" office:value="1106.4495102246" calcext:value-type="float">
            <text:p>1106.45</text:p>
          </table:table-cell>
          <table:table-cell office:value-type="float" office:value="31796.3575811418" calcext:value-type="float">
            <text:p>31796.36</text:p>
          </table:table-cell>
          <table:table-cell office:value-type="float" office:value="62518.1500214648" calcext:value-type="float">
            <text:p>62518.15</text:p>
          </table:table-cell>
          <table:table-cell office:value-type="float" office:value="14403.9297768656" calcext:value-type="float">
            <text:p>14403.93</text:p>
          </table:table-cell>
          <table:table-cell office:value-type="float" office:value="207473193.016876" calcext:value-type="float">
            <text:p>207473193.02</text:p>
          </table:table-cell>
          <table:table-cell office:value-type="float" office:value="25443.6859845818" calcext:value-type="float">
            <text:p>25443.69</text:p>
          </table:table-cell>
          <table:table-cell office:value-type="float" office:value="31796.3575811418" calcext:value-type="float">
            <text:p>31796.36</text:p>
          </table:table-cell>
          <table:table-cell office:value-type="float" office:value="38155.6290973701" calcext:value-type="float">
            <text:p>38155.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12" calcext:value-type="float">
            <text:p>12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32198.6612393643" calcext:value-type="float">
            <text:p>32198.66</text:p>
          </table:table-cell>
          <table:table-cell office:value-type="float" office:value="62488.572828177" calcext:value-type="float">
            <text:p>62488.57</text:p>
          </table:table-cell>
          <table:table-cell office:value-type="float" office:value="14257.8735163285" calcext:value-type="float">
            <text:p>14257.87</text:p>
          </table:table-cell>
          <table:table-cell office:value-type="float" office:value="203286957.207621" calcext:value-type="float">
            <text:p>203286957.21</text:p>
          </table:table-cell>
          <table:table-cell office:value-type="float" office:value="25575.9034038744" calcext:value-type="float">
            <text:p>25575.90</text:p>
          </table:table-cell>
          <table:table-cell office:value-type="float" office:value="32198.6612393643" calcext:value-type="float">
            <text:p>32198.66</text:p>
          </table:table-cell>
          <table:table-cell office:value-type="float" office:value="38638.3934872371" calcext:value-type="float">
            <text:p>38638.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13" calcext:value-type="float">
            <text:p>13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30177.5070458202" calcext:value-type="float">
            <text:p>30177.51</text:p>
          </table:table-cell>
          <table:table-cell office:value-type="float" office:value="51982.5901668305" calcext:value-type="float">
            <text:p>51982.59</text:p>
          </table:table-cell>
          <table:table-cell office:value-type="float" office:value="13394.4582669756" calcext:value-type="float">
            <text:p>13394.46</text:p>
          </table:table-cell>
          <table:table-cell office:value-type="float" office:value="179411512.265752" calcext:value-type="float">
            <text:p>179411512.27</text:p>
          </table:table-cell>
          <table:table-cell office:value-type="float" office:value="22114.618258226" calcext:value-type="float">
            <text:p>22114.62</text:p>
          </table:table-cell>
          <table:table-cell office:value-type="float" office:value="30177.5070458202" calcext:value-type="float">
            <text:p>30177.51</text:p>
          </table:table-cell>
          <table:table-cell office:value-type="float" office:value="36213.0084549842" calcext:value-type="float">
            <text:p>36213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14" calcext:value-type="float">
            <text:p>14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29222.4000215949" calcext:value-type="float">
            <text:p>29222.40</text:p>
          </table:table-cell>
          <table:table-cell office:value-type="float" office:value="57246.0720828226" calcext:value-type="float">
            <text:p>57246.07</text:p>
          </table:table-cell>
          <table:table-cell office:value-type="float" office:value="13260.4800559014" calcext:value-type="float">
            <text:p>13260.48</text:p>
          </table:table-cell>
          <table:table-cell office:value-type="float" office:value="175840331.312958" calcext:value-type="float">
            <text:p>175840331.31</text:p>
          </table:table-cell>
          <table:table-cell office:value-type="float" office:value="23346.4579994892" calcext:value-type="float">
            <text:p>23346.46</text:p>
          </table:table-cell>
          <table:table-cell office:value-type="float" office:value="29222.4000215949" calcext:value-type="float">
            <text:p>29222.40</text:p>
          </table:table-cell>
          <table:table-cell office:value-type="float" office:value="35066.8800259139" calcext:value-type="float">
            <text:p>35066.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15" calcext:value-type="float">
            <text:p>15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28776.2945474837" calcext:value-type="float">
            <text:p>28776.29</text:p>
          </table:table-cell>
          <table:table-cell office:value-type="float" office:value="53518.1500214648" calcext:value-type="float">
            <text:p>53518.15</text:p>
          </table:table-cell>
          <table:table-cell office:value-type="float" office:value="13488.8308023328" calcext:value-type="float">
            <text:p>13488.83</text:p>
          </table:table-cell>
          <table:table-cell office:value-type="float" office:value="181948556.413963" calcext:value-type="float">
            <text:p>181948556.41</text:p>
          </table:table-cell>
          <table:table-cell office:value-type="float" office:value="22326.3232587773" calcext:value-type="float">
            <text:p>22326.32</text:p>
          </table:table-cell>
          <table:table-cell office:value-type="float" office:value="28776.2945474837" calcext:value-type="float">
            <text:p>28776.29</text:p>
          </table:table-cell>
          <table:table-cell office:value-type="float" office:value="34531.5534569804" calcext:value-type="float">
            <text:p>34531.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16" calcext:value-type="float">
            <text:p>16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29819.4851260259" calcext:value-type="float">
            <text:p>29819.49</text:p>
          </table:table-cell>
          <table:table-cell office:value-type="float" office:value="51654.1889907858" calcext:value-type="float">
            <text:p>51654.19</text:p>
          </table:table-cell>
          <table:table-cell office:value-type="float" office:value="12951.881863086" calcext:value-type="float">
            <text:p>12951.88</text:p>
          </table:table-cell>
          <table:table-cell office:value-type="float" office:value="167751243.795336" calcext:value-type="float">
            <text:p>167751243.80</text:p>
          </table:table-cell>
          <table:table-cell office:value-type="float" office:value="21960.8511937424" calcext:value-type="float">
            <text:p>21960.85</text:p>
          </table:table-cell>
          <table:table-cell office:value-type="float" office:value="29819.4851260259" calcext:value-type="float">
            <text:p>29819.49</text:p>
          </table:table-cell>
          <table:table-cell office:value-type="float" office:value="35783.3821512311" calcext:value-type="float">
            <text:p>35783.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17" calcext:value-type="float">
            <text:p>17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30431.4091852021" calcext:value-type="float">
            <text:p>30431.41</text:p>
          </table:table-cell>
          <table:table-cell office:value-type="float" office:value="52832.2943214974" calcext:value-type="float">
            <text:p>52832.29</text:p>
          </table:table-cell>
          <table:table-cell office:value-type="float" office:value="11548.998158064" calcext:value-type="float">
            <text:p>11549.00</text:p>
          </table:table-cell>
          <table:table-cell office:value-type="float" office:value="133379358.454966" calcext:value-type="float">
            <text:p>133379358.45</text:p>
          </table:table-cell>
          <table:table-cell office:value-type="float" office:value="22447.9525276092" calcext:value-type="float">
            <text:p>22447.95</text:p>
          </table:table-cell>
          <table:table-cell office:value-type="float" office:value="30431.4091852021" calcext:value-type="float">
            <text:p>30431.41</text:p>
          </table:table-cell>
          <table:table-cell office:value-type="float" office:value="36517.6910222425" calcext:value-type="float">
            <text:p>36517.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18" calcext:value-type="float">
            <text:p>18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29711.5634662334" calcext:value-type="float">
            <text:p>29711.56</text:p>
          </table:table-cell>
          <table:table-cell office:value-type="float" office:value="51654.1889907858" calcext:value-type="float">
            <text:p>51654.19</text:p>
          </table:table-cell>
          <table:table-cell office:value-type="float" office:value="12433.424357905" calcext:value-type="float">
            <text:p>12433.42</text:p>
          </table:table-cell>
          <table:table-cell office:value-type="float" office:value="154590041.263745" calcext:value-type="float">
            <text:p>154590041.26</text:p>
          </table:table-cell>
          <table:table-cell office:value-type="float" office:value="21949.1093250753" calcext:value-type="float">
            <text:p>21949.11</text:p>
          </table:table-cell>
          <table:table-cell office:value-type="float" office:value="29711.5634662334" calcext:value-type="float">
            <text:p>29711.56</text:p>
          </table:table-cell>
          <table:table-cell office:value-type="float" office:value="35653.8761594801" calcext:value-type="float">
            <text:p>35653.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19" calcext:value-type="float">
            <text:p>19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29406.8819656003" calcext:value-type="float">
            <text:p>29406.88</text:p>
          </table:table-cell>
          <table:table-cell office:value-type="float" office:value="67278.800788284" calcext:value-type="float">
            <text:p>67278.80</text:p>
          </table:table-cell>
          <table:table-cell office:value-type="float" office:value="13657.8835246528" calcext:value-type="float">
            <text:p>13657.88</text:p>
          </table:table-cell>
          <table:table-cell office:value-type="float" office:value="186537782.372981" calcext:value-type="float">
            <text:p>186537782.37</text:p>
          </table:table-cell>
          <table:table-cell office:value-type="float" office:value="25002.8268346308" calcext:value-type="float">
            <text:p>25002.83</text:p>
          </table:table-cell>
          <table:table-cell office:value-type="float" office:value="29406.8819656003" calcext:value-type="float">
            <text:p>29406.88</text:p>
          </table:table-cell>
          <table:table-cell office:value-type="float" office:value="35288.2583587204" calcext:value-type="float">
            <text:p>35288.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20" calcext:value-type="float">
            <text:p>20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27349.5006835593" calcext:value-type="float">
            <text:p>27349.50</text:p>
          </table:table-cell>
          <table:table-cell office:value-type="float" office:value="50146.5242289822" calcext:value-type="float">
            <text:p>50146.52</text:p>
          </table:table-cell>
          <table:table-cell office:value-type="float" office:value="12035.9138720346" calcext:value-type="float">
            <text:p>12035.91</text:p>
          </table:table-cell>
          <table:table-cell office:value-type="float" office:value="144863222.735034" calcext:value-type="float">
            <text:p>144863222.74</text:p>
          </table:table-cell>
          <table:table-cell office:value-type="float" office:value="21038.7080379479" calcext:value-type="float">
            <text:p>21038.71</text:p>
          </table:table-cell>
          <table:table-cell office:value-type="float" office:value="27349.5006835593" calcext:value-type="float">
            <text:p>27349.50</text:p>
          </table:table-cell>
          <table:table-cell office:value-type="float" office:value="32819.4008202711" calcext:value-type="float">
            <text:p>32819.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21" calcext:value-type="float">
            <text:p>21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28772.9547084618" calcext:value-type="float">
            <text:p>28772.95</text:p>
          </table:table-cell>
          <table:table-cell office:value-type="float" office:value="52426.266929428" calcext:value-type="float">
            <text:p>52426.27</text:p>
          </table:table-cell>
          <table:table-cell office:value-type="float" office:value="12490.7459305494" calcext:value-type="float">
            <text:p>12490.75</text:p>
          </table:table-cell>
          <table:table-cell office:value-type="float" office:value="156018733.901537" calcext:value-type="float">
            <text:p>156018733.90</text:p>
          </table:table-cell>
          <table:table-cell office:value-type="float" office:value="22027.746475282" calcext:value-type="float">
            <text:p>22027.75</text:p>
          </table:table-cell>
          <table:table-cell office:value-type="float" office:value="28772.9547084618" calcext:value-type="float">
            <text:p>28772.95</text:p>
          </table:table-cell>
          <table:table-cell office:value-type="float" office:value="34527.5456501541" calcext:value-type="float">
            <text:p>34527.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22" calcext:value-type="float">
            <text:p>22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26579.4735573218" calcext:value-type="float">
            <text:p>26579.47</text:p>
          </table:table-cell>
          <table:table-cell office:value-type="float" office:value="50591.8830920368" calcext:value-type="float">
            <text:p>50591.88</text:p>
          </table:table-cell>
          <table:table-cell office:value-type="float" office:value="13083.5905099849" calcext:value-type="float">
            <text:p>13083.59</text:p>
          </table:table-cell>
          <table:table-cell office:value-type="float" office:value="171180340.632967" calcext:value-type="float">
            <text:p>171180340.63</text:p>
          </table:table-cell>
          <table:table-cell office:value-type="float" office:value="20927.2581258244" calcext:value-type="float">
            <text:p>20927.26</text:p>
          </table:table-cell>
          <table:table-cell office:value-type="float" office:value="26579.4735573218" calcext:value-type="float">
            <text:p>26579.47</text:p>
          </table:table-cell>
          <table:table-cell office:value-type="float" office:value="31895.3682687861" calcext:value-type="float">
            <text:p>31895.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23" calcext:value-type="float">
            <text:p>23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26026.1866991493" calcext:value-type="float">
            <text:p>26026.19</text:p>
          </table:table-cell>
          <table:table-cell office:value-type="float" office:value="49373.1959116279" calcext:value-type="float">
            <text:p>49373.20</text:p>
          </table:table-cell>
          <table:table-cell office:value-type="float" office:value="12365.688731115" calcext:value-type="float">
            <text:p>12365.69</text:p>
          </table:table-cell>
          <table:table-cell office:value-type="float" office:value="152910257.794824" calcext:value-type="float">
            <text:p>152910257.79</text:p>
          </table:table-cell>
          <table:table-cell office:value-type="float" office:value="20457.2480365957" calcext:value-type="float">
            <text:p>20457.25</text:p>
          </table:table-cell>
          <table:table-cell office:value-type="float" office:value="26026.1866991493" calcext:value-type="float">
            <text:p>26026.19</text:p>
          </table:table-cell>
          <table:table-cell office:value-type="float" office:value="31231.4240389792" calcext:value-type="float">
            <text:p>31231.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24" calcext:value-type="float">
            <text:p>24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24951.2044133278" calcext:value-type="float">
            <text:p>24951.20</text:p>
          </table:table-cell>
          <table:table-cell office:value-type="float" office:value="58930.1794794697" calcext:value-type="float">
            <text:p>58930.18</text:p>
          </table:table-cell>
          <table:table-cell office:value-type="float" office:value="11980.6633141862" calcext:value-type="float">
            <text:p>11980.66</text:p>
          </table:table-cell>
          <table:table-cell office:value-type="float" office:value="143536293.447887" calcext:value-type="float">
            <text:p>143536293.45</text:p>
          </table:table-cell>
          <table:table-cell office:value-type="float" office:value="21440.6985176859" calcext:value-type="float">
            <text:p>21440.70</text:p>
          </table:table-cell>
          <table:table-cell office:value-type="float" office:value="24951.2044133278" calcext:value-type="float">
            <text:p>24951.20</text:p>
          </table:table-cell>
          <table:table-cell office:value-type="float" office:value="29941.4452959934" calcext:value-type="float">
            <text:p>29941.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25" calcext:value-type="float">
            <text:p>25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26814.3431184034" calcext:value-type="float">
            <text:p>26814.34</text:p>
          </table:table-cell>
          <table:table-cell office:value-type="float" office:value="49373.1959116279" calcext:value-type="float">
            <text:p>49373.20</text:p>
          </table:table-cell>
          <table:table-cell office:value-type="float" office:value="10145.009093526" calcext:value-type="float">
            <text:p>10145.01</text:p>
          </table:table-cell>
          <table:table-cell office:value-type="float" office:value="102921209.507725" calcext:value-type="float">
            <text:p>102921209.51</text:p>
          </table:table-cell>
          <table:table-cell office:value-type="float" office:value="20688.9338677886" calcext:value-type="float">
            <text:p>20688.93</text:p>
          </table:table-cell>
          <table:table-cell office:value-type="float" office:value="26814.3431184034" calcext:value-type="float">
            <text:p>26814.34</text:p>
          </table:table-cell>
          <table:table-cell office:value-type="float" office:value="32177.2117420841" calcext:value-type="float">
            <text:p>32177.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26" calcext:value-type="float">
            <text:p>26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7507.7397667885" calcext:value-type="float">
            <text:p>27507.74</text:p>
          </table:table-cell>
          <table:table-cell office:value-type="float" office:value="52426.266929428" calcext:value-type="float">
            <text:p>52426.27</text:p>
          </table:table-cell>
          <table:table-cell office:value-type="float" office:value="10602.3214576347" calcext:value-type="float">
            <text:p>10602.32</text:p>
          </table:table-cell>
          <table:table-cell office:value-type="float" office:value="112409220.291021" calcext:value-type="float">
            <text:p>112409220.29</text:p>
          </table:table-cell>
          <table:table-cell office:value-type="float" office:value="21656.7471210059" calcext:value-type="float">
            <text:p>21656.75</text:p>
          </table:table-cell>
          <table:table-cell office:value-type="float" office:value="27507.7397667885" calcext:value-type="float">
            <text:p>27507.74</text:p>
          </table:table-cell>
          <table:table-cell office:value-type="float" office:value="33009.2877201463" calcext:value-type="float">
            <text:p>33009.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27" calcext:value-type="float">
            <text:p>27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7084.7072406199" calcext:value-type="float">
            <text:p>27084.71</text:p>
          </table:table-cell>
          <table:table-cell office:value-type="float" office:value="55001.718247416" calcext:value-type="float">
            <text:p>55001.72</text:p>
          </table:table-cell>
          <table:table-cell office:value-type="float" office:value="10624.953015007" calcext:value-type="float">
            <text:p>10624.95</text:p>
          </table:table-cell>
          <table:table-cell office:value-type="float" office:value="112889626.571107" calcext:value-type="float">
            <text:p>112889626.57</text:p>
          </table:table-cell>
          <table:table-cell office:value-type="float" office:value="22024.5525141613" calcext:value-type="float">
            <text:p>22024.55</text:p>
          </table:table-cell>
          <table:table-cell office:value-type="float" office:value="27084.7072406199" calcext:value-type="float">
            <text:p>27084.71</text:p>
          </table:table-cell>
          <table:table-cell office:value-type="float" office:value="32501.6486887439" calcext:value-type="float">
            <text:p>32501.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28" calcext:value-type="float">
            <text:p>28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6112.0924299497" calcext:value-type="float">
            <text:p>26112.09</text:p>
          </table:table-cell>
          <table:table-cell office:value-type="float" office:value="49249.9307237097" calcext:value-type="float">
            <text:p>49249.93</text:p>
          </table:table-cell>
          <table:table-cell office:value-type="float" office:value="10876.9388954002" calcext:value-type="float">
            <text:p>10876.94</text:p>
          </table:table-cell>
          <table:table-cell office:value-type="float" office:value="118307799.73427" calcext:value-type="float">
            <text:p>118307799.73</text:p>
          </table:table-cell>
          <table:table-cell office:value-type="float" office:value="20445.5227175149" calcext:value-type="float">
            <text:p>20445.52</text:p>
          </table:table-cell>
          <table:table-cell office:value-type="float" office:value="26112.0924299496" calcext:value-type="float">
            <text:p>26112.09</text:p>
          </table:table-cell>
          <table:table-cell office:value-type="float" office:value="31334.5109159396" calcext:value-type="float">
            <text:p>31334.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29" calcext:value-type="float">
            <text:p>29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6147.4902394989" calcext:value-type="float">
            <text:p>26147.49</text:p>
          </table:table-cell>
          <table:table-cell office:value-type="float" office:value="46783.6603496161" calcext:value-type="float">
            <text:p>46783.66</text:p>
          </table:table-cell>
          <table:table-cell office:value-type="float" office:value="10697.3235113553" calcext:value-type="float">
            <text:p>10697.32</text:p>
          </table:table-cell>
          <table:table-cell office:value-type="float" office:value="114432730.306594" calcext:value-type="float">
            <text:p>114432730.31</text:p>
          </table:table-cell>
          <table:table-cell office:value-type="float" office:value="19776.3941148623" calcext:value-type="float">
            <text:p>19776.39</text:p>
          </table:table-cell>
          <table:table-cell office:value-type="float" office:value="26147.4902394989" calcext:value-type="float">
            <text:p>26147.49</text:p>
          </table:table-cell>
          <table:table-cell office:value-type="float" office:value="31376.9882873987" calcext:value-type="float">
            <text:p>31376.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30" calcext:value-type="float">
            <text:p>30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6428.030266258" calcext:value-type="float">
            <text:p>26428.03</text:p>
          </table:table-cell>
          <table:table-cell office:value-type="float" office:value="51982.5901668305" calcext:value-type="float">
            <text:p>51982.59</text:p>
          </table:table-cell>
          <table:table-cell office:value-type="float" office:value="10763.1131402178" calcext:value-type="float">
            <text:p>10763.11</text:p>
          </table:table-cell>
          <table:table-cell office:value-type="float" office:value="115844604.469128" calcext:value-type="float">
            <text:p>115844604.47</text:p>
          </table:table-cell>
          <table:table-cell office:value-type="float" office:value="21169.9291034865" calcext:value-type="float">
            <text:p>21169.93</text:p>
          </table:table-cell>
          <table:table-cell office:value-type="float" office:value="26428.030266258" calcext:value-type="float">
            <text:p>26428.03</text:p>
          </table:table-cell>
          <table:table-cell office:value-type="float" office:value="31713.6363195096" calcext:value-type="float">
            <text:p>31713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31" calcext:value-type="float">
            <text:p>31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4541.9187658704" calcext:value-type="float">
            <text:p>24541.92</text:p>
          </table:table-cell>
          <table:table-cell office:value-type="float" office:value="47978.7137637478" calcext:value-type="float">
            <text:p>47978.71</text:p>
          </table:table-cell>
          <table:table-cell office:value-type="float" office:value="11860.2299995314" calcext:value-type="float">
            <text:p>11860.23</text:p>
          </table:table-cell>
          <table:table-cell office:value-type="float" office:value="140665055.641786" calcext:value-type="float">
            <text:p>140665055.64</text:p>
          </table:table-cell>
          <table:table-cell office:value-type="float" office:value="19612.8695964681" calcext:value-type="float">
            <text:p>19612.87</text:p>
          </table:table-cell>
          <table:table-cell office:value-type="float" office:value="24541.9187658704" calcext:value-type="float">
            <text:p>24541.92</text:p>
          </table:table-cell>
          <table:table-cell office:value-type="float" office:value="29450.3025190444" calcext:value-type="float">
            <text:p>29450.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32" calcext:value-type="float">
            <text:p>32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3515.7847904731" calcext:value-type="float">
            <text:p>23515.78</text:p>
          </table:table-cell>
          <table:table-cell office:value-type="float" office:value="46332.3086269577" calcext:value-type="float">
            <text:p>46332.31</text:p>
          </table:table-cell>
          <table:table-cell office:value-type="float" office:value="12326.7836685772" calcext:value-type="float">
            <text:p>12326.78</text:p>
          </table:table-cell>
          <table:table-cell office:value-type="float" office:value="151949595.611901" calcext:value-type="float">
            <text:p>151949595.61</text:p>
          </table:table-cell>
          <table:table-cell office:value-type="float" office:value="18875.9484331002" calcext:value-type="float">
            <text:p>18875.95</text:p>
          </table:table-cell>
          <table:table-cell office:value-type="float" office:value="23515.7847904731" calcext:value-type="float">
            <text:p>23515.78</text:p>
          </table:table-cell>
          <table:table-cell office:value-type="float" office:value="28218.9417485677" calcext:value-type="float">
            <text:p>28218.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33" calcext:value-type="float">
            <text:p>33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5102.6611205878" calcext:value-type="float">
            <text:p>25102.66</text:p>
          </table:table-cell>
          <table:table-cell office:value-type="float" office:value="48625.2277944726" calcext:value-type="float">
            <text:p>48625.23</text:p>
          </table:table-cell>
          <table:table-cell office:value-type="float" office:value="11986.4469464071" calcext:value-type="float">
            <text:p>11986.45</text:p>
          </table:table-cell>
          <table:table-cell office:value-type="float" office:value="143674910.399031" calcext:value-type="float">
            <text:p>143674910.40</text:p>
          </table:table-cell>
          <table:table-cell office:value-type="float" office:value="19959.6931551364" calcext:value-type="float">
            <text:p>19959.69</text:p>
          </table:table-cell>
          <table:table-cell office:value-type="float" office:value="25102.6611205878" calcext:value-type="float">
            <text:p>25102.66</text:p>
          </table:table-cell>
          <table:table-cell office:value-type="float" office:value="30123.1933447053" calcext:value-type="float">
            <text:p>30123.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34" calcext:value-type="float">
            <text:p>34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5211.6309697583" calcext:value-type="float">
            <text:p>25211.63</text:p>
          </table:table-cell>
          <table:table-cell office:value-type="float" office:value="48625.2277944726" calcext:value-type="float">
            <text:p>48625.23</text:p>
          </table:table-cell>
          <table:table-cell office:value-type="float" office:value="11813.7459274513" calcext:value-type="float">
            <text:p>11813.75</text:p>
          </table:table-cell>
          <table:table-cell office:value-type="float" office:value="139564592.838373" calcext:value-type="float">
            <text:p>139564592.84</text:p>
          </table:table-cell>
          <table:table-cell office:value-type="float" office:value="19998.8299884956" calcext:value-type="float">
            <text:p>19998.83</text:p>
          </table:table-cell>
          <table:table-cell office:value-type="float" office:value="25211.6309697583" calcext:value-type="float">
            <text:p>25211.63</text:p>
          </table:table-cell>
          <table:table-cell office:value-type="float" office:value="30253.95716371" calcext:value-type="float">
            <text:p>30253.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35" calcext:value-type="float">
            <text:p>35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4241.8015556768" calcext:value-type="float">
            <text:p>24241.80</text:p>
          </table:table-cell>
          <table:table-cell office:value-type="float" office:value="48760.9811306679" calcext:value-type="float">
            <text:p>48760.98</text:p>
          </table:table-cell>
          <table:table-cell office:value-type="float" office:value="11230.0279197215" calcext:value-type="float">
            <text:p>11230.03</text:p>
          </table:table-cell>
          <table:table-cell office:value-type="float" office:value="126113527.077725" calcext:value-type="float">
            <text:p>126113527.08</text:p>
          </table:table-cell>
          <table:table-cell office:value-type="float" office:value="19647.302040394" calcext:value-type="float">
            <text:p>19647.30</text:p>
          </table:table-cell>
          <table:table-cell office:value-type="float" office:value="24241.8015556768" calcext:value-type="float">
            <text:p>24241.80</text:p>
          </table:table-cell>
          <table:table-cell office:value-type="float" office:value="29090.1618668122" calcext:value-type="float">
            <text:p>29090.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36" calcext:value-type="float">
            <text:p>36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3589.5634712976" calcext:value-type="float">
            <text:p>23589.56</text:p>
          </table:table-cell>
          <table:table-cell office:value-type="float" office:value="47124.6117974981" calcext:value-type="float">
            <text:p>47124.61</text:p>
          </table:table-cell>
          <table:table-cell office:value-type="float" office:value="10814.0883900869" calcext:value-type="float">
            <text:p>10814.09</text:p>
          </table:table-cell>
          <table:table-cell office:value-type="float" office:value="116944507.708611" calcext:value-type="float">
            <text:p>116944507.71</text:p>
          </table:table-cell>
          <table:table-cell office:value-type="float" office:value="19062.4786505605" calcext:value-type="float">
            <text:p>19062.48</text:p>
          </table:table-cell>
          <table:table-cell office:value-type="float" office:value="23589.5634712976" calcext:value-type="float">
            <text:p>23589.56</text:p>
          </table:table-cell>
          <table:table-cell office:value-type="float" office:value="28307.4761655572" calcext:value-type="float">
            <text:p>28307.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37" calcext:value-type="float">
            <text:p>37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1653.788008274" calcext:value-type="float">
            <text:p>21653.79</text:p>
          </table:table-cell>
          <table:table-cell office:value-type="float" office:value="40682.0270870848" calcext:value-type="float">
            <text:p>40682.03</text:p>
          </table:table-cell>
          <table:table-cell office:value-type="float" office:value="9922.11853295185" calcext:value-type="float">
            <text:p>9922.12</text:p>
          </table:table-cell>
          <table:table-cell office:value-type="float" office:value="98448436.1819465" calcext:value-type="float">
            <text:p>98448436.18</text:p>
          </table:table-cell>
          <table:table-cell office:value-type="float" office:value="16954.5293020944" calcext:value-type="float">
            <text:p>16954.53</text:p>
          </table:table-cell>
          <table:table-cell office:value-type="float" office:value="21653.7880082739" calcext:value-type="float">
            <text:p>21653.79</text:p>
          </table:table-cell>
          <table:table-cell office:value-type="float" office:value="25984.5456099287" calcext:value-type="float">
            <text:p>25984.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38" calcext:value-type="float">
            <text:p>38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0621.5311131107" calcext:value-type="float">
            <text:p>20621.53</text:p>
          </table:table-cell>
          <table:table-cell office:value-type="float" office:value="36315.8075905685" calcext:value-type="float">
            <text:p>36315.81</text:p>
          </table:table-cell>
          <table:table-cell office:value-type="float" office:value="9621.09213464281" calcext:value-type="float">
            <text:p>9621.09</text:p>
          </table:table-cell>
          <table:table-cell office:value-type="float" office:value="92565413.8632857" calcext:value-type="float">
            <text:p>92565413.86</text:p>
          </table:table-cell>
          <table:table-cell office:value-type="float" office:value="15466.8746860864" calcext:value-type="float">
            <text:p>15466.87</text:p>
          </table:table-cell>
          <table:table-cell office:value-type="float" office:value="20621.5311131107" calcext:value-type="float">
            <text:p>20621.53</text:p>
          </table:table-cell>
          <table:table-cell office:value-type="float" office:value="24745.8373357329" calcext:value-type="float">
            <text:p>24745.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39" calcext:value-type="float">
            <text:p>39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1621.6342187119" calcext:value-type="float">
            <text:p>21621.63</text:p>
          </table:table-cell>
          <table:table-cell office:value-type="float" office:value="41659.048552118" calcext:value-type="float">
            <text:p>41659.05</text:p>
          </table:table-cell>
          <table:table-cell office:value-type="float" office:value="9898.78121247667" calcext:value-type="float">
            <text:p>9898.78</text:p>
          </table:table-cell>
          <table:table-cell office:value-type="float" office:value="97985869.4924811" calcext:value-type="float">
            <text:p>97985869.49</text:p>
          </table:table-cell>
          <table:table-cell office:value-type="float" office:value="17172.6172377637" calcext:value-type="float">
            <text:p>17172.62</text:p>
          </table:table-cell>
          <table:table-cell office:value-type="float" office:value="21621.634218712" calcext:value-type="float">
            <text:p>21621.63</text:p>
          </table:table-cell>
          <table:table-cell office:value-type="float" office:value="25945.9610624543" calcext:value-type="float">
            <text:p>25945.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40" calcext:value-type="float">
            <text:p>40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19705.1100104137" calcext:value-type="float">
            <text:p>19705.11</text:p>
          </table:table-cell>
          <table:table-cell office:value-type="float" office:value="48850.9606523335" calcext:value-type="float">
            <text:p>48850.96</text:p>
          </table:table-cell>
          <table:table-cell office:value-type="float" office:value="10205.5810455725" calcext:value-type="float">
            <text:p>10205.58</text:p>
          </table:table-cell>
          <table:table-cell office:value-type="float" office:value="104153884.477749" calcext:value-type="float">
            <text:p>104153884.48</text:p>
          </table:table-cell>
          <table:table-cell office:value-type="float" office:value="17176.7284117401" calcext:value-type="float">
            <text:p>17176.73</text:p>
          </table:table-cell>
          <table:table-cell office:value-type="float" office:value="19705.1100104137" calcext:value-type="float">
            <text:p>19705.11</text:p>
          </table:table-cell>
          <table:table-cell office:value-type="float" office:value="23646.1320124965" calcext:value-type="float">
            <text:p>23646.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41" calcext:value-type="float">
            <text:p>41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19640.5667822778" calcext:value-type="float">
            <text:p>19640.57</text:p>
          </table:table-cell>
          <table:table-cell office:value-type="float" office:value="36803.3733793459" calcext:value-type="float">
            <text:p>36803.37</text:p>
          </table:table-cell>
          <table:table-cell office:value-type="float" office:value="8875.54990262501" calcext:value-type="float">
            <text:p>8875.55</text:p>
          </table:table-cell>
          <table:table-cell office:value-type="float" office:value="78775386.0739868" calcext:value-type="float">
            <text:p>78775386.07</text:p>
          </table:table-cell>
          <table:table-cell office:value-type="float" office:value="15375.7092528213" calcext:value-type="float">
            <text:p>15375.71</text:p>
          </table:table-cell>
          <table:table-cell office:value-type="float" office:value="19640.5667822778" calcext:value-type="float">
            <text:p>19640.57</text:p>
          </table:table-cell>
          <table:table-cell office:value-type="float" office:value="23568.6801387333" calcext:value-type="float">
            <text:p>23568.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42" calcext:value-type="float">
            <text:p>42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0150.3882891152" calcext:value-type="float">
            <text:p>20150.39</text:p>
          </table:table-cell>
          <table:table-cell office:value-type="float" office:value="36642.135623731" calcext:value-type="float">
            <text:p>36642.14</text:p>
          </table:table-cell>
          <table:table-cell office:value-type="float" office:value="8738.51220891309" calcext:value-type="float">
            <text:p>8738.51</text:p>
          </table:table-cell>
          <table:table-cell office:value-type="float" office:value="76361595.625323" calcext:value-type="float">
            <text:p>76361595.63</text:p>
          </table:table-cell>
          <table:table-cell office:value-type="float" office:value="15472.1963189047" calcext:value-type="float">
            <text:p>15472.20</text:p>
          </table:table-cell>
          <table:table-cell office:value-type="float" office:value="20150.3882891152" calcext:value-type="float">
            <text:p>20150.39</text:p>
          </table:table-cell>
          <table:table-cell office:value-type="float" office:value="24180.4659469382" calcext:value-type="float">
            <text:p>24180.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43" calcext:value-type="float">
            <text:p>43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0070.9457884302" calcext:value-type="float">
            <text:p>20070.95</text:p>
          </table:table-cell>
          <table:table-cell office:value-type="float" office:value="36336.1829903889" calcext:value-type="float">
            <text:p>36336.18</text:p>
          </table:table-cell>
          <table:table-cell office:value-type="float" office:value="9001.95167460455" calcext:value-type="float">
            <text:p>9001.95</text:p>
          </table:table-cell>
          <table:table-cell office:value-type="float" office:value="81035133.9519157" calcext:value-type="float">
            <text:p>81035133.95</text:p>
          </table:table-cell>
          <table:table-cell office:value-type="float" office:value="15365.9117759227" calcext:value-type="float">
            <text:p>15365.91</text:p>
          </table:table-cell>
          <table:table-cell office:value-type="float" office:value="20070.9457884302" calcext:value-type="float">
            <text:p>20070.95</text:p>
          </table:table-cell>
          <table:table-cell office:value-type="float" office:value="24085.1349461162" calcext:value-type="float">
            <text:p>24085.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44" calcext:value-type="float">
            <text:p>44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9646.2481291001" calcext:value-type="float">
            <text:p>19646.25</text:p>
          </table:table-cell>
          <table:table-cell office:value-type="float" office:value="37238.6318783101" calcext:value-type="float">
            <text:p>37238.63</text:p>
          </table:table-cell>
          <table:table-cell office:value-type="float" office:value="9345.36748317106" calcext:value-type="float">
            <text:p>9345.37</text:p>
          </table:table-cell>
          <table:table-cell office:value-type="float" office:value="87335893.395511" calcext:value-type="float">
            <text:p>87335893.40</text:p>
          </table:table-cell>
          <table:table-cell office:value-type="float" office:value="15468.5349410508" calcext:value-type="float">
            <text:p>15468.53</text:p>
          </table:table-cell>
          <table:table-cell office:value-type="float" office:value="19646.2481291001" calcext:value-type="float">
            <text:p>19646.25</text:p>
          </table:table-cell>
          <table:table-cell office:value-type="float" office:value="23575.4977549201" calcext:value-type="float">
            <text:p>23575.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45" calcext:value-type="float">
            <text:p>45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8846.0114563109" calcext:value-type="float">
            <text:p>18846.01</text:p>
          </table:table-cell>
          <table:table-cell office:value-type="float" office:value="43640.7029815409" calcext:value-type="float">
            <text:p>43640.70</text:p>
          </table:table-cell>
          <table:table-cell office:value-type="float" office:value="9955.11220010672" calcext:value-type="float">
            <text:p>9955.11</text:p>
          </table:table-cell>
          <table:table-cell office:value-type="float" office:value="99104258.9167136" calcext:value-type="float">
            <text:p>99104258.92</text:p>
          </table:table-cell>
          <table:table-cell office:value-type="float" office:value="16124.2182869691" calcext:value-type="float">
            <text:p>16124.22</text:p>
          </table:table-cell>
          <table:table-cell office:value-type="float" office:value="18846.0114563109" calcext:value-type="float">
            <text:p>18846.01</text:p>
          </table:table-cell>
          <table:table-cell office:value-type="float" office:value="22615.2137475731" calcext:value-type="float">
            <text:p>22615.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46" calcext:value-type="float">
            <text:p>46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6350.2636597322" calcext:value-type="float">
            <text:p>16350.26</text:p>
          </table:table-cell>
          <table:table-cell office:value-type="float" office:value="35590.8582625416" calcext:value-type="float">
            <text:p>35590.86</text:p>
          </table:table-cell>
          <table:table-cell office:value-type="float" office:value="8692.63048051065" calcext:value-type="float">
            <text:p>8692.63</text:p>
          </table:table-cell>
          <table:table-cell office:value-type="float" office:value="75561824.6707028" calcext:value-type="float">
            <text:p>75561824.67</text:p>
          </table:table-cell>
          <table:table-cell office:value-type="float" office:value="13731.4398701952" calcext:value-type="float">
            <text:p>13731.44</text:p>
          </table:table-cell>
          <table:table-cell office:value-type="float" office:value="16350.2636597322" calcext:value-type="float">
            <text:p>16350.26</text:p>
          </table:table-cell>
          <table:table-cell office:value-type="float" office:value="19620.3163916787" calcext:value-type="float">
            <text:p>19620.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47" calcext:value-type="float">
            <text:p>47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5172.858844895" calcext:value-type="float">
            <text:p>15172.86</text:p>
          </table:table-cell>
          <table:table-cell office:value-type="float" office:value="38862.7055249382" calcext:value-type="float">
            <text:p>38862.71</text:p>
          </table:table-cell>
          <table:table-cell office:value-type="float" office:value="9393.01860101686" calcext:value-type="float">
            <text:p>9393.02</text:p>
          </table:table-cell>
          <table:table-cell office:value-type="float" office:value="88228798.4390488" calcext:value-type="float">
            <text:p>88228798.44</text:p>
          </table:table-cell>
          <table:table-cell office:value-type="float" office:value="13349.8703292517" calcext:value-type="float">
            <text:p>13349.87</text:p>
          </table:table-cell>
          <table:table-cell office:value-type="float" office:value="15172.858844895" calcext:value-type="float">
            <text:p>15172.86</text:p>
          </table:table-cell>
          <table:table-cell office:value-type="float" office:value="18207.430613874" calcext:value-type="float">
            <text:p>18207.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48" calcext:value-type="float">
            <text:p>48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5059.5663253303" calcext:value-type="float">
            <text:p>15059.57</text:p>
          </table:table-cell>
          <table:table-cell office:value-type="float" office:value="40075.4564171168" calcext:value-type="float">
            <text:p>40075.46</text:p>
          </table:table-cell>
          <table:table-cell office:value-type="float" office:value="9520.8570300222" calcext:value-type="float">
            <text:p>9520.86</text:p>
          </table:table-cell>
          <table:table-cell office:value-type="float" office:value="90646718.5861232" calcext:value-type="float">
            <text:p>90646718.59</text:p>
          </table:table-cell>
          <table:table-cell office:value-type="float" office:value="13359.7416157351" calcext:value-type="float">
            <text:p>13359.74</text:p>
          </table:table-cell>
          <table:table-cell office:value-type="float" office:value="15059.5663253303" calcext:value-type="float">
            <text:p>15059.57</text:p>
          </table:table-cell>
          <table:table-cell office:value-type="float" office:value="18071.4795903964" calcext:value-type="float">
            <text:p>18071.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49" calcext:value-type="float">
            <text:p>49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4427.3178354307" calcext:value-type="float">
            <text:p>14427.32</text:p>
          </table:table-cell>
          <table:table-cell office:value-type="float" office:value="34749.1512731786" calcext:value-type="float">
            <text:p>34749.15</text:p>
          </table:table-cell>
          <table:table-cell office:value-type="float" office:value="9512.30403369852" calcext:value-type="float">
            <text:p>9512.30</text:p>
          </table:table-cell>
          <table:table-cell office:value-type="float" office:value="90483928.0295171" calcext:value-type="float">
            <text:p>90483928.03</text:p>
          </table:table-cell>
          <table:table-cell office:value-type="float" office:value="12512.4776671255" calcext:value-type="float">
            <text:p>12512.48</text:p>
          </table:table-cell>
          <table:table-cell office:value-type="float" office:value="14427.3178354307" calcext:value-type="float">
            <text:p>14427.32</text:p>
          </table:table-cell>
          <table:table-cell office:value-type="float" office:value="17312.7814025169" calcext:value-type="float">
            <text:p>17312.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0" calcext:value-type="float">
            <text:p>0</text:p>
          </table:table-cell>
          <table:table-cell office:value-type="float" office:value="1171.47766421189" calcext:value-type="float">
            <text:p>1171.48</text:p>
          </table:table-cell>
          <table:table-cell office:value-type="float" office:value="33380.9466816951" calcext:value-type="float">
            <text:p>33380.95</text:p>
          </table:table-cell>
          <table:table-cell office:value-type="float" office:value="55091.8830920368" calcext:value-type="float">
            <text:p>55091.88</text:p>
          </table:table-cell>
          <table:table-cell office:value-type="float" office:value="12756.7373289494" calcext:value-type="float">
            <text:p>12756.74</text:p>
          </table:table-cell>
          <table:table-cell office:value-type="float" office:value="162734347.279812" calcext:value-type="float">
            <text:p>162734347.28</text:p>
          </table:table-cell>
          <table:table-cell office:value-type="float" office:value="23476.4216294623" calcext:value-type="float">
            <text:p>23476.42</text:p>
          </table:table-cell>
          <table:table-cell office:value-type="float" office:value="33380.9466816952" calcext:value-type="float">
            <text:p>33380.95</text:p>
          </table:table-cell>
          <table:table-cell office:value-type="float" office:value="40057.1360180342" calcext:value-type="float">
            <text:p>40057.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1" calcext:value-type="float">
            <text:p>1</text:p>
          </table:table-cell>
          <table:table-cell office:value-type="float" office:value="1171.47766421189" calcext:value-type="float">
            <text:p>1171.48</text:p>
          </table:table-cell>
          <table:table-cell office:value-type="float" office:value="31444.435632708" calcext:value-type="float">
            <text:p>31444.44</text:p>
          </table:table-cell>
          <table:table-cell office:value-type="float" office:value="58518.2070179965" calcext:value-type="float">
            <text:p>58518.21</text:p>
          </table:table-cell>
          <table:table-cell office:value-type="float" office:value="13789.808193063" calcext:value-type="float">
            <text:p>13789.81</text:p>
          </table:table-cell>
          <table:table-cell office:value-type="float" office:value="190158810.001468" calcext:value-type="float">
            <text:p>190158810.00</text:p>
          </table:table-cell>
          <table:table-cell office:value-type="float" office:value="24412.4188168365" calcext:value-type="float">
            <text:p>24412.42</text:p>
          </table:table-cell>
          <table:table-cell office:value-type="float" office:value="31444.435632708" calcext:value-type="float">
            <text:p>31444.44</text:p>
          </table:table-cell>
          <table:table-cell office:value-type="float" office:value="37733.3227592496" calcext:value-type="float">
            <text:p>37733.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2" calcext:value-type="float">
            <text:p>2</text:p>
          </table:table-cell>
          <table:table-cell office:value-type="float" office:value="1171.47766421189" calcext:value-type="float">
            <text:p>1171.48</text:p>
          </table:table-cell>
          <table:table-cell office:value-type="float" office:value="29509.1546577119" calcext:value-type="float">
            <text:p>29509.15</text:p>
          </table:table-cell>
          <table:table-cell office:value-type="float" office:value="52802.0598572477" calcext:value-type="float">
            <text:p>52802.06</text:p>
          </table:table-cell>
          <table:table-cell office:value-type="float" office:value="14586.2570531647" calcext:value-type="float">
            <text:p>14586.26</text:p>
          </table:table-cell>
          <table:table-cell office:value-type="float" office:value="212758894.820998" calcext:value-type="float">
            <text:p>212758894.82</text:p>
          </table:table-cell>
          <table:table-cell office:value-type="float" office:value="22329.1066054995" calcext:value-type="float">
            <text:p>22329.11</text:p>
          </table:table-cell>
          <table:table-cell office:value-type="float" office:value="29509.1546577119" calcext:value-type="float">
            <text:p>29509.15</text:p>
          </table:table-cell>
          <table:table-cell office:value-type="float" office:value="35410.9855892543" calcext:value-type="float">
            <text:p>35410.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3" calcext:value-type="float">
            <text:p>3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31117.3017371774" calcext:value-type="float">
            <text:p>31117.30</text:p>
          </table:table-cell>
          <table:table-cell office:value-type="float" office:value="58487.9725537468" calcext:value-type="float">
            <text:p>58487.97</text:p>
          </table:table-cell>
          <table:table-cell office:value-type="float" office:value="15042.8574554556" calcext:value-type="float">
            <text:p>15042.86</text:p>
          </table:table-cell>
          <table:table-cell office:value-type="float" office:value="226287560.425157" calcext:value-type="float">
            <text:p>226287560.43</text:p>
          </table:table-cell>
          <table:table-cell office:value-type="float" office:value="24252.1001512313" calcext:value-type="float">
            <text:p>24252.10</text:p>
          </table:table-cell>
          <table:table-cell office:value-type="float" office:value="31117.3017371773" calcext:value-type="float">
            <text:p>31117.30</text:p>
          </table:table-cell>
          <table:table-cell office:value-type="float" office:value="37340.7620846128" calcext:value-type="float">
            <text:p>37340.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4" calcext:value-type="float">
            <text:p>4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30560.7961881055" calcext:value-type="float">
            <text:p>30560.80</text:p>
          </table:table-cell>
          <table:table-cell office:value-type="float" office:value="58487.9725537468" calcext:value-type="float">
            <text:p>58487.97</text:p>
          </table:table-cell>
          <table:table-cell office:value-type="float" office:value="14771.485410035" calcext:value-type="float">
            <text:p>14771.49</text:p>
          </table:table-cell>
          <table:table-cell office:value-type="float" office:value="218196781.218877" calcext:value-type="float">
            <text:p>218196781.22</text:p>
          </table:table-cell>
          <table:table-cell office:value-type="float" office:value="24074.5262840895" calcext:value-type="float">
            <text:p>24074.53</text:p>
          </table:table-cell>
          <table:table-cell office:value-type="float" office:value="30560.7961881055" calcext:value-type="float">
            <text:p>30560.80</text:p>
          </table:table-cell>
          <table:table-cell office:value-type="float" office:value="36672.9554257265" calcext:value-type="float">
            <text:p>36672.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5" calcext:value-type="float">
            <text:p>5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30236.1129954408" calcext:value-type="float">
            <text:p>30236.11</text:p>
          </table:table-cell>
          <table:table-cell office:value-type="float" office:value="64993.354940663" calcext:value-type="float">
            <text:p>64993.35</text:p>
          </table:table-cell>
          <table:table-cell office:value-type="float" office:value="15370.6648511278" calcext:value-type="float">
            <text:p>15370.66</text:p>
          </table:table-cell>
          <table:table-cell office:value-type="float" office:value="236257337.965697" calcext:value-type="float">
            <text:p>236257337.97</text:p>
          </table:table-cell>
          <table:table-cell office:value-type="float" office:value="25136.3045719149" calcext:value-type="float">
            <text:p>25136.30</text:p>
          </table:table-cell>
          <table:table-cell office:value-type="float" office:value="30236.1129954408" calcext:value-type="float">
            <text:p>30236.11</text:p>
          </table:table-cell>
          <table:table-cell office:value-type="float" office:value="36283.3355945289" calcext:value-type="float">
            <text:p>36283.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6" calcext:value-type="float">
            <text:p>6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9197.2501359525" calcext:value-type="float">
            <text:p>29197.25</text:p>
          </table:table-cell>
          <table:table-cell office:value-type="float" office:value="64382.1110521437" calcext:value-type="float">
            <text:p>64382.11</text:p>
          </table:table-cell>
          <table:table-cell office:value-type="float" office:value="15812.072435975" calcext:value-type="float">
            <text:p>15812.07</text:p>
          </table:table-cell>
          <table:table-cell office:value-type="float" office:value="250021634.720519" calcext:value-type="float">
            <text:p>250021634.72</text:p>
          </table:table-cell>
          <table:table-cell office:value-type="float" office:value="24504.9283543669" calcext:value-type="float">
            <text:p>24504.93</text:p>
          </table:table-cell>
          <table:table-cell office:value-type="float" office:value="29197.2501359525" calcext:value-type="float">
            <text:p>29197.25</text:p>
          </table:table-cell>
          <table:table-cell office:value-type="float" office:value="35036.700163143" calcext:value-type="float">
            <text:p>35036.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7" calcext:value-type="float">
            <text:p>7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32375.5295741441" calcext:value-type="float">
            <text:p>32375.53</text:p>
          </table:table-cell>
          <table:table-cell office:value-type="float" office:value="55850.9606523335" calcext:value-type="float">
            <text:p>55850.96</text:p>
          </table:table-cell>
          <table:table-cell office:value-type="float" office:value="14504.5910246613" calcext:value-type="float">
            <text:p>14504.59</text:p>
          </table:table-cell>
          <table:table-cell office:value-type="float" office:value="210383160.792684" calcext:value-type="float">
            <text:p>210383160.79</text:p>
          </table:table-cell>
          <table:table-cell office:value-type="float" office:value="23700.4907804036" calcext:value-type="float">
            <text:p>23700.49</text:p>
          </table:table-cell>
          <table:table-cell office:value-type="float" office:value="32375.5295741441" calcext:value-type="float">
            <text:p>32375.53</text:p>
          </table:table-cell>
          <table:table-cell office:value-type="float" office:value="38850.6354889729" calcext:value-type="float">
            <text:p>38850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8" calcext:value-type="float">
            <text:p>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31749.7522992418" calcext:value-type="float">
            <text:p>31749.75</text:p>
          </table:table-cell>
          <table:table-cell office:value-type="float" office:value="59080.4559202138" calcext:value-type="float">
            <text:p>59080.46</text:p>
          </table:table-cell>
          <table:table-cell office:value-type="float" office:value="14504.621855389" calcext:value-type="float">
            <text:p>14504.62</text:p>
          </table:table-cell>
          <table:table-cell office:value-type="float" office:value="210384055.167827" calcext:value-type="float">
            <text:p>210384055.17</text:p>
          </table:table-cell>
          <table:table-cell office:value-type="float" office:value="24578.2081837735" calcext:value-type="float">
            <text:p>24578.21</text:p>
          </table:table-cell>
          <table:table-cell office:value-type="float" office:value="31749.7522992418" calcext:value-type="float">
            <text:p>31749.75</text:p>
          </table:table-cell>
          <table:table-cell office:value-type="float" office:value="38099.7027590902" calcext:value-type="float">
            <text:p>38099.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9" calcext:value-type="float">
            <text:p>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7647.3792516262" calcext:value-type="float">
            <text:p>27647.38</text:p>
          </table:table-cell>
          <table:table-cell office:value-type="float" office:value="60914.839757605" calcext:value-type="float">
            <text:p>60914.84</text:p>
          </table:table-cell>
          <table:table-cell office:value-type="float" office:value="15790.5847129585" calcext:value-type="float">
            <text:p>15790.58</text:p>
          </table:table-cell>
          <table:table-cell office:value-type="float" office:value="249342565.577118" calcext:value-type="float">
            <text:p>249342565.58</text:p>
          </table:table-cell>
          <table:table-cell office:value-type="float" office:value="23198.7722288031" calcext:value-type="float">
            <text:p>23198.77</text:p>
          </table:table-cell>
          <table:table-cell office:value-type="float" office:value="27647.3792516262" calcext:value-type="float">
            <text:p>27647.38</text:p>
          </table:table-cell>
          <table:table-cell office:value-type="float" office:value="33176.8551019514" calcext:value-type="float">
            <text:p>33176.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10" calcext:value-type="float">
            <text:p>1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8183.4673650832" calcext:value-type="float">
            <text:p>28183.47</text:p>
          </table:table-cell>
          <table:table-cell office:value-type="float" office:value="57216.4948895349" calcext:value-type="float">
            <text:p>57216.49</text:p>
          </table:table-cell>
          <table:table-cell office:value-type="float" office:value="15605.7827063323" calcext:value-type="float">
            <text:p>15605.78</text:p>
          </table:table-cell>
          <table:table-cell office:value-type="float" office:value="243540453.877259" calcext:value-type="float">
            <text:p>243540453.88</text:p>
          </table:table-cell>
          <table:table-cell office:value-type="float" office:value="22883.1158030894" calcext:value-type="float">
            <text:p>22883.12</text:p>
          </table:table-cell>
          <table:table-cell office:value-type="float" office:value="28183.4673650832" calcext:value-type="float">
            <text:p>28183.47</text:p>
          </table:table-cell>
          <table:table-cell office:value-type="float" office:value="33820.1608380999" calcext:value-type="float">
            <text:p>33820.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11" calcext:value-type="float">
            <text:p>1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5768.7541524259" calcext:value-type="float">
            <text:p>25768.75</text:p>
          </table:table-cell>
          <table:table-cell office:value-type="float" office:value="56257.5323421273" calcext:value-type="float">
            <text:p>56257.53</text:p>
          </table:table-cell>
          <table:table-cell office:value-type="float" office:value="14945.465943268" calcext:value-type="float">
            <text:p>14945.47</text:p>
          </table:table-cell>
          <table:table-cell office:value-type="float" office:value="223366952.261382" calcext:value-type="float">
            <text:p>223366952.26</text:p>
          </table:table-cell>
          <table:table-cell office:value-type="float" office:value="21562.09864288" calcext:value-type="float">
            <text:p>21562.10</text:p>
          </table:table-cell>
          <table:table-cell office:value-type="float" office:value="25768.7541524259" calcext:value-type="float">
            <text:p>25768.75</text:p>
          </table:table-cell>
          <table:table-cell office:value-type="float" office:value="30922.5049829111" calcext:value-type="float">
            <text:p>30922.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12" calcext:value-type="float">
            <text:p>1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5868.3083073094" calcext:value-type="float">
            <text:p>25868.31</text:p>
          </table:table-cell>
          <table:table-cell office:value-type="float" office:value="55763.1204764133" calcext:value-type="float">
            <text:p>55763.12</text:p>
          </table:table-cell>
          <table:table-cell office:value-type="float" office:value="13585.8315795204" calcext:value-type="float">
            <text:p>13585.83</text:p>
          </table:table-cell>
          <table:table-cell office:value-type="float" office:value="184574819.707094" calcext:value-type="float">
            <text:p>184574819.71</text:p>
          </table:table-cell>
          <table:table-cell office:value-type="float" office:value="21544.2689151045" calcext:value-type="float">
            <text:p>21544.27</text:p>
          </table:table-cell>
          <table:table-cell office:value-type="float" office:value="25868.3083073094" calcext:value-type="float">
            <text:p>25868.31</text:p>
          </table:table-cell>
          <table:table-cell office:value-type="float" office:value="31041.9699687712" calcext:value-type="float">
            <text:p>31041.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13" calcext:value-type="float">
            <text:p>1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5343.8150535289" calcext:value-type="float">
            <text:p>25343.82</text:p>
          </table:table-cell>
          <table:table-cell office:value-type="float" office:value="50655.8441227157" calcext:value-type="float">
            <text:p>50655.84</text:p>
          </table:table-cell>
          <table:table-cell office:value-type="float" office:value="13252.8185890918" calcext:value-type="float">
            <text:p>13252.82</text:p>
          </table:table-cell>
          <table:table-cell office:value-type="float" office:value="175637200.555377" calcext:value-type="float">
            <text:p>175637200.56</text:p>
          </table:table-cell>
          <table:table-cell office:value-type="float" office:value="20445.4771340625" calcext:value-type="float">
            <text:p>20445.48</text:p>
          </table:table-cell>
          <table:table-cell office:value-type="float" office:value="25343.8150535289" calcext:value-type="float">
            <text:p>25343.82</text:p>
          </table:table-cell>
          <table:table-cell office:value-type="float" office:value="30412.5780642346" calcext:value-type="float">
            <text:p>30412.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14" calcext:value-type="float">
            <text:p>1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5180.7979529198" calcext:value-type="float">
            <text:p>25180.80</text:p>
          </table:table-cell>
          <table:table-cell office:value-type="float" office:value="51624.6117974981" calcext:value-type="float">
            <text:p>51624.61</text:p>
          </table:table-cell>
          <table:table-cell office:value-type="float" office:value="13046.4305023923" calcext:value-type="float">
            <text:p>13046.43</text:p>
          </table:table-cell>
          <table:table-cell office:value-type="float" office:value="170209348.853751" calcext:value-type="float">
            <text:p>170209348.85</text:p>
          </table:table-cell>
          <table:table-cell office:value-type="float" office:value="20553.3118786735" calcext:value-type="float">
            <text:p>20553.31</text:p>
          </table:table-cell>
          <table:table-cell office:value-type="float" office:value="25180.7979529198" calcext:value-type="float">
            <text:p>25180.80</text:p>
          </table:table-cell>
          <table:table-cell office:value-type="float" office:value="30216.9575435037" calcext:value-type="float">
            <text:p>30216.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15" calcext:value-type="float">
            <text:p>1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4274.3077112799" calcext:value-type="float">
            <text:p>24274.31</text:p>
          </table:table-cell>
          <table:table-cell office:value-type="float" office:value="47044.6735758398" calcext:value-type="float">
            <text:p>47044.67</text:p>
          </table:table-cell>
          <table:table-cell office:value-type="float" office:value="11938.8051325049" calcext:value-type="float">
            <text:p>11938.81</text:p>
          </table:table-cell>
          <table:table-cell office:value-type="float" office:value="142535067.991925" calcext:value-type="float">
            <text:p>142535067.99</text:p>
          </table:table-cell>
          <table:table-cell office:value-type="float" office:value="19287.0218452905" calcext:value-type="float">
            <text:p>19287.02</text:p>
          </table:table-cell>
          <table:table-cell office:value-type="float" office:value="24274.3077112799" calcext:value-type="float">
            <text:p>24274.31</text:p>
          </table:table-cell>
          <table:table-cell office:value-type="float" office:value="29129.1692535358" calcext:value-type="float">
            <text:p>29129.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16" calcext:value-type="float">
            <text:p>1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6281.6913609939" calcext:value-type="float">
            <text:p>26281.69</text:p>
          </table:table-cell>
          <table:table-cell office:value-type="float" office:value="52802.0598572477" calcext:value-type="float">
            <text:p>52802.06</text:p>
          </table:table-cell>
          <table:table-cell office:value-type="float" office:value="11916.4919253592" calcext:value-type="float">
            <text:p>11916.49</text:p>
          </table:table-cell>
          <table:table-cell office:value-type="float" office:value="142002779.807152" calcext:value-type="float">
            <text:p>142002779.81</text:p>
          </table:table-cell>
          <table:table-cell office:value-type="float" office:value="21239.4286601585" calcext:value-type="float">
            <text:p>21239.43</text:p>
          </table:table-cell>
          <table:table-cell office:value-type="float" office:value="26281.6913609939" calcext:value-type="float">
            <text:p>26281.69</text:p>
          </table:table-cell>
          <table:table-cell office:value-type="float" office:value="31538.0296331927" calcext:value-type="float">
            <text:p>31538.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17" calcext:value-type="float">
            <text:p>1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6293.1550506132" calcext:value-type="float">
            <text:p>26293.16</text:p>
          </table:table-cell>
          <table:table-cell office:value-type="float" office:value="47955.8441227157" calcext:value-type="float">
            <text:p>47955.84</text:p>
          </table:table-cell>
          <table:table-cell office:value-type="float" office:value="13368.3669007726" calcext:value-type="float">
            <text:p>13368.37</text:p>
          </table:table-cell>
          <table:table-cell office:value-type="float" office:value="178713233.593673" calcext:value-type="float">
            <text:p>178713233.59</text:p>
          </table:table-cell>
          <table:table-cell office:value-type="float" office:value="20114.7311429834" calcext:value-type="float">
            <text:p>20114.73</text:p>
          </table:table-cell>
          <table:table-cell office:value-type="float" office:value="26293.1550506132" calcext:value-type="float">
            <text:p>26293.16</text:p>
          </table:table-cell>
          <table:table-cell office:value-type="float" office:value="31551.7860607359" calcext:value-type="float">
            <text:p>31551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18" calcext:value-type="float">
            <text:p>1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4970.9193449423" calcext:value-type="float">
            <text:p>24970.92</text:p>
          </table:table-cell>
          <table:table-cell office:value-type="float" office:value="54677.2077799143" calcext:value-type="float">
            <text:p>54677.21</text:p>
          </table:table-cell>
          <table:table-cell office:value-type="float" office:value="13692.240801834" calcext:value-type="float">
            <text:p>13692.24</text:p>
          </table:table-cell>
          <table:table-cell office:value-type="float" office:value="187477458.175407" calcext:value-type="float">
            <text:p>187477458.18</text:p>
          </table:table-cell>
          <table:table-cell office:value-type="float" office:value="20914.298475399" calcext:value-type="float">
            <text:p>20914.30</text:p>
          </table:table-cell>
          <table:table-cell office:value-type="float" office:value="24970.9193449423" calcext:value-type="float">
            <text:p>24970.92</text:p>
          </table:table-cell>
          <table:table-cell office:value-type="float" office:value="29965.1032139308" calcext:value-type="float">
            <text:p>29965.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19" calcext:value-type="float">
            <text:p>1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5476.4552522234" calcext:value-type="float">
            <text:p>25476.46</text:p>
          </table:table-cell>
          <table:table-cell office:value-type="float" office:value="50859.1065684755" calcext:value-type="float">
            <text:p>50859.11</text:p>
          </table:table-cell>
          <table:table-cell office:value-type="float" office:value="12944.3065359515" calcext:value-type="float">
            <text:p>12944.31</text:p>
          </table:table-cell>
          <table:table-cell office:value-type="float" office:value="167555071.696677" calcext:value-type="float">
            <text:p>167555071.70</text:p>
          </table:table-cell>
          <table:table-cell office:value-type="float" office:value="20531.240263699" calcext:value-type="float">
            <text:p>20531.24</text:p>
          </table:table-cell>
          <table:table-cell office:value-type="float" office:value="25476.4552522234" calcext:value-type="float">
            <text:p>25476.46</text:p>
          </table:table-cell>
          <table:table-cell office:value-type="float" office:value="30571.7463026681" calcext:value-type="float">
            <text:p>30571.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20" calcext:value-type="float">
            <text:p>2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4501.1009947163" calcext:value-type="float">
            <text:p>24501.10</text:p>
          </table:table-cell>
          <table:table-cell office:value-type="float" office:value="48760.9811306679" calcext:value-type="float">
            <text:p>48760.98</text:p>
          </table:table-cell>
          <table:table-cell office:value-type="float" office:value="12303.2069791643" calcext:value-type="float">
            <text:p>12303.21</text:p>
          </table:table-cell>
          <table:table-cell office:value-type="float" office:value="151368901.972158" calcext:value-type="float">
            <text:p>151368901.97</text:p>
          </table:table-cell>
          <table:table-cell office:value-type="float" office:value="19722.1144780769" calcext:value-type="float">
            <text:p>19722.11</text:p>
          </table:table-cell>
          <table:table-cell office:value-type="float" office:value="24501.1009947163" calcext:value-type="float">
            <text:p>24501.10</text:p>
          </table:table-cell>
          <table:table-cell office:value-type="float" office:value="29401.3211936595" calcext:value-type="float">
            <text:p>29401.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21" calcext:value-type="float">
            <text:p>2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3887.1708265616" calcext:value-type="float">
            <text:p>23887.17</text:p>
          </table:table-cell>
          <table:table-cell office:value-type="float" office:value="45796.8576662581" calcext:value-type="float">
            <text:p>45796.86</text:p>
          </table:table-cell>
          <table:table-cell office:value-type="float" office:value="11968.2013898311" calcext:value-type="float">
            <text:p>11968.20</text:p>
          </table:table-cell>
          <table:table-cell office:value-type="float" office:value="143237844.507556" calcext:value-type="float">
            <text:p>143237844.51</text:p>
          </table:table-cell>
          <table:table-cell office:value-type="float" office:value="18862.0168072319" calcext:value-type="float">
            <text:p>18862.02</text:p>
          </table:table-cell>
          <table:table-cell office:value-type="float" office:value="23887.1708265616" calcext:value-type="float">
            <text:p>23887.17</text:p>
          </table:table-cell>
          <table:table-cell office:value-type="float" office:value="28664.6049918739" calcext:value-type="float">
            <text:p>28664.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22" calcext:value-type="float">
            <text:p>2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2490.4701746293" calcext:value-type="float">
            <text:p>22490.47</text:p>
          </table:table-cell>
          <table:table-cell office:value-type="float" office:value="45364.4299192085" calcext:value-type="float">
            <text:p>45364.43</text:p>
          </table:table-cell>
          <table:table-cell office:value-type="float" office:value="12470.676237248" calcext:value-type="float">
            <text:p>12470.68</text:p>
          </table:table-cell>
          <table:table-cell office:value-type="float" office:value="155517765.814261" calcext:value-type="float">
            <text:p>155517765.81</text:p>
          </table:table-cell>
          <table:table-cell office:value-type="float" office:value="18233.2511168356" calcext:value-type="float">
            <text:p>18233.25</text:p>
          </table:table-cell>
          <table:table-cell office:value-type="float" office:value="22490.4701746293" calcext:value-type="float">
            <text:p>22490.47</text:p>
          </table:table-cell>
          <table:table-cell office:value-type="float" office:value="26988.5642095552" calcext:value-type="float">
            <text:p>26988.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23" calcext:value-type="float">
            <text:p>2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1824.9496107637" calcext:value-type="float">
            <text:p>21824.95</text:p>
          </table:table-cell>
          <table:table-cell office:value-type="float" office:value="47882.0270870848" calcext:value-type="float">
            <text:p>47882.03</text:p>
          </table:table-cell>
          <table:table-cell office:value-type="float" office:value="12820.08379954" calcext:value-type="float">
            <text:p>12820.08</text:p>
          </table:table-cell>
          <table:table-cell office:value-type="float" office:value="164354548.627228" calcext:value-type="float">
            <text:p>164354548.63</text:p>
          </table:table-cell>
          <table:table-cell office:value-type="float" office:value="18309.862800071" calcext:value-type="float">
            <text:p>18309.86</text:p>
          </table:table-cell>
          <table:table-cell office:value-type="float" office:value="21824.9496107637" calcext:value-type="float">
            <text:p>21824.95</text:p>
          </table:table-cell>
          <table:table-cell office:value-type="float" office:value="26189.9395329164" calcext:value-type="float">
            <text:p>26189.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24" calcext:value-type="float">
            <text:p>2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1802.8796281976" calcext:value-type="float">
            <text:p>21802.88</text:p>
          </table:table-cell>
          <table:table-cell office:value-type="float" office:value="45773.1959116279" calcext:value-type="float">
            <text:p>45773.20</text:p>
          </table:table-cell>
          <table:table-cell office:value-type="float" office:value="11982.1085161453" calcext:value-type="float">
            <text:p>11982.11</text:p>
          </table:table-cell>
          <table:table-cell office:value-type="float" office:value="143570924.492683" calcext:value-type="float">
            <text:p>143570924.49</text:p>
          </table:table-cell>
          <table:table-cell office:value-type="float" office:value="17989.662095887" calcext:value-type="float">
            <text:p>17989.66</text:p>
          </table:table-cell>
          <table:table-cell office:value-type="float" office:value="21802.8796281976" calcext:value-type="float">
            <text:p>21802.88</text:p>
          </table:table-cell>
          <table:table-cell office:value-type="float" office:value="26163.4555538371" calcext:value-type="float">
            <text:p>26163.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25" calcext:value-type="float">
            <text:p>2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3090.2600360207" calcext:value-type="float">
            <text:p>23090.26</text:p>
          </table:table-cell>
          <table:table-cell office:value-type="float" office:value="46551.9707791102" calcext:value-type="float">
            <text:p>46551.97</text:p>
          </table:table-cell>
          <table:table-cell office:value-type="float" office:value="12022.1648635255" calcext:value-type="float">
            <text:p>12022.16</text:p>
          </table:table-cell>
          <table:table-cell office:value-type="float" office:value="144532448.005787" calcext:value-type="float">
            <text:p>144532448.01</text:p>
          </table:table-cell>
          <table:table-cell office:value-type="float" office:value="18710.9419526879" calcext:value-type="float">
            <text:p>18710.94</text:p>
          </table:table-cell>
          <table:table-cell office:value-type="float" office:value="23090.2600360207" calcext:value-type="float">
            <text:p>23090.26</text:p>
          </table:table-cell>
          <table:table-cell office:value-type="float" office:value="27708.3120432248" calcext:value-type="float">
            <text:p>27708.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26" calcext:value-type="float">
            <text:p>2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4750.1841453512" calcext:value-type="float">
            <text:p>24750.18</text:p>
          </table:table-cell>
          <table:table-cell office:value-type="float" office:value="52003.1269805561" calcext:value-type="float">
            <text:p>52003.13</text:p>
          </table:table-cell>
          <table:table-cell office:value-type="float" office:value="13745.6746336576" calcext:value-type="float">
            <text:p>13745.67</text:p>
          </table:table-cell>
          <table:table-cell office:value-type="float" office:value="188943571.134377" calcext:value-type="float">
            <text:p>188943571.13</text:p>
          </table:table-cell>
          <table:table-cell office:value-type="float" office:value="20407.5611464604" calcext:value-type="float">
            <text:p>20407.56</text:p>
          </table:table-cell>
          <table:table-cell office:value-type="float" office:value="24750.1841453512" calcext:value-type="float">
            <text:p>24750.18</text:p>
          </table:table-cell>
          <table:table-cell office:value-type="float" office:value="29700.2209744214" calcext:value-type="float">
            <text:p>29700.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27" calcext:value-type="float">
            <text:p>2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4907.1950760713" calcext:value-type="float">
            <text:p>24907.20</text:p>
          </table:table-cell>
          <table:table-cell office:value-type="float" office:value="52257.9804089839" calcext:value-type="float">
            <text:p>52257.98</text:p>
          </table:table-cell>
          <table:table-cell office:value-type="float" office:value="12357.6636403319" calcext:value-type="float">
            <text:p>12357.66</text:p>
          </table:table-cell>
          <table:table-cell office:value-type="float" office:value="152711850.647581" calcext:value-type="float">
            <text:p>152711850.65</text:p>
          </table:table-cell>
          <table:table-cell office:value-type="float" office:value="20524.0600881688" calcext:value-type="float">
            <text:p>20524.06</text:p>
          </table:table-cell>
          <table:table-cell office:value-type="float" office:value="24907.1950760713" calcext:value-type="float">
            <text:p>24907.20</text:p>
          </table:table-cell>
          <table:table-cell office:value-type="float" office:value="29888.6340912856" calcext:value-type="float">
            <text:p>29888.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28" calcext:value-type="float">
            <text:p>2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5017.3082897239" calcext:value-type="float">
            <text:p>25017.31</text:p>
          </table:table-cell>
          <table:table-cell office:value-type="float" office:value="55352.533858856" calcext:value-type="float">
            <text:p>55352.53</text:p>
          </table:table-cell>
          <table:table-cell office:value-type="float" office:value="11650.3593957735" calcext:value-type="float">
            <text:p>11650.36</text:p>
          </table:table-cell>
          <table:table-cell office:value-type="float" office:value="135730874.050687" calcext:value-type="float">
            <text:p>135730874.05</text:p>
          </table:table-cell>
          <table:table-cell office:value-type="float" office:value="21029.7617642221" calcext:value-type="float">
            <text:p>21029.76</text:p>
          </table:table-cell>
          <table:table-cell office:value-type="float" office:value="25017.3082897239" calcext:value-type="float">
            <text:p>25017.31</text:p>
          </table:table-cell>
          <table:table-cell office:value-type="float" office:value="30020.7699476687" calcext:value-type="float">
            <text:p>30020.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29" calcext:value-type="float">
            <text:p>2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5647.9654844885" calcext:value-type="float">
            <text:p>25647.97</text:p>
          </table:table-cell>
          <table:table-cell office:value-type="float" office:value="48412.6464748051" calcext:value-type="float">
            <text:p>48412.65</text:p>
          </table:table-cell>
          <table:table-cell office:value-type="float" office:value="11129.1891256776" calcext:value-type="float">
            <text:p>11129.19</text:p>
          </table:table-cell>
          <table:table-cell office:value-type="float" office:value="123858850.595101" calcext:value-type="float">
            <text:p>123858850.60</text:p>
          </table:table-cell>
          <table:table-cell office:value-type="float" office:value="20058.276897493" calcext:value-type="float">
            <text:p>20058.28</text:p>
          </table:table-cell>
          <table:table-cell office:value-type="float" office:value="25647.9654844885" calcext:value-type="float">
            <text:p>25647.97</text:p>
          </table:table-cell>
          <table:table-cell office:value-type="float" office:value="30777.5585813862" calcext:value-type="float">
            <text:p>30777.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30" calcext:value-type="float">
            <text:p>3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2595.7770138322" calcext:value-type="float">
            <text:p>22595.78</text:p>
          </table:table-cell>
          <table:table-cell office:value-type="float" office:value="48204.4466216087" calcext:value-type="float">
            <text:p>48204.45</text:p>
          </table:table-cell>
          <table:table-cell office:value-type="float" office:value="11402.1805230843" calcext:value-type="float">
            <text:p>11402.18</text:p>
          </table:table-cell>
          <table:table-cell office:value-type="float" office:value="130009720.681003" calcext:value-type="float">
            <text:p>130009720.68</text:p>
          </table:table-cell>
          <table:table-cell office:value-type="float" office:value="18756.7914121019" calcext:value-type="float">
            <text:p>18756.79</text:p>
          </table:table-cell>
          <table:table-cell office:value-type="float" office:value="22595.7770138322" calcext:value-type="float">
            <text:p>22595.78</text:p>
          </table:table-cell>
          <table:table-cell office:value-type="float" office:value="27114.9324165987" calcext:value-type="float">
            <text:p>27114.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31" calcext:value-type="float">
            <text:p>3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3144.5922992313" calcext:value-type="float">
            <text:p>23144.59</text:p>
          </table:table-cell>
          <table:table-cell office:value-type="float" office:value="52306.2539611122" calcext:value-type="float">
            <text:p>52306.25</text:p>
          </table:table-cell>
          <table:table-cell office:value-type="float" office:value="11695.0326559546" calcext:value-type="float">
            <text:p>11695.03</text:p>
          </table:table-cell>
          <table:table-cell office:value-type="float" office:value="136773788.823845" calcext:value-type="float">
            <text:p>136773788.82</text:p>
          </table:table-cell>
          <table:table-cell office:value-type="float" office:value="19604.3427452739" calcext:value-type="float">
            <text:p>19604.34</text:p>
          </table:table-cell>
          <table:table-cell office:value-type="float" office:value="23144.5922992313" calcext:value-type="float">
            <text:p>23144.59</text:p>
          </table:table-cell>
          <table:table-cell office:value-type="float" office:value="27773.5107590776" calcext:value-type="float">
            <text:p>27773.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32" calcext:value-type="float">
            <text:p>3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3484.3736327009" calcext:value-type="float">
            <text:p>23484.37</text:p>
          </table:table-cell>
          <table:table-cell office:value-type="float" office:value="43799.8696339251" calcext:value-type="float">
            <text:p>43799.87</text:p>
          </table:table-cell>
          <table:table-cell office:value-type="float" office:value="10820.5586163762" calcext:value-type="float">
            <text:p>10820.56</text:p>
          </table:table-cell>
          <table:table-cell office:value-type="float" office:value="117084488.770434" calcext:value-type="float">
            <text:p>117084488.77</text:p>
          </table:table-cell>
          <table:table-cell office:value-type="float" office:value="18249.3987999344" calcext:value-type="float">
            <text:p>18249.40</text:p>
          </table:table-cell>
          <table:table-cell office:value-type="float" office:value="23484.3736327009" calcext:value-type="float">
            <text:p>23484.37</text:p>
          </table:table-cell>
          <table:table-cell office:value-type="float" office:value="28181.2483592411" calcext:value-type="float">
            <text:p>28181.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33" calcext:value-type="float">
            <text:p>3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1431.6231670533" calcext:value-type="float">
            <text:p>21431.62</text:p>
          </table:table-cell>
          <table:table-cell office:value-type="float" office:value="40175.4803261668" calcext:value-type="float">
            <text:p>40175.48</text:p>
          </table:table-cell>
          <table:table-cell office:value-type="float" office:value="9526.64633081024" calcext:value-type="float">
            <text:p>9526.65</text:p>
          </table:table-cell>
          <table:table-cell office:value-type="float" office:value="90756990.3123403" calcext:value-type="float">
            <text:p>90756990.31</text:p>
          </table:table-cell>
          <table:table-cell office:value-type="float" office:value="16723.0784700144" calcext:value-type="float">
            <text:p>16723.08</text:p>
          </table:table-cell>
          <table:table-cell office:value-type="float" office:value="21431.6231670533" calcext:value-type="float">
            <text:p>21431.62</text:p>
          </table:table-cell>
          <table:table-cell office:value-type="float" office:value="25717.9478004639" calcext:value-type="float">
            <text:p>25717.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34" calcext:value-type="float">
            <text:p>3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599.0575361325" calcext:value-type="float">
            <text:p>20599.06</text:p>
          </table:table-cell>
          <table:table-cell office:value-type="float" office:value="42451.4657157219" calcext:value-type="float">
            <text:p>42451.47</text:p>
          </table:table-cell>
          <table:table-cell office:value-type="float" office:value="9927.94270314964" calcext:value-type="float">
            <text:p>9927.94</text:p>
          </table:table-cell>
          <table:table-cell office:value-type="float" office:value="98564046.3170222" calcext:value-type="float">
            <text:p>98564046.32</text:p>
          </table:table-cell>
          <table:table-cell office:value-type="float" office:value="16874.1711885695" calcext:value-type="float">
            <text:p>16874.17</text:p>
          </table:table-cell>
          <table:table-cell office:value-type="float" office:value="20599.0575361325" calcext:value-type="float">
            <text:p>20599.06</text:p>
          </table:table-cell>
          <table:table-cell office:value-type="float" office:value="24718.8690433589" calcext:value-type="float">
            <text:p>24718.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35" calcext:value-type="float">
            <text:p>3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1643.4747080086" calcext:value-type="float">
            <text:p>21643.47</text:p>
          </table:table-cell>
          <table:table-cell office:value-type="float" office:value="48760.9811306679" calcext:value-type="float">
            <text:p>48760.98</text:p>
          </table:table-cell>
          <table:table-cell office:value-type="float" office:value="10997.5465321442" calcext:value-type="float">
            <text:p>10997.55</text:p>
          </table:table-cell>
          <table:table-cell office:value-type="float" office:value="120946029.726677" calcext:value-type="float">
            <text:p>120946029.73</text:p>
          </table:table-cell>
          <table:table-cell office:value-type="float" office:value="18322.8986301323" calcext:value-type="float">
            <text:p>18322.90</text:p>
          </table:table-cell>
          <table:table-cell office:value-type="float" office:value="21643.4747080086" calcext:value-type="float">
            <text:p>21643.47</text:p>
          </table:table-cell>
          <table:table-cell office:value-type="float" office:value="25972.1696496104" calcext:value-type="float">
            <text:p>25972.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36" calcext:value-type="float">
            <text:p>3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1327.6204030643" calcext:value-type="float">
            <text:p>21327.62</text:p>
          </table:table-cell>
          <table:table-cell office:value-type="float" office:value="44275.9853895551" calcext:value-type="float">
            <text:p>44275.99</text:p>
          </table:table-cell>
          <table:table-cell office:value-type="float" office:value="10664.4354674828" calcext:value-type="float">
            <text:p>10664.44</text:p>
          </table:table-cell>
          <table:table-cell office:value-type="float" office:value="113730183.840104" calcext:value-type="float">
            <text:p>113730183.84</text:p>
          </table:table-cell>
          <table:table-cell office:value-type="float" office:value="17519.7510665817" calcext:value-type="float">
            <text:p>17519.75</text:p>
          </table:table-cell>
          <table:table-cell office:value-type="float" office:value="21327.6204030643" calcext:value-type="float">
            <text:p>21327.62</text:p>
          </table:table-cell>
          <table:table-cell office:value-type="float" office:value="25593.1444836772" calcext:value-type="float">
            <text:p>25593.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37" calcext:value-type="float">
            <text:p>3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1927.5482604839" calcext:value-type="float">
            <text:p>21927.55</text:p>
          </table:table-cell>
          <table:table-cell office:value-type="float" office:value="41872.2519877145" calcext:value-type="float">
            <text:p>41872.25</text:p>
          </table:table-cell>
          <table:table-cell office:value-type="float" office:value="10168.2841439531" calcext:value-type="float">
            <text:p>10168.28</text:p>
          </table:table-cell>
          <table:table-cell office:value-type="float" office:value="103394002.432168" calcext:value-type="float">
            <text:p>103394002.43</text:p>
          </table:table-cell>
          <table:table-cell office:value-type="float" office:value="17291.0585773779" calcext:value-type="float">
            <text:p>17291.06</text:p>
          </table:table-cell>
          <table:table-cell office:value-type="float" office:value="21927.5482604839" calcext:value-type="float">
            <text:p>21927.55</text:p>
          </table:table-cell>
          <table:table-cell office:value-type="float" office:value="26313.0579125807" calcext:value-type="float">
            <text:p>26313.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38" calcext:value-type="float">
            <text:p>3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2220.5512125721" calcext:value-type="float">
            <text:p>22220.55</text:p>
          </table:table-cell>
          <table:table-cell office:value-type="float" office:value="44337.8152330945" calcext:value-type="float">
            <text:p>44337.82</text:p>
          </table:table-cell>
          <table:table-cell office:value-type="float" office:value="10290.1129961001" calcext:value-type="float">
            <text:p>10290.11</text:p>
          </table:table-cell>
          <table:table-cell office:value-type="float" office:value="105886425.472508" calcext:value-type="float">
            <text:p>105886425.47</text:p>
          </table:table-cell>
          <table:table-cell office:value-type="float" office:value="17924.7572173282" calcext:value-type="float">
            <text:p>17924.76</text:p>
          </table:table-cell>
          <table:table-cell office:value-type="float" office:value="22220.5512125721" calcext:value-type="float">
            <text:p>22220.55</text:p>
          </table:table-cell>
          <table:table-cell office:value-type="float" office:value="26664.6614550865" calcext:value-type="float">
            <text:p>26664.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39" calcext:value-type="float">
            <text:p>3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2114.1440745484" calcext:value-type="float">
            <text:p>22114.14</text:p>
          </table:table-cell>
          <table:table-cell office:value-type="float" office:value="38678.7666809765" calcext:value-type="float">
            <text:p>38678.77</text:p>
          </table:table-cell>
          <table:table-cell office:value-type="float" office:value="10173.4103374731" calcext:value-type="float">
            <text:p>10173.41</text:p>
          </table:table-cell>
          <table:table-cell office:value-type="float" office:value="103498277.894604" calcext:value-type="float">
            <text:p>103498277.89</text:p>
          </table:table-cell>
          <table:table-cell office:value-type="float" office:value="16434.2313324604" calcext:value-type="float">
            <text:p>16434.23</text:p>
          </table:table-cell>
          <table:table-cell office:value-type="float" office:value="22114.1440745484" calcext:value-type="float">
            <text:p>22114.14</text:p>
          </table:table-cell>
          <table:table-cell office:value-type="float" office:value="26536.9728894581" calcext:value-type="float">
            <text:p>26536.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40" calcext:value-type="float">
            <text:p>4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594.3535273173" calcext:value-type="float">
            <text:p>20594.35</text:p>
          </table:table-cell>
          <table:table-cell office:value-type="float" office:value="41411.304964354" calcext:value-type="float">
            <text:p>41411.30</text:p>
          </table:table-cell>
          <table:table-cell office:value-type="float" office:value="11087.6996450219" calcext:value-type="float">
            <text:p>11087.70</text:p>
          </table:table-cell>
          <table:table-cell office:value-type="float" office:value="122937083.418219" calcext:value-type="float">
            <text:p>122937083.42</text:p>
          </table:table-cell>
          <table:table-cell office:value-type="float" office:value="16686.0111404625" calcext:value-type="float">
            <text:p>16686.01</text:p>
          </table:table-cell>
          <table:table-cell office:value-type="float" office:value="20594.3535273173" calcext:value-type="float">
            <text:p>20594.35</text:p>
          </table:table-cell>
          <table:table-cell office:value-type="float" office:value="24713.2242327808" calcext:value-type="float">
            <text:p>24713.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41" calcext:value-type="float">
            <text:p>4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545.3902256503" calcext:value-type="float">
            <text:p>20545.39</text:p>
          </table:table-cell>
          <table:table-cell office:value-type="float" office:value="39190.8582625416" calcext:value-type="float">
            <text:p>39190.86</text:p>
          </table:table-cell>
          <table:table-cell office:value-type="float" office:value="10966.7939623637" calcext:value-type="float">
            <text:p>10966.79</text:p>
          </table:table-cell>
          <table:table-cell office:value-type="float" office:value="120270569.812937" calcext:value-type="float">
            <text:p>120270569.81</text:p>
          </table:table-cell>
          <table:table-cell office:value-type="float" office:value="16203.0403461495" calcext:value-type="float">
            <text:p>16203.04</text:p>
          </table:table-cell>
          <table:table-cell office:value-type="float" office:value="20545.3902256503" calcext:value-type="float">
            <text:p>20545.39</text:p>
          </table:table-cell>
          <table:table-cell office:value-type="float" office:value="24654.4682707803" calcext:value-type="float">
            <text:p>24654.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42" calcext:value-type="float">
            <text:p>4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092.3404759355" calcext:value-type="float">
            <text:p>20092.34</text:p>
          </table:table-cell>
          <table:table-cell office:value-type="float" office:value="42603.1269805561" calcext:value-type="float">
            <text:p>42603.13</text:p>
          </table:table-cell>
          <table:table-cell office:value-type="float" office:value="10324.3976217054" calcext:value-type="float">
            <text:p>10324.40</text:p>
          </table:table-cell>
          <table:table-cell office:value-type="float" office:value="106593186.251076" calcext:value-type="float">
            <text:p>106593186.25</text:p>
          </table:table-cell>
          <table:table-cell office:value-type="float" office:value="16655.8010964849" calcext:value-type="float">
            <text:p>16655.80</text:p>
          </table:table-cell>
          <table:table-cell office:value-type="float" office:value="20092.3404759355" calcext:value-type="float">
            <text:p>20092.34</text:p>
          </table:table-cell>
          <table:table-cell office:value-type="float" office:value="24110.8085711226" calcext:value-type="float">
            <text:p>24110.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43" calcext:value-type="float">
            <text:p>4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958.1745341367" calcext:value-type="float">
            <text:p>18958.17</text:p>
          </table:table-cell>
          <table:table-cell office:value-type="float" office:value="43982.9710109982" calcext:value-type="float">
            <text:p>43982.97</text:p>
          </table:table-cell>
          <table:table-cell office:value-type="float" office:value="10072.3061622917" calcext:value-type="float">
            <text:p>10072.31</text:p>
          </table:table-cell>
          <table:table-cell office:value-type="float" office:value="101451351.426938" calcext:value-type="float">
            <text:p>101451351.43</text:p>
          </table:table-cell>
          <table:table-cell office:value-type="float" office:value="16213.2125996325" calcext:value-type="float">
            <text:p>16213.21</text:p>
          </table:table-cell>
          <table:table-cell office:value-type="float" office:value="18958.1745341367" calcext:value-type="float">
            <text:p>18958.17</text:p>
          </table:table-cell>
          <table:table-cell office:value-type="float" office:value="22749.809440964" calcext:value-type="float">
            <text:p>22749.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44" calcext:value-type="float">
            <text:p>4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081.8937056097" calcext:value-type="float">
            <text:p>18081.89</text:p>
          </table:table-cell>
          <table:table-cell office:value-type="float" office:value="43982.9710109982" calcext:value-type="float">
            <text:p>43982.97</text:p>
          </table:table-cell>
          <table:table-cell office:value-type="float" office:value="9990.94478005826" calcext:value-type="float">
            <text:p>9990.94</text:p>
          </table:table-cell>
          <table:table-cell office:value-type="float" office:value="99818977.5981734" calcext:value-type="float">
            <text:p>99818977.60</text:p>
          </table:table-cell>
          <table:table-cell office:value-type="float" office:value="15674.732144102" calcext:value-type="float">
            <text:p>15674.73</text:p>
          </table:table-cell>
          <table:table-cell office:value-type="float" office:value="18081.8937056097" calcext:value-type="float">
            <text:p>18081.89</text:p>
          </table:table-cell>
          <table:table-cell office:value-type="float" office:value="21698.2724467317" calcext:value-type="float">
            <text:p>21698.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45" calcext:value-type="float">
            <text:p>4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423.7096637937" calcext:value-type="float">
            <text:p>17423.71</text:p>
          </table:table-cell>
          <table:table-cell office:value-type="float" office:value="37420.310216783" calcext:value-type="float">
            <text:p>37420.31</text:p>
          </table:table-cell>
          <table:table-cell office:value-type="float" office:value="9291.46128142018" calcext:value-type="float">
            <text:p>9291.46</text:p>
          </table:table-cell>
          <table:table-cell office:value-type="float" office:value="86331252.7441303" calcext:value-type="float">
            <text:p>86331252.74</text:p>
          </table:table-cell>
          <table:table-cell office:value-type="float" office:value="14533.9687174108" calcext:value-type="float">
            <text:p>14533.97</text:p>
          </table:table-cell>
          <table:table-cell office:value-type="float" office:value="17423.7096637937" calcext:value-type="float">
            <text:p>17423.71</text:p>
          </table:table-cell>
          <table:table-cell office:value-type="float" office:value="20908.4515965524" calcext:value-type="float">
            <text:p>20908.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46" calcext:value-type="float">
            <text:p>4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314.5812599785" calcext:value-type="float">
            <text:p>18314.58</text:p>
          </table:table-cell>
          <table:table-cell office:value-type="float" office:value="42232.3086269577" calcext:value-type="float">
            <text:p>42232.31</text:p>
          </table:table-cell>
          <table:table-cell office:value-type="float" office:value="10503.8323735246" calcext:value-type="float">
            <text:p>10503.83</text:p>
          </table:table-cell>
          <table:table-cell office:value-type="float" office:value="110330494.531104" calcext:value-type="float">
            <text:p>110330494.53</text:p>
          </table:table-cell>
          <table:table-cell office:value-type="float" office:value="15638.6279637846" calcext:value-type="float">
            <text:p>15638.63</text:p>
          </table:table-cell>
          <table:table-cell office:value-type="float" office:value="18314.5812599785" calcext:value-type="float">
            <text:p>18314.58</text:p>
          </table:table-cell>
          <table:table-cell office:value-type="float" office:value="21977.4975119741" calcext:value-type="float">
            <text:p>21977.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47" calcext:value-type="float">
            <text:p>4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792.7155707811" calcext:value-type="float">
            <text:p>16792.72</text:p>
          </table:table-cell>
          <table:table-cell office:value-type="float" office:value="36847.6835038553" calcext:value-type="float">
            <text:p>36847.68</text:p>
          </table:table-cell>
          <table:table-cell office:value-type="float" office:value="9868.69103739846" calcext:value-type="float">
            <text:p>9868.69</text:p>
          </table:table-cell>
          <table:table-cell office:value-type="float" office:value="97391062.7916287" calcext:value-type="float">
            <text:p>97391062.79</text:p>
          </table:table-cell>
          <table:table-cell office:value-type="float" office:value="14121.4019329376" calcext:value-type="float">
            <text:p>14121.40</text:p>
          </table:table-cell>
          <table:table-cell office:value-type="float" office:value="16792.7155707811" calcext:value-type="float">
            <text:p>16792.72</text:p>
          </table:table-cell>
          <table:table-cell office:value-type="float" office:value="20151.2586849373" calcext:value-type="float">
            <text:p>20151.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48" calcext:value-type="float">
            <text:p>4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145.4944606594" calcext:value-type="float">
            <text:p>16145.49</text:p>
          </table:table-cell>
          <table:table-cell office:value-type="float" office:value="35095.5410846827" calcext:value-type="float">
            <text:p>35095.54</text:p>
          </table:table-cell>
          <table:table-cell office:value-type="float" office:value="9651.0265485211" calcext:value-type="float">
            <text:p>9651.03</text:p>
          </table:table-cell>
          <table:table-cell office:value-type="float" office:value="93142313.4402591" calcext:value-type="float">
            <text:p>93142313.44</text:p>
          </table:table-cell>
          <table:table-cell office:value-type="float" office:value="13537.6715625381" calcext:value-type="float">
            <text:p>13537.67</text:p>
          </table:table-cell>
          <table:table-cell office:value-type="float" office:value="16145.4944606594" calcext:value-type="float">
            <text:p>16145.49</text:p>
          </table:table-cell>
          <table:table-cell office:value-type="float" office:value="19374.5933527912" calcext:value-type="float">
            <text:p>19374.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49" calcext:value-type="float">
            <text:p>4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049.7879564246" calcext:value-type="float">
            <text:p>16049.79</text:p>
          </table:table-cell>
          <table:table-cell office:value-type="float" office:value="36847.6835038553" calcext:value-type="float">
            <text:p>36847.68</text:p>
          </table:table-cell>
          <table:table-cell office:value-type="float" office:value="10401.0615988941" calcext:value-type="float">
            <text:p>10401.06</text:p>
          </table:table-cell>
          <table:table-cell office:value-type="float" office:value="108182082.38399" calcext:value-type="float">
            <text:p>108182082.38</text:p>
          </table:table-cell>
          <table:table-cell office:value-type="float" office:value="13702.5210558873" calcext:value-type="float">
            <text:p>13702.52</text:p>
          </table:table-cell>
          <table:table-cell office:value-type="float" office:value="16049.7879564246" calcext:value-type="float">
            <text:p>16049.79</text:p>
          </table:table-cell>
          <table:table-cell office:value-type="float" office:value="19259.7455477095" calcext:value-type="float">
            <text:p>19259.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0" calcext:value-type="float">
            <text:p>0</text:p>
          </table:table-cell>
          <table:table-cell office:value-type="float" office:value="5650.28153987289" calcext:value-type="float">
            <text:p>5650.28</text:p>
          </table:table-cell>
          <table:table-cell office:value-type="float" office:value="34147.4031972077" calcext:value-type="float">
            <text:p>34147.40</text:p>
          </table:table-cell>
          <table:table-cell office:value-type="float" office:value="67278.800788284" calcext:value-type="float">
            <text:p>67278.80</text:p>
          </table:table-cell>
          <table:table-cell office:value-type="float" office:value="13436.60514232" calcext:value-type="float">
            <text:p>13436.61</text:p>
          </table:table-cell>
          <table:table-cell office:value-type="float" office:value="180542357.75062" calcext:value-type="float">
            <text:p>180542357.75</text:p>
          </table:table-cell>
          <table:table-cell office:value-type="float" office:value="28273.2006344098" calcext:value-type="float">
            <text:p>28273.20</text:p>
          </table:table-cell>
          <table:table-cell office:value-type="float" office:value="34147.4031972078" calcext:value-type="float">
            <text:p>34147.40</text:p>
          </table:table-cell>
          <table:table-cell office:value-type="float" office:value="40976.8838366493" calcext:value-type="float">
            <text:p>40976.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1" calcext:value-type="float">
            <text:p>1</text:p>
          </table:table-cell>
          <table:table-cell office:value-type="float" office:value="1123.60679774998" calcext:value-type="float">
            <text:p>1123.61</text:p>
          </table:table-cell>
          <table:table-cell office:value-type="float" office:value="31801.5753714801" calcext:value-type="float">
            <text:p>31801.58</text:p>
          </table:table-cell>
          <table:table-cell office:value-type="float" office:value="67278.800788284" calcext:value-type="float">
            <text:p>67278.80</text:p>
          </table:table-cell>
          <table:table-cell office:value-type="float" office:value="15037.6877102251" calcext:value-type="float">
            <text:p>15037.69</text:p>
          </table:table-cell>
          <table:table-cell office:value-type="float" office:value="226132051.670255" calcext:value-type="float">
            <text:p>226132051.67</text:p>
          </table:table-cell>
          <table:table-cell office:value-type="float" office:value="26301.6653961116" calcext:value-type="float">
            <text:p>26301.67</text:p>
          </table:table-cell>
          <table:table-cell office:value-type="float" office:value="31801.5753714801" calcext:value-type="float">
            <text:p>31801.58</text:p>
          </table:table-cell>
          <table:table-cell office:value-type="float" office:value="38161.8904457761" calcext:value-type="float">
            <text:p>38161.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2" calcext:value-type="float">
            <text:p>2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33513.9601571522" calcext:value-type="float">
            <text:p>33513.96</text:p>
          </table:table-cell>
          <table:table-cell office:value-type="float" office:value="69113.1846256751" calcext:value-type="float">
            <text:p>69113.18</text:p>
          </table:table-cell>
          <table:table-cell office:value-type="float" office:value="15636.237765464" calcext:value-type="float">
            <text:p>15636.24</text:p>
          </table:table-cell>
          <table:table-cell office:value-type="float" office:value="244491931.458121" calcext:value-type="float">
            <text:p>244491931.46</text:p>
          </table:table-cell>
          <table:table-cell office:value-type="float" office:value="27377.6927507637" calcext:value-type="float">
            <text:p>27377.69</text:p>
          </table:table-cell>
          <table:table-cell office:value-type="float" office:value="33513.9601571522" calcext:value-type="float">
            <text:p>33513.96</text:p>
          </table:table-cell>
          <table:table-cell office:value-type="float" office:value="40216.7521885826" calcext:value-type="float">
            <text:p>40216.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3" calcext:value-type="float">
            <text:p>3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34510.2494645837" calcext:value-type="float">
            <text:p>34510.25</text:p>
          </table:table-cell>
          <table:table-cell office:value-type="float" office:value="61746.0720828226" calcext:value-type="float">
            <text:p>61746.07</text:p>
          </table:table-cell>
          <table:table-cell office:value-type="float" office:value="13658.8475222189" calcext:value-type="float">
            <text:p>13658.85</text:p>
          </table:table-cell>
          <table:table-cell office:value-type="float" office:value="186564115.635225" calcext:value-type="float">
            <text:p>186564115.64</text:p>
          </table:table-cell>
          <table:table-cell office:value-type="float" office:value="25998.7869443802" calcext:value-type="float">
            <text:p>25998.79</text:p>
          </table:table-cell>
          <table:table-cell office:value-type="float" office:value="34510.2494645837" calcext:value-type="float">
            <text:p>34510.25</text:p>
          </table:table-cell>
          <table:table-cell office:value-type="float" office:value="41412.2993575004" calcext:value-type="float">
            <text:p>41412.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4" calcext:value-type="float">
            <text:p>4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33613.5083931305" calcext:value-type="float">
            <text:p>33613.51</text:p>
          </table:table-cell>
          <table:table-cell office:value-type="float" office:value="57216.4948895349" calcext:value-type="float">
            <text:p>57216.49</text:p>
          </table:table-cell>
          <table:table-cell office:value-type="float" office:value="12729.3851708227" calcext:value-type="float">
            <text:p>12729.39</text:p>
          </table:table-cell>
          <table:table-cell office:value-type="float" office:value="162037246.82716" calcext:value-type="float">
            <text:p>162037246.83</text:p>
          </table:table-cell>
          <table:table-cell office:value-type="float" office:value="24302.6334170818" calcext:value-type="float">
            <text:p>24302.63</text:p>
          </table:table-cell>
          <table:table-cell office:value-type="float" office:value="33613.5083931305" calcext:value-type="float">
            <text:p>33613.51</text:p>
          </table:table-cell>
          <table:table-cell office:value-type="float" office:value="40336.2100717566" calcext:value-type="float">
            <text:p>40336.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5" calcext:value-type="float">
            <text:p>5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32520.2853300497" calcext:value-type="float">
            <text:p>32520.29</text:p>
          </table:table-cell>
          <table:table-cell office:value-type="float" office:value="53754.6991533029" calcext:value-type="float">
            <text:p>53754.70</text:p>
          </table:table-cell>
          <table:table-cell office:value-type="float" office:value="13580.6547342103" calcext:value-type="float">
            <text:p>13580.65</text:p>
          </table:table-cell>
          <table:table-cell office:value-type="float" office:value="184434183.009829" calcext:value-type="float">
            <text:p>184434183.01</text:p>
          </table:table-cell>
          <table:table-cell office:value-type="float" office:value="22842.2880007613" calcext:value-type="float">
            <text:p>22842.29</text:p>
          </table:table-cell>
          <table:table-cell office:value-type="float" office:value="32520.2853300497" calcext:value-type="float">
            <text:p>32520.29</text:p>
          </table:table-cell>
          <table:table-cell office:value-type="float" office:value="39024.3423960597" calcext:value-type="float">
            <text:p>39024.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6" calcext:value-type="float">
            <text:p>6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33642.8884726109" calcext:value-type="float">
            <text:p>33642.89</text:p>
          </table:table-cell>
          <table:table-cell office:value-type="float" office:value="55496.6774703315" calcext:value-type="float">
            <text:p>55496.68</text:p>
          </table:table-cell>
          <table:table-cell office:value-type="float" office:value="13493.2582271122" calcext:value-type="float">
            <text:p>13493.26</text:p>
          </table:table-cell>
          <table:table-cell office:value-type="float" office:value="182068017.583532" calcext:value-type="float">
            <text:p>182068017.58</text:p>
          </table:table-cell>
          <table:table-cell office:value-type="float" office:value="23568.9269787381" calcext:value-type="float">
            <text:p>23568.93</text:p>
          </table:table-cell>
          <table:table-cell office:value-type="float" office:value="33642.8884726109" calcext:value-type="float">
            <text:p>33642.89</text:p>
          </table:table-cell>
          <table:table-cell office:value-type="float" office:value="40371.4661671331" calcext:value-type="float">
            <text:p>40371.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7" calcext:value-type="float">
            <text:p>7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31391.3283937126" calcext:value-type="float">
            <text:p>31391.33</text:p>
          </table:table-cell>
          <table:table-cell office:value-type="float" office:value="55496.6774703315" calcext:value-type="float">
            <text:p>55496.68</text:p>
          </table:table-cell>
          <table:table-cell office:value-type="float" office:value="14542.3570572216" calcext:value-type="float">
            <text:p>14542.36</text:p>
          </table:table-cell>
          <table:table-cell office:value-type="float" office:value="211480148.779721" calcext:value-type="float">
            <text:p>211480148.78</text:p>
          </table:table-cell>
          <table:table-cell office:value-type="float" office:value="23455.9755308515" calcext:value-type="float">
            <text:p>23455.98</text:p>
          </table:table-cell>
          <table:table-cell office:value-type="float" office:value="31391.3283937126" calcext:value-type="float">
            <text:p>31391.33</text:p>
          </table:table-cell>
          <table:table-cell office:value-type="float" office:value="37669.5940724551" calcext:value-type="float">
            <text:p>37669.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8" calcext:value-type="float">
            <text:p>8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30570.0869034334" calcext:value-type="float">
            <text:p>30570.09</text:p>
          </table:table-cell>
          <table:table-cell office:value-type="float" office:value="64613.1846256752" calcext:value-type="float">
            <text:p>64613.18</text:p>
          </table:table-cell>
          <table:table-cell office:value-type="float" office:value="13559.9663364793" calcext:value-type="float">
            <text:p>13559.97</text:p>
          </table:table-cell>
          <table:table-cell office:value-type="float" office:value="183872687.046451" calcext:value-type="float">
            <text:p>183872687.05</text:p>
          </table:table-cell>
          <table:table-cell office:value-type="float" office:value="25245.6861652507" calcext:value-type="float">
            <text:p>25245.69</text:p>
          </table:table-cell>
          <table:table-cell office:value-type="float" office:value="30570.0869034334" calcext:value-type="float">
            <text:p>30570.09</text:p>
          </table:table-cell>
          <table:table-cell office:value-type="float" office:value="36684.10428412" calcext:value-type="float">
            <text:p>36684.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9" calcext:value-type="float">
            <text:p>9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8964.8148730714" calcext:value-type="float">
            <text:p>28964.81</text:p>
          </table:table-cell>
          <table:table-cell office:value-type="float" office:value="54378.2087003595" calcext:value-type="float">
            <text:p>54378.21</text:p>
          </table:table-cell>
          <table:table-cell office:value-type="float" office:value="12885.6092229992" calcext:value-type="float">
            <text:p>12885.61</text:p>
          </table:table-cell>
          <table:table-cell office:value-type="float" office:value="166038925.047843" calcext:value-type="float">
            <text:p>166038925.05</text:p>
          </table:table-cell>
          <table:table-cell office:value-type="float" office:value="22572.8437240088" calcext:value-type="float">
            <text:p>22572.84</text:p>
          </table:table-cell>
          <table:table-cell office:value-type="float" office:value="28964.8148730714" calcext:value-type="float">
            <text:p>28964.81</text:p>
          </table:table-cell>
          <table:table-cell office:value-type="float" office:value="34757.7778476857" calcext:value-type="float">
            <text:p>34757.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10" calcext:value-type="float">
            <text:p>10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8001.114494518" calcext:value-type="float">
            <text:p>28001.11</text:p>
          </table:table-cell>
          <table:table-cell office:value-type="float" office:value="52102.2233108044" calcext:value-type="float">
            <text:p>52102.22</text:p>
          </table:table-cell>
          <table:table-cell office:value-type="float" office:value="12315.8502052389" calcext:value-type="float">
            <text:p>12315.85</text:p>
          </table:table-cell>
          <table:table-cell office:value-type="float" office:value="151680166.277882" calcext:value-type="float">
            <text:p>151680166.28</text:p>
          </table:table-cell>
          <table:table-cell office:value-type="float" office:value="21709.2845291594" calcext:value-type="float">
            <text:p>21709.28</text:p>
          </table:table-cell>
          <table:table-cell office:value-type="float" office:value="28001.114494518" calcext:value-type="float">
            <text:p>28001.11</text:p>
          </table:table-cell>
          <table:table-cell office:value-type="float" office:value="33601.3373934216" calcext:value-type="float">
            <text:p>33601.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11" calcext:value-type="float">
            <text:p>11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6068.1942177193" calcext:value-type="float">
            <text:p>26068.19</text:p>
          </table:table-cell>
          <table:table-cell office:value-type="float" office:value="48734.033021228" calcext:value-type="float">
            <text:p>48734.03</text:p>
          </table:table-cell>
          <table:table-cell office:value-type="float" office:value="11797.8330612603" calcext:value-type="float">
            <text:p>11797.83</text:p>
          </table:table-cell>
          <table:table-cell office:value-type="float" office:value="139188864.941366" calcext:value-type="float">
            <text:p>139188864.94</text:p>
          </table:table-cell>
          <table:table-cell office:value-type="float" office:value="20284.3889584433" calcext:value-type="float">
            <text:p>20284.39</text:p>
          </table:table-cell>
          <table:table-cell office:value-type="float" office:value="26068.1942177193" calcext:value-type="float">
            <text:p>26068.19</text:p>
          </table:table-cell>
          <table:table-cell office:value-type="float" office:value="31281.8330612631" calcext:value-type="float">
            <text:p>31281.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12" calcext:value-type="float">
            <text:p>12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3399.4588674318" calcext:value-type="float">
            <text:p>23399.46</text:p>
          </table:table-cell>
          <table:table-cell office:value-type="float" office:value="53154.1940899146" calcext:value-type="float">
            <text:p>53154.19</text:p>
          </table:table-cell>
          <table:table-cell office:value-type="float" office:value="12506.6308710378" calcext:value-type="float">
            <text:p>12506.63</text:p>
          </table:table-cell>
          <table:table-cell office:value-type="float" office:value="156415815.744396" calcext:value-type="float">
            <text:p>156415815.74</text:p>
          </table:table-cell>
          <table:table-cell office:value-type="float" office:value="19864.4062307166" calcext:value-type="float">
            <text:p>19864.41</text:p>
          </table:table-cell>
          <table:table-cell office:value-type="float" office:value="23399.4588674318" calcext:value-type="float">
            <text:p>23399.46</text:p>
          </table:table-cell>
          <table:table-cell office:value-type="float" office:value="28079.3506409182" calcext:value-type="float">
            <text:p>28079.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13" calcext:value-type="float">
            <text:p>13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2754.5658840153" calcext:value-type="float">
            <text:p>22754.57</text:p>
          </table:table-cell>
          <table:table-cell office:value-type="float" office:value="56053.6890265262" calcext:value-type="float">
            <text:p>56053.69</text:p>
          </table:table-cell>
          <table:table-cell office:value-type="float" office:value="11543.7327009596" calcext:value-type="float">
            <text:p>11543.73</text:p>
          </table:table-cell>
          <table:table-cell office:value-type="float" office:value="133257764.671204" calcext:value-type="float">
            <text:p>133257764.67</text:p>
          </table:table-cell>
          <table:table-cell office:value-type="float" office:value="19770.9798315316" calcext:value-type="float">
            <text:p>19770.98</text:p>
          </table:table-cell>
          <table:table-cell office:value-type="float" office:value="22754.5658840153" calcext:value-type="float">
            <text:p>22754.57</text:p>
          </table:table-cell>
          <table:table-cell office:value-type="float" office:value="27305.4790608183" calcext:value-type="float">
            <text:p>27305.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14" calcext:value-type="float">
            <text:p>14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2389.4983512662" calcext:value-type="float">
            <text:p>22389.50</text:p>
          </table:table-cell>
          <table:table-cell office:value-type="float" office:value="43666.1543134788" calcext:value-type="float">
            <text:p>43666.15</text:p>
          </table:table-cell>
          <table:table-cell office:value-type="float" office:value="10108.3047332557" calcext:value-type="float">
            <text:p>10108.30</text:p>
          </table:table-cell>
          <table:table-cell office:value-type="float" office:value="102177824.58036" calcext:value-type="float">
            <text:p>102177824.58</text:p>
          </table:table-cell>
          <table:table-cell office:value-type="float" office:value="17871.7720281121" calcext:value-type="float">
            <text:p>17871.77</text:p>
          </table:table-cell>
          <table:table-cell office:value-type="float" office:value="22389.4983512662" calcext:value-type="float">
            <text:p>22389.50</text:p>
          </table:table-cell>
          <table:table-cell office:value-type="float" office:value="26867.3980215194" calcext:value-type="float">
            <text:p>26867.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15" calcext:value-type="float">
            <text:p>15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2954.8451111335" calcext:value-type="float">
            <text:p>22954.85</text:p>
          </table:table-cell>
          <table:table-cell office:value-type="float" office:value="43247.6183208178" calcext:value-type="float">
            <text:p>43247.62</text:p>
          </table:table-cell>
          <table:table-cell office:value-type="float" office:value="10461.4329263833" calcext:value-type="float">
            <text:p>10461.43</text:p>
          </table:table-cell>
          <table:table-cell office:value-type="float" office:value="109441578.873216" calcext:value-type="float">
            <text:p>109441578.87</text:p>
          </table:table-cell>
          <table:table-cell office:value-type="float" office:value="17970.5715683844" calcext:value-type="float">
            <text:p>17970.57</text:p>
          </table:table-cell>
          <table:table-cell office:value-type="float" office:value="22954.8451111335" calcext:value-type="float">
            <text:p>22954.85</text:p>
          </table:table-cell>
          <table:table-cell office:value-type="float" office:value="27545.8141333602" calcext:value-type="float">
            <text:p>27545.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16" calcext:value-type="float">
            <text:p>16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2620.7781047457" calcext:value-type="float">
            <text:p>22620.78</text:p>
          </table:table-cell>
          <table:table-cell office:value-type="float" office:value="43095.1745459753" calcext:value-type="float">
            <text:p>43095.17</text:p>
          </table:table-cell>
          <table:table-cell office:value-type="float" office:value="10348.0732736282" calcext:value-type="float">
            <text:p>10348.07</text:p>
          </table:table-cell>
          <table:table-cell office:value-type="float" office:value="107082620.476379" calcext:value-type="float">
            <text:p>107082620.48</text:p>
          </table:table-cell>
          <table:table-cell office:value-type="float" office:value="17826.4302074093" calcext:value-type="float">
            <text:p>17826.43</text:p>
          </table:table-cell>
          <table:table-cell office:value-type="float" office:value="22620.7781047457" calcext:value-type="float">
            <text:p>22620.78</text:p>
          </table:table-cell>
          <table:table-cell office:value-type="float" office:value="27144.9337256948" calcext:value-type="float">
            <text:p>27144.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17" calcext:value-type="float">
            <text:p>17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3047.3101429535" calcext:value-type="float">
            <text:p>23047.31</text:p>
          </table:table-cell>
          <table:table-cell office:value-type="float" office:value="50254.6991533029" calcext:value-type="float">
            <text:p>50254.70</text:p>
          </table:table-cell>
          <table:table-cell office:value-type="float" office:value="12099.7921951345" calcext:value-type="float">
            <text:p>12099.79</text:p>
          </table:table-cell>
          <table:table-cell office:value-type="float" office:value="146404971.165438" calcext:value-type="float">
            <text:p>146404971.17</text:p>
          </table:table-cell>
          <table:table-cell office:value-type="float" office:value="19299.1235579516" calcext:value-type="float">
            <text:p>19299.12</text:p>
          </table:table-cell>
          <table:table-cell office:value-type="float" office:value="23047.3101429535" calcext:value-type="float">
            <text:p>23047.31</text:p>
          </table:table-cell>
          <table:table-cell office:value-type="float" office:value="27656.7721715442" calcext:value-type="float">
            <text:p>27656.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18" calcext:value-type="float">
            <text:p>18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3473.0235031961" calcext:value-type="float">
            <text:p>23473.02</text:p>
          </table:table-cell>
          <table:table-cell office:value-type="float" office:value="52102.2233108044" calcext:value-type="float">
            <text:p>52102.22</text:p>
          </table:table-cell>
          <table:table-cell office:value-type="float" office:value="11756.9799191518" calcext:value-type="float">
            <text:p>11756.98</text:p>
          </table:table-cell>
          <table:table-cell office:value-type="float" office:value="138226576.819339" calcext:value-type="float">
            <text:p>138226576.82</text:p>
          </table:table-cell>
          <table:table-cell office:value-type="float" office:value="19775.3791969124" calcext:value-type="float">
            <text:p>19775.38</text:p>
          </table:table-cell>
          <table:table-cell office:value-type="float" office:value="23473.0235031961" calcext:value-type="float">
            <text:p>23473.02</text:p>
          </table:table-cell>
          <table:table-cell office:value-type="float" office:value="28167.6282038353" calcext:value-type="float">
            <text:p>28167.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19" calcext:value-type="float">
            <text:p>19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3888.9246935788" calcext:value-type="float">
            <text:p>23888.92</text:p>
          </table:table-cell>
          <table:table-cell office:value-type="float" office:value="59573.8852502458" calcext:value-type="float">
            <text:p>59573.89</text:p>
          </table:table-cell>
          <table:table-cell office:value-type="float" office:value="12145.4982518143" calcext:value-type="float">
            <text:p>12145.50</text:p>
          </table:table-cell>
          <table:table-cell office:value-type="float" office:value="147513127.784825" calcext:value-type="float">
            <text:p>147513127.78</text:p>
          </table:table-cell>
          <table:table-cell office:value-type="float" office:value="20814.1461806175" calcext:value-type="float">
            <text:p>20814.15</text:p>
          </table:table-cell>
          <table:table-cell office:value-type="float" office:value="23888.9246935787" calcext:value-type="float">
            <text:p>23888.92</text:p>
          </table:table-cell>
          <table:table-cell office:value-type="float" office:value="28666.7096322945" calcext:value-type="float">
            <text:p>28666.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20" calcext:value-type="float">
            <text:p>20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5647.5563722723" calcext:value-type="float">
            <text:p>25647.56</text:p>
          </table:table-cell>
          <table:table-cell office:value-type="float" office:value="55763.1204764133" calcext:value-type="float">
            <text:p>55763.12</text:p>
          </table:table-cell>
          <table:table-cell office:value-type="float" office:value="12346.0208690073" calcext:value-type="float">
            <text:p>12346.02</text:p>
          </table:table-cell>
          <table:table-cell office:value-type="float" office:value="152424231.297963" calcext:value-type="float">
            <text:p>152424231.30</text:p>
          </table:table-cell>
          <table:table-cell office:value-type="float" office:value="21436.3857744711" calcext:value-type="float">
            <text:p>21436.39</text:p>
          </table:table-cell>
          <table:table-cell office:value-type="float" office:value="25647.5563722723" calcext:value-type="float">
            <text:p>25647.56</text:p>
          </table:table-cell>
          <table:table-cell office:value-type="float" office:value="30777.0676467268" calcext:value-type="float">
            <text:p>30777.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21" calcext:value-type="float">
            <text:p>21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5770.2210411447" calcext:value-type="float">
            <text:p>25770.22</text:p>
          </table:table-cell>
          <table:table-cell office:value-type="float" office:value="54707.442244164" calcext:value-type="float">
            <text:p>54707.44</text:p>
          </table:table-cell>
          <table:table-cell office:value-type="float" office:value="12302.6550290844" calcext:value-type="float">
            <text:p>12302.66</text:p>
          </table:table-cell>
          <table:table-cell office:value-type="float" office:value="151355320.764656" calcext:value-type="float">
            <text:p>151355320.76</text:p>
          </table:table-cell>
          <table:table-cell office:value-type="float" office:value="21344.7598907179" calcext:value-type="float">
            <text:p>21344.76</text:p>
          </table:table-cell>
          <table:table-cell office:value-type="float" office:value="25770.2210411447" calcext:value-type="float">
            <text:p>25770.22</text:p>
          </table:table-cell>
          <table:table-cell office:value-type="float" office:value="30924.2652493736" calcext:value-type="float">
            <text:p>30924.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22" calcext:value-type="float">
            <text:p>22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5074.6783628565" calcext:value-type="float">
            <text:p>25074.68</text:p>
          </table:table-cell>
          <table:table-cell office:value-type="float" office:value="47264.3647361711" calcext:value-type="float">
            <text:p>47264.36</text:p>
          </table:table-cell>
          <table:table-cell office:value-type="float" office:value="9808.66575749166" calcext:value-type="float">
            <text:p>9808.67</text:p>
          </table:table-cell>
          <table:table-cell office:value-type="float" office:value="96209923.9421895" calcext:value-type="float">
            <text:p>96209923.94</text:p>
          </table:table-cell>
          <table:table-cell office:value-type="float" office:value="19616.4637542747" calcext:value-type="float">
            <text:p>19616.46</text:p>
          </table:table-cell>
          <table:table-cell office:value-type="float" office:value="25074.6783628565" calcext:value-type="float">
            <text:p>25074.68</text:p>
          </table:table-cell>
          <table:table-cell office:value-type="float" office:value="30089.6140354278" calcext:value-type="float">
            <text:p>30089.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23" calcext:value-type="float">
            <text:p>23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3447.4666619371" calcext:value-type="float">
            <text:p>23447.47</text:p>
          </table:table-cell>
          <table:table-cell office:value-type="float" office:value="47264.3647361711" calcext:value-type="float">
            <text:p>47264.36</text:p>
          </table:table-cell>
          <table:table-cell office:value-type="float" office:value="10269.2394842655" calcext:value-type="float">
            <text:p>10269.24</text:p>
          </table:table-cell>
          <table:table-cell office:value-type="float" office:value="105457279.585197" calcext:value-type="float">
            <text:p>105457279.59</text:p>
          </table:table-cell>
          <table:table-cell office:value-type="float" office:value="19012.5696269196" calcext:value-type="float">
            <text:p>19012.57</text:p>
          </table:table-cell>
          <table:table-cell office:value-type="float" office:value="23447.4666619371" calcext:value-type="float">
            <text:p>23447.47</text:p>
          </table:table-cell>
          <table:table-cell office:value-type="float" office:value="28136.9599943245" calcext:value-type="float">
            <text:p>28136.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24" calcext:value-type="float">
            <text:p>24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0462.9734336417" calcext:value-type="float">
            <text:p>20462.97</text:p>
          </table:table-cell>
          <table:table-cell office:value-type="float" office:value="42386.9706134759" calcext:value-type="float">
            <text:p>42386.97</text:p>
          </table:table-cell>
          <table:table-cell office:value-type="float" office:value="10728.5570766609" calcext:value-type="float">
            <text:p>10728.56</text:p>
          </table:table-cell>
          <table:table-cell office:value-type="float" office:value="115101936.947171" calcext:value-type="float">
            <text:p>115101936.95</text:p>
          </table:table-cell>
          <table:table-cell office:value-type="float" office:value="16815.5223132939" calcext:value-type="float">
            <text:p>16815.52</text:p>
          </table:table-cell>
          <table:table-cell office:value-type="float" office:value="20462.9734336417" calcext:value-type="float">
            <text:p>20462.97</text:p>
          </table:table-cell>
          <table:table-cell office:value-type="float" office:value="24555.56812037" calcext:value-type="float">
            <text:p>24555.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25" calcext:value-type="float">
            <text:p>25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9886.4402801513" calcext:value-type="float">
            <text:p>19886.44</text:p>
          </table:table-cell>
          <table:table-cell office:value-type="float" office:value="43455.8441227157" calcext:value-type="float">
            <text:p>43455.84</text:p>
          </table:table-cell>
          <table:table-cell office:value-type="float" office:value="11185.0237324769" calcext:value-type="float">
            <text:p>11185.02</text:p>
          </table:table-cell>
          <table:table-cell office:value-type="float" office:value="125104755.896072" calcext:value-type="float">
            <text:p>125104755.90</text:p>
          </table:table-cell>
          <table:table-cell office:value-type="float" office:value="16686.5014262953" calcext:value-type="float">
            <text:p>16686.50</text:p>
          </table:table-cell>
          <table:table-cell office:value-type="float" office:value="19886.4402801513" calcext:value-type="float">
            <text:p>19886.44</text:p>
          </table:table-cell>
          <table:table-cell office:value-type="float" office:value="23863.7283361816" calcext:value-type="float">
            <text:p>23863.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26" calcext:value-type="float">
            <text:p>2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255.496710505" calcext:value-type="float">
            <text:p>21255.50</text:p>
          </table:table-cell>
          <table:table-cell office:value-type="float" office:value="43878.2087003595" calcext:value-type="float">
            <text:p>43878.21</text:p>
          </table:table-cell>
          <table:table-cell office:value-type="float" office:value="11798.2000730402" calcext:value-type="float">
            <text:p>11798.20</text:p>
          </table:table-cell>
          <table:table-cell office:value-type="float" office:value="139197524.963485" calcext:value-type="float">
            <text:p>139197524.96</text:p>
          </table:table-cell>
          <table:table-cell office:value-type="float" office:value="17427.2122834779" calcext:value-type="float">
            <text:p>17427.21</text:p>
          </table:table-cell>
          <table:table-cell office:value-type="float" office:value="21255.496710505" calcext:value-type="float">
            <text:p>21255.50</text:p>
          </table:table-cell>
          <table:table-cell office:value-type="float" office:value="25506.596052606" calcext:value-type="float">
            <text:p>25506.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27" calcext:value-type="float">
            <text:p>2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129.5923224389" calcext:value-type="float">
            <text:p>21129.59</text:p>
          </table:table-cell>
          <table:table-cell office:value-type="float" office:value="43023.0406306272" calcext:value-type="float">
            <text:p>43023.04</text:p>
          </table:table-cell>
          <table:table-cell office:value-type="float" office:value="11058.4247079395" calcext:value-type="float">
            <text:p>11058.42</text:p>
          </table:table-cell>
          <table:table-cell office:value-type="float" office:value="122288757.021168" calcext:value-type="float">
            <text:p>122288757.02</text:p>
          </table:table-cell>
          <table:table-cell office:value-type="float" office:value="17221.5230307409" calcext:value-type="float">
            <text:p>17221.52</text:p>
          </table:table-cell>
          <table:table-cell office:value-type="float" office:value="21129.5923224389" calcext:value-type="float">
            <text:p>21129.59</text:p>
          </table:table-cell>
          <table:table-cell office:value-type="float" office:value="25355.5107869267" calcext:value-type="float">
            <text:p>25355.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28" calcext:value-type="float">
            <text:p>2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716.3180606749" calcext:value-type="float">
            <text:p>19716.32</text:p>
          </table:table-cell>
          <table:table-cell office:value-type="float" office:value="42386.9706134759" calcext:value-type="float">
            <text:p>42386.97</text:p>
          </table:table-cell>
          <table:table-cell office:value-type="float" office:value="11489.0951041796" calcext:value-type="float">
            <text:p>11489.10</text:p>
          </table:table-cell>
          <table:table-cell office:value-type="float" office:value="131999306.312884" calcext:value-type="float">
            <text:p>131999306.31</text:p>
          </table:table-cell>
          <table:table-cell office:value-type="float" office:value="16440.4812554646" calcext:value-type="float">
            <text:p>16440.48</text:p>
          </table:table-cell>
          <table:table-cell office:value-type="float" office:value="19716.3180606749" calcext:value-type="float">
            <text:p>19716.32</text:p>
          </table:table-cell>
          <table:table-cell office:value-type="float" office:value="23659.5816728099" calcext:value-type="float">
            <text:p>23659.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29" calcext:value-type="float">
            <text:p>2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332.9946086841" calcext:value-type="float">
            <text:p>19332.99</text:p>
          </table:table-cell>
          <table:table-cell office:value-type="float" office:value="41177.2637566203" calcext:value-type="float">
            <text:p>41177.26</text:p>
          </table:table-cell>
          <table:table-cell office:value-type="float" office:value="12215.7849570773" calcext:value-type="float">
            <text:p>12215.78</text:p>
          </table:table-cell>
          <table:table-cell office:value-type="float" office:value="149225402.117555" calcext:value-type="float">
            <text:p>149225402.12</text:p>
          </table:table-cell>
          <table:table-cell office:value-type="float" office:value="16067.1798110073" calcext:value-type="float">
            <text:p>16067.18</text:p>
          </table:table-cell>
          <table:table-cell office:value-type="float" office:value="19332.9946086841" calcext:value-type="float">
            <text:p>19332.99</text:p>
          </table:table-cell>
          <table:table-cell office:value-type="float" office:value="23199.593530421" calcext:value-type="float">
            <text:p>23199.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30" calcext:value-type="float">
            <text:p>3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202.6641341445" calcext:value-type="float">
            <text:p>20202.66</text:p>
          </table:table-cell>
          <table:table-cell office:value-type="float" office:value="42451.4657157219" calcext:value-type="float">
            <text:p>42451.47</text:p>
          </table:table-cell>
          <table:table-cell office:value-type="float" office:value="10162.2645703817" calcext:value-type="float">
            <text:p>10162.26</text:p>
          </table:table-cell>
          <table:table-cell office:value-type="float" office:value="103271621.198436" calcext:value-type="float">
            <text:p>103271621.20</text:p>
          </table:table-cell>
          <table:table-cell office:value-type="float" office:value="16694.0539118588" calcext:value-type="float">
            <text:p>16694.05</text:p>
          </table:table-cell>
          <table:table-cell office:value-type="float" office:value="20202.6641341445" calcext:value-type="float">
            <text:p>20202.66</text:p>
          </table:table-cell>
          <table:table-cell office:value-type="float" office:value="24243.1969609734" calcext:value-type="float">
            <text:p>24243.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31" calcext:value-type="float">
            <text:p>3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569.0725633775" calcext:value-type="float">
            <text:p>20569.07</text:p>
          </table:table-cell>
          <table:table-cell office:value-type="float" office:value="41852.533858856" calcext:value-type="float">
            <text:p>41852.53</text:p>
          </table:table-cell>
          <table:table-cell office:value-type="float" office:value="10208.3719957323" calcext:value-type="float">
            <text:p>10208.37</text:p>
          </table:table-cell>
          <table:table-cell office:value-type="float" office:value="104210858.803252" calcext:value-type="float">
            <text:p>104210858.80</text:p>
          </table:table-cell>
          <table:table-cell office:value-type="float" office:value="16763.9819845385" calcext:value-type="float">
            <text:p>16763.98</text:p>
          </table:table-cell>
          <table:table-cell office:value-type="float" office:value="20569.0725633775" calcext:value-type="float">
            <text:p>20569.07</text:p>
          </table:table-cell>
          <table:table-cell office:value-type="float" office:value="24682.887076053" calcext:value-type="float">
            <text:p>24682.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32" calcext:value-type="float">
            <text:p>3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883.8648887568" calcext:value-type="float">
            <text:p>19883.86</text:p>
          </table:table-cell>
          <table:table-cell office:value-type="float" office:value="40609.8931717367" calcext:value-type="float">
            <text:p>40609.89</text:p>
          </table:table-cell>
          <table:table-cell office:value-type="float" office:value="10991.595204811" calcext:value-type="float">
            <text:p>10991.60</text:p>
          </table:table-cell>
          <table:table-cell office:value-type="float" office:value="120815165.146424" calcext:value-type="float">
            <text:p>120815165.15</text:p>
          </table:table-cell>
          <table:table-cell office:value-type="float" office:value="16238.074652991" calcext:value-type="float">
            <text:p>16238.07</text:p>
          </table:table-cell>
          <table:table-cell office:value-type="float" office:value="19883.8648887568" calcext:value-type="float">
            <text:p>19883.86</text:p>
          </table:table-cell>
          <table:table-cell office:value-type="float" office:value="23860.6378665082" calcext:value-type="float">
            <text:p>23860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33" calcext:value-type="float">
            <text:p>3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575.8357821011" calcext:value-type="float">
            <text:p>20575.84</text:p>
          </table:table-cell>
          <table:table-cell office:value-type="float" office:value="43095.1745459753" calcext:value-type="float">
            <text:p>43095.17</text:p>
          </table:table-cell>
          <table:table-cell office:value-type="float" office:value="10934.6682692453" calcext:value-type="float">
            <text:p>10934.67</text:p>
          </table:table-cell>
          <table:table-cell office:value-type="float" office:value="119566970.15844" calcext:value-type="float">
            <text:p>119566970.16</text:p>
          </table:table-cell>
          <table:table-cell office:value-type="float" office:value="16977.1529281559" calcext:value-type="float">
            <text:p>16977.15</text:p>
          </table:table-cell>
          <table:table-cell office:value-type="float" office:value="20575.8357821011" calcext:value-type="float">
            <text:p>20575.84</text:p>
          </table:table-cell>
          <table:table-cell office:value-type="float" office:value="24691.0029385213" calcext:value-type="float">
            <text:p>24691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34" calcext:value-type="float">
            <text:p>3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591.0306976993" calcext:value-type="float">
            <text:p>20591.03</text:p>
          </table:table-cell>
          <table:table-cell office:value-type="float" office:value="47264.3647361711" calcext:value-type="float">
            <text:p>47264.36</text:p>
          </table:table-cell>
          <table:table-cell office:value-type="float" office:value="11604.4251235759" calcext:value-type="float">
            <text:p>11604.43</text:p>
          </table:table-cell>
          <table:table-cell office:value-type="float" office:value="134662682.44868" calcext:value-type="float">
            <text:p>134662682.45</text:p>
          </table:table-cell>
          <table:table-cell office:value-type="float" office:value="17548.2022067842" calcext:value-type="float">
            <text:p>17548.20</text:p>
          </table:table-cell>
          <table:table-cell office:value-type="float" office:value="20591.0306976993" calcext:value-type="float">
            <text:p>20591.03</text:p>
          </table:table-cell>
          <table:table-cell office:value-type="float" office:value="24709.2368372391" calcext:value-type="float">
            <text:p>24709.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35" calcext:value-type="float">
            <text:p>3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131.7806035799" calcext:value-type="float">
            <text:p>21131.78</text:p>
          </table:table-cell>
          <table:table-cell office:value-type="float" office:value="42173.1959116279" calcext:value-type="float">
            <text:p>42173.20</text:p>
          </table:table-cell>
          <table:table-cell office:value-type="float" office:value="11199.8252859778" calcext:value-type="float">
            <text:p>11199.83</text:p>
          </table:table-cell>
          <table:table-cell office:value-type="float" office:value="125436086.436427" calcext:value-type="float">
            <text:p>125436086.44</text:p>
          </table:table-cell>
          <table:table-cell office:value-type="float" office:value="17064.6006472327" calcext:value-type="float">
            <text:p>17064.60</text:p>
          </table:table-cell>
          <table:table-cell office:value-type="float" office:value="21131.7806035799" calcext:value-type="float">
            <text:p>21131.78</text:p>
          </table:table-cell>
          <table:table-cell office:value-type="float" office:value="25358.1367242959" calcext:value-type="float">
            <text:p>25358.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36" calcext:value-type="float">
            <text:p>3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478.1891829302" calcext:value-type="float">
            <text:p>20478.19</text:p>
          </table:table-cell>
          <table:table-cell office:value-type="float" office:value="43455.8441227157" calcext:value-type="float">
            <text:p>43455.84</text:p>
          </table:table-cell>
          <table:table-cell office:value-type="float" office:value="10793.732434095" calcext:value-type="float">
            <text:p>10793.73</text:p>
          </table:table-cell>
          <table:table-cell office:value-type="float" office:value="116504659.858834" calcext:value-type="float">
            <text:p>116504659.86</text:p>
          </table:table-cell>
          <table:table-cell office:value-type="float" office:value="16985.4288191888" calcext:value-type="float">
            <text:p>16985.43</text:p>
          </table:table-cell>
          <table:table-cell office:value-type="float" office:value="20478.1891829302" calcext:value-type="float">
            <text:p>20478.19</text:p>
          </table:table-cell>
          <table:table-cell office:value-type="float" office:value="24573.8270195163" calcext:value-type="float">
            <text:p>24573.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37" calcext:value-type="float">
            <text:p>3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254.9343936999" calcext:value-type="float">
            <text:p>20254.93</text:p>
          </table:table-cell>
          <table:table-cell office:value-type="float" office:value="41531.871806084" calcext:value-type="float">
            <text:p>41531.87</text:p>
          </table:table-cell>
          <table:table-cell office:value-type="float" office:value="10893.6622886258" calcext:value-type="float">
            <text:p>10893.66</text:p>
          </table:table-cell>
          <table:table-cell office:value-type="float" office:value="118671878.058628" calcext:value-type="float">
            <text:p>118671878.06</text:p>
          </table:table-cell>
          <table:table-cell office:value-type="float" office:value="16566.6174290265" calcext:value-type="float">
            <text:p>16566.62</text:p>
          </table:table-cell>
          <table:table-cell office:value-type="float" office:value="20254.9343936999" calcext:value-type="float">
            <text:p>20254.93</text:p>
          </table:table-cell>
          <table:table-cell office:value-type="float" office:value="24305.9212724399" calcext:value-type="float">
            <text:p>24305.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38" calcext:value-type="float">
            <text:p>3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859.3998753592" calcext:value-type="float">
            <text:p>18859.40</text:p>
          </table:table-cell>
          <table:table-cell office:value-type="float" office:value="48850.9606523335" calcext:value-type="float">
            <text:p>48850.96</text:p>
          </table:table-cell>
          <table:table-cell office:value-type="float" office:value="12155.4353014527" calcext:value-type="float">
            <text:p>12155.44</text:p>
          </table:table-cell>
          <table:table-cell office:value-type="float" office:value="147754607.367802" calcext:value-type="float">
            <text:p>147754607.37</text:p>
          </table:table-cell>
          <table:table-cell office:value-type="float" office:value="16598.583358085" calcext:value-type="float">
            <text:p>16598.58</text:p>
          </table:table-cell>
          <table:table-cell office:value-type="float" office:value="18859.3998753592" calcext:value-type="float">
            <text:p>18859.40</text:p>
          </table:table-cell>
          <table:table-cell office:value-type="float" office:value="22631.2798504311" calcext:value-type="float">
            <text:p>22631.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39" calcext:value-type="float">
            <text:p>3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840.1026119454" calcext:value-type="float">
            <text:p>18840.10</text:p>
          </table:table-cell>
          <table:table-cell office:value-type="float" office:value="42173.1959116279" calcext:value-type="float">
            <text:p>42173.20</text:p>
          </table:table-cell>
          <table:table-cell office:value-type="float" office:value="11235.5337196539" calcext:value-type="float">
            <text:p>11235.53</text:p>
          </table:table-cell>
          <table:table-cell office:value-type="float" office:value="126237217.965479" calcext:value-type="float">
            <text:p>126237217.97</text:p>
          </table:table-cell>
          <table:table-cell office:value-type="float" office:value="15940.2160449122" calcext:value-type="float">
            <text:p>15940.22</text:p>
          </table:table-cell>
          <table:table-cell office:value-type="float" office:value="18840.1026119454" calcext:value-type="float">
            <text:p>18840.10</text:p>
          </table:table-cell>
          <table:table-cell office:value-type="float" office:value="22608.1231343345" calcext:value-type="float">
            <text:p>22608.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40" calcext:value-type="float">
            <text:p>4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188.723289368" calcext:value-type="float">
            <text:p>17188.72</text:p>
          </table:table-cell>
          <table:table-cell office:value-type="float" office:value="47766.1543134788" calcext:value-type="float">
            <text:p>47766.15</text:p>
          </table:table-cell>
          <table:table-cell office:value-type="float" office:value="10287.6792962005" calcext:value-type="float">
            <text:p>10287.68</text:p>
          </table:table-cell>
          <table:table-cell office:value-type="float" office:value="105836345.301472" calcext:value-type="float">
            <text:p>105836345.30</text:p>
          </table:table-cell>
          <table:table-cell office:value-type="float" office:value="15355.4936174267" calcext:value-type="float">
            <text:p>15355.49</text:p>
          </table:table-cell>
          <table:table-cell office:value-type="float" office:value="17188.723289368" calcext:value-type="float">
            <text:p>17188.72</text:p>
          </table:table-cell>
          <table:table-cell office:value-type="float" office:value="20626.4679472416" calcext:value-type="float">
            <text:p>20626.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41" calcext:value-type="float">
            <text:p>4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116.15056307" calcext:value-type="float">
            <text:p>16116.15</text:p>
          </table:table-cell>
          <table:table-cell office:value-type="float" office:value="41264.4299192085" calcext:value-type="float">
            <text:p>41264.43</text:p>
          </table:table-cell>
          <table:table-cell office:value-type="float" office:value="10598.9523281753" calcext:value-type="float">
            <text:p>10598.95</text:p>
          </table:table-cell>
          <table:table-cell office:value-type="float" office:value="112337790.454933" calcext:value-type="float">
            <text:p>112337790.45</text:p>
          </table:table-cell>
          <table:table-cell office:value-type="float" office:value="14163.7125499789" calcext:value-type="float">
            <text:p>14163.71</text:p>
          </table:table-cell>
          <table:table-cell office:value-type="float" office:value="16116.15056307" calcext:value-type="float">
            <text:p>16116.15</text:p>
          </table:table-cell>
          <table:table-cell office:value-type="float" office:value="19339.380675684" calcext:value-type="float">
            <text:p>19339.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42" calcext:value-type="float">
            <text:p>4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815.4308791276" calcext:value-type="float">
            <text:p>14815.43</text:p>
          </table:table-cell>
          <table:table-cell office:value-type="float" office:value="36336.1829903889" calcext:value-type="float">
            <text:p>36336.18</text:p>
          </table:table-cell>
          <table:table-cell office:value-type="float" office:value="9335.94130634873" calcext:value-type="float">
            <text:p>9335.94</text:p>
          </table:table-cell>
          <table:table-cell office:value-type="float" office:value="87159800.0755884" calcext:value-type="float">
            <text:p>87159800.08</text:p>
          </table:table-cell>
          <table:table-cell office:value-type="float" office:value="12891.4184550235" calcext:value-type="float">
            <text:p>12891.42</text:p>
          </table:table-cell>
          <table:table-cell office:value-type="float" office:value="14815.4308791276" calcext:value-type="float">
            <text:p>14815.43</text:p>
          </table:table-cell>
          <table:table-cell office:value-type="float" office:value="17778.5170549531" calcext:value-type="float">
            <text:p>17778.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43" calcext:value-type="float">
            <text:p>4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320.1001218933" calcext:value-type="float">
            <text:p>17320.10</text:p>
          </table:table-cell>
          <table:table-cell office:value-type="float" office:value="41625.2277944726" calcext:value-type="float">
            <text:p>41625.23</text:p>
          </table:table-cell>
          <table:table-cell office:value-type="float" office:value="10461.5619349763" calcext:value-type="float">
            <text:p>10461.56</text:p>
          </table:table-cell>
          <table:table-cell office:value-type="float" office:value="109444278.119345" calcext:value-type="float">
            <text:p>109444278.12</text:p>
          </table:table-cell>
          <table:table-cell office:value-type="float" office:value="14971.5227357339" calcext:value-type="float">
            <text:p>14971.52</text:p>
          </table:table-cell>
          <table:table-cell office:value-type="float" office:value="17320.1001218933" calcext:value-type="float">
            <text:p>17320.10</text:p>
          </table:table-cell>
          <table:table-cell office:value-type="float" office:value="20784.1201462719" calcext:value-type="float">
            <text:p>20784.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44" calcext:value-type="float">
            <text:p>4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544.1300330742" calcext:value-type="float">
            <text:p>18544.13</text:p>
          </table:table-cell>
          <table:table-cell office:value-type="float" office:value="44298.9898732233" calcext:value-type="float">
            <text:p>44298.99</text:p>
          </table:table-cell>
          <table:table-cell office:value-type="float" office:value="11103.7938737461" calcext:value-type="float">
            <text:p>11103.79</text:p>
          </table:table-cell>
          <table:table-cell office:value-type="float" office:value="123294238.390641" calcext:value-type="float">
            <text:p>123294238.39</text:p>
          </table:table-cell>
          <table:table-cell office:value-type="float" office:value="15994.853246647" calcext:value-type="float">
            <text:p>15994.85</text:p>
          </table:table-cell>
          <table:table-cell office:value-type="float" office:value="18544.1300330742" calcext:value-type="float">
            <text:p>18544.13</text:p>
          </table:table-cell>
          <table:table-cell office:value-type="float" office:value="22252.9560396891" calcext:value-type="float">
            <text:p>22252.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45" calcext:value-type="float">
            <text:p>4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952.718553464" calcext:value-type="float">
            <text:p>17952.72</text:p>
          </table:table-cell>
          <table:table-cell office:value-type="float" office:value="40720.2450337455" calcext:value-type="float">
            <text:p>40720.25</text:p>
          </table:table-cell>
          <table:table-cell office:value-type="float" office:value="10518.3824587151" calcext:value-type="float">
            <text:p>10518.38</text:p>
          </table:table-cell>
          <table:table-cell office:value-type="float" office:value="110636369.547806" calcext:value-type="float">
            <text:p>110636369.55</text:p>
          </table:table-cell>
          <table:table-cell office:value-type="float" office:value="15254.1882328116" calcext:value-type="float">
            <text:p>15254.19</text:p>
          </table:table-cell>
          <table:table-cell office:value-type="float" office:value="17952.718553464" calcext:value-type="float">
            <text:p>17952.72</text:p>
          </table:table-cell>
          <table:table-cell office:value-type="float" office:value="21543.2622641568" calcext:value-type="float">
            <text:p>21543.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46" calcext:value-type="float">
            <text:p>4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840.6848258962" calcext:value-type="float">
            <text:p>16840.68</text:p>
          </table:table-cell>
          <table:table-cell office:value-type="float" office:value="40720.2450337455" calcext:value-type="float">
            <text:p>40720.25</text:p>
          </table:table-cell>
          <table:table-cell office:value-type="float" office:value="10864.6884081701" calcext:value-type="float">
            <text:p>10864.69</text:p>
          </table:table-cell>
          <table:table-cell office:value-type="float" office:value="118041454.206627" calcext:value-type="float">
            <text:p>118041454.21</text:p>
          </table:table-cell>
          <table:table-cell office:value-type="float" office:value="14584.0389648017" calcext:value-type="float">
            <text:p>14584.04</text:p>
          </table:table-cell>
          <table:table-cell office:value-type="float" office:value="16840.6848258962" calcext:value-type="float">
            <text:p>16840.68</text:p>
          </table:table-cell>
          <table:table-cell office:value-type="float" office:value="20208.8217910755" calcext:value-type="float">
            <text:p>20208.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47" calcext:value-type="float">
            <text:p>4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457.9371655885" calcext:value-type="float">
            <text:p>15457.94</text:p>
          </table:table-cell>
          <table:table-cell office:value-type="float" office:value="35144.3299263566" calcext:value-type="float">
            <text:p>35144.33</text:p>
          </table:table-cell>
          <table:table-cell office:value-type="float" office:value="10048.1230656334" calcext:value-type="float">
            <text:p>10048.12</text:p>
          </table:table-cell>
          <table:table-cell office:value-type="float" office:value="100964777.142113" calcext:value-type="float">
            <text:p>100964777.14</text:p>
          </table:table-cell>
          <table:table-cell office:value-type="float" office:value="13162.5325609314" calcext:value-type="float">
            <text:p>13162.53</text:p>
          </table:table-cell>
          <table:table-cell office:value-type="float" office:value="15457.9371655885" calcext:value-type="float">
            <text:p>15457.94</text:p>
          </table:table-cell>
          <table:table-cell office:value-type="float" office:value="18549.5245987062" calcext:value-type="float">
            <text:p>18549.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48" calcext:value-type="float">
            <text:p>4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785.8105229395" calcext:value-type="float">
            <text:p>14785.81</text:p>
          </table:table-cell>
          <table:table-cell office:value-type="float" office:value="36255.8441227157" calcext:value-type="float">
            <text:p>36255.84</text:p>
          </table:table-cell>
          <table:table-cell office:value-type="float" office:value="10328.3982678012" calcext:value-type="float">
            <text:p>10328.40</text:p>
          </table:table-cell>
          <table:table-cell office:value-type="float" office:value="106675810.778319" calcext:value-type="float">
            <text:p>106675810.78</text:p>
          </table:table-cell>
          <table:table-cell office:value-type="float" office:value="12865.1885069671" calcext:value-type="float">
            <text:p>12865.19</text:p>
          </table:table-cell>
          <table:table-cell office:value-type="float" office:value="14785.8105229395" calcext:value-type="float">
            <text:p>14785.81</text:p>
          </table:table-cell>
          <table:table-cell office:value-type="float" office:value="17742.9726275274" calcext:value-type="float">
            <text:p>17742.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49" calcext:value-type="float">
            <text:p>4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369.6669607179" calcext:value-type="float">
            <text:p>15369.67</text:p>
          </table:table-cell>
          <table:table-cell office:value-type="float" office:value="38549.5341569977" calcext:value-type="float">
            <text:p>38549.53</text:p>
          </table:table-cell>
          <table:table-cell office:value-type="float" office:value="9839.88096131286" calcext:value-type="float">
            <text:p>9839.88</text:p>
          </table:table-cell>
          <table:table-cell office:value-type="float" office:value="96823257.3328073" calcext:value-type="float">
            <text:p>96823257.33</text:p>
          </table:table-cell>
          <table:table-cell office:value-type="float" office:value="13443.0442188912" calcext:value-type="float">
            <text:p>13443.04</text:p>
          </table:table-cell>
          <table:table-cell office:value-type="float" office:value="15369.6669607179" calcext:value-type="float">
            <text:p>15369.67</text:p>
          </table:table-cell>
          <table:table-cell office:value-type="float" office:value="18443.6003528615" calcext:value-type="float">
            <text:p>18443.60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'ga_layout_2017_11_02-13_42_52'.B2:'ga_layout_2017_11_02-13_42_52'.B5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3" loext:min-decimal-places="1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4">00/00/0000</text:date>, <text:time style:data-style-name="N2" text:time-value="21:19:12.80924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4T21:29:26.338222000</dc:date>
    <meta:editing-duration>PT2H45M35S</meta:editing-duration>
    <meta:editing-cycles>13</meta:editing-cycles>
    <meta:generator>LibreOffice/5.4.2.2$MacOSX_X86_64 LibreOffice_project/22b09f6418e8c2d508a9eaf86b2399209b0990f4</meta:generator>
    <meta:document-statistic meta:table-count="1" meta:cell-count="103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opacity="0%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" chart:interval-major="5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 draw:opacity="0%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11cm" svg:height="11.431cm" xlink:href=".." xlink:type="simple" chart:class="chart:scatter" chart:style-name="ch1">
        <chart:legend svg:x="12.2cm" svg:y="0.668cm" style:legend-expansion="custom" chartooo:width="3.462cm" chartooo:height="1.594cm" style:legend-expansion-aspect-ratio="2.17189460476788" chart:style-name="ch2"/>
        <chart:plot-area chart:style-name="ch3" table:cell-range-address="'ga_layout_2017_11_02-13_42_52'.L2:'ga_layout_2017_11_02-13_42_52'.O51 'ga_layout_2017_11_02-13_42_52'.M1:'ga_layout_2017_11_02-13_42_52'.O1" chart:data-source-has-labels="row" svg:x="1.309cm" svg:y="0.228cm" svg:width="14.872cm" svg:height="10.026cm">
          <chartooo:coordinate-region svg:x="3.048cm" svg:y="0.427cm" svg:width="12.934cm" svg:height="9.18cm"/>
          <chart:axis chart:dimension="x" chart:name="primary-x" chart:style-name="ch4">
            <chart:title svg:x="7.696cm" svg:y="10.482cm" chart:style-name="ch5">
              <text:p>Generaciones</text:p>
            </chart:title>
          </chart:axis>
          <chart:axis chart:dimension="y" chart:name="primary-y" chart:style-name="ch6">
            <chart:title svg:x="0.451cm" svg:y="5.715cm" chart:style-name="ch7">
              <text:p>Costo</text:p>
            </chart:title>
          </chart:axis>
          <chart:series chart:style-name="ch8" chart:values-cell-range-address="'ga_layout_2017_11_02-13_42_52'.M2:'ga_layout_2017_11_02-13_42_52'.M51" chart:label-cell-address="'ga_layout_2017_11_02-13_42_52'.M1:'ga_layout_2017_11_02-13_42_52'.M1" chart:class="chart:scatter">
            <chart:domain table:cell-range-address="'ga_layout_2017_11_02-13_42_52'.L2:'ga_layout_2017_11_02-13_42_52'.L51"/>
            <chart:data-point chart:repeated="50"/>
          </chart:series>
          <chart:series chart:style-name="ch9" chart:values-cell-range-address="'ga_layout_2017_11_02-13_42_52'.N2:'ga_layout_2017_11_02-13_42_52'.N51" chart:label-cell-address="'ga_layout_2017_11_02-13_42_52'.N1:'ga_layout_2017_11_02-13_42_52'.N1" chart:class="chart:scatter">
            <chart:data-point chart:repeated="50"/>
          </chart:series>
          <chart:series chart:style-name="ch10" chart:values-cell-range-address="'ga_layout_2017_11_02-13_42_52'.O2:'ga_layout_2017_11_02-13_42_52'.O51" chart:label-cell-address="'ga_layout_2017_11_02-13_42_52'.O1:'ga_layout_2017_11_02-13_42_52'.O1" chart:class="chart:scatter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Mínimo</text:p>
                <draw:g>
                  <svg:desc>'ga_layout_2017_11_02-13_42_52'.M1:'ga_layout_2017_11_02-13_42_52'.M1</svg:desc>
                </draw:g>
              </table:table-cell>
              <table:table-cell office:value-type="string">
                <text:p>Promedio</text:p>
                <draw:g>
                  <svg:desc>'ga_layout_2017_11_02-13_42_52'.N1:'ga_layout_2017_11_02-13_42_52'.N1</svg:desc>
                </draw:g>
              </table:table-cell>
              <table:table-cell office:value-type="string">
                <text:p>Máximo</text:p>
                <draw:g>
                  <svg:desc>'ga_layout_2017_11_02-13_42_52'.O1:'ga_layout_2017_11_02-13_42_52'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ga_layout_2017_11_02-13_42_52'.L2:'ga_layout_2017_11_02-13_42_52'.L51</svg:desc>
                </draw:g>
              </table:table-cell>
              <table:table-cell office:value-type="float" office:value="982.842712474619">
                <text:p>982.842712474619</text:p>
                <draw:g>
                  <svg:desc>'ga_layout_2017_11_02-13_42_52'.M2:'ga_layout_2017_11_02-13_42_52'.M51</svg:desc>
                </draw:g>
              </table:table-cell>
              <table:table-cell office:value-type="float" office:value="34607.8111018126">
                <text:p>34607.8111018126</text:p>
                <draw:g>
                  <svg:desc>'ga_layout_2017_11_02-13_42_52'.N2:'ga_layout_2017_11_02-13_42_52'.N51</svg:desc>
                </draw:g>
              </table:table-cell>
              <table:table-cell office:value-type="float" office:value="70175.4905244242">
                <text:p>70175.4905244242</text:p>
                <draw:g>
                  <svg:desc>'ga_layout_2017_11_02-13_42_52'.O2:'ga_layout_2017_11_02-13_42_52'.O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82.842712474619">
                <text:p>982.842712474619</text:p>
              </table:table-cell>
              <table:table-cell office:value-type="float" office:value="32776.6971071883">
                <text:p>32776.6971071883</text:p>
              </table:table-cell>
              <table:table-cell office:value-type="float" office:value="70977.1456563541">
                <text:p>70977.14565635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23.606797749979">
                <text:p>923.606797749979</text:p>
              </table:table-cell>
              <table:table-cell office:value-type="float" office:value="31650.5843384285">
                <text:p>31650.5843384285</text:p>
              </table:table-cell>
              <table:table-cell office:value-type="float" office:value="69142.7618189629">
                <text:p>69142.76181896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23.606797749979">
                <text:p>923.606797749979</text:p>
              </table:table-cell>
              <table:table-cell office:value-type="float" office:value="31350.567314109">
                <text:p>31350.567314109</text:p>
              </table:table-cell>
              <table:table-cell office:value-type="float" office:value="65444.4169508928">
                <text:p>65444.41695089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23.606797749979">
                <text:p>923.606797749979</text:p>
              </table:table-cell>
              <table:table-cell office:value-type="float" office:value="30183.6350771477">
                <text:p>30183.6350771477</text:p>
              </table:table-cell>
              <table:table-cell office:value-type="float" office:value="71808.3779815717">
                <text:p>71808.3779815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23.606797749979">
                <text:p>923.606797749979</text:p>
              </table:table-cell>
              <table:table-cell office:value-type="float" office:value="29816.9583734231">
                <text:p>29816.9583734231</text:p>
              </table:table-cell>
              <table:table-cell office:value-type="float" office:value="69113.1846256751">
                <text:p>69113.18462567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41.42135623731">
                <text:p>841.42135623731</text:p>
              </table:table-cell>
              <table:table-cell office:value-type="float" office:value="29155.5361648316">
                <text:p>29155.5361648316</text:p>
              </table:table-cell>
              <table:table-cell office:value-type="float" office:value="69142.7618189629">
                <text:p>69142.76181896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41.42135623731">
                <text:p>841.42135623731</text:p>
              </table:table-cell>
              <table:table-cell office:value-type="float" office:value="28246.6930572726">
                <text:p>28246.6930572726</text:p>
              </table:table-cell>
              <table:table-cell office:value-type="float" office:value="63907.442244164">
                <text:p>63907.442244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27763.7704720427">
                <text:p>27763.7704720427</text:p>
              </table:table-cell>
              <table:table-cell office:value-type="float" office:value="68341.106687033">
                <text:p>68341.106687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27226.5994892832">
                <text:p>27226.5994892832</text:p>
              </table:table-cell>
              <table:table-cell office:value-type="float" office:value="68370.6838803207">
                <text:p>68370.68388032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00">
                <text:p>800</text:p>
              </table:table-cell>
              <table:table-cell office:value-type="float" office:value="26764.7639364362">
                <text:p>26764.7639364362</text:p>
              </table:table-cell>
              <table:table-cell office:value-type="float" office:value="66216.4948895349">
                <text:p>66216.49488953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00">
                <text:p>800</text:p>
              </table:table-cell>
              <table:table-cell office:value-type="float" office:value="26361.5747913338">
                <text:p>26361.5747913338</text:p>
              </table:table-cell>
              <table:table-cell office:value-type="float" office:value="62518.1500214648">
                <text:p>62518.15002146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00">
                <text:p>800</text:p>
              </table:table-cell>
              <table:table-cell office:value-type="float" office:value="25896.4936738357">
                <text:p>25896.4936738357</text:p>
              </table:table-cell>
              <table:table-cell office:value-type="float" office:value="62488.572828177">
                <text:p>62488.5728281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00">
                <text:p>800</text:p>
              </table:table-cell>
              <table:table-cell office:value-type="float" office:value="25390.6061091203">
                <text:p>25390.6061091203</text:p>
              </table:table-cell>
              <table:table-cell office:value-type="float" office:value="65414.839757605">
                <text:p>65414.8397576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00">
                <text:p>800</text:p>
              </table:table-cell>
              <table:table-cell office:value-type="float" office:value="25017.2004479372">
                <text:p>25017.2004479372</text:p>
              </table:table-cell>
              <table:table-cell office:value-type="float" office:value="58790.2279601069">
                <text:p>58790.22796010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24562.3613437706">
                <text:p>24562.3613437706</text:p>
              </table:table-cell>
              <table:table-cell office:value-type="float" office:value="61746.0720828226">
                <text:p>61746.07208282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24344.5389285838">
                <text:p>24344.5389285838</text:p>
              </table:table-cell>
              <table:table-cell office:value-type="float" office:value="66506.7228496418">
                <text:p>66506.72284964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00">
                <text:p>800</text:p>
              </table:table-cell>
              <table:table-cell office:value-type="float" office:value="24147.1884217618">
                <text:p>24147.1884217618</text:p>
              </table:table-cell>
              <table:table-cell office:value-type="float" office:value="59882.1110521437">
                <text:p>59882.11105214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00">
                <text:p>800</text:p>
              </table:table-cell>
              <table:table-cell office:value-type="float" office:value="23884.7167191826">
                <text:p>23884.7167191826</text:p>
              </table:table-cell>
              <table:table-cell office:value-type="float" office:value="59911.6882454314">
                <text:p>59911.68824543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00">
                <text:p>800</text:p>
              </table:table-cell>
              <table:table-cell office:value-type="float" office:value="24237.660940345">
                <text:p>24237.660940345</text:p>
              </table:table-cell>
              <table:table-cell office:value-type="float" office:value="67278.800788284">
                <text:p>67278.8007882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800">
                <text:p>800</text:p>
              </table:table-cell>
              <table:table-cell office:value-type="float" office:value="23424.1009690798">
                <text:p>23424.1009690798</text:p>
              </table:table-cell>
              <table:table-cell office:value-type="float" office:value="57433.941889489">
                <text:p>57433.9418894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00">
                <text:p>800</text:p>
              </table:table-cell>
              <table:table-cell office:value-type="float" office:value="23507.5872174275">
                <text:p>23507.5872174275</text:p>
              </table:table-cell>
              <table:table-cell office:value-type="float" office:value="57941.1254969543">
                <text:p>57941.12549695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00">
                <text:p>800</text:p>
              </table:table-cell>
              <table:table-cell office:value-type="float" office:value="23351.4233020314">
                <text:p>23351.4233020314</text:p>
              </table:table-cell>
              <table:table-cell office:value-type="float" office:value="63087.9725537468">
                <text:p>63087.97255374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00">
                <text:p>800</text:p>
              </table:table-cell>
              <table:table-cell office:value-type="float" office:value="22895.9211674991">
                <text:p>22895.9211674991</text:p>
              </table:table-cell>
              <table:table-cell office:value-type="float" office:value="59117.0869774594">
                <text:p>59117.08697745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00">
                <text:p>800</text:p>
              </table:table-cell>
              <table:table-cell office:value-type="float" office:value="22430.9661360956">
                <text:p>22430.9661360956</text:p>
              </table:table-cell>
              <table:table-cell office:value-type="float" office:value="58930.1794794697">
                <text:p>58930.17947946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22277.9941730432">
                <text:p>22277.9941730432</text:p>
              </table:table-cell>
              <table:table-cell office:value-type="float" office:value="63319.8051533946">
                <text:p>63319.80515339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00">
                <text:p>800</text:p>
              </table:table-cell>
              <table:table-cell office:value-type="float" office:value="22016.5598727306">
                <text:p>22016.5598727306</text:p>
              </table:table-cell>
              <table:table-cell office:value-type="float" office:value="57901.2131840277">
                <text:p>57901.21318402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00">
                <text:p>800</text:p>
              </table:table-cell>
              <table:table-cell office:value-type="float" office:value="21609.8094666556">
                <text:p>21609.8094666556</text:p>
              </table:table-cell>
              <table:table-cell office:value-type="float" office:value="55001.718247416">
                <text:p>55001.7182474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00">
                <text:p>800</text:p>
              </table:table-cell>
              <table:table-cell office:value-type="float" office:value="20628.4453596434">
                <text:p>20628.4453596434</text:p>
              </table:table-cell>
              <table:table-cell office:value-type="float" office:value="55352.533858856">
                <text:p>55352.5338588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00">
                <text:p>800</text:p>
              </table:table-cell>
              <table:table-cell office:value-type="float" office:value="20833.2356190788">
                <text:p>20833.2356190788</text:p>
              </table:table-cell>
              <table:table-cell office:value-type="float" office:value="55227.451105277">
                <text:p>55227.4511052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00">
                <text:p>800</text:p>
              </table:table-cell>
              <table:table-cell office:value-type="float" office:value="20944.622234812">
                <text:p>20944.622234812</text:p>
              </table:table-cell>
              <table:table-cell office:value-type="float" office:value="54672.8853496264">
                <text:p>54672.88534962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00">
                <text:p>800</text:p>
              </table:table-cell>
              <table:table-cell office:value-type="float" office:value="20813.6519054171">
                <text:p>20813.6519054171</text:p>
              </table:table-cell>
              <table:table-cell office:value-type="float" office:value="55850.9606523335">
                <text:p>55850.96065233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00">
                <text:p>800</text:p>
              </table:table-cell>
              <table:table-cell office:value-type="float" office:value="20585.9448788748">
                <text:p>20585.9448788748</text:p>
              </table:table-cell>
              <table:table-cell office:value-type="float" office:value="57198.4629404365">
                <text:p>57198.46294043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00">
                <text:p>800</text:p>
              </table:table-cell>
              <table:table-cell office:value-type="float" office:value="20517.9582310892">
                <text:p>20517.9582310892</text:p>
              </table:table-cell>
              <table:table-cell office:value-type="float" office:value="52951.4657157219">
                <text:p>52951.46571572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00">
                <text:p>800</text:p>
              </table:table-cell>
              <table:table-cell office:value-type="float" office:value="20897.5235374841">
                <text:p>20897.5235374841</text:p>
              </table:table-cell>
              <table:table-cell office:value-type="float" office:value="55001.718247416">
                <text:p>55001.7182474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00">
                <text:p>800</text:p>
              </table:table-cell>
              <table:table-cell office:value-type="float" office:value="20783.1343315762">
                <text:p>20783.1343315762</text:p>
              </table:table-cell>
              <table:table-cell office:value-type="float" office:value="53828.859838417">
                <text:p>53828.8598384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00">
                <text:p>800</text:p>
              </table:table-cell>
              <table:table-cell office:value-type="float" office:value="20631.4537042843">
                <text:p>20631.4537042843</text:p>
              </table:table-cell>
              <table:table-cell office:value-type="float" office:value="53823.0406306272">
                <text:p>53823.04063062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00">
                <text:p>800</text:p>
              </table:table-cell>
              <table:table-cell office:value-type="float" office:value="20150.5404118253">
                <text:p>20150.5404118253</text:p>
              </table:table-cell>
              <table:table-cell office:value-type="float" office:value="51545.3980694907">
                <text:p>51545.39806949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00">
                <text:p>800</text:p>
              </table:table-cell>
              <table:table-cell office:value-type="float" office:value="20018.1117891364">
                <text:p>20018.1117891364</text:p>
              </table:table-cell>
              <table:table-cell office:value-type="float" office:value="55352.533858856">
                <text:p>55352.5338588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00">
                <text:p>800</text:p>
              </table:table-cell>
              <table:table-cell office:value-type="float" office:value="20310.5651089491">
                <text:p>20310.5651089491</text:p>
              </table:table-cell>
              <table:table-cell office:value-type="float" office:value="60944.4169508928">
                <text:p>60944.41695089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800">
                <text:p>800</text:p>
              </table:table-cell>
              <table:table-cell office:value-type="float" office:value="20067.4302447763">
                <text:p>20067.4302447763</text:p>
              </table:table-cell>
              <table:table-cell office:value-type="float" office:value="57198.4629404365">
                <text:p>57198.46294043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00">
                <text:p>800</text:p>
              </table:table-cell>
              <table:table-cell office:value-type="float" office:value="19968.4797961682">
                <text:p>19968.4797961682</text:p>
              </table:table-cell>
              <table:table-cell office:value-type="float" office:value="55803.3784784746">
                <text:p>55803.37847847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800">
                <text:p>800</text:p>
              </table:table-cell>
              <table:table-cell office:value-type="float" office:value="19523.5846644515">
                <text:p>19523.5846644515</text:p>
              </table:table-cell>
              <table:table-cell office:value-type="float" office:value="56124.6117974981">
                <text:p>56124.61179749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00">
                <text:p>800</text:p>
              </table:table-cell>
              <table:table-cell office:value-type="float" office:value="19775.336134264">
                <text:p>19775.336134264</text:p>
              </table:table-cell>
              <table:table-cell office:value-type="float" office:value="50896.6774703315">
                <text:p>50896.67747033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800">
                <text:p>800</text:p>
              </table:table-cell>
              <table:table-cell office:value-type="float" office:value="20018.2211775676">
                <text:p>20018.2211775676</text:p>
              </table:table-cell>
              <table:table-cell office:value-type="float" office:value="57247.5974712451">
                <text:p>57247.59747124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800">
                <text:p>800</text:p>
              </table:table-cell>
              <table:table-cell office:value-type="float" office:value="19814.3683147597">
                <text:p>19814.3683147597</text:p>
              </table:table-cell>
              <table:table-cell office:value-type="float" office:value="57668.5028633296">
                <text:p>57668.50286332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800">
                <text:p>800</text:p>
              </table:table-cell>
              <table:table-cell office:value-type="float" office:value="19528.5680740235">
                <text:p>19528.5680740235</text:p>
              </table:table-cell>
              <table:table-cell office:value-type="float" office:value="54707.442244164">
                <text:p>54707.4422441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800">
                <text:p>800</text:p>
              </table:table-cell>
              <table:table-cell office:value-type="float" office:value="19160.096355968">
                <text:p>19160.096355968</text:p>
              </table:table-cell>
              <table:table-cell office:value-type="float" office:value="60914.839757605">
                <text:p>60914.8397576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800">
                <text:p>800</text:p>
              </table:table-cell>
              <table:table-cell office:value-type="float" office:value="19136.5853639874">
                <text:p>19136.5853639874</text:p>
              </table:table-cell>
              <table:table-cell office:value-type="float" office:value="60914.839757605">
                <text:p>60914.8397576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800">
                <text:p>800</text:p>
              </table:table-cell>
              <table:table-cell office:value-type="float" office:value="18664.342180997">
                <text:p>18664.342180997</text:p>
              </table:table-cell>
              <table:table-cell office:value-type="float" office:value="56414.839757605">
                <text:p>56414.8397576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MacOSX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